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0.29mm" svg:height="129.62mm" svg:x="128.86mm" svg:y="41.17mm">
            <draw:object draw:notify-on-update-of-ranges="Sheet1.A1:Sheet1.A1 Sheet1.A2:Sheet1.A500 Sheet1.B2:Sheet1.B500 Sheet2.B2:Sheet2.B500 Sheet2.A2:Sheet2.A500 Sheet3.B2:Sheet3.B500 Sheet3.A2:Sheet3.A500 Sheet4.B2:Sheet4.B500 Sheet4.A2:Sheet4.A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 Radius (r)</text:p>
          </table:table-cell>
          <table:table-cell office:value-type="string" calcext:value-type="string">
            <text:p>Normalised</text:p>
          </table:table-cell>
          <table:table-cell office:value-type="string" calcext:value-type="string">
            <text:p>Unormalised</text:p>
          </table:table-cell>
        </table:table-row>
        <table:table-row table:style-name="ro1">
          <table:table-cell office:value-type="float" office:value="0.0229806" calcext:value-type="float">
            <text:p>0.0229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9613" calcext:value-type="float">
            <text:p>0.04596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9419" calcext:value-type="float">
            <text:p>0.06894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19225" calcext:value-type="float">
            <text:p>0.0919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4903" calcext:value-type="float">
            <text:p>0.114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7884" calcext:value-type="float">
            <text:p>0.137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0864" calcext:value-type="float">
            <text:p>0.160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3845" calcext:value-type="float">
            <text:p>0.183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6826" calcext:value-type="float">
            <text:p>0.206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9806" calcext:value-type="float">
            <text:p>0.229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2787" calcext:value-type="float">
            <text:p>0.252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5768" calcext:value-type="float">
            <text:p>0.2757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748" calcext:value-type="float">
            <text:p>0.298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1729" calcext:value-type="float">
            <text:p>0.3217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471" calcext:value-type="float">
            <text:p>0.34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769" calcext:value-type="float">
            <text:p>0.36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0671" calcext:value-type="float">
            <text:p>0.3906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3651" calcext:value-type="float">
            <text:p>0.413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6632" calcext:value-type="float">
            <text:p>0.436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9613" calcext:value-type="float">
            <text:p>0.4596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2593" calcext:value-type="float">
            <text:p>0.4825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5574" calcext:value-type="float">
            <text:p>0.5055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555" calcext:value-type="float">
            <text:p>0.5285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1535" calcext:value-type="float">
            <text:p>0.5515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4516" calcext:value-type="float">
            <text:p>0.574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7497" calcext:value-type="float">
            <text:p>0.597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0477" calcext:value-type="float">
            <text:p>0.620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3458" calcext:value-type="float">
            <text:p>0.643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6438" calcext:value-type="float">
            <text:p>0.666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9419" calcext:value-type="float">
            <text:p>0.6894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24" calcext:value-type="float">
            <text:p>0.7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538" calcext:value-type="float">
            <text:p>0.735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8361" calcext:value-type="float">
            <text:p>0.758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1342" calcext:value-type="float">
            <text:p>0.781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4322" calcext:value-type="float">
            <text:p>0.804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7303" calcext:value-type="float">
            <text:p>0.8273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284" calcext:value-type="float">
            <text:p>0.850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3264" calcext:value-type="float">
            <text:p>0.873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6245" calcext:value-type="float">
            <text:p>0.896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9225" calcext:value-type="float">
            <text:p>0.919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2206" calcext:value-type="float">
            <text:p>0.942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5187" calcext:value-type="float">
            <text:p>0.965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8167" calcext:value-type="float">
            <text:p>0.988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115" calcext:value-type="float">
            <text:p>1.01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413" calcext:value-type="float">
            <text:p>1.03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711" calcext:value-type="float">
            <text:p>1.05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009" calcext:value-type="float">
            <text:p>1.08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307" calcext:value-type="float">
            <text:p>1.10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605" calcext:value-type="float">
            <text:p>1.12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903" calcext:value-type="float">
            <text:p>1.14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201" calcext:value-type="float">
            <text:p>1.17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499" calcext:value-type="float">
            <text:p>1.19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797" calcext:value-type="float">
            <text:p>1.21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095" calcext:value-type="float">
            <text:p>1.24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394" calcext:value-type="float">
            <text:p>1.263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692" calcext:value-type="float">
            <text:p>1.28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99" calcext:value-type="float">
            <text:p>1.30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288" calcext:value-type="float">
            <text:p>1.33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586" calcext:value-type="float">
            <text:p>1.355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84" calcext:value-type="float">
            <text:p>1.37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182" calcext:value-type="float">
            <text:p>1.40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48" calcext:value-type="float">
            <text:p>1.4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778" calcext:value-type="float">
            <text:p>1.44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076" calcext:value-type="float">
            <text:p>1.47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374" calcext:value-type="float">
            <text:p>1.493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672" calcext:value-type="float">
            <text:p>1.51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97" calcext:value-type="float">
            <text:p>1.5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268" calcext:value-type="float">
            <text:p>1.562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566" calcext:value-type="float">
            <text:p>1.585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64" calcext:value-type="float">
            <text:p>1.60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163" calcext:value-type="float">
            <text:p>1.63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461" calcext:value-type="float">
            <text:p>1.65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759" calcext:value-type="float">
            <text:p>1.67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057" calcext:value-type="float">
            <text:p>1.700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355" calcext:value-type="float">
            <text:p>1.72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653" calcext:value-type="float">
            <text:p>1.74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951" calcext:value-type="float">
            <text:p>1.76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249" calcext:value-type="float">
            <text:p>1.79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547" calcext:value-type="float">
            <text:p>1.81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845" calcext:value-type="float">
            <text:p>1.83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143" calcext:value-type="float">
            <text:p>1.86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441" calcext:value-type="float">
            <text:p>1.88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739" calcext:value-type="float">
            <text:p>1.907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7" calcext:value-type="float">
            <text:p>1.93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335" calcext:value-type="float">
            <text:p>1.95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633" calcext:value-type="float">
            <text:p>1.97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932" calcext:value-type="float">
            <text:p>1.99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23" calcext:value-type="float">
            <text:p>2.0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528" calcext:value-type="float">
            <text:p>2.04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826" calcext:value-type="float">
            <text:p>2.06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124" calcext:value-type="float">
            <text:p>2.09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422" calcext:value-type="float">
            <text:p>2.11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72" calcext:value-type="float">
            <text:p>2.1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018" calcext:value-type="float">
            <text:p>2.16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316" calcext:value-type="float">
            <text:p>2.18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614" calcext:value-type="float">
            <text:p>2.206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2912" calcext:value-type="float">
            <text:p>2.22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21" calcext:value-type="float">
            <text:p>2.25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508" calcext:value-type="float">
            <text:p>2.27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806" calcext:value-type="float">
            <text:p>2.29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104" calcext:value-type="float">
            <text:p>2.32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4402" calcext:value-type="float">
            <text:p>2.344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701" calcext:value-type="float">
            <text:p>2.36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999" calcext:value-type="float">
            <text:p>2.3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297" calcext:value-type="float">
            <text:p>2.412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595" calcext:value-type="float">
            <text:p>2.435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93" calcext:value-type="float">
            <text:p>2.45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191" calcext:value-type="float">
            <text:p>2.48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489" calcext:value-type="float">
            <text:p>2.50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787" calcext:value-type="float">
            <text:p>2.52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085" calcext:value-type="float">
            <text:p>2.55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383" calcext:value-type="float">
            <text:p>2.573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681" calcext:value-type="float">
            <text:p>2.59681</text:p>
          </table:table-cell>
          <table:table-cell office:value-type="float" office:value="0.000501714" calcext:value-type="float">
            <text:p>0.0005017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61979" calcext:value-type="float">
            <text:p>2.61979</text:p>
          </table:table-cell>
          <table:table-cell office:value-type="float" office:value="0.00640836" calcext:value-type="float">
            <text:p>0.0064083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.64277" calcext:value-type="float">
            <text:p>2.64277</text:p>
          </table:table-cell>
          <table:table-cell office:value-type="float" office:value="0.0229613" calcext:value-type="float">
            <text:p>0.022961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.66575" calcext:value-type="float">
            <text:p>2.66575</text:p>
          </table:table-cell>
          <table:table-cell office:value-type="float" office:value="0.0536088" calcext:value-type="float">
            <text:p>0.053608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.68873" calcext:value-type="float">
            <text:p>2.68873</text:p>
          </table:table-cell>
          <table:table-cell office:value-type="float" office:value="0.133753" calcext:value-type="float">
            <text:p>0.133753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2.71172" calcext:value-type="float">
            <text:p>2.71172</text:p>
          </table:table-cell>
          <table:table-cell office:value-type="float" office:value="0.240355" calcext:value-type="float">
            <text:p>0.240355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2.7347" calcext:value-type="float">
            <text:p>2.7347</text:p>
          </table:table-cell>
          <table:table-cell office:value-type="float" office:value="0.448687" calcext:value-type="float">
            <text:p>0.448687</text:p>
          </table:table-cell>
          <table:table-cell office:value-type="float" office:value="4959" calcext:value-type="float">
            <text:p>4959</text:p>
          </table:table-cell>
        </table:table-row>
        <table:table-row table:style-name="ro1">
          <table:table-cell office:value-type="float" office:value="2.75768" calcext:value-type="float">
            <text:p>2.75768</text:p>
          </table:table-cell>
          <table:table-cell office:value-type="float" office:value="0.698475" calcext:value-type="float">
            <text:p>0.698475</text:p>
          </table:table-cell>
          <table:table-cell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2.78066" calcext:value-type="float">
            <text:p>2.78066</text:p>
          </table:table-cell>
          <table:table-cell office:value-type="float" office:value="1.08647" calcext:value-type="float">
            <text:p>1.08647</text:p>
          </table:table-cell>
          <table:table-cell office:value-type="float" office:value="12415" calcext:value-type="float">
            <text:p>12415</text:p>
          </table:table-cell>
        </table:table-row>
        <table:table-row table:style-name="ro1">
          <table:table-cell office:value-type="float" office:value="2.80364" calcext:value-type="float">
            <text:p>2.80364</text:p>
          </table:table-cell>
          <table:table-cell office:value-type="float" office:value="1.5292" calcext:value-type="float">
            <text:p>1.5292</text:p>
          </table:table-cell>
          <table:table-cell office:value-type="float" office:value="17764" calcext:value-type="float">
            <text:p>17764</text:p>
          </table:table-cell>
        </table:table-row>
        <table:table-row table:style-name="ro1">
          <table:table-cell office:value-type="float" office:value="2.82662" calcext:value-type="float">
            <text:p>2.82662</text:p>
          </table:table-cell>
          <table:table-cell office:value-type="float" office:value="2.01885" calcext:value-type="float">
            <text:p>2.01885</text:p>
          </table:table-cell>
          <table:table-cell office:value-type="float" office:value="23838" calcext:value-type="float">
            <text:p>23838</text:p>
          </table:table-cell>
        </table:table-row>
        <table:table-row table:style-name="ro1">
          <table:table-cell office:value-type="float" office:value="2.8496" calcext:value-type="float">
            <text:p>2.8496</text:p>
          </table:table-cell>
          <table:table-cell office:value-type="float" office:value="2.56073" calcext:value-type="float">
            <text:p>2.56073</text:p>
          </table:table-cell>
          <table:table-cell office:value-type="float" office:value="30730" calcext:value-type="float">
            <text:p>30730</text:p>
          </table:table-cell>
        </table:table-row>
        <table:table-row table:style-name="ro1">
          <table:table-cell office:value-type="float" office:value="2.87258" calcext:value-type="float">
            <text:p>2.87258</text:p>
          </table:table-cell>
          <table:table-cell office:value-type="float" office:value="3.17487" calcext:value-type="float">
            <text:p>3.17487</text:p>
          </table:table-cell>
          <table:table-cell office:value-type="float" office:value="38717" calcext:value-type="float">
            <text:p>38717</text:p>
          </table:table-cell>
        </table:table-row>
        <table:table-row table:style-name="ro1">
          <table:table-cell office:value-type="float" office:value="2.89556" calcext:value-type="float">
            <text:p>2.89556</text:p>
          </table:table-cell>
          <table:table-cell office:value-type="float" office:value="3.72456" calcext:value-type="float">
            <text:p>3.72456</text:p>
          </table:table-cell>
          <table:table-cell office:value-type="float" office:value="46150" calcext:value-type="float">
            <text:p>46150</text:p>
          </table:table-cell>
        </table:table-row>
        <table:table-row table:style-name="ro1">
          <table:table-cell office:value-type="float" office:value="2.91854" calcext:value-type="float">
            <text:p>2.91854</text:p>
          </table:table-cell>
          <table:table-cell office:value-type="float" office:value="4.16525" calcext:value-type="float">
            <text:p>4.16525</text:p>
          </table:table-cell>
          <table:table-cell office:value-type="float" office:value="52433" calcext:value-type="float">
            <text:p>52433</text:p>
          </table:table-cell>
        </table:table-row>
        <table:table-row table:style-name="ro1">
          <table:table-cell office:value-type="float" office:value="2.94152" calcext:value-type="float">
            <text:p>2.94152</text:p>
          </table:table-cell>
          <table:table-cell office:value-type="float" office:value="4.5881" calcext:value-type="float">
            <text:p>4.5881</text:p>
          </table:table-cell>
          <table:table-cell office:value-type="float" office:value="58669" calcext:value-type="float">
            <text:p>58669</text:p>
          </table:table-cell>
        </table:table-row>
        <table:table-row table:style-name="ro1">
          <table:table-cell office:value-type="float" office:value="2.9645" calcext:value-type="float">
            <text:p>2.9645</text:p>
          </table:table-cell>
          <table:table-cell office:value-type="float" office:value="5.0288" calcext:value-type="float">
            <text:p>5.0288</text:p>
          </table:table-cell>
          <table:table-cell office:value-type="float" office:value="65313" calcext:value-type="float">
            <text:p>65313</text:p>
          </table:table-cell>
        </table:table-row>
        <table:table-row table:style-name="ro1">
          <table:table-cell office:value-type="float" office:value="2.98748" calcext:value-type="float">
            <text:p>2.98748</text:p>
          </table:table-cell>
          <table:table-cell office:value-type="float" office:value="5.41223" calcext:value-type="float">
            <text:p>5.41223</text:p>
          </table:table-cell>
          <table:table-cell office:value-type="float" office:value="71387" calcext:value-type="float">
            <text:p>71387</text:p>
          </table:table-cell>
        </table:table-row>
        <table:table-row table:style-name="ro1">
          <table:table-cell office:value-type="float" office:value="3.01046" calcext:value-type="float">
            <text:p>3.01046</text:p>
          </table:table-cell>
          <table:table-cell office:value-type="float" office:value="5.91423" calcext:value-type="float">
            <text:p>5.91423</text:p>
          </table:table-cell>
          <table:table-cell office:value-type="float" office:value="79213" calcext:value-type="float">
            <text:p>79213</text:p>
          </table:table-cell>
        </table:table-row>
        <table:table-row table:style-name="ro1">
          <table:table-cell office:value-type="float" office:value="3.03344" calcext:value-type="float">
            <text:p>3.03344</text:p>
          </table:table-cell>
          <table:table-cell office:value-type="float" office:value="6.96615" calcext:value-type="float">
            <text:p>6.96615</text:p>
          </table:table-cell>
          <table:table-cell office:value-type="float" office:value="94732" calcext:value-type="float">
            <text:p>94732</text:p>
          </table:table-cell>
        </table:table-row>
        <table:table-row table:style-name="ro1">
          <table:table-cell office:value-type="float" office:value="3.05642" calcext:value-type="float">
            <text:p>3.05642</text:p>
          </table:table-cell>
          <table:table-cell office:value-type="float" office:value="7.13537" calcext:value-type="float">
            <text:p>7.13537</text:p>
          </table:table-cell>
          <table:table-cell office:value-type="float" office:value="98509" calcext:value-type="float">
            <text:p>98509</text:p>
          </table:table-cell>
        </table:table-row>
        <table:table-row table:style-name="ro1">
          <table:table-cell office:value-type="float" office:value="3.07941" calcext:value-type="float">
            <text:p>3.07941</text:p>
          </table:table-cell>
          <table:table-cell office:value-type="float" office:value="5.3835" calcext:value-type="float">
            <text:p>5.3835</text:p>
          </table:table-cell>
          <table:table-cell office:value-type="float" office:value="75445" calcext:value-type="float">
            <text:p>75445</text:p>
          </table:table-cell>
        </table:table-row>
        <table:table-row table:style-name="ro1">
          <table:table-cell office:value-type="float" office:value="3.10239" calcext:value-type="float">
            <text:p>3.10239</text:p>
          </table:table-cell>
          <table:table-cell office:value-type="float" office:value="4.46223" calcext:value-type="float">
            <text:p>4.46223</text:p>
          </table:table-cell>
          <table:table-cell office:value-type="float" office:value="63471" calcext:value-type="float">
            <text:p>63471</text:p>
          </table:table-cell>
        </table:table-row>
        <table:table-row table:style-name="ro1">
          <table:table-cell office:value-type="float" office:value="3.12537" calcext:value-type="float">
            <text:p>3.12537</text:p>
          </table:table-cell>
          <table:table-cell office:value-type="float" office:value="3.80172" calcext:value-type="float">
            <text:p>3.80172</text:p>
          </table:table-cell>
          <table:table-cell office:value-type="float" office:value="54880" calcext:value-type="float">
            <text:p>54880</text:p>
          </table:table-cell>
        </table:table-row>
        <table:table-row table:style-name="ro1">
          <table:table-cell office:value-type="float" office:value="3.14835" calcext:value-type="float">
            <text:p>3.14835</text:p>
          </table:table-cell>
          <table:table-cell office:value-type="float" office:value="3.23436" calcext:value-type="float">
            <text:p>3.23436</text:p>
          </table:table-cell>
          <table:table-cell office:value-type="float" office:value="47379" calcext:value-type="float">
            <text:p>47379</text:p>
          </table:table-cell>
        </table:table-row>
        <table:table-row table:style-name="ro1">
          <table:table-cell office:value-type="float" office:value="3.17133" calcext:value-type="float">
            <text:p>3.17133</text:p>
          </table:table-cell>
          <table:table-cell office:value-type="float" office:value="2.70398" calcext:value-type="float">
            <text:p>2.70398</text:p>
          </table:table-cell>
          <table:table-cell office:value-type="float" office:value="40190" calcext:value-type="float">
            <text:p>40190</text:p>
          </table:table-cell>
        </table:table-row>
        <table:table-row table:style-name="ro1">
          <table:table-cell office:value-type="float" office:value="3.19431" calcext:value-type="float">
            <text:p>3.19431</text:p>
          </table:table-cell>
          <table:table-cell office:value-type="float" office:value="2.35652" calcext:value-type="float">
            <text:p>2.35652</text:p>
          </table:table-cell>
          <table:table-cell office:value-type="float" office:value="35535" calcext:value-type="float">
            <text:p>35535</text:p>
          </table:table-cell>
        </table:table-row>
        <table:table-row table:style-name="ro1">
          <table:table-cell office:value-type="float" office:value="3.21729" calcext:value-type="float">
            <text:p>3.21729</text:p>
          </table:table-cell>
          <table:table-cell office:value-type="float" office:value="1.97781" calcext:value-type="float">
            <text:p>1.97781</text:p>
          </table:table-cell>
          <table:table-cell office:value-type="float" office:value="30255" calcext:value-type="float">
            <text:p>30255</text:p>
          </table:table-cell>
        </table:table-row>
        <table:table-row table:style-name="ro1">
          <table:table-cell office:value-type="float" office:value="3.24027" calcext:value-type="float">
            <text:p>3.24027</text:p>
          </table:table-cell>
          <table:table-cell office:value-type="float" office:value="1.69091" calcext:value-type="float">
            <text:p>1.69091</text:p>
          </table:table-cell>
          <table:table-cell office:value-type="float" office:value="26237" calcext:value-type="float">
            <text:p>26237</text:p>
          </table:table-cell>
        </table:table-row>
        <table:table-row table:style-name="ro1">
          <table:table-cell office:value-type="float" office:value="3.26325" calcext:value-type="float">
            <text:p>3.26325</text:p>
          </table:table-cell>
          <table:table-cell office:value-type="float" office:value="1.40214" calcext:value-type="float">
            <text:p>1.40214</text:p>
          </table:table-cell>
          <table:table-cell office:value-type="float" office:value="22066" calcext:value-type="float">
            <text:p>22066</text:p>
          </table:table-cell>
        </table:table-row>
        <table:table-row table:style-name="ro1">
          <table:table-cell office:value-type="float" office:value="3.28623" calcext:value-type="float">
            <text:p>3.28623</text:p>
          </table:table-cell>
          <table:table-cell office:value-type="float" office:value="1.15929" calcext:value-type="float">
            <text:p>1.15929</text:p>
          </table:table-cell>
          <table:table-cell office:value-type="float" office:value="18502" calcext:value-type="float">
            <text:p>18502</text:p>
          </table:table-cell>
        </table:table-row>
        <table:table-row table:style-name="ro1">
          <table:table-cell office:value-type="float" office:value="3.30921" calcext:value-type="float">
            <text:p>3.30921</text:p>
          </table:table-cell>
          <table:table-cell office:value-type="float" office:value="0.975976" calcext:value-type="float">
            <text:p>0.975976</text:p>
          </table:table-cell>
          <table:table-cell office:value-type="float" office:value="15795" calcext:value-type="float">
            <text:p>15795</text:p>
          </table:table-cell>
        </table:table-row>
        <table:table-row table:style-name="ro1">
          <table:table-cell office:value-type="float" office:value="3.33219" calcext:value-type="float">
            <text:p>3.33219</text:p>
          </table:table-cell>
          <table:table-cell office:value-type="float" office:value="0.812707" calcext:value-type="float">
            <text:p>0.812707</text:p>
          </table:table-cell>
          <table:table-cell office:value-type="float" office:value="13336" calcext:value-type="float">
            <text:p>13336</text:p>
          </table:table-cell>
        </table:table-row>
        <table:table-row table:style-name="ro1">
          <table:table-cell office:value-type="float" office:value="3.35517" calcext:value-type="float">
            <text:p>3.35517</text:p>
          </table:table-cell>
          <table:table-cell office:value-type="float" office:value="0.671777" calcext:value-type="float">
            <text:p>0.671777</text:p>
          </table:table-cell>
          <table:table-cell office:value-type="float" office:value="11176" calcext:value-type="float">
            <text:p>11176</text:p>
          </table:table-cell>
        </table:table-row>
        <table:table-row table:style-name="ro1">
          <table:table-cell office:value-type="float" office:value="3.37815" calcext:value-type="float">
            <text:p>3.37815</text:p>
          </table:table-cell>
          <table:table-cell office:value-type="float" office:value="0.556769" calcext:value-type="float">
            <text:p>0.556769</text:p>
          </table:table-cell>
          <table:table-cell office:value-type="float" office:value="9390" calcext:value-type="float">
            <text:p>9390</text:p>
          </table:table-cell>
        </table:table-row>
        <table:table-row table:style-name="ro1">
          <table:table-cell office:value-type="float" office:value="3.40113" calcext:value-type="float">
            <text:p>3.40113</text:p>
          </table:table-cell>
          <table:table-cell office:value-type="float" office:value="0.452344" calcext:value-type="float">
            <text:p>0.452344</text:p>
          </table:table-cell>
          <table:table-cell office:value-type="float" office:value="7733" calcext:value-type="float">
            <text:p>7733</text:p>
          </table:table-cell>
        </table:table-row>
        <table:table-row table:style-name="ro1">
          <table:table-cell office:value-type="float" office:value="3.42411" calcext:value-type="float">
            <text:p>3.42411</text:p>
          </table:table-cell>
          <table:table-cell office:value-type="float" office:value="0.375133" calcext:value-type="float">
            <text:p>0.375133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3.4471" calcext:value-type="float">
            <text:p>3.4471</text:p>
          </table:table-cell>
          <table:table-cell office:value-type="float" office:value="0.321004" calcext:value-type="float">
            <text:p>0.321004</text:p>
          </table:table-cell>
          <table:table-cell office:value-type="float" office:value="5637" calcext:value-type="float">
            <text:p>5637</text:p>
          </table:table-cell>
        </table:table-row>
        <table:table-row table:style-name="ro1">
          <table:table-cell office:value-type="float" office:value="3.47008" calcext:value-type="float">
            <text:p>3.47008</text:p>
          </table:table-cell>
          <table:table-cell office:value-type="float" office:value="0.26355" calcext:value-type="float">
            <text:p>0.26355</text:p>
          </table:table-cell>
          <table:table-cell office:value-type="float" office:value="4690" calcext:value-type="float">
            <text:p>4690</text:p>
          </table:table-cell>
        </table:table-row>
        <table:table-row table:style-name="ro1">
          <table:table-cell office:value-type="float" office:value="3.49306" calcext:value-type="float">
            <text:p>3.49306</text:p>
          </table:table-cell>
          <table:table-cell office:value-type="float" office:value="0.213122" calcext:value-type="float">
            <text:p>0.213122</text:p>
          </table:table-cell>
          <table:table-cell office:value-type="float" office:value="3843" calcext:value-type="float">
            <text:p>3843</text:p>
          </table:table-cell>
        </table:table-row>
        <table:table-row table:style-name="ro1">
          <table:table-cell office:value-type="float" office:value="3.51604" calcext:value-type="float">
            <text:p>3.51604</text:p>
          </table:table-cell>
          <table:table-cell office:value-type="float" office:value="0.184839" calcext:value-type="float">
            <text:p>0.184839</text:p>
          </table:table-cell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3.53902" calcext:value-type="float">
            <text:p>3.53902</text:p>
          </table:table-cell>
          <table:table-cell office:value-type="float" office:value="0.160025" calcext:value-type="float">
            <text:p>0.160025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float" office:value="3.562" calcext:value-type="float">
            <text:p>3.562</text:p>
          </table:table-cell>
          <table:table-cell office:value-type="float" office:value="0.128741" calcext:value-type="float">
            <text:p>0.128741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3.58498" calcext:value-type="float">
            <text:p>3.58498</text:p>
          </table:table-cell>
          <table:table-cell office:value-type="float" office:value="0.111512" calcext:value-type="float">
            <text:p>0.111512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3.60796" calcext:value-type="float">
            <text:p>3.60796</text:p>
          </table:table-cell>
          <table:table-cell office:value-type="float" office:value="0.0928902" calcext:value-type="float">
            <text:p>0.0928902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3.63094" calcext:value-type="float">
            <text:p>3.63094</text:p>
          </table:table-cell>
          <table:table-cell office:value-type="float" office:value="0.0847379" calcext:value-type="float">
            <text:p>0.0847379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3.65392" calcext:value-type="float">
            <text:p>3.65392</text:p>
          </table:table-cell>
          <table:table-cell office:value-type="float" office:value="0.0784551" calcext:value-type="float">
            <text:p>0.0784551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3.6769" calcext:value-type="float">
            <text:p>3.6769</text:p>
          </table:table-cell>
          <table:table-cell office:value-type="float" office:value="0.0798299" calcext:value-type="float">
            <text:p>0.0798299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3.69988" calcext:value-type="float">
            <text:p>3.69988</text:p>
          </table:table-cell>
          <table:table-cell office:value-type="float" office:value="0.0729096" calcext:value-type="float">
            <text:p>0.0729096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3.72286" calcext:value-type="float">
            <text:p>3.72286</text:p>
          </table:table-cell>
          <table:table-cell office:value-type="float" office:value="0.0730864" calcext:value-type="float">
            <text:p>0.0730864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3.74584" calcext:value-type="float">
            <text:p>3.74584</text:p>
          </table:table-cell>
          <table:table-cell office:value-type="float" office:value="0.0790403" calcext:value-type="float">
            <text:p>0.0790403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3.76882" calcext:value-type="float">
            <text:p>3.76882</text:p>
          </table:table-cell>
          <table:table-cell office:value-type="float" office:value="0.0813664" calcext:value-type="float">
            <text:p>0.0813664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3.79181" calcext:value-type="float">
            <text:p>3.79181</text:p>
          </table:table-cell>
          <table:table-cell office:value-type="float" office:value="0.0856071" calcext:value-type="float">
            <text:p>0.0856071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3.81479" calcext:value-type="float">
            <text:p>3.81479</text:p>
          </table:table-cell>
          <table:table-cell office:value-type="float" office:value="0.0950407" calcext:value-type="float">
            <text:p>0.0950407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3.83777" calcext:value-type="float">
            <text:p>3.83777</text:p>
          </table:table-cell>
          <table:table-cell office:value-type="float" office:value="0.113248" calcext:value-type="float">
            <text:p>0.113248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3.86075" calcext:value-type="float">
            <text:p>3.86075</text:p>
          </table:table-cell>
          <table:table-cell office:value-type="float" office:value="0.132604" calcext:value-type="float">
            <text:p>0.132604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3.88373" calcext:value-type="float">
            <text:p>3.88373</text:p>
          </table:table-cell>
          <table:table-cell office:value-type="float" office:value="0.144902" calcext:value-type="float">
            <text:p>0.144902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3.90671" calcext:value-type="float">
            <text:p>3.90671</text:p>
          </table:table-cell>
          <table:table-cell office:value-type="float" office:value="0.17069" calcext:value-type="float">
            <text:p>0.17069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3.92969" calcext:value-type="float">
            <text:p>3.92969</text:p>
          </table:table-cell>
          <table:table-cell office:value-type="float" office:value="0.201388" calcext:value-type="float">
            <text:p>0.201388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float" office:value="3.95267" calcext:value-type="float">
            <text:p>3.95267</text:p>
          </table:table-cell>
          <table:table-cell office:value-type="float" office:value="0.208538" calcext:value-type="float">
            <text:p>0.208538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float" office:value="3.97565" calcext:value-type="float">
            <text:p>3.97565</text:p>
          </table:table-cell>
          <table:table-cell office:value-type="float" office:value="0.246076" calcext:value-type="float">
            <text:p>0.246076</text:p>
          </table:table-cell>
          <table:table-cell office:value-type="float" office:value="5748" calcext:value-type="float">
            <text:p>5748</text:p>
          </table:table-cell>
        </table:table-row>
        <table:table-row table:style-name="ro1">
          <table:table-cell office:value-type="float" office:value="3.99863" calcext:value-type="float">
            <text:p>3.99863</text:p>
          </table:table-cell>
          <table:table-cell office:value-type="float" office:value="0.28511" calcext:value-type="float">
            <text:p>0.28511</text:p>
          </table:table-cell>
          <table:table-cell office:value-type="float" office:value="6737" calcext:value-type="float">
            <text:p>6737</text:p>
          </table:table-cell>
        </table:table-row>
        <table:table-row table:style-name="ro1">
          <table:table-cell office:value-type="float" office:value="4.02161" calcext:value-type="float">
            <text:p>4.02161</text:p>
          </table:table-cell>
          <table:table-cell office:value-type="float" office:value="0.327423" calcext:value-type="float">
            <text:p>0.327423</text:p>
          </table:table-cell>
          <table:table-cell office:value-type="float" office:value="7826" calcext:value-type="float">
            <text:p>7826</text:p>
          </table:table-cell>
        </table:table-row>
        <table:table-row table:style-name="ro1">
          <table:table-cell office:value-type="float" office:value="4.04459" calcext:value-type="float">
            <text:p>4.04459</text:p>
          </table:table-cell>
          <table:table-cell office:value-type="float" office:value="0.377237" calcext:value-type="float">
            <text:p>0.377237</text:p>
          </table:table-cell>
          <table:table-cell office:value-type="float" office:value="9120" calcext:value-type="float">
            <text:p>9120</text:p>
          </table:table-cell>
        </table:table-row>
        <table:table-row table:style-name="ro1">
          <table:table-cell office:value-type="float" office:value="4.06757" calcext:value-type="float">
            <text:p>4.06757</text:p>
          </table:table-cell>
          <table:table-cell office:value-type="float" office:value="0.410203" calcext:value-type="float">
            <text:p>0.410203</text:p>
          </table:table-cell>
          <table:table-cell office:value-type="float" office:value="10030" calcext:value-type="float">
            <text:p>10030</text:p>
          </table:table-cell>
        </table:table-row>
        <table:table-row table:style-name="ro1">
          <table:table-cell office:value-type="float" office:value="4.09055" calcext:value-type="float">
            <text:p>4.09055</text:p>
          </table:table-cell>
          <table:table-cell office:value-type="float" office:value="0.451506" calcext:value-type="float">
            <text:p>0.451506</text:p>
          </table:table-cell>
          <table:table-cell office:value-type="float" office:value="11165" calcext:value-type="float">
            <text:p>11165</text:p>
          </table:table-cell>
        </table:table-row>
        <table:table-row table:style-name="ro1">
          <table:table-cell office:value-type="float" office:value="4.11353" calcext:value-type="float">
            <text:p>4.11353</text:p>
          </table:table-cell>
          <table:table-cell office:value-type="float" office:value="0.518935" calcext:value-type="float">
            <text:p>0.518935</text:p>
          </table:table-cell>
          <table:table-cell office:value-type="float" office:value="12977" calcext:value-type="float">
            <text:p>12977</text:p>
          </table:table-cell>
        </table:table-row>
        <table:table-row table:style-name="ro1">
          <table:table-cell office:value-type="float" office:value="4.13651" calcext:value-type="float">
            <text:p>4.13651</text:p>
          </table:table-cell>
          <table:table-cell office:value-type="float" office:value="0.595085" calcext:value-type="float">
            <text:p>0.595085</text:p>
          </table:table-cell>
          <table:table-cell office:value-type="float" office:value="15048" calcext:value-type="float">
            <text:p>15048</text:p>
          </table:table-cell>
        </table:table-row>
        <table:table-row table:style-name="ro1">
          <table:table-cell office:value-type="float" office:value="4.1595" calcext:value-type="float">
            <text:p>4.1595</text:p>
          </table:table-cell>
          <table:table-cell office:value-type="float" office:value="0.649774" calcext:value-type="float">
            <text:p>0.649774</text:p>
          </table:table-cell>
          <table:table-cell office:value-type="float" office:value="16614" calcext:value-type="float">
            <text:p>16614</text:p>
          </table:table-cell>
        </table:table-row>
        <table:table-row table:style-name="ro1">
          <table:table-cell office:value-type="float" office:value="4.18248" calcext:value-type="float">
            <text:p>4.18248</text:p>
          </table:table-cell>
          <table:table-cell office:value-type="float" office:value="0.718971" calcext:value-type="float">
            <text:p>0.718971</text:p>
          </table:table-cell>
          <table:table-cell office:value-type="float" office:value="18587" calcext:value-type="float">
            <text:p>18587</text:p>
          </table:table-cell>
        </table:table-row>
        <table:table-row table:style-name="ro1">
          <table:table-cell office:value-type="float" office:value="4.20546" calcext:value-type="float">
            <text:p>4.20546</text:p>
          </table:table-cell>
          <table:table-cell office:value-type="float" office:value="0.798635" calcext:value-type="float">
            <text:p>0.798635</text:p>
          </table:table-cell>
          <table:table-cell office:value-type="float" office:value="20874" calcext:value-type="float">
            <text:p>20874</text:p>
          </table:table-cell>
        </table:table-row>
        <table:table-row table:style-name="ro1">
          <table:table-cell office:value-type="float" office:value="4.22844" calcext:value-type="float">
            <text:p>4.22844</text:p>
          </table:table-cell>
          <table:table-cell office:value-type="float" office:value="0.892198" calcext:value-type="float">
            <text:p>0.892198</text:p>
          </table:table-cell>
          <table:table-cell office:value-type="float" office:value="23575" calcext:value-type="float">
            <text:p>23575</text:p>
          </table:table-cell>
        </table:table-row>
        <table:table-row table:style-name="ro1">
          <table:table-cell office:value-type="float" office:value="4.25142" calcext:value-type="float">
            <text:p>4.25142</text:p>
          </table:table-cell>
          <table:table-cell office:value-type="float" office:value="1.00769" calcext:value-type="float">
            <text:p>1.00769</text:p>
          </table:table-cell>
          <table:table-cell office:value-type="float" office:value="26917" calcext:value-type="float">
            <text:p>26917</text:p>
          </table:table-cell>
        </table:table-row>
        <table:table-row table:style-name="ro1">
          <table:table-cell office:value-type="float" office:value="4.2744" calcext:value-type="float">
            <text:p>4.2744</text:p>
          </table:table-cell>
          <table:table-cell office:value-type="float" office:value="1.1634" calcext:value-type="float">
            <text:p>1.1634</text:p>
          </table:table-cell>
          <table:table-cell office:value-type="float" office:value="31413" calcext:value-type="float">
            <text:p>31413</text:p>
          </table:table-cell>
        </table:table-row>
        <table:table-row table:style-name="ro1">
          <table:table-cell office:value-type="float" office:value="4.29738" calcext:value-type="float">
            <text:p>4.29738</text:p>
          </table:table-cell>
          <table:table-cell office:value-type="float" office:value="1.52238" calcext:value-type="float">
            <text:p>1.52238</text:p>
          </table:table-cell>
          <table:table-cell office:value-type="float" office:value="41549" calcext:value-type="float">
            <text:p>41549</text:p>
          </table:table-cell>
        </table:table-row>
        <table:table-row table:style-name="ro1">
          <table:table-cell office:value-type="float" office:value="4.32036" calcext:value-type="float">
            <text:p>4.32036</text:p>
          </table:table-cell>
          <table:table-cell office:value-type="float" office:value="1.5059" calcext:value-type="float">
            <text:p>1.5059</text:p>
          </table:table-cell>
          <table:table-cell office:value-type="float" office:value="41540" calcext:value-type="float">
            <text:p>41540</text:p>
          </table:table-cell>
        </table:table-row>
        <table:table-row table:style-name="ro1">
          <table:table-cell office:value-type="float" office:value="4.34334" calcext:value-type="float">
            <text:p>4.34334</text:p>
          </table:table-cell>
          <table:table-cell office:value-type="float" office:value="1.1665" calcext:value-type="float">
            <text:p>1.1665</text:p>
          </table:table-cell>
          <table:table-cell office:value-type="float" office:value="32521" calcext:value-type="float">
            <text:p>32521</text:p>
          </table:table-cell>
        </table:table-row>
        <table:table-row table:style-name="ro1">
          <table:table-cell office:value-type="float" office:value="4.36632" calcext:value-type="float">
            <text:p>4.36632</text:p>
          </table:table-cell>
          <table:table-cell office:value-type="float" office:value="0.983252" calcext:value-type="float">
            <text:p>0.983252</text:p>
          </table:table-cell>
          <table:table-cell office:value-type="float" office:value="27703" calcext:value-type="float">
            <text:p>27703</text:p>
          </table:table-cell>
        </table:table-row>
        <table:table-row table:style-name="ro1">
          <table:table-cell office:value-type="float" office:value="4.3893" calcext:value-type="float">
            <text:p>4.3893</text:p>
          </table:table-cell>
          <table:table-cell office:value-type="float" office:value="0.860382" calcext:value-type="float">
            <text:p>0.860382</text:p>
          </table:table-cell>
          <table:table-cell office:value-type="float" office:value="24497" calcext:value-type="float">
            <text:p>24497</text:p>
          </table:table-cell>
        </table:table-row>
        <table:table-row table:style-name="ro1">
          <table:table-cell office:value-type="float" office:value="4.41228" calcext:value-type="float">
            <text:p>4.41228</text:p>
          </table:table-cell>
          <table:table-cell office:value-type="float" office:value="0.762083" calcext:value-type="float">
            <text:p>0.762083</text:p>
          </table:table-cell>
          <table:table-cell office:value-type="float" office:value="21926" calcext:value-type="float">
            <text:p>21926</text:p>
          </table:table-cell>
        </table:table-row>
        <table:table-row table:style-name="ro1">
          <table:table-cell office:value-type="float" office:value="4.43526" calcext:value-type="float">
            <text:p>4.43526</text:p>
          </table:table-cell>
          <table:table-cell office:value-type="float" office:value="0.701371" calcext:value-type="float">
            <text:p>0.701371</text:p>
          </table:table-cell>
          <table:table-cell office:value-type="float" office:value="20390" calcext:value-type="float">
            <text:p>20390</text:p>
          </table:table-cell>
        </table:table-row>
        <table:table-row table:style-name="ro1">
          <table:table-cell office:value-type="float" office:value="4.45824" calcext:value-type="float">
            <text:p>4.45824</text:p>
          </table:table-cell>
          <table:table-cell office:value-type="float" office:value="0.62253" calcext:value-type="float">
            <text:p>0.62253</text:p>
          </table:table-cell>
          <table:table-cell office:value-type="float" office:value="18286" calcext:value-type="float">
            <text:p>18286</text:p>
          </table:table-cell>
        </table:table-row>
        <table:table-row table:style-name="ro1">
          <table:table-cell office:value-type="float" office:value="4.48122" calcext:value-type="float">
            <text:p>4.48122</text:p>
          </table:table-cell>
          <table:table-cell office:value-type="float" office:value="0.561305" calcext:value-type="float">
            <text:p>0.561305</text:p>
          </table:table-cell>
          <table:table-cell office:value-type="float" office:value="16658" calcext:value-type="float">
            <text:p>16658</text:p>
          </table:table-cell>
        </table:table-row>
        <table:table-row table:style-name="ro1">
          <table:table-cell office:value-type="float" office:value="4.5042" calcext:value-type="float">
            <text:p>4.5042</text:p>
          </table:table-cell>
          <table:table-cell office:value-type="float" office:value="0.500426" calcext:value-type="float">
            <text:p>0.500426</text:p>
          </table:table-cell>
          <table:table-cell office:value-type="float" office:value="15004" calcext:value-type="float">
            <text:p>15004</text:p>
          </table:table-cell>
        </table:table-row>
        <table:table-row table:style-name="ro1">
          <table:table-cell office:value-type="float" office:value="4.52719" calcext:value-type="float">
            <text:p>4.52719</text:p>
          </table:table-cell>
          <table:table-cell office:value-type="float" office:value="0.460099" calcext:value-type="float">
            <text:p>0.460099</text:p>
          </table:table-cell>
          <table:table-cell office:value-type="float" office:value="13936" calcext:value-type="float">
            <text:p>13936</text:p>
          </table:table-cell>
        </table:table-row>
        <table:table-row table:style-name="ro1">
          <table:table-cell office:value-type="float" office:value="4.55017" calcext:value-type="float">
            <text:p>4.55017</text:p>
          </table:table-cell>
          <table:table-cell office:value-type="float" office:value="0.401766" calcext:value-type="float">
            <text:p>0.401766</text:p>
          </table:table-cell>
          <table:table-cell office:value-type="float" office:value="12293" calcext:value-type="float">
            <text:p>12293</text:p>
          </table:table-cell>
        </table:table-row>
        <table:table-row table:style-name="ro1">
          <table:table-cell office:value-type="float" office:value="4.57315" calcext:value-type="float">
            <text:p>4.57315</text:p>
          </table:table-cell>
          <table:table-cell office:value-type="float" office:value="0.345485" calcext:value-type="float">
            <text:p>0.345485</text:p>
          </table:table-cell>
          <table:table-cell office:value-type="float" office:value="10678" calcext:value-type="float">
            <text:p>10678</text:p>
          </table:table-cell>
        </table:table-row>
        <table:table-row table:style-name="ro1">
          <table:table-cell office:value-type="float" office:value="4.59613" calcext:value-type="float">
            <text:p>4.59613</text:p>
          </table:table-cell>
          <table:table-cell office:value-type="float" office:value="0.318207" calcext:value-type="float">
            <text:p>0.318207</text:p>
          </table:table-cell>
          <table:table-cell office:value-type="float" office:value="9934" calcext:value-type="float">
            <text:p>9934</text:p>
          </table:table-cell>
        </table:table-row>
        <table:table-row table:style-name="ro1">
          <table:table-cell office:value-type="float" office:value="4.61911" calcext:value-type="float">
            <text:p>4.61911</text:p>
          </table:table-cell>
          <table:table-cell office:value-type="float" office:value="0.294498" calcext:value-type="float">
            <text:p>0.294498</text:p>
          </table:table-cell>
          <table:table-cell office:value-type="float" office:value="9286" calcext:value-type="float">
            <text:p>9286</text:p>
          </table:table-cell>
        </table:table-row>
        <table:table-row table:style-name="ro1">
          <table:table-cell office:value-type="float" office:value="4.64209" calcext:value-type="float">
            <text:p>4.64209</text:p>
          </table:table-cell>
          <table:table-cell office:value-type="float" office:value="0.261005" calcext:value-type="float">
            <text:p>0.261005</text:p>
          </table:table-cell>
          <table:table-cell office:value-type="float" office:value="8312" calcext:value-type="float">
            <text:p>8312</text:p>
          </table:table-cell>
        </table:table-row>
        <table:table-row table:style-name="ro1">
          <table:table-cell office:value-type="float" office:value="4.66507" calcext:value-type="float">
            <text:p>4.66507</text:p>
          </table:table-cell>
          <table:table-cell office:value-type="float" office:value="0.236923" calcext:value-type="float">
            <text:p>0.236923</text:p>
          </table:table-cell>
          <table:table-cell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4.68805" calcext:value-type="float">
            <text:p>4.68805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7272" calcext:value-type="float">
            <text:p>7272</text:p>
          </table:table-cell>
        </table:table-row>
        <table:table-row table:style-name="ro1">
          <table:table-cell office:value-type="float" office:value="4.71103" calcext:value-type="float">
            <text:p>4.71103</text:p>
          </table:table-cell>
          <table:table-cell office:value-type="float" office:value="0.208268" calcext:value-type="float">
            <text:p>0.208268</text:p>
          </table:table-cell>
          <table:table-cell office:value-type="float" office:value="6831" calcext:value-type="float">
            <text:p>6831</text:p>
          </table:table-cell>
        </table:table-row>
        <table:table-row table:style-name="ro1">
          <table:table-cell office:value-type="float" office:value="4.73401" calcext:value-type="float">
            <text:p>4.73401</text:p>
          </table:table-cell>
          <table:table-cell office:value-type="float" office:value="0.208515" calcext:value-type="float">
            <text:p>0.208515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office:value-type="float" office:value="4.75699" calcext:value-type="float">
            <text:p>4.75699</text:p>
          </table:table-cell>
          <table:table-cell office:value-type="float" office:value="0.214399" calcext:value-type="float">
            <text:p>0.214399</text:p>
          </table:table-cell>
          <table:table-cell office:value-type="float" office:value="7170" calcext:value-type="float">
            <text:p>7170</text:p>
          </table:table-cell>
        </table:table-row>
        <table:table-row table:style-name="ro1">
          <table:table-cell office:value-type="float" office:value="4.77997" calcext:value-type="float">
            <text:p>4.77997</text:p>
          </table:table-cell>
          <table:table-cell office:value-type="float" office:value="0.225611" calcext:value-type="float">
            <text:p>0.225611</text:p>
          </table:table-cell>
          <table:table-cell office:value-type="float" office:value="7618" calcext:value-type="float">
            <text:p>7618</text:p>
          </table:table-cell>
        </table:table-row>
        <table:table-row table:style-name="ro1">
          <table:table-cell office:value-type="float" office:value="4.80295" calcext:value-type="float">
            <text:p>4.80295</text:p>
          </table:table-cell>
          <table:table-cell office:value-type="float" office:value="0.24968" calcext:value-type="float">
            <text:p>0.24968</text:p>
          </table:table-cell>
          <table:table-cell office:value-type="float" office:value="8512" calcext:value-type="float">
            <text:p>8512</text:p>
          </table:table-cell>
        </table:table-row>
        <table:table-row table:style-name="ro1">
          <table:table-cell office:value-type="float" office:value="4.82593" calcext:value-type="float">
            <text:p>4.82593</text:p>
          </table:table-cell>
          <table:table-cell office:value-type="float" office:value="0.283858" calcext:value-type="float">
            <text:p>0.283858</text:p>
          </table:table-cell>
          <table:table-cell office:value-type="float" office:value="9770" calcext:value-type="float">
            <text:p>9770</text:p>
          </table:table-cell>
        </table:table-row>
        <table:table-row table:style-name="ro1">
          <table:table-cell office:value-type="float" office:value="4.84891" calcext:value-type="float">
            <text:p>4.84891</text:p>
          </table:table-cell>
          <table:table-cell office:value-type="float" office:value="0.340287" calcext:value-type="float">
            <text:p>0.340287</text:p>
          </table:table-cell>
          <table:table-cell office:value-type="float" office:value="11824" calcext:value-type="float">
            <text:p>11824</text:p>
          </table:table-cell>
        </table:table-row>
        <table:table-row table:style-name="ro1">
          <table:table-cell office:value-type="float" office:value="4.87189" calcext:value-type="float">
            <text:p>4.87189</text:p>
          </table:table-cell>
          <table:table-cell office:value-type="float" office:value="0.395355" calcext:value-type="float">
            <text:p>0.395355</text:p>
          </table:table-cell>
          <table:table-cell office:value-type="float" office:value="13868" calcext:value-type="float">
            <text:p>13868</text:p>
          </table:table-cell>
        </table:table-row>
        <table:table-row table:style-name="ro1">
          <table:table-cell office:value-type="float" office:value="4.89488" calcext:value-type="float">
            <text:p>4.89488</text:p>
          </table:table-cell>
          <table:table-cell office:value-type="float" office:value="0.467536" calcext:value-type="float">
            <text:p>0.467536</text:p>
          </table:table-cell>
          <table:table-cell office:value-type="float" office:value="16555" calcext:value-type="float">
            <text:p>16555</text:p>
          </table:table-cell>
        </table:table-row>
        <table:table-row table:style-name="ro1">
          <table:table-cell office:value-type="float" office:value="4.91786" calcext:value-type="float">
            <text:p>4.91786</text:p>
          </table:table-cell>
          <table:table-cell office:value-type="float" office:value="0.546692" calcext:value-type="float">
            <text:p>0.546692</text:p>
          </table:table-cell>
          <table:table-cell office:value-type="float" office:value="19540" calcext:value-type="float">
            <text:p>19540</text:p>
          </table:table-cell>
        </table:table-row>
        <table:table-row table:style-name="ro1">
          <table:table-cell office:value-type="float" office:value="4.94084" calcext:value-type="float">
            <text:p>4.94084</text:p>
          </table:table-cell>
          <table:table-cell office:value-type="float" office:value="0.632645" calcext:value-type="float">
            <text:p>0.632645</text:p>
          </table:table-cell>
          <table:table-cell office:value-type="float" office:value="22824" calcext:value-type="float">
            <text:p>22824</text:p>
          </table:table-cell>
        </table:table-row>
        <table:table-row table:style-name="ro1">
          <table:table-cell office:value-type="float" office:value="4.96382" calcext:value-type="float">
            <text:p>4.96382</text:p>
          </table:table-cell>
          <table:table-cell office:value-type="float" office:value="0.757879" calcext:value-type="float">
            <text:p>0.757879</text:p>
          </table:table-cell>
          <table:table-cell office:value-type="float" office:value="27597" calcext:value-type="float">
            <text:p>27597</text:p>
          </table:table-cell>
        </table:table-row>
        <table:table-row table:style-name="ro1">
          <table:table-cell office:value-type="float" office:value="4.9868" calcext:value-type="float">
            <text:p>4.9868</text:p>
          </table:table-cell>
          <table:table-cell office:value-type="float" office:value="0.861817" calcext:value-type="float">
            <text:p>0.861817</text:p>
          </table:table-cell>
          <table:table-cell office:value-type="float" office:value="31673" calcext:value-type="float">
            <text:p>31673</text:p>
          </table:table-cell>
        </table:table-row>
        <table:table-row table:style-name="ro1">
          <table:table-cell office:value-type="float" office:value="5.00978" calcext:value-type="float">
            <text:p>5.00978</text:p>
          </table:table-cell>
          <table:table-cell office:value-type="float" office:value="0.998196" calcext:value-type="float">
            <text:p>0.998196</text:p>
          </table:table-cell>
          <table:table-cell office:value-type="float" office:value="37024" calcext:value-type="float">
            <text:p>37024</text:p>
          </table:table-cell>
        </table:table-row>
        <table:table-row table:style-name="ro1">
          <table:table-cell office:value-type="float" office:value="5.03276" calcext:value-type="float">
            <text:p>5.03276</text:p>
          </table:table-cell>
          <table:table-cell office:value-type="float" office:value="1.1456" calcext:value-type="float">
            <text:p>1.1456</text:p>
          </table:table-cell>
          <table:table-cell office:value-type="float" office:value="42882" calcext:value-type="float">
            <text:p>42882</text:p>
          </table:table-cell>
        </table:table-row>
        <table:table-row table:style-name="ro1">
          <table:table-cell office:value-type="float" office:value="5.05574" calcext:value-type="float">
            <text:p>5.05574</text:p>
          </table:table-cell>
          <table:table-cell office:value-type="float" office:value="1.31628" calcext:value-type="float">
            <text:p>1.31628</text:p>
          </table:table-cell>
          <table:table-cell office:value-type="float" office:value="49722" calcext:value-type="float">
            <text:p>49722</text:p>
          </table:table-cell>
        </table:table-row>
        <table:table-row table:style-name="ro1">
          <table:table-cell office:value-type="float" office:value="5.07872" calcext:value-type="float">
            <text:p>5.07872</text:p>
          </table:table-cell>
          <table:table-cell office:value-type="float" office:value="1.4736" calcext:value-type="float">
            <text:p>1.4736</text:p>
          </table:table-cell>
          <table:table-cell office:value-type="float" office:value="56172" calcext:value-type="float">
            <text:p>56172</text:p>
          </table:table-cell>
        </table:table-row>
        <table:table-row table:style-name="ro1">
          <table:table-cell office:value-type="float" office:value="5.1017" calcext:value-type="float">
            <text:p>5.1017</text:p>
          </table:table-cell>
          <table:table-cell office:value-type="float" office:value="1.6426" calcext:value-type="float">
            <text:p>1.6426</text:p>
          </table:table-cell>
          <table:table-cell office:value-type="float" office:value="63182" calcext:value-type="float">
            <text:p>63182</text:p>
          </table:table-cell>
        </table:table-row>
        <table:table-row table:style-name="ro1">
          <table:table-cell office:value-type="float" office:value="5.12468" calcext:value-type="float">
            <text:p>5.12468</text:p>
          </table:table-cell>
          <table:table-cell office:value-type="float" office:value="1.84601" calcext:value-type="float">
            <text:p>1.84601</text:p>
          </table:table-cell>
          <table:table-cell office:value-type="float" office:value="71647" calcext:value-type="float">
            <text:p>71647</text:p>
          </table:table-cell>
        </table:table-row>
        <table:table-row table:style-name="ro1">
          <table:table-cell office:value-type="float" office:value="5.14766" calcext:value-type="float">
            <text:p>5.14766</text:p>
          </table:table-cell>
          <table:table-cell office:value-type="float" office:value="2.02422" calcext:value-type="float">
            <text:p>2.02422</text:p>
          </table:table-cell>
          <table:table-cell office:value-type="float" office:value="79270" calcext:value-type="float">
            <text:p>79270</text:p>
          </table:table-cell>
        </table:table-row>
        <table:table-row table:style-name="ro1">
          <table:table-cell office:value-type="float" office:value="5.17064" calcext:value-type="float">
            <text:p>5.17064</text:p>
          </table:table-cell>
          <table:table-cell office:value-type="float" office:value="2.24296" calcext:value-type="float">
            <text:p>2.24296</text:p>
          </table:table-cell>
          <table:table-cell office:value-type="float" office:value="88622" calcext:value-type="float">
            <text:p>88622</text:p>
          </table:table-cell>
        </table:table-row>
        <table:table-row table:style-name="ro1">
          <table:table-cell office:value-type="float" office:value="5.19362" calcext:value-type="float">
            <text:p>5.19362</text:p>
          </table:table-cell>
          <table:table-cell office:value-type="float" office:value="2.47866" calcext:value-type="float">
            <text:p>2.47866</text:p>
          </table:table-cell>
          <table:table-cell office:value-type="float" office:value="98807" calcext:value-type="float">
            <text:p>98807</text:p>
          </table:table-cell>
        </table:table-row>
        <table:table-row table:style-name="ro1">
          <table:table-cell office:value-type="float" office:value="5.2166" calcext:value-type="float">
            <text:p>5.2166</text:p>
          </table:table-cell>
          <table:table-cell office:value-type="float" office:value="2.77246" calcext:value-type="float">
            <text:p>2.77246</text:p>
          </table:table-cell>
          <table:table-cell office:value-type="float" office:value="111499" calcext:value-type="float">
            <text:p>111499</text:p>
          </table:table-cell>
        </table:table-row>
        <table:table-row table:style-name="ro1">
          <table:table-cell office:value-type="float" office:value="5.23959" calcext:value-type="float">
            <text:p>5.23959</text:p>
          </table:table-cell>
          <table:table-cell office:value-type="float" office:value="3.18679" calcext:value-type="float">
            <text:p>3.18679</text:p>
          </table:table-cell>
          <table:table-cell office:value-type="float" office:value="129294" calcext:value-type="float">
            <text:p>129294</text:p>
          </table:table-cell>
        </table:table-row>
        <table:table-row table:style-name="ro1">
          <table:table-cell office:value-type="float" office:value="5.26257" calcext:value-type="float">
            <text:p>5.26257</text:p>
          </table:table-cell>
          <table:table-cell office:value-type="float" office:value="3.98234" calcext:value-type="float">
            <text:p>3.98234</text:p>
          </table:table-cell>
          <table:table-cell office:value-type="float" office:value="162991" calcext:value-type="float">
            <text:p>162991</text:p>
          </table:table-cell>
        </table:table-row>
        <table:table-row table:style-name="ro1">
          <table:table-cell office:value-type="float" office:value="5.28555" calcext:value-type="float">
            <text:p>5.28555</text:p>
          </table:table-cell>
          <table:table-cell office:value-type="float" office:value="4.34893" calcext:value-type="float">
            <text:p>4.34893</text:p>
          </table:table-cell>
          <table:table-cell office:value-type="float" office:value="179553" calcext:value-type="float">
            <text:p>179553</text:p>
          </table:table-cell>
        </table:table-row>
        <table:table-row table:style-name="ro1">
          <table:table-cell office:value-type="float" office:value="5.30853" calcext:value-type="float">
            <text:p>5.30853</text:p>
          </table:table-cell>
          <table:table-cell office:value-type="float" office:value="3.24649" calcext:value-type="float">
            <text:p>3.24649</text:p>
          </table:table-cell>
          <table:table-cell office:value-type="float" office:value="135205" calcext:value-type="float">
            <text:p>135205</text:p>
          </table:table-cell>
        </table:table-row>
        <table:table-row table:style-name="ro1">
          <table:table-cell office:value-type="float" office:value="5.33151" calcext:value-type="float">
            <text:p>5.33151</text:p>
          </table:table-cell>
          <table:table-cell office:value-type="float" office:value="2.79041" calcext:value-type="float">
            <text:p>2.79041</text:p>
          </table:table-cell>
          <table:table-cell office:value-type="float" office:value="117219" calcext:value-type="float">
            <text:p>117219</text:p>
          </table:table-cell>
        </table:table-row>
        <table:table-row table:style-name="ro1">
          <table:table-cell office:value-type="float" office:value="5.35449" calcext:value-type="float">
            <text:p>5.35449</text:p>
          </table:table-cell>
          <table:table-cell office:value-type="float" office:value="2.44999" calcext:value-type="float">
            <text:p>2.44999</text:p>
          </table:table-cell>
          <table:table-cell office:value-type="float" office:value="103808" calcext:value-type="float">
            <text:p>103808</text:p>
          </table:table-cell>
        </table:table-row>
        <table:table-row table:style-name="ro1">
          <table:table-cell office:value-type="float" office:value="5.37747" calcext:value-type="float">
            <text:p>5.37747</text:p>
          </table:table-cell>
          <table:table-cell office:value-type="float" office:value="2.17322" calcext:value-type="float">
            <text:p>2.17322</text:p>
          </table:table-cell>
          <table:table-cell office:value-type="float" office:value="92873" calcext:value-type="float">
            <text:p>92873</text:p>
          </table:table-cell>
        </table:table-row>
        <table:table-row table:style-name="ro1">
          <table:table-cell office:value-type="float" office:value="5.40045" calcext:value-type="float">
            <text:p>5.40045</text:p>
          </table:table-cell>
          <table:table-cell office:value-type="float" office:value="1.90414" calcext:value-type="float">
            <text:p>1.90414</text:p>
          </table:table-cell>
          <table:table-cell office:value-type="float" office:value="82071" calcext:value-type="float">
            <text:p>82071</text:p>
          </table:table-cell>
        </table:table-row>
        <table:table-row table:style-name="ro1">
          <table:table-cell office:value-type="float" office:value="5.42343" calcext:value-type="float">
            <text:p>5.42343</text:p>
          </table:table-cell>
          <table:table-cell office:value-type="float" office:value="1.70179" calcext:value-type="float">
            <text:p>1.70179</text:p>
          </table:table-cell>
          <table:table-cell office:value-type="float" office:value="73975" calcext:value-type="float">
            <text:p>73975</text:p>
          </table:table-cell>
        </table:table-row>
        <table:table-row table:style-name="ro1">
          <table:table-cell office:value-type="float" office:value="5.44641" calcext:value-type="float">
            <text:p>5.44641</text:p>
          </table:table-cell>
          <table:table-cell office:value-type="float" office:value="1.51989" calcext:value-type="float">
            <text:p>1.51989</text:p>
          </table:table-cell>
          <table:table-cell office:value-type="float" office:value="66629" calcext:value-type="float">
            <text:p>66629</text:p>
          </table:table-cell>
        </table:table-row>
        <table:table-row table:style-name="ro1">
          <table:table-cell office:value-type="float" office:value="5.46939" calcext:value-type="float">
            <text:p>5.46939</text:p>
          </table:table-cell>
          <table:table-cell office:value-type="float" office:value="1.32546" calcext:value-type="float">
            <text:p>1.32546</text:p>
          </table:table-cell>
          <table:table-cell office:value-type="float" office:value="58597" calcext:value-type="float">
            <text:p>58597</text:p>
          </table:table-cell>
        </table:table-row>
        <table:table-row table:style-name="ro1">
          <table:table-cell office:value-type="float" office:value="5.49237" calcext:value-type="float">
            <text:p>5.49237</text:p>
          </table:table-cell>
          <table:table-cell office:value-type="float" office:value="1.1495" calcext:value-type="float">
            <text:p>1.1495</text:p>
          </table:table-cell>
          <table:table-cell office:value-type="float" office:value="51246" calcext:value-type="float">
            <text:p>51246</text:p>
          </table:table-cell>
        </table:table-row>
        <table:table-row table:style-name="ro1">
          <table:table-cell office:value-type="float" office:value="5.51535" calcext:value-type="float">
            <text:p>5.51535</text:p>
          </table:table-cell>
          <table:table-cell office:value-type="float" office:value="1.01426" calcext:value-type="float">
            <text:p>1.01426</text:p>
          </table:table-cell>
          <table:table-cell office:value-type="float" office:value="45596" calcext:value-type="float">
            <text:p>45596</text:p>
          </table:table-cell>
        </table:table-row>
        <table:table-row table:style-name="ro1">
          <table:table-cell office:value-type="float" office:value="5.53833" calcext:value-type="float">
            <text:p>5.53833</text:p>
          </table:table-cell>
          <table:table-cell office:value-type="float" office:value="0.873169" calcext:value-type="float">
            <text:p>0.873169</text:p>
          </table:table-cell>
          <table:table-cell office:value-type="float" office:value="39581" calcext:value-type="float">
            <text:p>39581</text:p>
          </table:table-cell>
        </table:table-row>
        <table:table-row table:style-name="ro1">
          <table:table-cell office:value-type="float" office:value="5.56131" calcext:value-type="float">
            <text:p>5.56131</text:p>
          </table:table-cell>
          <table:table-cell office:value-type="float" office:value="0.774866" calcext:value-type="float">
            <text:p>0.774866</text:p>
          </table:table-cell>
          <table:table-cell office:value-type="float" office:value="35417" calcext:value-type="float">
            <text:p>35417</text:p>
          </table:table-cell>
        </table:table-row>
        <table:table-row table:style-name="ro1">
          <table:table-cell office:value-type="float" office:value="5.58429" calcext:value-type="float">
            <text:p>5.58429</text:p>
          </table:table-cell>
          <table:table-cell office:value-type="float" office:value="0.680014" calcext:value-type="float">
            <text:p>0.680014</text:p>
          </table:table-cell>
          <table:table-cell office:value-type="float" office:value="31339" calcext:value-type="float">
            <text:p>31339</text:p>
          </table:table-cell>
        </table:table-row>
        <table:table-row table:style-name="ro1">
          <table:table-cell office:value-type="float" office:value="5.60728" calcext:value-type="float">
            <text:p>5.60728</text:p>
          </table:table-cell>
          <table:table-cell office:value-type="float" office:value="0.596072" calcext:value-type="float">
            <text:p>0.596072</text:p>
          </table:table-cell>
          <table:table-cell office:value-type="float" office:value="27697" calcext:value-type="float">
            <text:p>27697</text:p>
          </table:table-cell>
        </table:table-row>
        <table:table-row table:style-name="ro1">
          <table:table-cell office:value-type="float" office:value="5.63026" calcext:value-type="float">
            <text:p>5.63026</text:p>
          </table:table-cell>
          <table:table-cell office:value-type="float" office:value="0.544831" calcext:value-type="float">
            <text:p>0.544831</text:p>
          </table:table-cell>
          <table:table-cell office:value-type="float" office:value="25524" calcext:value-type="float">
            <text:p>25524</text:p>
          </table:table-cell>
        </table:table-row>
        <table:table-row table:style-name="ro1">
          <table:table-cell office:value-type="float" office:value="5.65324" calcext:value-type="float">
            <text:p>5.65324</text:p>
          </table:table-cell>
          <table:table-cell office:value-type="float" office:value="0.497324" calcext:value-type="float">
            <text:p>0.497324</text:p>
          </table:table-cell>
          <table:table-cell office:value-type="float" office:value="23489" calcext:value-type="float">
            <text:p>23489</text:p>
          </table:table-cell>
        </table:table-row>
        <table:table-row table:style-name="ro1">
          <table:table-cell office:value-type="float" office:value="5.67622" calcext:value-type="float">
            <text:p>5.67622</text:p>
          </table:table-cell>
          <table:table-cell office:value-type="float" office:value="0.468503" calcext:value-type="float">
            <text:p>0.468503</text:p>
          </table:table-cell>
          <table:table-cell office:value-type="float" office:value="22308" calcext:value-type="float">
            <text:p>22308</text:p>
          </table:table-cell>
        </table:table-row>
        <table:table-row table:style-name="ro1">
          <table:table-cell office:value-type="float" office:value="5.6992" calcext:value-type="float">
            <text:p>5.6992</text:p>
          </table:table-cell>
          <table:table-cell office:value-type="float" office:value="0.44615" calcext:value-type="float">
            <text:p>0.44615</text:p>
          </table:table-cell>
          <table:table-cell office:value-type="float" office:value="21416" calcext:value-type="float">
            <text:p>21416</text:p>
          </table:table-cell>
        </table:table-row>
        <table:table-row table:style-name="ro1">
          <table:table-cell office:value-type="float" office:value="5.72218" calcext:value-type="float">
            <text:p>5.72218</text:p>
          </table:table-cell>
          <table:table-cell office:value-type="float" office:value="0.419366" calcext:value-type="float">
            <text:p>0.419366</text:p>
          </table:table-cell>
          <table:table-cell office:value-type="float" office:value="20293" calcext:value-type="float">
            <text:p>20293</text:p>
          </table:table-cell>
        </table:table-row>
        <table:table-row table:style-name="ro1">
          <table:table-cell office:value-type="float" office:value="5.74516" calcext:value-type="float">
            <text:p>5.74516</text:p>
          </table:table-cell>
          <table:table-cell office:value-type="float" office:value="0.419359" calcext:value-type="float">
            <text:p>0.419359</text:p>
          </table:table-cell>
          <table:table-cell office:value-type="float" office:value="20456" calcext:value-type="float">
            <text:p>20456</text:p>
          </table:table-cell>
        </table:table-row>
        <table:table-row table:style-name="ro1">
          <table:table-cell office:value-type="float" office:value="5.76814" calcext:value-type="float">
            <text:p>5.76814</text:p>
          </table:table-cell>
          <table:table-cell office:value-type="float" office:value="0.429488" calcext:value-type="float">
            <text:p>0.429488</text:p>
          </table:table-cell>
          <table:table-cell office:value-type="float" office:value="21118" calcext:value-type="float">
            <text:p>21118</text:p>
          </table:table-cell>
        </table:table-row>
        <table:table-row table:style-name="ro1">
          <table:table-cell office:value-type="float" office:value="5.79112" calcext:value-type="float">
            <text:p>5.79112</text:p>
          </table:table-cell>
          <table:table-cell office:value-type="float" office:value="0.440552" calcext:value-type="float">
            <text:p>0.440552</text:p>
          </table:table-cell>
          <table:table-cell office:value-type="float" office:value="21835" calcext:value-type="float">
            <text:p>21835</text:p>
          </table:table-cell>
        </table:table-row>
        <table:table-row table:style-name="ro1">
          <table:table-cell office:value-type="float" office:value="5.8141" calcext:value-type="float">
            <text:p>5.8141</text:p>
          </table:table-cell>
          <table:table-cell office:value-type="float" office:value="0.474169" calcext:value-type="float">
            <text:p>0.474169</text:p>
          </table:table-cell>
          <table:table-cell office:value-type="float" office:value="23688" calcext:value-type="float">
            <text:p>23688</text:p>
          </table:table-cell>
        </table:table-row>
        <table:table-row table:style-name="ro1">
          <table:table-cell office:value-type="float" office:value="5.83708" calcext:value-type="float">
            <text:p>5.83708</text:p>
          </table:table-cell>
          <table:table-cell office:value-type="float" office:value="0.516855" calcext:value-type="float">
            <text:p>0.516855</text:p>
          </table:table-cell>
          <table:table-cell office:value-type="float" office:value="26025" calcext:value-type="float">
            <text:p>26025</text:p>
          </table:table-cell>
        </table:table-row>
        <table:table-row table:style-name="ro1">
          <table:table-cell office:value-type="float" office:value="5.86006" calcext:value-type="float">
            <text:p>5.86006</text:p>
          </table:table-cell>
          <table:table-cell office:value-type="float" office:value="0.562307" calcext:value-type="float">
            <text:p>0.562307</text:p>
          </table:table-cell>
          <table:table-cell office:value-type="float" office:value="28537" calcext:value-type="float">
            <text:p>28537</text:p>
          </table:table-cell>
        </table:table-row>
        <table:table-row table:style-name="ro1">
          <table:table-cell office:value-type="float" office:value="5.88304" calcext:value-type="float">
            <text:p>5.88304</text:p>
          </table:table-cell>
          <table:table-cell office:value-type="float" office:value="0.614483" calcext:value-type="float">
            <text:p>0.614483</text:p>
          </table:table-cell>
          <table:table-cell office:value-type="float" office:value="31430" calcext:value-type="float">
            <text:p>31430</text:p>
          </table:table-cell>
        </table:table-row>
        <table:table-row table:style-name="ro1">
          <table:table-cell office:value-type="float" office:value="5.90602" calcext:value-type="float">
            <text:p>5.90602</text:p>
          </table:table-cell>
          <table:table-cell office:value-type="float" office:value="0.674794" calcext:value-type="float">
            <text:p>0.674794</text:p>
          </table:table-cell>
          <table:table-cell office:value-type="float" office:value="34785" calcext:value-type="float">
            <text:p>34785</text:p>
          </table:table-cell>
        </table:table-row>
        <table:table-row table:style-name="ro1">
          <table:table-cell office:value-type="float" office:value="5.929" calcext:value-type="float">
            <text:p>5.929</text:p>
          </table:table-cell>
          <table:table-cell office:value-type="float" office:value="0.72834" calcext:value-type="float">
            <text:p>0.72834</text:p>
          </table:table-cell>
          <table:table-cell office:value-type="float" office:value="37838" calcext:value-type="float">
            <text:p>37838</text:p>
          </table:table-cell>
        </table:table-row>
        <table:table-row table:style-name="ro1">
          <table:table-cell office:value-type="float" office:value="5.95198" calcext:value-type="float">
            <text:p>5.95198</text:p>
          </table:table-cell>
          <table:table-cell office:value-type="float" office:value="0.791661" calcext:value-type="float">
            <text:p>0.791661</text:p>
          </table:table-cell>
          <table:table-cell office:value-type="float" office:value="41447" calcext:value-type="float">
            <text:p>41447</text:p>
          </table:table-cell>
        </table:table-row>
        <table:table-row table:style-name="ro1">
          <table:table-cell office:value-type="float" office:value="5.97497" calcext:value-type="float">
            <text:p>5.97497</text:p>
          </table:table-cell>
          <table:table-cell office:value-type="float" office:value="0.865019" calcext:value-type="float">
            <text:p>0.865019</text:p>
          </table:table-cell>
          <table:table-cell office:value-type="float" office:value="45638" calcext:value-type="float">
            <text:p>45638</text:p>
          </table:table-cell>
        </table:table-row>
        <table:table-row table:style-name="ro1">
          <table:table-cell office:value-type="float" office:value="5.99795" calcext:value-type="float">
            <text:p>5.99795</text:p>
          </table:table-cell>
          <table:table-cell office:value-type="float" office:value="0.94214" calcext:value-type="float">
            <text:p>0.94214</text:p>
          </table:table-cell>
          <table:table-cell office:value-type="float" office:value="50090" calcext:value-type="float">
            <text:p>50090</text:p>
          </table:table-cell>
        </table:table-row>
        <table:table-row table:style-name="ro1">
          <table:table-cell office:value-type="float" office:value="6.02093" calcext:value-type="float">
            <text:p>6.02093</text:p>
          </table:table-cell>
          <table:table-cell office:value-type="float" office:value="1.03361" calcext:value-type="float">
            <text:p>1.03361</text:p>
          </table:table-cell>
          <table:table-cell office:value-type="float" office:value="55375" calcext:value-type="float">
            <text:p>55375</text:p>
          </table:table-cell>
        </table:table-row>
        <table:table-row table:style-name="ro1">
          <table:table-cell office:value-type="float" office:value="6.04391" calcext:value-type="float">
            <text:p>6.04391</text:p>
          </table:table-cell>
          <table:table-cell office:value-type="float" office:value="1.13802" calcext:value-type="float">
            <text:p>1.13802</text:p>
          </table:table-cell>
          <table:table-cell office:value-type="float" office:value="61435" calcext:value-type="float">
            <text:p>61435</text:p>
          </table:table-cell>
        </table:table-row>
        <table:table-row table:style-name="ro1">
          <table:table-cell office:value-type="float" office:value="6.06689" calcext:value-type="float">
            <text:p>6.06689</text:p>
          </table:table-cell>
          <table:table-cell office:value-type="float" office:value="1.32375" calcext:value-type="float">
            <text:p>1.32375</text:p>
          </table:table-cell>
          <table:table-cell office:value-type="float" office:value="72006" calcext:value-type="float">
            <text:p>72006</text:p>
          </table:table-cell>
        </table:table-row>
        <table:table-row table:style-name="ro1">
          <table:table-cell office:value-type="float" office:value="6.08987" calcext:value-type="float">
            <text:p>6.08987</text:p>
          </table:table-cell>
          <table:table-cell office:value-type="float" office:value="1.68889" calcext:value-type="float">
            <text:p>1.68889</text:p>
          </table:table-cell>
          <table:table-cell office:value-type="float" office:value="92565" calcext:value-type="float">
            <text:p>92565</text:p>
          </table:table-cell>
        </table:table-row>
        <table:table-row table:style-name="ro1">
          <table:table-cell office:value-type="float" office:value="6.11285" calcext:value-type="float">
            <text:p>6.11285</text:p>
          </table:table-cell>
          <table:table-cell office:value-type="float" office:value="1.39725" calcext:value-type="float">
            <text:p>1.39725</text:p>
          </table:table-cell>
          <table:table-cell office:value-type="float" office:value="77160" calcext:value-type="float">
            <text:p>77160</text:p>
          </table:table-cell>
        </table:table-row>
        <table:table-row table:style-name="ro1">
          <table:table-cell office:value-type="float" office:value="6.13583" calcext:value-type="float">
            <text:p>6.13583</text:p>
          </table:table-cell>
          <table:table-cell office:value-type="float" office:value="1.12249" calcext:value-type="float">
            <text:p>1.12249</text:p>
          </table:table-cell>
          <table:table-cell office:value-type="float" office:value="62454" calcext:value-type="float">
            <text:p>62454</text:p>
          </table:table-cell>
        </table:table-row>
        <table:table-row table:style-name="ro1">
          <table:table-cell office:value-type="float" office:value="6.15881" calcext:value-type="float">
            <text:p>6.15881</text:p>
          </table:table-cell>
          <table:table-cell office:value-type="float" office:value="0.977804" calcext:value-type="float">
            <text:p>0.977804</text:p>
          </table:table-cell>
          <table:table-cell office:value-type="float" office:value="54812" calcext:value-type="float">
            <text:p>54812</text:p>
          </table:table-cell>
        </table:table-row>
        <table:table-row table:style-name="ro1">
          <table:table-cell office:value-type="float" office:value="6.18179" calcext:value-type="float">
            <text:p>6.18179</text:p>
          </table:table-cell>
          <table:table-cell office:value-type="float" office:value="0.860641" calcext:value-type="float">
            <text:p>0.860641</text:p>
          </table:table-cell>
          <table:table-cell office:value-type="float" office:value="48605" calcext:value-type="float">
            <text:p>48605</text:p>
          </table:table-cell>
        </table:table-row>
        <table:table-row table:style-name="ro1">
          <table:table-cell office:value-type="float" office:value="6.20477" calcext:value-type="float">
            <text:p>6.20477</text:p>
          </table:table-cell>
          <table:table-cell office:value-type="float" office:value="0.805346" calcext:value-type="float">
            <text:p>0.805346</text:p>
          </table:table-cell>
          <table:table-cell office:value-type="float" office:value="45821" calcext:value-type="float">
            <text:p>45821</text:p>
          </table:table-cell>
        </table:table-row>
        <table:table-row table:style-name="ro1">
          <table:table-cell office:value-type="float" office:value="6.22775" calcext:value-type="float">
            <text:p>6.22775</text:p>
          </table:table-cell>
          <table:table-cell office:value-type="float" office:value="0.743166" calcext:value-type="float">
            <text:p>0.743166</text:p>
          </table:table-cell>
          <table:table-cell office:value-type="float" office:value="42597" calcext:value-type="float">
            <text:p>42597</text:p>
          </table:table-cell>
        </table:table-row>
        <table:table-row table:style-name="ro1">
          <table:table-cell office:value-type="float" office:value="6.25073" calcext:value-type="float">
            <text:p>6.25073</text:p>
          </table:table-cell>
          <table:table-cell office:value-type="float" office:value="0.673201" calcext:value-type="float">
            <text:p>0.673201</text:p>
          </table:table-cell>
          <table:table-cell office:value-type="float" office:value="38872" calcext:value-type="float">
            <text:p>38872</text:p>
          </table:table-cell>
        </table:table-row>
        <table:table-row table:style-name="ro1">
          <table:table-cell office:value-type="float" office:value="6.27371" calcext:value-type="float">
            <text:p>6.27371</text:p>
          </table:table-cell>
          <table:table-cell office:value-type="float" office:value="0.618938" calcext:value-type="float">
            <text:p>0.618938</text:p>
          </table:table-cell>
          <table:table-cell office:value-type="float" office:value="36002" calcext:value-type="float">
            <text:p>36002</text:p>
          </table:table-cell>
        </table:table-row>
        <table:table-row table:style-name="ro1">
          <table:table-cell office:value-type="float" office:value="6.29669" calcext:value-type="float">
            <text:p>6.29669</text:p>
          </table:table-cell>
          <table:table-cell office:value-type="float" office:value="0.565737" calcext:value-type="float">
            <text:p>0.565737</text:p>
          </table:table-cell>
          <table:table-cell office:value-type="float" office:value="33149" calcext:value-type="float">
            <text:p>33149</text:p>
          </table:table-cell>
        </table:table-row>
        <table:table-row table:style-name="ro1">
          <table:table-cell office:value-type="float" office:value="6.31968" calcext:value-type="float">
            <text:p>6.31968</text:p>
          </table:table-cell>
          <table:table-cell office:value-type="float" office:value="0.541638" calcext:value-type="float">
            <text:p>0.541638</text:p>
          </table:table-cell>
          <table:table-cell office:value-type="float" office:value="31969" calcext:value-type="float">
            <text:p>31969</text:p>
          </table:table-cell>
        </table:table-row>
        <table:table-row table:style-name="ro1">
          <table:table-cell office:value-type="float" office:value="6.34266" calcext:value-type="float">
            <text:p>6.34266</text:p>
          </table:table-cell>
          <table:table-cell office:value-type="float" office:value="0.507697" calcext:value-type="float">
            <text:p>0.507697</text:p>
          </table:table-cell>
          <table:table-cell office:value-type="float" office:value="30184" calcext:value-type="float">
            <text:p>30184</text:p>
          </table:table-cell>
        </table:table-row>
        <table:table-row table:style-name="ro1">
          <table:table-cell office:value-type="float" office:value="6.36564" calcext:value-type="float">
            <text:p>6.36564</text:p>
          </table:table-cell>
          <table:table-cell office:value-type="float" office:value="0.487639" calcext:value-type="float">
            <text:p>0.487639</text:p>
          </table:table-cell>
          <table:table-cell office:value-type="float" office:value="29202" calcext:value-type="float">
            <text:p>29202</text:p>
          </table:table-cell>
        </table:table-row>
        <table:table-row table:style-name="ro1">
          <table:table-cell office:value-type="float" office:value="6.38862" calcext:value-type="float">
            <text:p>6.38862</text:p>
          </table:table-cell>
          <table:table-cell office:value-type="float" office:value="0.48742" calcext:value-type="float">
            <text:p>0.48742</text:p>
          </table:table-cell>
          <table:table-cell office:value-type="float" office:value="29400" calcext:value-type="float">
            <text:p>29400</text:p>
          </table:table-cell>
        </table:table-row>
        <table:table-row table:style-name="ro1">
          <table:table-cell office:value-type="float" office:value="6.4116" calcext:value-type="float">
            <text:p>6.4116</text:p>
          </table:table-cell>
          <table:table-cell office:value-type="float" office:value="0.496952" calcext:value-type="float">
            <text:p>0.496952</text:p>
          </table:table-cell>
          <table:table-cell office:value-type="float" office:value="30191" calcext:value-type="float">
            <text:p>30191</text:p>
          </table:table-cell>
        </table:table-row>
        <table:table-row table:style-name="ro1">
          <table:table-cell office:value-type="float" office:value="6.43458" calcext:value-type="float">
            <text:p>6.43458</text:p>
          </table:table-cell>
          <table:table-cell office:value-type="float" office:value="0.514573" calcext:value-type="float">
            <text:p>0.514573</text:p>
          </table:table-cell>
          <table:table-cell office:value-type="float" office:value="31486" calcext:value-type="float">
            <text:p>31486</text:p>
          </table:table-cell>
        </table:table-row>
        <table:table-row table:style-name="ro1">
          <table:table-cell office:value-type="float" office:value="6.45756" calcext:value-type="float">
            <text:p>6.45756</text:p>
          </table:table-cell>
          <table:table-cell office:value-type="float" office:value="0.5294" calcext:value-type="float">
            <text:p>0.5294</text:p>
          </table:table-cell>
          <table:table-cell office:value-type="float" office:value="32625" calcext:value-type="float">
            <text:p>32625</text:p>
          </table:table-cell>
        </table:table-row>
        <table:table-row table:style-name="ro1">
          <table:table-cell office:value-type="float" office:value="6.48054" calcext:value-type="float">
            <text:p>6.48054</text:p>
          </table:table-cell>
          <table:table-cell office:value-type="float" office:value="0.557489" calcext:value-type="float">
            <text:p>0.557489</text:p>
          </table:table-cell>
          <table:table-cell office:value-type="float" office:value="34601" calcext:value-type="float">
            <text:p>34601</text:p>
          </table:table-cell>
        </table:table-row>
        <table:table-row table:style-name="ro1">
          <table:table-cell office:value-type="float" office:value="6.50352" calcext:value-type="float">
            <text:p>6.50352</text:p>
          </table:table-cell>
          <table:table-cell office:value-type="float" office:value="0.589888" calcext:value-type="float">
            <text:p>0.589888</text:p>
          </table:table-cell>
          <table:table-cell office:value-type="float" office:value="36872" calcext:value-type="float">
            <text:p>36872</text:p>
          </table:table-cell>
        </table:table-row>
        <table:table-row table:style-name="ro1">
          <table:table-cell office:value-type="float" office:value="6.5265" calcext:value-type="float">
            <text:p>6.5265</text:p>
          </table:table-cell>
          <table:table-cell office:value-type="float" office:value="0.639022" calcext:value-type="float">
            <text:p>0.639022</text:p>
          </table:table-cell>
          <table:table-cell office:value-type="float" office:value="40226" calcext:value-type="float">
            <text:p>40226</text:p>
          </table:table-cell>
        </table:table-row>
        <table:table-row table:style-name="ro1">
          <table:table-cell office:value-type="float" office:value="6.54948" calcext:value-type="float">
            <text:p>6.54948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43780" calcext:value-type="float">
            <text:p>43780</text:p>
          </table:table-cell>
        </table:table-row>
        <table:table-row table:style-name="ro1">
          <table:table-cell office:value-type="float" office:value="6.57246" calcext:value-type="float">
            <text:p>6.57246</text:p>
          </table:table-cell>
          <table:table-cell office:value-type="float" office:value="0.760412" calcext:value-type="float">
            <text:p>0.760412</text:p>
          </table:table-cell>
          <table:table-cell office:value-type="float" office:value="48544" calcext:value-type="float">
            <text:p>48544</text:p>
          </table:table-cell>
        </table:table-row>
        <table:table-row table:style-name="ro1">
          <table:table-cell office:value-type="float" office:value="6.59544" calcext:value-type="float">
            <text:p>6.59544</text:p>
          </table:table-cell>
          <table:table-cell office:value-type="float" office:value="0.820222" calcext:value-type="float">
            <text:p>0.820222</text:p>
          </table:table-cell>
          <table:table-cell office:value-type="float" office:value="52729" calcext:value-type="float">
            <text:p>52729</text:p>
          </table:table-cell>
        </table:table-row>
        <table:table-row table:style-name="ro1">
          <table:table-cell office:value-type="float" office:value="6.61842" calcext:value-type="float">
            <text:p>6.61842</text:p>
          </table:table-cell>
          <table:table-cell office:value-type="float" office:value="0.903777" calcext:value-type="float">
            <text:p>0.903777</text:p>
          </table:table-cell>
          <table:table-cell office:value-type="float" office:value="58506" calcext:value-type="float">
            <text:p>58506</text:p>
          </table:table-cell>
        </table:table-row>
        <table:table-row table:style-name="ro1">
          <table:table-cell office:value-type="float" office:value="6.6414" calcext:value-type="float">
            <text:p>6.6414</text:p>
          </table:table-cell>
          <table:table-cell office:value-type="float" office:value="0.98809" calcext:value-type="float">
            <text:p>0.98809</text:p>
          </table:table-cell>
          <table:table-cell office:value-type="float" office:value="64409" calcext:value-type="float">
            <text:p>64409</text:p>
          </table:table-cell>
        </table:table-row>
        <table:table-row table:style-name="ro1">
          <table:table-cell office:value-type="float" office:value="6.66438" calcext:value-type="float">
            <text:p>6.66438</text:p>
          </table:table-cell>
          <table:table-cell office:value-type="float" office:value="1.08012" calcext:value-type="float">
            <text:p>1.08012</text:p>
          </table:table-cell>
          <table:table-cell office:value-type="float" office:value="70896" calcext:value-type="float">
            <text:p>70896</text:p>
          </table:table-cell>
        </table:table-row>
        <table:table-row table:style-name="ro1">
          <table:table-cell office:value-type="float" office:value="6.68737" calcext:value-type="float">
            <text:p>6.68737</text:p>
          </table:table-cell>
          <table:table-cell office:value-type="float" office:value="1.16442" calcext:value-type="float">
            <text:p>1.16442</text:p>
          </table:table-cell>
          <table:table-cell office:value-type="float" office:value="76957" calcext:value-type="float">
            <text:p>76957</text:p>
          </table:table-cell>
        </table:table-row>
        <table:table-row table:style-name="ro1">
          <table:table-cell office:value-type="float" office:value="6.71035" calcext:value-type="float">
            <text:p>6.71035</text:p>
          </table:table-cell>
          <table:table-cell office:value-type="float" office:value="1.26551" calcext:value-type="float">
            <text:p>1.26551</text:p>
          </table:table-cell>
          <table:table-cell office:value-type="float" office:value="84214" calcext:value-type="float">
            <text:p>84214</text:p>
          </table:table-cell>
        </table:table-row>
        <table:table-row table:style-name="ro1">
          <table:table-cell office:value-type="float" office:value="6.73333" calcext:value-type="float">
            <text:p>6.73333</text:p>
          </table:table-cell>
          <table:table-cell office:value-type="float" office:value="1.40844" calcext:value-type="float">
            <text:p>1.40844</text:p>
          </table:table-cell>
          <table:table-cell office:value-type="float" office:value="94369" calcext:value-type="float">
            <text:p>94369</text:p>
          </table:table-cell>
        </table:table-row>
        <table:table-row table:style-name="ro1">
          <table:table-cell office:value-type="float" office:value="6.75631" calcext:value-type="float">
            <text:p>6.75631</text:p>
          </table:table-cell>
          <table:table-cell office:value-type="float" office:value="1.58118" calcext:value-type="float">
            <text:p>1.58118</text:p>
          </table:table-cell>
          <table:table-cell office:value-type="float" office:value="106667" calcext:value-type="float">
            <text:p>106667</text:p>
          </table:table-cell>
        </table:table-row>
        <table:table-row table:style-name="ro1">
          <table:table-cell office:value-type="float" office:value="6.77929" calcext:value-type="float">
            <text:p>6.77929</text:p>
          </table:table-cell>
          <table:table-cell office:value-type="float" office:value="1.86387" calcext:value-type="float">
            <text:p>1.86387</text:p>
          </table:table-cell>
          <table:table-cell office:value-type="float" office:value="126594" calcext:value-type="float">
            <text:p>126594</text:p>
          </table:table-cell>
        </table:table-row>
        <table:table-row table:style-name="ro1">
          <table:table-cell office:value-type="float" office:value="6.80227" calcext:value-type="float">
            <text:p>6.80227</text:p>
          </table:table-cell>
          <table:table-cell office:value-type="float" office:value="2.44214" calcext:value-type="float">
            <text:p>2.44214</text:p>
          </table:table-cell>
          <table:table-cell office:value-type="float" office:value="166997" calcext:value-type="float">
            <text:p>166997</text:p>
          </table:table-cell>
        </table:table-row>
        <table:table-row table:style-name="ro1">
          <table:table-cell office:value-type="float" office:value="6.82525" calcext:value-type="float">
            <text:p>6.82525</text:p>
          </table:table-cell>
          <table:table-cell office:value-type="float" office:value="2.37002" calcext:value-type="float">
            <text:p>2.37002</text:p>
          </table:table-cell>
          <table:table-cell office:value-type="float" office:value="163162" calcext:value-type="float">
            <text:p>163162</text:p>
          </table:table-cell>
        </table:table-row>
        <table:table-row table:style-name="ro1">
          <table:table-cell office:value-type="float" office:value="6.84823" calcext:value-type="float">
            <text:p>6.84823</text:p>
          </table:table-cell>
          <table:table-cell office:value-type="float" office:value="1.82058" calcext:value-type="float">
            <text:p>1.82058</text:p>
          </table:table-cell>
          <table:table-cell office:value-type="float" office:value="126182" calcext:value-type="float">
            <text:p>126182</text:p>
          </table:table-cell>
        </table:table-row>
        <table:table-row table:style-name="ro1">
          <table:table-cell office:value-type="float" office:value="6.87121" calcext:value-type="float">
            <text:p>6.87121</text:p>
          </table:table-cell>
          <table:table-cell office:value-type="float" office:value="1.55067" calcext:value-type="float">
            <text:p>1.55067</text:p>
          </table:table-cell>
          <table:table-cell office:value-type="float" office:value="108197" calcext:value-type="float">
            <text:p>108197</text:p>
          </table:table-cell>
        </table:table-row>
        <table:table-row table:style-name="ro1">
          <table:table-cell office:value-type="float" office:value="6.89419" calcext:value-type="float">
            <text:p>6.89419</text:p>
          </table:table-cell>
          <table:table-cell office:value-type="float" office:value="1.39051" calcext:value-type="float">
            <text:p>1.39051</text:p>
          </table:table-cell>
          <table:table-cell office:value-type="float" office:value="97672" calcext:value-type="float">
            <text:p>97672</text:p>
          </table:table-cell>
        </table:table-row>
        <table:table-row table:style-name="ro1">
          <table:table-cell office:value-type="float" office:value="6.91717" calcext:value-type="float">
            <text:p>6.91717</text:p>
          </table:table-cell>
          <table:table-cell office:value-type="float" office:value="1.2431" calcext:value-type="float">
            <text:p>1.2431</text:p>
          </table:table-cell>
          <table:table-cell office:value-type="float" office:value="87901" calcext:value-type="float">
            <text:p>87901</text:p>
          </table:table-cell>
        </table:table-row>
        <table:table-row table:style-name="ro1">
          <table:table-cell office:value-type="float" office:value="6.94015" calcext:value-type="float">
            <text:p>6.94015</text:p>
          </table:table-cell>
          <table:table-cell office:value-type="float" office:value="1.11831" calcext:value-type="float">
            <text:p>1.11831</text:p>
          </table:table-cell>
          <table:table-cell office:value-type="float" office:value="79603" calcext:value-type="float">
            <text:p>79603</text:p>
          </table:table-cell>
        </table:table-row>
        <table:table-row table:style-name="ro1">
          <table:table-cell office:value-type="float" office:value="6.96313" calcext:value-type="float">
            <text:p>6.96313</text:p>
          </table:table-cell>
          <table:table-cell office:value-type="float" office:value="1.00916" calcext:value-type="float">
            <text:p>1.00916</text:p>
          </table:table-cell>
          <table:table-cell office:value-type="float" office:value="72310" calcext:value-type="float">
            <text:p>72310</text:p>
          </table:table-cell>
        </table:table-row>
        <table:table-row table:style-name="ro1">
          <table:table-cell office:value-type="float" office:value="6.98611" calcext:value-type="float">
            <text:p>6.98611</text:p>
          </table:table-cell>
          <table:table-cell office:value-type="float" office:value="0.922629" calcext:value-type="float">
            <text:p>0.922629</text:p>
          </table:table-cell>
          <table:table-cell office:value-type="float" office:value="66547" calcext:value-type="float">
            <text:p>66547</text:p>
          </table:table-cell>
        </table:table-row>
        <table:table-row table:style-name="ro1">
          <table:table-cell office:value-type="float" office:value="7.00909" calcext:value-type="float">
            <text:p>7.00909</text:p>
          </table:table-cell>
          <table:table-cell office:value-type="float" office:value="0.839994" calcext:value-type="float">
            <text:p>0.839994</text:p>
          </table:table-cell>
          <table:table-cell office:value-type="float" office:value="60986" calcext:value-type="float">
            <text:p>60986</text:p>
          </table:table-cell>
        </table:table-row>
        <table:table-row table:style-name="ro1">
          <table:table-cell office:value-type="float" office:value="7.03207" calcext:value-type="float">
            <text:p>7.03207</text:p>
          </table:table-cell>
          <table:table-cell office:value-type="float" office:value="0.757091" calcext:value-type="float">
            <text:p>0.757091</text:p>
          </table:table-cell>
          <table:table-cell office:value-type="float" office:value="55328" calcext:value-type="float">
            <text:p>55328</text:p>
          </table:table-cell>
        </table:table-row>
        <table:table-row table:style-name="ro1">
          <table:table-cell office:value-type="float" office:value="7.05506" calcext:value-type="float">
            <text:p>7.05506</text:p>
          </table:table-cell>
          <table:table-cell office:value-type="float" office:value="0.696687" calcext:value-type="float">
            <text:p>0.696687</text:p>
          </table:table-cell>
          <table:table-cell office:value-type="float" office:value="51247" calcext:value-type="float">
            <text:p>51247</text:p>
          </table:table-cell>
        </table:table-row>
        <table:table-row table:style-name="ro1">
          <table:table-cell office:value-type="float" office:value="7.07804" calcext:value-type="float">
            <text:p>7.07804</text:p>
          </table:table-cell>
          <table:table-cell office:value-type="float" office:value="0.635172" calcext:value-type="float">
            <text:p>0.635172</text:p>
          </table:table-cell>
          <table:table-cell office:value-type="float" office:value="47027" calcext:value-type="float">
            <text:p>47027</text:p>
          </table:table-cell>
        </table:table-row>
        <table:table-row table:style-name="ro1">
          <table:table-cell office:value-type="float" office:value="7.10102" calcext:value-type="float">
            <text:p>7.10102</text:p>
          </table:table-cell>
          <table:table-cell office:value-type="float" office:value="0.5841" calcext:value-type="float">
            <text:p>0.5841</text:p>
          </table:table-cell>
          <table:table-cell office:value-type="float" office:value="43527" calcext:value-type="float">
            <text:p>43527</text:p>
          </table:table-cell>
        </table:table-row>
        <table:table-row table:style-name="ro1">
          <table:table-cell office:value-type="float" office:value="7.124" calcext:value-type="float">
            <text:p>7.124</text:p>
          </table:table-cell>
          <table:table-cell office:value-type="float" office:value="0.528993" calcext:value-type="float">
            <text:p>0.528993</text:p>
          </table:table-cell>
          <table:table-cell office:value-type="float" office:value="39676" calcext:value-type="float">
            <text:p>39676</text:p>
          </table:table-cell>
        </table:table-row>
        <table:table-row table:style-name="ro1">
          <table:table-cell office:value-type="float" office:value="7.14698" calcext:value-type="float">
            <text:p>7.14698</text:p>
          </table:table-cell>
          <table:table-cell office:value-type="float" office:value="0.492108" calcext:value-type="float">
            <text:p>0.492108</text:p>
          </table:table-cell>
          <table:table-cell office:value-type="float" office:value="37148" calcext:value-type="float">
            <text:p>37148</text:p>
          </table:table-cell>
        </table:table-row>
        <table:table-row table:style-name="ro1">
          <table:table-cell office:value-type="float" office:value="7.16996" calcext:value-type="float">
            <text:p>7.16996</text:p>
          </table:table-cell>
          <table:table-cell office:value-type="float" office:value="0.47627" calcext:value-type="float">
            <text:p>0.47627</text:p>
          </table:table-cell>
          <table:table-cell office:value-type="float" office:value="36184" calcext:value-type="float">
            <text:p>36184</text:p>
          </table:table-cell>
        </table:table-row>
        <table:table-row table:style-name="ro1">
          <table:table-cell office:value-type="float" office:value="7.19294" calcext:value-type="float">
            <text:p>7.19294</text:p>
          </table:table-cell>
          <table:table-cell office:value-type="float" office:value="0.457237" calcext:value-type="float">
            <text:p>0.457237</text:p>
          </table:table-cell>
          <table:table-cell office:value-type="float" office:value="34961" calcext:value-type="float">
            <text:p>34961</text:p>
          </table:table-cell>
        </table:table-row>
        <table:table-row table:style-name="ro1">
          <table:table-cell office:value-type="float" office:value="7.21592" calcext:value-type="float">
            <text:p>7.21592</text:p>
          </table:table-cell>
          <table:table-cell office:value-type="float" office:value="0.439592" calcext:value-type="float">
            <text:p>0.439592</text:p>
          </table:table-cell>
          <table:table-cell office:value-type="float" office:value="33827" calcext:value-type="float">
            <text:p>33827</text:p>
          </table:table-cell>
        </table:table-row>
        <table:table-row table:style-name="ro1">
          <table:table-cell office:value-type="float" office:value="7.2389" calcext:value-type="float">
            <text:p>7.2389</text:p>
          </table:table-cell>
          <table:table-cell office:value-type="float" office:value="0.42295" calcext:value-type="float">
            <text:p>0.42295</text:p>
          </table:table-cell>
          <table:table-cell office:value-type="float" office:value="32754" calcext:value-type="float">
            <text:p>32754</text:p>
          </table:table-cell>
        </table:table-row>
        <table:table-row table:style-name="ro1">
          <table:table-cell office:value-type="float" office:value="7.26188" calcext:value-type="float">
            <text:p>7.26188</text:p>
          </table:table-cell>
          <table:table-cell office:value-type="float" office:value="0.414965" calcext:value-type="float">
            <text:p>0.414965</text:p>
          </table:table-cell>
          <table:table-cell office:value-type="float" office:value="32340" calcext:value-type="float">
            <text:p>32340</text:p>
          </table:table-cell>
        </table:table-row>
        <table:table-row table:style-name="ro1">
          <table:table-cell office:value-type="float" office:value="7.28486" calcext:value-type="float">
            <text:p>7.28486</text:p>
          </table:table-cell>
          <table:table-cell office:value-type="float" office:value="0.420333" calcext:value-type="float">
            <text:p>0.420333</text:p>
          </table:table-cell>
          <table:table-cell office:value-type="float" office:value="32966" calcext:value-type="float">
            <text:p>32966</text:p>
          </table:table-cell>
        </table:table-row>
        <table:table-row table:style-name="ro1">
          <table:table-cell office:value-type="float" office:value="7.30784" calcext:value-type="float">
            <text:p>7.30784</text:p>
          </table:table-cell>
          <table:table-cell office:value-type="float" office:value="0.425613" calcext:value-type="float">
            <text:p>0.425613</text:p>
          </table:table-cell>
          <table:table-cell office:value-type="float" office:value="33591" calcext:value-type="float">
            <text:p>33591</text:p>
          </table:table-cell>
        </table:table-row>
        <table:table-row table:style-name="ro1">
          <table:table-cell office:value-type="float" office:value="7.33082" calcext:value-type="float">
            <text:p>7.33082</text:p>
          </table:table-cell>
          <table:table-cell office:value-type="float" office:value="0.434406" calcext:value-type="float">
            <text:p>0.434406</text:p>
          </table:table-cell>
          <table:table-cell office:value-type="float" office:value="34501" calcext:value-type="float">
            <text:p>34501</text:p>
          </table:table-cell>
        </table:table-row>
        <table:table-row table:style-name="ro1">
          <table:table-cell office:value-type="float" office:value="7.3538" calcext:value-type="float">
            <text:p>7.3538</text:p>
          </table:table-cell>
          <table:table-cell office:value-type="float" office:value="0.458372" calcext:value-type="float">
            <text:p>0.458372</text:p>
          </table:table-cell>
          <table:table-cell office:value-type="float" office:value="36633" calcext:value-type="float">
            <text:p>36633</text:p>
          </table:table-cell>
        </table:table-row>
        <table:table-row table:style-name="ro1">
          <table:table-cell office:value-type="float" office:value="7.37678" calcext:value-type="float">
            <text:p>7.37678</text:p>
          </table:table-cell>
          <table:table-cell office:value-type="float" office:value="0.480415" calcext:value-type="float">
            <text:p>0.480415</text:p>
          </table:table-cell>
          <table:table-cell office:value-type="float" office:value="38635" calcext:value-type="float">
            <text:p>38635</text:p>
          </table:table-cell>
        </table:table-row>
        <table:table-row table:style-name="ro1">
          <table:table-cell office:value-type="float" office:value="7.39977" calcext:value-type="float">
            <text:p>7.39977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42531" calcext:value-type="float">
            <text:p>42531</text:p>
          </table:table-cell>
        </table:table-row>
        <table:table-row table:style-name="ro1">
          <table:table-cell office:value-type="float" office:value="7.42275" calcext:value-type="float">
            <text:p>7.42275</text:p>
          </table:table-cell>
          <table:table-cell office:value-type="float" office:value="0.588171" calcext:value-type="float">
            <text:p>0.588171</text:p>
          </table:table-cell>
          <table:table-cell office:value-type="float" office:value="47892" calcext:value-type="float">
            <text:p>47892</text:p>
          </table:table-cell>
        </table:table-row>
        <table:table-row table:style-name="ro1">
          <table:table-cell office:value-type="float" office:value="7.44573" calcext:value-type="float">
            <text:p>7.44573</text:p>
          </table:table-cell>
          <table:table-cell office:value-type="float" office:value="0.713363" calcext:value-type="float">
            <text:p>0.713363</text:p>
          </table:table-cell>
          <table:table-cell office:value-type="float" office:value="58446" calcext:value-type="float">
            <text:p>58446</text:p>
          </table:table-cell>
        </table:table-row>
        <table:table-row table:style-name="ro1">
          <table:table-cell office:value-type="float" office:value="7.46871" calcext:value-type="float">
            <text:p>7.46871</text:p>
          </table:table-cell>
          <table:table-cell office:value-type="float" office:value="0.818276" calcext:value-type="float">
            <text:p>0.818276</text:p>
          </table:table-cell>
          <table:table-cell office:value-type="float" office:value="67456" calcext:value-type="float">
            <text:p>67456</text:p>
          </table:table-cell>
        </table:table-row>
        <table:table-row table:style-name="ro1">
          <table:table-cell office:value-type="float" office:value="7.49169" calcext:value-type="float">
            <text:p>7.49169</text:p>
          </table:table-cell>
          <table:table-cell office:value-type="float" office:value="0.657389" calcext:value-type="float">
            <text:p>0.657389</text:p>
          </table:table-cell>
          <table:table-cell office:value-type="float" office:value="54527" calcext:value-type="float">
            <text:p>54527</text:p>
          </table:table-cell>
        </table:table-row>
        <table:table-row table:style-name="ro1">
          <table:table-cell office:value-type="float" office:value="7.51467" calcext:value-type="float">
            <text:p>7.51467</text:p>
          </table:table-cell>
          <table:table-cell office:value-type="float" office:value="0.58457" calcext:value-type="float">
            <text:p>0.58457</text:p>
          </table:table-cell>
          <table:table-cell office:value-type="float" office:value="48785" calcext:value-type="float">
            <text:p>48785</text:p>
          </table:table-cell>
        </table:table-row>
        <table:table-row table:style-name="ro1">
          <table:table-cell office:value-type="float" office:value="7.53765" calcext:value-type="float">
            <text:p>7.53765</text:p>
          </table:table-cell>
          <table:table-cell office:value-type="float" office:value="0.553512" calcext:value-type="float">
            <text:p>0.553512</text:p>
          </table:table-cell>
          <table:table-cell office:value-type="float" office:value="46476" calcext:value-type="float">
            <text:p>46476</text:p>
          </table:table-cell>
        </table:table-row>
        <table:table-row table:style-name="ro1">
          <table:table-cell office:value-type="float" office:value="7.56063" calcext:value-type="float">
            <text:p>7.56063</text:p>
          </table:table-cell>
          <table:table-cell office:value-type="float" office:value="0.52469" calcext:value-type="float">
            <text:p>0.52469</text:p>
          </table:table-cell>
          <table:table-cell office:value-type="float" office:value="44325" calcext:value-type="float">
            <text:p>44325</text:p>
          </table:table-cell>
        </table:table-row>
        <table:table-row table:style-name="ro1">
          <table:table-cell office:value-type="float" office:value="7.58361" calcext:value-type="float">
            <text:p>7.58361</text:p>
          </table:table-cell>
          <table:table-cell office:value-type="float" office:value="0.530857" calcext:value-type="float">
            <text:p>0.530857</text:p>
          </table:table-cell>
          <table:table-cell office:value-type="float" office:value="45119" calcext:value-type="float">
            <text:p>45119</text:p>
          </table:table-cell>
        </table:table-row>
        <table:table-row table:style-name="ro1">
          <table:table-cell office:value-type="float" office:value="7.60659" calcext:value-type="float">
            <text:p>7.60659</text:p>
          </table:table-cell>
          <table:table-cell office:value-type="float" office:value="0.524216" calcext:value-type="float">
            <text:p>0.524216</text:p>
          </table:table-cell>
          <table:table-cell office:value-type="float" office:value="44825" calcext:value-type="float">
            <text:p>44825</text:p>
          </table:table-cell>
        </table:table-row>
        <table:table-row table:style-name="ro1">
          <table:table-cell office:value-type="float" office:value="7.62957" calcext:value-type="float">
            <text:p>7.62957</text:p>
          </table:table-cell>
          <table:table-cell office:value-type="float" office:value="0.538674" calcext:value-type="float">
            <text:p>0.538674</text:p>
          </table:table-cell>
          <table:table-cell office:value-type="float" office:value="46340" calcext:value-type="float">
            <text:p>46340</text:p>
          </table:table-cell>
        </table:table-row>
        <table:table-row table:style-name="ro1">
          <table:table-cell office:value-type="float" office:value="7.65255" calcext:value-type="float">
            <text:p>7.65255</text:p>
          </table:table-cell>
          <table:table-cell office:value-type="float" office:value="0.582725" calcext:value-type="float">
            <text:p>0.582725</text:p>
          </table:table-cell>
          <table:table-cell office:value-type="float" office:value="50432" calcext:value-type="float">
            <text:p>50432</text:p>
          </table:table-cell>
        </table:table-row>
        <table:table-row table:style-name="ro1">
          <table:table-cell office:value-type="float" office:value="7.67553" calcext:value-type="float">
            <text:p>7.67553</text:p>
          </table:table-cell>
          <table:table-cell office:value-type="float" office:value="0.623575" calcext:value-type="float">
            <text:p>0.623575</text:p>
          </table:table-cell>
          <table:table-cell office:value-type="float" office:value="54292" calcext:value-type="float">
            <text:p>54292</text:p>
          </table:table-cell>
        </table:table-row>
        <table:table-row table:style-name="ro1">
          <table:table-cell office:value-type="float" office:value="7.69851" calcext:value-type="float">
            <text:p>7.69851</text:p>
          </table:table-cell>
          <table:table-cell office:value-type="float" office:value="0.670789" calcext:value-type="float">
            <text:p>0.670789</text:p>
          </table:table-cell>
          <table:table-cell office:value-type="float" office:value="58753" calcext:value-type="float">
            <text:p>58753</text:p>
          </table:table-cell>
        </table:table-row>
        <table:table-row table:style-name="ro1">
          <table:table-cell office:value-type="float" office:value="7.72149" calcext:value-type="float">
            <text:p>7.72149</text:p>
          </table:table-cell>
          <table:table-cell office:value-type="float" office:value="0.725297" calcext:value-type="float">
            <text:p>0.725297</text:p>
          </table:table-cell>
          <table:table-cell office:value-type="float" office:value="63907" calcext:value-type="float">
            <text:p>63907</text:p>
          </table:table-cell>
        </table:table-row>
        <table:table-row table:style-name="ro1">
          <table:table-cell office:value-type="float" office:value="7.74447" calcext:value-type="float">
            <text:p>7.74447</text:p>
          </table:table-cell>
          <table:table-cell office:value-type="float" office:value="0.788126" calcext:value-type="float">
            <text:p>0.788126</text:p>
          </table:table-cell>
          <table:table-cell office:value-type="float" office:value="69857" calcext:value-type="float">
            <text:p>69857</text:p>
          </table:table-cell>
        </table:table-row>
        <table:table-row table:style-name="ro1">
          <table:table-cell office:value-type="float" office:value="7.76746" calcext:value-type="float">
            <text:p>7.76746</text:p>
          </table:table-cell>
          <table:table-cell office:value-type="float" office:value="0.864198" calcext:value-type="float">
            <text:p>0.864198</text:p>
          </table:table-cell>
          <table:table-cell office:value-type="float" office:value="77055" calcext:value-type="float">
            <text:p>77055</text:p>
          </table:table-cell>
        </table:table-row>
        <table:table-row table:style-name="ro1">
          <table:table-cell office:value-type="float" office:value="7.79044" calcext:value-type="float">
            <text:p>7.79044</text:p>
          </table:table-cell>
          <table:table-cell office:value-type="float" office:value="0.968113" calcext:value-type="float">
            <text:p>0.968113</text:p>
          </table:table-cell>
          <table:table-cell office:value-type="float" office:value="86832" calcext:value-type="float">
            <text:p>86832</text:p>
          </table:table-cell>
        </table:table-row>
        <table:table-row table:style-name="ro1">
          <table:table-cell office:value-type="float" office:value="7.81342" calcext:value-type="float">
            <text:p>7.81342</text:p>
          </table:table-cell>
          <table:table-cell office:value-type="float" office:value="1.04328" calcext:value-type="float">
            <text:p>1.04328</text:p>
          </table:table-cell>
          <table:table-cell office:value-type="float" office:value="94127" calcext:value-type="float">
            <text:p>94127</text:p>
          </table:table-cell>
        </table:table-row>
        <table:table-row table:style-name="ro1">
          <table:table-cell office:value-type="float" office:value="7.8364" calcext:value-type="float">
            <text:p>7.8364</text:p>
          </table:table-cell>
          <table:table-cell office:value-type="float" office:value="1.14093" calcext:value-type="float">
            <text:p>1.14093</text:p>
          </table:table-cell>
          <table:table-cell office:value-type="float" office:value="103543" calcext:value-type="float">
            <text:p>103543</text:p>
          </table:table-cell>
        </table:table-row>
        <table:table-row table:style-name="ro1">
          <table:table-cell office:value-type="float" office:value="7.85938" calcext:value-type="float">
            <text:p>7.85938</text:p>
          </table:table-cell>
          <table:table-cell office:value-type="float" office:value="1.26416" calcext:value-type="float">
            <text:p>1.26416</text:p>
          </table:table-cell>
          <table:table-cell office:value-type="float" office:value="115401" calcext:value-type="float">
            <text:p>115401</text:p>
          </table:table-cell>
        </table:table-row>
        <table:table-row table:style-name="ro1">
          <table:table-cell office:value-type="float" office:value="7.88236" calcext:value-type="float">
            <text:p>7.88236</text:p>
          </table:table-cell>
          <table:table-cell office:value-type="float" office:value="1.40122" calcext:value-type="float">
            <text:p>1.40122</text:p>
          </table:table-cell>
          <table:table-cell office:value-type="float" office:value="128662" calcext:value-type="float">
            <text:p>128662</text:p>
          </table:table-cell>
        </table:table-row>
        <table:table-row table:style-name="ro1">
          <table:table-cell office:value-type="float" office:value="7.90534" calcext:value-type="float">
            <text:p>7.90534</text:p>
          </table:table-cell>
          <table:table-cell office:value-type="float" office:value="1.52479" calcext:value-type="float">
            <text:p>1.52479</text:p>
          </table:table-cell>
          <table:table-cell office:value-type="float" office:value="140825" calcext:value-type="float">
            <text:p>140825</text:p>
          </table:table-cell>
        </table:table-row>
        <table:table-row table:style-name="ro1">
          <table:table-cell office:value-type="float" office:value="7.92832" calcext:value-type="float">
            <text:p>7.92832</text:p>
          </table:table-cell>
          <table:table-cell office:value-type="float" office:value="1.67063" calcext:value-type="float">
            <text:p>1.67063</text:p>
          </table:table-cell>
          <table:table-cell office:value-type="float" office:value="155193" calcext:value-type="float">
            <text:p>155193</text:p>
          </table:table-cell>
        </table:table-row>
        <table:table-row table:style-name="ro1">
          <table:table-cell office:value-type="float" office:value="7.9513" calcext:value-type="float">
            <text:p>7.9513</text:p>
          </table:table-cell>
          <table:table-cell office:value-type="float" office:value="1.84235" calcext:value-type="float">
            <text:p>1.84235</text:p>
          </table:table-cell>
          <table:table-cell office:value-type="float" office:value="172139" calcext:value-type="float">
            <text:p>172139</text:p>
          </table:table-cell>
        </table:table-row>
        <table:table-row table:style-name="ro1">
          <table:table-cell office:value-type="float" office:value="7.97428" calcext:value-type="float">
            <text:p>7.97428</text:p>
          </table:table-cell>
          <table:table-cell office:value-type="float" office:value="2.03236" calcext:value-type="float">
            <text:p>2.03236</text:p>
          </table:table-cell>
          <table:table-cell office:value-type="float" office:value="190991" calcext:value-type="float">
            <text:p>190991</text:p>
          </table:table-cell>
        </table:table-row>
        <table:table-row table:style-name="ro1">
          <table:table-cell office:value-type="float" office:value="7.99726" calcext:value-type="float">
            <text:p>7.99726</text:p>
          </table:table-cell>
          <table:table-cell office:value-type="float" office:value="2.24981" calcext:value-type="float">
            <text:p>2.24981</text:p>
          </table:table-cell>
          <table:table-cell office:value-type="float" office:value="212647" calcext:value-type="float">
            <text:p>212647</text:p>
          </table:table-cell>
        </table:table-row>
        <table:table-row table:style-name="ro1">
          <table:table-cell office:value-type="float" office:value="8.02024" calcext:value-type="float">
            <text:p>8.02024</text:p>
          </table:table-cell>
          <table:table-cell office:value-type="float" office:value="2.57731" calcext:value-type="float">
            <text:p>2.57731</text:p>
          </table:table-cell>
          <table:table-cell office:value-type="float" office:value="245003" calcext:value-type="float">
            <text:p>245003</text:p>
          </table:table-cell>
        </table:table-row>
        <table:table-row table:style-name="ro1">
          <table:table-cell office:value-type="float" office:value="8.04322" calcext:value-type="float">
            <text:p>8.04322</text:p>
          </table:table-cell>
          <table:table-cell office:value-type="float" office:value="3.16847" calcext:value-type="float">
            <text:p>3.16847</text:p>
          </table:table-cell>
          <table:table-cell office:value-type="float" office:value="302928" calcext:value-type="float">
            <text:p>302928</text:p>
          </table:table-cell>
        </table:table-row>
        <table:table-row table:style-name="ro1">
          <table:table-cell office:value-type="float" office:value="8.0662" calcext:value-type="float">
            <text:p>8.0662</text:p>
          </table:table-cell>
          <table:table-cell office:value-type="float" office:value="3.74994" calcext:value-type="float">
            <text:p>3.74994</text:p>
          </table:table-cell>
          <table:table-cell office:value-type="float" office:value="360573" calcext:value-type="float">
            <text:p>360573</text:p>
          </table:table-cell>
        </table:table-row>
        <table:table-row table:style-name="ro1">
          <table:table-cell office:value-type="float" office:value="8.08918" calcext:value-type="float">
            <text:p>8.08918</text:p>
          </table:table-cell>
          <table:table-cell office:value-type="float" office:value="2.79066" calcext:value-type="float">
            <text:p>2.79066</text:p>
          </table:table-cell>
          <table:table-cell office:value-type="float" office:value="269865" calcext:value-type="float">
            <text:p>269865</text:p>
          </table:table-cell>
        </table:table-row>
        <table:table-row table:style-name="ro1">
          <table:table-cell office:value-type="float" office:value="8.11216" calcext:value-type="float">
            <text:p>8.11216</text:p>
          </table:table-cell>
          <table:table-cell office:value-type="float" office:value="2.32275" calcext:value-type="float">
            <text:p>2.32275</text:p>
          </table:table-cell>
          <table:table-cell office:value-type="float" office:value="225895" calcext:value-type="float">
            <text:p>225895</text:p>
          </table:table-cell>
        </table:table-row>
        <table:table-row table:style-name="ro1">
          <table:table-cell office:value-type="float" office:value="8.13515" calcext:value-type="float">
            <text:p>8.13515</text:p>
          </table:table-cell>
          <table:table-cell office:value-type="float" office:value="2.03168" calcext:value-type="float">
            <text:p>2.03168</text:p>
          </table:table-cell>
          <table:table-cell office:value-type="float" office:value="198708" calcext:value-type="float">
            <text:p>198708</text:p>
          </table:table-cell>
        </table:table-row>
        <table:table-row table:style-name="ro1">
          <table:table-cell office:value-type="float" office:value="8.15813" calcext:value-type="float">
            <text:p>8.15813</text:p>
          </table:table-cell>
          <table:table-cell office:value-type="float" office:value="1.83468" calcext:value-type="float">
            <text:p>1.83468</text:p>
          </table:table-cell>
          <table:table-cell office:value-type="float" office:value="180456" calcext:value-type="float">
            <text:p>180456</text:p>
          </table:table-cell>
        </table:table-row>
        <table:table-row table:style-name="ro1">
          <table:table-cell office:value-type="float" office:value="8.18111" calcext:value-type="float">
            <text:p>8.18111</text:p>
          </table:table-cell>
          <table:table-cell office:value-type="float" office:value="1.63428" calcext:value-type="float">
            <text:p>1.63428</text:p>
          </table:table-cell>
          <table:table-cell office:value-type="float" office:value="161652" calcext:value-type="float">
            <text:p>161652</text:p>
          </table:table-cell>
        </table:table-row>
        <table:table-row table:style-name="ro1">
          <table:table-cell office:value-type="float" office:value="8.20409" calcext:value-type="float">
            <text:p>8.20409</text:p>
          </table:table-cell>
          <table:table-cell office:value-type="float" office:value="1.48612" calcext:value-type="float">
            <text:p>1.48612</text:p>
          </table:table-cell>
          <table:table-cell office:value-type="float" office:value="147824" calcext:value-type="float">
            <text:p>147824</text:p>
          </table:table-cell>
        </table:table-row>
        <table:table-row table:style-name="ro1">
          <table:table-cell office:value-type="float" office:value="8.22707" calcext:value-type="float">
            <text:p>8.22707</text:p>
          </table:table-cell>
          <table:table-cell office:value-type="float" office:value="1.34595" calcext:value-type="float">
            <text:p>1.34595</text:p>
          </table:table-cell>
          <table:table-cell office:value-type="float" office:value="134632" calcext:value-type="float">
            <text:p>134632</text:p>
          </table:table-cell>
        </table:table-row>
        <table:table-row table:style-name="ro1">
          <table:table-cell office:value-type="float" office:value="8.25005" calcext:value-type="float">
            <text:p>8.25005</text:p>
          </table:table-cell>
          <table:table-cell office:value-type="float" office:value="1.22004" calcext:value-type="float">
            <text:p>1.22004</text:p>
          </table:table-cell>
          <table:table-cell office:value-type="float" office:value="122721" calcext:value-type="float">
            <text:p>122721</text:p>
          </table:table-cell>
        </table:table-row>
        <table:table-row table:style-name="ro1">
          <table:table-cell office:value-type="float" office:value="8.27303" calcext:value-type="float">
            <text:p>8.27303</text:p>
          </table:table-cell>
          <table:table-cell office:value-type="float" office:value="1.10818" calcext:value-type="float">
            <text:p>1.10818</text:p>
          </table:table-cell>
          <table:table-cell office:value-type="float" office:value="112091" calcext:value-type="float">
            <text:p>112091</text:p>
          </table:table-cell>
        </table:table-row>
        <table:table-row table:style-name="ro1">
          <table:table-cell office:value-type="float" office:value="8.29601" calcext:value-type="float">
            <text:p>8.29601</text:p>
          </table:table-cell>
          <table:table-cell office:value-type="float" office:value="0.990295" calcext:value-type="float">
            <text:p>0.990295</text:p>
          </table:table-cell>
          <table:table-cell office:value-type="float" office:value="100724" calcext:value-type="float">
            <text:p>100724</text:p>
          </table:table-cell>
        </table:table-row>
        <table:table-row table:style-name="ro1">
          <table:table-cell office:value-type="float" office:value="8.31899" calcext:value-type="float">
            <text:p>8.31899</text:p>
          </table:table-cell>
          <table:table-cell office:value-type="float" office:value="0.898466" calcext:value-type="float">
            <text:p>0.898466</text:p>
          </table:table-cell>
          <table:table-cell office:value-type="float" office:value="91891" calcext:value-type="float">
            <text:p>91891</text:p>
          </table:table-cell>
        </table:table-row>
        <table:table-row table:style-name="ro1">
          <table:table-cell office:value-type="float" office:value="8.34197" calcext:value-type="float">
            <text:p>8.34197</text:p>
          </table:table-cell>
          <table:table-cell office:value-type="float" office:value="0.810122" calcext:value-type="float">
            <text:p>0.810122</text:p>
          </table:table-cell>
          <table:table-cell office:value-type="float" office:value="83314" calcext:value-type="float">
            <text:p>83314</text:p>
          </table:table-cell>
        </table:table-row>
        <table:table-row table:style-name="ro1">
          <table:table-cell office:value-type="float" office:value="8.36495" calcext:value-type="float">
            <text:p>8.36495</text:p>
          </table:table-cell>
          <table:table-cell office:value-type="float" office:value="0.733411" calcext:value-type="float">
            <text:p>0.733411</text:p>
          </table:table-cell>
          <table:table-cell office:value-type="float" office:value="75841" calcext:value-type="float">
            <text:p>75841</text:p>
          </table:table-cell>
        </table:table-row>
        <table:table-row table:style-name="ro1">
          <table:table-cell office:value-type="float" office:value="8.38793" calcext:value-type="float">
            <text:p>8.38793</text:p>
          </table:table-cell>
          <table:table-cell office:value-type="float" office:value="0.67252" calcext:value-type="float">
            <text:p>0.67252</text:p>
          </table:table-cell>
          <table:table-cell office:value-type="float" office:value="69927" calcext:value-type="float">
            <text:p>69927</text:p>
          </table:table-cell>
        </table:table-row>
        <table:table-row table:style-name="ro1">
          <table:table-cell office:value-type="float" office:value="8.41091" calcext:value-type="float">
            <text:p>8.41091</text:p>
          </table:table-cell>
          <table:table-cell office:value-type="float" office:value="0.613076" calcext:value-type="float">
            <text:p>0.613076</text:p>
          </table:table-cell>
          <table:table-cell office:value-type="float" office:value="64096" calcext:value-type="float">
            <text:p>64096</text:p>
          </table:table-cell>
        </table:table-row>
        <table:table-row table:style-name="ro1">
          <table:table-cell office:value-type="float" office:value="8.43389" calcext:value-type="float">
            <text:p>8.43389</text:p>
          </table:table-cell>
          <table:table-cell office:value-type="float" office:value="0.558199" calcext:value-type="float">
            <text:p>0.558199</text:p>
          </table:table-cell>
          <table:table-cell office:value-type="float" office:value="58678" calcext:value-type="float">
            <text:p>58678</text:p>
          </table:table-cell>
        </table:table-row>
        <table:table-row table:style-name="ro1">
          <table:table-cell office:value-type="float" office:value="8.45687" calcext:value-type="float">
            <text:p>8.45687</text:p>
          </table:table-cell>
          <table:table-cell office:value-type="float" office:value="0.522036" calcext:value-type="float">
            <text:p>0.522036</text:p>
          </table:table-cell>
          <table:table-cell office:value-type="float" office:value="55176" calcext:value-type="float">
            <text:p>55176</text:p>
          </table:table-cell>
        </table:table-row>
        <table:table-row table:style-name="ro1">
          <table:table-cell office:value-type="float" office:value="8.47985" calcext:value-type="float">
            <text:p>8.47985</text:p>
          </table:table-cell>
          <table:table-cell office:value-type="float" office:value="0.49353" calcext:value-type="float">
            <text:p>0.49353</text:p>
          </table:table-cell>
          <table:table-cell office:value-type="float" office:value="52447" calcext:value-type="float">
            <text:p>52447</text:p>
          </table:table-cell>
        </table:table-row>
        <table:table-row table:style-name="ro1">
          <table:table-cell office:value-type="float" office:value="8.50284" calcext:value-type="float">
            <text:p>8.50284</text:p>
          </table:table-cell>
          <table:table-cell office:value-type="float" office:value="0.470519" calcext:value-type="float">
            <text:p>0.470519</text:p>
          </table:table-cell>
          <table:table-cell office:value-type="float" office:value="50273" calcext:value-type="float">
            <text:p>50273</text:p>
          </table:table-cell>
        </table:table-row>
        <table:table-row table:style-name="ro1">
          <table:table-cell office:value-type="float" office:value="8.52582" calcext:value-type="float">
            <text:p>8.52582</text:p>
          </table:table-cell>
          <table:table-cell office:value-type="float" office:value="0.453641" calcext:value-type="float">
            <text:p>0.453641</text:p>
          </table:table-cell>
          <table:table-cell office:value-type="float" office:value="48732" calcext:value-type="float">
            <text:p>48732</text:p>
          </table:table-cell>
        </table:table-row>
        <table:table-row table:style-name="ro1">
          <table:table-cell office:value-type="float" office:value="8.5488" calcext:value-type="float">
            <text:p>8.5488</text:p>
          </table:table-cell>
          <table:table-cell office:value-type="float" office:value="0.458964" calcext:value-type="float">
            <text:p>0.458964</text:p>
          </table:table-cell>
          <table:table-cell office:value-type="float" office:value="49570" calcext:value-type="float">
            <text:p>49570</text:p>
          </table:table-cell>
        </table:table-row>
        <table:table-row table:style-name="ro1">
          <table:table-cell office:value-type="float" office:value="8.57178" calcext:value-type="float">
            <text:p>8.57178</text:p>
          </table:table-cell>
          <table:table-cell office:value-type="float" office:value="0.473986" calcext:value-type="float">
            <text:p>0.473986</text:p>
          </table:table-cell>
          <table:table-cell office:value-type="float" office:value="51468" calcext:value-type="float">
            <text:p>51468</text:p>
          </table:table-cell>
        </table:table-row>
        <table:table-row table:style-name="ro1">
          <table:table-cell office:value-type="float" office:value="8.59476" calcext:value-type="float">
            <text:p>8.59476</text:p>
          </table:table-cell>
          <table:table-cell office:value-type="float" office:value="0.511979" calcext:value-type="float">
            <text:p>0.511979</text:p>
          </table:table-cell>
          <table:table-cell office:value-type="float" office:value="55892" calcext:value-type="float">
            <text:p>55892</text:p>
          </table:table-cell>
        </table:table-row>
        <table:table-row table:style-name="ro1">
          <table:table-cell office:value-type="float" office:value="8.61774" calcext:value-type="float">
            <text:p>8.61774</text:p>
          </table:table-cell>
          <table:table-cell office:value-type="float" office:value="0.603591" calcext:value-type="float">
            <text:p>0.603591</text:p>
          </table:table-cell>
          <table:table-cell office:value-type="float" office:value="66246" calcext:value-type="float">
            <text:p>66246</text:p>
          </table:table-cell>
        </table:table-row>
        <table:table-row table:style-name="ro1">
          <table:table-cell office:value-type="float" office:value="8.64072" calcext:value-type="float">
            <text:p>8.64072</text:p>
          </table:table-cell>
          <table:table-cell office:value-type="float" office:value="0.507191" calcext:value-type="float">
            <text:p>0.507191</text:p>
          </table:table-cell>
          <table:table-cell office:value-type="float" office:value="55963" calcext:value-type="float">
            <text:p>55963</text:p>
          </table:table-cell>
        </table:table-row>
        <table:table-row table:style-name="ro1">
          <table:table-cell office:value-type="float" office:value="8.6637" calcext:value-type="float">
            <text:p>8.6637</text:p>
          </table:table-cell>
          <table:table-cell office:value-type="float" office:value="0.462449" calcext:value-type="float">
            <text:p>0.462449</text:p>
          </table:table-cell>
          <table:table-cell office:value-type="float" office:value="51298" calcext:value-type="float">
            <text:p>51298</text:p>
          </table:table-cell>
        </table:table-row>
        <table:table-row table:style-name="ro1">
          <table:table-cell office:value-type="float" office:value="8.68668" calcext:value-type="float">
            <text:p>8.68668</text:p>
          </table:table-cell>
          <table:table-cell office:value-type="float" office:value="0.444734" calcext:value-type="float">
            <text:p>0.444734</text:p>
          </table:table-cell>
          <table:table-cell office:value-type="float" office:value="49595" calcext:value-type="float">
            <text:p>49595</text:p>
          </table:table-cell>
        </table:table-row>
        <table:table-row table:style-name="ro1">
          <table:table-cell office:value-type="float" office:value="8.70966" calcext:value-type="float">
            <text:p>8.70966</text:p>
          </table:table-cell>
          <table:table-cell office:value-type="float" office:value="0.435923" calcext:value-type="float">
            <text:p>0.435923</text:p>
          </table:table-cell>
          <table:table-cell office:value-type="float" office:value="48870" calcext:value-type="float">
            <text:p>48870</text:p>
          </table:table-cell>
        </table:table-row>
        <table:table-row table:style-name="ro1">
          <table:table-cell office:value-type="float" office:value="8.73264" calcext:value-type="float">
            <text:p>8.73264</text:p>
          </table:table-cell>
          <table:table-cell office:value-type="float" office:value="0.433002" calcext:value-type="float">
            <text:p>0.433002</text:p>
          </table:table-cell>
          <table:table-cell office:value-type="float" office:value="48799" calcext:value-type="float">
            <text:p>48799</text:p>
          </table:table-cell>
        </table:table-row>
        <table:table-row table:style-name="ro1">
          <table:table-cell office:value-type="float" office:value="8.75562" calcext:value-type="float">
            <text:p>8.75562</text:p>
          </table:table-cell>
          <table:table-cell office:value-type="float" office:value="0.437661" calcext:value-type="float">
            <text:p>0.437661</text:p>
          </table:table-cell>
          <table:table-cell office:value-type="float" office:value="49584" calcext:value-type="float">
            <text:p>49584</text:p>
          </table:table-cell>
        </table:table-row>
        <table:table-row table:style-name="ro1">
          <table:table-cell office:value-type="float" office:value="8.7786" calcext:value-type="float">
            <text:p>8.7786</text:p>
          </table:table-cell>
          <table:table-cell office:value-type="float" office:value="0.45368" calcext:value-type="float">
            <text:p>0.45368</text:p>
          </table:table-cell>
          <table:table-cell office:value-type="float" office:value="51669" calcext:value-type="float">
            <text:p>51669</text:p>
          </table:table-cell>
        </table:table-row>
        <table:table-row table:style-name="ro1">
          <table:table-cell office:value-type="float" office:value="8.80158" calcext:value-type="float">
            <text:p>8.80158</text:p>
          </table:table-cell>
          <table:table-cell office:value-type="float" office:value="0.492096" calcext:value-type="float">
            <text:p>0.492096</text:p>
          </table:table-cell>
          <table:table-cell office:value-type="float" office:value="56338" calcext:value-type="float">
            <text:p>56338</text:p>
          </table:table-cell>
        </table:table-row>
        <table:table-row table:style-name="ro1">
          <table:table-cell office:value-type="float" office:value="8.82456" calcext:value-type="float">
            <text:p>8.82456</text:p>
          </table:table-cell>
          <table:table-cell office:value-type="float" office:value="0.524502" calcext:value-type="float">
            <text:p>0.524502</text:p>
          </table:table-cell>
          <table:table-cell office:value-type="float" office:value="60362" calcext:value-type="float">
            <text:p>60362</text:p>
          </table:table-cell>
        </table:table-row>
        <table:table-row table:style-name="ro1">
          <table:table-cell office:value-type="float" office:value="8.84755" calcext:value-type="float">
            <text:p>8.84755</text:p>
          </table:table-cell>
          <table:table-cell office:value-type="float" office:value="0.564059" calcext:value-type="float">
            <text:p>0.564059</text:p>
          </table:table-cell>
          <table:table-cell office:value-type="float" office:value="65253" calcext:value-type="float">
            <text:p>65253</text:p>
          </table:table-cell>
        </table:table-row>
        <table:table-row table:style-name="ro1">
          <table:table-cell office:value-type="float" office:value="8.87053" calcext:value-type="float">
            <text:p>8.87053</text:p>
          </table:table-cell>
          <table:table-cell office:value-type="float" office:value="0.604731" calcext:value-type="float">
            <text:p>0.604731</text:p>
          </table:table-cell>
          <table:table-cell office:value-type="float" office:value="70322" calcext:value-type="float">
            <text:p>70322</text:p>
          </table:table-cell>
        </table:table-row>
        <table:table-row table:style-name="ro1">
          <table:table-cell office:value-type="float" office:value="8.89351" calcext:value-type="float">
            <text:p>8.89351</text:p>
          </table:table-cell>
          <table:table-cell office:value-type="float" office:value="0.652119" calcext:value-type="float">
            <text:p>0.652119</text:p>
          </table:table-cell>
          <table:table-cell office:value-type="float" office:value="76226" calcext:value-type="float">
            <text:p>76226</text:p>
          </table:table-cell>
        </table:table-row>
        <table:table-row table:style-name="ro1">
          <table:table-cell office:value-type="float" office:value="8.91649" calcext:value-type="float">
            <text:p>8.91649</text:p>
          </table:table-cell>
          <table:table-cell office:value-type="float" office:value="0.70222" calcext:value-type="float">
            <text:p>0.70222</text:p>
          </table:table-cell>
          <table:table-cell office:value-type="float" office:value="82507" calcext:value-type="float">
            <text:p>82507</text:p>
          </table:table-cell>
        </table:table-row>
        <table:table-row table:style-name="ro1">
          <table:table-cell office:value-type="float" office:value="8.93947" calcext:value-type="float">
            <text:p>8.93947</text:p>
          </table:table-cell>
          <table:table-cell office:value-type="float" office:value="0.773169" calcext:value-type="float">
            <text:p>0.773169</text:p>
          </table:table-cell>
          <table:table-cell office:value-type="float" office:value="91312" calcext:value-type="float">
            <text:p>91312</text:p>
          </table:table-cell>
        </table:table-row>
        <table:table-row table:style-name="ro1">
          <table:table-cell office:value-type="float" office:value="8.96245" calcext:value-type="float">
            <text:p>8.96245</text:p>
          </table:table-cell>
          <table:table-cell office:value-type="float" office:value="0.838833" calcext:value-type="float">
            <text:p>0.838833</text:p>
          </table:table-cell>
          <table:table-cell office:value-type="float" office:value="99577" calcext:value-type="float">
            <text:p>99577</text:p>
          </table:table-cell>
        </table:table-row>
        <table:table-row table:style-name="ro1">
          <table:table-cell office:value-type="float" office:value="8.98543" calcext:value-type="float">
            <text:p>8.98543</text:p>
          </table:table-cell>
          <table:table-cell office:value-type="float" office:value="0.905702" calcext:value-type="float">
            <text:p>0.905702</text:p>
          </table:table-cell>
          <table:table-cell office:value-type="float" office:value="108067" calcext:value-type="float">
            <text:p>108067</text:p>
          </table:table-cell>
        </table:table-row>
        <table:table-row table:style-name="ro1">
          <table:table-cell office:value-type="float" office:value="9.00841" calcext:value-type="float">
            <text:p>9.00841</text:p>
          </table:table-cell>
          <table:table-cell office:value-type="float" office:value="0.983035" calcext:value-type="float">
            <text:p>0.983035</text:p>
          </table:table-cell>
          <table:table-cell office:value-type="float" office:value="117895" calcext:value-type="float">
            <text:p>117895</text:p>
          </table:table-cell>
        </table:table-row>
        <table:table-row table:style-name="ro1">
          <table:table-cell office:value-type="float" office:value="9.03139" calcext:value-type="float">
            <text:p>9.03139</text:p>
          </table:table-cell>
          <table:table-cell office:value-type="float" office:value="1.08218" calcext:value-type="float">
            <text:p>1.08218</text:p>
          </table:table-cell>
          <table:table-cell office:value-type="float" office:value="130448" calcext:value-type="float">
            <text:p>130448</text:p>
          </table:table-cell>
        </table:table-row>
        <table:table-row table:style-name="ro1">
          <table:table-cell office:value-type="float" office:value="9.05437" calcext:value-type="float">
            <text:p>9.05437</text:p>
          </table:table-cell>
          <table:table-cell office:value-type="float" office:value="1.20176" calcext:value-type="float">
            <text:p>1.20176</text:p>
          </table:table-cell>
          <table:table-cell office:value-type="float" office:value="145601" calcext:value-type="float">
            <text:p>145601</text:p>
          </table:table-cell>
        </table:table-row>
        <table:table-row table:style-name="ro1">
          <table:table-cell office:value-type="float" office:value="9.07735" calcext:value-type="float">
            <text:p>9.07735</text:p>
          </table:table-cell>
          <table:table-cell office:value-type="float" office:value="1.34302" calcext:value-type="float">
            <text:p>1.34302</text:p>
          </table:table-cell>
          <table:table-cell office:value-type="float" office:value="163543" calcext:value-type="float">
            <text:p>163543</text:p>
          </table:table-cell>
        </table:table-row>
        <table:table-row table:style-name="ro1">
          <table:table-cell office:value-type="float" office:value="9.10033" calcext:value-type="float">
            <text:p>9.10033</text:p>
          </table:table-cell>
          <table:table-cell office:value-type="float" office:value="1.5445" calcext:value-type="float">
            <text:p>1.5445</text:p>
          </table:table-cell>
          <table:table-cell office:value-type="float" office:value="189031" calcext:value-type="float">
            <text:p>189031</text:p>
          </table:table-cell>
        </table:table-row>
        <table:table-row table:style-name="ro1">
          <table:table-cell office:value-type="float" office:value="9.12331" calcext:value-type="float">
            <text:p>9.12331</text:p>
          </table:table-cell>
          <table:table-cell office:value-type="float" office:value="1.90105" calcext:value-type="float">
            <text:p>1.90105</text:p>
          </table:table-cell>
          <table:table-cell office:value-type="float" office:value="233845" calcext:value-type="float">
            <text:p>233845</text:p>
          </table:table-cell>
        </table:table-row>
        <table:table-row table:style-name="ro1">
          <table:table-cell office:value-type="float" office:value="9.14629" calcext:value-type="float">
            <text:p>9.14629</text:p>
          </table:table-cell>
          <table:table-cell office:value-type="float" office:value="2.22307" calcext:value-type="float">
            <text:p>2.22307</text:p>
          </table:table-cell>
          <table:table-cell office:value-type="float" office:value="274836" calcext:value-type="float">
            <text:p>274836</text:p>
          </table:table-cell>
        </table:table-row>
        <table:table-row table:style-name="ro1">
          <table:table-cell office:value-type="float" office:value="9.16927" calcext:value-type="float">
            <text:p>9.16927</text:p>
          </table:table-cell>
          <table:table-cell office:value-type="float" office:value="1.68424" calcext:value-type="float">
            <text:p>1.68424</text:p>
          </table:table-cell>
          <table:table-cell office:value-type="float" office:value="209268" calcext:value-type="float">
            <text:p>209268</text:p>
          </table:table-cell>
        </table:table-row>
        <table:table-row table:style-name="ro1">
          <table:table-cell office:value-type="float" office:value="9.19225" calcext:value-type="float">
            <text:p>9.19225</text:p>
          </table:table-cell>
          <table:table-cell office:value-type="float" office:value="1.44004" calcext:value-type="float">
            <text:p>1.44004</text:p>
          </table:table-cell>
          <table:table-cell office:value-type="float" office:value="179824" calcext:value-type="float">
            <text:p>179824</text:p>
          </table:table-cell>
        </table:table-row>
        <table:table-row table:style-name="ro1">
          <table:table-cell office:value-type="float" office:value="9.21524" calcext:value-type="float">
            <text:p>9.21524</text:p>
          </table:table-cell>
          <table:table-cell office:value-type="float" office:value="1.29281" calcext:value-type="float">
            <text:p>1.29281</text:p>
          </table:table-cell>
          <table:table-cell office:value-type="float" office:value="162247" calcext:value-type="float">
            <text:p>162247</text:p>
          </table:table-cell>
        </table:table-row>
        <table:table-row table:style-name="ro1">
          <table:table-cell office:value-type="float" office:value="9.23822" calcext:value-type="float">
            <text:p>9.23822</text:p>
          </table:table-cell>
          <table:table-cell office:value-type="float" office:value="1.18584" calcext:value-type="float">
            <text:p>1.18584</text:p>
          </table:table-cell>
          <table:table-cell office:value-type="float" office:value="149566" calcext:value-type="float">
            <text:p>149566</text:p>
          </table:table-cell>
        </table:table-row>
        <table:table-row table:style-name="ro1">
          <table:table-cell office:value-type="float" office:value="9.2612" calcext:value-type="float">
            <text:p>9.2612</text:p>
          </table:table-cell>
          <table:table-cell office:value-type="float" office:value="1.10057" calcext:value-type="float">
            <text:p>1.10057</text:p>
          </table:table-cell>
          <table:table-cell office:value-type="float" office:value="139503" calcext:value-type="float">
            <text:p>139503</text:p>
          </table:table-cell>
        </table:table-row>
        <table:table-row table:style-name="ro1">
          <table:table-cell office:value-type="float" office:value="9.28418" calcext:value-type="float">
            <text:p>9.28418</text:p>
          </table:table-cell>
          <table:table-cell office:value-type="float" office:value="1.02789" calcext:value-type="float">
            <text:p>1.02789</text:p>
          </table:table-cell>
          <table:table-cell office:value-type="float" office:value="130937" calcext:value-type="float">
            <text:p>130937</text:p>
          </table:table-cell>
        </table:table-row>
        <table:table-row table:style-name="ro1">
          <table:table-cell office:value-type="float" office:value="9.30716" calcext:value-type="float">
            <text:p>9.30716</text:p>
          </table:table-cell>
          <table:table-cell office:value-type="float" office:value="0.980721" calcext:value-type="float">
            <text:p>0.980721</text:p>
          </table:table-cell>
          <table:table-cell office:value-type="float" office:value="125548" calcext:value-type="float">
            <text:p>125548</text:p>
          </table:table-cell>
        </table:table-row>
        <table:table-row table:style-name="ro1">
          <table:table-cell office:value-type="float" office:value="9.33014" calcext:value-type="float">
            <text:p>9.33014</text:p>
          </table:table-cell>
          <table:table-cell office:value-type="float" office:value="0.923879" calcext:value-type="float">
            <text:p>0.923879</text:p>
          </table:table-cell>
          <table:table-cell office:value-type="float" office:value="118856" calcext:value-type="float">
            <text:p>118856</text:p>
          </table:table-cell>
        </table:table-row>
        <table:table-row table:style-name="ro1">
          <table:table-cell office:value-type="float" office:value="9.35312" calcext:value-type="float">
            <text:p>9.35312</text:p>
          </table:table-cell>
          <table:table-cell office:value-type="float" office:value="0.891413" calcext:value-type="float">
            <text:p>0.891413</text:p>
          </table:table-cell>
          <table:table-cell office:value-type="float" office:value="115245" calcext:value-type="float">
            <text:p>115245</text:p>
          </table:table-cell>
        </table:table-row>
        <table:table-row table:style-name="ro1">
          <table:table-cell office:value-type="float" office:value="9.3761" calcext:value-type="float">
            <text:p>9.3761</text:p>
          </table:table-cell>
          <table:table-cell office:value-type="float" office:value="0.864882" calcext:value-type="float">
            <text:p>0.864882</text:p>
          </table:table-cell>
          <table:table-cell office:value-type="float" office:value="112365" calcext:value-type="float">
            <text:p>112365</text:p>
          </table:table-cell>
        </table:table-row>
        <table:table-row table:style-name="ro1">
          <table:table-cell office:value-type="float" office:value="9.39908" calcext:value-type="float">
            <text:p>9.39908</text:p>
          </table:table-cell>
          <table:table-cell office:value-type="float" office:value="0.836116" calcext:value-type="float">
            <text:p>0.836116</text:p>
          </table:table-cell>
          <table:table-cell office:value-type="float" office:value="109161" calcext:value-type="float">
            <text:p>109161</text:p>
          </table:table-cell>
        </table:table-row>
        <table:table-row table:style-name="ro1">
          <table:table-cell office:value-type="float" office:value="9.42206" calcext:value-type="float">
            <text:p>9.42206</text:p>
          </table:table-cell>
          <table:table-cell office:value-type="float" office:value="0.827332" calcext:value-type="float">
            <text:p>0.827332</text:p>
          </table:table-cell>
          <table:table-cell office:value-type="float" office:value="108543" calcext:value-type="float">
            <text:p>108543</text:p>
          </table:table-cell>
        </table:table-row>
        <table:table-row table:style-name="ro1">
          <table:table-cell office:value-type="float" office:value="9.44504" calcext:value-type="float">
            <text:p>9.44504</text:p>
          </table:table-cell>
          <table:table-cell office:value-type="float" office:value="0.822234" calcext:value-type="float">
            <text:p>0.822234</text:p>
          </table:table-cell>
          <table:table-cell office:value-type="float" office:value="108401" calcext:value-type="float">
            <text:p>108401</text:p>
          </table:table-cell>
        </table:table-row>
        <table:table-row table:style-name="ro1">
          <table:table-cell office:value-type="float" office:value="9.46802" calcext:value-type="float">
            <text:p>9.46802</text:p>
          </table:table-cell>
          <table:table-cell office:value-type="float" office:value="0.826702" calcext:value-type="float">
            <text:p>0.826702</text:p>
          </table:table-cell>
          <table:table-cell office:value-type="float" office:value="109521" calcext:value-type="float">
            <text:p>109521</text:p>
          </table:table-cell>
        </table:table-row>
        <table:table-row table:style-name="ro1">
          <table:table-cell office:value-type="float" office:value="9.491" calcext:value-type="float">
            <text:p>9.491</text:p>
          </table:table-cell>
          <table:table-cell office:value-type="float" office:value="0.836074" calcext:value-type="float">
            <text:p>0.836074</text:p>
          </table:table-cell>
          <table:table-cell office:value-type="float" office:value="111301" calcext:value-type="float">
            <text:p>111301</text:p>
          </table:table-cell>
        </table:table-row>
        <table:table-row table:style-name="ro1">
          <table:table-cell office:value-type="float" office:value="9.51398" calcext:value-type="float">
            <text:p>9.51398</text:p>
          </table:table-cell>
          <table:table-cell office:value-type="float" office:value="0.854557" calcext:value-type="float">
            <text:p>0.854557</text:p>
          </table:table-cell>
          <table:table-cell office:value-type="float" office:value="114313" calcext:value-type="float">
            <text:p>114313</text:p>
          </table:table-cell>
        </table:table-row>
        <table:table-row table:style-name="ro1">
          <table:table-cell office:value-type="float" office:value="9.53696" calcext:value-type="float">
            <text:p>9.53696</text:p>
          </table:table-cell>
          <table:table-cell office:value-type="float" office:value="0.884502" calcext:value-type="float">
            <text:p>0.884502</text:p>
          </table:table-cell>
          <table:table-cell office:value-type="float" office:value="118891" calcext:value-type="float">
            <text:p>118891</text:p>
          </table:table-cell>
        </table:table-row>
        <table:table-row table:style-name="ro1">
          <table:table-cell office:value-type="float" office:value="9.55994" calcext:value-type="float">
            <text:p>9.55994</text:p>
          </table:table-cell>
          <table:table-cell office:value-type="float" office:value="0.931586" calcext:value-type="float">
            <text:p>0.931586</text:p>
          </table:table-cell>
          <table:table-cell office:value-type="float" office:value="125824" calcext:value-type="float">
            <text:p>125824</text:p>
          </table:table-cell>
        </table:table-row>
        <table:table-row table:style-name="ro1">
          <table:table-cell office:value-type="float" office:value="9.58293" calcext:value-type="float">
            <text:p>9.58293</text:p>
          </table:table-cell>
          <table:table-cell office:value-type="float" office:value="1.00311" calcext:value-type="float">
            <text:p>1.00311</text:p>
          </table:table-cell>
          <table:table-cell office:value-type="float" office:value="136136" calcext:value-type="float">
            <text:p>136136</text:p>
          </table:table-cell>
        </table:table-row>
        <table:table-row table:style-name="ro1">
          <table:table-cell office:value-type="float" office:value="9.60591" calcext:value-type="float">
            <text:p>9.60591</text:p>
          </table:table-cell>
          <table:table-cell office:value-type="float" office:value="1.1304" calcext:value-type="float">
            <text:p>1.1304</text:p>
          </table:table-cell>
          <table:table-cell office:value-type="float" office:value="154148" calcext:value-type="float">
            <text:p>154148</text:p>
          </table:table-cell>
        </table:table-row>
        <table:table-row table:style-name="ro1">
          <table:table-cell office:value-type="float" office:value="9.62889" calcext:value-type="float">
            <text:p>9.62889</text:p>
          </table:table-cell>
          <table:table-cell office:value-type="float" office:value="1.44555" calcext:value-type="float">
            <text:p>1.44555</text:p>
          </table:table-cell>
          <table:table-cell office:value-type="float" office:value="198069" calcext:value-type="float">
            <text:p>198069</text:p>
          </table:table-cell>
        </table:table-row>
        <table:table-row table:style-name="ro1">
          <table:table-cell office:value-type="float" office:value="9.65187" calcext:value-type="float">
            <text:p>9.65187</text:p>
          </table:table-cell>
          <table:table-cell office:value-type="float" office:value="1.25862" calcext:value-type="float">
            <text:p>1.25862</text:p>
          </table:table-cell>
          <table:table-cell office:value-type="float" office:value="173279" calcext:value-type="float">
            <text:p>173279</text:p>
          </table:table-cell>
        </table:table-row>
        <table:table-row table:style-name="ro1">
          <table:table-cell office:value-type="float" office:value="9.67485" calcext:value-type="float">
            <text:p>9.67485</text:p>
          </table:table-cell>
          <table:table-cell office:value-type="float" office:value="1.04395" calcext:value-type="float">
            <text:p>1.04395</text:p>
          </table:table-cell>
          <table:table-cell office:value-type="float" office:value="144410" calcext:value-type="float">
            <text:p>144410</text:p>
          </table:table-cell>
        </table:table-row>
        <table:table-row table:style-name="ro1">
          <table:table-cell office:value-type="float" office:value="9.69783" calcext:value-type="float">
            <text:p>9.69783</text:p>
          </table:table-cell>
          <table:table-cell office:value-type="float" office:value="0.930285" calcext:value-type="float">
            <text:p>0.930285</text:p>
          </table:table-cell>
          <table:table-cell office:value-type="float" office:value="129299" calcext:value-type="float">
            <text:p>129299</text:p>
          </table:table-cell>
        </table:table-row>
        <table:table-row table:style-name="ro1">
          <table:table-cell office:value-type="float" office:value="9.72081" calcext:value-type="float">
            <text:p>9.72081</text:p>
          </table:table-cell>
          <table:table-cell office:value-type="float" office:value="0.852866" calcext:value-type="float">
            <text:p>0.852866</text:p>
          </table:table-cell>
          <table:table-cell office:value-type="float" office:value="119101" calcext:value-type="float">
            <text:p>119101</text:p>
          </table:table-cell>
        </table:table-row>
        <table:table-row table:style-name="ro1">
          <table:table-cell office:value-type="float" office:value="9.74379" calcext:value-type="float">
            <text:p>9.74379</text:p>
          </table:table-cell>
          <table:table-cell office:value-type="float" office:value="0.79414" calcext:value-type="float">
            <text:p>0.79414</text:p>
          </table:table-cell>
          <table:table-cell office:value-type="float" office:value="111425" calcext:value-type="float">
            <text:p>111425</text:p>
          </table:table-cell>
        </table:table-row>
        <table:table-row table:style-name="ro1">
          <table:table-cell office:value-type="float" office:value="9.76677" calcext:value-type="float">
            <text:p>9.76677</text:p>
          </table:table-cell>
          <table:table-cell office:value-type="float" office:value="0.748796" calcext:value-type="float">
            <text:p>0.748796</text:p>
          </table:table-cell>
          <table:table-cell office:value-type="float" office:value="105559" calcext:value-type="float">
            <text:p>105559</text:p>
          </table:table-cell>
        </table:table-row>
        <table:table-row table:style-name="ro1">
          <table:table-cell office:value-type="float" office:value="9.78975" calcext:value-type="float">
            <text:p>9.78975</text:p>
          </table:table-cell>
          <table:table-cell office:value-type="float" office:value="0.718413" calcext:value-type="float">
            <text:p>0.718413</text:p>
          </table:table-cell>
          <table:table-cell office:value-type="float" office:value="101753" calcext:value-type="float">
            <text:p>101753</text:p>
          </table:table-cell>
        </table:table-row>
        <table:table-row table:style-name="ro1">
          <table:table-cell office:value-type="float" office:value="9.81273" calcext:value-type="float">
            <text:p>9.81273</text:p>
          </table:table-cell>
          <table:table-cell office:value-type="float" office:value="0.701447" calcext:value-type="float">
            <text:p>0.701447</text:p>
          </table:table-cell>
          <table:table-cell office:value-type="float" office:value="99817" calcext:value-type="float">
            <text:p>99817</text:p>
          </table:table-cell>
        </table:table-row>
        <table:table-row table:style-name="ro1">
          <table:table-cell office:value-type="float" office:value="9.83571" calcext:value-type="float">
            <text:p>9.83571</text:p>
          </table:table-cell>
          <table:table-cell office:value-type="float" office:value="0.686975" calcext:value-type="float">
            <text:p>0.686975</text:p>
          </table:table-cell>
          <table:table-cell office:value-type="float" office:value="98216" calcext:value-type="float">
            <text:p>98216</text:p>
          </table:table-cell>
        </table:table-row>
        <table:table-row table:style-name="ro1">
          <table:table-cell office:value-type="float" office:value="9.85869" calcext:value-type="float">
            <text:p>9.85869</text:p>
          </table:table-cell>
          <table:table-cell office:value-type="float" office:value="0.673444" calcext:value-type="float">
            <text:p>0.673444</text:p>
          </table:table-cell>
          <table:table-cell office:value-type="float" office:value="96732" calcext:value-type="float">
            <text:p>96732</text:p>
          </table:table-cell>
        </table:table-row>
        <table:table-row table:style-name="ro1">
          <table:table-cell office:value-type="float" office:value="9.88167" calcext:value-type="float">
            <text:p>9.88167</text:p>
          </table:table-cell>
          <table:table-cell office:value-type="float" office:value="0.671535" calcext:value-type="float">
            <text:p>0.671535</text:p>
          </table:table-cell>
          <table:table-cell office:value-type="float" office:value="96908" calcext:value-type="float">
            <text:p>96908</text:p>
          </table:table-cell>
        </table:table-row>
        <table:table-row table:style-name="ro1">
          <table:table-cell office:value-type="float" office:value="9.90465" calcext:value-type="float">
            <text:p>9.90465</text:p>
          </table:table-cell>
          <table:table-cell office:value-type="float" office:value="0.669788" calcext:value-type="float">
            <text:p>0.669788</text:p>
          </table:table-cell>
          <table:table-cell office:value-type="float" office:value="97106" calcext:value-type="float">
            <text:p>97106</text:p>
          </table:table-cell>
        </table:table-row>
        <table:table-row table:style-name="ro1">
          <table:table-cell office:value-type="float" office:value="9.92764" calcext:value-type="float">
            <text:p>9.92764</text:p>
          </table:table-cell>
          <table:table-cell office:value-type="float" office:value="0.674428" calcext:value-type="float">
            <text:p>0.674428</text:p>
          </table:table-cell>
          <table:table-cell office:value-type="float" office:value="98233" calcext:value-type="float">
            <text:p>98233</text:p>
          </table:table-cell>
        </table:table-row>
        <table:table-row table:style-name="ro1">
          <table:table-cell office:value-type="float" office:value="9.95062" calcext:value-type="float">
            <text:p>9.95062</text:p>
          </table:table-cell>
          <table:table-cell office:value-type="float" office:value="0.700067" calcext:value-type="float">
            <text:p>0.700067</text:p>
          </table:table-cell>
          <table:table-cell office:value-type="float" office:value="102440" calcext:value-type="float">
            <text:p>102440</text:p>
          </table:table-cell>
        </table:table-row>
        <table:table-row table:style-name="ro1">
          <table:table-cell office:value-type="float" office:value="9.9736" calcext:value-type="float">
            <text:p>9.9736</text:p>
          </table:table-cell>
          <table:table-cell office:value-type="float" office:value="0.723544" calcext:value-type="float">
            <text:p>0.723544</text:p>
          </table:table-cell>
          <table:table-cell office:value-type="float" office:value="106365" calcext:value-type="float">
            <text:p>106365</text:p>
          </table:table-cell>
        </table:table-row>
        <table:table-row table:style-name="ro1">
          <table:table-cell office:value-type="float" office:value="9.99658" calcext:value-type="float">
            <text:p>9.99658</text:p>
          </table:table-cell>
          <table:table-cell office:value-type="float" office:value="0.760666" calcext:value-type="float">
            <text:p>0.760666</text:p>
          </table:table-cell>
          <table:table-cell office:value-type="float" office:value="112338" calcext:value-type="float">
            <text:p>112338</text:p>
          </table:table-cell>
        </table:table-row>
        <table:table-row table:style-name="ro1">
          <table:table-cell office:value-type="float" office:value="10.0196" calcext:value-type="float">
            <text:p>10.0196</text:p>
          </table:table-cell>
          <table:table-cell office:value-type="float" office:value="0.803351" calcext:value-type="float">
            <text:p>0.803351</text:p>
          </table:table-cell>
          <table:table-cell office:value-type="float" office:value="119188" calcext:value-type="float">
            <text:p>119188</text:p>
          </table:table-cell>
        </table:table-row>
        <table:table-row table:style-name="ro1">
          <table:table-cell office:value-type="float" office:value="10.0425" calcext:value-type="float">
            <text:p>10.0425</text:p>
          </table:table-cell>
          <table:table-cell office:value-type="float" office:value="0.869524" calcext:value-type="float">
            <text:p>0.869524</text:p>
          </table:table-cell>
          <table:table-cell office:value-type="float" office:value="129598" calcext:value-type="float">
            <text:p>129598</text:p>
          </table:table-cell>
        </table:table-row>
        <table:table-row table:style-name="ro1">
          <table:table-cell office:value-type="float" office:value="10.0655" calcext:value-type="float">
            <text:p>10.0655</text:p>
          </table:table-cell>
          <table:table-cell office:value-type="float" office:value="0.964571" calcext:value-type="float">
            <text:p>0.964571</text:p>
          </table:table-cell>
          <table:table-cell office:value-type="float" office:value="144423" calcext:value-type="float">
            <text:p>144423</text:p>
          </table:table-cell>
        </table:table-row>
        <table:table-row table:style-name="ro1">
          <table:table-cell office:value-type="float" office:value="10.0885" calcext:value-type="float">
            <text:p>10.0885</text:p>
          </table:table-cell>
          <table:table-cell office:value-type="float" office:value="1.15858" calcext:value-type="float">
            <text:p>1.15858</text:p>
          </table:table-cell>
          <table:table-cell office:value-type="float" office:value="174265" calcext:value-type="float">
            <text:p>174265</text:p>
          </table:table-cell>
        </table:table-row>
        <table:table-row table:style-name="ro1">
          <table:table-cell office:value-type="float" office:value="10.1115" calcext:value-type="float">
            <text:p>10.1115</text:p>
          </table:table-cell>
          <table:table-cell office:value-type="float" office:value="1.30481" calcext:value-type="float">
            <text:p>1.30481</text:p>
          </table:table-cell>
          <table:table-cell office:value-type="float" office:value="197155" calcext:value-type="float">
            <text:p>197155</text:p>
          </table:table-cell>
        </table:table-row>
        <table:table-row table:style-name="ro1">
          <table:table-cell office:value-type="float" office:value="10.1345" calcext:value-type="float">
            <text:p>10.1345</text:p>
          </table:table-cell>
          <table:table-cell office:value-type="float" office:value="1.01586" calcext:value-type="float">
            <text:p>1.01586</text:p>
          </table:table-cell>
          <table:table-cell office:value-type="float" office:value="154193" calcext:value-type="float">
            <text:p>154193</text:p>
          </table:table-cell>
        </table:table-row>
        <table:table-row table:style-name="ro1">
          <table:table-cell office:value-type="float" office:value="10.1574" calcext:value-type="float">
            <text:p>10.1574</text:p>
          </table:table-cell>
          <table:table-cell office:value-type="float" office:value="0.893799" calcext:value-type="float">
            <text:p>0.893799</text:p>
          </table:table-cell>
          <table:table-cell office:value-type="float" office:value="136282" calcext:value-type="float">
            <text:p>136282</text:p>
          </table:table-cell>
        </table:table-row>
        <table:table-row table:style-name="ro1">
          <table:table-cell office:value-type="float" office:value="10.1804" calcext:value-type="float">
            <text:p>10.1804</text:p>
          </table:table-cell>
          <table:table-cell office:value-type="float" office:value="0.813785" calcext:value-type="float">
            <text:p>0.813785</text:p>
          </table:table-cell>
          <table:table-cell office:value-type="float" office:value="124644" calcext:value-type="float">
            <text:p>124644</text:p>
          </table:table-cell>
        </table:table-row>
        <table:table-row table:style-name="ro1">
          <table:table-cell office:value-type="float" office:value="10.2034" calcext:value-type="float">
            <text:p>10.2034</text:p>
          </table:table-cell>
          <table:table-cell office:value-type="float" office:value="0.776255" calcext:value-type="float">
            <text:p>0.776255</text:p>
          </table:table-cell>
          <table:table-cell office:value-type="float" office:value="119433" calcext:value-type="float">
            <text:p>119433</text:p>
          </table:table-cell>
        </table:table-row>
        <table:table-row table:style-name="ro1">
          <table:table-cell office:value-type="float" office:value="10.2264" calcext:value-type="float">
            <text:p>10.2264</text:p>
          </table:table-cell>
          <table:table-cell office:value-type="float" office:value="0.744495" calcext:value-type="float">
            <text:p>0.744495</text:p>
          </table:table-cell>
          <table:table-cell office:value-type="float" office:value="115063" calcext:value-type="float">
            <text:p>115063</text:p>
          </table:table-cell>
        </table:table-row>
        <table:table-row table:style-name="ro1">
          <table:table-cell office:value-type="float" office:value="10.2494" calcext:value-type="float">
            <text:p>10.2494</text:p>
          </table:table-cell>
          <table:table-cell office:value-type="float" office:value="0.713604" calcext:value-type="float">
            <text:p>0.713604</text:p>
          </table:table-cell>
          <table:table-cell office:value-type="float" office:value="110785" calcext:value-type="float">
            <text:p>110785</text:p>
          </table:table-cell>
        </table:table-row>
        <table:table-row table:style-name="ro1">
          <table:table-cell office:value-type="float" office:value="10.2723" calcext:value-type="float">
            <text:p>10.2723</text:p>
          </table:table-cell>
          <table:table-cell office:value-type="float" office:value="0.696916" calcext:value-type="float">
            <text:p>0.696916</text:p>
          </table:table-cell>
          <table:table-cell office:value-type="float" office:value="108680" calcext:value-type="float">
            <text:p>108680</text:p>
          </table:table-cell>
        </table:table-row>
        <table:table-row table:style-name="ro1">
          <table:table-cell office:value-type="float" office:value="10.2953" calcext:value-type="float">
            <text:p>10.2953</text:p>
          </table:table-cell>
          <table:table-cell office:value-type="float" office:value="0.675372" calcext:value-type="float">
            <text:p>0.675372</text:p>
          </table:table-cell>
          <table:table-cell office:value-type="float" office:value="105792" calcext:value-type="float">
            <text:p>105792</text:p>
          </table:table-cell>
        </table:table-row>
        <table:table-row table:style-name="ro1">
          <table:table-cell office:value-type="float" office:value="10.3183" calcext:value-type="float">
            <text:p>10.3183</text:p>
          </table:table-cell>
          <table:table-cell office:value-type="float" office:value="0.661848" calcext:value-type="float">
            <text:p>0.661848</text:p>
          </table:table-cell>
          <table:table-cell office:value-type="float" office:value="104137" calcext:value-type="float">
            <text:p>104137</text:p>
          </table:table-cell>
        </table:table-row>
        <table:table-row table:style-name="ro1">
          <table:table-cell office:value-type="float" office:value="10.3413" calcext:value-type="float">
            <text:p>10.3413</text:p>
          </table:table-cell>
          <table:table-cell office:value-type="float" office:value="0.674709" calcext:value-type="float">
            <text:p>0.674709</text:p>
          </table:table-cell>
          <table:table-cell office:value-type="float" office:value="106634" calcext:value-type="float">
            <text:p>106634</text:p>
          </table:table-cell>
        </table:table-row>
        <table:table-row table:style-name="ro1">
          <table:table-cell office:value-type="float" office:value="10.3643" calcext:value-type="float">
            <text:p>10.3643</text:p>
          </table:table-cell>
          <table:table-cell office:value-type="float" office:value="0.689012" calcext:value-type="float">
            <text:p>0.689012</text:p>
          </table:table-cell>
          <table:table-cell office:value-type="float" office:value="109379" calcext:value-type="float">
            <text:p>109379</text:p>
          </table:table-cell>
        </table:table-row>
        <table:table-row table:style-name="ro1">
          <table:table-cell office:value-type="float" office:value="10.3872" calcext:value-type="float">
            <text:p>10.3872</text:p>
          </table:table-cell>
          <table:table-cell office:value-type="float" office:value="0.7103" calcext:value-type="float">
            <text:p>0.7103</text:p>
          </table:table-cell>
          <table:table-cell office:value-type="float" office:value="113259" calcext:value-type="float">
            <text:p>113259</text:p>
          </table:table-cell>
        </table:table-row>
        <table:table-row table:style-name="ro1">
          <table:table-cell office:value-type="float" office:value="10.4102" calcext:value-type="float">
            <text:p>10.4102</text:p>
          </table:table-cell>
          <table:table-cell office:value-type="float" office:value="0.72382" calcext:value-type="float">
            <text:p>0.72382</text:p>
          </table:table-cell>
          <table:table-cell office:value-type="float" office:value="115926" calcext:value-type="float">
            <text:p>115926</text:p>
          </table:table-cell>
        </table:table-row>
        <table:table-row table:style-name="ro1">
          <table:table-cell office:value-type="float" office:value="10.4332" calcext:value-type="float">
            <text:p>10.4332</text:p>
          </table:table-cell>
          <table:table-cell office:value-type="float" office:value="0.772547" calcext:value-type="float">
            <text:p>0.772547</text:p>
          </table:table-cell>
          <table:table-cell office:value-type="float" office:value="124277" calcext:value-type="float">
            <text:p>124277</text:p>
          </table:table-cell>
        </table:table-row>
        <table:table-row table:style-name="ro1">
          <table:table-cell office:value-type="float" office:value="10.4562" calcext:value-type="float">
            <text:p>10.4562</text:p>
          </table:table-cell>
          <table:table-cell office:value-type="float" office:value="0.812825" calcext:value-type="float">
            <text:p>0.812825</text:p>
          </table:table-cell>
          <table:table-cell office:value-type="float" office:value="131333" calcext:value-type="float">
            <text:p>131333</text:p>
          </table:table-cell>
        </table:table-row>
        <table:table-row table:style-name="ro1">
          <table:table-cell office:value-type="float" office:value="10.4792" calcext:value-type="float">
            <text:p>10.4792</text:p>
          </table:table-cell>
          <table:table-cell office:value-type="float" office:value="0.875085" calcext:value-type="float">
            <text:p>0.875085</text:p>
          </table:table-cell>
          <table:table-cell office:value-type="float" office:value="142015" calcext:value-type="float">
            <text:p>142015</text:p>
          </table:table-cell>
        </table:table-row>
        <table:table-row table:style-name="ro1">
          <table:table-cell office:value-type="float" office:value="10.5022" calcext:value-type="float">
            <text:p>10.5022</text:p>
          </table:table-cell>
          <table:table-cell office:value-type="float" office:value="0.963469" calcext:value-type="float">
            <text:p>0.963469</text:p>
          </table:table-cell>
          <table:table-cell office:value-type="float" office:value="157045" calcext:value-type="float">
            <text:p>157045</text:p>
          </table:table-cell>
        </table:table-row>
        <table:table-row table:style-name="ro1">
          <table:table-cell office:value-type="float" office:value="10.5251" calcext:value-type="float">
            <text:p>10.5251</text:p>
          </table:table-cell>
          <table:table-cell office:value-type="float" office:value="1.09616" calcext:value-type="float">
            <text:p>1.09616</text:p>
          </table:table-cell>
          <table:table-cell office:value-type="float" office:value="179457" calcext:value-type="float">
            <text:p>179457</text:p>
          </table:table-cell>
        </table:table-row>
        <table:table-row table:style-name="ro1">
          <table:table-cell office:value-type="float" office:value="10.5481" calcext:value-type="float">
            <text:p>10.5481</text:p>
          </table:table-cell>
          <table:table-cell office:value-type="float" office:value="1.37463" calcext:value-type="float">
            <text:p>1.37463</text:p>
          </table:table-cell>
          <table:table-cell office:value-type="float" office:value="226030" calcext:value-type="float">
            <text:p>226030</text:p>
          </table:table-cell>
        </table:table-row>
        <table:table-row table:style-name="ro1">
          <table:table-cell office:value-type="float" office:value="10.5711" calcext:value-type="float">
            <text:p>10.5711</text:p>
          </table:table-cell>
          <table:table-cell office:value-type="float" office:value="1.25914" calcext:value-type="float">
            <text:p>1.25914</text:p>
          </table:table-cell>
          <table:table-cell office:value-type="float" office:value="207943" calcext:value-type="float">
            <text:p>207943</text:p>
          </table:table-cell>
        </table:table-row>
        <table:table-row table:style-name="ro1">
          <table:table-cell office:value-type="float" office:value="10.5941" calcext:value-type="float">
            <text:p>10.5941</text:p>
          </table:table-cell>
          <table:table-cell office:value-type="float" office:value="1.11281" calcext:value-type="float">
            <text:p>1.11281</text:p>
          </table:table-cell>
          <table:table-cell office:value-type="float" office:value="184576" calcext:value-type="float">
            <text:p>184576</text:p>
          </table:table-cell>
        </table:table-row>
        <table:table-row table:style-name="ro1">
          <table:table-cell office:value-type="float" office:value="10.6171" calcext:value-type="float">
            <text:p>10.6171</text:p>
          </table:table-cell>
          <table:table-cell office:value-type="float" office:value="1.05366" calcext:value-type="float">
            <text:p>1.05366</text:p>
          </table:table-cell>
          <table:table-cell office:value-type="float" office:value="175524" calcext:value-type="float">
            <text:p>175524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1.04097" calcext:value-type="float">
            <text:p>1.04097</text:p>
          </table:table-cell>
          <table:table-cell office:value-type="float" office:value="174163" calcext:value-type="float">
            <text:p>174163</text:p>
          </table:table-cell>
        </table:table-row>
        <table:table-row table:style-name="ro1">
          <table:table-cell office:value-type="float" office:value="10.663" calcext:value-type="float">
            <text:p>10.663</text:p>
          </table:table-cell>
          <table:table-cell office:value-type="float" office:value="1.04615" calcext:value-type="float">
            <text:p>1.04615</text:p>
          </table:table-cell>
          <table:table-cell office:value-type="float" office:value="175786" calcext:value-type="float">
            <text:p>175786</text:p>
          </table:table-cell>
        </table:table-row>
        <table:table-row table:style-name="ro1">
          <table:table-cell office:value-type="float" office:value="10.686" calcext:value-type="float">
            <text:p>10.686</text:p>
          </table:table-cell>
          <table:table-cell office:value-type="float" office:value="1.05973" calcext:value-type="float">
            <text:p>1.05973</text:p>
          </table:table-cell>
          <table:table-cell office:value-type="float" office:value="178836" calcext:value-type="float">
            <text:p>178836</text:p>
          </table:table-cell>
        </table:table-row>
        <table:table-row table:style-name="ro1">
          <table:table-cell office:value-type="float" office:value="10.709" calcext:value-type="float">
            <text:p>10.709</text:p>
          </table:table-cell>
          <table:table-cell office:value-type="float" office:value="1.09077" calcext:value-type="float">
            <text:p>1.09077</text:p>
          </table:table-cell>
          <table:table-cell office:value-type="float" office:value="184867" calcext:value-type="float">
            <text:p>184867</text:p>
          </table:table-cell>
        </table:table-row>
        <table:table-row table:style-name="ro1">
          <table:table-cell office:value-type="float" office:value="10.732" calcext:value-type="float">
            <text:p>10.732</text:p>
          </table:table-cell>
          <table:table-cell office:value-type="float" office:value="1.11546" calcext:value-type="float">
            <text:p>1.11546</text:p>
          </table:table-cell>
          <table:table-cell office:value-type="float" office:value="189863" calcext:value-type="float">
            <text:p>189863</text:p>
          </table:table-cell>
        </table:table-row>
        <table:table-row table:style-name="ro1">
          <table:table-cell office:value-type="float" office:value="10.7549" calcext:value-type="float">
            <text:p>10.7549</text:p>
          </table:table-cell>
          <table:table-cell office:value-type="float" office:value="1.15837" calcext:value-type="float">
            <text:p>1.15837</text:p>
          </table:table-cell>
          <table:table-cell office:value-type="float" office:value="198012" calcext:value-type="float">
            <text:p>198012</text:p>
          </table:table-cell>
        </table:table-row>
        <table:table-row table:style-name="ro1">
          <table:table-cell office:value-type="float" office:value="10.7779" calcext:value-type="float">
            <text:p>10.7779</text:p>
          </table:table-cell>
          <table:table-cell office:value-type="float" office:value="1.2114" calcext:value-type="float">
            <text:p>1.2114</text:p>
          </table:table-cell>
          <table:table-cell office:value-type="float" office:value="207964" calcext:value-type="float">
            <text:p>207964</text:p>
          </table:table-cell>
        </table:table-row>
        <table:table-row table:style-name="ro1">
          <table:table-cell office:value-type="float" office:value="10.8009" calcext:value-type="float">
            <text:p>10.8009</text:p>
          </table:table-cell>
          <table:table-cell office:value-type="float" office:value="1.27936" calcext:value-type="float">
            <text:p>1.27936</text:p>
          </table:table-cell>
          <table:table-cell office:value-type="float" office:value="220568" calcext:value-type="float">
            <text:p>220568</text:p>
          </table:table-cell>
        </table:table-row>
        <table:table-row table:style-name="ro1">
          <table:table-cell office:value-type="float" office:value="10.8239" calcext:value-type="float">
            <text:p>10.8239</text:p>
          </table:table-cell>
          <table:table-cell office:value-type="float" office:value="1.35347" calcext:value-type="float">
            <text:p>1.35347</text:p>
          </table:table-cell>
          <table:table-cell office:value-type="float" office:value="234339" calcext:value-type="float">
            <text:p>234339</text:p>
          </table:table-cell>
        </table:table-row>
        <table:table-row table:style-name="ro1">
          <table:table-cell office:value-type="float" office:value="10.8469" calcext:value-type="float">
            <text:p>10.8469</text:p>
          </table:table-cell>
          <table:table-cell office:value-type="float" office:value="1.44336" calcext:value-type="float">
            <text:p>1.44336</text:p>
          </table:table-cell>
          <table:table-cell office:value-type="float" office:value="250965" calcext:value-type="float">
            <text:p>250965</text:p>
          </table:table-cell>
        </table:table-row>
        <table:table-row table:style-name="ro1">
          <table:table-cell office:value-type="float" office:value="10.8698" calcext:value-type="float">
            <text:p>10.8698</text:p>
          </table:table-cell>
          <table:table-cell office:value-type="float" office:value="1.55468" calcext:value-type="float">
            <text:p>1.55468</text:p>
          </table:table-cell>
          <table:table-cell office:value-type="float" office:value="271467" calcext:value-type="float">
            <text:p>271467</text:p>
          </table:table-cell>
        </table:table-row>
        <table:table-row table:style-name="ro1">
          <table:table-cell office:value-type="float" office:value="10.8928" calcext:value-type="float">
            <text:p>10.8928</text:p>
          </table:table-cell>
          <table:table-cell office:value-type="float" office:value="1.67338" calcext:value-type="float">
            <text:p>1.67338</text:p>
          </table:table-cell>
          <table:table-cell office:value-type="float" office:value="293431" calcext:value-type="float">
            <text:p>293431</text:p>
          </table:table-cell>
        </table:table-row>
        <table:table-row table:style-name="ro1">
          <table:table-cell office:value-type="float" office:value="10.9158" calcext:value-type="float">
            <text:p>10.9158</text:p>
          </table:table-cell>
          <table:table-cell office:value-type="float" office:value="1.84004" calcext:value-type="float">
            <text:p>1.84004</text:p>
          </table:table-cell>
          <table:table-cell office:value-type="float" office:value="324018" calcext:value-type="float">
            <text:p>324018</text:p>
          </table:table-cell>
        </table:table-row>
        <table:table-row table:style-name="ro1">
          <table:table-cell office:value-type="float" office:value="10.9388" calcext:value-type="float">
            <text:p>10.9388</text:p>
          </table:table-cell>
          <table:table-cell office:value-type="float" office:value="2.06529" calcext:value-type="float">
            <text:p>2.06529</text:p>
          </table:table-cell>
          <table:table-cell office:value-type="float" office:value="365215" calcext:value-type="float">
            <text:p>365215</text:p>
          </table:table-cell>
        </table:table-row>
        <table:table-row table:style-name="ro1">
          <table:table-cell office:value-type="float" office:value="10.9618" calcext:value-type="float">
            <text:p>10.9618</text:p>
          </table:table-cell>
          <table:table-cell office:value-type="float" office:value="2.43258" calcext:value-type="float">
            <text:p>2.43258</text:p>
          </table:table-cell>
          <table:table-cell office:value-type="float" office:value="431975" calcext:value-type="float">
            <text:p>431975</text:p>
          </table:table-cell>
        </table:table-row>
        <table:table-row table:style-name="ro1">
          <table:table-cell office:value-type="float" office:value="10.9847" calcext:value-type="float">
            <text:p>10.9847</text:p>
          </table:table-cell>
          <table:table-cell office:value-type="float" office:value="3.09644" calcext:value-type="float">
            <text:p>3.09644</text:p>
          </table:table-cell>
          <table:table-cell office:value-type="float" office:value="552170" calcext:value-type="float">
            <text:p>552170</text:p>
          </table:table-cell>
        </table:table-row>
        <table:table-row table:style-name="ro1">
          <table:table-cell office:value-type="float" office:value="11.0077" calcext:value-type="float">
            <text:p>11.0077</text:p>
          </table:table-cell>
          <table:table-cell office:value-type="float" office:value="2.42107" calcext:value-type="float">
            <text:p>2.42107</text:p>
          </table:table-cell>
          <table:table-cell office:value-type="float" office:value="433544" calcext:value-type="float">
            <text:p>433544</text:p>
          </table:table-cell>
        </table:table-row>
        <table:table-row table:style-name="ro1">
          <table:table-cell office:value-type="float" office:value="11.0307" calcext:value-type="float">
            <text:p>11.0307</text:p>
          </table:table-cell>
          <table:table-cell office:value-type="float" office:value="1.99723" calcext:value-type="float">
            <text:p>1.99723</text:p>
          </table:table-cell>
          <table:table-cell office:value-type="float" office:value="359141" calcext:value-type="float">
            <text:p>359141</text:p>
          </table:table-cell>
        </table:table-row>
        <table:table-row table:style-name="ro1">
          <table:table-cell office:value-type="float" office:value="11.0537" calcext:value-type="float">
            <text:p>11.0537</text:p>
          </table:table-cell>
          <table:table-cell office:value-type="float" office:value="1.7359" calcext:value-type="float">
            <text:p>1.7359</text:p>
          </table:table-cell>
          <table:table-cell office:value-type="float" office:value="313450" calcext:value-type="float">
            <text:p>313450</text:p>
          </table:table-cell>
        </table:table-row>
        <table:table-row table:style-name="ro1">
          <table:table-cell office:value-type="float" office:value="11.0767" calcext:value-type="float">
            <text:p>11.0767</text:p>
          </table:table-cell>
          <table:table-cell office:value-type="float" office:value="1.53679" calcext:value-type="float">
            <text:p>1.53679</text:p>
          </table:table-cell>
          <table:table-cell office:value-type="float" office:value="278652" calcext:value-type="float">
            <text:p>278652</text:p>
          </table:table-cell>
        </table:table-row>
        <table:table-row table:style-name="ro1">
          <table:table-cell office:value-type="float" office:value="11.0996" calcext:value-type="float">
            <text:p>11.0996</text:p>
          </table:table-cell>
          <table:table-cell office:value-type="float" office:value="1.38296" calcext:value-type="float">
            <text:p>1.38296</text:p>
          </table:table-cell>
          <table:table-cell office:value-type="float" office:value="251801" calcext:value-type="float">
            <text:p>251801</text:p>
          </table:table-cell>
        </table:table-row>
        <table:table-row table:style-name="ro1">
          <table:table-cell office:value-type="float" office:value="11.1226" calcext:value-type="float">
            <text:p>11.1226</text:p>
          </table:table-cell>
          <table:table-cell office:value-type="float" office:value="1.24838" calcext:value-type="float">
            <text:p>1.24838</text:p>
          </table:table-cell>
          <table:table-cell office:value-type="float" office:value="228239" calcext:value-type="float">
            <text:p>228239</text:p>
          </table:table-cell>
        </table:table-row>
        <table:table-row table:style-name="ro1">
          <table:table-cell office:value-type="float" office:value="11.1456" calcext:value-type="float">
            <text:p>11.1456</text:p>
          </table:table-cell>
          <table:table-cell office:value-type="float" office:value="1.13137" calcext:value-type="float">
            <text:p>1.13137</text:p>
          </table:table-cell>
          <table:table-cell office:value-type="float" office:value="207703" calcext:value-type="float">
            <text:p>207703</text:p>
          </table:table-cell>
        </table:table-row>
        <table:table-row table:style-name="ro1">
          <table:table-cell office:value-type="float" office:value="11.1686" calcext:value-type="float">
            <text:p>11.1686</text:p>
          </table:table-cell>
          <table:table-cell office:value-type="float" office:value="1.0218" calcext:value-type="float">
            <text:p>1.0218</text:p>
          </table:table-cell>
          <table:table-cell office:value-type="float" office:value="188361" calcext:value-type="float">
            <text:p>188361</text:p>
          </table:table-cell>
        </table:table-row>
        <table:table-row table:style-name="ro1">
          <table:table-cell office:value-type="float" office:value="11.1916" calcext:value-type="float">
            <text:p>11.1916</text:p>
          </table:table-cell>
          <table:table-cell office:value-type="float" office:value="0.932441" calcext:value-type="float">
            <text:p>0.932441</text:p>
          </table:table-cell>
          <table:table-cell office:value-type="float" office:value="172597" calcext:value-type="float">
            <text:p>172597</text:p>
          </table:table-cell>
        </table:table-row>
        <table:table-row table:style-name="ro1">
          <table:table-cell office:value-type="float" office:value="11.2146" calcext:value-type="float">
            <text:p>11.2146</text:p>
          </table:table-cell>
          <table:table-cell office:value-type="float" office:value="0.840704" calcext:value-type="float">
            <text:p>0.840704</text:p>
          </table:table-cell>
          <table:table-cell office:value-type="float" office:value="156256" calcext:value-type="float">
            <text:p>156256</text:p>
          </table:table-cell>
        </table:table-row>
        <table:table-row table:style-name="ro1">
          <table:table-cell office:value-type="float" office:value="11.2375" calcext:value-type="float">
            <text:p>11.2375</text:p>
          </table:table-cell>
          <table:table-cell office:value-type="float" office:value="0.763292" calcext:value-type="float">
            <text:p>0.763292</text:p>
          </table:table-cell>
          <table:table-cell office:value-type="float" office:value="142450" calcext:value-type="float">
            <text:p>142450</text:p>
          </table:table-cell>
        </table:table-row>
        <table:table-row table:style-name="ro1">
          <table:table-cell office:value-type="float" office:value="11.2605" calcext:value-type="float">
            <text:p>11.2605</text:p>
          </table:table-cell>
          <table:table-cell office:value-type="float" office:value="0.694482" calcext:value-type="float">
            <text:p>0.694482</text:p>
          </table:table-cell>
          <table:table-cell office:value-type="float" office:value="130139" calcext:value-type="float">
            <text:p>130139</text:p>
          </table:table-cell>
        </table:table-row>
        <table:table-row table:style-name="ro1">
          <table:table-cell office:value-type="float" office:value="11.2835" calcext:value-type="float">
            <text:p>11.2835</text:p>
          </table:table-cell>
          <table:table-cell office:value-type="float" office:value="0.631573" calcext:value-type="float">
            <text:p>0.631573</text:p>
          </table:table-cell>
          <table:table-cell office:value-type="float" office:value="118834" calcext:value-type="float">
            <text:p>118834</text:p>
          </table:table-cell>
        </table:table-row>
        <table:table-row table:style-name="ro1">
          <table:table-cell office:value-type="float" office:value="11.3065" calcext:value-type="float">
            <text:p>11.3065</text:p>
          </table:table-cell>
          <table:table-cell office:value-type="float" office:value="0.573922" calcext:value-type="float">
            <text:p>0.573922</text:p>
          </table:table-cell>
          <table:table-cell office:value-type="float" office:value="108427" calcext:value-type="float">
            <text:p>108427</text:p>
          </table:table-cell>
        </table:table-row>
        <table:table-row table:style-name="ro1">
          <table:table-cell office:value-type="float" office:value="11.3295" calcext:value-type="float">
            <text:p>11.3295</text:p>
          </table:table-cell>
          <table:table-cell office:value-type="float" office:value="0.530799" calcext:value-type="float">
            <text:p>0.530799</text:p>
          </table:table-cell>
          <table:table-cell office:value-type="float" office:value="100688" calcext:value-type="float">
            <text:p>100688</text:p>
          </table:table-cell>
        </table:table-row>
        <table:table-row table:style-name="ro1">
          <table:table-cell office:value-type="float" office:value="11.3524" calcext:value-type="float">
            <text:p>11.3524</text:p>
          </table:table-cell>
          <table:table-cell office:value-type="float" office:value="0.496015" calcext:value-type="float">
            <text:p>0.496015</text:p>
          </table:table-cell>
          <table:table-cell office:value-type="float" office:value="94472" calcext:value-type="float">
            <text:p>94472</text:p>
          </table:table-cell>
        </table:table-row>
        <table:table-row table:style-name="ro1">
          <table:table-cell office:value-type="float" office:value="11.3754" calcext:value-type="float">
            <text:p>11.3754</text:p>
          </table:table-cell>
          <table:table-cell office:value-type="float" office:value="0.468348" calcext:value-type="float">
            <text:p>0.468348</text:p>
          </table:table-cell>
          <table:table-cell office:value-type="float" office:value="89564" calcext:value-type="float">
            <text:p>89564</text:p>
          </table:table-cell>
        </table:table-row>
        <table:table-row table:style-name="ro1">
          <table:table-cell office:value-type="float" office:value="11.3984" calcext:value-type="float">
            <text:p>11.3984</text:p>
          </table:table-cell>
          <table:table-cell office:value-type="float" office:value="0.453832" calcext:value-type="float">
            <text:p>0.453832</text:p>
          </table:table-cell>
          <table:table-cell office:value-type="float" office:value="87139" calcext:value-type="float">
            <text:p>87139</text:p>
          </table:table-cell>
        </table:table-row>
        <table:table-row table:style-name="ro1">
          <table:table-cell office:value-type="float" office:value="11.4214" calcext:value-type="float">
            <text:p>11.4214</text:p>
          </table:table-cell>
          <table:table-cell office:value-type="float" office:value="0.438147" calcext:value-type="float">
            <text:p>0.438147</text:p>
          </table:table-cell>
          <table:table-cell office:value-type="float" office:value="84467" calcext:value-type="float">
            <text:p>84467</text:p>
          </table:table-cell>
        </table:table-row>
        <table:table-row table:style-name="ro1">
          <table:table-cell office:value-type="float" office:value="11.4444" calcext:value-type="float">
            <text:p>11.4444</text:p>
          </table:table-cell>
          <table:table-cell office:value-type="float" office:value="0.436622" calcext:value-type="float">
            <text:p>0.436622</text:p>
          </table:table-cell>
          <table:table-cell office:value-type="float" office:value="84512" calcext:value-type="float">
            <text:p>84512</text:p>
          </table:table-cell>
        </table:table-row>
        <table:table-row table:style-name="ro1">
          <table:table-cell office:value-type="float" office:value="11.4673" calcext:value-type="float">
            <text:p>11.4673</text:p>
          </table:table-cell>
          <table:table-cell office:value-type="float" office:value="0.438471" calcext:value-type="float">
            <text:p>0.438471</text:p>
          </table:table-cell>
          <table:table-cell office:value-type="float" office:value="85211" calcext:value-type="float">
            <text:p>85211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 Radius (r)</text:p>
          </table:table-cell>
          <table:table-cell office:value-type="string" calcext:value-type="string">
            <text:p>Normalised</text:p>
          </table:table-cell>
          <table:table-cell office:value-type="string" calcext:value-type="string">
            <text:p>Unormalised</text:p>
          </table:table-cell>
        </table:table-row>
        <table:table-row table:style-name="ro1">
          <table:table-cell office:value-type="float" office:value="0.0182397" calcext:value-type="float">
            <text:p>0.0182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4795" calcext:value-type="float">
            <text:p>0.03647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7192" calcext:value-type="float">
            <text:p>0.0547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959" calcext:value-type="float">
            <text:p>0.072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11987" calcext:value-type="float">
            <text:p>0.0911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9438" calcext:value-type="float">
            <text:p>0.109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7678" calcext:value-type="float">
            <text:p>0.12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5918" calcext:value-type="float">
            <text:p>0.145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4158" calcext:value-type="float">
            <text:p>0.164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2397" calcext:value-type="float">
            <text:p>0.182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0637" calcext:value-type="float">
            <text:p>0.2006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8877" calcext:value-type="float">
            <text:p>0.218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7117" calcext:value-type="float">
            <text:p>0.237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5356" calcext:value-type="float">
            <text:p>0.255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3596" calcext:value-type="float">
            <text:p>0.2735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1836" calcext:value-type="float">
            <text:p>0.2918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0076" calcext:value-type="float">
            <text:p>0.310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8315" calcext:value-type="float">
            <text:p>0.328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555" calcext:value-type="float">
            <text:p>0.3465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4795" calcext:value-type="float">
            <text:p>0.3647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3035" calcext:value-type="float">
            <text:p>0.383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1274" calcext:value-type="float">
            <text:p>0.4012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9514" calcext:value-type="float">
            <text:p>0.419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754" calcext:value-type="float">
            <text:p>0.4377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5994" calcext:value-type="float">
            <text:p>0.455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4233" calcext:value-type="float">
            <text:p>0.474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2473" calcext:value-type="float">
            <text:p>0.492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0713" calcext:value-type="float">
            <text:p>0.5107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953" calcext:value-type="float">
            <text:p>0.528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7192" calcext:value-type="float">
            <text:p>0.547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5432" calcext:value-type="float">
            <text:p>0.565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3672" calcext:value-type="float">
            <text:p>0.583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1912" calcext:value-type="float">
            <text:p>0.601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0151" calcext:value-type="float">
            <text:p>0.620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8391" calcext:value-type="float">
            <text:p>0.6383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6631" calcext:value-type="float">
            <text:p>0.6566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4871" calcext:value-type="float">
            <text:p>0.674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311" calcext:value-type="float">
            <text:p>0.693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135" calcext:value-type="float">
            <text:p>0.71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959" calcext:value-type="float">
            <text:p>0.72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7829" calcext:value-type="float">
            <text:p>0.747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6069" calcext:value-type="float">
            <text:p>0.766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4309" calcext:value-type="float">
            <text:p>0.784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549" calcext:value-type="float">
            <text:p>0.8025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0788" calcext:value-type="float">
            <text:p>0.8207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9028" calcext:value-type="float">
            <text:p>0.839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7268" calcext:value-type="float">
            <text:p>0.8572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508" calcext:value-type="float">
            <text:p>0.875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3747" calcext:value-type="float">
            <text:p>0.8937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1987" calcext:value-type="float">
            <text:p>0.911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0227" calcext:value-type="float">
            <text:p>0.930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8467" calcext:value-type="float">
            <text:p>0.948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6706" calcext:value-type="float">
            <text:p>0.966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946" calcext:value-type="float">
            <text:p>0.984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319" calcext:value-type="float">
            <text:p>1.00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143" calcext:value-type="float">
            <text:p>1.02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967" calcext:value-type="float">
            <text:p>1.03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791" calcext:value-type="float">
            <text:p>1.057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614" calcext:value-type="float">
            <text:p>1.076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438" calcext:value-type="float">
            <text:p>1.09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262" calcext:value-type="float">
            <text:p>1.112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086" calcext:value-type="float">
            <text:p>1.13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91" calcext:value-type="float">
            <text:p>1.14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734" calcext:value-type="float">
            <text:p>1.16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558" calcext:value-type="float">
            <text:p>1.185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382" calcext:value-type="float">
            <text:p>1.203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206" calcext:value-type="float">
            <text:p>1.22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03" calcext:value-type="float">
            <text:p>1.2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54" calcext:value-type="float">
            <text:p>1.258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678" calcext:value-type="float">
            <text:p>1.2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502" calcext:value-type="float">
            <text:p>1.29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326" calcext:value-type="float">
            <text:p>1.31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15" calcext:value-type="float">
            <text:p>1.3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974" calcext:value-type="float">
            <text:p>1.34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798" calcext:value-type="float">
            <text:p>1.36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8622" calcext:value-type="float">
            <text:p>1.38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446" calcext:value-type="float">
            <text:p>1.40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27" calcext:value-type="float">
            <text:p>1.4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094" calcext:value-type="float">
            <text:p>1.44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918" calcext:value-type="float">
            <text:p>1.45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742" calcext:value-type="float">
            <text:p>1.47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566" calcext:value-type="float">
            <text:p>1.495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39" calcext:value-type="float">
            <text:p>1.5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214" calcext:value-type="float">
            <text:p>1.53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038" calcext:value-type="float">
            <text:p>1.55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862" calcext:value-type="float">
            <text:p>1.568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686" calcext:value-type="float">
            <text:p>1.58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51" calcext:value-type="float">
            <text:p>1.6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334" calcext:value-type="float">
            <text:p>1.623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158" calcext:value-type="float">
            <text:p>1.64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982" calcext:value-type="float">
            <text:p>1.65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806" calcext:value-type="float">
            <text:p>1.67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63" calcext:value-type="float">
            <text:p>1.6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54" calcext:value-type="float">
            <text:p>1.71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278" calcext:value-type="float">
            <text:p>1.73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102" calcext:value-type="float">
            <text:p>1.75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926" calcext:value-type="float">
            <text:p>1.76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749" calcext:value-type="float">
            <text:p>1.787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573" calcext:value-type="float">
            <text:p>1.805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397" calcext:value-type="float">
            <text:p>1.82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221" calcext:value-type="float">
            <text:p>1.84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045" calcext:value-type="float">
            <text:p>1.86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869" calcext:value-type="float">
            <text:p>1.87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93" calcext:value-type="float">
            <text:p>1.896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517" calcext:value-type="float">
            <text:p>1.915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341" calcext:value-type="float">
            <text:p>1.93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165" calcext:value-type="float">
            <text:p>1.95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989" calcext:value-type="float">
            <text:p>1.9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8813" calcext:value-type="float">
            <text:p>1.988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637" calcext:value-type="float">
            <text:p>2.006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461" calcext:value-type="float">
            <text:p>2.02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285" calcext:value-type="float">
            <text:p>2.04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109" calcext:value-type="float">
            <text:p>2.06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933" calcext:value-type="float">
            <text:p>2.079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757" calcext:value-type="float">
            <text:p>2.09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581" calcext:value-type="float">
            <text:p>2.115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405" calcext:value-type="float">
            <text:p>2.13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229" calcext:value-type="float">
            <text:p>2.15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53" calcext:value-type="float">
            <text:p>2.17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877" calcext:value-type="float">
            <text:p>2.18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701" calcext:value-type="float">
            <text:p>2.20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2525" calcext:value-type="float">
            <text:p>2.22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349" calcext:value-type="float">
            <text:p>2.24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173" calcext:value-type="float">
            <text:p>2.26173</text:p>
          </table:table-cell>
          <table:table-cell office:value-type="float" office:value="0.000666638" calcext:value-type="float">
            <text:p>0.0006666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.27997" calcext:value-type="float">
            <text:p>2.27997</text:p>
          </table:table-cell>
          <table:table-cell office:value-type="float" office:value="0.00623214" calcext:value-type="float">
            <text:p>0.0062321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.29821" calcext:value-type="float">
            <text:p>2.29821</text:p>
          </table:table-cell>
          <table:table-cell office:value-type="float" office:value="0.0489882" calcext:value-type="float">
            <text:p>0.048988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.31645" calcext:value-type="float">
            <text:p>2.31645</text:p>
          </table:table-cell>
          <table:table-cell office:value-type="float" office:value="0.261435" calcext:value-type="float">
            <text:p>0.261435</text:p>
          </table:table-cell>
          <table:table-cell office:value-type="float" office:value="3291" calcext:value-type="float">
            <text:p>3291</text:p>
          </table:table-cell>
        </table:table-row>
        <table:table-row table:style-name="ro1">
          <table:table-cell office:value-type="float" office:value="2.33469" calcext:value-type="float">
            <text:p>2.33469</text:p>
          </table:table-cell>
          <table:table-cell office:value-type="float" office:value="1.03517" calcext:value-type="float">
            <text:p>1.03517</text:p>
          </table:table-cell>
          <table:table-cell office:value-type="float" office:value="13237" calcext:value-type="float">
            <text:p>13237</text:p>
          </table:table-cell>
        </table:table-row>
        <table:table-row table:style-name="ro1">
          <table:table-cell office:value-type="float" office:value="2.35293" calcext:value-type="float">
            <text:p>2.35293</text:p>
          </table:table-cell>
          <table:table-cell office:value-type="float" office:value="3.20524" calcext:value-type="float">
            <text:p>3.20524</text:p>
          </table:table-cell>
          <table:table-cell office:value-type="float" office:value="41629" calcext:value-type="float">
            <text:p>41629</text:p>
          </table:table-cell>
        </table:table-row>
        <table:table-row table:style-name="ro1">
          <table:table-cell office:value-type="float" office:value="2.37117" calcext:value-type="float">
            <text:p>2.37117</text:p>
          </table:table-cell>
          <table:table-cell office:value-type="float" office:value="7.51368" calcext:value-type="float">
            <text:p>7.51368</text:p>
          </table:table-cell>
          <table:table-cell office:value-type="float" office:value="99105" calcext:value-type="float">
            <text:p>99105</text:p>
          </table:table-cell>
        </table:table-row>
        <table:table-row table:style-name="ro1">
          <table:table-cell office:value-type="float" office:value="2.38941" calcext:value-type="float">
            <text:p>2.38941</text:p>
          </table:table-cell>
          <table:table-cell office:value-type="float" office:value="13.3281" calcext:value-type="float">
            <text:p>13.3281</text:p>
          </table:table-cell>
          <table:table-cell office:value-type="float" office:value="178512" calcext:value-type="float">
            <text:p>178512</text:p>
          </table:table-cell>
        </table:table-row>
        <table:table-row table:style-name="ro1">
          <table:table-cell office:value-type="float" office:value="2.40765" calcext:value-type="float">
            <text:p>2.40765</text:p>
          </table:table-cell>
          <table:table-cell office:value-type="float" office:value="18.1668" calcext:value-type="float">
            <text:p>18.1668</text:p>
          </table:table-cell>
          <table:table-cell office:value-type="float" office:value="247048" calcext:value-type="float">
            <text:p>247048</text:p>
          </table:table-cell>
        </table:table-row>
        <table:table-row table:style-name="ro1">
          <table:table-cell office:value-type="float" office:value="2.42589" calcext:value-type="float">
            <text:p>2.42589</text:p>
          </table:table-cell>
          <table:table-cell office:value-type="float" office:value="18.1809" calcext:value-type="float">
            <text:p>18.1809</text:p>
          </table:table-cell>
          <table:table-cell office:value-type="float" office:value="251000" calcext:value-type="float">
            <text:p>251000</text:p>
          </table:table-cell>
        </table:table-row>
        <table:table-row table:style-name="ro1">
          <table:table-cell office:value-type="float" office:value="2.44413" calcext:value-type="float">
            <text:p>2.44413</text:p>
          </table:table-cell>
          <table:table-cell office:value-type="float" office:value="13.2828" calcext:value-type="float">
            <text:p>13.2828</text:p>
          </table:table-cell>
          <table:table-cell office:value-type="float" office:value="186147" calcext:value-type="float">
            <text:p>186147</text:p>
          </table:table-cell>
        </table:table-row>
        <table:table-row table:style-name="ro1">
          <table:table-cell office:value-type="float" office:value="2.46237" calcext:value-type="float">
            <text:p>2.46237</text:p>
          </table:table-cell>
          <table:table-cell office:value-type="float" office:value="7.82998" calcext:value-type="float">
            <text:p>7.82998</text:p>
          </table:table-cell>
          <table:table-cell office:value-type="float" office:value="111374" calcext:value-type="float">
            <text:p>111374</text:p>
          </table:table-cell>
        </table:table-row>
        <table:table-row table:style-name="ro1">
          <table:table-cell office:value-type="float" office:value="2.48061" calcext:value-type="float">
            <text:p>2.48061</text:p>
          </table:table-cell>
          <table:table-cell office:value-type="float" office:value="3.71181" calcext:value-type="float">
            <text:p>3.71181</text:p>
          </table:table-cell>
          <table:table-cell office:value-type="float" office:value="53582" calcext:value-type="float">
            <text:p>53582</text:p>
          </table:table-cell>
        </table:table-row>
        <table:table-row table:style-name="ro1">
          <table:table-cell office:value-type="float" office:value="2.49884" calcext:value-type="float">
            <text:p>2.49884</text:p>
          </table:table-cell>
          <table:table-cell office:value-type="float" office:value="1.45119" calcext:value-type="float">
            <text:p>1.45119</text:p>
          </table:table-cell>
          <table:table-cell office:value-type="float" office:value="21258" calcext:value-type="float">
            <text:p>21258</text:p>
          </table:table-cell>
        </table:table-row>
        <table:table-row table:style-name="ro1">
          <table:table-cell office:value-type="float" office:value="2.51708" calcext:value-type="float">
            <text:p>2.51708</text:p>
          </table:table-cell>
          <table:table-cell office:value-type="float" office:value="0.450978" calcext:value-type="float">
            <text:p>0.450978</text:p>
          </table:table-cell>
          <table:table-cell office:value-type="float" office:value="6703" calcext:value-type="float">
            <text:p>6703</text:p>
          </table:table-cell>
        </table:table-row>
        <table:table-row table:style-name="ro1">
          <table:table-cell office:value-type="float" office:value="2.53532" calcext:value-type="float">
            <text:p>2.53532</text:p>
          </table:table-cell>
          <table:table-cell office:value-type="float" office:value="0.136212" calcext:value-type="float">
            <text:p>0.136212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2.55356" calcext:value-type="float">
            <text:p>2.55356</text:p>
          </table:table-cell>
          <table:table-cell office:value-type="float" office:value="0.0400073" calcext:value-type="float">
            <text:p>0.0400073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.5718" calcext:value-type="float">
            <text:p>2.5718</text:p>
          </table:table-cell>
          <table:table-cell office:value-type="float" office:value="0.0123095" calcext:value-type="float">
            <text:p>0.012309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.59004" calcext:value-type="float">
            <text:p>2.59004</text:p>
          </table:table-cell>
          <table:table-cell office:value-type="float" office:value="0.00305006" calcext:value-type="float">
            <text:p>0.0030500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.60828" calcext:value-type="float">
            <text:p>2.60828</text:p>
          </table:table-cell>
          <table:table-cell office:value-type="float" office:value="0.00119049" calcext:value-type="float">
            <text:p>0.001190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.62652" calcext:value-type="float">
            <text:p>2.62652</text:p>
          </table:table-cell>
          <table:table-cell office:value-type="float" office:value="0.000432531" calcext:value-type="float">
            <text:p>0.0004325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.64476" calcext:value-type="float">
            <text:p>2.64476</text:p>
          </table:table-cell>
          <table:table-cell office:value-type="float" office:value="0.000243763" calcext:value-type="float">
            <text:p>0.0002437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663" calcext:value-type="float">
            <text:p>2.6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124" calcext:value-type="float">
            <text:p>2.68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948" calcext:value-type="float">
            <text:p>2.69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772" calcext:value-type="float">
            <text:p>2.717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596" calcext:value-type="float">
            <text:p>2.735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542" calcext:value-type="float">
            <text:p>2.75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244" calcext:value-type="float">
            <text:p>2.77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068" calcext:value-type="float">
            <text:p>2.79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92" calcext:value-type="float">
            <text:p>2.80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2716" calcext:value-type="float">
            <text:p>2.82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54" calcext:value-type="float">
            <text:p>2.8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364" calcext:value-type="float">
            <text:p>2.8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188" calcext:value-type="float">
            <text:p>2.88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012" calcext:value-type="float">
            <text:p>2.90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836" calcext:value-type="float">
            <text:p>2.918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66" calcext:value-type="float">
            <text:p>2.93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484" calcext:value-type="float">
            <text:p>2.95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308" calcext:value-type="float">
            <text:p>2.97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9132" calcext:value-type="float">
            <text:p>2.99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0956" calcext:value-type="float">
            <text:p>3.00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78" calcext:value-type="float">
            <text:p>3.0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604" calcext:value-type="float">
            <text:p>3.046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6428" calcext:value-type="float">
            <text:p>3.06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2" calcext:value-type="float">
            <text:p>3.08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076" calcext:value-type="float">
            <text:p>3.10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19" calcext:value-type="float">
            <text:p>3.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724" calcext:value-type="float">
            <text:p>3.137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548" calcext:value-type="float">
            <text:p>3.15548</text:p>
          </table:table-cell>
          <table:table-cell table:style-name="ce1" office:value-type="float" office:value="0.0000428107" calcext:value-type="float">
            <text:p>4.2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17372" calcext:value-type="float">
            <text:p>3.17372</text:p>
          </table:table-cell>
          <table:table-cell office:value-type="float" office:value="0.000550161" calcext:value-type="float">
            <text:p>0.0005501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.19196" calcext:value-type="float">
            <text:p>3.19196</text:p>
          </table:table-cell>
          <table:table-cell office:value-type="float" office:value="0.000669405" calcext:value-type="float">
            <text:p>0.0006694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.21019" calcext:value-type="float">
            <text:p>3.21019</text:p>
          </table:table-cell>
          <table:table-cell office:value-type="float" office:value="0.00173728" calcext:value-type="float">
            <text:p>0.001737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.22843" calcext:value-type="float">
            <text:p>3.22843</text:p>
          </table:table-cell>
          <table:table-cell office:value-type="float" office:value="0.00408977" calcext:value-type="float">
            <text:p>0.004089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.24667" calcext:value-type="float">
            <text:p>3.24667</text:p>
          </table:table-cell>
          <table:table-cell office:value-type="float" office:value="0.0149221" calcext:value-type="float">
            <text:p>0.014922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.26491" calcext:value-type="float">
            <text:p>3.26491</text:p>
          </table:table-cell>
          <table:table-cell office:value-type="float" office:value="0.0396689" calcext:value-type="float">
            <text:p>0.0396689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3.28315" calcext:value-type="float">
            <text:p>3.28315</text:p>
          </table:table-cell>
          <table:table-cell office:value-type="float" office:value="0.100921" calcext:value-type="float">
            <text:p>0.100921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3.30139" calcext:value-type="float">
            <text:p>3.30139</text:p>
          </table:table-cell>
          <table:table-cell office:value-type="float" office:value="0.227268" calcext:value-type="float">
            <text:p>0.227268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float" office:value="3.31963" calcext:value-type="float">
            <text:p>3.31963</text:p>
          </table:table-cell>
          <table:table-cell office:value-type="float" office:value="0.459612" calcext:value-type="float">
            <text:p>0.459612</text:p>
          </table:table-cell>
          <table:table-cell office:value-type="float" office:value="11882" calcext:value-type="float">
            <text:p>11882</text:p>
          </table:table-cell>
        </table:table-row>
        <table:table-row table:style-name="ro1">
          <table:table-cell office:value-type="float" office:value="3.33787" calcext:value-type="float">
            <text:p>3.33787</text:p>
          </table:table-cell>
          <table:table-cell office:value-type="float" office:value="0.862108" calcext:value-type="float">
            <text:p>0.862108</text:p>
          </table:table-cell>
          <table:table-cell office:value-type="float" office:value="22533" calcext:value-type="float">
            <text:p>22533</text:p>
          </table:table-cell>
        </table:table-row>
        <table:table-row table:style-name="ro1">
          <table:table-cell office:value-type="float" office:value="3.35611" calcext:value-type="float">
            <text:p>3.35611</text:p>
          </table:table-cell>
          <table:table-cell office:value-type="float" office:value="1.40576" calcext:value-type="float">
            <text:p>1.40576</text:p>
          </table:table-cell>
          <table:table-cell office:value-type="float" office:value="37145" calcext:value-type="float">
            <text:p>37145</text:p>
          </table:table-cell>
        </table:table-row>
        <table:table-row table:style-name="ro1">
          <table:table-cell office:value-type="float" office:value="3.37435" calcext:value-type="float">
            <text:p>3.37435</text:p>
          </table:table-cell>
          <table:table-cell office:value-type="float" office:value="2.03953" calcext:value-type="float">
            <text:p>2.03953</text:p>
          </table:table-cell>
          <table:table-cell office:value-type="float" office:value="54479" calcext:value-type="float">
            <text:p>54479</text:p>
          </table:table-cell>
        </table:table-row>
        <table:table-row table:style-name="ro1">
          <table:table-cell office:value-type="float" office:value="3.39259" calcext:value-type="float">
            <text:p>3.39259</text:p>
          </table:table-cell>
          <table:table-cell office:value-type="float" office:value="2.6993" calcext:value-type="float">
            <text:p>2.6993</text:p>
          </table:table-cell>
          <table:table-cell office:value-type="float" office:value="72884" calcext:value-type="float">
            <text:p>72884</text:p>
          </table:table-cell>
        </table:table-row>
        <table:table-row table:style-name="ro1">
          <table:table-cell office:value-type="float" office:value="3.41083" calcext:value-type="float">
            <text:p>3.41083</text:p>
          </table:table-cell>
          <table:table-cell office:value-type="float" office:value="3.33117" calcext:value-type="float">
            <text:p>3.33117</text:p>
          </table:table-cell>
          <table:table-cell office:value-type="float" office:value="90915" calcext:value-type="float">
            <text:p>90915</text:p>
          </table:table-cell>
        </table:table-row>
        <table:table-row table:style-name="ro1">
          <table:table-cell office:value-type="float" office:value="3.42907" calcext:value-type="float">
            <text:p>3.42907</text:p>
          </table:table-cell>
          <table:table-cell office:value-type="float" office:value="3.30692" calcext:value-type="float">
            <text:p>3.30692</text:p>
          </table:table-cell>
          <table:table-cell office:value-type="float" office:value="91221" calcext:value-type="float">
            <text:p>91221</text:p>
          </table:table-cell>
        </table:table-row>
        <table:table-row table:style-name="ro1">
          <table:table-cell office:value-type="float" office:value="3.44731" calcext:value-type="float">
            <text:p>3.44731</text:p>
          </table:table-cell>
          <table:table-cell office:value-type="float" office:value="2.72082" calcext:value-type="float">
            <text:p>2.72082</text:p>
          </table:table-cell>
          <table:table-cell office:value-type="float" office:value="75854" calcext:value-type="float">
            <text:p>75854</text:p>
          </table:table-cell>
        </table:table-row>
        <table:table-row table:style-name="ro1">
          <table:table-cell office:value-type="float" office:value="3.46555" calcext:value-type="float">
            <text:p>3.46555</text:p>
          </table:table-cell>
          <table:table-cell office:value-type="float" office:value="2.04927" calcext:value-type="float">
            <text:p>2.04927</text:p>
          </table:table-cell>
          <table:table-cell office:value-type="float" office:value="57738" calcext:value-type="float">
            <text:p>57738</text:p>
          </table:table-cell>
        </table:table-row>
        <table:table-row table:style-name="ro1">
          <table:table-cell office:value-type="float" office:value="3.48379" calcext:value-type="float">
            <text:p>3.48379</text:p>
          </table:table-cell>
          <table:table-cell office:value-type="float" office:value="1.34348" calcext:value-type="float">
            <text:p>1.34348</text:p>
          </table:table-cell>
          <table:table-cell office:value-type="float" office:value="38252" calcext:value-type="float">
            <text:p>38252</text:p>
          </table:table-cell>
        </table:table-row>
        <table:table-row table:style-name="ro1">
          <table:table-cell office:value-type="float" office:value="3.50203" calcext:value-type="float">
            <text:p>3.50203</text:p>
          </table:table-cell>
          <table:table-cell office:value-type="float" office:value="0.793086" calcext:value-type="float">
            <text:p>0.793086</text:p>
          </table:table-cell>
          <table:table-cell office:value-type="float" office:value="22818" calcext:value-type="float">
            <text:p>22818</text:p>
          </table:table-cell>
        </table:table-row>
        <table:table-row table:style-name="ro1">
          <table:table-cell office:value-type="float" office:value="3.52027" calcext:value-type="float">
            <text:p>3.52027</text:p>
          </table:table-cell>
          <table:table-cell office:value-type="float" office:value="0.428528" calcext:value-type="float">
            <text:p>0.428528</text:p>
          </table:table-cell>
          <table:table-cell office:value-type="float" office:value="12458" calcext:value-type="float">
            <text:p>12458</text:p>
          </table:table-cell>
        </table:table-row>
        <table:table-row table:style-name="ro1">
          <table:table-cell office:value-type="float" office:value="3.53851" calcext:value-type="float">
            <text:p>3.53851</text:p>
          </table:table-cell>
          <table:table-cell office:value-type="float" office:value="0.20423" calcext:value-type="float">
            <text:p>0.20423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3.55675" calcext:value-type="float">
            <text:p>3.55675</text:p>
          </table:table-cell>
          <table:table-cell office:value-type="float" office:value="0.0874069" calcext:value-type="float">
            <text:p>0.0874069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3.57499" calcext:value-type="float">
            <text:p>3.57499</text:p>
          </table:table-cell>
          <table:table-cell office:value-type="float" office:value="0.0356209" calcext:value-type="float">
            <text:p>0.0356209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3.59323" calcext:value-type="float">
            <text:p>3.59323</text:p>
          </table:table-cell>
          <table:table-cell office:value-type="float" office:value="0.0117534" calcext:value-type="float">
            <text:p>0.011753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.61147" calcext:value-type="float">
            <text:p>3.61147</text:p>
          </table:table-cell>
          <table:table-cell office:value-type="float" office:value="0.00339898" calcext:value-type="float">
            <text:p>0.0033989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.62971" calcext:value-type="float">
            <text:p>3.62971</text:p>
          </table:table-cell>
          <table:table-cell office:value-type="float" office:value="0.0013589" calcext:value-type="float">
            <text:p>0.001358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.64795" calcext:value-type="float">
            <text:p>3.64795</text:p>
          </table:table-cell>
          <table:table-cell office:value-type="float" office:value="0.000384385" calcext:value-type="float">
            <text:p>0.0003843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.66619" calcext:value-type="float">
            <text:p>3.66619</text:p>
          </table:table-cell>
          <table:table-cell office:value-type="float" office:value="0.000190285" calcext:value-type="float">
            <text:p>0.0001902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.68443" calcext:value-type="float">
            <text:p>3.684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267" calcext:value-type="float">
            <text:p>3.70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091" calcext:value-type="float">
            <text:p>3.72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915" calcext:value-type="float">
            <text:p>3.739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739" calcext:value-type="float">
            <text:p>3.757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563" calcext:value-type="float">
            <text:p>3.775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387" calcext:value-type="float">
            <text:p>3.79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211" calcext:value-type="float">
            <text:p>3.81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3035" calcext:value-type="float">
            <text:p>3.83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859" calcext:value-type="float">
            <text:p>3.84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683" calcext:value-type="float">
            <text:p>3.866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507" calcext:value-type="float">
            <text:p>3.88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0331" calcext:value-type="float">
            <text:p>3.90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154" calcext:value-type="float">
            <text:p>3.92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978" calcext:value-type="float">
            <text:p>3.93978</text:p>
          </table:table-cell>
          <table:table-cell office:value-type="float" office:value="0.000109849" calcext:value-type="float">
            <text:p>0.0001098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95802" calcext:value-type="float">
            <text:p>3.95802</text:p>
          </table:table-cell>
          <table:table-cell office:value-type="float" office:value="0.000136049" calcext:value-type="float">
            <text:p>0.0001360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.97626" calcext:value-type="float">
            <text:p>3.97626</text:p>
          </table:table-cell>
          <table:table-cell office:value-type="float" office:value="0.000566176" calcext:value-type="float">
            <text:p>0.000566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.9945" calcext:value-type="float">
            <text:p>3.9945</text:p>
          </table:table-cell>
          <table:table-cell office:value-type="float" office:value="0.00344625" calcext:value-type="float">
            <text:p>0.0034462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.01274" calcext:value-type="float">
            <text:p>4.01274</text:p>
          </table:table-cell>
          <table:table-cell office:value-type="float" office:value="0.0103244" calcext:value-type="float">
            <text:p>0.010324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.03098" calcext:value-type="float">
            <text:p>4.03098</text:p>
          </table:table-cell>
          <table:table-cell office:value-type="float" office:value="0.0328185" calcext:value-type="float">
            <text:p>0.0328185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4.04922" calcext:value-type="float">
            <text:p>4.04922</text:p>
          </table:table-cell>
          <table:table-cell office:value-type="float" office:value="0.104798" calcext:value-type="float">
            <text:p>0.104798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4.06746" calcext:value-type="float">
            <text:p>4.06746</text:p>
          </table:table-cell>
          <table:table-cell office:value-type="float" office:value="0.286485" calcext:value-type="float">
            <text:p>0.286485</text:p>
          </table:table-cell>
          <table:table-cell office:value-type="float" office:value="11119" calcext:value-type="float">
            <text:p>11119</text:p>
          </table:table-cell>
        </table:table-row>
        <table:table-row table:style-name="ro1">
          <table:table-cell office:value-type="float" office:value="4.0857" calcext:value-type="float">
            <text:p>4.0857</text:p>
          </table:table-cell>
          <table:table-cell office:value-type="float" office:value="0.722842" calcext:value-type="float">
            <text:p>0.722842</text:p>
          </table:table-cell>
          <table:table-cell office:value-type="float" office:value="28307" calcext:value-type="float">
            <text:p>28307</text:p>
          </table:table-cell>
        </table:table-row>
        <table:table-row table:style-name="ro1">
          <table:table-cell office:value-type="float" office:value="4.10394" calcext:value-type="float">
            <text:p>4.10394</text:p>
          </table:table-cell>
          <table:table-cell office:value-type="float" office:value="1.62478" calcext:value-type="float">
            <text:p>1.62478</text:p>
          </table:table-cell>
          <table:table-cell office:value-type="float" office:value="64197" calcext:value-type="float">
            <text:p>64197</text:p>
          </table:table-cell>
        </table:table-row>
        <table:table-row table:style-name="ro1">
          <table:table-cell office:value-type="float" office:value="4.12218" calcext:value-type="float">
            <text:p>4.12218</text:p>
          </table:table-cell>
          <table:table-cell office:value-type="float" office:value="3.14958" calcext:value-type="float">
            <text:p>3.14958</text:p>
          </table:table-cell>
          <table:table-cell office:value-type="float" office:value="125552" calcext:value-type="float">
            <text:p>125552</text:p>
          </table:table-cell>
        </table:table-row>
        <table:table-row table:style-name="ro1">
          <table:table-cell office:value-type="float" office:value="4.14042" calcext:value-type="float">
            <text:p>4.14042</text:p>
          </table:table-cell>
          <table:table-cell office:value-type="float" office:value="5.26364" calcext:value-type="float">
            <text:p>5.26364</text:p>
          </table:table-cell>
          <table:table-cell office:value-type="float" office:value="211686" calcext:value-type="float">
            <text:p>211686</text:p>
          </table:table-cell>
        </table:table-row>
        <table:table-row table:style-name="ro1">
          <table:table-cell office:value-type="float" office:value="4.15866" calcext:value-type="float">
            <text:p>4.15866</text:p>
          </table:table-cell>
          <table:table-cell office:value-type="float" office:value="7.53871" calcext:value-type="float">
            <text:p>7.53871</text:p>
          </table:table-cell>
          <table:table-cell office:value-type="float" office:value="305859" calcext:value-type="float">
            <text:p>305859</text:p>
          </table:table-cell>
        </table:table-row>
        <table:table-row table:style-name="ro1">
          <table:table-cell office:value-type="float" office:value="4.1769" calcext:value-type="float">
            <text:p>4.1769</text:p>
          </table:table-cell>
          <table:table-cell office:value-type="float" office:value="9.5855" calcext:value-type="float">
            <text:p>9.5855</text:p>
          </table:table-cell>
          <table:table-cell office:value-type="float" office:value="392320" calcext:value-type="float">
            <text:p>392320</text:p>
          </table:table-cell>
        </table:table-row>
        <table:table-row table:style-name="ro1">
          <table:table-cell office:value-type="float" office:value="4.19514" calcext:value-type="float">
            <text:p>4.19514</text:p>
          </table:table-cell>
          <table:table-cell office:value-type="float" office:value="9.95425" calcext:value-type="float">
            <text:p>9.95425</text:p>
          </table:table-cell>
          <table:table-cell office:value-type="float" office:value="410978" calcext:value-type="float">
            <text:p>410978</text:p>
          </table:table-cell>
        </table:table-row>
        <table:table-row table:style-name="ro1">
          <table:table-cell office:value-type="float" office:value="4.21338" calcext:value-type="float">
            <text:p>4.21338</text:p>
          </table:table-cell>
          <table:table-cell office:value-type="float" office:value="8.05331" calcext:value-type="float">
            <text:p>8.05331</text:p>
          </table:table-cell>
          <table:table-cell office:value-type="float" office:value="335392" calcext:value-type="float">
            <text:p>335392</text:p>
          </table:table-cell>
        </table:table-row>
        <table:table-row table:style-name="ro1">
          <table:table-cell office:value-type="float" office:value="4.23162" calcext:value-type="float">
            <text:p>4.23162</text:p>
          </table:table-cell>
          <table:table-cell office:value-type="float" office:value="5.77332" calcext:value-type="float">
            <text:p>5.77332</text:p>
          </table:table-cell>
          <table:table-cell office:value-type="float" office:value="242525" calcext:value-type="float">
            <text:p>242525</text:p>
          </table:table-cell>
        </table:table-row>
        <table:table-row table:style-name="ro1">
          <table:table-cell office:value-type="float" office:value="4.24986" calcext:value-type="float">
            <text:p>4.24986</text:p>
          </table:table-cell>
          <table:table-cell office:value-type="float" office:value="3.57433" calcext:value-type="float">
            <text:p>3.57433</text:p>
          </table:table-cell>
          <table:table-cell office:value-type="float" office:value="151447" calcext:value-type="float">
            <text:p>151447</text:p>
          </table:table-cell>
        </table:table-row>
        <table:table-row table:style-name="ro1">
          <table:table-cell office:value-type="float" office:value="4.2681" calcext:value-type="float">
            <text:p>4.2681</text:p>
          </table:table-cell>
          <table:table-cell office:value-type="float" office:value="1.94427" calcext:value-type="float">
            <text:p>1.94427</text:p>
          </table:table-cell>
          <table:table-cell office:value-type="float" office:value="83089" calcext:value-type="float">
            <text:p>83089</text:p>
          </table:table-cell>
        </table:table-row>
        <table:table-row table:style-name="ro1">
          <table:table-cell office:value-type="float" office:value="4.28634" calcext:value-type="float">
            <text:p>4.28634</text:p>
          </table:table-cell>
          <table:table-cell office:value-type="float" office:value="0.90981" calcext:value-type="float">
            <text:p>0.90981</text:p>
          </table:table-cell>
          <table:table-cell office:value-type="float" office:value="39214" calcext:value-type="float">
            <text:p>39214</text:p>
          </table:table-cell>
        </table:table-row>
        <table:table-row table:style-name="ro1">
          <table:table-cell office:value-type="float" office:value="4.30458" calcext:value-type="float">
            <text:p>4.30458</text:p>
          </table:table-cell>
          <table:table-cell office:value-type="float" office:value="0.374544" calcext:value-type="float">
            <text:p>0.374544</text:p>
          </table:table-cell>
          <table:table-cell office:value-type="float" office:value="16281" calcext:value-type="float">
            <text:p>16281</text:p>
          </table:table-cell>
        </table:table-row>
        <table:table-row table:style-name="ro1">
          <table:table-cell office:value-type="float" office:value="4.32282" calcext:value-type="float">
            <text:p>4.32282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4.34106" calcext:value-type="float">
            <text:p>4.34106</text:p>
          </table:table-cell>
          <table:table-cell office:value-type="float" office:value="0.0457375" calcext:value-type="float">
            <text:p>0.045737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.3593" calcext:value-type="float">
            <text:p>4.3593</text:p>
          </table:table-cell>
          <table:table-cell office:value-type="float" office:value="0.0128979" calcext:value-type="float">
            <text:p>0.0128979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4.37754" calcext:value-type="float">
            <text:p>4.37754</text:p>
          </table:table-cell>
          <table:table-cell office:value-type="float" office:value="0.00438217" calcext:value-type="float">
            <text:p>0.0043821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.39578" calcext:value-type="float">
            <text:p>4.39578</text:p>
          </table:table-cell>
          <table:table-cell office:value-type="float" office:value="0.00165452" calcext:value-type="float">
            <text:p>0.0016545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.41402" calcext:value-type="float">
            <text:p>4.41402</text:p>
          </table:table-cell>
          <table:table-cell office:value-type="float" office:value="0.000284419" calcext:value-type="float">
            <text:p>0.0002844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.43226" calcext:value-type="float">
            <text:p>4.43226</text:p>
          </table:table-cell>
          <table:table-cell office:value-type="float" office:value="0.000130192" calcext:value-type="float">
            <text:p>0.0001301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.4505" calcext:value-type="float">
            <text:p>4.4505</text:p>
          </table:table-cell>
          <table:table-cell office:value-type="float" office:value="0.000129127" calcext:value-type="float">
            <text:p>0.000129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.46874" calcext:value-type="float">
            <text:p>4.46874</text:p>
          </table:table-cell>
          <table:table-cell table:style-name="ce1" office:value-type="float" office:value="0.0000426917" calcext:value-type="float">
            <text:p>4.2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48698" calcext:value-type="float">
            <text:p>4.486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0522" calcext:value-type="float">
            <text:p>4.50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346" calcext:value-type="float">
            <text:p>4.52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17" calcext:value-type="float">
            <text:p>4.5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5994" calcext:value-type="float">
            <text:p>4.55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818" calcext:value-type="float">
            <text:p>4.57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642" calcext:value-type="float">
            <text:p>4.59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466" calcext:value-type="float">
            <text:p>4.61466</text:p>
          </table:table-cell>
          <table:table-cell office:value-type="float" office:value="0.000100086" calcext:value-type="float">
            <text:p>0.0001000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63289" calcext:value-type="float">
            <text:p>4.63289</text:p>
          </table:table-cell>
          <table:table-cell office:value-type="float" office:value="0.000377339" calcext:value-type="float">
            <text:p>0.0003773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.65113" calcext:value-type="float">
            <text:p>4.65113</text:p>
          </table:table-cell>
          <table:table-cell office:value-type="float" office:value="0.00096552" calcext:value-type="float">
            <text:p>0.000965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.66937" calcext:value-type="float">
            <text:p>4.66937</text:p>
          </table:table-cell>
          <table:table-cell office:value-type="float" office:value="0.00559154" calcext:value-type="float">
            <text:p>0.0055915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4.68761" calcext:value-type="float">
            <text:p>4.68761</text:p>
          </table:table-cell>
          <table:table-cell office:value-type="float" office:value="0.0204077" calcext:value-type="float">
            <text:p>0.0204077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4.70585" calcext:value-type="float">
            <text:p>4.70585</text:p>
          </table:table-cell>
          <table:table-cell office:value-type="float" office:value="0.0649843" calcext:value-type="float">
            <text:p>0.0649843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4.72409" calcext:value-type="float">
            <text:p>4.72409</text:p>
          </table:table-cell>
          <table:table-cell office:value-type="float" office:value="0.175076" calcext:value-type="float">
            <text:p>0.175076</text:p>
          </table:table-cell>
          <table:table-cell office:value-type="float" office:value="9166" calcext:value-type="float">
            <text:p>9166</text:p>
          </table:table-cell>
        </table:table-row>
        <table:table-row table:style-name="ro1">
          <table:table-cell office:value-type="float" office:value="4.74233" calcext:value-type="float">
            <text:p>4.74233</text:p>
          </table:table-cell>
          <table:table-cell office:value-type="float" office:value="0.417782" calcext:value-type="float">
            <text:p>0.417782</text:p>
          </table:table-cell>
          <table:table-cell office:value-type="float" office:value="22042" calcext:value-type="float">
            <text:p>22042</text:p>
          </table:table-cell>
        </table:table-row>
        <table:table-row table:style-name="ro1">
          <table:table-cell office:value-type="float" office:value="4.76057" calcext:value-type="float">
            <text:p>4.76057</text:p>
          </table:table-cell>
          <table:table-cell office:value-type="float" office:value="0.872491" calcext:value-type="float">
            <text:p>0.872491</text:p>
          </table:table-cell>
          <table:table-cell office:value-type="float" office:value="46387" calcext:value-type="float">
            <text:p>46387</text:p>
          </table:table-cell>
        </table:table-row>
        <table:table-row table:style-name="ro1">
          <table:table-cell office:value-type="float" office:value="4.77881" calcext:value-type="float">
            <text:p>4.77881</text:p>
          </table:table-cell>
          <table:table-cell office:value-type="float" office:value="1.55263" calcext:value-type="float">
            <text:p>1.55263</text:p>
          </table:table-cell>
          <table:table-cell office:value-type="float" office:value="83181" calcext:value-type="float">
            <text:p>83181</text:p>
          </table:table-cell>
        </table:table-row>
        <table:table-row table:style-name="ro1">
          <table:table-cell office:value-type="float" office:value="4.79705" calcext:value-type="float">
            <text:p>4.79705</text:p>
          </table:table-cell>
          <table:table-cell office:value-type="float" office:value="2.38237" calcext:value-type="float">
            <text:p>2.38237</text:p>
          </table:table-cell>
          <table:table-cell office:value-type="float" office:value="128610" calcext:value-type="float">
            <text:p>128610</text:p>
          </table:table-cell>
        </table:table-row>
        <table:table-row table:style-name="ro1">
          <table:table-cell office:value-type="float" office:value="4.81529" calcext:value-type="float">
            <text:p>4.81529</text:p>
          </table:table-cell>
          <table:table-cell office:value-type="float" office:value="3.20628" calcext:value-type="float">
            <text:p>3.20628</text:p>
          </table:table-cell>
          <table:table-cell office:value-type="float" office:value="174407" calcext:value-type="float">
            <text:p>174407</text:p>
          </table:table-cell>
        </table:table-row>
        <table:table-row table:style-name="ro1">
          <table:table-cell office:value-type="float" office:value="4.83353" calcext:value-type="float">
            <text:p>4.83353</text:p>
          </table:table-cell>
          <table:table-cell office:value-type="float" office:value="3.78421" calcext:value-type="float">
            <text:p>3.78421</text:p>
          </table:table-cell>
          <table:table-cell office:value-type="float" office:value="207406" calcext:value-type="float">
            <text:p>207406</text:p>
          </table:table-cell>
        </table:table-row>
        <table:table-row table:style-name="ro1">
          <table:table-cell office:value-type="float" office:value="4.85177" calcext:value-type="float">
            <text:p>4.85177</text:p>
          </table:table-cell>
          <table:table-cell office:value-type="float" office:value="3.37879" calcext:value-type="float">
            <text:p>3.37879</text:p>
          </table:table-cell>
          <table:table-cell office:value-type="float" office:value="186586" calcext:value-type="float">
            <text:p>186586</text:p>
          </table:table-cell>
        </table:table-row>
        <table:table-row table:style-name="ro1">
          <table:table-cell office:value-type="float" office:value="4.87001" calcext:value-type="float">
            <text:p>4.87001</text:p>
          </table:table-cell>
          <table:table-cell office:value-type="float" office:value="2.58295" calcext:value-type="float">
            <text:p>2.58295</text:p>
          </table:table-cell>
          <table:table-cell office:value-type="float" office:value="143712" calcext:value-type="float">
            <text:p>143712</text:p>
          </table:table-cell>
        </table:table-row>
        <table:table-row table:style-name="ro1">
          <table:table-cell office:value-type="float" office:value="4.88825" calcext:value-type="float">
            <text:p>4.88825</text:p>
          </table:table-cell>
          <table:table-cell office:value-type="float" office:value="1.74839" calcext:value-type="float">
            <text:p>1.74839</text:p>
          </table:table-cell>
          <table:table-cell office:value-type="float" office:value="98008" calcext:value-type="float">
            <text:p>98008</text:p>
          </table:table-cell>
        </table:table-row>
        <table:table-row table:style-name="ro1">
          <table:table-cell office:value-type="float" office:value="4.90649" calcext:value-type="float">
            <text:p>4.90649</text:p>
          </table:table-cell>
          <table:table-cell office:value-type="float" office:value="1.03518" calcext:value-type="float">
            <text:p>1.03518</text:p>
          </table:table-cell>
          <table:table-cell office:value-type="float" office:value="58462" calcext:value-type="float">
            <text:p>58462</text:p>
          </table:table-cell>
        </table:table-row>
        <table:table-row table:style-name="ro1">
          <table:table-cell office:value-type="float" office:value="4.92473" calcext:value-type="float">
            <text:p>4.92473</text:p>
          </table:table-cell>
          <table:table-cell office:value-type="float" office:value="0.540741" calcext:value-type="float">
            <text:p>0.540741</text:p>
          </table:table-cell>
          <table:table-cell office:value-type="float" office:value="30766" calcext:value-type="float">
            <text:p>30766</text:p>
          </table:table-cell>
        </table:table-row>
        <table:table-row table:style-name="ro1">
          <table:table-cell office:value-type="float" office:value="4.94297" calcext:value-type="float">
            <text:p>4.94297</text:p>
          </table:table-cell>
          <table:table-cell office:value-type="float" office:value="0.23954" calcext:value-type="float">
            <text:p>0.23954</text:p>
          </table:table-cell>
          <table:table-cell office:value-type="float" office:value="13730" calcext:value-type="float">
            <text:p>13730</text:p>
          </table:table-cell>
        </table:table-row>
        <table:table-row table:style-name="ro1">
          <table:table-cell office:value-type="float" office:value="4.96121" calcext:value-type="float">
            <text:p>4.96121</text:p>
          </table:table-cell>
          <table:table-cell office:value-type="float" office:value="0.102386" calcext:value-type="float">
            <text:p>0.102386</text:p>
          </table:table-cell>
          <table:table-cell office:value-type="float" office:value="5912" calcext:value-type="float">
            <text:p>5912</text:p>
          </table:table-cell>
        </table:table-row>
        <table:table-row table:style-name="ro1">
          <table:table-cell office:value-type="float" office:value="4.97945" calcext:value-type="float">
            <text:p>4.97945</text:p>
          </table:table-cell>
          <table:table-cell office:value-type="float" office:value="0.0375468" calcext:value-type="float">
            <text:p>0.0375468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4.99769" calcext:value-type="float">
            <text:p>4.99769</text:p>
          </table:table-cell>
          <table:table-cell office:value-type="float" office:value="0.0131071" calcext:value-type="float">
            <text:p>0.0131071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5.01593" calcext:value-type="float">
            <text:p>5.01593</text:p>
          </table:table-cell>
          <table:table-cell office:value-type="float" office:value="0.00462533" calcext:value-type="float">
            <text:p>0.00462533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.03417" calcext:value-type="float">
            <text:p>5.03417</text:p>
          </table:table-cell>
          <table:table-cell office:value-type="float" office:value="0.00132878" calcext:value-type="float">
            <text:p>0.001328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.05241" calcext:value-type="float">
            <text:p>5.05241</text:p>
          </table:table-cell>
          <table:table-cell office:value-type="float" office:value="0.000534363" calcext:value-type="float">
            <text:p>0.0005343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.07065" calcext:value-type="float">
            <text:p>5.07065</text:p>
          </table:table-cell>
          <table:table-cell office:value-type="float" office:value="0.000116052" calcext:value-type="float">
            <text:p>0.0001160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.08889" calcext:value-type="float">
            <text:p>5.08889</text:p>
          </table:table-cell>
          <table:table-cell table:style-name="ce1" office:value-type="float" office:value="0.0000493808" calcext:value-type="float">
            <text:p>4.94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10713" calcext:value-type="float">
            <text:p>5.10713</text:p>
          </table:table-cell>
          <table:table-cell office:value-type="float" office:value="0.000130743" calcext:value-type="float">
            <text:p>0.0001307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.12537" calcext:value-type="float">
            <text:p>5.12537</text:p>
          </table:table-cell>
          <table:table-cell table:style-name="ce1" office:value-type="float" office:value="0.0000324536" calcext:value-type="float">
            <text:p>3.2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14361" calcext:value-type="float">
            <text:p>5.14361</text:p>
          </table:table-cell>
          <table:table-cell office:value-type="float" office:value="0.000145007" calcext:value-type="float">
            <text:p>0.0001450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.16185" calcext:value-type="float">
            <text:p>5.16185</text:p>
          </table:table-cell>
          <table:table-cell office:value-type="float" office:value="0.000783915" calcext:value-type="float">
            <text:p>0.0007839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.18009" calcext:value-type="float">
            <text:p>5.18009</text:p>
          </table:table-cell>
          <table:table-cell office:value-type="float" office:value="0.00165212" calcext:value-type="float">
            <text:p>0.0016521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.19833" calcext:value-type="float">
            <text:p>5.19833</text:p>
          </table:table-cell>
          <table:table-cell office:value-type="float" office:value="0.00446419" calcext:value-type="float">
            <text:p>0.00446419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.21657" calcext:value-type="float">
            <text:p>5.21657</text:p>
          </table:table-cell>
          <table:table-cell office:value-type="float" office:value="0.0128605" calcext:value-type="float">
            <text:p>0.012860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5.23481" calcext:value-type="float">
            <text:p>5.23481</text:p>
          </table:table-cell>
          <table:table-cell office:value-type="float" office:value="0.0359641" calcext:value-type="float">
            <text:p>0.0359641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5.25305" calcext:value-type="float">
            <text:p>5.25305</text:p>
          </table:table-cell>
          <table:table-cell office:value-type="float" office:value="0.0924229" calcext:value-type="float">
            <text:p>0.0924229</text:p>
          </table:table-cell>
          <table:table-cell office:value-type="float" office:value="5983" calcext:value-type="float">
            <text:p>5983</text:p>
          </table:table-cell>
        </table:table-row>
        <table:table-row table:style-name="ro1">
          <table:table-cell office:value-type="float" office:value="5.27129" calcext:value-type="float">
            <text:p>5.27129</text:p>
          </table:table-cell>
          <table:table-cell office:value-type="float" office:value="0.217718" calcext:value-type="float">
            <text:p>0.217718</text:p>
          </table:table-cell>
          <table:table-cell office:value-type="float" office:value="14192" calcext:value-type="float">
            <text:p>14192</text:p>
          </table:table-cell>
        </table:table-row>
        <table:table-row table:style-name="ro1">
          <table:table-cell office:value-type="float" office:value="5.28953" calcext:value-type="float">
            <text:p>5.28953</text:p>
          </table:table-cell>
          <table:table-cell office:value-type="float" office:value="0.459038" calcext:value-type="float">
            <text:p>0.459038</text:p>
          </table:table-cell>
          <table:table-cell office:value-type="float" office:value="30130" calcext:value-type="float">
            <text:p>30130</text:p>
          </table:table-cell>
        </table:table-row>
        <table:table-row table:style-name="ro1">
          <table:table-cell office:value-type="float" office:value="5.30777" calcext:value-type="float">
            <text:p>5.30777</text:p>
          </table:table-cell>
          <table:table-cell office:value-type="float" office:value="0.852813" calcext:value-type="float">
            <text:p>0.852813</text:p>
          </table:table-cell>
          <table:table-cell office:value-type="float" office:value="56363" calcext:value-type="float">
            <text:p>56363</text:p>
          </table:table-cell>
        </table:table-row>
        <table:table-row table:style-name="ro1">
          <table:table-cell office:value-type="float" office:value="5.32601" calcext:value-type="float">
            <text:p>5.32601</text:p>
          </table:table-cell>
          <table:table-cell office:value-type="float" office:value="1.4707" calcext:value-type="float">
            <text:p>1.4707</text:p>
          </table:table-cell>
          <table:table-cell office:value-type="float" office:value="97869" calcext:value-type="float">
            <text:p>97869</text:p>
          </table:table-cell>
        </table:table-row>
        <table:table-row table:style-name="ro1">
          <table:table-cell office:value-type="float" office:value="5.34424" calcext:value-type="float">
            <text:p>5.34424</text:p>
          </table:table-cell>
          <table:table-cell office:value-type="float" office:value="2.3127" calcext:value-type="float">
            <text:p>2.3127</text:p>
          </table:table-cell>
          <table:table-cell office:value-type="float" office:value="154956" calcext:value-type="float">
            <text:p>154956</text:p>
          </table:table-cell>
        </table:table-row>
        <table:table-row table:style-name="ro1">
          <table:table-cell office:value-type="float" office:value="5.36248" calcext:value-type="float">
            <text:p>5.36248</text:p>
          </table:table-cell>
          <table:table-cell office:value-type="float" office:value="3.27161" calcext:value-type="float">
            <text:p>3.27161</text:p>
          </table:table-cell>
          <table:table-cell office:value-type="float" office:value="220704" calcext:value-type="float">
            <text:p>220704</text:p>
          </table:table-cell>
        </table:table-row>
        <table:table-row table:style-name="ro1">
          <table:table-cell office:value-type="float" office:value="5.38072" calcext:value-type="float">
            <text:p>5.38072</text:p>
          </table:table-cell>
          <table:table-cell office:value-type="float" office:value="4.22881" calcext:value-type="float">
            <text:p>4.22881</text:p>
          </table:table-cell>
          <table:table-cell office:value-type="float" office:value="287221" calcext:value-type="float">
            <text:p>287221</text:p>
          </table:table-cell>
        </table:table-row>
        <table:table-row table:style-name="ro1">
          <table:table-cell office:value-type="float" office:value="5.39896" calcext:value-type="float">
            <text:p>5.39896</text:p>
          </table:table-cell>
          <table:table-cell office:value-type="float" office:value="5.08566" calcext:value-type="float">
            <text:p>5.08566</text:p>
          </table:table-cell>
          <table:table-cell office:value-type="float" office:value="347764" calcext:value-type="float">
            <text:p>347764</text:p>
          </table:table-cell>
        </table:table-row>
        <table:table-row table:style-name="ro1">
          <table:table-cell office:value-type="float" office:value="5.4172" calcext:value-type="float">
            <text:p>5.4172</text:p>
          </table:table-cell>
          <table:table-cell office:value-type="float" office:value="5.00164" calcext:value-type="float">
            <text:p>5.00164</text:p>
          </table:table-cell>
          <table:table-cell office:value-type="float" office:value="344334" calcext:value-type="float">
            <text:p>344334</text:p>
          </table:table-cell>
        </table:table-row>
        <table:table-row table:style-name="ro1">
          <table:table-cell office:value-type="float" office:value="5.43544" calcext:value-type="float">
            <text:p>5.43544</text:p>
          </table:table-cell>
          <table:table-cell office:value-type="float" office:value="4.12844" calcext:value-type="float">
            <text:p>4.12844</text:p>
          </table:table-cell>
          <table:table-cell office:value-type="float" office:value="286136" calcext:value-type="float">
            <text:p>286136</text:p>
          </table:table-cell>
        </table:table-row>
        <table:table-row table:style-name="ro1">
          <table:table-cell office:value-type="float" office:value="5.45368" calcext:value-type="float">
            <text:p>5.45368</text:p>
          </table:table-cell>
          <table:table-cell office:value-type="float" office:value="3.20818" calcext:value-type="float">
            <text:p>3.20818</text:p>
          </table:table-cell>
          <table:table-cell office:value-type="float" office:value="223849" calcext:value-type="float">
            <text:p>223849</text:p>
          </table:table-cell>
        </table:table-row>
        <table:table-row table:style-name="ro1">
          <table:table-cell office:value-type="float" office:value="5.47192" calcext:value-type="float">
            <text:p>5.47192</text:p>
          </table:table-cell>
          <table:table-cell office:value-type="float" office:value="2.2155" calcext:value-type="float">
            <text:p>2.2155</text:p>
          </table:table-cell>
          <table:table-cell office:value-type="float" office:value="155621" calcext:value-type="float">
            <text:p>155621</text:p>
          </table:table-cell>
        </table:table-row>
        <table:table-row table:style-name="ro1">
          <table:table-cell office:value-type="float" office:value="5.49016" calcext:value-type="float">
            <text:p>5.49016</text:p>
          </table:table-cell>
          <table:table-cell office:value-type="float" office:value="1.37722" calcext:value-type="float">
            <text:p>1.37722</text:p>
          </table:table-cell>
          <table:table-cell office:value-type="float" office:value="97385" calcext:value-type="float">
            <text:p>97385</text:p>
          </table:table-cell>
        </table:table-row>
        <table:table-row table:style-name="ro1">
          <table:table-cell office:value-type="float" office:value="5.5084" calcext:value-type="float">
            <text:p>5.5084</text:p>
          </table:table-cell>
          <table:table-cell office:value-type="float" office:value="0.775705" calcext:value-type="float">
            <text:p>0.775705</text:p>
          </table:table-cell>
          <table:table-cell office:value-type="float" office:value="55216" calcext:value-type="float">
            <text:p>55216</text:p>
          </table:table-cell>
        </table:table-row>
        <table:table-row table:style-name="ro1">
          <table:table-cell office:value-type="float" office:value="5.52664" calcext:value-type="float">
            <text:p>5.52664</text:p>
          </table:table-cell>
          <table:table-cell office:value-type="float" office:value="0.407794" calcext:value-type="float">
            <text:p>0.407794</text:p>
          </table:table-cell>
          <table:table-cell office:value-type="float" office:value="29220" calcext:value-type="float">
            <text:p>29220</text:p>
          </table:table-cell>
        </table:table-row>
        <table:table-row table:style-name="ro1">
          <table:table-cell office:value-type="float" office:value="5.54488" calcext:value-type="float">
            <text:p>5.54488</text:p>
          </table:table-cell>
          <table:table-cell office:value-type="float" office:value="0.187321" calcext:value-type="float">
            <text:p>0.187321</text:p>
          </table:table-cell>
          <table:table-cell office:value-type="float" office:value="13511" calcext:value-type="float">
            <text:p>13511</text:p>
          </table:table-cell>
        </table:table-row>
        <table:table-row table:style-name="ro1">
          <table:table-cell office:value-type="float" office:value="5.56312" calcext:value-type="float">
            <text:p>5.56312</text:p>
          </table:table-cell>
          <table:table-cell office:value-type="float" office:value="0.0777793" calcext:value-type="float">
            <text:p>0.0777793</text:p>
          </table:table-cell>
          <table:table-cell office:value-type="float" office:value="5647" calcext:value-type="float">
            <text:p>5647</text:p>
          </table:table-cell>
        </table:table-row>
        <table:table-row table:style-name="ro1">
          <table:table-cell office:value-type="float" office:value="5.58136" calcext:value-type="float">
            <text:p>5.58136</text:p>
          </table:table-cell>
          <table:table-cell office:value-type="float" office:value="0.0293378" calcext:value-type="float">
            <text:p>0.0293378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5.5996" calcext:value-type="float">
            <text:p>5.5996</text:p>
          </table:table-cell>
          <table:table-cell office:value-type="float" office:value="0.0107806" calcext:value-type="float">
            <text:p>0.0107806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5.61784" calcext:value-type="float">
            <text:p>5.61784</text:p>
          </table:table-cell>
          <table:table-cell office:value-type="float" office:value="0.00366027" calcext:value-type="float">
            <text:p>0.00366027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5.63608" calcext:value-type="float">
            <text:p>5.63608</text:p>
          </table:table-cell>
          <table:table-cell office:value-type="float" office:value="0.00101986" calcext:value-type="float">
            <text:p>0.0010198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.65432" calcext:value-type="float">
            <text:p>5.65432</text:p>
          </table:table-cell>
          <table:table-cell office:value-type="float" office:value="0.000573312" calcext:value-type="float">
            <text:p>0.0005733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.67256" calcext:value-type="float">
            <text:p>5.67256</text:p>
          </table:table-cell>
          <table:table-cell office:value-type="float" office:value="0.000211956" calcext:value-type="float">
            <text:p>0.0002119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.6908" calcext:value-type="float">
            <text:p>5.6908</text:p>
          </table:table-cell>
          <table:table-cell office:value-type="float" office:value="0.000250086" calcext:value-type="float">
            <text:p>0.0002500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.70904" calcext:value-type="float">
            <text:p>5.70904</text:p>
          </table:table-cell>
          <table:table-cell office:value-type="float" office:value="0.000353119" calcext:value-type="float">
            <text:p>0.0003531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.72728" calcext:value-type="float">
            <text:p>5.72728</text:p>
          </table:table-cell>
          <table:table-cell office:value-type="float" office:value="0.000753728" calcext:value-type="float">
            <text:p>0.0007537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.74552" calcext:value-type="float">
            <text:p>5.74552</text:p>
          </table:table-cell>
          <table:table-cell office:value-type="float" office:value="0.00275045" calcext:value-type="float">
            <text:p>0.0027504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.76376" calcext:value-type="float">
            <text:p>5.76376</text:p>
          </table:table-cell>
          <table:table-cell office:value-type="float" office:value="0.00781428" calcext:value-type="float">
            <text:p>0.00781428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5.782" calcext:value-type="float">
            <text:p>5.782</text:p>
          </table:table-cell>
          <table:table-cell office:value-type="float" office:value="0.0199035" calcext:value-type="float">
            <text:p>0.0199035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5.80024" calcext:value-type="float">
            <text:p>5.80024</text:p>
          </table:table-cell>
          <table:table-cell office:value-type="float" office:value="0.0555218" calcext:value-type="float">
            <text:p>0.0555218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float" office:value="5.81848" calcext:value-type="float">
            <text:p>5.81848</text:p>
          </table:table-cell>
          <table:table-cell office:value-type="float" office:value="0.128089" calcext:value-type="float">
            <text:p>0.128089</text:p>
          </table:table-cell>
          <table:table-cell office:value-type="float" office:value="10173" calcext:value-type="float">
            <text:p>10173</text:p>
          </table:table-cell>
        </table:table-row>
        <table:table-row table:style-name="ro1">
          <table:table-cell office:value-type="float" office:value="5.83672" calcext:value-type="float">
            <text:p>5.83672</text:p>
          </table:table-cell>
          <table:table-cell office:value-type="float" office:value="0.269333" calcext:value-type="float">
            <text:p>0.269333</text:p>
          </table:table-cell>
          <table:table-cell office:value-type="float" office:value="21525" calcext:value-type="float">
            <text:p>21525</text:p>
          </table:table-cell>
        </table:table-row>
        <table:table-row table:style-name="ro1">
          <table:table-cell office:value-type="float" office:value="5.85496" calcext:value-type="float">
            <text:p>5.85496</text:p>
          </table:table-cell>
          <table:table-cell office:value-type="float" office:value="0.498769" calcext:value-type="float">
            <text:p>0.498769</text:p>
          </table:table-cell>
          <table:table-cell office:value-type="float" office:value="40111" calcext:value-type="float">
            <text:p>40111</text:p>
          </table:table-cell>
        </table:table-row>
        <table:table-row table:style-name="ro1">
          <table:table-cell office:value-type="float" office:value="5.8732" calcext:value-type="float">
            <text:p>5.8732</text:p>
          </table:table-cell>
          <table:table-cell office:value-type="float" office:value="0.832012" calcext:value-type="float">
            <text:p>0.832012</text:p>
          </table:table-cell>
          <table:table-cell office:value-type="float" office:value="67328" calcext:value-type="float">
            <text:p>67328</text:p>
          </table:table-cell>
        </table:table-row>
        <table:table-row table:style-name="ro1">
          <table:table-cell office:value-type="float" office:value="5.89144" calcext:value-type="float">
            <text:p>5.89144</text:p>
          </table:table-cell>
          <table:table-cell office:value-type="float" office:value="1.18635" calcext:value-type="float">
            <text:p>1.18635</text:p>
          </table:table-cell>
          <table:table-cell office:value-type="float" office:value="96599" calcext:value-type="float">
            <text:p>96599</text:p>
          </table:table-cell>
        </table:table-row>
        <table:table-row table:style-name="ro1">
          <table:table-cell office:value-type="float" office:value="5.90968" calcext:value-type="float">
            <text:p>5.90968</text:p>
          </table:table-cell>
          <table:table-cell office:value-type="float" office:value="1.51343" calcext:value-type="float">
            <text:p>1.51343</text:p>
          </table:table-cell>
          <table:table-cell office:value-type="float" office:value="123996" calcext:value-type="float">
            <text:p>123996</text:p>
          </table:table-cell>
        </table:table-row>
        <table:table-row table:style-name="ro1">
          <table:table-cell office:value-type="float" office:value="5.92792" calcext:value-type="float">
            <text:p>5.92792</text:p>
          </table:table-cell>
          <table:table-cell office:value-type="float" office:value="1.63838" calcext:value-type="float">
            <text:p>1.63838</text:p>
          </table:table-cell>
          <table:table-cell office:value-type="float" office:value="135063" calcext:value-type="float">
            <text:p>135063</text:p>
          </table:table-cell>
        </table:table-row>
        <table:table-row table:style-name="ro1">
          <table:table-cell office:value-type="float" office:value="5.94616" calcext:value-type="float">
            <text:p>5.94616</text:p>
          </table:table-cell>
          <table:table-cell office:value-type="float" office:value="1.33771" calcext:value-type="float">
            <text:p>1.33771</text:p>
          </table:table-cell>
          <table:table-cell office:value-type="float" office:value="110956" calcext:value-type="float">
            <text:p>110956</text:p>
          </table:table-cell>
        </table:table-row>
        <table:table-row table:style-name="ro1">
          <table:table-cell office:value-type="float" office:value="5.9644" calcext:value-type="float">
            <text:p>5.9644</text:p>
          </table:table-cell>
          <table:table-cell office:value-type="float" office:value="1.00642" calcext:value-type="float">
            <text:p>1.00642</text:p>
          </table:table-cell>
          <table:table-cell office:value-type="float" office:value="83990" calcext:value-type="float">
            <text:p>83990</text:p>
          </table:table-cell>
        </table:table-row>
        <table:table-row table:style-name="ro1">
          <table:table-cell office:value-type="float" office:value="5.98264" calcext:value-type="float">
            <text:p>5.98264</text:p>
          </table:table-cell>
          <table:table-cell office:value-type="float" office:value="0.65447" calcext:value-type="float">
            <text:p>0.65447</text:p>
          </table:table-cell>
          <table:table-cell office:value-type="float" office:value="54953" calcext:value-type="float">
            <text:p>54953</text:p>
          </table:table-cell>
        </table:table-row>
        <table:table-row table:style-name="ro1">
          <table:table-cell office:value-type="float" office:value="6.00088" calcext:value-type="float">
            <text:p>6.00088</text:p>
          </table:table-cell>
          <table:table-cell office:value-type="float" office:value="0.377433" calcext:value-type="float">
            <text:p>0.377433</text:p>
          </table:table-cell>
          <table:table-cell office:value-type="float" office:value="31885" calcext:value-type="float">
            <text:p>31885</text:p>
          </table:table-cell>
        </table:table-row>
        <table:table-row table:style-name="ro1">
          <table:table-cell office:value-type="float" office:value="6.01912" calcext:value-type="float">
            <text:p>6.01912</text:p>
          </table:table-cell>
          <table:table-cell office:value-type="float" office:value="0.189675" calcext:value-type="float">
            <text:p>0.189675</text:p>
          </table:table-cell>
          <table:table-cell office:value-type="float" office:value="16121" calcext:value-type="float">
            <text:p>16121</text:p>
          </table:table-cell>
        </table:table-row>
        <table:table-row table:style-name="ro1">
          <table:table-cell office:value-type="float" office:value="6.03736" calcext:value-type="float">
            <text:p>6.03736</text:p>
          </table:table-cell>
          <table:table-cell office:value-type="float" office:value="0.0835471" calcext:value-type="float">
            <text:p>0.0835471</text:p>
          </table:table-cell>
          <table:table-cell office:value-type="float" office:value="7144" calcext:value-type="float">
            <text:p>7144</text:p>
          </table:table-cell>
        </table:table-row>
        <table:table-row table:style-name="ro1">
          <table:table-cell office:value-type="float" office:value="6.05559" calcext:value-type="float">
            <text:p>6.05559</text:p>
          </table:table-cell>
          <table:table-cell office:value-type="float" office:value="0.0318857" calcext:value-type="float">
            <text:p>0.0318857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6.07383" calcext:value-type="float">
            <text:p>6.07383</text:p>
          </table:table-cell>
          <table:table-cell office:value-type="float" office:value="0.0117626" calcext:value-type="float">
            <text:p>0.0117626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6.09207" calcext:value-type="float">
            <text:p>6.09207</text:p>
          </table:table-cell>
          <table:table-cell office:value-type="float" office:value="0.00375578" calcext:value-type="float">
            <text:p>0.0037557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6.11031" calcext:value-type="float">
            <text:p>6.11031</text:p>
          </table:table-cell>
          <table:table-cell office:value-type="float" office:value="0.00135864" calcext:value-type="float">
            <text:p>0.0013586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.12855" calcext:value-type="float">
            <text:p>6.12855</text:p>
          </table:table-cell>
          <table:table-cell office:value-type="float" office:value="0.000896591" calcext:value-type="float">
            <text:p>0.00089659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.14679" calcext:value-type="float">
            <text:p>6.14679</text:p>
          </table:table-cell>
          <table:table-cell office:value-type="float" office:value="0.00039487" calcext:value-type="float">
            <text:p>0.0003948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.16503" calcext:value-type="float">
            <text:p>6.16503</text:p>
          </table:table-cell>
          <table:table-cell office:value-type="float" office:value="0.00067292" calcext:value-type="float">
            <text:p>0.000672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18327" calcext:value-type="float">
            <text:p>6.18327</text:p>
          </table:table-cell>
          <table:table-cell office:value-type="float" office:value="0.00166124" calcext:value-type="float">
            <text:p>0.001661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.20151" calcext:value-type="float">
            <text:p>6.20151</text:p>
          </table:table-cell>
          <table:table-cell office:value-type="float" office:value="0.0071047" calcext:value-type="float">
            <text:p>0.0071047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6.21975" calcext:value-type="float">
            <text:p>6.21975</text:p>
          </table:table-cell>
          <table:table-cell office:value-type="float" office:value="0.0179057" calcext:value-type="float">
            <text:p>0.0179057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6.23799" calcext:value-type="float">
            <text:p>6.23799</text:p>
          </table:table-cell>
          <table:table-cell office:value-type="float" office:value="0.0564377" calcext:value-type="float">
            <text:p>0.0564377</text:p>
          </table:table-cell>
          <table:table-cell office:value-type="float" office:value="5152" calcext:value-type="float">
            <text:p>5152</text:p>
          </table:table-cell>
        </table:table-row>
        <table:table-row table:style-name="ro1">
          <table:table-cell office:value-type="float" office:value="6.25623" calcext:value-type="float">
            <text:p>6.25623</text:p>
          </table:table-cell>
          <table:table-cell office:value-type="float" office:value="0.15124" calcext:value-type="float">
            <text:p>0.15124</text:p>
          </table:table-cell>
          <table:table-cell office:value-type="float" office:value="13887" calcext:value-type="float">
            <text:p>13887</text:p>
          </table:table-cell>
        </table:table-row>
        <table:table-row table:style-name="ro1">
          <table:table-cell office:value-type="float" office:value="6.27447" calcext:value-type="float">
            <text:p>6.27447</text:p>
          </table:table-cell>
          <table:table-cell office:value-type="float" office:value="0.364194" calcext:value-type="float">
            <text:p>0.364194</text:p>
          </table:table-cell>
          <table:table-cell office:value-type="float" office:value="33636" calcext:value-type="float">
            <text:p>33636</text:p>
          </table:table-cell>
        </table:table-row>
        <table:table-row table:style-name="ro1">
          <table:table-cell office:value-type="float" office:value="6.29271" calcext:value-type="float">
            <text:p>6.29271</text:p>
          </table:table-cell>
          <table:table-cell office:value-type="float" office:value="0.795306" calcext:value-type="float">
            <text:p>0.795306</text:p>
          </table:table-cell>
          <table:table-cell office:value-type="float" office:value="73880" calcext:value-type="float">
            <text:p>73880</text:p>
          </table:table-cell>
        </table:table-row>
        <table:table-row table:style-name="ro1">
          <table:table-cell office:value-type="float" office:value="6.31095" calcext:value-type="float">
            <text:p>6.31095</text:p>
          </table:table-cell>
          <table:table-cell office:value-type="float" office:value="1.57827" calcext:value-type="float">
            <text:p>1.57827</text:p>
          </table:table-cell>
          <table:table-cell office:value-type="float" office:value="147465" calcext:value-type="float">
            <text:p>147465</text:p>
          </table:table-cell>
        </table:table-row>
        <table:table-row table:style-name="ro1">
          <table:table-cell office:value-type="float" office:value="6.32919" calcext:value-type="float">
            <text:p>6.32919</text:p>
          </table:table-cell>
          <table:table-cell office:value-type="float" office:value="2.75991" calcext:value-type="float">
            <text:p>2.75991</text:p>
          </table:table-cell>
          <table:table-cell office:value-type="float" office:value="259363" calcext:value-type="float">
            <text:p>259363</text:p>
          </table:table-cell>
        </table:table-row>
        <table:table-row table:style-name="ro1">
          <table:table-cell office:value-type="float" office:value="6.34743" calcext:value-type="float">
            <text:p>6.34743</text:p>
          </table:table-cell>
          <table:table-cell office:value-type="float" office:value="4.25809" calcext:value-type="float">
            <text:p>4.25809</text:p>
          </table:table-cell>
          <table:table-cell office:value-type="float" office:value="402464" calcext:value-type="float">
            <text:p>402464</text:p>
          </table:table-cell>
        </table:table-row>
        <table:table-row table:style-name="ro1">
          <table:table-cell office:value-type="float" office:value="6.36567" calcext:value-type="float">
            <text:p>6.36567</text:p>
          </table:table-cell>
          <table:table-cell office:value-type="float" office:value="5.86802" calcext:value-type="float">
            <text:p>5.86802</text:p>
          </table:table-cell>
          <table:table-cell office:value-type="float" office:value="557823" calcext:value-type="float">
            <text:p>557823</text:p>
          </table:table-cell>
        </table:table-row>
        <table:table-row table:style-name="ro1">
          <table:table-cell office:value-type="float" office:value="6.38391" calcext:value-type="float">
            <text:p>6.38391</text:p>
          </table:table-cell>
          <table:table-cell office:value-type="float" office:value="7.3282" calcext:value-type="float">
            <text:p>7.3282</text:p>
          </table:table-cell>
          <table:table-cell office:value-type="float" office:value="700628" calcext:value-type="float">
            <text:p>700628</text:p>
          </table:table-cell>
        </table:table-row>
        <table:table-row table:style-name="ro1">
          <table:table-cell office:value-type="float" office:value="6.40215" calcext:value-type="float">
            <text:p>6.40215</text:p>
          </table:table-cell>
          <table:table-cell office:value-type="float" office:value="7.95637" calcext:value-type="float">
            <text:p>7.95637</text:p>
          </table:table-cell>
          <table:table-cell office:value-type="float" office:value="765039" calcext:value-type="float">
            <text:p>765039</text:p>
          </table:table-cell>
        </table:table-row>
        <table:table-row table:style-name="ro1">
          <table:table-cell office:value-type="float" office:value="6.42039" calcext:value-type="float">
            <text:p>6.42039</text:p>
          </table:table-cell>
          <table:table-cell office:value-type="float" office:value="6.65731" calcext:value-type="float">
            <text:p>6.65731</text:p>
          </table:table-cell>
          <table:table-cell office:value-type="float" office:value="643781" calcext:value-type="float">
            <text:p>643781</text:p>
          </table:table-cell>
        </table:table-row>
        <table:table-row table:style-name="ro1">
          <table:table-cell office:value-type="float" office:value="6.43863" calcext:value-type="float">
            <text:p>6.43863</text:p>
          </table:table-cell>
          <table:table-cell office:value-type="float" office:value="5.11046" calcext:value-type="float">
            <text:p>5.11046</text:p>
          </table:table-cell>
          <table:table-cell office:value-type="float" office:value="497008" calcext:value-type="float">
            <text:p>497008</text:p>
          </table:table-cell>
        </table:table-row>
        <table:table-row table:style-name="ro1">
          <table:table-cell office:value-type="float" office:value="6.45687" calcext:value-type="float">
            <text:p>6.45687</text:p>
          </table:table-cell>
          <table:table-cell office:value-type="float" office:value="3.51602" calcext:value-type="float">
            <text:p>3.51602</text:p>
          </table:table-cell>
          <table:table-cell office:value-type="float" office:value="343884" calcext:value-type="float">
            <text:p>343884</text:p>
          </table:table-cell>
        </table:table-row>
        <table:table-row table:style-name="ro1">
          <table:table-cell office:value-type="float" office:value="6.47511" calcext:value-type="float">
            <text:p>6.47511</text:p>
          </table:table-cell>
          <table:table-cell office:value-type="float" office:value="2.13117" calcext:value-type="float">
            <text:p>2.13117</text:p>
          </table:table-cell>
          <table:table-cell office:value-type="float" office:value="209618" calcext:value-type="float">
            <text:p>209618</text:p>
          </table:table-cell>
        </table:table-row>
        <table:table-row table:style-name="ro1">
          <table:table-cell office:value-type="float" office:value="6.49335" calcext:value-type="float">
            <text:p>6.49335</text:p>
          </table:table-cell>
          <table:table-cell office:value-type="float" office:value="1.16085" calcext:value-type="float">
            <text:p>1.16085</text:p>
          </table:table-cell>
          <table:table-cell office:value-type="float" office:value="114823" calcext:value-type="float">
            <text:p>114823</text:p>
          </table:table-cell>
        </table:table-row>
        <table:table-row table:style-name="ro1">
          <table:table-cell office:value-type="float" office:value="6.51159" calcext:value-type="float">
            <text:p>6.51159</text:p>
          </table:table-cell>
          <table:table-cell office:value-type="float" office:value="0.558562" calcext:value-type="float">
            <text:p>0.558562</text:p>
          </table:table-cell>
          <table:table-cell office:value-type="float" office:value="55560" calcext:value-type="float">
            <text:p>55560</text:p>
          </table:table-cell>
        </table:table-row>
        <table:table-row table:style-name="ro1">
          <table:table-cell office:value-type="float" office:value="6.52983" calcext:value-type="float">
            <text:p>6.52983</text:p>
          </table:table-cell>
          <table:table-cell office:value-type="float" office:value="0.244572" calcext:value-type="float">
            <text:p>0.244572</text:p>
          </table:table-cell>
          <table:table-cell office:value-type="float" office:value="24464" calcext:value-type="float">
            <text:p>24464</text:p>
          </table:table-cell>
        </table:table-row>
        <table:table-row table:style-name="ro1">
          <table:table-cell office:value-type="float" office:value="6.54807" calcext:value-type="float">
            <text:p>6.54807</text:p>
          </table:table-cell>
          <table:table-cell office:value-type="float" office:value="0.0958869" calcext:value-type="float">
            <text:p>0.0958869</text:p>
          </table:table-cell>
          <table:table-cell office:value-type="float" office:value="9645" calcext:value-type="float">
            <text:p>9645</text:p>
          </table:table-cell>
        </table:table-row>
        <table:table-row table:style-name="ro1">
          <table:table-cell office:value-type="float" office:value="6.56631" calcext:value-type="float">
            <text:p>6.56631</text:p>
          </table:table-cell>
          <table:table-cell office:value-type="float" office:value="0.0341478" calcext:value-type="float">
            <text:p>0.0341478</text:p>
          </table:table-cell>
          <table:table-cell office:value-type="float" office:value="3454" calcext:value-type="float">
            <text:p>3454</text:p>
          </table:table-cell>
        </table:table-row>
        <table:table-row table:style-name="ro1">
          <table:table-cell office:value-type="float" office:value="6.58455" calcext:value-type="float">
            <text:p>6.58455</text:p>
          </table:table-cell>
          <table:table-cell office:value-type="float" office:value="0.0130271" calcext:value-type="float">
            <text:p>0.0130271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6.60279" calcext:value-type="float">
            <text:p>6.60279</text:p>
          </table:table-cell>
          <table:table-cell office:value-type="float" office:value="0.00476165" calcext:value-type="float">
            <text:p>0.0047616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6.62103" calcext:value-type="float">
            <text:p>6.62103</text:p>
          </table:table-cell>
          <table:table-cell office:value-type="float" office:value="0.00210032" calcext:value-type="float">
            <text:p>0.0021003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6.63927" calcext:value-type="float">
            <text:p>6.63927</text:p>
          </table:table-cell>
          <table:table-cell office:value-type="float" office:value="0.00204045" calcext:value-type="float">
            <text:p>0.0020404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6.65751" calcext:value-type="float">
            <text:p>6.65751</text:p>
          </table:table-cell>
          <table:table-cell office:value-type="float" office:value="0.0046837" calcext:value-type="float">
            <text:p>0.0046837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6.67575" calcext:value-type="float">
            <text:p>6.67575</text:p>
          </table:table-cell>
          <table:table-cell office:value-type="float" office:value="0.0127405" calcext:value-type="float">
            <text:p>0.0127405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6.69399" calcext:value-type="float">
            <text:p>6.69399</text:p>
          </table:table-cell>
          <table:table-cell office:value-type="float" office:value="0.0281392" calcext:value-type="float">
            <text:p>0.0281392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6.71223" calcext:value-type="float">
            <text:p>6.71223</text:p>
          </table:table-cell>
          <table:table-cell office:value-type="float" office:value="0.0572692" calcext:value-type="float">
            <text:p>0.0572692</text:p>
          </table:table-cell>
          <table:table-cell office:value-type="float" office:value="6053" calcext:value-type="float">
            <text:p>6053</text:p>
          </table:table-cell>
        </table:table-row>
        <table:table-row table:style-name="ro1">
          <table:table-cell office:value-type="float" office:value="6.73047" calcext:value-type="float">
            <text:p>6.73047</text:p>
          </table:table-cell>
          <table:table-cell office:value-type="float" office:value="0.108395" calcext:value-type="float">
            <text:p>0.108395</text:p>
          </table:table-cell>
          <table:table-cell office:value-type="float" office:value="11519" calcext:value-type="float">
            <text:p>11519</text:p>
          </table:table-cell>
        </table:table-row>
        <table:table-row table:style-name="ro1">
          <table:table-cell office:value-type="float" office:value="6.74871" calcext:value-type="float">
            <text:p>6.74871</text:p>
          </table:table-cell>
          <table:table-cell office:value-type="float" office:value="0.192193" calcext:value-type="float">
            <text:p>0.192193</text:p>
          </table:table-cell>
          <table:table-cell office:value-type="float" office:value="20535" calcext:value-type="float">
            <text:p>20535</text:p>
          </table:table-cell>
        </table:table-row>
        <table:table-row table:style-name="ro1">
          <table:table-cell office:value-type="float" office:value="6.76694" calcext:value-type="float">
            <text:p>6.76694</text:p>
          </table:table-cell>
          <table:table-cell office:value-type="float" office:value="0.292951" calcext:value-type="float">
            <text:p>0.292951</text:p>
          </table:table-cell>
          <table:table-cell office:value-type="float" office:value="31470" calcext:value-type="float">
            <text:p>31470</text:p>
          </table:table-cell>
        </table:table-row>
        <table:table-row table:style-name="ro1">
          <table:table-cell office:value-type="float" office:value="6.78518" calcext:value-type="float">
            <text:p>6.78518</text:p>
          </table:table-cell>
          <table:table-cell office:value-type="float" office:value="0.43266" calcext:value-type="float">
            <text:p>0.43266</text:p>
          </table:table-cell>
          <table:table-cell office:value-type="float" office:value="46729" calcext:value-type="float">
            <text:p>46729</text:p>
          </table:table-cell>
        </table:table-row>
        <table:table-row table:style-name="ro1">
          <table:table-cell office:value-type="float" office:value="6.80342" calcext:value-type="float">
            <text:p>6.80342</text:p>
          </table:table-cell>
          <table:table-cell office:value-type="float" office:value="0.56619" calcext:value-type="float">
            <text:p>0.56619</text:p>
          </table:table-cell>
          <table:table-cell office:value-type="float" office:value="61480" calcext:value-type="float">
            <text:p>61480</text:p>
          </table:table-cell>
        </table:table-row>
        <table:table-row table:style-name="ro1">
          <table:table-cell office:value-type="float" office:value="6.82166" calcext:value-type="float">
            <text:p>6.82166</text:p>
          </table:table-cell>
          <table:table-cell office:value-type="float" office:value="0.687231" calcext:value-type="float">
            <text:p>0.687231</text:p>
          </table:table-cell>
          <table:table-cell office:value-type="float" office:value="75024" calcext:value-type="float">
            <text:p>75024</text:p>
          </table:table-cell>
        </table:table-row>
        <table:table-row table:style-name="ro1">
          <table:table-cell office:value-type="float" office:value="6.8399" calcext:value-type="float">
            <text:p>6.8399</text:p>
          </table:table-cell>
          <table:table-cell office:value-type="float" office:value="0.793691" calcext:value-type="float">
            <text:p>0.793691</text:p>
          </table:table-cell>
          <table:table-cell office:value-type="float" office:value="87110" calcext:value-type="float">
            <text:p>87110</text:p>
          </table:table-cell>
        </table:table-row>
        <table:table-row table:style-name="ro1">
          <table:table-cell office:value-type="float" office:value="6.85814" calcext:value-type="float">
            <text:p>6.85814</text:p>
          </table:table-cell>
          <table:table-cell office:value-type="float" office:value="0.68922" calcext:value-type="float">
            <text:p>0.68922</text:p>
          </table:table-cell>
          <table:table-cell office:value-type="float" office:value="76048" calcext:value-type="float">
            <text:p>76048</text:p>
          </table:table-cell>
        </table:table-row>
        <table:table-row table:style-name="ro1">
          <table:table-cell office:value-type="float" office:value="6.87638" calcext:value-type="float">
            <text:p>6.87638</text:p>
          </table:table-cell>
          <table:table-cell office:value-type="float" office:value="0.574595" calcext:value-type="float">
            <text:p>0.574595</text:p>
          </table:table-cell>
          <table:table-cell office:value-type="float" office:value="63738" calcext:value-type="float">
            <text:p>63738</text:p>
          </table:table-cell>
        </table:table-row>
        <table:table-row table:style-name="ro1">
          <table:table-cell office:value-type="float" office:value="6.89462" calcext:value-type="float">
            <text:p>6.89462</text:p>
          </table:table-cell>
          <table:table-cell office:value-type="float" office:value="0.424799" calcext:value-type="float">
            <text:p>0.424799</text:p>
          </table:table-cell>
          <table:table-cell office:value-type="float" office:value="47372" calcext:value-type="float">
            <text:p>47372</text:p>
          </table:table-cell>
        </table:table-row>
        <table:table-row table:style-name="ro1">
          <table:table-cell office:value-type="float" office:value="6.91286" calcext:value-type="float">
            <text:p>6.91286</text:p>
          </table:table-cell>
          <table:table-cell office:value-type="float" office:value="0.289188" calcext:value-type="float">
            <text:p>0.289188</text:p>
          </table:table-cell>
          <table:table-cell office:value-type="float" office:value="32420" calcext:value-type="float">
            <text:p>32420</text:p>
          </table:table-cell>
        </table:table-row>
        <table:table-row table:style-name="ro1">
          <table:table-cell office:value-type="float" office:value="6.9311" calcext:value-type="float">
            <text:p>6.9311</text:p>
          </table:table-cell>
          <table:table-cell office:value-type="float" office:value="0.184961" calcext:value-type="float">
            <text:p>0.184961</text:p>
          </table:table-cell>
          <table:table-cell office:value-type="float" office:value="20845" calcext:value-type="float">
            <text:p>20845</text:p>
          </table:table-cell>
        </table:table-row>
        <table:table-row table:style-name="ro1">
          <table:table-cell office:value-type="float" office:value="6.94934" calcext:value-type="float">
            <text:p>6.94934</text:p>
          </table:table-cell>
          <table:table-cell office:value-type="float" office:value="0.10381" calcext:value-type="float">
            <text:p>0.10381</text:p>
          </table:table-cell>
          <table:table-cell office:value-type="float" office:value="11761" calcext:value-type="float">
            <text:p>11761</text:p>
          </table:table-cell>
        </table:table-row>
        <table:table-row table:style-name="ro1">
          <table:table-cell office:value-type="float" office:value="6.96758" calcext:value-type="float">
            <text:p>6.96758</text:p>
          </table:table-cell>
          <table:table-cell office:value-type="float" office:value="0.0533942" calcext:value-type="float">
            <text:p>0.0533942</text:p>
          </table:table-cell>
          <table:table-cell office:value-type="float" office:value="6081" calcext:value-type="float">
            <text:p>6081</text:p>
          </table:table-cell>
        </table:table-row>
        <table:table-row table:style-name="ro1">
          <table:table-cell office:value-type="float" office:value="6.98582" calcext:value-type="float">
            <text:p>6.98582</text:p>
          </table:table-cell>
          <table:table-cell office:value-type="float" office:value="0.0261604" calcext:value-type="float">
            <text:p>0.0261604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7.00406" calcext:value-type="float">
            <text:p>7.00406</text:p>
          </table:table-cell>
          <table:table-cell office:value-type="float" office:value="0.0116697" calcext:value-type="float">
            <text:p>0.0116697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7.0223" calcext:value-type="float">
            <text:p>7.0223</text:p>
          </table:table-cell>
          <table:table-cell office:value-type="float" office:value="0.00489261" calcext:value-type="float">
            <text:p>0.00489261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7.04054" calcext:value-type="float">
            <text:p>7.04054</text:p>
          </table:table-cell>
          <table:table-cell office:value-type="float" office:value="0.00431693" calcext:value-type="float">
            <text:p>0.0043169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.05878" calcext:value-type="float">
            <text:p>7.05878</text:p>
          </table:table-cell>
          <table:table-cell office:value-type="float" office:value="0.0083412" calcext:value-type="float">
            <text:p>0.0083412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7.07702" calcext:value-type="float">
            <text:p>7.07702</text:p>
          </table:table-cell>
          <table:table-cell office:value-type="float" office:value="0.022384" calcext:value-type="float">
            <text:p>0.022384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float" office:value="7.09526" calcext:value-type="float">
            <text:p>7.09526</text:p>
          </table:table-cell>
          <table:table-cell office:value-type="float" office:value="0.0565364" calcext:value-type="float">
            <text:p>0.0565364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7.1135" calcext:value-type="float">
            <text:p>7.1135</text:p>
          </table:table-cell>
          <table:table-cell office:value-type="float" office:value="0.134809" calcext:value-type="float">
            <text:p>0.134809</text:p>
          </table:table-cell>
          <table:table-cell office:value-type="float" office:value="16003" calcext:value-type="float">
            <text:p>16003</text:p>
          </table:table-cell>
        </table:table-row>
        <table:table-row table:style-name="ro1">
          <table:table-cell office:value-type="float" office:value="7.13174" calcext:value-type="float">
            <text:p>7.13174</text:p>
          </table:table-cell>
          <table:table-cell office:value-type="float" office:value="0.297791" calcext:value-type="float">
            <text:p>0.297791</text:p>
          </table:table-cell>
          <table:table-cell office:value-type="float" office:value="35532" calcext:value-type="float">
            <text:p>35532</text:p>
          </table:table-cell>
        </table:table-row>
        <table:table-row table:style-name="ro1">
          <table:table-cell office:value-type="float" office:value="7.14998" calcext:value-type="float">
            <text:p>7.14998</text:p>
          </table:table-cell>
          <table:table-cell office:value-type="float" office:value="0.587011" calcext:value-type="float">
            <text:p>0.587011</text:p>
          </table:table-cell>
          <table:table-cell office:value-type="float" office:value="70400" calcext:value-type="float">
            <text:p>70400</text:p>
          </table:table-cell>
        </table:table-row>
        <table:table-row table:style-name="ro1">
          <table:table-cell office:value-type="float" office:value="7.16822" calcext:value-type="float">
            <text:p>7.16822</text:p>
          </table:table-cell>
          <table:table-cell office:value-type="float" office:value="1.04753" calcext:value-type="float">
            <text:p>1.04753</text:p>
          </table:table-cell>
          <table:table-cell office:value-type="float" office:value="126272" calcext:value-type="float">
            <text:p>126272</text:p>
          </table:table-cell>
        </table:table-row>
        <table:table-row table:style-name="ro1">
          <table:table-cell office:value-type="float" office:value="7.18646" calcext:value-type="float">
            <text:p>7.18646</text:p>
          </table:table-cell>
          <table:table-cell office:value-type="float" office:value="1.6955" calcext:value-type="float">
            <text:p>1.6955</text:p>
          </table:table-cell>
          <table:table-cell office:value-type="float" office:value="205421" calcext:value-type="float">
            <text:p>205421</text:p>
          </table:table-cell>
        </table:table-row>
        <table:table-row table:style-name="ro1">
          <table:table-cell office:value-type="float" office:value="7.2047" calcext:value-type="float">
            <text:p>7.2047</text:p>
          </table:table-cell>
          <table:table-cell office:value-type="float" office:value="2.49056" calcext:value-type="float">
            <text:p>2.49056</text:p>
          </table:table-cell>
          <table:table-cell office:value-type="float" office:value="303281" calcext:value-type="float">
            <text:p>303281</text:p>
          </table:table-cell>
        </table:table-row>
        <table:table-row table:style-name="ro1">
          <table:table-cell office:value-type="float" office:value="7.22294" calcext:value-type="float">
            <text:p>7.22294</text:p>
          </table:table-cell>
          <table:table-cell office:value-type="float" office:value="3.31094" calcext:value-type="float">
            <text:p>3.31094</text:p>
          </table:table-cell>
          <table:table-cell office:value-type="float" office:value="405224" calcext:value-type="float">
            <text:p>405224</text:p>
          </table:table-cell>
        </table:table-row>
        <table:table-row table:style-name="ro1">
          <table:table-cell office:value-type="float" office:value="7.24118" calcext:value-type="float">
            <text:p>7.24118</text:p>
          </table:table-cell>
          <table:table-cell office:value-type="float" office:value="4.08589" calcext:value-type="float">
            <text:p>4.08589</text:p>
          </table:table-cell>
          <table:table-cell office:value-type="float" office:value="502599" calcext:value-type="float">
            <text:p>502599</text:p>
          </table:table-cell>
        </table:table-row>
        <table:table-row table:style-name="ro1">
          <table:table-cell office:value-type="float" office:value="7.25942" calcext:value-type="float">
            <text:p>7.25942</text:p>
          </table:table-cell>
          <table:table-cell office:value-type="float" office:value="4.38715" calcext:value-type="float">
            <text:p>4.38715</text:p>
          </table:table-cell>
          <table:table-cell office:value-type="float" office:value="542379" calcext:value-type="float">
            <text:p>542379</text:p>
          </table:table-cell>
        </table:table-row>
        <table:table-row table:style-name="ro1">
          <table:table-cell office:value-type="float" office:value="7.27766" calcext:value-type="float">
            <text:p>7.27766</text:p>
          </table:table-cell>
          <table:table-cell office:value-type="float" office:value="3.67767" calcext:value-type="float">
            <text:p>3.67767</text:p>
          </table:table-cell>
          <table:table-cell office:value-type="float" office:value="456954" calcext:value-type="float">
            <text:p>456954</text:p>
          </table:table-cell>
        </table:table-row>
        <table:table-row table:style-name="ro1">
          <table:table-cell office:value-type="float" office:value="7.2959" calcext:value-type="float">
            <text:p>7.2959</text:p>
          </table:table-cell>
          <table:table-cell office:value-type="float" office:value="2.87305" calcext:value-type="float">
            <text:p>2.87305</text:p>
          </table:table-cell>
          <table:table-cell office:value-type="float" office:value="358771" calcext:value-type="float">
            <text:p>358771</text:p>
          </table:table-cell>
        </table:table-row>
        <table:table-row table:style-name="ro1">
          <table:table-cell office:value-type="float" office:value="7.31414" calcext:value-type="float">
            <text:p>7.31414</text:p>
          </table:table-cell>
          <table:table-cell office:value-type="float" office:value="2.0563" calcext:value-type="float">
            <text:p>2.0563</text:p>
          </table:table-cell>
          <table:table-cell office:value-type="float" office:value="258065" calcext:value-type="float">
            <text:p>258065</text:p>
          </table:table-cell>
        </table:table-row>
        <table:table-row table:style-name="ro1">
          <table:table-cell office:value-type="float" office:value="7.33238" calcext:value-type="float">
            <text:p>7.33238</text:p>
          </table:table-cell>
          <table:table-cell office:value-type="float" office:value="1.3224" calcext:value-type="float">
            <text:p>1.3224</text:p>
          </table:table-cell>
          <table:table-cell office:value-type="float" office:value="166790" calcext:value-type="float">
            <text:p>166790</text:p>
          </table:table-cell>
        </table:table-row>
        <table:table-row table:style-name="ro1">
          <table:table-cell office:value-type="float" office:value="7.35062" calcext:value-type="float">
            <text:p>7.35062</text:p>
          </table:table-cell>
          <table:table-cell office:value-type="float" office:value="0.767963" calcext:value-type="float">
            <text:p>0.767963</text:p>
          </table:table-cell>
          <table:table-cell office:value-type="float" office:value="97343" calcext:value-type="float">
            <text:p>97343</text:p>
          </table:table-cell>
        </table:table-row>
        <table:table-row table:style-name="ro1">
          <table:table-cell office:value-type="float" office:value="7.36886" calcext:value-type="float">
            <text:p>7.36886</text:p>
          </table:table-cell>
          <table:table-cell office:value-type="float" office:value="0.402443" calcext:value-type="float">
            <text:p>0.402443</text:p>
          </table:table-cell>
          <table:table-cell office:value-type="float" office:value="51265" calcext:value-type="float">
            <text:p>51265</text:p>
          </table:table-cell>
        </table:table-row>
        <table:table-row table:style-name="ro1">
          <table:table-cell office:value-type="float" office:value="7.3871" calcext:value-type="float">
            <text:p>7.3871</text:p>
          </table:table-cell>
          <table:table-cell office:value-type="float" office:value="0.193546" calcext:value-type="float">
            <text:p>0.193546</text:p>
          </table:table-cell>
          <table:table-cell office:value-type="float" office:value="24777" calcext:value-type="float">
            <text:p>24777</text:p>
          </table:table-cell>
        </table:table-row>
        <table:table-row table:style-name="ro1">
          <table:table-cell office:value-type="float" office:value="7.40534" calcext:value-type="float">
            <text:p>7.40534</text:p>
          </table:table-cell>
          <table:table-cell office:value-type="float" office:value="0.0852242" calcext:value-type="float">
            <text:p>0.0852242</text:p>
          </table:table-cell>
          <table:table-cell office:value-type="float" office:value="10964" calcext:value-type="float">
            <text:p>10964</text:p>
          </table:table-cell>
        </table:table-row>
        <table:table-row table:style-name="ro1">
          <table:table-cell office:value-type="float" office:value="7.42358" calcext:value-type="float">
            <text:p>7.42358</text:p>
          </table:table-cell>
          <table:table-cell office:value-type="float" office:value="0.0342658" calcext:value-type="float">
            <text:p>0.0342658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float" office:value="7.44182" calcext:value-type="float">
            <text:p>7.44182</text:p>
          </table:table-cell>
          <table:table-cell office:value-type="float" office:value="0.0148246" calcext:value-type="float">
            <text:p>0.0148246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7.46006" calcext:value-type="float">
            <text:p>7.46006</text:p>
          </table:table-cell>
          <table:table-cell office:value-type="float" office:value="0.012776" calcext:value-type="float">
            <text:p>0.012776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7.47829" calcext:value-type="float">
            <text:p>7.47829</text:p>
          </table:table-cell>
          <table:table-cell office:value-type="float" office:value="0.022615" calcext:value-type="float">
            <text:p>0.022615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7.49653" calcext:value-type="float">
            <text:p>7.49653</text:p>
          </table:table-cell>
          <table:table-cell office:value-type="float" office:value="0.0572373" calcext:value-type="float">
            <text:p>0.0572373</text:p>
          </table:table-cell>
          <table:table-cell office:value-type="float" office:value="7546" calcext:value-type="float">
            <text:p>7546</text:p>
          </table:table-cell>
        </table:table-row>
        <table:table-row table:style-name="ro1">
          <table:table-cell office:value-type="float" office:value="7.51477" calcext:value-type="float">
            <text:p>7.51477</text:p>
          </table:table-cell>
          <table:table-cell office:value-type="float" office:value="0.124555" calcext:value-type="float">
            <text:p>0.124555</text:p>
          </table:table-cell>
          <table:table-cell office:value-type="float" office:value="16501" calcext:value-type="float">
            <text:p>16501</text:p>
          </table:table-cell>
        </table:table-row>
        <table:table-row table:style-name="ro1">
          <table:table-cell office:value-type="float" office:value="7.53301" calcext:value-type="float">
            <text:p>7.53301</text:p>
          </table:table-cell>
          <table:table-cell office:value-type="float" office:value="0.2558" calcext:value-type="float">
            <text:p>0.2558</text:p>
          </table:table-cell>
          <table:table-cell office:value-type="float" office:value="34053" calcext:value-type="float">
            <text:p>34053</text:p>
          </table:table-cell>
        </table:table-row>
        <table:table-row table:style-name="ro1">
          <table:table-cell office:value-type="float" office:value="7.55125" calcext:value-type="float">
            <text:p>7.55125</text:p>
          </table:table-cell>
          <table:table-cell office:value-type="float" office:value="0.483581" calcext:value-type="float">
            <text:p>0.483581</text:p>
          </table:table-cell>
          <table:table-cell office:value-type="float" office:value="64688" calcext:value-type="float">
            <text:p>64688</text:p>
          </table:table-cell>
        </table:table-row>
        <table:table-row table:style-name="ro1">
          <table:table-cell office:value-type="float" office:value="7.56949" calcext:value-type="float">
            <text:p>7.56949</text:p>
          </table:table-cell>
          <table:table-cell office:value-type="float" office:value="0.816057" calcext:value-type="float">
            <text:p>0.816057</text:p>
          </table:table-cell>
          <table:table-cell office:value-type="float" office:value="109691" calcext:value-type="float">
            <text:p>109691</text:p>
          </table:table-cell>
        </table:table-row>
        <table:table-row table:style-name="ro1">
          <table:table-cell office:value-type="float" office:value="7.58773" calcext:value-type="float">
            <text:p>7.58773</text:p>
          </table:table-cell>
          <table:table-cell office:value-type="float" office:value="1.25882" calcext:value-type="float">
            <text:p>1.25882</text:p>
          </table:table-cell>
          <table:table-cell office:value-type="float" office:value="170022" calcext:value-type="float">
            <text:p>170022</text:p>
          </table:table-cell>
        </table:table-row>
        <table:table-row table:style-name="ro1">
          <table:table-cell office:value-type="float" office:value="7.60597" calcext:value-type="float">
            <text:p>7.60597</text:p>
          </table:table-cell>
          <table:table-cell office:value-type="float" office:value="1.72436" calcext:value-type="float">
            <text:p>1.72436</text:p>
          </table:table-cell>
          <table:table-cell office:value-type="float" office:value="234020" calcext:value-type="float">
            <text:p>234020</text:p>
          </table:table-cell>
        </table:table-row>
        <table:table-row table:style-name="ro1">
          <table:table-cell office:value-type="float" office:value="7.62421" calcext:value-type="float">
            <text:p>7.62421</text:p>
          </table:table-cell>
          <table:table-cell office:value-type="float" office:value="2.19279" calcext:value-type="float">
            <text:p>2.19279</text:p>
          </table:table-cell>
          <table:table-cell office:value-type="float" office:value="299023" calcext:value-type="float">
            <text:p>299023</text:p>
          </table:table-cell>
        </table:table-row>
        <table:table-row table:style-name="ro1">
          <table:table-cell office:value-type="float" office:value="7.64245" calcext:value-type="float">
            <text:p>7.64245</text:p>
          </table:table-cell>
          <table:table-cell office:value-type="float" office:value="2.61052" calcext:value-type="float">
            <text:p>2.61052</text:p>
          </table:table-cell>
          <table:table-cell office:value-type="float" office:value="357692" calcext:value-type="float">
            <text:p>357692</text:p>
          </table:table-cell>
        </table:table-row>
        <table:table-row table:style-name="ro1">
          <table:table-cell office:value-type="float" office:value="7.66069" calcext:value-type="float">
            <text:p>7.66069</text:p>
          </table:table-cell>
          <table:table-cell office:value-type="float" office:value="2.40703" calcext:value-type="float">
            <text:p>2.40703</text:p>
          </table:table-cell>
          <table:table-cell office:value-type="float" office:value="331386" calcext:value-type="float">
            <text:p>331386</text:p>
          </table:table-cell>
        </table:table-row>
        <table:table-row table:style-name="ro1">
          <table:table-cell office:value-type="float" office:value="7.67893" calcext:value-type="float">
            <text:p>7.67893</text:p>
          </table:table-cell>
          <table:table-cell office:value-type="float" office:value="1.96438" calcext:value-type="float">
            <text:p>1.96438</text:p>
          </table:table-cell>
          <table:table-cell office:value-type="float" office:value="271734" calcext:value-type="float">
            <text:p>271734</text:p>
          </table:table-cell>
        </table:table-row>
        <table:table-row table:style-name="ro1">
          <table:table-cell office:value-type="float" office:value="7.69717" calcext:value-type="float">
            <text:p>7.69717</text:p>
          </table:table-cell>
          <table:table-cell office:value-type="float" office:value="1.49364" calcext:value-type="float">
            <text:p>1.49364</text:p>
          </table:table-cell>
          <table:table-cell office:value-type="float" office:value="207599" calcext:value-type="float">
            <text:p>207599</text:p>
          </table:table-cell>
        </table:table-row>
        <table:table-row table:style-name="ro1">
          <table:table-cell office:value-type="float" office:value="7.71541" calcext:value-type="float">
            <text:p>7.71541</text:p>
          </table:table-cell>
          <table:table-cell office:value-type="float" office:value="1.02227" calcext:value-type="float">
            <text:p>1.02227</text:p>
          </table:table-cell>
          <table:table-cell office:value-type="float" office:value="142758" calcext:value-type="float">
            <text:p>142758</text:p>
          </table:table-cell>
        </table:table-row>
        <table:table-row table:style-name="ro1">
          <table:table-cell office:value-type="float" office:value="7.73365" calcext:value-type="float">
            <text:p>7.73365</text:p>
          </table:table-cell>
          <table:table-cell office:value-type="float" office:value="0.629902" calcext:value-type="float">
            <text:p>0.629902</text:p>
          </table:table-cell>
          <table:table-cell office:value-type="float" office:value="88381" calcext:value-type="float">
            <text:p>88381</text:p>
          </table:table-cell>
        </table:table-row>
        <table:table-row table:style-name="ro1">
          <table:table-cell office:value-type="float" office:value="7.75189" calcext:value-type="float">
            <text:p>7.75189</text:p>
          </table:table-cell>
          <table:table-cell office:value-type="float" office:value="0.350659" calcext:value-type="float">
            <text:p>0.350659</text:p>
          </table:table-cell>
          <table:table-cell office:value-type="float" office:value="49433" calcext:value-type="float">
            <text:p>49433</text:p>
          </table:table-cell>
        </table:table-row>
        <table:table-row table:style-name="ro1">
          <table:table-cell office:value-type="float" office:value="7.77013" calcext:value-type="float">
            <text:p>7.77013</text:p>
          </table:table-cell>
          <table:table-cell office:value-type="float" office:value="0.176791" calcext:value-type="float">
            <text:p>0.176791</text:p>
          </table:table-cell>
          <table:table-cell office:value-type="float" office:value="25040" calcext:value-type="float">
            <text:p>25040</text:p>
          </table:table-cell>
        </table:table-row>
        <table:table-row table:style-name="ro1">
          <table:table-cell office:value-type="float" office:value="7.78837" calcext:value-type="float">
            <text:p>7.78837</text:p>
          </table:table-cell>
          <table:table-cell office:value-type="float" office:value="0.0796337" calcext:value-type="float">
            <text:p>0.0796337</text:p>
          </table:table-cell>
          <table:table-cell office:value-type="float" office:value="11332" calcext:value-type="float">
            <text:p>11332</text:p>
          </table:table-cell>
        </table:table-row>
        <table:table-row table:style-name="ro1">
          <table:table-cell office:value-type="float" office:value="7.80661" calcext:value-type="float">
            <text:p>7.80661</text:p>
          </table:table-cell>
          <table:table-cell office:value-type="float" office:value="0.0359029" calcext:value-type="float">
            <text:p>0.0359029</text:p>
          </table:table-cell>
          <table:table-cell office:value-type="float" office:value="5133" calcext:value-type="float">
            <text:p>5133</text:p>
          </table:table-cell>
        </table:table-row>
        <table:table-row table:style-name="ro1">
          <table:table-cell office:value-type="float" office:value="7.82485" calcext:value-type="float">
            <text:p>7.82485</text:p>
          </table:table-cell>
          <table:table-cell office:value-type="float" office:value="0.0164998" calcext:value-type="float">
            <text:p>0.0164998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7.84309" calcext:value-type="float">
            <text:p>7.84309</text:p>
          </table:table-cell>
          <table:table-cell office:value-type="float" office:value="0.0123694" calcext:value-type="float">
            <text:p>0.0123694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7.86133" calcext:value-type="float">
            <text:p>7.86133</text:p>
          </table:table-cell>
          <table:table-cell office:value-type="float" office:value="0.0236308" calcext:value-type="float">
            <text:p>0.0236308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float" office:value="7.87957" calcext:value-type="float">
            <text:p>7.87957</text:p>
          </table:table-cell>
          <table:table-cell office:value-type="float" office:value="0.0548081" calcext:value-type="float">
            <text:p>0.0548081</text:p>
          </table:table-cell>
          <table:table-cell office:value-type="float" office:value="7983" calcext:value-type="float">
            <text:p>7983</text:p>
          </table:table-cell>
        </table:table-row>
        <table:table-row table:style-name="ro1">
          <table:table-cell office:value-type="float" office:value="7.89781" calcext:value-type="float">
            <text:p>7.89781</text:p>
          </table:table-cell>
          <table:table-cell office:value-type="float" office:value="0.131533" calcext:value-type="float">
            <text:p>0.131533</text:p>
          </table:table-cell>
          <table:table-cell office:value-type="float" office:value="19247" calcext:value-type="float">
            <text:p>19247</text:p>
          </table:table-cell>
        </table:table-row>
        <table:table-row table:style-name="ro1">
          <table:table-cell office:value-type="float" office:value="7.91605" calcext:value-type="float">
            <text:p>7.91605</text:p>
          </table:table-cell>
          <table:table-cell office:value-type="float" office:value="0.277037" calcext:value-type="float">
            <text:p>0.277037</text:p>
          </table:table-cell>
          <table:table-cell office:value-type="float" office:value="40726" calcext:value-type="float">
            <text:p>40726</text:p>
          </table:table-cell>
        </table:table-row>
        <table:table-row table:style-name="ro1">
          <table:table-cell office:value-type="float" office:value="7.93429" calcext:value-type="float">
            <text:p>7.93429</text:p>
          </table:table-cell>
          <table:table-cell office:value-type="float" office:value="0.52133" calcext:value-type="float">
            <text:p>0.52133</text:p>
          </table:table-cell>
          <table:table-cell office:value-type="float" office:value="76992" calcext:value-type="float">
            <text:p>76992</text:p>
          </table:table-cell>
        </table:table-row>
        <table:table-row table:style-name="ro1">
          <table:table-cell office:value-type="float" office:value="7.95253" calcext:value-type="float">
            <text:p>7.95253</text:p>
          </table:table-cell>
          <table:table-cell office:value-type="float" office:value="0.895348" calcext:value-type="float">
            <text:p>0.895348</text:p>
          </table:table-cell>
          <table:table-cell office:value-type="float" office:value="132837" calcext:value-type="float">
            <text:p>132837</text:p>
          </table:table-cell>
        </table:table-row>
        <table:table-row table:style-name="ro1">
          <table:table-cell office:value-type="float" office:value="7.97077" calcext:value-type="float">
            <text:p>7.97077</text:p>
          </table:table-cell>
          <table:table-cell office:value-type="float" office:value="1.37304" calcext:value-type="float">
            <text:p>1.37304</text:p>
          </table:table-cell>
          <table:table-cell office:value-type="float" office:value="204644" calcext:value-type="float">
            <text:p>204644</text:p>
          </table:table-cell>
        </table:table-row>
        <table:table-row table:style-name="ro1">
          <table:table-cell office:value-type="float" office:value="7.98901" calcext:value-type="float">
            <text:p>7.98901</text:p>
          </table:table-cell>
          <table:table-cell office:value-type="float" office:value="1.87192" calcext:value-type="float">
            <text:p>1.87192</text:p>
          </table:table-cell>
          <table:table-cell office:value-type="float" office:value="280279" calcext:value-type="float">
            <text:p>280279</text:p>
          </table:table-cell>
        </table:table-row>
        <table:table-row table:style-name="ro1">
          <table:table-cell office:value-type="float" office:value="8.00725" calcext:value-type="float">
            <text:p>8.00725</text:p>
          </table:table-cell>
          <table:table-cell office:value-type="float" office:value="2.34241" calcext:value-type="float">
            <text:p>2.34241</text:p>
          </table:table-cell>
          <table:table-cell office:value-type="float" office:value="352327" calcext:value-type="float">
            <text:p>352327</text:p>
          </table:table-cell>
        </table:table-row>
        <table:table-row table:style-name="ro1">
          <table:table-cell office:value-type="float" office:value="8.02549" calcext:value-type="float">
            <text:p>8.02549</text:p>
          </table:table-cell>
          <table:table-cell office:value-type="float" office:value="2.50259" calcext:value-type="float">
            <text:p>2.50259</text:p>
          </table:table-cell>
          <table:table-cell office:value-type="float" office:value="378137" calcext:value-type="float">
            <text:p>378137</text:p>
          </table:table-cell>
        </table:table-row>
        <table:table-row table:style-name="ro1">
          <table:table-cell office:value-type="float" office:value="8.04373" calcext:value-type="float">
            <text:p>8.04373</text:p>
          </table:table-cell>
          <table:table-cell office:value-type="float" office:value="2.0941" calcext:value-type="float">
            <text:p>2.0941</text:p>
          </table:table-cell>
          <table:table-cell office:value-type="float" office:value="317854" calcext:value-type="float">
            <text:p>317854</text:p>
          </table:table-cell>
        </table:table-row>
        <table:table-row table:style-name="ro1">
          <table:table-cell office:value-type="float" office:value="8.06197" calcext:value-type="float">
            <text:p>8.06197</text:p>
          </table:table-cell>
          <table:table-cell office:value-type="float" office:value="1.59581" calcext:value-type="float">
            <text:p>1.59581</text:p>
          </table:table-cell>
          <table:table-cell office:value-type="float" office:value="243321" calcext:value-type="float">
            <text:p>243321</text:p>
          </table:table-cell>
        </table:table-row>
        <table:table-row table:style-name="ro1">
          <table:table-cell office:value-type="float" office:value="8.08021" calcext:value-type="float">
            <text:p>8.08021</text:p>
          </table:table-cell>
          <table:table-cell office:value-type="float" office:value="1.088" calcext:value-type="float">
            <text:p>1.088</text:p>
          </table:table-cell>
          <table:table-cell office:value-type="float" office:value="166644" calcext:value-type="float">
            <text:p>166644</text:p>
          </table:table-cell>
        </table:table-row>
        <table:table-row table:style-name="ro1">
          <table:table-cell office:value-type="float" office:value="8.09845" calcext:value-type="float">
            <text:p>8.09845</text:p>
          </table:table-cell>
          <table:table-cell office:value-type="float" office:value="0.67158" calcext:value-type="float">
            <text:p>0.67158</text:p>
          </table:table-cell>
          <table:table-cell office:value-type="float" office:value="103328" calcext:value-type="float">
            <text:p>103328</text:p>
          </table:table-cell>
        </table:table-row>
        <table:table-row table:style-name="ro1">
          <table:table-cell office:value-type="float" office:value="8.11669" calcext:value-type="float">
            <text:p>8.11669</text:p>
          </table:table-cell>
          <table:table-cell office:value-type="float" office:value="0.367585" calcext:value-type="float">
            <text:p>0.367585</text:p>
          </table:table-cell>
          <table:table-cell office:value-type="float" office:value="56811" calcext:value-type="float">
            <text:p>56811</text:p>
          </table:table-cell>
        </table:table-row>
        <table:table-row table:style-name="ro1">
          <table:table-cell office:value-type="float" office:value="8.13493" calcext:value-type="float">
            <text:p>8.13493</text:p>
          </table:table-cell>
          <table:table-cell office:value-type="float" office:value="0.178225" calcext:value-type="float">
            <text:p>0.178225</text:p>
          </table:table-cell>
          <table:table-cell office:value-type="float" office:value="27669" calcext:value-type="float">
            <text:p>27669</text:p>
          </table:table-cell>
        </table:table-row>
        <table:table-row table:style-name="ro1">
          <table:table-cell office:value-type="float" office:value="8.15317" calcext:value-type="float">
            <text:p>8.15317</text:p>
          </table:table-cell>
          <table:table-cell office:value-type="float" office:value="0.0775598" calcext:value-type="float">
            <text:p>0.0775598</text:p>
          </table:table-cell>
          <table:table-cell office:value-type="float" office:value="12095" calcext:value-type="float">
            <text:p>12095</text:p>
          </table:table-cell>
        </table:table-row>
        <table:table-row table:style-name="ro1">
          <table:table-cell office:value-type="float" office:value="8.17141" calcext:value-type="float">
            <text:p>8.17141</text:p>
          </table:table-cell>
          <table:table-cell office:value-type="float" office:value="0.0325965" calcext:value-type="float">
            <text:p>0.0325965</text:p>
          </table:table-cell>
          <table:table-cell office:value-type="float" office:value="5106" calcext:value-type="float">
            <text:p>5106</text:p>
          </table:table-cell>
        </table:table-row>
        <table:table-row table:style-name="ro1">
          <table:table-cell office:value-type="float" office:value="8.18964" calcext:value-type="float">
            <text:p>8.18964</text:p>
          </table:table-cell>
          <table:table-cell office:value-type="float" office:value="0.0165181" calcext:value-type="float">
            <text:p>0.0165181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8.20788" calcext:value-type="float">
            <text:p>8.20788</text:p>
          </table:table-cell>
          <table:table-cell office:value-type="float" office:value="0.0190832" calcext:value-type="float">
            <text:p>0.0190832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float" office:value="8.22612" calcext:value-type="float">
            <text:p>8.22612</text:p>
          </table:table-cell>
          <table:table-cell office:value-type="float" office:value="0.0371722" calcext:value-type="float">
            <text:p>0.0371722</text:p>
          </table:table-cell>
          <table:table-cell office:value-type="float" office:value="5901" calcext:value-type="float">
            <text:p>5901</text:p>
          </table:table-cell>
        </table:table-row>
        <table:table-row table:style-name="ro1">
          <table:table-cell office:value-type="float" office:value="8.24436" calcext:value-type="float">
            <text:p>8.24436</text:p>
          </table:table-cell>
          <table:table-cell office:value-type="float" office:value="0.0902527" calcext:value-type="float">
            <text:p>0.0902527</text:p>
          </table:table-cell>
          <table:table-cell office:value-type="float" office:value="14391" calcext:value-type="float">
            <text:p>14391</text:p>
          </table:table-cell>
        </table:table-row>
        <table:table-row table:style-name="ro1">
          <table:table-cell office:value-type="float" office:value="8.2626" calcext:value-type="float">
            <text:p>8.2626</text:p>
          </table:table-cell>
          <table:table-cell office:value-type="float" office:value="0.192996" calcext:value-type="float">
            <text:p>0.192996</text:p>
          </table:table-cell>
          <table:table-cell office:value-type="float" office:value="30910" calcext:value-type="float">
            <text:p>30910</text:p>
          </table:table-cell>
        </table:table-row>
        <table:table-row table:style-name="ro1">
          <table:table-cell office:value-type="float" office:value="8.28084" calcext:value-type="float">
            <text:p>8.28084</text:p>
          </table:table-cell>
          <table:table-cell office:value-type="float" office:value="0.381527" calcext:value-type="float">
            <text:p>0.381527</text:p>
          </table:table-cell>
          <table:table-cell office:value-type="float" office:value="61375" calcext:value-type="float">
            <text:p>61375</text:p>
          </table:table-cell>
        </table:table-row>
        <table:table-row table:style-name="ro1">
          <table:table-cell office:value-type="float" office:value="8.29908" calcext:value-type="float">
            <text:p>8.29908</text:p>
          </table:table-cell>
          <table:table-cell office:value-type="float" office:value="0.659133" calcext:value-type="float">
            <text:p>0.659133</text:p>
          </table:table-cell>
          <table:table-cell office:value-type="float" office:value="106500" calcext:value-type="float">
            <text:p>106500</text:p>
          </table:table-cell>
        </table:table-row>
        <table:table-row table:style-name="ro1">
          <table:table-cell office:value-type="float" office:value="8.31732" calcext:value-type="float">
            <text:p>8.31732</text:p>
          </table:table-cell>
          <table:table-cell office:value-type="float" office:value="1.03236" calcext:value-type="float">
            <text:p>1.03236</text:p>
          </table:table-cell>
          <table:table-cell office:value-type="float" office:value="167538" calcext:value-type="float">
            <text:p>167538</text:p>
          </table:table-cell>
        </table:table-row>
        <table:table-row table:style-name="ro1">
          <table:table-cell office:value-type="float" office:value="8.33556" calcext:value-type="float">
            <text:p>8.33556</text:p>
          </table:table-cell>
          <table:table-cell office:value-type="float" office:value="1.45322" calcext:value-type="float">
            <text:p>1.45322</text:p>
          </table:table-cell>
          <table:table-cell office:value-type="float" office:value="236874" calcext:value-type="float">
            <text:p>236874</text:p>
          </table:table-cell>
        </table:table-row>
        <table:table-row table:style-name="ro1">
          <table:table-cell office:value-type="float" office:value="8.3538" calcext:value-type="float">
            <text:p>8.3538</text:p>
          </table:table-cell>
          <table:table-cell office:value-type="float" office:value="1.85681" calcext:value-type="float">
            <text:p>1.85681</text:p>
          </table:table-cell>
          <table:table-cell office:value-type="float" office:value="303986" calcext:value-type="float">
            <text:p>303986</text:p>
          </table:table-cell>
        </table:table-row>
        <table:table-row table:style-name="ro1">
          <table:table-cell office:value-type="float" office:value="8.37204" calcext:value-type="float">
            <text:p>8.37204</text:p>
          </table:table-cell>
          <table:table-cell office:value-type="float" office:value="2.21107" calcext:value-type="float">
            <text:p>2.21107</text:p>
          </table:table-cell>
          <table:table-cell office:value-type="float" office:value="363565" calcext:value-type="float">
            <text:p>363565</text:p>
          </table:table-cell>
        </table:table-row>
        <table:table-row table:style-name="ro1">
          <table:table-cell office:value-type="float" office:value="8.39028" calcext:value-type="float">
            <text:p>8.39028</text:p>
          </table:table-cell>
          <table:table-cell office:value-type="float" office:value="2.04975" calcext:value-type="float">
            <text:p>2.04975</text:p>
          </table:table-cell>
          <table:table-cell office:value-type="float" office:value="338510" calcext:value-type="float">
            <text:p>338510</text:p>
          </table:table-cell>
        </table:table-row>
        <table:table-row table:style-name="ro1">
          <table:table-cell office:value-type="float" office:value="8.40852" calcext:value-type="float">
            <text:p>8.40852</text:p>
          </table:table-cell>
          <table:table-cell office:value-type="float" office:value="1.66561" calcext:value-type="float">
            <text:p>1.66561</text:p>
          </table:table-cell>
          <table:table-cell office:value-type="float" office:value="276267" calcext:value-type="float">
            <text:p>276267</text:p>
          </table:table-cell>
        </table:table-row>
        <table:table-row table:style-name="ro1">
          <table:table-cell office:value-type="float" office:value="8.42676" calcext:value-type="float">
            <text:p>8.42676</text:p>
          </table:table-cell>
          <table:table-cell office:value-type="float" office:value="1.25089" calcext:value-type="float">
            <text:p>1.25089</text:p>
          </table:table-cell>
          <table:table-cell office:value-type="float" office:value="208381" calcext:value-type="float">
            <text:p>208381</text:p>
          </table:table-cell>
        </table:table-row>
        <table:table-row table:style-name="ro1">
          <table:table-cell office:value-type="float" office:value="8.445" calcext:value-type="float">
            <text:p>8.445</text:p>
          </table:table-cell>
          <table:table-cell office:value-type="float" office:value="0.851873" calcext:value-type="float">
            <text:p>0.851873</text:p>
          </table:table-cell>
          <table:table-cell office:value-type="float" office:value="142525" calcext:value-type="float">
            <text:p>142525</text:p>
          </table:table-cell>
        </table:table-row>
        <table:table-row table:style-name="ro1">
          <table:table-cell office:value-type="float" office:value="8.46324" calcext:value-type="float">
            <text:p>8.46324</text:p>
          </table:table-cell>
          <table:table-cell office:value-type="float" office:value="0.513839" calcext:value-type="float">
            <text:p>0.513839</text:p>
          </table:table-cell>
          <table:table-cell office:value-type="float" office:value="86341" calcext:value-type="float">
            <text:p>86341</text:p>
          </table:table-cell>
        </table:table-row>
        <table:table-row table:style-name="ro1">
          <table:table-cell office:value-type="float" office:value="8.48148" calcext:value-type="float">
            <text:p>8.48148</text:p>
          </table:table-cell>
          <table:table-cell office:value-type="float" office:value="0.276369" calcext:value-type="float">
            <text:p>0.276369</text:p>
          </table:table-cell>
          <table:table-cell office:value-type="float" office:value="46639" calcext:value-type="float">
            <text:p>46639</text:p>
          </table:table-cell>
        </table:table-row>
        <table:table-row table:style-name="ro1">
          <table:table-cell office:value-type="float" office:value="8.49972" calcext:value-type="float">
            <text:p>8.49972</text:p>
          </table:table-cell>
          <table:table-cell office:value-type="float" office:value="0.138462" calcext:value-type="float">
            <text:p>0.138462</text:p>
          </table:table-cell>
          <table:table-cell office:value-type="float" office:value="23467" calcext:value-type="float">
            <text:p>23467</text:p>
          </table:table-cell>
        </table:table-row>
        <table:table-row table:style-name="ro1">
          <table:table-cell office:value-type="float" office:value="8.51796" calcext:value-type="float">
            <text:p>8.51796</text:p>
          </table:table-cell>
          <table:table-cell office:value-type="float" office:value="0.0699367" calcext:value-type="float">
            <text:p>0.0699367</text:p>
          </table:table-cell>
          <table:table-cell office:value-type="float" office:value="11904" calcext:value-type="float">
            <text:p>11904</text:p>
          </table:table-cell>
        </table:table-row>
        <table:table-row table:style-name="ro1">
          <table:table-cell office:value-type="float" office:value="8.5362" calcext:value-type="float">
            <text:p>8.5362</text:p>
          </table:table-cell>
          <table:table-cell office:value-type="float" office:value="0.0458697" calcext:value-type="float">
            <text:p>0.0458697</text:p>
          </table:table-cell>
          <table:table-cell office:value-type="float" office:value="7841" calcext:value-type="float">
            <text:p>7841</text:p>
          </table:table-cell>
        </table:table-row>
        <table:table-row table:style-name="ro1">
          <table:table-cell office:value-type="float" office:value="8.55444" calcext:value-type="float">
            <text:p>8.55444</text:p>
          </table:table-cell>
          <table:table-cell office:value-type="float" office:value="0.0670581" calcext:value-type="float">
            <text:p>0.0670581</text:p>
          </table:table-cell>
          <table:table-cell office:value-type="float" office:value="11512" calcext:value-type="float">
            <text:p>11512</text:p>
          </table:table-cell>
        </table:table-row>
        <table:table-row table:style-name="ro1">
          <table:table-cell office:value-type="float" office:value="8.57268" calcext:value-type="float">
            <text:p>8.57268</text:p>
          </table:table-cell>
          <table:table-cell office:value-type="float" office:value="0.145129" calcext:value-type="float">
            <text:p>0.145129</text:p>
          </table:table-cell>
          <table:table-cell office:value-type="float" office:value="25021" calcext:value-type="float">
            <text:p>25021</text:p>
          </table:table-cell>
        </table:table-row>
        <table:table-row table:style-name="ro1">
          <table:table-cell office:value-type="float" office:value="8.59092" calcext:value-type="float">
            <text:p>8.59092</text:p>
          </table:table-cell>
          <table:table-cell office:value-type="float" office:value="0.326125" calcext:value-type="float">
            <text:p>0.326125</text:p>
          </table:table-cell>
          <table:table-cell office:value-type="float" office:value="56465" calcext:value-type="float">
            <text:p>56465</text:p>
          </table:table-cell>
        </table:table-row>
        <table:table-row table:style-name="ro1">
          <table:table-cell office:value-type="float" office:value="8.60916" calcext:value-type="float">
            <text:p>8.60916</text:p>
          </table:table-cell>
          <table:table-cell office:value-type="float" office:value="0.676945" calcext:value-type="float">
            <text:p>0.676945</text:p>
          </table:table-cell>
          <table:table-cell office:value-type="float" office:value="117704" calcext:value-type="float">
            <text:p>117704</text:p>
          </table:table-cell>
        </table:table-row>
        <table:table-row table:style-name="ro1">
          <table:table-cell office:value-type="float" office:value="8.6274" calcext:value-type="float">
            <text:p>8.6274</text:p>
          </table:table-cell>
          <table:table-cell office:value-type="float" office:value="1.23814" calcext:value-type="float">
            <text:p>1.23814</text:p>
          </table:table-cell>
          <table:table-cell office:value-type="float" office:value="216195" calcext:value-type="float">
            <text:p>216195</text:p>
          </table:table-cell>
        </table:table-row>
        <table:table-row table:style-name="ro1">
          <table:table-cell office:value-type="float" office:value="8.64564" calcext:value-type="float">
            <text:p>8.64564</text:p>
          </table:table-cell>
          <table:table-cell office:value-type="float" office:value="2.06798" calcext:value-type="float">
            <text:p>2.06798</text:p>
          </table:table-cell>
          <table:table-cell office:value-type="float" office:value="362625" calcext:value-type="float">
            <text:p>362625</text:p>
          </table:table-cell>
        </table:table-row>
        <table:table-row table:style-name="ro1">
          <table:table-cell office:value-type="float" office:value="8.66388" calcext:value-type="float">
            <text:p>8.66388</text:p>
          </table:table-cell>
          <table:table-cell office:value-type="float" office:value="3.12596" calcext:value-type="float">
            <text:p>3.12596</text:p>
          </table:table-cell>
          <table:table-cell office:value-type="float" office:value="550458" calcext:value-type="float">
            <text:p>550458</text:p>
          </table:table-cell>
        </table:table-row>
        <table:table-row table:style-name="ro1">
          <table:table-cell office:value-type="float" office:value="8.68212" calcext:value-type="float">
            <text:p>8.68212</text:p>
          </table:table-cell>
          <table:table-cell office:value-type="float" office:value="4.26898" calcext:value-type="float">
            <text:p>4.26898</text:p>
          </table:table-cell>
          <table:table-cell office:value-type="float" office:value="754904" calcext:value-type="float">
            <text:p>754904</text:p>
          </table:table-cell>
        </table:table-row>
        <table:table-row table:style-name="ro1">
          <table:table-cell office:value-type="float" office:value="8.70036" calcext:value-type="float">
            <text:p>8.70036</text:p>
          </table:table-cell>
          <table:table-cell office:value-type="float" office:value="5.34304" calcext:value-type="float">
            <text:p>5.34304</text:p>
          </table:table-cell>
          <table:table-cell office:value-type="float" office:value="948810" calcext:value-type="float">
            <text:p>948810</text:p>
          </table:table-cell>
        </table:table-row>
        <table:table-row table:style-name="ro1">
          <table:table-cell office:value-type="float" office:value="8.7186" calcext:value-type="float">
            <text:p>8.7186</text:p>
          </table:table-cell>
          <table:table-cell office:value-type="float" office:value="6.15808" calcext:value-type="float">
            <text:p>6.15808</text:p>
          </table:table-cell>
          <table:table-cell table:style-name="ce1" office:value-type="float" office:value="1098130" calcext:value-type="float">
            <text:p>1.10E+06</text:p>
          </table:table-cell>
        </table:table-row>
        <table:table-row table:style-name="ro1">
          <table:table-cell office:value-type="float" office:value="8.73684" calcext:value-type="float">
            <text:p>8.73684</text:p>
          </table:table-cell>
          <table:table-cell office:value-type="float" office:value="5.38561" calcext:value-type="float">
            <text:p>5.38561</text:p>
          </table:table-cell>
          <table:table-cell office:value-type="float" office:value="964406" calcext:value-type="float">
            <text:p>964406</text:p>
          </table:table-cell>
        </table:table-row>
        <table:table-row table:style-name="ro1">
          <table:table-cell office:value-type="float" office:value="8.75508" calcext:value-type="float">
            <text:p>8.75508</text:p>
          </table:table-cell>
          <table:table-cell office:value-type="float" office:value="4.31969" calcext:value-type="float">
            <text:p>4.31969</text:p>
          </table:table-cell>
          <table:table-cell office:value-type="float" office:value="776764" calcext:value-type="float">
            <text:p>776764</text:p>
          </table:table-cell>
        </table:table-row>
        <table:table-row table:style-name="ro1">
          <table:table-cell office:value-type="float" office:value="8.77332" calcext:value-type="float">
            <text:p>8.77332</text:p>
          </table:table-cell>
          <table:table-cell office:value-type="float" office:value="3.17807" calcext:value-type="float">
            <text:p>3.17807</text:p>
          </table:table-cell>
          <table:table-cell office:value-type="float" office:value="573863" calcext:value-type="float">
            <text:p>573863</text:p>
          </table:table-cell>
        </table:table-row>
        <table:table-row table:style-name="ro1">
          <table:table-cell office:value-type="float" office:value="8.79156" calcext:value-type="float">
            <text:p>8.79156</text:p>
          </table:table-cell>
          <table:table-cell office:value-type="float" office:value="2.09775" calcext:value-type="float">
            <text:p>2.09775</text:p>
          </table:table-cell>
          <table:table-cell office:value-type="float" office:value="380366" calcext:value-type="float">
            <text:p>380366</text:p>
          </table:table-cell>
        </table:table-row>
        <table:table-row table:style-name="ro1">
          <table:table-cell office:value-type="float" office:value="8.8098" calcext:value-type="float">
            <text:p>8.8098</text:p>
          </table:table-cell>
          <table:table-cell office:value-type="float" office:value="1.2616" calcext:value-type="float">
            <text:p>1.2616</text:p>
          </table:table-cell>
          <table:table-cell office:value-type="float" office:value="229704" calcext:value-type="float">
            <text:p>229704</text:p>
          </table:table-cell>
        </table:table-row>
        <table:table-row table:style-name="ro1">
          <table:table-cell office:value-type="float" office:value="8.82804" calcext:value-type="float">
            <text:p>8.82804</text:p>
          </table:table-cell>
          <table:table-cell office:value-type="float" office:value="0.66874" calcext:value-type="float">
            <text:p>0.66874</text:p>
          </table:table-cell>
          <table:table-cell office:value-type="float" office:value="122265" calcext:value-type="float">
            <text:p>122265</text:p>
          </table:table-cell>
        </table:table-row>
        <table:table-row table:style-name="ro1">
          <table:table-cell office:value-type="float" office:value="8.84628" calcext:value-type="float">
            <text:p>8.84628</text:p>
          </table:table-cell>
          <table:table-cell office:value-type="float" office:value="0.335555" calcext:value-type="float">
            <text:p>0.335555</text:p>
          </table:table-cell>
          <table:table-cell office:value-type="float" office:value="61603" calcext:value-type="float">
            <text:p>61603</text:p>
          </table:table-cell>
        </table:table-row>
        <table:table-row table:style-name="ro1">
          <table:table-cell office:value-type="float" office:value="8.86452" calcext:value-type="float">
            <text:p>8.86452</text:p>
          </table:table-cell>
          <table:table-cell office:value-type="float" office:value="0.14799" calcext:value-type="float">
            <text:p>0.14799</text:p>
          </table:table-cell>
          <table:table-cell office:value-type="float" office:value="27281" calcext:value-type="float">
            <text:p>27281</text:p>
          </table:table-cell>
        </table:table-row>
        <table:table-row table:style-name="ro1">
          <table:table-cell office:value-type="float" office:value="8.88276" calcext:value-type="float">
            <text:p>8.88276</text:p>
          </table:table-cell>
          <table:table-cell office:value-type="float" office:value="0.0605881" calcext:value-type="float">
            <text:p>0.0605881</text:p>
          </table:table-cell>
          <table:table-cell office:value-type="float" office:value="11215" calcext:value-type="float">
            <text:p>11215</text:p>
          </table:table-cell>
        </table:table-row>
        <table:table-row table:style-name="ro1">
          <table:table-cell office:value-type="float" office:value="8.90099" calcext:value-type="float">
            <text:p>8.90099</text:p>
          </table:table-cell>
          <table:table-cell office:value-type="float" office:value="0.0226618" calcext:value-type="float">
            <text:p>0.0226618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float" office:value="8.91923" calcext:value-type="float">
            <text:p>8.91923</text:p>
          </table:table-cell>
          <table:table-cell office:value-type="float" office:value="0.00814464" calcext:value-type="float">
            <text:p>0.00814464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8.93747" calcext:value-type="float">
            <text:p>8.93747</text:p>
          </table:table-cell>
          <table:table-cell office:value-type="float" office:value="0.002839" calcext:value-type="float">
            <text:p>0.002839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8.95571" calcext:value-type="float">
            <text:p>8.95571</text:p>
          </table:table-cell>
          <table:table-cell office:value-type="float" office:value="0.0011161" calcext:value-type="float">
            <text:p>0.001116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.97395" calcext:value-type="float">
            <text:p>8.97395</text:p>
          </table:table-cell>
          <table:table-cell office:value-type="float" office:value="0.000269952" calcext:value-type="float">
            <text:p>0.0002699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.99219" calcext:value-type="float">
            <text:p>8.99219</text:p>
          </table:table-cell>
          <table:table-cell table:style-name="ce1" office:value-type="float" office:value="0.0000527172" calcext:value-type="float">
            <text:p>5.27E-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.01043" calcext:value-type="float">
            <text:p>9.01043</text:p>
          </table:table-cell>
          <table:table-cell table:style-name="ce1" office:value-type="float" office:value="0.0000105008" calcext:value-type="float">
            <text:p>1.0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02867" calcext:value-type="float">
            <text:p>9.02867</text:p>
          </table:table-cell>
          <table:table-cell table:style-name="ce1" office:value-type="float" office:value="0.0000104584" calcext:value-type="float">
            <text:p>1.0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04691" calcext:value-type="float">
            <text:p>9.04691</text:p>
          </table:table-cell>
          <table:table-cell table:style-name="ce1" office:value-type="float" office:value="0.0000104163" calcext:value-type="float">
            <text:p>1.0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06515" calcext:value-type="float">
            <text:p>9.06515</text:p>
          </table:table-cell>
          <table:table-cell table:style-name="ce1" office:value-type="float" office:value="0.000051872" calcext:value-type="float">
            <text:p>5.19E-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.08339" calcext:value-type="float">
            <text:p>9.08339</text:p>
          </table:table-cell>
          <table:table-cell table:style-name="ce1" office:value-type="float" office:value="0.0000516639" calcext:value-type="float">
            <text:p>5.17E-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.10163" calcext:value-type="float">
            <text:p>9.10163</text:p>
          </table:table-cell>
          <table:table-cell office:value-type="float" office:value="0.00014408" calcext:value-type="float">
            <text:p>0.00014408</text:p>
          </table:table-cell>
          <table:table-cell office:value-type="float" office:value="28" calcext:value-type="float">
            <text:p>28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 Radius (r)</text:p>
          </table:table-cell>
          <table:table-cell office:value-type="string" calcext:value-type="string">
            <text:p>Normalised</text:p>
          </table:table-cell>
          <table:table-cell office:value-type="string" calcext:value-type="string">
            <text:p>Unormalised</text:p>
          </table:table-cell>
        </table:table-row>
        <table:table-row table:style-name="ro1">
          <table:table-cell office:value-type="float" office:value="0.0159339" calcext:value-type="float">
            <text:p>0.0159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8678" calcext:value-type="float">
            <text:p>0.0318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8017" calcext:value-type="float">
            <text:p>0.0478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37355" calcext:value-type="float">
            <text:p>0.0637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96694" calcext:value-type="float">
            <text:p>0.07966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56033" calcext:value-type="float">
            <text:p>0.0956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1537" calcext:value-type="float">
            <text:p>0.1115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7471" calcext:value-type="float">
            <text:p>0.127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3405" calcext:value-type="float">
            <text:p>0.143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9339" calcext:value-type="float">
            <text:p>0.159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5273" calcext:value-type="float">
            <text:p>0.175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1207" calcext:value-type="float">
            <text:p>0.191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714" calcext:value-type="float">
            <text:p>0.20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3074" calcext:value-type="float">
            <text:p>0.223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9008" calcext:value-type="float">
            <text:p>0.239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4942" calcext:value-type="float">
            <text:p>0.2549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0876" calcext:value-type="float">
            <text:p>0.270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681" calcext:value-type="float">
            <text:p>0.286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2744" calcext:value-type="float">
            <text:p>0.3027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8678" calcext:value-type="float">
            <text:p>0.318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4612" calcext:value-type="float">
            <text:p>0.3346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0545" calcext:value-type="float">
            <text:p>0.350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6479" calcext:value-type="float">
            <text:p>0.366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2413" calcext:value-type="float">
            <text:p>0.382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8347" calcext:value-type="float">
            <text:p>0.398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4281" calcext:value-type="float">
            <text:p>0.414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0215" calcext:value-type="float">
            <text:p>0.430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6149" calcext:value-type="float">
            <text:p>0.446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2083" calcext:value-type="float">
            <text:p>0.462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8017" calcext:value-type="float">
            <text:p>0.478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395" calcext:value-type="float">
            <text:p>0.49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9884" calcext:value-type="float">
            <text:p>0.509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5818" calcext:value-type="float">
            <text:p>0.525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1752" calcext:value-type="float">
            <text:p>0.541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7686" calcext:value-type="float">
            <text:p>0.557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362" calcext:value-type="float">
            <text:p>0.57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9554" calcext:value-type="float">
            <text:p>0.589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5488" calcext:value-type="float">
            <text:p>0.605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1421" calcext:value-type="float">
            <text:p>0.621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7355" calcext:value-type="float">
            <text:p>0.637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3289" calcext:value-type="float">
            <text:p>0.653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9223" calcext:value-type="float">
            <text:p>0.669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5157" calcext:value-type="float">
            <text:p>0.685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1091" calcext:value-type="float">
            <text:p>0.701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7025" calcext:value-type="float">
            <text:p>0.71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2959" calcext:value-type="float">
            <text:p>0.732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8893" calcext:value-type="float">
            <text:p>0.748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4826" calcext:value-type="float">
            <text:p>0.764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076" calcext:value-type="float">
            <text:p>0.78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6694" calcext:value-type="float">
            <text:p>0.7966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2628" calcext:value-type="float">
            <text:p>0.812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8562" calcext:value-type="float">
            <text:p>0.8285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4496" calcext:value-type="float">
            <text:p>0.8444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043" calcext:value-type="float">
            <text:p>0.86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6364" calcext:value-type="float">
            <text:p>0.87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2297" calcext:value-type="float">
            <text:p>0.8922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8231" calcext:value-type="float">
            <text:p>0.908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4165" calcext:value-type="float">
            <text:p>0.924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0099" calcext:value-type="float">
            <text:p>0.9400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6033" calcext:value-type="float">
            <text:p>0.956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1967" calcext:value-type="float">
            <text:p>0.971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7901" calcext:value-type="float">
            <text:p>0.987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383" calcext:value-type="float">
            <text:p>1.003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977" calcext:value-type="float">
            <text:p>1.01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57" calcext:value-type="float">
            <text:p>1.0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164" calcext:value-type="float">
            <text:p>1.05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757" calcext:value-type="float">
            <text:p>1.06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35" calcext:value-type="float">
            <text:p>1.0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944" calcext:value-type="float">
            <text:p>1.09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537" calcext:value-type="float">
            <text:p>1.115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131" calcext:value-type="float">
            <text:p>1.13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724" calcext:value-type="float">
            <text:p>1.147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317" calcext:value-type="float">
            <text:p>1.16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911" calcext:value-type="float">
            <text:p>1.179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504" calcext:value-type="float">
            <text:p>1.19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98" calcext:value-type="float">
            <text:p>1.21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691" calcext:value-type="float">
            <text:p>1.226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284" calcext:value-type="float">
            <text:p>1.24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78" calcext:value-type="float">
            <text:p>1.258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471" calcext:value-type="float">
            <text:p>1.27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064" calcext:value-type="float">
            <text:p>1.29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58" calcext:value-type="float">
            <text:p>1.30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251" calcext:value-type="float">
            <text:p>1.32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845" calcext:value-type="float">
            <text:p>1.33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38" calcext:value-type="float">
            <text:p>1.35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031" calcext:value-type="float">
            <text:p>1.37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8625" calcext:value-type="float">
            <text:p>1.38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18" calcext:value-type="float">
            <text:p>1.40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812" calcext:value-type="float">
            <text:p>1.418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405" calcext:value-type="float">
            <text:p>1.43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998" calcext:value-type="float">
            <text:p>1.44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592" calcext:value-type="float">
            <text:p>1.465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185" calcext:value-type="float">
            <text:p>1.48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779" calcext:value-type="float">
            <text:p>1.49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372" calcext:value-type="float">
            <text:p>1.51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965" calcext:value-type="float">
            <text:p>1.52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559" calcext:value-type="float">
            <text:p>1.54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152" calcext:value-type="float">
            <text:p>1.56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745" calcext:value-type="float">
            <text:p>1.57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339" calcext:value-type="float">
            <text:p>1.59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932" calcext:value-type="float">
            <text:p>1.60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526" calcext:value-type="float">
            <text:p>1.62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119" calcext:value-type="float">
            <text:p>1.64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712" calcext:value-type="float">
            <text:p>1.657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306" calcext:value-type="float">
            <text:p>1.67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899" calcext:value-type="float">
            <text:p>1.688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93" calcext:value-type="float">
            <text:p>1.70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086" calcext:value-type="float">
            <text:p>1.72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679" calcext:value-type="float">
            <text:p>1.73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73" calcext:value-type="float">
            <text:p>1.75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866" calcext:value-type="float">
            <text:p>1.76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459" calcext:value-type="float">
            <text:p>1.784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53" calcext:value-type="float">
            <text:p>1.80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646" calcext:value-type="float">
            <text:p>1.81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24" calcext:value-type="float">
            <text:p>1.83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33" calcext:value-type="float">
            <text:p>1.84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426" calcext:value-type="float">
            <text:p>1.86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02" calcext:value-type="float">
            <text:p>1.88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13" calcext:value-type="float">
            <text:p>1.896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207" calcext:value-type="float">
            <text:p>1.91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8" calcext:value-type="float">
            <text:p>1.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393" calcext:value-type="float">
            <text:p>1.94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987" calcext:value-type="float">
            <text:p>1.95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58" calcext:value-type="float">
            <text:p>1.97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174" calcext:value-type="float">
            <text:p>1.99174</text:p>
          </table:table-cell>
          <table:table-cell table:style-name="ce1" office:value-type="float" office:value="0.0000820019" calcext:value-type="float">
            <text:p>8.20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0767" calcext:value-type="float">
            <text:p>2.00767</text:p>
          </table:table-cell>
          <table:table-cell office:value-type="float" office:value="0.000807054" calcext:value-type="float">
            <text:p>0.0008070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0236" calcext:value-type="float">
            <text:p>2.0236</text:p>
          </table:table-cell>
          <table:table-cell office:value-type="float" office:value="0.0060374" calcext:value-type="float">
            <text:p>0.00603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.03954" calcext:value-type="float">
            <text:p>2.03954</text:p>
          </table:table-cell>
          <table:table-cell office:value-type="float" office:value="0.109093" calcext:value-type="float">
            <text:p>0.109093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2.05547" calcext:value-type="float">
            <text:p>2.05547</text:p>
          </table:table-cell>
          <table:table-cell office:value-type="float" office:value="0.890836" calcext:value-type="float">
            <text:p>0.890836</text:p>
          </table:table-cell>
          <table:table-cell office:value-type="float" office:value="11570" calcext:value-type="float">
            <text:p>11570</text:p>
          </table:table-cell>
        </table:table-row>
        <table:table-row table:style-name="ro1">
          <table:table-cell office:value-type="float" office:value="2.0714" calcext:value-type="float">
            <text:p>2.0714</text:p>
          </table:table-cell>
          <table:table-cell office:value-type="float" office:value="4.49775" calcext:value-type="float">
            <text:p>4.49775</text:p>
          </table:table-cell>
          <table:table-cell office:value-type="float" office:value="59325" calcext:value-type="float">
            <text:p>59325</text:p>
          </table:table-cell>
        </table:table-row>
        <table:table-row table:style-name="ro1">
          <table:table-cell office:value-type="float" office:value="2.08734" calcext:value-type="float">
            <text:p>2.08734</text:p>
          </table:table-cell>
          <table:table-cell office:value-type="float" office:value="13.3957" calcext:value-type="float">
            <text:p>13.3957</text:p>
          </table:table-cell>
          <table:table-cell office:value-type="float" office:value="179417" calcext:value-type="float">
            <text:p>179417</text:p>
          </table:table-cell>
        </table:table-row>
        <table:table-row table:style-name="ro1">
          <table:table-cell office:value-type="float" office:value="2.10327" calcext:value-type="float">
            <text:p>2.10327</text:p>
          </table:table-cell>
          <table:table-cell office:value-type="float" office:value="23.7329" calcext:value-type="float">
            <text:p>23.7329</text:p>
          </table:table-cell>
          <table:table-cell office:value-type="float" office:value="322741" calcext:value-type="float">
            <text:p>322741</text:p>
          </table:table-cell>
        </table:table-row>
        <table:table-row table:style-name="ro1">
          <table:table-cell office:value-type="float" office:value="2.11921" calcext:value-type="float">
            <text:p>2.11921</text:p>
          </table:table-cell>
          <table:table-cell office:value-type="float" office:value="24.3859" calcext:value-type="float">
            <text:p>24.3859</text:p>
          </table:table-cell>
          <table:table-cell office:value-type="float" office:value="336665" calcext:value-type="float">
            <text:p>336665</text:p>
          </table:table-cell>
        </table:table-row>
        <table:table-row table:style-name="ro1">
          <table:table-cell office:value-type="float" office:value="2.13514" calcext:value-type="float">
            <text:p>2.13514</text:p>
          </table:table-cell>
          <table:table-cell office:value-type="float" office:value="14.5388" calcext:value-type="float">
            <text:p>14.5388</text:p>
          </table:table-cell>
          <table:table-cell office:value-type="float" office:value="203749" calcext:value-type="float">
            <text:p>203749</text:p>
          </table:table-cell>
        </table:table-row>
        <table:table-row table:style-name="ro1">
          <table:table-cell office:value-type="float" office:value="2.15107" calcext:value-type="float">
            <text:p>2.15107</text:p>
          </table:table-cell>
          <table:table-cell office:value-type="float" office:value="5.49689" calcext:value-type="float">
            <text:p>5.49689</text:p>
          </table:table-cell>
          <table:table-cell office:value-type="float" office:value="78188" calcext:value-type="float">
            <text:p>78188</text:p>
          </table:table-cell>
        </table:table-row>
        <table:table-row table:style-name="ro1">
          <table:table-cell office:value-type="float" office:value="2.16701" calcext:value-type="float">
            <text:p>2.16701</text:p>
          </table:table-cell>
          <table:table-cell office:value-type="float" office:value="1.34868" calcext:value-type="float">
            <text:p>1.34868</text:p>
          </table:table-cell>
          <table:table-cell office:value-type="float" office:value="19469" calcext:value-type="float">
            <text:p>19469</text:p>
          </table:table-cell>
        </table:table-row>
        <table:table-row table:style-name="ro1">
          <table:table-cell office:value-type="float" office:value="2.18294" calcext:value-type="float">
            <text:p>2.18294</text:p>
          </table:table-cell>
          <table:table-cell office:value-type="float" office:value="0.233469" calcext:value-type="float">
            <text:p>0.233469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2.19888" calcext:value-type="float">
            <text:p>2.19888</text:p>
          </table:table-cell>
          <table:table-cell office:value-type="float" office:value="0.0284594" calcext:value-type="float">
            <text:p>0.028459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.21481" calcext:value-type="float">
            <text:p>2.21481</text:p>
          </table:table-cell>
          <table:table-cell office:value-type="float" office:value="0.00358103" calcext:value-type="float">
            <text:p>0.0035810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.23074" calcext:value-type="float">
            <text:p>2.23074</text:p>
          </table:table-cell>
          <table:table-cell office:value-type="float" office:value="0.000588343" calcext:value-type="float">
            <text:p>0.0005883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24668" calcext:value-type="float">
            <text:p>2.24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261" calcext:value-type="float">
            <text:p>2.26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855" calcext:value-type="float">
            <text:p>2.27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448" calcext:value-type="float">
            <text:p>2.2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041" calcext:value-type="float">
            <text:p>2.31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635" calcext:value-type="float">
            <text:p>2.326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4228" calcext:value-type="float">
            <text:p>2.34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821" calcext:value-type="float">
            <text:p>2.35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415" calcext:value-type="float">
            <text:p>2.37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008" calcext:value-type="float">
            <text:p>2.39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0602" calcext:value-type="float">
            <text:p>2.406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195" calcext:value-type="float">
            <text:p>2.42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788" calcext:value-type="float">
            <text:p>2.437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382" calcext:value-type="float">
            <text:p>2.453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6975" calcext:value-type="float">
            <text:p>2.46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569" calcext:value-type="float">
            <text:p>2.485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162" calcext:value-type="float">
            <text:p>2.50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755" calcext:value-type="float">
            <text:p>2.517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349" calcext:value-type="float">
            <text:p>2.53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942" calcext:value-type="float">
            <text:p>2.549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536" calcext:value-type="float">
            <text:p>2.56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8129" calcext:value-type="float">
            <text:p>2.58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722" calcext:value-type="float">
            <text:p>2.597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316" calcext:value-type="float">
            <text:p>2.61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909" calcext:value-type="float">
            <text:p>2.62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502" calcext:value-type="float">
            <text:p>2.64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096" calcext:value-type="float">
            <text:p>2.66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689" calcext:value-type="float">
            <text:p>2.676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283" calcext:value-type="float">
            <text:p>2.69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0876" calcext:value-type="float">
            <text:p>2.70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469" calcext:value-type="float">
            <text:p>2.72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063" calcext:value-type="float">
            <text:p>2.74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5656" calcext:value-type="float">
            <text:p>2.75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25" calcext:value-type="float">
            <text:p>2.77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843" calcext:value-type="float">
            <text:p>2.78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436" calcext:value-type="float">
            <text:p>2.80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203" calcext:value-type="float">
            <text:p>2.8203</text:p>
          </table:table-cell>
          <table:table-cell table:style-name="ce1" office:value-type="float" office:value="0.0000817953" calcext:value-type="float">
            <text:p>8.1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3623" calcext:value-type="float">
            <text:p>2.83623</text:p>
          </table:table-cell>
          <table:table-cell office:value-type="float" office:value="0.000768349" calcext:value-type="float">
            <text:p>0.0007683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.85217" calcext:value-type="float">
            <text:p>2.85217</text:p>
          </table:table-cell>
          <table:table-cell office:value-type="float" office:value="0.00263926" calcext:value-type="float">
            <text:p>0.002639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.8681" calcext:value-type="float">
            <text:p>2.8681</text:p>
          </table:table-cell>
          <table:table-cell office:value-type="float" office:value="0.00972826" calcext:value-type="float">
            <text:p>0.0097282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.88403" calcext:value-type="float">
            <text:p>2.88403</text:p>
          </table:table-cell>
          <table:table-cell office:value-type="float" office:value="0.0333217" calcext:value-type="float">
            <text:p>0.0333217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2.89997" calcext:value-type="float">
            <text:p>2.89997</text:p>
          </table:table-cell>
          <table:table-cell office:value-type="float" office:value="0.128654" calcext:value-type="float">
            <text:p>0.128654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2.9159" calcext:value-type="float">
            <text:p>2.9159</text:p>
          </table:table-cell>
          <table:table-cell office:value-type="float" office:value="0.390977" calcext:value-type="float">
            <text:p>0.390977</text:p>
          </table:table-cell>
          <table:table-cell office:value-type="float" office:value="10219" calcext:value-type="float">
            <text:p>10219</text:p>
          </table:table-cell>
        </table:table-row>
        <table:table-row table:style-name="ro1">
          <table:table-cell office:value-type="float" office:value="2.93183" calcext:value-type="float">
            <text:p>2.93183</text:p>
          </table:table-cell>
          <table:table-cell office:value-type="float" office:value="0.973905" calcext:value-type="float">
            <text:p>0.973905</text:p>
          </table:table-cell>
          <table:table-cell office:value-type="float" office:value="25734" calcext:value-type="float">
            <text:p>25734</text:p>
          </table:table-cell>
        </table:table-row>
        <table:table-row table:style-name="ro1">
          <table:table-cell office:value-type="float" office:value="2.94777" calcext:value-type="float">
            <text:p>2.94777</text:p>
          </table:table-cell>
          <table:table-cell office:value-type="float" office:value="1.99921" calcext:value-type="float">
            <text:p>1.99921</text:p>
          </table:table-cell>
          <table:table-cell office:value-type="float" office:value="53402" calcext:value-type="float">
            <text:p>53402</text:p>
          </table:table-cell>
        </table:table-row>
        <table:table-row table:style-name="ro1">
          <table:table-cell office:value-type="float" office:value="2.9637" calcext:value-type="float">
            <text:p>2.9637</text:p>
          </table:table-cell>
          <table:table-cell office:value-type="float" office:value="3.28157" calcext:value-type="float">
            <text:p>3.28157</text:p>
          </table:table-cell>
          <table:table-cell office:value-type="float" office:value="88606" calcext:value-type="float">
            <text:p>88606</text:p>
          </table:table-cell>
        </table:table-row>
        <table:table-row table:style-name="ro1">
          <table:table-cell office:value-type="float" office:value="2.97964" calcext:value-type="float">
            <text:p>2.97964</text:p>
          </table:table-cell>
          <table:table-cell office:value-type="float" office:value="4.35114" calcext:value-type="float">
            <text:p>4.35114</text:p>
          </table:table-cell>
          <table:table-cell office:value-type="float" office:value="118752" calcext:value-type="float">
            <text:p>118752</text:p>
          </table:table-cell>
        </table:table-row>
        <table:table-row table:style-name="ro1">
          <table:table-cell office:value-type="float" office:value="2.99557" calcext:value-type="float">
            <text:p>2.99557</text:p>
          </table:table-cell>
          <table:table-cell office:value-type="float" office:value="4.35862" calcext:value-type="float">
            <text:p>4.35862</text:p>
          </table:table-cell>
          <table:table-cell office:value-type="float" office:value="120232" calcext:value-type="float">
            <text:p>120232</text:p>
          </table:table-cell>
        </table:table-row>
        <table:table-row table:style-name="ro1">
          <table:table-cell office:value-type="float" office:value="3.0115" calcext:value-type="float">
            <text:p>3.0115</text:p>
          </table:table-cell>
          <table:table-cell office:value-type="float" office:value="3.22841" calcext:value-type="float">
            <text:p>3.22841</text:p>
          </table:table-cell>
          <table:table-cell office:value-type="float" office:value="90005" calcext:value-type="float">
            <text:p>90005</text:p>
          </table:table-cell>
        </table:table-row>
        <table:table-row table:style-name="ro1">
          <table:table-cell office:value-type="float" office:value="3.02744" calcext:value-type="float">
            <text:p>3.02744</text:p>
          </table:table-cell>
          <table:table-cell office:value-type="float" office:value="1.95167" calcext:value-type="float">
            <text:p>1.95167</text:p>
          </table:table-cell>
          <table:table-cell office:value-type="float" office:value="54988" calcext:value-type="float">
            <text:p>54988</text:p>
          </table:table-cell>
        </table:table-row>
        <table:table-row table:style-name="ro1">
          <table:table-cell office:value-type="float" office:value="3.04337" calcext:value-type="float">
            <text:p>3.04337</text:p>
          </table:table-cell>
          <table:table-cell office:value-type="float" office:value="0.931925" calcext:value-type="float">
            <text:p>0.931925</text:p>
          </table:table-cell>
          <table:table-cell office:value-type="float" office:value="26534" calcext:value-type="float">
            <text:p>26534</text:p>
          </table:table-cell>
        </table:table-row>
        <table:table-row table:style-name="ro1">
          <table:table-cell office:value-type="float" office:value="3.05931" calcext:value-type="float">
            <text:p>3.05931</text:p>
          </table:table-cell>
          <table:table-cell office:value-type="float" office:value="0.374298" calcext:value-type="float">
            <text:p>0.374298</text:p>
          </table:table-cell>
          <table:table-cell office:value-type="float" office:value="10769" calcext:value-type="float">
            <text:p>10769</text:p>
          </table:table-cell>
        </table:table-row>
        <table:table-row table:style-name="ro1">
          <table:table-cell office:value-type="float" office:value="3.07524" calcext:value-type="float">
            <text:p>3.07524</text:p>
          </table:table-cell>
          <table:table-cell office:value-type="float" office:value="0.11451" calcext:value-type="float">
            <text:p>0.11451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3.09117" calcext:value-type="float">
            <text:p>3.09117</text:p>
          </table:table-cell>
          <table:table-cell office:value-type="float" office:value="0.0304695" calcext:value-type="float">
            <text:p>0.0304695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3.10711" calcext:value-type="float">
            <text:p>3.10711</text:p>
          </table:table-cell>
          <table:table-cell office:value-type="float" office:value="0.00764895" calcext:value-type="float">
            <text:p>0.0076489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.12304" calcext:value-type="float">
            <text:p>3.12304</text:p>
          </table:table-cell>
          <table:table-cell office:value-type="float" office:value="0.00160094" calcext:value-type="float">
            <text:p>0.0016009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.13898" calcext:value-type="float">
            <text:p>3.13898</text:p>
          </table:table-cell>
          <table:table-cell office:value-type="float" office:value="0.000165076" calcext:value-type="float">
            <text:p>0.0001650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.15491" calcext:value-type="float">
            <text:p>3.154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084" calcext:value-type="float">
            <text:p>3.17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8678" calcext:value-type="float">
            <text:p>3.18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71" calcext:value-type="float">
            <text:p>3.20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864" calcext:value-type="float">
            <text:p>3.21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3458" calcext:value-type="float">
            <text:p>3.23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1" calcext:value-type="float">
            <text:p>3.25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645" calcext:value-type="float">
            <text:p>3.266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238" calcext:value-type="float">
            <text:p>3.28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31" calcext:value-type="float">
            <text:p>3.29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425" calcext:value-type="float">
            <text:p>3.31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018" calcext:value-type="float">
            <text:p>3.33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12" calcext:value-type="float">
            <text:p>3.346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205" calcext:value-type="float">
            <text:p>3.36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798" calcext:value-type="float">
            <text:p>3.37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392" calcext:value-type="float">
            <text:p>3.39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985" calcext:value-type="float">
            <text:p>3.40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2578" calcext:value-type="float">
            <text:p>3.425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172" calcext:value-type="float">
            <text:p>3.44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765" calcext:value-type="float">
            <text:p>3.457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7359" calcext:value-type="float">
            <text:p>3.47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952" calcext:value-type="float">
            <text:p>3.48952</text:p>
          </table:table-cell>
          <table:table-cell table:style-name="ce1" office:value-type="float" office:value="0.0000534302" calcext:value-type="float">
            <text:p>5.3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50545" calcext:value-type="float">
            <text:p>3.50545</text:p>
          </table:table-cell>
          <table:table-cell office:value-type="float" office:value="0.000264728" calcext:value-type="float">
            <text:p>0.0002647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52139" calcext:value-type="float">
            <text:p>3.52139</text:p>
          </table:table-cell>
          <table:table-cell office:value-type="float" office:value="0.000787013" calcext:value-type="float">
            <text:p>0.0007870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.53732" calcext:value-type="float">
            <text:p>3.53732</text:p>
          </table:table-cell>
          <table:table-cell office:value-type="float" office:value="0.00369171" calcext:value-type="float">
            <text:p>0.0036917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.55326" calcext:value-type="float">
            <text:p>3.55326</text:p>
          </table:table-cell>
          <table:table-cell office:value-type="float" office:value="0.020097" calcext:value-type="float">
            <text:p>0.02009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.56919" calcext:value-type="float">
            <text:p>3.56919</text:p>
          </table:table-cell>
          <table:table-cell office:value-type="float" office:value="0.107021" calcext:value-type="float">
            <text:p>0.107021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3.58512" calcext:value-type="float">
            <text:p>3.58512</text:p>
          </table:table-cell>
          <table:table-cell office:value-type="float" office:value="0.487407" calcext:value-type="float">
            <text:p>0.487407</text:p>
          </table:table-cell>
          <table:table-cell office:value-type="float" office:value="19258" calcext:value-type="float">
            <text:p>19258</text:p>
          </table:table-cell>
        </table:table-row>
        <table:table-row table:style-name="ro1">
          <table:table-cell office:value-type="float" office:value="3.60106" calcext:value-type="float">
            <text:p>3.60106</text:p>
          </table:table-cell>
          <table:table-cell office:value-type="float" office:value="1.67992" calcext:value-type="float">
            <text:p>1.67992</text:p>
          </table:table-cell>
          <table:table-cell office:value-type="float" office:value="66967" calcext:value-type="float">
            <text:p>66967</text:p>
          </table:table-cell>
        </table:table-row>
        <table:table-row table:style-name="ro1">
          <table:table-cell office:value-type="float" office:value="3.61699" calcext:value-type="float">
            <text:p>3.61699</text:p>
          </table:table-cell>
          <table:table-cell office:value-type="float" office:value="4.37075" calcext:value-type="float">
            <text:p>4.37075</text:p>
          </table:table-cell>
          <table:table-cell office:value-type="float" office:value="175777" calcext:value-type="float">
            <text:p>175777</text:p>
          </table:table-cell>
        </table:table-row>
        <table:table-row table:style-name="ro1">
          <table:table-cell office:value-type="float" office:value="3.63293" calcext:value-type="float">
            <text:p>3.63293</text:p>
          </table:table-cell>
          <table:table-cell office:value-type="float" office:value="8.55091" calcext:value-type="float">
            <text:p>8.55091</text:p>
          </table:table-cell>
          <table:table-cell office:value-type="float" office:value="346926" calcext:value-type="float">
            <text:p>346926</text:p>
          </table:table-cell>
        </table:table-row>
        <table:table-row table:style-name="ro1">
          <table:table-cell office:value-type="float" office:value="3.64886" calcext:value-type="float">
            <text:p>3.64886</text:p>
          </table:table-cell>
          <table:table-cell office:value-type="float" office:value="12.5934" calcext:value-type="float">
            <text:p>12.5934</text:p>
          </table:table-cell>
          <table:table-cell office:value-type="float" office:value="515430" calcext:value-type="float">
            <text:p>515430</text:p>
          </table:table-cell>
        </table:table-row>
        <table:table-row table:style-name="ro1">
          <table:table-cell office:value-type="float" office:value="3.66479" calcext:value-type="float">
            <text:p>3.66479</text:p>
          </table:table-cell>
          <table:table-cell office:value-type="float" office:value="13.1977" calcext:value-type="float">
            <text:p>13.1977</text:p>
          </table:table-cell>
          <table:table-cell office:value-type="float" office:value="544891" calcext:value-type="float">
            <text:p>544891</text:p>
          </table:table-cell>
        </table:table-row>
        <table:table-row table:style-name="ro1">
          <table:table-cell office:value-type="float" office:value="3.68073" calcext:value-type="float">
            <text:p>3.68073</text:p>
          </table:table-cell>
          <table:table-cell office:value-type="float" office:value="9.61716" calcext:value-type="float">
            <text:p>9.61716</text:p>
          </table:table-cell>
          <table:table-cell office:value-type="float" office:value="400521" calcext:value-type="float">
            <text:p>400521</text:p>
          </table:table-cell>
        </table:table-row>
        <table:table-row table:style-name="ro1">
          <table:table-cell office:value-type="float" office:value="3.69666" calcext:value-type="float">
            <text:p>3.69666</text:p>
          </table:table-cell>
          <table:table-cell office:value-type="float" office:value="5.34698" calcext:value-type="float">
            <text:p>5.34698</text:p>
          </table:table-cell>
          <table:table-cell office:value-type="float" office:value="224615" calcext:value-type="float">
            <text:p>224615</text:p>
          </table:table-cell>
        </table:table-row>
        <table:table-row table:style-name="ro1">
          <table:table-cell office:value-type="float" office:value="3.71259" calcext:value-type="float">
            <text:p>3.71259</text:p>
          </table:table-cell>
          <table:table-cell office:value-type="float" office:value="2.22198" calcext:value-type="float">
            <text:p>2.22198</text:p>
          </table:table-cell>
          <table:table-cell office:value-type="float" office:value="94147" calcext:value-type="float">
            <text:p>94147</text:p>
          </table:table-cell>
        </table:table-row>
        <table:table-row table:style-name="ro1">
          <table:table-cell office:value-type="float" office:value="3.72853" calcext:value-type="float">
            <text:p>3.72853</text:p>
          </table:table-cell>
          <table:table-cell office:value-type="float" office:value="0.696872" calcext:value-type="float">
            <text:p>0.696872</text:p>
          </table:table-cell>
          <table:table-cell office:value-type="float" office:value="29781" calcext:value-type="float">
            <text:p>29781</text:p>
          </table:table-cell>
        </table:table-row>
        <table:table-row table:style-name="ro1">
          <table:table-cell office:value-type="float" office:value="3.74446" calcext:value-type="float">
            <text:p>3.74446</text:p>
          </table:table-cell>
          <table:table-cell office:value-type="float" office:value="0.177419" calcext:value-type="float">
            <text:p>0.177419</text:p>
          </table:table-cell>
          <table:table-cell office:value-type="float" office:value="7647" calcext:value-type="float">
            <text:p>7647</text:p>
          </table:table-cell>
        </table:table-row>
        <table:table-row table:style-name="ro1">
          <table:table-cell office:value-type="float" office:value="3.7604" calcext:value-type="float">
            <text:p>3.7604</text:p>
          </table:table-cell>
          <table:table-cell office:value-type="float" office:value="0.0348525" calcext:value-type="float">
            <text:p>0.0348525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3.77633" calcext:value-type="float">
            <text:p>3.77633</text:p>
          </table:table-cell>
          <table:table-cell office:value-type="float" office:value="0.00729959" calcext:value-type="float">
            <text:p>0.0072995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.79226" calcext:value-type="float">
            <text:p>3.79226</text:p>
          </table:table-cell>
          <table:table-cell office:value-type="float" office:value="0.00142506" calcext:value-type="float">
            <text:p>0.0014250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.8082" calcext:value-type="float">
            <text:p>3.8082</text:p>
          </table:table-cell>
          <table:table-cell office:value-type="float" office:value="0.000246742" calcext:value-type="float">
            <text:p>0.0002467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.82413" calcext:value-type="float">
            <text:p>3.82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7" calcext:value-type="float">
            <text:p>3.84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6" calcext:value-type="float">
            <text:p>3.8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193" calcext:value-type="float">
            <text:p>3.87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787" calcext:value-type="float">
            <text:p>3.88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038" calcext:value-type="float">
            <text:p>3.9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974" calcext:value-type="float">
            <text:p>3.91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567" calcext:value-type="float">
            <text:p>3.935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516" calcext:value-type="float">
            <text:p>3.9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754" calcext:value-type="float">
            <text:p>3.967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347" calcext:value-type="float">
            <text:p>3.98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94" calcext:value-type="float">
            <text:p>3.9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534" calcext:value-type="float">
            <text:p>4.015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127" calcext:value-type="float">
            <text:p>4.03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721" calcext:value-type="float">
            <text:p>4.04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314" calcext:value-type="float">
            <text:p>4.063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7907" calcext:value-type="float">
            <text:p>4.07907</text:p>
          </table:table-cell>
          <table:table-cell table:style-name="ce1" office:value-type="float" office:value="0.0000782034" calcext:value-type="float">
            <text:p>7.82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09501" calcext:value-type="float">
            <text:p>4.09501</text:p>
          </table:table-cell>
          <table:table-cell office:value-type="float" office:value="0.000310384" calcext:value-type="float">
            <text:p>0.0003103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.11094" calcext:value-type="float">
            <text:p>4.11094</text:p>
          </table:table-cell>
          <table:table-cell office:value-type="float" office:value="0.00225212" calcext:value-type="float">
            <text:p>0.0022521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.12688" calcext:value-type="float">
            <text:p>4.12688</text:p>
          </table:table-cell>
          <table:table-cell office:value-type="float" office:value="0.0157389" calcext:value-type="float">
            <text:p>0.0157389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4.14281" calcext:value-type="float">
            <text:p>4.14281</text:p>
          </table:table-cell>
          <table:table-cell office:value-type="float" office:value="0.0806679" calcext:value-type="float">
            <text:p>0.0806679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.15874" calcext:value-type="float">
            <text:p>4.15874</text:p>
          </table:table-cell>
          <table:table-cell office:value-type="float" office:value="0.334592" calcext:value-type="float">
            <text:p>0.334592</text:p>
          </table:table-cell>
          <table:table-cell office:value-type="float" office:value="17789" calcext:value-type="float">
            <text:p>17789</text:p>
          </table:table-cell>
        </table:table-row>
        <table:table-row table:style-name="ro1">
          <table:table-cell office:value-type="float" office:value="4.17468" calcext:value-type="float">
            <text:p>4.17468</text:p>
          </table:table-cell>
          <table:table-cell office:value-type="float" office:value="1.01927" calcext:value-type="float">
            <text:p>1.01927</text:p>
          </table:table-cell>
          <table:table-cell office:value-type="float" office:value="54607" calcext:value-type="float">
            <text:p>54607</text:p>
          </table:table-cell>
        </table:table-row>
        <table:table-row table:style-name="ro1">
          <table:table-cell office:value-type="float" office:value="4.19061" calcext:value-type="float">
            <text:p>4.19061</text:p>
          </table:table-cell>
          <table:table-cell office:value-type="float" office:value="2.35454" calcext:value-type="float">
            <text:p>2.35454</text:p>
          </table:table-cell>
          <table:table-cell office:value-type="float" office:value="127108" calcext:value-type="float">
            <text:p>127108</text:p>
          </table:table-cell>
        </table:table-row>
        <table:table-row table:style-name="ro1">
          <table:table-cell office:value-type="float" office:value="4.20655" calcext:value-type="float">
            <text:p>4.20655</text:p>
          </table:table-cell>
          <table:table-cell office:value-type="float" office:value="3.9887" calcext:value-type="float">
            <text:p>3.9887</text:p>
          </table:table-cell>
          <table:table-cell office:value-type="float" office:value="216967" calcext:value-type="float">
            <text:p>216967</text:p>
          </table:table-cell>
        </table:table-row>
        <table:table-row table:style-name="ro1">
          <table:table-cell office:value-type="float" office:value="4.22248" calcext:value-type="float">
            <text:p>4.22248</text:p>
          </table:table-cell>
          <table:table-cell office:value-type="float" office:value="5.10343" calcext:value-type="float">
            <text:p>5.10343</text:p>
          </table:table-cell>
          <table:table-cell office:value-type="float" office:value="279710" calcext:value-type="float">
            <text:p>279710</text:p>
          </table:table-cell>
        </table:table-row>
        <table:table-row table:style-name="ro1">
          <table:table-cell office:value-type="float" office:value="4.23841" calcext:value-type="float">
            <text:p>4.23841</text:p>
          </table:table-cell>
          <table:table-cell office:value-type="float" office:value="4.41232" calcext:value-type="float">
            <text:p>4.41232</text:p>
          </table:table-cell>
          <table:table-cell office:value-type="float" office:value="243660" calcext:value-type="float">
            <text:p>243660</text:p>
          </table:table-cell>
        </table:table-row>
        <table:table-row table:style-name="ro1">
          <table:table-cell office:value-type="float" office:value="4.25435" calcext:value-type="float">
            <text:p>4.25435</text:p>
          </table:table-cell>
          <table:table-cell office:value-type="float" office:value="2.81365" calcext:value-type="float">
            <text:p>2.81365</text:p>
          </table:table-cell>
          <table:table-cell office:value-type="float" office:value="156548" calcext:value-type="float">
            <text:p>156548</text:p>
          </table:table-cell>
        </table:table-row>
        <table:table-row table:style-name="ro1">
          <table:table-cell office:value-type="float" office:value="4.27028" calcext:value-type="float">
            <text:p>4.27028</text:p>
          </table:table-cell>
          <table:table-cell office:value-type="float" office:value="1.35202" calcext:value-type="float">
            <text:p>1.35202</text:p>
          </table:table-cell>
          <table:table-cell office:value-type="float" office:value="75789" calcext:value-type="float">
            <text:p>75789</text:p>
          </table:table-cell>
        </table:table-row>
        <table:table-row table:style-name="ro1">
          <table:table-cell office:value-type="float" office:value="4.28621" calcext:value-type="float">
            <text:p>4.28621</text:p>
          </table:table-cell>
          <table:table-cell office:value-type="float" office:value="0.504733" calcext:value-type="float">
            <text:p>0.504733</text:p>
          </table:table-cell>
          <table:table-cell office:value-type="float" office:value="28505" calcext:value-type="float">
            <text:p>28505</text:p>
          </table:table-cell>
        </table:table-row>
        <table:table-row table:style-name="ro1">
          <table:table-cell office:value-type="float" office:value="4.30215" calcext:value-type="float">
            <text:p>4.30215</text:p>
          </table:table-cell>
          <table:table-cell office:value-type="float" office:value="0.145581" calcext:value-type="float">
            <text:p>0.145581</text:p>
          </table:table-cell>
          <table:table-cell office:value-type="float" office:value="8283" calcext:value-type="float">
            <text:p>8283</text:p>
          </table:table-cell>
        </table:table-row>
        <table:table-row table:style-name="ro1">
          <table:table-cell office:value-type="float" office:value="4.31808" calcext:value-type="float">
            <text:p>4.31808</text:p>
          </table:table-cell>
          <table:table-cell office:value-type="float" office:value="0.0329738" calcext:value-type="float">
            <text:p>0.0329738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4.33402" calcext:value-type="float">
            <text:p>4.33402</text:p>
          </table:table-cell>
          <table:table-cell office:value-type="float" office:value="0.00661563" calcext:value-type="float">
            <text:p>0.0066156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.34995" calcext:value-type="float">
            <text:p>4.34995</text:p>
          </table:table-cell>
          <table:table-cell office:value-type="float" office:value="0.000825204" calcext:value-type="float">
            <text:p>0.00082520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.36588" calcext:value-type="float">
            <text:p>4.36588</text:p>
          </table:table-cell>
          <table:table-cell table:style-name="ce1" office:value-type="float" office:value="0.0000853325" calcext:value-type="float">
            <text:p>8.53E-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38182" calcext:value-type="float">
            <text:p>4.38182</text:p>
          </table:table-cell>
          <table:table-cell table:style-name="ce1" office:value-type="float" office:value="0.0000677704" calcext:value-type="float">
            <text:p>6.78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39775" calcext:value-type="float">
            <text:p>4.397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369" calcext:value-type="float">
            <text:p>4.41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962" calcext:value-type="float">
            <text:p>4.42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555" calcext:value-type="float">
            <text:p>4.445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149" calcext:value-type="float">
            <text:p>4.46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742" calcext:value-type="float">
            <text:p>4.47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336" calcext:value-type="float">
            <text:p>4.49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0929" calcext:value-type="float">
            <text:p>4.50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522" calcext:value-type="float">
            <text:p>4.52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116" calcext:value-type="float">
            <text:p>4.54116</text:p>
          </table:table-cell>
          <table:table-cell table:style-name="ce1" office:value-type="float" office:value="0.0000157745" calcext:value-type="float">
            <text:p>1.5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55709" calcext:value-type="float">
            <text:p>4.55709</text:p>
          </table:table-cell>
          <table:table-cell office:value-type="float" office:value="0.00025063" calcext:value-type="float">
            <text:p>0.000250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.57302" calcext:value-type="float">
            <text:p>4.57302</text:p>
          </table:table-cell>
          <table:table-cell office:value-type="float" office:value="0.00104221" calcext:value-type="float">
            <text:p>0.0010422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.58896" calcext:value-type="float">
            <text:p>4.58896</text:p>
          </table:table-cell>
          <table:table-cell office:value-type="float" office:value="0.00536031" calcext:value-type="float">
            <text:p>0.00536031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.60489" calcext:value-type="float">
            <text:p>4.60489</text:p>
          </table:table-cell>
          <table:table-cell office:value-type="float" office:value="0.0215999" calcext:value-type="float">
            <text:p>0.0215999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4.62083" calcext:value-type="float">
            <text:p>4.62083</text:p>
          </table:table-cell>
          <table:table-cell office:value-type="float" office:value="0.0809144" calcext:value-type="float">
            <text:p>0.0809144</text:p>
          </table:table-cell>
          <table:table-cell office:value-type="float" office:value="5311" calcext:value-type="float">
            <text:p>5311</text:p>
          </table:table-cell>
        </table:table-row>
        <table:table-row table:style-name="ro1">
          <table:table-cell office:value-type="float" office:value="4.63676" calcext:value-type="float">
            <text:p>4.63676</text:p>
          </table:table-cell>
          <table:table-cell office:value-type="float" office:value="0.261171" calcext:value-type="float">
            <text:p>0.261171</text:p>
          </table:table-cell>
          <table:table-cell office:value-type="float" office:value="17261" calcext:value-type="float">
            <text:p>17261</text:p>
          </table:table-cell>
        </table:table-row>
        <table:table-row table:style-name="ro1">
          <table:table-cell office:value-type="float" office:value="4.65269" calcext:value-type="float">
            <text:p>4.65269</text:p>
          </table:table-cell>
          <table:table-cell office:value-type="float" office:value="0.74654" calcext:value-type="float">
            <text:p>0.74654</text:p>
          </table:table-cell>
          <table:table-cell office:value-type="float" office:value="49679" calcext:value-type="float">
            <text:p>49679</text:p>
          </table:table-cell>
        </table:table-row>
        <table:table-row table:style-name="ro1">
          <table:table-cell office:value-type="float" office:value="4.66863" calcext:value-type="float">
            <text:p>4.66863</text:p>
          </table:table-cell>
          <table:table-cell office:value-type="float" office:value="1.73173" calcext:value-type="float">
            <text:p>1.73173</text:p>
          </table:table-cell>
          <table:table-cell office:value-type="float" office:value="116030" calcext:value-type="float">
            <text:p>116030</text:p>
          </table:table-cell>
        </table:table-row>
        <table:table-row table:style-name="ro1">
          <table:table-cell office:value-type="float" office:value="4.68456" calcext:value-type="float">
            <text:p>4.68456</text:p>
          </table:table-cell>
          <table:table-cell office:value-type="float" office:value="3.30828" calcext:value-type="float">
            <text:p>3.30828</text:p>
          </table:table-cell>
          <table:table-cell office:value-type="float" office:value="223178" calcext:value-type="float">
            <text:p>223178</text:p>
          </table:table-cell>
        </table:table-row>
        <table:table-row table:style-name="ro1">
          <table:table-cell office:value-type="float" office:value="4.7005" calcext:value-type="float">
            <text:p>4.7005</text:p>
          </table:table-cell>
          <table:table-cell office:value-type="float" office:value="5.20339" calcext:value-type="float">
            <text:p>5.20339</text:p>
          </table:table-cell>
          <table:table-cell office:value-type="float" office:value="353415" calcext:value-type="float">
            <text:p>353415</text:p>
          </table:table-cell>
        </table:table-row>
        <table:table-row table:style-name="ro1">
          <table:table-cell office:value-type="float" office:value="4.71643" calcext:value-type="float">
            <text:p>4.71643</text:p>
          </table:table-cell>
          <table:table-cell office:value-type="float" office:value="6.72737" calcext:value-type="float">
            <text:p>6.72737</text:p>
          </table:table-cell>
          <table:table-cell office:value-type="float" office:value="460027" calcext:value-type="float">
            <text:p>460027</text:p>
          </table:table-cell>
        </table:table-row>
        <table:table-row table:style-name="ro1">
          <table:table-cell office:value-type="float" office:value="4.73236" calcext:value-type="float">
            <text:p>4.73236</text:p>
          </table:table-cell>
          <table:table-cell office:value-type="float" office:value="6.63803" calcext:value-type="float">
            <text:p>6.63803</text:p>
          </table:table-cell>
          <table:table-cell office:value-type="float" office:value="456990" calcext:value-type="float">
            <text:p>456990</text:p>
          </table:table-cell>
        </table:table-row>
        <table:table-row table:style-name="ro1">
          <table:table-cell office:value-type="float" office:value="4.7483" calcext:value-type="float">
            <text:p>4.7483</text:p>
          </table:table-cell>
          <table:table-cell office:value-type="float" office:value="5.00124" calcext:value-type="float">
            <text:p>5.00124</text:p>
          </table:table-cell>
          <table:table-cell office:value-type="float" office:value="346629" calcext:value-type="float">
            <text:p>346629</text:p>
          </table:table-cell>
        </table:table-row>
        <table:table-row table:style-name="ro1">
          <table:table-cell office:value-type="float" office:value="4.76423" calcext:value-type="float">
            <text:p>4.76423</text:p>
          </table:table-cell>
          <table:table-cell office:value-type="float" office:value="3.14096" calcext:value-type="float">
            <text:p>3.14096</text:p>
          </table:table-cell>
          <table:table-cell office:value-type="float" office:value="219159" calcext:value-type="float">
            <text:p>219159</text:p>
          </table:table-cell>
        </table:table-row>
        <table:table-row table:style-name="ro1">
          <table:table-cell office:value-type="float" office:value="4.78017" calcext:value-type="float">
            <text:p>4.78017</text:p>
          </table:table-cell>
          <table:table-cell office:value-type="float" office:value="1.6129" calcext:value-type="float">
            <text:p>1.6129</text:p>
          </table:table-cell>
          <table:table-cell office:value-type="float" office:value="113293" calcext:value-type="float">
            <text:p>113293</text:p>
          </table:table-cell>
        </table:table-row>
        <table:table-row table:style-name="ro1">
          <table:table-cell office:value-type="float" office:value="4.7961" calcext:value-type="float">
            <text:p>4.7961</text:p>
          </table:table-cell>
          <table:table-cell office:value-type="float" office:value="0.670843" calcext:value-type="float">
            <text:p>0.670843</text:p>
          </table:table-cell>
          <table:table-cell office:value-type="float" office:value="47436" calcext:value-type="float">
            <text:p>47436</text:p>
          </table:table-cell>
        </table:table-row>
        <table:table-row table:style-name="ro1">
          <table:table-cell office:value-type="float" office:value="4.81203" calcext:value-type="float">
            <text:p>4.81203</text:p>
          </table:table-cell>
          <table:table-cell office:value-type="float" office:value="0.233459" calcext:value-type="float">
            <text:p>0.233459</text:p>
          </table:table-cell>
          <table:table-cell office:value-type="float" office:value="16618" calcext:value-type="float">
            <text:p>16618</text:p>
          </table:table-cell>
        </table:table-row>
        <table:table-row table:style-name="ro1">
          <table:table-cell office:value-type="float" office:value="4.82797" calcext:value-type="float">
            <text:p>4.82797</text:p>
          </table:table-cell>
          <table:table-cell office:value-type="float" office:value="0.0660258" calcext:value-type="float">
            <text:p>0.0660258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float" office:value="4.8439" calcext:value-type="float">
            <text:p>4.8439</text:p>
          </table:table-cell>
          <table:table-cell office:value-type="float" office:value="0.0155003" calcext:value-type="float">
            <text:p>0.0155003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4.85983" calcext:value-type="float">
            <text:p>4.85983</text:p>
          </table:table-cell>
          <table:table-cell office:value-type="float" office:value="0.00342962" calcext:value-type="float">
            <text:p>0.0034296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4.87577" calcext:value-type="float">
            <text:p>4.87577</text:p>
          </table:table-cell>
          <table:table-cell office:value-type="float" office:value="0.000793653" calcext:value-type="float">
            <text:p>0.0007936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.8917" calcext:value-type="float">
            <text:p>4.8917</text:p>
          </table:table-cell>
          <table:table-cell table:style-name="ce1" office:value-type="float" office:value="0.000040784" calcext:value-type="float">
            <text:p>4.08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90764" calcext:value-type="float">
            <text:p>4.907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357" calcext:value-type="float">
            <text:p>4.92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95" calcext:value-type="float">
            <text:p>4.9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544" calcext:value-type="float">
            <text:p>4.95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137" calcext:value-type="float">
            <text:p>4.97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31" calcext:value-type="float">
            <text:p>4.987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24" calcext:value-type="float">
            <text:p>5.00324</text:p>
          </table:table-cell>
          <table:table-cell table:style-name="ce1" office:value-type="float" office:value="0.0000259906" calcext:value-type="float">
            <text:p>2.6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01917" calcext:value-type="float">
            <text:p>5.01917</text:p>
          </table:table-cell>
          <table:table-cell table:style-name="ce1" office:value-type="float" office:value="0.0000645646" calcext:value-type="float">
            <text:p>6.46E-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03511" calcext:value-type="float">
            <text:p>5.03511</text:p>
          </table:table-cell>
          <table:table-cell office:value-type="float" office:value="0.000282289" calcext:value-type="float">
            <text:p>0.0002822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05104" calcext:value-type="float">
            <text:p>5.05104</text:p>
          </table:table-cell>
          <table:table-cell office:value-type="float" office:value="0.000956288" calcext:value-type="float">
            <text:p>0.00095628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.06697" calcext:value-type="float">
            <text:p>5.06697</text:p>
          </table:table-cell>
          <table:table-cell office:value-type="float" office:value="0.00504283" calcext:value-type="float">
            <text:p>0.0050428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5.08291" calcext:value-type="float">
            <text:p>5.08291</text:p>
          </table:table-cell>
          <table:table-cell office:value-type="float" office:value="0.0202717" calcext:value-type="float">
            <text:p>0.0202717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5.09884" calcext:value-type="float">
            <text:p>5.09884</text:p>
          </table:table-cell>
          <table:table-cell office:value-type="float" office:value="0.0842595" calcext:value-type="float">
            <text:p>0.0842595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office:value-type="float" office:value="5.11478" calcext:value-type="float">
            <text:p>5.11478</text:p>
          </table:table-cell>
          <table:table-cell office:value-type="float" office:value="0.274807" calcext:value-type="float">
            <text:p>0.274807</text:p>
          </table:table-cell>
          <table:table-cell office:value-type="float" office:value="22100" calcext:value-type="float">
            <text:p>22100</text:p>
          </table:table-cell>
        </table:table-row>
        <table:table-row table:style-name="ro1">
          <table:table-cell office:value-type="float" office:value="5.13071" calcext:value-type="float">
            <text:p>5.13071</text:p>
          </table:table-cell>
          <table:table-cell office:value-type="float" office:value="0.694806" calcext:value-type="float">
            <text:p>0.694806</text:p>
          </table:table-cell>
          <table:table-cell office:value-type="float" office:value="56225" calcext:value-type="float">
            <text:p>56225</text:p>
          </table:table-cell>
        </table:table-row>
        <table:table-row table:style-name="ro1">
          <table:table-cell office:value-type="float" office:value="5.14664" calcext:value-type="float">
            <text:p>5.14664</text:p>
          </table:table-cell>
          <table:table-cell office:value-type="float" office:value="1.33681" calcext:value-type="float">
            <text:p>1.33681</text:p>
          </table:table-cell>
          <table:table-cell office:value-type="float" office:value="108850" calcext:value-type="float">
            <text:p>108850</text:p>
          </table:table-cell>
        </table:table-row>
        <table:table-row table:style-name="ro1">
          <table:table-cell office:value-type="float" office:value="5.16258" calcext:value-type="float">
            <text:p>5.16258</text:p>
          </table:table-cell>
          <table:table-cell office:value-type="float" office:value="1.9657" calcext:value-type="float">
            <text:p>1.9657</text:p>
          </table:table-cell>
          <table:table-cell office:value-type="float" office:value="161050" calcext:value-type="float">
            <text:p>161050</text:p>
          </table:table-cell>
        </table:table-row>
        <table:table-row table:style-name="ro1">
          <table:table-cell office:value-type="float" office:value="5.17851" calcext:value-type="float">
            <text:p>5.17851</text:p>
          </table:table-cell>
          <table:table-cell office:value-type="float" office:value="2.14833" calcext:value-type="float">
            <text:p>2.14833</text:p>
          </table:table-cell>
          <table:table-cell office:value-type="float" office:value="177101" calcext:value-type="float">
            <text:p>177101</text:p>
          </table:table-cell>
        </table:table-row>
        <table:table-row table:style-name="ro1">
          <table:table-cell office:value-type="float" office:value="5.19445" calcext:value-type="float">
            <text:p>5.19445</text:p>
          </table:table-cell>
          <table:table-cell office:value-type="float" office:value="1.65883" calcext:value-type="float">
            <text:p>1.65883</text:p>
          </table:table-cell>
          <table:table-cell office:value-type="float" office:value="137591" calcext:value-type="float">
            <text:p>137591</text:p>
          </table:table-cell>
        </table:table-row>
        <table:table-row table:style-name="ro1">
          <table:table-cell office:value-type="float" office:value="5.21038" calcext:value-type="float">
            <text:p>5.21038</text:p>
          </table:table-cell>
          <table:table-cell office:value-type="float" office:value="0.987317" calcext:value-type="float">
            <text:p>0.987317</text:p>
          </table:table-cell>
          <table:table-cell office:value-type="float" office:value="82396" calcext:value-type="float">
            <text:p>82396</text:p>
          </table:table-cell>
        </table:table-row>
        <table:table-row table:style-name="ro1">
          <table:table-cell office:value-type="float" office:value="5.22631" calcext:value-type="float">
            <text:p>5.22631</text:p>
          </table:table-cell>
          <table:table-cell office:value-type="float" office:value="0.453233" calcext:value-type="float">
            <text:p>0.453233</text:p>
          </table:table-cell>
          <table:table-cell office:value-type="float" office:value="38056" calcext:value-type="float">
            <text:p>38056</text:p>
          </table:table-cell>
        </table:table-row>
        <table:table-row table:style-name="ro1">
          <table:table-cell office:value-type="float" office:value="5.24225" calcext:value-type="float">
            <text:p>5.24225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13622" calcext:value-type="float">
            <text:p>13622</text:p>
          </table:table-cell>
        </table:table-row>
        <table:table-row table:style-name="ro1">
          <table:table-cell office:value-type="float" office:value="5.25818" calcext:value-type="float">
            <text:p>5.25818</text:p>
          </table:table-cell>
          <table:table-cell office:value-type="float" office:value="0.0467334" calcext:value-type="float">
            <text:p>0.0467334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5.27412" calcext:value-type="float">
            <text:p>5.27412</text:p>
          </table:table-cell>
          <table:table-cell office:value-type="float" office:value="0.0105486" calcext:value-type="float">
            <text:p>0.0105486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5.29005" calcext:value-type="float">
            <text:p>5.29005</text:p>
          </table:table-cell>
          <table:table-cell office:value-type="float" office:value="0.00265036" calcext:value-type="float">
            <text:p>0.0026503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.30598" calcext:value-type="float">
            <text:p>5.30598</text:p>
          </table:table-cell>
          <table:table-cell office:value-type="float" office:value="0.000508405" calcext:value-type="float">
            <text:p>0.0005084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.32192" calcext:value-type="float">
            <text:p>5.32192</text:p>
          </table:table-cell>
          <table:table-cell office:value-type="float" office:value="0.000149313" calcext:value-type="float">
            <text:p>0.0001493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.33785" calcext:value-type="float">
            <text:p>5.33785</text:p>
          </table:table-cell>
          <table:table-cell table:style-name="ce1" office:value-type="float" office:value="0.0000570855" calcext:value-type="float">
            <text:p>5.71E-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35378" calcext:value-type="float">
            <text:p>5.35378</text:p>
          </table:table-cell>
          <table:table-cell table:style-name="ce1" office:value-type="float" office:value="0.0000567463" calcext:value-type="float">
            <text:p>5.67E-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36972" calcext:value-type="float">
            <text:p>5.36972</text:p>
          </table:table-cell>
          <table:table-cell table:style-name="ce1" office:value-type="float" office:value="0.000022564" calcext:value-type="float">
            <text:p>2.2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38565" calcext:value-type="float">
            <text:p>5.385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0159" calcext:value-type="float">
            <text:p>5.40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1752" calcext:value-type="float">
            <text:p>5.41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3345" calcext:value-type="float">
            <text:p>5.43345</text:p>
          </table:table-cell>
          <table:table-cell office:value-type="float" office:value="0.000352604" calcext:value-type="float">
            <text:p>0.0003526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.44939" calcext:value-type="float">
            <text:p>5.44939</text:p>
          </table:table-cell>
          <table:table-cell office:value-type="float" office:value="0.00147886" calcext:value-type="float">
            <text:p>0.0014788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.46532" calcext:value-type="float">
            <text:p>5.46532</text:p>
          </table:table-cell>
          <table:table-cell office:value-type="float" office:value="0.00735125" calcext:value-type="float">
            <text:p>0.00735125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5.48126" calcext:value-type="float">
            <text:p>5.48126</text:p>
          </table:table-cell>
          <table:table-cell office:value-type="float" office:value="0.0361314" calcext:value-type="float">
            <text:p>0.0361314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5.49719" calcext:value-type="float">
            <text:p>5.49719</text:p>
          </table:table-cell>
          <table:table-cell office:value-type="float" office:value="0.157016" calcext:value-type="float">
            <text:p>0.157016</text:p>
          </table:table-cell>
          <table:table-cell office:value-type="float" office:value="14586" calcext:value-type="float">
            <text:p>14586</text:p>
          </table:table-cell>
        </table:table-row>
        <table:table-row table:style-name="ro1">
          <table:table-cell office:value-type="float" office:value="5.51312" calcext:value-type="float">
            <text:p>5.51312</text:p>
          </table:table-cell>
          <table:table-cell office:value-type="float" office:value="0.564118" calcext:value-type="float">
            <text:p>0.564118</text:p>
          </table:table-cell>
          <table:table-cell office:value-type="float" office:value="52708" calcext:value-type="float">
            <text:p>52708</text:p>
          </table:table-cell>
        </table:table-row>
        <table:table-row table:style-name="ro1">
          <table:table-cell office:value-type="float" office:value="5.52906" calcext:value-type="float">
            <text:p>5.52906</text:p>
          </table:table-cell>
          <table:table-cell office:value-type="float" office:value="1.62751" calcext:value-type="float">
            <text:p>1.62751</text:p>
          </table:table-cell>
          <table:table-cell office:value-type="float" office:value="152946" calcext:value-type="float">
            <text:p>152946</text:p>
          </table:table-cell>
        </table:table-row>
        <table:table-row table:style-name="ro1">
          <table:table-cell office:value-type="float" office:value="5.54499" calcext:value-type="float">
            <text:p>5.54499</text:p>
          </table:table-cell>
          <table:table-cell office:value-type="float" office:value="3.71121" calcext:value-type="float">
            <text:p>3.71121</text:p>
          </table:table-cell>
          <table:table-cell office:value-type="float" office:value="350775" calcext:value-type="float">
            <text:p>350775</text:p>
          </table:table-cell>
        </table:table-row>
        <table:table-row table:style-name="ro1">
          <table:table-cell office:value-type="float" office:value="5.56093" calcext:value-type="float">
            <text:p>5.56093</text:p>
          </table:table-cell>
          <table:table-cell office:value-type="float" office:value="6.71941" calcext:value-type="float">
            <text:p>6.71941</text:p>
          </table:table-cell>
          <table:table-cell office:value-type="float" office:value="638758" calcext:value-type="float">
            <text:p>638758</text:p>
          </table:table-cell>
        </table:table-row>
        <table:table-row table:style-name="ro1">
          <table:table-cell office:value-type="float" office:value="5.57686" calcext:value-type="float">
            <text:p>5.57686</text:p>
          </table:table-cell>
          <table:table-cell office:value-type="float" office:value="9.60691" calcext:value-type="float">
            <text:p>9.60691</text:p>
          </table:table-cell>
          <table:table-cell office:value-type="float" office:value="918489" calcext:value-type="float">
            <text:p>918489</text:p>
          </table:table-cell>
        </table:table-row>
        <table:table-row table:style-name="ro1">
          <table:table-cell office:value-type="float" office:value="5.59279" calcext:value-type="float">
            <text:p>5.59279</text:p>
          </table:table-cell>
          <table:table-cell office:value-type="float" office:value="10.5518" calcext:value-type="float">
            <text:p>10.5518</text:p>
          </table:table-cell>
          <table:table-cell table:style-name="ce1" office:value-type="float" office:value="1014600" calcext:value-type="float">
            <text:p>1.01E+06</text:p>
          </table:table-cell>
        </table:table-row>
        <table:table-row table:style-name="ro1">
          <table:table-cell office:value-type="float" office:value="5.60873" calcext:value-type="float">
            <text:p>5.60873</text:p>
          </table:table-cell>
          <table:table-cell office:value-type="float" office:value="8.34323" calcext:value-type="float">
            <text:p>8.34323</text:p>
          </table:table-cell>
          <table:table-cell office:value-type="float" office:value="806815" calcext:value-type="float">
            <text:p>806815</text:p>
          </table:table-cell>
        </table:table-row>
        <table:table-row table:style-name="ro1">
          <table:table-cell office:value-type="float" office:value="5.62466" calcext:value-type="float">
            <text:p>5.62466</text:p>
          </table:table-cell>
          <table:table-cell office:value-type="float" office:value="5.25546" calcext:value-type="float">
            <text:p>5.25546</text:p>
          </table:table-cell>
          <table:table-cell office:value-type="float" office:value="511110" calcext:value-type="float">
            <text:p>511110</text:p>
          </table:table-cell>
        </table:table-row>
        <table:table-row table:style-name="ro1">
          <table:table-cell office:value-type="float" office:value="5.64059" calcext:value-type="float">
            <text:p>5.64059</text:p>
          </table:table-cell>
          <table:table-cell office:value-type="float" office:value="2.60413" calcext:value-type="float">
            <text:p>2.60413</text:p>
          </table:table-cell>
          <table:table-cell office:value-type="float" office:value="254697" calcext:value-type="float">
            <text:p>254697</text:p>
          </table:table-cell>
        </table:table-row>
        <table:table-row table:style-name="ro1">
          <table:table-cell office:value-type="float" office:value="5.65653" calcext:value-type="float">
            <text:p>5.65653</text:p>
          </table:table-cell>
          <table:table-cell office:value-type="float" office:value="1.03895" calcext:value-type="float">
            <text:p>1.03895</text:p>
          </table:table-cell>
          <table:table-cell office:value-type="float" office:value="102189" calcext:value-type="float">
            <text:p>102189</text:p>
          </table:table-cell>
        </table:table-row>
        <table:table-row table:style-name="ro1">
          <table:table-cell office:value-type="float" office:value="5.67246" calcext:value-type="float">
            <text:p>5.67246</text:p>
          </table:table-cell>
          <table:table-cell office:value-type="float" office:value="0.332959" calcext:value-type="float">
            <text:p>0.332959</text:p>
          </table:table-cell>
          <table:table-cell office:value-type="float" office:value="32934" calcext:value-type="float">
            <text:p>32934</text:p>
          </table:table-cell>
        </table:table-row>
        <table:table-row table:style-name="ro1">
          <table:table-cell office:value-type="float" office:value="5.6884" calcext:value-type="float">
            <text:p>5.6884</text:p>
          </table:table-cell>
          <table:table-cell office:value-type="float" office:value="0.0887205" calcext:value-type="float">
            <text:p>0.0887205</text:p>
          </table:table-cell>
          <table:table-cell office:value-type="float" office:value="8825" calcext:value-type="float">
            <text:p>8825</text:p>
          </table:table-cell>
        </table:table-row>
        <table:table-row table:style-name="ro1">
          <table:table-cell office:value-type="float" office:value="5.70433" calcext:value-type="float">
            <text:p>5.70433</text:p>
          </table:table-cell>
          <table:table-cell office:value-type="float" office:value="0.0194246" calcext:value-type="float">
            <text:p>0.0194246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5.72026" calcext:value-type="float">
            <text:p>5.72026</text:p>
          </table:table-cell>
          <table:table-cell office:value-type="float" office:value="0.00434449" calcext:value-type="float">
            <text:p>0.00434449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5.7362" calcext:value-type="float">
            <text:p>5.7362</text:p>
          </table:table-cell>
          <table:table-cell office:value-type="float" office:value="0.000533869" calcext:value-type="float">
            <text:p>0.00053386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.75213" calcext:value-type="float">
            <text:p>5.75213</text:p>
          </table:table-cell>
          <table:table-cell table:style-name="ce1" office:value-type="float" office:value="0.0000294953" calcext:value-type="float">
            <text:p>2.95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76807" calcext:value-type="float">
            <text:p>5.76807</text:p>
          </table:table-cell>
          <table:table-cell table:style-name="ce1" office:value-type="float" office:value="0.00000977752" calcext:value-type="float">
            <text:p>9.78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9993" calcext:value-type="float">
            <text:p>5.79993</text:p>
          </table:table-cell>
          <table:table-cell table:style-name="ce1" office:value-type="float" office:value="0.00000967037" calcext:value-type="float">
            <text:p>9.67E-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1587" calcext:value-type="float">
            <text:p>5.81587</text:p>
          </table:table-cell>
          <table:table-cell office:value-type="float" office:value="0.000230819" calcext:value-type="float">
            <text:p>0.0002308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.8318" calcext:value-type="float">
            <text:p>5.8318</text:p>
          </table:table-cell>
          <table:table-cell office:value-type="float" office:value="0.000631288" calcext:value-type="float">
            <text:p>0.00063128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.84774" calcext:value-type="float">
            <text:p>5.84774</text:p>
          </table:table-cell>
          <table:table-cell office:value-type="float" office:value="0.00253044" calcext:value-type="float">
            <text:p>0.0025304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.86367" calcext:value-type="float">
            <text:p>5.86367</text:p>
          </table:table-cell>
          <table:table-cell office:value-type="float" office:value="0.00860977" calcext:value-type="float">
            <text:p>0.0086097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8796" calcext:value-type="float">
            <text:p>5.8796</text:p>
          </table:table-cell>
          <table:table-cell office:value-type="float" office:value="0.0304698" calcext:value-type="float">
            <text:p>0.0304698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5.89554" calcext:value-type="float">
            <text:p>5.89554</text:p>
          </table:table-cell>
          <table:table-cell office:value-type="float" office:value="0.082109" calcext:value-type="float">
            <text:p>0.082109</text:p>
          </table:table-cell>
          <table:table-cell office:value-type="float" office:value="8773" calcext:value-type="float">
            <text:p>8773</text:p>
          </table:table-cell>
        </table:table-row>
        <table:table-row table:style-name="ro1">
          <table:table-cell office:value-type="float" office:value="5.91147" calcext:value-type="float">
            <text:p>5.91147</text:p>
          </table:table-cell>
          <table:table-cell office:value-type="float" office:value="0.199164" calcext:value-type="float">
            <text:p>0.199164</text:p>
          </table:table-cell>
          <table:table-cell office:value-type="float" office:value="21395" calcext:value-type="float">
            <text:p>21395</text:p>
          </table:table-cell>
        </table:table-row>
        <table:table-row table:style-name="ro1">
          <table:table-cell office:value-type="float" office:value="5.9274" calcext:value-type="float">
            <text:p>5.9274</text:p>
          </table:table-cell>
          <table:table-cell office:value-type="float" office:value="0.389032" calcext:value-type="float">
            <text:p>0.389032</text:p>
          </table:table-cell>
          <table:table-cell office:value-type="float" office:value="42017" calcext:value-type="float">
            <text:p>42017</text:p>
          </table:table-cell>
        </table:table-row>
        <table:table-row table:style-name="ro1">
          <table:table-cell office:value-type="float" office:value="5.94334" calcext:value-type="float">
            <text:p>5.94334</text:p>
          </table:table-cell>
          <table:table-cell office:value-type="float" office:value="0.649378" calcext:value-type="float">
            <text:p>0.649378</text:p>
          </table:table-cell>
          <table:table-cell office:value-type="float" office:value="70513" calcext:value-type="float">
            <text:p>70513</text:p>
          </table:table-cell>
        </table:table-row>
        <table:table-row table:style-name="ro1">
          <table:table-cell office:value-type="float" office:value="5.95927" calcext:value-type="float">
            <text:p>5.95927</text:p>
          </table:table-cell>
          <table:table-cell office:value-type="float" office:value="0.897448" calcext:value-type="float">
            <text:p>0.897448</text:p>
          </table:table-cell>
          <table:table-cell office:value-type="float" office:value="97973" calcext:value-type="float">
            <text:p>97973</text:p>
          </table:table-cell>
        </table:table-row>
        <table:table-row table:style-name="ro1">
          <table:table-cell office:value-type="float" office:value="5.97521" calcext:value-type="float">
            <text:p>5.97521</text:p>
          </table:table-cell>
          <table:table-cell office:value-type="float" office:value="1.0364" calcext:value-type="float">
            <text:p>1.0364</text:p>
          </table:table-cell>
          <table:table-cell office:value-type="float" office:value="113748" calcext:value-type="float">
            <text:p>113748</text:p>
          </table:table-cell>
        </table:table-row>
        <table:table-row table:style-name="ro1">
          <table:table-cell office:value-type="float" office:value="5.99114" calcext:value-type="float">
            <text:p>5.99114</text:p>
          </table:table-cell>
          <table:table-cell office:value-type="float" office:value="0.90123" calcext:value-type="float">
            <text:p>0.90123</text:p>
          </table:table-cell>
          <table:table-cell office:value-type="float" office:value="99441" calcext:value-type="float">
            <text:p>99441</text:p>
          </table:table-cell>
        </table:table-row>
        <table:table-row table:style-name="ro1">
          <table:table-cell office:value-type="float" office:value="6.00707" calcext:value-type="float">
            <text:p>6.00707</text:p>
          </table:table-cell>
          <table:table-cell office:value-type="float" office:value="0.649428" calcext:value-type="float">
            <text:p>0.649428</text:p>
          </table:table-cell>
          <table:table-cell office:value-type="float" office:value="72039" calcext:value-type="float">
            <text:p>72039</text:p>
          </table:table-cell>
        </table:table-row>
        <table:table-row table:style-name="ro1">
          <table:table-cell office:value-type="float" office:value="6.02301" calcext:value-type="float">
            <text:p>6.02301</text:p>
          </table:table-cell>
          <table:table-cell office:value-type="float" office:value="0.3852" calcext:value-type="float">
            <text:p>0.3852</text:p>
          </table:table-cell>
          <table:table-cell office:value-type="float" office:value="42956" calcext:value-type="float">
            <text:p>42956</text:p>
          </table:table-cell>
        </table:table-row>
        <table:table-row table:style-name="ro1">
          <table:table-cell office:value-type="float" office:value="6.03894" calcext:value-type="float">
            <text:p>6.03894</text:p>
          </table:table-cell>
          <table:table-cell office:value-type="float" office:value="0.192637" calcext:value-type="float">
            <text:p>0.192637</text:p>
          </table:table-cell>
          <table:table-cell office:value-type="float" office:value="21596" calcext:value-type="float">
            <text:p>21596</text:p>
          </table:table-cell>
        </table:table-row>
        <table:table-row table:style-name="ro1">
          <table:table-cell office:value-type="float" office:value="6.05488" calcext:value-type="float">
            <text:p>6.05488</text:p>
          </table:table-cell>
          <table:table-cell office:value-type="float" office:value="0.0815976" calcext:value-type="float">
            <text:p>0.0815976</text:p>
          </table:table-cell>
          <table:table-cell office:value-type="float" office:value="9196" calcext:value-type="float">
            <text:p>9196</text:p>
          </table:table-cell>
        </table:table-row>
        <table:table-row table:style-name="ro1">
          <table:table-cell office:value-type="float" office:value="6.07081" calcext:value-type="float">
            <text:p>6.07081</text:p>
          </table:table-cell>
          <table:table-cell office:value-type="float" office:value="0.0268948" calcext:value-type="float">
            <text:p>0.0268948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float" office:value="6.08674" calcext:value-type="float">
            <text:p>6.08674</text:p>
          </table:table-cell>
          <table:table-cell office:value-type="float" office:value="0.00714733" calcext:value-type="float">
            <text:p>0.00714733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6.10268" calcext:value-type="float">
            <text:p>6.10268</text:p>
          </table:table-cell>
          <table:table-cell office:value-type="float" office:value="0.00172074" calcext:value-type="float">
            <text:p>0.0017207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6.11861" calcext:value-type="float">
            <text:p>6.11861</text:p>
          </table:table-cell>
          <table:table-cell office:value-type="float" office:value="0.000330192" calcext:value-type="float">
            <text:p>0.00033019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.13455" calcext:value-type="float">
            <text:p>6.13455</text:p>
          </table:table-cell>
          <table:table-cell table:style-name="ce1" office:value-type="float" office:value="0.0000691535" calcext:value-type="float">
            <text:p>6.92E-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.15048" calcext:value-type="float">
            <text:p>6.15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6641" calcext:value-type="float">
            <text:p>6.16641</text:p>
          </table:table-cell>
          <table:table-cell office:value-type="float" office:value="0.000162546" calcext:value-type="float">
            <text:p>0.0001625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.18235" calcext:value-type="float">
            <text:p>6.18235</text:p>
          </table:table-cell>
          <table:table-cell office:value-type="float" office:value="0.000434063" calcext:value-type="float">
            <text:p>0.0004340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.19828" calcext:value-type="float">
            <text:p>6.19828</text:p>
          </table:table-cell>
          <table:table-cell office:value-type="float" office:value="0.00227771" calcext:value-type="float">
            <text:p>0.0022777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.21421" calcext:value-type="float">
            <text:p>6.21421</text:p>
          </table:table-cell>
          <table:table-cell office:value-type="float" office:value="0.0118272" calcext:value-type="float">
            <text:p>0.0118272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6.23015" calcext:value-type="float">
            <text:p>6.23015</text:p>
          </table:table-cell>
          <table:table-cell office:value-type="float" office:value="0.0435725" calcext:value-type="float">
            <text:p>0.0435725</text:p>
          </table:table-cell>
          <table:table-cell office:value-type="float" office:value="5199" calcext:value-type="float">
            <text:p>5199</text:p>
          </table:table-cell>
        </table:table-row>
        <table:table-row table:style-name="ro1">
          <table:table-cell office:value-type="float" office:value="6.24608" calcext:value-type="float">
            <text:p>6.24608</text:p>
          </table:table-cell>
          <table:table-cell office:value-type="float" office:value="0.155358" calcext:value-type="float">
            <text:p>0.155358</text:p>
          </table:table-cell>
          <table:table-cell office:value-type="float" office:value="18632" calcext:value-type="float">
            <text:p>18632</text:p>
          </table:table-cell>
        </table:table-row>
        <table:table-row table:style-name="ro1">
          <table:table-cell office:value-type="float" office:value="6.26202" calcext:value-type="float">
            <text:p>6.26202</text:p>
          </table:table-cell>
          <table:table-cell office:value-type="float" office:value="0.459142" calcext:value-type="float">
            <text:p>0.459142</text:p>
          </table:table-cell>
          <table:table-cell office:value-type="float" office:value="55346" calcext:value-type="float">
            <text:p>55346</text:p>
          </table:table-cell>
        </table:table-row>
        <table:table-row table:style-name="ro1">
          <table:table-cell office:value-type="float" office:value="6.27795" calcext:value-type="float">
            <text:p>6.27795</text:p>
          </table:table-cell>
          <table:table-cell office:value-type="float" office:value="1.14527" calcext:value-type="float">
            <text:p>1.14527</text:p>
          </table:table-cell>
          <table:table-cell office:value-type="float" office:value="138757" calcext:value-type="float">
            <text:p>138757</text:p>
          </table:table-cell>
        </table:table-row>
        <table:table-row table:style-name="ro1">
          <table:table-cell office:value-type="float" office:value="6.29388" calcext:value-type="float">
            <text:p>6.29388</text:p>
          </table:table-cell>
          <table:table-cell office:value-type="float" office:value="2.32355" calcext:value-type="float">
            <text:p>2.32355</text:p>
          </table:table-cell>
          <table:table-cell office:value-type="float" office:value="282944" calcext:value-type="float">
            <text:p>282944</text:p>
          </table:table-cell>
        </table:table-row>
        <table:table-row table:style-name="ro1">
          <table:table-cell office:value-type="float" office:value="6.30982" calcext:value-type="float">
            <text:p>6.30982</text:p>
          </table:table-cell>
          <table:table-cell office:value-type="float" office:value="3.88222" calcext:value-type="float">
            <text:p>3.88222</text:p>
          </table:table-cell>
          <table:table-cell office:value-type="float" office:value="475143" calcext:value-type="float">
            <text:p>475143</text:p>
          </table:table-cell>
        </table:table-row>
        <table:table-row table:style-name="ro1">
          <table:table-cell office:value-type="float" office:value="6.32575" calcext:value-type="float">
            <text:p>6.32575</text:p>
          </table:table-cell>
          <table:table-cell office:value-type="float" office:value="5.33926" calcext:value-type="float">
            <text:p>5.33926</text:p>
          </table:table-cell>
          <table:table-cell office:value-type="float" office:value="656774" calcext:value-type="float">
            <text:p>656774</text:p>
          </table:table-cell>
        </table:table-row>
        <table:table-row table:style-name="ro1">
          <table:table-cell office:value-type="float" office:value="6.34169" calcext:value-type="float">
            <text:p>6.34169</text:p>
          </table:table-cell>
          <table:table-cell office:value-type="float" office:value="5.78768" calcext:value-type="float">
            <text:p>5.78768</text:p>
          </table:table-cell>
          <table:table-cell office:value-type="float" office:value="715525" calcext:value-type="float">
            <text:p>715525</text:p>
          </table:table-cell>
        </table:table-row>
        <table:table-row table:style-name="ro1">
          <table:table-cell office:value-type="float" office:value="6.35762" calcext:value-type="float">
            <text:p>6.35762</text:p>
          </table:table-cell>
          <table:table-cell office:value-type="float" office:value="4.62249" calcext:value-type="float">
            <text:p>4.62249</text:p>
          </table:table-cell>
          <table:table-cell office:value-type="float" office:value="574349" calcext:value-type="float">
            <text:p>574349</text:p>
          </table:table-cell>
        </table:table-row>
        <table:table-row table:style-name="ro1">
          <table:table-cell office:value-type="float" office:value="6.37355" calcext:value-type="float">
            <text:p>6.37355</text:p>
          </table:table-cell>
          <table:table-cell office:value-type="float" office:value="3.0428" calcext:value-type="float">
            <text:p>3.0428</text:p>
          </table:table-cell>
          <table:table-cell office:value-type="float" office:value="379969" calcext:value-type="float">
            <text:p>379969</text:p>
          </table:table-cell>
        </table:table-row>
        <table:table-row table:style-name="ro1">
          <table:table-cell office:value-type="float" office:value="6.38949" calcext:value-type="float">
            <text:p>6.38949</text:p>
          </table:table-cell>
          <table:table-cell office:value-type="float" office:value="1.64616" calcext:value-type="float">
            <text:p>1.64616</text:p>
          </table:table-cell>
          <table:table-cell office:value-type="float" office:value="206593" calcext:value-type="float">
            <text:p>206593</text:p>
          </table:table-cell>
        </table:table-row>
        <table:table-row table:style-name="ro1">
          <table:table-cell office:value-type="float" office:value="6.40542" calcext:value-type="float">
            <text:p>6.40542</text:p>
          </table:table-cell>
          <table:table-cell office:value-type="float" office:value="0.72666" calcext:value-type="float">
            <text:p>0.72666</text:p>
          </table:table-cell>
          <table:table-cell office:value-type="float" office:value="91651" calcext:value-type="float">
            <text:p>91651</text:p>
          </table:table-cell>
        </table:table-row>
        <table:table-row table:style-name="ro1">
          <table:table-cell office:value-type="float" office:value="6.42136" calcext:value-type="float">
            <text:p>6.42136</text:p>
          </table:table-cell>
          <table:table-cell office:value-type="float" office:value="0.265063" calcext:value-type="float">
            <text:p>0.265063</text:p>
          </table:table-cell>
          <table:table-cell office:value-type="float" office:value="33598" calcext:value-type="float">
            <text:p>33598</text:p>
          </table:table-cell>
        </table:table-row>
        <table:table-row table:style-name="ro1">
          <table:table-cell office:value-type="float" office:value="6.43729" calcext:value-type="float">
            <text:p>6.43729</text:p>
          </table:table-cell>
          <table:table-cell office:value-type="float" office:value="0.0799312" calcext:value-type="float">
            <text:p>0.0799312</text:p>
          </table:table-cell>
          <table:table-cell office:value-type="float" office:value="10182" calcext:value-type="float">
            <text:p>10182</text:p>
          </table:table-cell>
        </table:table-row>
        <table:table-row table:style-name="ro1">
          <table:table-cell office:value-type="float" office:value="6.45322" calcext:value-type="float">
            <text:p>6.45322</text:p>
          </table:table-cell>
          <table:table-cell office:value-type="float" office:value="0.0192554" calcext:value-type="float">
            <text:p>0.0192554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6.46916" calcext:value-type="float">
            <text:p>6.46916</text:p>
          </table:table-cell>
          <table:table-cell office:value-type="float" office:value="0.00421302" calcext:value-type="float">
            <text:p>0.0042130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6.48509" calcext:value-type="float">
            <text:p>6.48509</text:p>
          </table:table-cell>
          <table:table-cell office:value-type="float" office:value="0.000758024" calcext:value-type="float">
            <text:p>0.00075802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.50102" calcext:value-type="float">
            <text:p>6.50102</text:p>
          </table:table-cell>
          <table:table-cell office:value-type="float" office:value="0.00013085" calcext:value-type="float">
            <text:p>0.000130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.51696" calcext:value-type="float">
            <text:p>6.51696</text:p>
          </table:table-cell>
          <table:table-cell office:value-type="float" office:value="0.000222125" calcext:value-type="float">
            <text:p>0.0002221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.53289" calcext:value-type="float">
            <text:p>6.53289</text:p>
          </table:table-cell>
          <table:table-cell office:value-type="float" office:value="0.000503063" calcext:value-type="float">
            <text:p>0.00050306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.54883" calcext:value-type="float">
            <text:p>6.54883</text:p>
          </table:table-cell>
          <table:table-cell office:value-type="float" office:value="0.00327677" calcext:value-type="float">
            <text:p>0.00327677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.56476" calcext:value-type="float">
            <text:p>6.56476</text:p>
          </table:table-cell>
          <table:table-cell office:value-type="float" office:value="0.0137531" calcext:value-type="float">
            <text:p>0.0137531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6.58069" calcext:value-type="float">
            <text:p>6.58069</text:p>
          </table:table-cell>
          <table:table-cell office:value-type="float" office:value="0.0522899" calcext:value-type="float">
            <text:p>0.0522899</text:p>
          </table:table-cell>
          <table:table-cell office:value-type="float" office:value="6961" calcext:value-type="float">
            <text:p>6961</text:p>
          </table:table-cell>
        </table:table-row>
        <table:table-row table:style-name="ro1">
          <table:table-cell office:value-type="float" office:value="6.59663" calcext:value-type="float">
            <text:p>6.59663</text:p>
          </table:table-cell>
          <table:table-cell office:value-type="float" office:value="0.172753" calcext:value-type="float">
            <text:p>0.172753</text:p>
          </table:table-cell>
          <table:table-cell office:value-type="float" office:value="23109" calcext:value-type="float">
            <text:p>23109</text:p>
          </table:table-cell>
        </table:table-row>
        <table:table-row table:style-name="ro1">
          <table:table-cell office:value-type="float" office:value="6.61256" calcext:value-type="float">
            <text:p>6.61256</text:p>
          </table:table-cell>
          <table:table-cell office:value-type="float" office:value="0.461553" calcext:value-type="float">
            <text:p>0.461553</text:p>
          </table:table-cell>
          <table:table-cell office:value-type="float" office:value="62040" calcext:value-type="float">
            <text:p>62040</text:p>
          </table:table-cell>
        </table:table-row>
        <table:table-row table:style-name="ro1">
          <table:table-cell office:value-type="float" office:value="6.6285" calcext:value-type="float">
            <text:p>6.6285</text:p>
          </table:table-cell>
          <table:table-cell office:value-type="float" office:value="1.01298" calcext:value-type="float">
            <text:p>1.01298</text:p>
          </table:table-cell>
          <table:table-cell office:value-type="float" office:value="136818" calcext:value-type="float">
            <text:p>136818</text:p>
          </table:table-cell>
        </table:table-row>
        <table:table-row table:style-name="ro1">
          <table:table-cell office:value-type="float" office:value="6.64443" calcext:value-type="float">
            <text:p>6.64443</text:p>
          </table:table-cell>
          <table:table-cell office:value-type="float" office:value="1.84993" calcext:value-type="float">
            <text:p>1.84993</text:p>
          </table:table-cell>
          <table:table-cell office:value-type="float" office:value="251062" calcext:value-type="float">
            <text:p>251062</text:p>
          </table:table-cell>
        </table:table-row>
        <table:table-row table:style-name="ro1">
          <table:table-cell office:value-type="float" office:value="6.66036" calcext:value-type="float">
            <text:p>6.66036</text:p>
          </table:table-cell>
          <table:table-cell office:value-type="float" office:value="2.75491" calcext:value-type="float">
            <text:p>2.75491</text:p>
          </table:table-cell>
          <table:table-cell office:value-type="float" office:value="375677" calcext:value-type="float">
            <text:p>375677</text:p>
          </table:table-cell>
        </table:table-row>
        <table:table-row table:style-name="ro1">
          <table:table-cell office:value-type="float" office:value="6.6763" calcext:value-type="float">
            <text:p>6.6763</text:p>
          </table:table-cell>
          <table:table-cell office:value-type="float" office:value="3.40419" calcext:value-type="float">
            <text:p>3.40419</text:p>
          </table:table-cell>
          <table:table-cell office:value-type="float" office:value="466440" calcext:value-type="float">
            <text:p>466440</text:p>
          </table:table-cell>
        </table:table-row>
        <table:table-row table:style-name="ro1">
          <table:table-cell office:value-type="float" office:value="6.69223" calcext:value-type="float">
            <text:p>6.69223</text:p>
          </table:table-cell>
          <table:table-cell office:value-type="float" office:value="3.15748" calcext:value-type="float">
            <text:p>3.15748</text:p>
          </table:table-cell>
          <table:table-cell office:value-type="float" office:value="434703" calcext:value-type="float">
            <text:p>434703</text:p>
          </table:table-cell>
        </table:table-row>
        <table:table-row table:style-name="ro1">
          <table:table-cell office:value-type="float" office:value="6.70816" calcext:value-type="float">
            <text:p>6.70816</text:p>
          </table:table-cell>
          <table:table-cell office:value-type="float" office:value="2.32049" calcext:value-type="float">
            <text:p>2.32049</text:p>
          </table:table-cell>
          <table:table-cell office:value-type="float" office:value="320995" calcext:value-type="float">
            <text:p>320995</text:p>
          </table:table-cell>
        </table:table-row>
        <table:table-row table:style-name="ro1">
          <table:table-cell office:value-type="float" office:value="6.7241" calcext:value-type="float">
            <text:p>6.7241</text:p>
          </table:table-cell>
          <table:table-cell office:value-type="float" office:value="1.40761" calcext:value-type="float">
            <text:p>1.40761</text:p>
          </table:table-cell>
          <table:table-cell office:value-type="float" office:value="195642" calcext:value-type="float">
            <text:p>195642</text:p>
          </table:table-cell>
        </table:table-row>
        <table:table-row table:style-name="ro1">
          <table:table-cell office:value-type="float" office:value="6.74003" calcext:value-type="float">
            <text:p>6.74003</text:p>
          </table:table-cell>
          <table:table-cell office:value-type="float" office:value="0.701442" calcext:value-type="float">
            <text:p>0.701442</text:p>
          </table:table-cell>
          <table:table-cell office:value-type="float" office:value="97955" calcext:value-type="float">
            <text:p>97955</text:p>
          </table:table-cell>
        </table:table-row>
        <table:table-row table:style-name="ro1">
          <table:table-cell office:value-type="float" office:value="6.75597" calcext:value-type="float">
            <text:p>6.75597</text:p>
          </table:table-cell>
          <table:table-cell office:value-type="float" office:value="0.290138" calcext:value-type="float">
            <text:p>0.290138</text:p>
          </table:table-cell>
          <table:table-cell office:value-type="float" office:value="40709" calcext:value-type="float">
            <text:p>40709</text:p>
          </table:table-cell>
        </table:table-row>
        <table:table-row table:style-name="ro1">
          <table:table-cell office:value-type="float" office:value="6.7719" calcext:value-type="float">
            <text:p>6.7719</text:p>
          </table:table-cell>
          <table:table-cell office:value-type="float" office:value="0.0957142" calcext:value-type="float">
            <text:p>0.0957142</text:p>
          </table:table-cell>
          <table:table-cell office:value-type="float" office:value="13493" calcext:value-type="float">
            <text:p>13493</text:p>
          </table:table-cell>
        </table:table-row>
        <table:table-row table:style-name="ro1">
          <table:table-cell office:value-type="float" office:value="6.78783" calcext:value-type="float">
            <text:p>6.78783</text:p>
          </table:table-cell>
          <table:table-cell office:value-type="float" office:value="0.0282626" calcext:value-type="float">
            <text:p>0.028262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6.80377" calcext:value-type="float">
            <text:p>6.80377</text:p>
          </table:table-cell>
          <table:table-cell office:value-type="float" office:value="0.00605756" calcext:value-type="float">
            <text:p>0.00605756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6.8197" calcext:value-type="float">
            <text:p>6.8197</text:p>
          </table:table-cell>
          <table:table-cell office:value-type="float" office:value="0.00120306" calcext:value-type="float">
            <text:p>0.0012030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.83564" calcext:value-type="float">
            <text:p>6.83564</text:p>
          </table:table-cell>
          <table:table-cell office:value-type="float" office:value="0.000306326" calcext:value-type="float">
            <text:p>0.0003063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.85157" calcext:value-type="float">
            <text:p>6.85157</text:p>
          </table:table-cell>
          <table:table-cell office:value-type="float" office:value="0.000110874" calcext:value-type="float">
            <text:p>0.0001108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.8675" calcext:value-type="float">
            <text:p>6.8675</text:p>
          </table:table-cell>
          <table:table-cell office:value-type="float" office:value="0.000689749" calcext:value-type="float">
            <text:p>0.0006897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.88344" calcext:value-type="float">
            <text:p>6.88344</text:p>
          </table:table-cell>
          <table:table-cell office:value-type="float" office:value="0.00339161" calcext:value-type="float">
            <text:p>0.0033916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.89937" calcext:value-type="float">
            <text:p>6.89937</text:p>
          </table:table-cell>
          <table:table-cell office:value-type="float" office:value="0.0146246" calcext:value-type="float">
            <text:p>0.0146246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6.91531" calcext:value-type="float">
            <text:p>6.91531</text:p>
          </table:table-cell>
          <table:table-cell office:value-type="float" office:value="0.0613719" calcext:value-type="float">
            <text:p>0.0613719</text:p>
          </table:table-cell>
          <table:table-cell office:value-type="float" office:value="9022" calcext:value-type="float">
            <text:p>9022</text:p>
          </table:table-cell>
        </table:table-row>
        <table:table-row table:style-name="ro1">
          <table:table-cell office:value-type="float" office:value="6.93124" calcext:value-type="float">
            <text:p>6.93124</text:p>
          </table:table-cell>
          <table:table-cell office:value-type="float" office:value="0.203164" calcext:value-type="float">
            <text:p>0.203164</text:p>
          </table:table-cell>
          <table:table-cell office:value-type="float" office:value="30004" calcext:value-type="float">
            <text:p>30004</text:p>
          </table:table-cell>
        </table:table-row>
        <table:table-row table:style-name="ro1">
          <table:table-cell office:value-type="float" office:value="6.94717" calcext:value-type="float">
            <text:p>6.94717</text:p>
          </table:table-cell>
          <table:table-cell office:value-type="float" office:value="0.565267" calcext:value-type="float">
            <text:p>0.565267</text:p>
          </table:table-cell>
          <table:table-cell office:value-type="float" office:value="83865" calcext:value-type="float">
            <text:p>83865</text:p>
          </table:table-cell>
        </table:table-row>
        <table:table-row table:style-name="ro1">
          <table:table-cell office:value-type="float" office:value="6.96311" calcext:value-type="float">
            <text:p>6.96311</text:p>
          </table:table-cell>
          <table:table-cell office:value-type="float" office:value="1.24544" calcext:value-type="float">
            <text:p>1.24544</text:p>
          </table:table-cell>
          <table:table-cell office:value-type="float" office:value="185627" calcext:value-type="float">
            <text:p>185627</text:p>
          </table:table-cell>
        </table:table-row>
        <table:table-row table:style-name="ro1">
          <table:table-cell office:value-type="float" office:value="6.97904" calcext:value-type="float">
            <text:p>6.97904</text:p>
          </table:table-cell>
          <table:table-cell office:value-type="float" office:value="2.18286" calcext:value-type="float">
            <text:p>2.18286</text:p>
          </table:table-cell>
          <table:table-cell office:value-type="float" office:value="326835" calcext:value-type="float">
            <text:p>326835</text:p>
          </table:table-cell>
        </table:table-row>
        <table:table-row table:style-name="ro1">
          <table:table-cell office:value-type="float" office:value="6.99497" calcext:value-type="float">
            <text:p>6.99497</text:p>
          </table:table-cell>
          <table:table-cell office:value-type="float" office:value="3.05383" calcext:value-type="float">
            <text:p>3.05383</text:p>
          </table:table-cell>
          <table:table-cell office:value-type="float" office:value="459333" calcext:value-type="float">
            <text:p>459333</text:p>
          </table:table-cell>
        </table:table-row>
        <table:table-row table:style-name="ro1">
          <table:table-cell office:value-type="float" office:value="7.01091" calcext:value-type="float">
            <text:p>7.01091</text:p>
          </table:table-cell>
          <table:table-cell office:value-type="float" office:value="3.29337" calcext:value-type="float">
            <text:p>3.29337</text:p>
          </table:table-cell>
          <table:table-cell office:value-type="float" office:value="497623" calcext:value-type="float">
            <text:p>497623</text:p>
          </table:table-cell>
        </table:table-row>
        <table:table-row table:style-name="ro1">
          <table:table-cell office:value-type="float" office:value="7.02684" calcext:value-type="float">
            <text:p>7.02684</text:p>
          </table:table-cell>
          <table:table-cell office:value-type="float" office:value="2.56892" calcext:value-type="float">
            <text:p>2.56892</text:p>
          </table:table-cell>
          <table:table-cell office:value-type="float" office:value="389926" calcext:value-type="float">
            <text:p>389926</text:p>
          </table:table-cell>
        </table:table-row>
        <table:table-row table:style-name="ro1">
          <table:table-cell office:value-type="float" office:value="7.04278" calcext:value-type="float">
            <text:p>7.04278</text:p>
          </table:table-cell>
          <table:table-cell office:value-type="float" office:value="1.63096" calcext:value-type="float">
            <text:p>1.63096</text:p>
          </table:table-cell>
          <table:table-cell office:value-type="float" office:value="248681" calcext:value-type="float">
            <text:p>248681</text:p>
          </table:table-cell>
        </table:table-row>
        <table:table-row table:style-name="ro1">
          <table:table-cell office:value-type="float" office:value="7.05871" calcext:value-type="float">
            <text:p>7.05871</text:p>
          </table:table-cell>
          <table:table-cell office:value-type="float" office:value="0.820921" calcext:value-type="float">
            <text:p>0.820921</text:p>
          </table:table-cell>
          <table:table-cell office:value-type="float" office:value="125737" calcext:value-type="float">
            <text:p>125737</text:p>
          </table:table-cell>
        </table:table-row>
        <table:table-row table:style-name="ro1">
          <table:table-cell office:value-type="float" office:value="7.07464" calcext:value-type="float">
            <text:p>7.07464</text:p>
          </table:table-cell>
          <table:table-cell office:value-type="float" office:value="0.327705" calcext:value-type="float">
            <text:p>0.327705</text:p>
          </table:table-cell>
          <table:table-cell office:value-type="float" office:value="50420" calcext:value-type="float">
            <text:p>50420</text:p>
          </table:table-cell>
        </table:table-row>
        <table:table-row table:style-name="ro1">
          <table:table-cell office:value-type="float" office:value="7.09058" calcext:value-type="float">
            <text:p>7.09058</text:p>
          </table:table-cell>
          <table:table-cell office:value-type="float" office:value="0.109122" calcext:value-type="float">
            <text:p>0.109122</text:p>
          </table:table-cell>
          <table:table-cell office:value-type="float" office:value="16865" calcext:value-type="float">
            <text:p>16865</text:p>
          </table:table-cell>
        </table:table-row>
        <table:table-row table:style-name="ro1">
          <table:table-cell office:value-type="float" office:value="7.10651" calcext:value-type="float">
            <text:p>7.10651</text:p>
          </table:table-cell>
          <table:table-cell office:value-type="float" office:value="0.0313114" calcext:value-type="float">
            <text:p>0.0313114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float" office:value="7.12245" calcext:value-type="float">
            <text:p>7.12245</text:p>
          </table:table-cell>
          <table:table-cell office:value-type="float" office:value="0.00727825" calcext:value-type="float">
            <text:p>0.00727825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7.13838" calcext:value-type="float">
            <text:p>7.13838</text:p>
          </table:table-cell>
          <table:table-cell office:value-type="float" office:value="0.00164068" calcext:value-type="float">
            <text:p>0.00164068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7.15431" calcext:value-type="float">
            <text:p>7.15431</text:p>
          </table:table-cell>
          <table:table-cell office:value-type="float" office:value="0.000578355" calcext:value-type="float">
            <text:p>0.00057835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.17025" calcext:value-type="float">
            <text:p>7.17025</text:p>
          </table:table-cell>
          <table:table-cell office:value-type="float" office:value="0.00056946" calcext:value-type="float">
            <text:p>0.000569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18618" calcext:value-type="float">
            <text:p>7.18618</text:p>
          </table:table-cell>
          <table:table-cell office:value-type="float" office:value="0.0018646" calcext:value-type="float">
            <text:p>0.001864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.20212" calcext:value-type="float">
            <text:p>7.20212</text:p>
          </table:table-cell>
          <table:table-cell office:value-type="float" office:value="0.00834732" calcext:value-type="float">
            <text:p>0.00834732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7.21805" calcext:value-type="float">
            <text:p>7.21805</text:p>
          </table:table-cell>
          <table:table-cell office:value-type="float" office:value="0.0353649" calcext:value-type="float">
            <text:p>0.0353649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float" office:value="7.23398" calcext:value-type="float">
            <text:p>7.23398</text:p>
          </table:table-cell>
          <table:table-cell office:value-type="float" office:value="0.120056" calcext:value-type="float">
            <text:p>0.120056</text:p>
          </table:table-cell>
          <table:table-cell office:value-type="float" office:value="19313" calcext:value-type="float">
            <text:p>19313</text:p>
          </table:table-cell>
        </table:table-row>
        <table:table-row table:style-name="ro1">
          <table:table-cell office:value-type="float" office:value="7.24992" calcext:value-type="float">
            <text:p>7.24992</text:p>
          </table:table-cell>
          <table:table-cell office:value-type="float" office:value="0.340137" calcext:value-type="float">
            <text:p>0.340137</text:p>
          </table:table-cell>
          <table:table-cell office:value-type="float" office:value="54958" calcext:value-type="float">
            <text:p>54958</text:p>
          </table:table-cell>
        </table:table-row>
        <table:table-row table:style-name="ro1">
          <table:table-cell office:value-type="float" office:value="7.26585" calcext:value-type="float">
            <text:p>7.26585</text:p>
          </table:table-cell>
          <table:table-cell office:value-type="float" office:value="0.79946" calcext:value-type="float">
            <text:p>0.79946</text:p>
          </table:table-cell>
          <table:table-cell office:value-type="float" office:value="129742" calcext:value-type="float">
            <text:p>129742</text:p>
          </table:table-cell>
        </table:table-row>
        <table:table-row table:style-name="ro1">
          <table:table-cell office:value-type="float" office:value="7.28178" calcext:value-type="float">
            <text:p>7.28178</text:p>
          </table:table-cell>
          <table:table-cell office:value-type="float" office:value="1.52116" calcext:value-type="float">
            <text:p>1.52116</text:p>
          </table:table-cell>
          <table:table-cell office:value-type="float" office:value="247948" calcext:value-type="float">
            <text:p>247948</text:p>
          </table:table-cell>
        </table:table-row>
        <table:table-row table:style-name="ro1">
          <table:table-cell office:value-type="float" office:value="7.29772" calcext:value-type="float">
            <text:p>7.29772</text:p>
          </table:table-cell>
          <table:table-cell office:value-type="float" office:value="2.32986" calcext:value-type="float">
            <text:p>2.32986</text:p>
          </table:table-cell>
          <table:table-cell office:value-type="float" office:value="381430" calcext:value-type="float">
            <text:p>381430</text:p>
          </table:table-cell>
        </table:table-row>
        <table:table-row table:style-name="ro1">
          <table:table-cell office:value-type="float" office:value="7.31365" calcext:value-type="float">
            <text:p>7.31365</text:p>
          </table:table-cell>
          <table:table-cell office:value-type="float" office:value="2.92492" calcext:value-type="float">
            <text:p>2.92492</text:p>
          </table:table-cell>
          <table:table-cell office:value-type="float" office:value="480943" calcext:value-type="float">
            <text:p>480943</text:p>
          </table:table-cell>
        </table:table-row>
        <table:table-row table:style-name="ro1">
          <table:table-cell office:value-type="float" office:value="7.32959" calcext:value-type="float">
            <text:p>7.32959</text:p>
          </table:table-cell>
          <table:table-cell office:value-type="float" office:value="2.70145" calcext:value-type="float">
            <text:p>2.70145</text:p>
          </table:table-cell>
          <table:table-cell office:value-type="float" office:value="446135" calcext:value-type="float">
            <text:p>446135</text:p>
          </table:table-cell>
        </table:table-row>
        <table:table-row table:style-name="ro1">
          <table:table-cell office:value-type="float" office:value="7.34552" calcext:value-type="float">
            <text:p>7.34552</text:p>
          </table:table-cell>
          <table:table-cell office:value-type="float" office:value="1.96487" calcext:value-type="float">
            <text:p>1.96487</text:p>
          </table:table-cell>
          <table:table-cell office:value-type="float" office:value="325904" calcext:value-type="float">
            <text:p>325904</text:p>
          </table:table-cell>
        </table:table-row>
        <table:table-row table:style-name="ro1">
          <table:table-cell office:value-type="float" office:value="7.36145" calcext:value-type="float">
            <text:p>7.36145</text:p>
          </table:table-cell>
          <table:table-cell office:value-type="float" office:value="1.16268" calcext:value-type="float">
            <text:p>1.16268</text:p>
          </table:table-cell>
          <table:table-cell office:value-type="float" office:value="193686" calcext:value-type="float">
            <text:p>193686</text:p>
          </table:table-cell>
        </table:table-row>
        <table:table-row table:style-name="ro1">
          <table:table-cell office:value-type="float" office:value="7.37739" calcext:value-type="float">
            <text:p>7.37739</text:p>
          </table:table-cell>
          <table:table-cell office:value-type="float" office:value="0.557882" calcext:value-type="float">
            <text:p>0.557882</text:p>
          </table:table-cell>
          <table:table-cell office:value-type="float" office:value="93338" calcext:value-type="float">
            <text:p>93338</text:p>
          </table:table-cell>
        </table:table-row>
        <table:table-row table:style-name="ro1">
          <table:table-cell office:value-type="float" office:value="7.39332" calcext:value-type="float">
            <text:p>7.39332</text:p>
          </table:table-cell>
          <table:table-cell office:value-type="float" office:value="0.217745" calcext:value-type="float">
            <text:p>0.217745</text:p>
          </table:table-cell>
          <table:table-cell office:value-type="float" office:value="36588" calcext:value-type="float">
            <text:p>36588</text:p>
          </table:table-cell>
        </table:table-row>
        <table:table-row table:style-name="ro1">
          <table:table-cell office:value-type="float" office:value="7.40926" calcext:value-type="float">
            <text:p>7.40926</text:p>
          </table:table-cell>
          <table:table-cell office:value-type="float" office:value="0.0684004" calcext:value-type="float">
            <text:p>0.0684004</text:p>
          </table:table-cell>
          <table:table-cell office:value-type="float" office:value="11543" calcext:value-type="float">
            <text:p>11543</text:p>
          </table:table-cell>
        </table:table-row>
        <table:table-row table:style-name="ro1">
          <table:table-cell office:value-type="float" office:value="7.42519" calcext:value-type="float">
            <text:p>7.42519</text:p>
          </table:table-cell>
          <table:table-cell office:value-type="float" office:value="0.01894" calcext:value-type="float">
            <text:p>0.01894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7.44112" calcext:value-type="float">
            <text:p>7.44112</text:p>
          </table:table-cell>
          <table:table-cell office:value-type="float" office:value="0.00458255" calcext:value-type="float">
            <text:p>0.00458255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.45706" calcext:value-type="float">
            <text:p>7.45706</text:p>
          </table:table-cell>
          <table:table-cell office:value-type="float" office:value="0.000982796" calcext:value-type="float">
            <text:p>0.00098279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.47299" calcext:value-type="float">
            <text:p>7.47299</text:p>
          </table:table-cell>
          <table:table-cell office:value-type="float" office:value="0.00212032" calcext:value-type="float">
            <text:p>0.0021203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7.48893" calcext:value-type="float">
            <text:p>7.48893</text:p>
          </table:table-cell>
          <table:table-cell office:value-type="float" office:value="0.00966329" calcext:value-type="float">
            <text:p>0.00966329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7.50486" calcext:value-type="float">
            <text:p>7.50486</text:p>
          </table:table-cell>
          <table:table-cell office:value-type="float" office:value="0.0424167" calcext:value-type="float">
            <text:p>0.0424167</text:p>
          </table:table-cell>
          <table:table-cell office:value-type="float" office:value="7344" calcext:value-type="float">
            <text:p>7344</text:p>
          </table:table-cell>
        </table:table-row>
        <table:table-row table:style-name="ro1">
          <table:table-cell office:value-type="float" office:value="7.52079" calcext:value-type="float">
            <text:p>7.52079</text:p>
          </table:table-cell>
          <table:table-cell office:value-type="float" office:value="0.153955" calcext:value-type="float">
            <text:p>0.153955</text:p>
          </table:table-cell>
          <table:table-cell office:value-type="float" office:value="26769" calcext:value-type="float">
            <text:p>26769</text:p>
          </table:table-cell>
        </table:table-row>
        <table:table-row table:style-name="ro1">
          <table:table-cell office:value-type="float" office:value="7.53673" calcext:value-type="float">
            <text:p>7.53673</text:p>
          </table:table-cell>
          <table:table-cell office:value-type="float" office:value="0.487421" calcext:value-type="float">
            <text:p>0.487421</text:p>
          </table:table-cell>
          <table:table-cell office:value-type="float" office:value="85110" calcext:value-type="float">
            <text:p>85110</text:p>
          </table:table-cell>
        </table:table-row>
        <table:table-row table:style-name="ro1">
          <table:table-cell office:value-type="float" office:value="7.55266" calcext:value-type="float">
            <text:p>7.55266</text:p>
          </table:table-cell>
          <table:table-cell office:value-type="float" office:value="1.26451" calcext:value-type="float">
            <text:p>1.26451</text:p>
          </table:table-cell>
          <table:table-cell office:value-type="float" office:value="221735" calcext:value-type="float">
            <text:p>221735</text:p>
          </table:table-cell>
        </table:table-row>
        <table:table-row table:style-name="ro1">
          <table:table-cell office:value-type="float" office:value="7.56859" calcext:value-type="float">
            <text:p>7.56859</text:p>
          </table:table-cell>
          <table:table-cell office:value-type="float" office:value="2.71074" calcext:value-type="float">
            <text:p>2.71074</text:p>
          </table:table-cell>
          <table:table-cell office:value-type="float" office:value="477341" calcext:value-type="float">
            <text:p>477341</text:p>
          </table:table-cell>
        </table:table-row>
        <table:table-row table:style-name="ro1">
          <table:table-cell office:value-type="float" office:value="7.58453" calcext:value-type="float">
            <text:p>7.58453</text:p>
          </table:table-cell>
          <table:table-cell office:value-type="float" office:value="4.7524" calcext:value-type="float">
            <text:p>4.7524</text:p>
          </table:table-cell>
          <table:table-cell office:value-type="float" office:value="840390" calcext:value-type="float">
            <text:p>840390</text:p>
          </table:table-cell>
        </table:table-row>
        <table:table-row table:style-name="ro1">
          <table:table-cell office:value-type="float" office:value="7.60046" calcext:value-type="float">
            <text:p>7.60046</text:p>
          </table:table-cell>
          <table:table-cell office:value-type="float" office:value="6.82851" calcext:value-type="float">
            <text:p>6.82851</text:p>
          </table:table-cell>
          <table:table-cell table:style-name="ce1" office:value-type="float" office:value="1212600" calcext:value-type="float">
            <text:p>1.21E+06</text:p>
          </table:table-cell>
        </table:table-row>
        <table:table-row table:style-name="ro1">
          <table:table-cell office:value-type="float" office:value="7.6164" calcext:value-type="float">
            <text:p>7.6164</text:p>
          </table:table-cell>
          <table:table-cell office:value-type="float" office:value="8.04403" calcext:value-type="float">
            <text:p>8.04403</text:p>
          </table:table-cell>
          <table:table-cell table:style-name="ce1" office:value-type="float" office:value="1434440" calcext:value-type="float">
            <text:p>1.43E+06</text:p>
          </table:table-cell>
        </table:table-row>
        <table:table-row table:style-name="ro1">
          <table:table-cell office:value-type="float" office:value="7.63233" calcext:value-type="float">
            <text:p>7.63233</text:p>
          </table:table-cell>
          <table:table-cell office:value-type="float" office:value="6.92345" calcext:value-type="float">
            <text:p>6.92345</text:p>
          </table:table-cell>
          <table:table-cell table:style-name="ce1" office:value-type="float" office:value="1239790" calcext:value-type="float">
            <text:p>1.24E+06</text:p>
          </table:table-cell>
        </table:table-row>
        <table:table-row table:style-name="ro1">
          <table:table-cell office:value-type="float" office:value="7.64826" calcext:value-type="float">
            <text:p>7.64826</text:p>
          </table:table-cell>
          <table:table-cell office:value-type="float" office:value="4.84681" calcext:value-type="float">
            <text:p>4.84681</text:p>
          </table:table-cell>
          <table:table-cell office:value-type="float" office:value="871551" calcext:value-type="float">
            <text:p>871551</text:p>
          </table:table-cell>
        </table:table-row>
        <table:table-row table:style-name="ro1">
          <table:table-cell office:value-type="float" office:value="7.6642" calcext:value-type="float">
            <text:p>7.6642</text:p>
          </table:table-cell>
          <table:table-cell office:value-type="float" office:value="2.81039" calcext:value-type="float">
            <text:p>2.81039</text:p>
          </table:table-cell>
          <table:table-cell office:value-type="float" office:value="507471" calcext:value-type="float">
            <text:p>507471</text:p>
          </table:table-cell>
        </table:table-row>
        <table:table-row table:style-name="ro1">
          <table:table-cell office:value-type="float" office:value="7.68013" calcext:value-type="float">
            <text:p>7.68013</text:p>
          </table:table-cell>
          <table:table-cell office:value-type="float" office:value="1.32319" calcext:value-type="float">
            <text:p>1.32319</text:p>
          </table:table-cell>
          <table:table-cell office:value-type="float" office:value="239922" calcext:value-type="float">
            <text:p>239922</text:p>
          </table:table-cell>
        </table:table-row>
        <table:table-row table:style-name="ro1">
          <table:table-cell office:value-type="float" office:value="7.69607" calcext:value-type="float">
            <text:p>7.69607</text:p>
          </table:table-cell>
          <table:table-cell office:value-type="float" office:value="0.510116" calcext:value-type="float">
            <text:p>0.510116</text:p>
          </table:table-cell>
          <table:table-cell office:value-type="float" office:value="92879" calcext:value-type="float">
            <text:p>92879</text:p>
          </table:table-cell>
        </table:table-row>
        <table:table-row table:style-name="ro1">
          <table:table-cell office:value-type="float" office:value="7.712" calcext:value-type="float">
            <text:p>7.712</text:p>
          </table:table-cell>
          <table:table-cell office:value-type="float" office:value="0.161435" calcext:value-type="float">
            <text:p>0.161435</text:p>
          </table:table-cell>
          <table:table-cell office:value-type="float" office:value="29515" calcext:value-type="float">
            <text:p>29515</text:p>
          </table:table-cell>
        </table:table-row>
        <table:table-row table:style-name="ro1">
          <table:table-cell office:value-type="float" office:value="7.72793" calcext:value-type="float">
            <text:p>7.72793</text:p>
          </table:table-cell>
          <table:table-cell office:value-type="float" office:value="0.0428194" calcext:value-type="float">
            <text:p>0.0428194</text:p>
          </table:table-cell>
          <table:table-cell office:value-type="float" office:value="7861" calcext:value-type="float">
            <text:p>7861</text:p>
          </table:table-cell>
        </table:table-row>
        <table:table-row table:style-name="ro1">
          <table:table-cell office:value-type="float" office:value="7.74387" calcext:value-type="float">
            <text:p>7.74387</text:p>
          </table:table-cell>
          <table:table-cell office:value-type="float" office:value="0.0102581" calcext:value-type="float">
            <text:p>0.0102581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7.7598" calcext:value-type="float">
            <text:p>7.7598</text:p>
          </table:table-cell>
          <table:table-cell office:value-type="float" office:value="0.0017828" calcext:value-type="float">
            <text:p>0.001782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7.77574" calcext:value-type="float">
            <text:p>7.77574</text:p>
          </table:table-cell>
          <table:table-cell office:value-type="float" office:value="0.000247494" calcext:value-type="float">
            <text:p>0.00024749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.79167" calcext:value-type="float">
            <text:p>7.79167</text:p>
          </table:table-cell>
          <table:table-cell table:style-name="ce1" office:value-type="float" office:value="0.0000321499" calcext:value-type="float">
            <text:p>3.21E-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076" calcext:value-type="float">
            <text:p>7.8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2354" calcext:value-type="float">
            <text:p>7.823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3947" calcext:value-type="float">
            <text:p>7.83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554" calcext:value-type="float">
            <text:p>7.8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7134" calcext:value-type="float">
            <text:p>7.87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8727" calcext:value-type="float">
            <text:p>7.88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0321" calcext:value-type="float">
            <text:p>7.903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1914" calcext:value-type="float">
            <text:p>7.91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3507" calcext:value-type="float">
            <text:p>7.93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5101" calcext:value-type="float">
            <text:p>7.9510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 Radius (r)</text:p>
          </table:table-cell>
          <table:table-cell office:value-type="string" calcext:value-type="string">
            <text:p>Normalised</text:p>
          </table:table-cell>
          <table:table-cell office:value-type="string" calcext:value-type="string">
            <text:p>Unormalised</text:p>
          </table:table-cell>
        </table:table-row>
        <table:table-row table:style-name="ro1">
          <table:table-cell office:value-type="float" office:value="0.0144769" calcext:value-type="float">
            <text:p>0.0144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9538" calcext:value-type="float">
            <text:p>0.02895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4307" calcext:value-type="float">
            <text:p>0.0434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79076" calcext:value-type="float">
            <text:p>0.0579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3845" calcext:value-type="float">
            <text:p>0.0723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68614" calcext:value-type="float">
            <text:p>0.08686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1338" calcext:value-type="float">
            <text:p>0.1013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5815" calcext:value-type="float">
            <text:p>0.115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292" calcext:value-type="float">
            <text:p>0.130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769" calcext:value-type="float">
            <text:p>0.144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9246" calcext:value-type="float">
            <text:p>0.159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3723" calcext:value-type="float">
            <text:p>0.1737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82" calcext:value-type="float">
            <text:p>0.1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677" calcext:value-type="float">
            <text:p>0.202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7153" calcext:value-type="float">
            <text:p>0.217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163" calcext:value-type="float">
            <text:p>0.23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6107" calcext:value-type="float">
            <text:p>0.246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0584" calcext:value-type="float">
            <text:p>0.2605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5061" calcext:value-type="float">
            <text:p>0.275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9538" calcext:value-type="float">
            <text:p>0.2895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4015" calcext:value-type="float">
            <text:p>0.304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8492" calcext:value-type="float">
            <text:p>0.3184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2969" calcext:value-type="float">
            <text:p>0.332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7445" calcext:value-type="float">
            <text:p>0.347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922" calcext:value-type="float">
            <text:p>0.361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6399" calcext:value-type="float">
            <text:p>0.376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0876" calcext:value-type="float">
            <text:p>0.390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5353" calcext:value-type="float">
            <text:p>0.405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983" calcext:value-type="float">
            <text:p>0.41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4307" calcext:value-type="float">
            <text:p>0.434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8784" calcext:value-type="float">
            <text:p>0.4487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3261" calcext:value-type="float">
            <text:p>0.463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7738" calcext:value-type="float">
            <text:p>0.4777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2214" calcext:value-type="float">
            <text:p>0.492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6691" calcext:value-type="float">
            <text:p>0.5066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1168" calcext:value-type="float">
            <text:p>0.521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5645" calcext:value-type="float">
            <text:p>0.5356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0122" calcext:value-type="float">
            <text:p>0.550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4599" calcext:value-type="float">
            <text:p>0.564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9076" calcext:value-type="float">
            <text:p>0.579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3553" calcext:value-type="float">
            <text:p>0.5935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803" calcext:value-type="float">
            <text:p>0.60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2506" calcext:value-type="float">
            <text:p>0.6225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6983" calcext:value-type="float">
            <text:p>0.63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146" calcext:value-type="float">
            <text:p>0.65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5937" calcext:value-type="float">
            <text:p>0.665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0414" calcext:value-type="float">
            <text:p>0.680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4891" calcext:value-type="float">
            <text:p>0.694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9368" calcext:value-type="float">
            <text:p>0.709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3845" calcext:value-type="float">
            <text:p>0.723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8322" calcext:value-type="float">
            <text:p>0.738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2798" calcext:value-type="float">
            <text:p>0.752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7275" calcext:value-type="float">
            <text:p>0.767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1752" calcext:value-type="float">
            <text:p>0.781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6229" calcext:value-type="float">
            <text:p>0.796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0706" calcext:value-type="float">
            <text:p>0.810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5183" calcext:value-type="float">
            <text:p>0.825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966" calcext:value-type="float">
            <text:p>0.83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4137" calcext:value-type="float">
            <text:p>0.854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8614" calcext:value-type="float">
            <text:p>0.8686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3091" calcext:value-type="float">
            <text:p>0.883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7567" calcext:value-type="float">
            <text:p>0.8975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044" calcext:value-type="float">
            <text:p>0.912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6521" calcext:value-type="float">
            <text:p>0.9265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0998" calcext:value-type="float">
            <text:p>0.940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5475" calcext:value-type="float">
            <text:p>0.955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9952" calcext:value-type="float">
            <text:p>0.969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429" calcext:value-type="float">
            <text:p>0.984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906" calcext:value-type="float">
            <text:p>0.9989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338" calcext:value-type="float">
            <text:p>1.013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786" calcext:value-type="float">
            <text:p>1.02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34" calcext:value-type="float">
            <text:p>1.042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81" calcext:value-type="float">
            <text:p>1.056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129" calcext:value-type="float">
            <text:p>1.07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577" calcext:value-type="float">
            <text:p>1.085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024" calcext:value-type="float">
            <text:p>1.10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72" calcext:value-type="float">
            <text:p>1.11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92" calcext:value-type="float">
            <text:p>1.1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367" calcext:value-type="float">
            <text:p>1.14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815" calcext:value-type="float">
            <text:p>1.15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263" calcext:value-type="float">
            <text:p>1.17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711" calcext:value-type="float">
            <text:p>1.18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158" calcext:value-type="float">
            <text:p>1.20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606" calcext:value-type="float">
            <text:p>1.21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054" calcext:value-type="float">
            <text:p>1.23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501" calcext:value-type="float">
            <text:p>1.24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949" calcext:value-type="float">
            <text:p>1.25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397" calcext:value-type="float">
            <text:p>1.27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844" calcext:value-type="float">
            <text:p>1.28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292" calcext:value-type="float">
            <text:p>1.30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74" calcext:value-type="float">
            <text:p>1.3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187" calcext:value-type="float">
            <text:p>1.33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635" calcext:value-type="float">
            <text:p>1.346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083" calcext:value-type="float">
            <text:p>1.36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53" calcext:value-type="float">
            <text:p>1.3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8978" calcext:value-type="float">
            <text:p>1.38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426" calcext:value-type="float">
            <text:p>1.40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874" calcext:value-type="float">
            <text:p>1.418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321" calcext:value-type="float">
            <text:p>1.433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769" calcext:value-type="float">
            <text:p>1.44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217" calcext:value-type="float">
            <text:p>1.46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664" calcext:value-type="float">
            <text:p>1.47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112" calcext:value-type="float">
            <text:p>1.49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056" calcext:value-type="float">
            <text:p>1.5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007" calcext:value-type="float">
            <text:p>1.52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455" calcext:value-type="float">
            <text:p>1.53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903" calcext:value-type="float">
            <text:p>1.54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35" calcext:value-type="float">
            <text:p>1.56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798" calcext:value-type="float">
            <text:p>1.57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46" calcext:value-type="float">
            <text:p>1.59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694" calcext:value-type="float">
            <text:p>1.606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141" calcext:value-type="float">
            <text:p>1.62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589" calcext:value-type="float">
            <text:p>1.635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037" calcext:value-type="float">
            <text:p>1.65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484" calcext:value-type="float">
            <text:p>1.66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932" calcext:value-type="float">
            <text:p>1.67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38" calcext:value-type="float">
            <text:p>1.6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827" calcext:value-type="float">
            <text:p>1.70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275" calcext:value-type="float">
            <text:p>1.72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723" calcext:value-type="float">
            <text:p>1.737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17" calcext:value-type="float">
            <text:p>1.75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618" calcext:value-type="float">
            <text:p>1.76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066" calcext:value-type="float">
            <text:p>1.78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513" calcext:value-type="float">
            <text:p>1.795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961" calcext:value-type="float">
            <text:p>1.80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09" calcext:value-type="float">
            <text:p>1.82409</text:p>
          </table:table-cell>
          <table:table-cell table:style-name="ce1" office:value-type="float" office:value="0.0000807054" calcext:value-type="float">
            <text:p>8.07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83857" calcext:value-type="float">
            <text:p>1.83857</text:p>
          </table:table-cell>
          <table:table-cell office:value-type="float" office:value="0.00206543" calcext:value-type="float">
            <text:p>0.002065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.85304" calcext:value-type="float">
            <text:p>1.85304</text:p>
          </table:table-cell>
          <table:table-cell office:value-type="float" office:value="0.0393362" calcext:value-type="float">
            <text:p>0.039336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.86752" calcext:value-type="float">
            <text:p>1.86752</text:p>
          </table:table-cell>
          <table:table-cell office:value-type="float" office:value="0.488997" calcext:value-type="float">
            <text:p>0.488997</text:p>
          </table:table-cell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float" office:value="1.882" calcext:value-type="float">
            <text:p>1.882</text:p>
          </table:table-cell>
          <table:table-cell office:value-type="float" office:value="3.45165" calcext:value-type="float">
            <text:p>3.45165</text:p>
          </table:table-cell>
          <table:table-cell office:value-type="float" office:value="45527" calcext:value-type="float">
            <text:p>45527</text:p>
          </table:table-cell>
        </table:table-row>
        <table:table-row table:style-name="ro1">
          <table:table-cell office:value-type="float" office:value="1.89647" calcext:value-type="float">
            <text:p>1.89647</text:p>
          </table:table-cell>
          <table:table-cell office:value-type="float" office:value="12.918" calcext:value-type="float">
            <text:p>12.918</text:p>
          </table:table-cell>
          <table:table-cell office:value-type="float" office:value="173019" calcext:value-type="float">
            <text:p>173019</text:p>
          </table:table-cell>
        </table:table-row>
        <table:table-row table:style-name="ro1">
          <table:table-cell office:value-type="float" office:value="1.91095" calcext:value-type="float">
            <text:p>1.91095</text:p>
          </table:table-cell>
          <table:table-cell office:value-type="float" office:value="25.5191" calcext:value-type="float">
            <text:p>25.5191</text:p>
          </table:table-cell>
          <table:table-cell office:value-type="float" office:value="347032" calcext:value-type="float">
            <text:p>347032</text:p>
          </table:table-cell>
        </table:table-row>
        <table:table-row table:style-name="ro1">
          <table:table-cell office:value-type="float" office:value="1.92543" calcext:value-type="float">
            <text:p>1.92543</text:p>
          </table:table-cell>
          <table:table-cell office:value-type="float" office:value="26.2819" calcext:value-type="float">
            <text:p>26.2819</text:p>
          </table:table-cell>
          <table:table-cell office:value-type="float" office:value="362840" calcext:value-type="float">
            <text:p>362840</text:p>
          </table:table-cell>
        </table:table-row>
        <table:table-row table:style-name="ro1">
          <table:table-cell office:value-type="float" office:value="1.9399" calcext:value-type="float">
            <text:p>1.9399</text:p>
          </table:table-cell>
          <table:table-cell office:value-type="float" office:value="14.4429" calcext:value-type="float">
            <text:p>14.4429</text:p>
          </table:table-cell>
          <table:table-cell office:value-type="float" office:value="202404" calcext:value-type="float">
            <text:p>202404</text:p>
          </table:table-cell>
        </table:table-row>
        <table:table-row table:style-name="ro1">
          <table:table-cell office:value-type="float" office:value="1.95438" calcext:value-type="float">
            <text:p>1.95438</text:p>
          </table:table-cell>
          <table:table-cell office:value-type="float" office:value="4.59419" calcext:value-type="float">
            <text:p>4.59419</text:p>
          </table:table-cell>
          <table:table-cell office:value-type="float" office:value="65348" calcext:value-type="float">
            <text:p>65348</text:p>
          </table:table-cell>
        </table:table-row>
        <table:table-row table:style-name="ro1">
          <table:table-cell office:value-type="float" office:value="1.96886" calcext:value-type="float">
            <text:p>1.96886</text:p>
          </table:table-cell>
          <table:table-cell office:value-type="float" office:value="0.825115" calcext:value-type="float">
            <text:p>0.825115</text:p>
          </table:table-cell>
          <table:table-cell office:value-type="float" office:value="11911" calcext:value-type="float">
            <text:p>11911</text:p>
          </table:table-cell>
        </table:table-row>
        <table:table-row table:style-name="ro1">
          <table:table-cell office:value-type="float" office:value="1.98333" calcext:value-type="float">
            <text:p>1.98333</text:p>
          </table:table-cell>
          <table:table-cell office:value-type="float" office:value="0.0976201" calcext:value-type="float">
            <text:p>0.0976201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1.99781" calcext:value-type="float">
            <text:p>1.99781</text:p>
          </table:table-cell>
          <table:table-cell office:value-type="float" office:value="0.00793904" calcext:value-type="float">
            <text:p>0.0079390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.01229" calcext:value-type="float">
            <text:p>2.01229</text:p>
          </table:table-cell>
          <table:table-cell office:value-type="float" office:value="0.000132631" calcext:value-type="float">
            <text:p>0.0001326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677" calcext:value-type="float">
            <text:p>2.02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124" calcext:value-type="float">
            <text:p>2.04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572" calcext:value-type="float">
            <text:p>2.055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02" calcext:value-type="float">
            <text:p>2.07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467" calcext:value-type="float">
            <text:p>2.08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915" calcext:value-type="float">
            <text:p>2.099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363" calcext:value-type="float">
            <text:p>2.11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81" calcext:value-type="float">
            <text:p>2.1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258" calcext:value-type="float">
            <text:p>2.14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706" calcext:value-type="float">
            <text:p>2.15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153" calcext:value-type="float">
            <text:p>2.17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601" calcext:value-type="float">
            <text:p>2.186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049" calcext:value-type="float">
            <text:p>2.20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496" calcext:value-type="float">
            <text:p>2.214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2944" calcext:value-type="float">
            <text:p>2.22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392" calcext:value-type="float">
            <text:p>2.24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84" calcext:value-type="float">
            <text:p>2.25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287" calcext:value-type="float">
            <text:p>2.27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735" calcext:value-type="float">
            <text:p>2.287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183" calcext:value-type="float">
            <text:p>2.30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63" calcext:value-type="float">
            <text:p>2.3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078" calcext:value-type="float">
            <text:p>2.33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4526" calcext:value-type="float">
            <text:p>2.34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973" calcext:value-type="float">
            <text:p>2.359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421" calcext:value-type="float">
            <text:p>2.37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869" calcext:value-type="float">
            <text:p>2.38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0316" calcext:value-type="float">
            <text:p>2.40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764" calcext:value-type="float">
            <text:p>2.417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212" calcext:value-type="float">
            <text:p>2.43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66" calcext:value-type="float">
            <text:p>2.4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6107" calcext:value-type="float">
            <text:p>2.46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555" calcext:value-type="float">
            <text:p>2.475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003" calcext:value-type="float">
            <text:p>2.49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45" calcext:value-type="float">
            <text:p>2.5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898" calcext:value-type="float">
            <text:p>2.51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346" calcext:value-type="float">
            <text:p>2.53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793" calcext:value-type="float">
            <text:p>2.54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241" calcext:value-type="float">
            <text:p>2.56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689" calcext:value-type="float">
            <text:p>2.57689</text:p>
          </table:table-cell>
          <table:table-cell table:style-name="ce1" office:value-type="float" office:value="0.0000808788" calcext:value-type="float">
            <text:p>8.0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59136" calcext:value-type="float">
            <text:p>2.59136</text:p>
          </table:table-cell>
          <table:table-cell office:value-type="float" office:value="0.0003599" calcext:value-type="float">
            <text:p>0.00035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.60584" calcext:value-type="float">
            <text:p>2.60584</text:p>
          </table:table-cell>
          <table:table-cell office:value-type="float" office:value="0.00419185" calcext:value-type="float">
            <text:p>0.0041918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.62032" calcext:value-type="float">
            <text:p>2.62032</text:p>
          </table:table-cell>
          <table:table-cell office:value-type="float" office:value="0.0222927" calcext:value-type="float">
            <text:p>0.0222927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.63479" calcext:value-type="float">
            <text:p>2.63479</text:p>
          </table:table-cell>
          <table:table-cell office:value-type="float" office:value="0.0917136" calcext:value-type="float">
            <text:p>0.0917136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float" office:value="2.64927" calcext:value-type="float">
            <text:p>2.64927</text:p>
          </table:table-cell>
          <table:table-cell office:value-type="float" office:value="0.320273" calcext:value-type="float">
            <text:p>0.320273</text:p>
          </table:table-cell>
          <table:table-cell office:value-type="float" office:value="8371" calcext:value-type="float">
            <text:p>8371</text:p>
          </table:table-cell>
        </table:table-row>
        <table:table-row table:style-name="ro1">
          <table:table-cell office:value-type="float" office:value="2.66375" calcext:value-type="float">
            <text:p>2.66375</text:p>
          </table:table-cell>
          <table:table-cell office:value-type="float" office:value="0.887316" calcext:value-type="float">
            <text:p>0.887316</text:p>
          </table:table-cell>
          <table:table-cell office:value-type="float" office:value="23446" calcext:value-type="float">
            <text:p>23446</text:p>
          </table:table-cell>
        </table:table-row>
        <table:table-row table:style-name="ro1">
          <table:table-cell office:value-type="float" office:value="2.67823" calcext:value-type="float">
            <text:p>2.67823</text:p>
          </table:table-cell>
          <table:table-cell office:value-type="float" office:value="1.93209" calcext:value-type="float">
            <text:p>1.93209</text:p>
          </table:table-cell>
          <table:table-cell office:value-type="float" office:value="51609" calcext:value-type="float">
            <text:p>51609</text:p>
          </table:table-cell>
        </table:table-row>
        <table:table-row table:style-name="ro1">
          <table:table-cell office:value-type="float" office:value="2.6927" calcext:value-type="float">
            <text:p>2.6927</text:p>
          </table:table-cell>
          <table:table-cell office:value-type="float" office:value="3.35524" calcext:value-type="float">
            <text:p>3.35524</text:p>
          </table:table-cell>
          <table:table-cell office:value-type="float" office:value="90595" calcext:value-type="float">
            <text:p>90595</text:p>
          </table:table-cell>
        </table:table-row>
        <table:table-row table:style-name="ro1">
          <table:table-cell office:value-type="float" office:value="2.70718" calcext:value-type="float">
            <text:p>2.70718</text:p>
          </table:table-cell>
          <table:table-cell office:value-type="float" office:value="4.53701" calcext:value-type="float">
            <text:p>4.53701</text:p>
          </table:table-cell>
          <table:table-cell office:value-type="float" office:value="123825" calcext:value-type="float">
            <text:p>123825</text:p>
          </table:table-cell>
        </table:table-row>
        <table:table-row table:style-name="ro1">
          <table:table-cell office:value-type="float" office:value="2.72166" calcext:value-type="float">
            <text:p>2.72166</text:p>
          </table:table-cell>
          <table:table-cell office:value-type="float" office:value="4.56232" calcext:value-type="float">
            <text:p>4.56232</text:p>
          </table:table-cell>
          <table:table-cell office:value-type="float" office:value="125851" calcext:value-type="float">
            <text:p>125851</text:p>
          </table:table-cell>
        </table:table-row>
        <table:table-row table:style-name="ro1">
          <table:table-cell office:value-type="float" office:value="2.73613" calcext:value-type="float">
            <text:p>2.73613</text:p>
          </table:table-cell>
          <table:table-cell office:value-type="float" office:value="3.3042" calcext:value-type="float">
            <text:p>3.3042</text:p>
          </table:table-cell>
          <table:table-cell office:value-type="float" office:value="92118" calcext:value-type="float">
            <text:p>92118</text:p>
          </table:table-cell>
        </table:table-row>
        <table:table-row table:style-name="ro1">
          <table:table-cell office:value-type="float" office:value="2.75061" calcext:value-type="float">
            <text:p>2.75061</text:p>
          </table:table-cell>
          <table:table-cell office:value-type="float" office:value="1.92732" calcext:value-type="float">
            <text:p>1.92732</text:p>
          </table:table-cell>
          <table:table-cell office:value-type="float" office:value="54302" calcext:value-type="float">
            <text:p>54302</text:p>
          </table:table-cell>
        </table:table-row>
        <table:table-row table:style-name="ro1">
          <table:table-cell office:value-type="float" office:value="2.76509" calcext:value-type="float">
            <text:p>2.76509</text:p>
          </table:table-cell>
          <table:table-cell office:value-type="float" office:value="0.834216" calcext:value-type="float">
            <text:p>0.834216</text:p>
          </table:table-cell>
          <table:table-cell office:value-type="float" office:value="23752" calcext:value-type="float">
            <text:p>23752</text:p>
          </table:table-cell>
        </table:table-row>
        <table:table-row table:style-name="ro1">
          <table:table-cell office:value-type="float" office:value="2.77956" calcext:value-type="float">
            <text:p>2.77956</text:p>
          </table:table-cell>
          <table:table-cell office:value-type="float" office:value="0.289074" calcext:value-type="float">
            <text:p>0.289074</text:p>
          </table:table-cell>
          <table:table-cell office:value-type="float" office:value="8317" calcext:value-type="float">
            <text:p>8317</text:p>
          </table:table-cell>
        </table:table-row>
        <table:table-row table:style-name="ro1">
          <table:table-cell office:value-type="float" office:value="2.79404" calcext:value-type="float">
            <text:p>2.79404</text:p>
          </table:table-cell>
          <table:table-cell office:value-type="float" office:value="0.081454" calcext:value-type="float">
            <text:p>0.081454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2.80852" calcext:value-type="float">
            <text:p>2.80852</text:p>
          </table:table-cell>
          <table:table-cell office:value-type="float" office:value="0.0172944" calcext:value-type="float">
            <text:p>0.017294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.82299" calcext:value-type="float">
            <text:p>2.82299</text:p>
          </table:table-cell>
          <table:table-cell office:value-type="float" office:value="0.00326849" calcext:value-type="float">
            <text:p>0.0032684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.83747" calcext:value-type="float">
            <text:p>2.83747</text:p>
          </table:table-cell>
          <table:table-cell office:value-type="float" office:value="0.000867174" calcext:value-type="float">
            <text:p>0.0008671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.85195" calcext:value-type="float">
            <text:p>2.85195</text:p>
          </table:table-cell>
          <table:table-cell office:value-type="float" office:value="0.000429196" calcext:value-type="float">
            <text:p>0.0004291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.86643" calcext:value-type="float">
            <text:p>2.866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09" calcext:value-type="float">
            <text:p>2.8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538" calcext:value-type="float">
            <text:p>2.895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986" calcext:value-type="float">
            <text:p>2.9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433" calcext:value-type="float">
            <text:p>2.924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81" calcext:value-type="float">
            <text:p>2.93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329" calcext:value-type="float">
            <text:p>2.95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776" calcext:value-type="float">
            <text:p>2.96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224" calcext:value-type="float">
            <text:p>2.982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9672" calcext:value-type="float">
            <text:p>2.99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119" calcext:value-type="float">
            <text:p>3.01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567" calcext:value-type="float">
            <text:p>3.025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015" calcext:value-type="float">
            <text:p>3.04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462" calcext:value-type="float">
            <text:p>3.05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691" calcext:value-type="float">
            <text:p>3.06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358" calcext:value-type="float">
            <text:p>3.08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806" calcext:value-type="float">
            <text:p>3.09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1253" calcext:value-type="float">
            <text:p>3.11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701" calcext:value-type="float">
            <text:p>3.12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149" calcext:value-type="float">
            <text:p>3.14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596" calcext:value-type="float">
            <text:p>3.155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044" calcext:value-type="float">
            <text:p>3.17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8492" calcext:value-type="float">
            <text:p>3.184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939" calcext:value-type="float">
            <text:p>3.19939</text:p>
          </table:table-cell>
          <table:table-cell office:value-type="float" office:value="0.000104935" calcext:value-type="float">
            <text:p>0.0001049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21387" calcext:value-type="float">
            <text:p>3.21387</text:p>
          </table:table-cell>
          <table:table-cell office:value-type="float" office:value="0.000805937" calcext:value-type="float">
            <text:p>0.0008059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.22835" calcext:value-type="float">
            <text:p>3.22835</text:p>
          </table:table-cell>
          <table:table-cell office:value-type="float" office:value="0.00718853" calcext:value-type="float">
            <text:p>0.0071885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3.24282" calcext:value-type="float">
            <text:p>3.24282</text:p>
          </table:table-cell>
          <table:table-cell office:value-type="float" office:value="0.0521186" calcext:value-type="float">
            <text:p>0.0521186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3.2573" calcext:value-type="float">
            <text:p>3.2573</text:p>
          </table:table-cell>
          <table:table-cell office:value-type="float" office:value="0.295233" calcext:value-type="float">
            <text:p>0.295233</text:p>
          </table:table-cell>
          <table:table-cell office:value-type="float" office:value="11665" calcext:value-type="float">
            <text:p>11665</text:p>
          </table:table-cell>
        </table:table-row>
        <table:table-row table:style-name="ro1">
          <table:table-cell office:value-type="float" office:value="3.27178" calcext:value-type="float">
            <text:p>3.27178</text:p>
          </table:table-cell>
          <table:table-cell office:value-type="float" office:value="1.2709" calcext:value-type="float">
            <text:p>1.2709</text:p>
          </table:table-cell>
          <table:table-cell office:value-type="float" office:value="50662" calcext:value-type="float">
            <text:p>50662</text:p>
          </table:table-cell>
        </table:table-row>
        <table:table-row table:style-name="ro1">
          <table:table-cell office:value-type="float" office:value="3.28625" calcext:value-type="float">
            <text:p>3.28625</text:p>
          </table:table-cell>
          <table:table-cell office:value-type="float" office:value="3.93737" calcext:value-type="float">
            <text:p>3.93737</text:p>
          </table:table-cell>
          <table:table-cell office:value-type="float" office:value="158348" calcext:value-type="float">
            <text:p>158348</text:p>
          </table:table-cell>
        </table:table-row>
        <table:table-row table:style-name="ro1">
          <table:table-cell office:value-type="float" office:value="3.30073" calcext:value-type="float">
            <text:p>3.30073</text:p>
          </table:table-cell>
          <table:table-cell office:value-type="float" office:value="8.62476" calcext:value-type="float">
            <text:p>8.62476</text:p>
          </table:table-cell>
          <table:table-cell office:value-type="float" office:value="349922" calcext:value-type="float">
            <text:p>349922</text:p>
          </table:table-cell>
        </table:table-row>
        <table:table-row table:style-name="ro1">
          <table:table-cell office:value-type="float" office:value="3.31521" calcext:value-type="float">
            <text:p>3.31521</text:p>
          </table:table-cell>
          <table:table-cell office:value-type="float" office:value="13.4523" calcext:value-type="float">
            <text:p>13.4523</text:p>
          </table:table-cell>
          <table:table-cell office:value-type="float" office:value="550584" calcext:value-type="float">
            <text:p>550584</text:p>
          </table:table-cell>
        </table:table-row>
        <table:table-row table:style-name="ro1">
          <table:table-cell office:value-type="float" office:value="3.32969" calcext:value-type="float">
            <text:p>3.32969</text:p>
          </table:table-cell>
          <table:table-cell office:value-type="float" office:value="14.157" calcext:value-type="float">
            <text:p>14.157</text:p>
          </table:table-cell>
          <table:table-cell office:value-type="float" office:value="584496" calcext:value-type="float">
            <text:p>584496</text:p>
          </table:table-cell>
        </table:table-row>
        <table:table-row table:style-name="ro1">
          <table:table-cell office:value-type="float" office:value="3.34416" calcext:value-type="float">
            <text:p>3.34416</text:p>
          </table:table-cell>
          <table:table-cell office:value-type="float" office:value="9.95366" calcext:value-type="float">
            <text:p>9.95366</text:p>
          </table:table-cell>
          <table:table-cell office:value-type="float" office:value="414535" calcext:value-type="float">
            <text:p>414535</text:p>
          </table:table-cell>
        </table:table-row>
        <table:table-row table:style-name="ro1">
          <table:table-cell office:value-type="float" office:value="3.35864" calcext:value-type="float">
            <text:p>3.35864</text:p>
          </table:table-cell>
          <table:table-cell office:value-type="float" office:value="4.99983" calcext:value-type="float">
            <text:p>4.99983</text:p>
          </table:table-cell>
          <table:table-cell office:value-type="float" office:value="210032" calcext:value-type="float">
            <text:p>210032</text:p>
          </table:table-cell>
        </table:table-row>
        <table:table-row table:style-name="ro1">
          <table:table-cell office:value-type="float" office:value="3.37312" calcext:value-type="float">
            <text:p>3.37312</text:p>
          </table:table-cell>
          <table:table-cell office:value-type="float" office:value="1.80311" calcext:value-type="float">
            <text:p>1.80311</text:p>
          </table:table-cell>
          <table:table-cell office:value-type="float" office:value="76399" calcext:value-type="float">
            <text:p>76399</text:p>
          </table:table-cell>
        </table:table-row>
        <table:table-row table:style-name="ro1">
          <table:table-cell office:value-type="float" office:value="3.38759" calcext:value-type="float">
            <text:p>3.38759</text:p>
          </table:table-cell>
          <table:table-cell office:value-type="float" office:value="0.458287" calcext:value-type="float">
            <text:p>0.458287</text:p>
          </table:table-cell>
          <table:table-cell office:value-type="float" office:value="19585" calcext:value-type="float">
            <text:p>19585</text:p>
          </table:table-cell>
        </table:table-row>
        <table:table-row table:style-name="ro1">
          <table:table-cell office:value-type="float" office:value="3.40207" calcext:value-type="float">
            <text:p>3.40207</text:p>
          </table:table-cell>
          <table:table-cell office:value-type="float" office:value="0.088002" calcext:value-type="float">
            <text:p>0.088002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3.41655" calcext:value-type="float">
            <text:p>3.41655</text:p>
          </table:table-cell>
          <table:table-cell office:value-type="float" office:value="0.0129288" calcext:value-type="float">
            <text:p>0.0129288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3.43102" calcext:value-type="float">
            <text:p>3.43102</text:p>
          </table:table-cell>
          <table:table-cell office:value-type="float" office:value="0.00177928" calcext:value-type="float">
            <text:p>0.001779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.4455" calcext:value-type="float">
            <text:p>3.4455</text:p>
          </table:table-cell>
          <table:table-cell office:value-type="float" office:value="0.00018096" calcext:value-type="float">
            <text:p>0.000180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.45998" calcext:value-type="float">
            <text:p>3.45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7445" calcext:value-type="float">
            <text:p>3.47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893" calcext:value-type="float">
            <text:p>3.48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341" calcext:value-type="float">
            <text:p>3.50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789" calcext:value-type="float">
            <text:p>3.517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236" calcext:value-type="float">
            <text:p>3.53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4684" calcext:value-type="float">
            <text:p>3.54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132" calcext:value-type="float">
            <text:p>3.56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579" calcext:value-type="float">
            <text:p>3.57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9027" calcext:value-type="float">
            <text:p>3.59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475" calcext:value-type="float">
            <text:p>3.60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922" calcext:value-type="float">
            <text:p>3.61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37" calcext:value-type="float">
            <text:p>3.6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18" calcext:value-type="float">
            <text:p>3.64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6265" calcext:value-type="float">
            <text:p>3.66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713" calcext:value-type="float">
            <text:p>3.677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161" calcext:value-type="float">
            <text:p>3.69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08" calcext:value-type="float">
            <text:p>3.706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056" calcext:value-type="float">
            <text:p>3.72056</text:p>
          </table:table-cell>
          <table:table-cell table:style-name="ce1" office:value-type="float" office:value="0.000038798" calcext:value-type="float">
            <text:p>3.8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73504" calcext:value-type="float">
            <text:p>3.73504</text:p>
          </table:table-cell>
          <table:table-cell office:value-type="float" office:value="0.000789205" calcext:value-type="float">
            <text:p>0.0007892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.74952" calcext:value-type="float">
            <text:p>3.74952</text:p>
          </table:table-cell>
          <table:table-cell office:value-type="float" office:value="0.00595937" calcext:value-type="float">
            <text:p>0.0059593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.76399" calcext:value-type="float">
            <text:p>3.76399</text:p>
          </table:table-cell>
          <table:table-cell office:value-type="float" office:value="0.044826" calcext:value-type="float">
            <text:p>0.044826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3.77847" calcext:value-type="float">
            <text:p>3.77847</text:p>
          </table:table-cell>
          <table:table-cell office:value-type="float" office:value="0.238686" calcext:value-type="float">
            <text:p>0.238686</text:p>
          </table:table-cell>
          <table:table-cell office:value-type="float" office:value="12690" calcext:value-type="float">
            <text:p>12690</text:p>
          </table:table-cell>
        </table:table-row>
        <table:table-row table:style-name="ro1">
          <table:table-cell office:value-type="float" office:value="3.79295" calcext:value-type="float">
            <text:p>3.79295</text:p>
          </table:table-cell>
          <table:table-cell office:value-type="float" office:value="0.868344" calcext:value-type="float">
            <text:p>0.868344</text:p>
          </table:table-cell>
          <table:table-cell office:value-type="float" office:value="46521" calcext:value-type="float">
            <text:p>46521</text:p>
          </table:table-cell>
        </table:table-row>
        <table:table-row table:style-name="ro1">
          <table:table-cell office:value-type="float" office:value="3.80742" calcext:value-type="float">
            <text:p>3.80742</text:p>
          </table:table-cell>
          <table:table-cell office:value-type="float" office:value="2.26293" calcext:value-type="float">
            <text:p>2.26293</text:p>
          </table:table-cell>
          <table:table-cell office:value-type="float" office:value="122162" calcext:value-type="float">
            <text:p>122162</text:p>
          </table:table-cell>
        </table:table-row>
        <table:table-row table:style-name="ro1">
          <table:table-cell office:value-type="float" office:value="3.8219" calcext:value-type="float">
            <text:p>3.8219</text:p>
          </table:table-cell>
          <table:table-cell office:value-type="float" office:value="4.16292" calcext:value-type="float">
            <text:p>4.16292</text:p>
          </table:table-cell>
          <table:table-cell office:value-type="float" office:value="226444" calcext:value-type="float">
            <text:p>226444</text:p>
          </table:table-cell>
        </table:table-row>
        <table:table-row table:style-name="ro1">
          <table:table-cell office:value-type="float" office:value="3.83638" calcext:value-type="float">
            <text:p>3.83638</text:p>
          </table:table-cell>
          <table:table-cell office:value-type="float" office:value="5.42424" calcext:value-type="float">
            <text:p>5.42424</text:p>
          </table:table-cell>
          <table:table-cell office:value-type="float" office:value="297293" calcext:value-type="float">
            <text:p>297293</text:p>
          </table:table-cell>
        </table:table-row>
        <table:table-row table:style-name="ro1">
          <table:table-cell office:value-type="float" office:value="3.85085" calcext:value-type="float">
            <text:p>3.85085</text:p>
          </table:table-cell>
          <table:table-cell office:value-type="float" office:value="4.63074" calcext:value-type="float">
            <text:p>4.63074</text:p>
          </table:table-cell>
          <table:table-cell office:value-type="float" office:value="255722" calcext:value-type="float">
            <text:p>255722</text:p>
          </table:table-cell>
        </table:table-row>
        <table:table-row table:style-name="ro1">
          <table:table-cell office:value-type="float" office:value="3.86533" calcext:value-type="float">
            <text:p>3.86533</text:p>
          </table:table-cell>
          <table:table-cell office:value-type="float" office:value="2.79811" calcext:value-type="float">
            <text:p>2.79811</text:p>
          </table:table-cell>
          <table:table-cell office:value-type="float" office:value="155683" calcext:value-type="float">
            <text:p>155683</text:p>
          </table:table-cell>
        </table:table-row>
        <table:table-row table:style-name="ro1">
          <table:table-cell office:value-type="float" office:value="3.87981" calcext:value-type="float">
            <text:p>3.87981</text:p>
          </table:table-cell>
          <table:table-cell office:value-type="float" office:value="1.22404" calcext:value-type="float">
            <text:p>1.22404</text:p>
          </table:table-cell>
          <table:table-cell office:value-type="float" office:value="68615" calcext:value-type="float">
            <text:p>68615</text:p>
          </table:table-cell>
        </table:table-row>
        <table:table-row table:style-name="ro1">
          <table:table-cell office:value-type="float" office:value="3.89428" calcext:value-type="float">
            <text:p>3.89428</text:p>
          </table:table-cell>
          <table:table-cell office:value-type="float" office:value="0.396297" calcext:value-type="float">
            <text:p>0.396297</text:p>
          </table:table-cell>
          <table:table-cell office:value-type="float" office:value="22381" calcext:value-type="float">
            <text:p>22381</text:p>
          </table:table-cell>
        </table:table-row>
        <table:table-row table:style-name="ro1">
          <table:table-cell office:value-type="float" office:value="3.90876" calcext:value-type="float">
            <text:p>3.90876</text:p>
          </table:table-cell>
          <table:table-cell office:value-type="float" office:value="0.0926603" calcext:value-type="float">
            <text:p>0.0926603</text:p>
          </table:table-cell>
          <table:table-cell office:value-type="float" office:value="5272" calcext:value-type="float">
            <text:p>5272</text:p>
          </table:table-cell>
        </table:table-row>
        <table:table-row table:style-name="ro1">
          <table:table-cell office:value-type="float" office:value="3.92324" calcext:value-type="float">
            <text:p>3.92324</text:p>
          </table:table-cell>
          <table:table-cell office:value-type="float" office:value="0.0154576" calcext:value-type="float">
            <text:p>0.0154576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3.93772" calcext:value-type="float">
            <text:p>3.93772</text:p>
          </table:table-cell>
          <table:table-cell office:value-type="float" office:value="0.00185307" calcext:value-type="float">
            <text:p>0.0018530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.95219" calcext:value-type="float">
            <text:p>3.95219</text:p>
          </table:table-cell>
          <table:table-cell office:value-type="float" office:value="0.000275068" calcext:value-type="float">
            <text:p>0.0002750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.96667" calcext:value-type="float">
            <text:p>3.9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115" calcext:value-type="float">
            <text:p>3.98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562" calcext:value-type="float">
            <text:p>3.995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01" calcext:value-type="float">
            <text:p>4.0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2458" calcext:value-type="float">
            <text:p>4.02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905" calcext:value-type="float">
            <text:p>4.039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353" calcext:value-type="float">
            <text:p>4.05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801" calcext:value-type="float">
            <text:p>4.068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248" calcext:value-type="float">
            <text:p>4.08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696" calcext:value-type="float">
            <text:p>4.096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144" calcext:value-type="float">
            <text:p>4.11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591" calcext:value-type="float">
            <text:p>4.125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4039" calcext:value-type="float">
            <text:p>4.14039</text:p>
          </table:table-cell>
          <table:table-cell table:style-name="ce1" office:value-type="float" office:value="0.0000156644" calcext:value-type="float">
            <text:p>1.57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15487" calcext:value-type="float">
            <text:p>4.15487</text:p>
          </table:table-cell>
          <table:table-cell office:value-type="float" office:value="0.000404441" calcext:value-type="float">
            <text:p>0.0004044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.16935" calcext:value-type="float">
            <text:p>4.16935</text:p>
          </table:table-cell>
          <table:table-cell office:value-type="float" office:value="0.00270333" calcext:value-type="float">
            <text:p>0.0027033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.18382" calcext:value-type="float">
            <text:p>4.18382</text:p>
          </table:table-cell>
          <table:table-cell office:value-type="float" office:value="0.0140369" calcext:value-type="float">
            <text:p>0.0140369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4.1983" calcext:value-type="float">
            <text:p>4.1983</text:p>
          </table:table-cell>
          <table:table-cell office:value-type="float" office:value="0.0616723" calcext:value-type="float">
            <text:p>0.0616723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4.21278" calcext:value-type="float">
            <text:p>4.21278</text:p>
          </table:table-cell>
          <table:table-cell office:value-type="float" office:value="0.220213" calcext:value-type="float">
            <text:p>0.220213</text:p>
          </table:table-cell>
          <table:table-cell office:value-type="float" office:value="14554" calcext:value-type="float">
            <text:p>14554</text:p>
          </table:table-cell>
        </table:table-row>
        <table:table-row table:style-name="ro1">
          <table:table-cell office:value-type="float" office:value="4.22725" calcext:value-type="float">
            <text:p>4.22725</text:p>
          </table:table-cell>
          <table:table-cell office:value-type="float" office:value="0.649208" calcext:value-type="float">
            <text:p>0.649208</text:p>
          </table:table-cell>
          <table:table-cell office:value-type="float" office:value="43202" calcext:value-type="float">
            <text:p>43202</text:p>
          </table:table-cell>
        </table:table-row>
        <table:table-row table:style-name="ro1">
          <table:table-cell office:value-type="float" office:value="4.24173" calcext:value-type="float">
            <text:p>4.24173</text:p>
          </table:table-cell>
          <table:table-cell office:value-type="float" office:value="1.63129" calcext:value-type="float">
            <text:p>1.63129</text:p>
          </table:table-cell>
          <table:table-cell office:value-type="float" office:value="109300" calcext:value-type="float">
            <text:p>109300</text:p>
          </table:table-cell>
        </table:table-row>
        <table:table-row table:style-name="ro1">
          <table:table-cell office:value-type="float" office:value="4.25621" calcext:value-type="float">
            <text:p>4.25621</text:p>
          </table:table-cell>
          <table:table-cell office:value-type="float" office:value="3.26332" calcext:value-type="float">
            <text:p>3.26332</text:p>
          </table:table-cell>
          <table:table-cell office:value-type="float" office:value="220145" calcext:value-type="float">
            <text:p>220145</text:p>
          </table:table-cell>
        </table:table-row>
        <table:table-row table:style-name="ro1">
          <table:table-cell office:value-type="float" office:value="4.27068" calcext:value-type="float">
            <text:p>4.27068</text:p>
          </table:table-cell>
          <table:table-cell office:value-type="float" office:value="5.29503" calcext:value-type="float">
            <text:p>5.29503</text:p>
          </table:table-cell>
          <table:table-cell office:value-type="float" office:value="359639" calcext:value-type="float">
            <text:p>359639</text:p>
          </table:table-cell>
        </table:table-row>
        <table:table-row table:style-name="ro1">
          <table:table-cell office:value-type="float" office:value="4.28516" calcext:value-type="float">
            <text:p>4.28516</text:p>
          </table:table-cell>
          <table:table-cell office:value-type="float" office:value="6.96051" calcext:value-type="float">
            <text:p>6.96051</text:p>
          </table:table-cell>
          <table:table-cell office:value-type="float" office:value="475969" calcext:value-type="float">
            <text:p>475969</text:p>
          </table:table-cell>
        </table:table-row>
        <table:table-row table:style-name="ro1">
          <table:table-cell office:value-type="float" office:value="4.29964" calcext:value-type="float">
            <text:p>4.29964</text:p>
          </table:table-cell>
          <table:table-cell office:value-type="float" office:value="6.83013" calcext:value-type="float">
            <text:p>6.83013</text:p>
          </table:table-cell>
          <table:table-cell office:value-type="float" office:value="470215" calcext:value-type="float">
            <text:p>470215</text:p>
          </table:table-cell>
        </table:table-row>
        <table:table-row table:style-name="ro1">
          <table:table-cell office:value-type="float" office:value="4.31411" calcext:value-type="float">
            <text:p>4.31411</text:p>
          </table:table-cell>
          <table:table-cell office:value-type="float" office:value="5.11412" calcext:value-type="float">
            <text:p>5.11412</text:p>
          </table:table-cell>
          <table:table-cell office:value-type="float" office:value="354452" calcext:value-type="float">
            <text:p>354452</text:p>
          </table:table-cell>
        </table:table-row>
        <table:table-row table:style-name="ro1">
          <table:table-cell office:value-type="float" office:value="4.32859" calcext:value-type="float">
            <text:p>4.32859</text:p>
          </table:table-cell>
          <table:table-cell office:value-type="float" office:value="3.0945" calcext:value-type="float">
            <text:p>3.0945</text:p>
          </table:table-cell>
          <table:table-cell office:value-type="float" office:value="215917" calcext:value-type="float">
            <text:p>215917</text:p>
          </table:table-cell>
        </table:table-row>
        <table:table-row table:style-name="ro1">
          <table:table-cell office:value-type="float" office:value="4.34307" calcext:value-type="float">
            <text:p>4.34307</text:p>
          </table:table-cell>
          <table:table-cell office:value-type="float" office:value="1.50313" calcext:value-type="float">
            <text:p>1.50313</text:p>
          </table:table-cell>
          <table:table-cell office:value-type="float" office:value="105583" calcext:value-type="float">
            <text:p>105583</text:p>
          </table:table-cell>
        </table:table-row>
        <table:table-row table:style-name="ro1">
          <table:table-cell office:value-type="float" office:value="4.35755" calcext:value-type="float">
            <text:p>4.35755</text:p>
          </table:table-cell>
          <table:table-cell office:value-type="float" office:value="0.585891" calcext:value-type="float">
            <text:p>0.585891</text:p>
          </table:table-cell>
          <table:table-cell office:value-type="float" office:value="41429" calcext:value-type="float">
            <text:p>41429</text:p>
          </table:table-cell>
        </table:table-row>
        <table:table-row table:style-name="ro1">
          <table:table-cell office:value-type="float" office:value="4.37202" calcext:value-type="float">
            <text:p>4.37202</text:p>
          </table:table-cell>
          <table:table-cell office:value-type="float" office:value="0.184739" calcext:value-type="float">
            <text:p>0.184739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float" office:value="4.3865" calcext:value-type="float">
            <text:p>4.3865</text:p>
          </table:table-cell>
          <table:table-cell office:value-type="float" office:value="0.0470456" calcext:value-type="float">
            <text:p>0.0470456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4.40098" calcext:value-type="float">
            <text:p>4.40098</text:p>
          </table:table-cell>
          <table:table-cell office:value-type="float" office:value="0.00998231" calcext:value-type="float">
            <text:p>0.0099823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.41545" calcext:value-type="float">
            <text:p>4.41545</text:p>
          </table:table-cell>
          <table:table-cell office:value-type="float" office:value="0.00217622" calcext:value-type="float">
            <text:p>0.0021762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.42993" calcext:value-type="float">
            <text:p>4.42993</text:p>
          </table:table-cell>
          <table:table-cell office:value-type="float" office:value="0.000574715" calcext:value-type="float">
            <text:p>0.0005747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.44441" calcext:value-type="float">
            <text:p>4.44441</text:p>
          </table:table-cell>
          <table:table-cell office:value-type="float" office:value="0.000149541" calcext:value-type="float">
            <text:p>0.0001495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.45888" calcext:value-type="float">
            <text:p>4.45888</text:p>
          </table:table-cell>
          <table:table-cell table:style-name="ce1" office:value-type="float" office:value="0.0000270131" calcext:value-type="float">
            <text:p>2.7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47336" calcext:value-type="float">
            <text:p>4.47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784" calcext:value-type="float">
            <text:p>4.487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0231" calcext:value-type="float">
            <text:p>4.50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679" calcext:value-type="float">
            <text:p>4.51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127" calcext:value-type="float">
            <text:p>4.53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574" calcext:value-type="float">
            <text:p>4.545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022" calcext:value-type="float">
            <text:p>4.56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47" calcext:value-type="float">
            <text:p>4.57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918" calcext:value-type="float">
            <text:p>4.58918</text:p>
          </table:table-cell>
          <table:table-cell office:value-type="float" office:value="0.000165757" calcext:value-type="float">
            <text:p>0.0001657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.60365" calcext:value-type="float">
            <text:p>4.60365</text:p>
          </table:table-cell>
          <table:table-cell office:value-type="float" office:value="0.00112767" calcext:value-type="float">
            <text:p>0.0011276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.61813" calcext:value-type="float">
            <text:p>4.61813</text:p>
          </table:table-cell>
          <table:table-cell office:value-type="float" office:value="0.00754208" calcext:value-type="float">
            <text:p>0.0075420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4.63261" calcext:value-type="float">
            <text:p>4.63261</text:p>
          </table:table-cell>
          <table:table-cell office:value-type="float" office:value="0.0413415" calcext:value-type="float">
            <text:p>0.0413415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4.64708" calcext:value-type="float">
            <text:p>4.64708</text:p>
          </table:table-cell>
          <table:table-cell office:value-type="float" office:value="0.186135" calcext:value-type="float">
            <text:p>0.186135</text:p>
          </table:table-cell>
          <table:table-cell office:value-type="float" office:value="14969" calcext:value-type="float">
            <text:p>14969</text:p>
          </table:table-cell>
        </table:table-row>
        <table:table-row table:style-name="ro1">
          <table:table-cell office:value-type="float" office:value="4.66156" calcext:value-type="float">
            <text:p>4.66156</text:p>
          </table:table-cell>
          <table:table-cell office:value-type="float" office:value="0.583946" calcext:value-type="float">
            <text:p>0.583946</text:p>
          </table:table-cell>
          <table:table-cell office:value-type="float" office:value="47254" calcext:value-type="float">
            <text:p>47254</text:p>
          </table:table-cell>
        </table:table-row>
        <table:table-row table:style-name="ro1">
          <table:table-cell office:value-type="float" office:value="4.67604" calcext:value-type="float">
            <text:p>4.67604</text:p>
          </table:table-cell>
          <table:table-cell office:value-type="float" office:value="1.34243" calcext:value-type="float">
            <text:p>1.34243</text:p>
          </table:table-cell>
          <table:table-cell office:value-type="float" office:value="109308" calcext:value-type="float">
            <text:p>109308</text:p>
          </table:table-cell>
        </table:table-row>
        <table:table-row table:style-name="ro1">
          <table:table-cell office:value-type="float" office:value="4.69051" calcext:value-type="float">
            <text:p>4.69051</text:p>
          </table:table-cell>
          <table:table-cell office:value-type="float" office:value="2.15371" calcext:value-type="float">
            <text:p>2.15371</text:p>
          </table:table-cell>
          <table:table-cell office:value-type="float" office:value="176454" calcext:value-type="float">
            <text:p>176454</text:p>
          </table:table-cell>
        </table:table-row>
        <table:table-row table:style-name="ro1">
          <table:table-cell office:value-type="float" office:value="4.70499" calcext:value-type="float">
            <text:p>4.70499</text:p>
          </table:table-cell>
          <table:table-cell office:value-type="float" office:value="2.38269" calcext:value-type="float">
            <text:p>2.38269</text:p>
          </table:table-cell>
          <table:table-cell office:value-type="float" office:value="196421" calcext:value-type="float">
            <text:p>196421</text:p>
          </table:table-cell>
        </table:table-row>
        <table:table-row table:style-name="ro1">
          <table:table-cell office:value-type="float" office:value="4.71947" calcext:value-type="float">
            <text:p>4.71947</text:p>
          </table:table-cell>
          <table:table-cell office:value-type="float" office:value="1.74629" calcext:value-type="float">
            <text:p>1.74629</text:p>
          </table:table-cell>
          <table:table-cell office:value-type="float" office:value="144846" calcext:value-type="float">
            <text:p>144846</text:p>
          </table:table-cell>
        </table:table-row>
        <table:table-row table:style-name="ro1">
          <table:table-cell office:value-type="float" office:value="4.73394" calcext:value-type="float">
            <text:p>4.73394</text:p>
          </table:table-cell>
          <table:table-cell office:value-type="float" office:value="0.931094" calcext:value-type="float">
            <text:p>0.931094</text:p>
          </table:table-cell>
          <table:table-cell office:value-type="float" office:value="77704" calcext:value-type="float">
            <text:p>77704</text:p>
          </table:table-cell>
        </table:table-row>
        <table:table-row table:style-name="ro1">
          <table:table-cell office:value-type="float" office:value="4.74842" calcext:value-type="float">
            <text:p>4.74842</text:p>
          </table:table-cell>
          <table:table-cell office:value-type="float" office:value="0.352501" calcext:value-type="float">
            <text:p>0.352501</text:p>
          </table:table-cell>
          <table:table-cell office:value-type="float" office:value="29598" calcext:value-type="float">
            <text:p>29598</text:p>
          </table:table-cell>
        </table:table-row>
        <table:table-row table:style-name="ro1">
          <table:table-cell office:value-type="float" office:value="4.7629" calcext:value-type="float">
            <text:p>4.7629</text:p>
          </table:table-cell>
          <table:table-cell office:value-type="float" office:value="0.0992916" calcext:value-type="float">
            <text:p>0.0992916</text:p>
          </table:table-cell>
          <table:table-cell office:value-type="float" office:value="8388" calcext:value-type="float">
            <text:p>8388</text:p>
          </table:table-cell>
        </table:table-row>
        <table:table-row table:style-name="ro1">
          <table:table-cell office:value-type="float" office:value="4.77738" calcext:value-type="float">
            <text:p>4.77738</text:p>
          </table:table-cell>
          <table:table-cell office:value-type="float" office:value="0.0203311" calcext:value-type="float">
            <text:p>0.0203311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4.79185" calcext:value-type="float">
            <text:p>4.79185</text:p>
          </table:table-cell>
          <table:table-cell office:value-type="float" office:value="0.00336808" calcext:value-type="float">
            <text:p>0.0033680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4.80633" calcext:value-type="float">
            <text:p>4.80633</text:p>
          </table:table-cell>
          <table:table-cell office:value-type="float" office:value="0.000441726" calcext:value-type="float">
            <text:p>0.0004417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.82081" calcext:value-type="float">
            <text:p>4.82081</text:p>
          </table:table-cell>
          <table:table-cell table:style-name="ce1" office:value-type="float" office:value="0.0000462187" calcext:value-type="float">
            <text:p>4.62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83528" calcext:value-type="float">
            <text:p>4.83528</text:p>
          </table:table-cell>
          <table:table-cell table:style-name="ce1" office:value-type="float" office:value="0.0000344567" calcext:value-type="float">
            <text:p>3.45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84976" calcext:value-type="float">
            <text:p>4.84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6424" calcext:value-type="float">
            <text:p>4.86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871" calcext:value-type="float">
            <text:p>4.87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319" calcext:value-type="float">
            <text:p>4.89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767" calcext:value-type="float">
            <text:p>4.90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214" calcext:value-type="float">
            <text:p>4.92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662" calcext:value-type="float">
            <text:p>4.93662</text:p>
          </table:table-cell>
          <table:table-cell table:style-name="ce1" office:value-type="float" office:value="0.0000220377" calcext:value-type="float">
            <text:p>2.20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9511" calcext:value-type="float">
            <text:p>4.9511</text:p>
          </table:table-cell>
          <table:table-cell office:value-type="float" office:value="0.000306727" calcext:value-type="float">
            <text:p>0.0003067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.96557" calcext:value-type="float">
            <text:p>4.96557</text:p>
          </table:table-cell>
          <table:table-cell office:value-type="float" office:value="0.00233062" calcext:value-type="float">
            <text:p>0.0023306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.98005" calcext:value-type="float">
            <text:p>4.98005</text:p>
          </table:table-cell>
          <table:table-cell office:value-type="float" office:value="0.0171075" calcext:value-type="float">
            <text:p>0.0171075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4.99453" calcext:value-type="float">
            <text:p>4.99453</text:p>
          </table:table-cell>
          <table:table-cell office:value-type="float" office:value="0.0933096" calcext:value-type="float">
            <text:p>0.0933096</text:p>
          </table:table-cell>
          <table:table-cell office:value-type="float" office:value="8668" calcext:value-type="float">
            <text:p>8668</text:p>
          </table:table-cell>
        </table:table-row>
        <table:table-row table:style-name="ro1">
          <table:table-cell office:value-type="float" office:value="5.00901" calcext:value-type="float">
            <text:p>5.00901</text:p>
          </table:table-cell>
          <table:table-cell office:value-type="float" office:value="0.405065" calcext:value-type="float">
            <text:p>0.405065</text:p>
          </table:table-cell>
          <table:table-cell office:value-type="float" office:value="37847" calcext:value-type="float">
            <text:p>37847</text:p>
          </table:table-cell>
        </table:table-row>
        <table:table-row table:style-name="ro1">
          <table:table-cell office:value-type="float" office:value="5.02348" calcext:value-type="float">
            <text:p>5.02348</text:p>
          </table:table-cell>
          <table:table-cell office:value-type="float" office:value="1.35072" calcext:value-type="float">
            <text:p>1.35072</text:p>
          </table:table-cell>
          <table:table-cell office:value-type="float" office:value="126934" calcext:value-type="float">
            <text:p>126934</text:p>
          </table:table-cell>
        </table:table-row>
        <table:table-row table:style-name="ro1">
          <table:table-cell office:value-type="float" office:value="5.03796" calcext:value-type="float">
            <text:p>5.03796</text:p>
          </table:table-cell>
          <table:table-cell office:value-type="float" office:value="3.45966" calcext:value-type="float">
            <text:p>3.45966</text:p>
          </table:table-cell>
          <table:table-cell office:value-type="float" office:value="326999" calcext:value-type="float">
            <text:p>326999</text:p>
          </table:table-cell>
        </table:table-row>
        <table:table-row table:style-name="ro1">
          <table:table-cell office:value-type="float" office:value="5.05244" calcext:value-type="float">
            <text:p>5.05244</text:p>
          </table:table-cell>
          <table:table-cell office:value-type="float" office:value="6.78047" calcext:value-type="float">
            <text:p>6.78047</text:p>
          </table:table-cell>
          <table:table-cell office:value-type="float" office:value="644562" calcext:value-type="float">
            <text:p>644562</text:p>
          </table:table-cell>
        </table:table-row>
        <table:table-row table:style-name="ro1">
          <table:table-cell office:value-type="float" office:value="5.06691" calcext:value-type="float">
            <text:p>5.06691</text:p>
          </table:table-cell>
          <table:table-cell office:value-type="float" office:value="10.1476" calcext:value-type="float">
            <text:p>10.1476</text:p>
          </table:table-cell>
          <table:table-cell office:value-type="float" office:value="970185" calcext:value-type="float">
            <text:p>970185</text:p>
          </table:table-cell>
        </table:table-row>
        <table:table-row table:style-name="ro1">
          <table:table-cell office:value-type="float" office:value="5.08139" calcext:value-type="float">
            <text:p>5.08139</text:p>
          </table:table-cell>
          <table:table-cell office:value-type="float" office:value="11.1686" calcext:value-type="float">
            <text:p>11.1686</text:p>
          </table:table-cell>
          <table:table-cell table:style-name="ce1" office:value-type="float" office:value="1073910" calcext:value-type="float">
            <text:p>1.07E+06</text:p>
          </table:table-cell>
        </table:table-row>
        <table:table-row table:style-name="ro1">
          <table:table-cell office:value-type="float" office:value="5.09587" calcext:value-type="float">
            <text:p>5.09587</text:p>
          </table:table-cell>
          <table:table-cell office:value-type="float" office:value="8.64524" calcext:value-type="float">
            <text:p>8.64524</text:p>
          </table:table-cell>
          <table:table-cell office:value-type="float" office:value="836020" calcext:value-type="float">
            <text:p>836020</text:p>
          </table:table-cell>
        </table:table-row>
        <table:table-row table:style-name="ro1">
          <table:table-cell office:value-type="float" office:value="5.11034" calcext:value-type="float">
            <text:p>5.11034</text:p>
          </table:table-cell>
          <table:table-cell office:value-type="float" office:value="5.14615" calcext:value-type="float">
            <text:p>5.14615</text:p>
          </table:table-cell>
          <table:table-cell office:value-type="float" office:value="500479" calcext:value-type="float">
            <text:p>500479</text:p>
          </table:table-cell>
        </table:table-row>
        <table:table-row table:style-name="ro1">
          <table:table-cell office:value-type="float" office:value="5.12482" calcext:value-type="float">
            <text:p>5.12482</text:p>
          </table:table-cell>
          <table:table-cell office:value-type="float" office:value="2.35419" calcext:value-type="float">
            <text:p>2.35419</text:p>
          </table:table-cell>
          <table:table-cell office:value-type="float" office:value="230251" calcext:value-type="float">
            <text:p>230251</text:p>
          </table:table-cell>
        </table:table-row>
        <table:table-row table:style-name="ro1">
          <table:table-cell office:value-type="float" office:value="5.1393" calcext:value-type="float">
            <text:p>5.1393</text:p>
          </table:table-cell>
          <table:table-cell office:value-type="float" office:value="0.820531" calcext:value-type="float">
            <text:p>0.820531</text:p>
          </table:table-cell>
          <table:table-cell office:value-type="float" office:value="80706" calcext:value-type="float">
            <text:p>80706</text:p>
          </table:table-cell>
        </table:table-row>
        <table:table-row table:style-name="ro1">
          <table:table-cell office:value-type="float" office:value="5.15377" calcext:value-type="float">
            <text:p>5.15377</text:p>
          </table:table-cell>
          <table:table-cell office:value-type="float" office:value="0.223004" calcext:value-type="float">
            <text:p>0.223004</text:p>
          </table:table-cell>
          <table:table-cell office:value-type="float" office:value="22058" calcext:value-type="float">
            <text:p>22058</text:p>
          </table:table-cell>
        </table:table-row>
        <table:table-row table:style-name="ro1">
          <table:table-cell office:value-type="float" office:value="5.16825" calcext:value-type="float">
            <text:p>5.16825</text:p>
          </table:table-cell>
          <table:table-cell office:value-type="float" office:value="0.0472606" calcext:value-type="float">
            <text:p>0.0472606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float" office:value="5.18273" calcext:value-type="float">
            <text:p>5.18273</text:p>
          </table:table-cell>
          <table:table-cell office:value-type="float" office:value="0.00785782" calcext:value-type="float">
            <text:p>0.00785782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5.1972" calcext:value-type="float">
            <text:p>5.1972</text:p>
          </table:table-cell>
          <table:table-cell office:value-type="float" office:value="0.000994161" calcext:value-type="float">
            <text:p>0.0009941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.21168" calcext:value-type="float">
            <text:p>5.21168</text:p>
          </table:table-cell>
          <table:table-cell office:value-type="float" office:value="0.000177956" calcext:value-type="float">
            <text:p>0.0001779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.22616" calcext:value-type="float">
            <text:p>5.226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064" calcext:value-type="float">
            <text:p>5.2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511" calcext:value-type="float">
            <text:p>5.25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959" calcext:value-type="float">
            <text:p>5.26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407" calcext:value-type="float">
            <text:p>5.28407</text:p>
          </table:table-cell>
          <table:table-cell office:value-type="float" office:value="0.000173114" calcext:value-type="float">
            <text:p>0.0001731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.29854" calcext:value-type="float">
            <text:p>5.29854</text:p>
          </table:table-cell>
          <table:table-cell office:value-type="float" office:value="0.000478249" calcext:value-type="float">
            <text:p>0.0004782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.31302" calcext:value-type="float">
            <text:p>5.31302</text:p>
          </table:table-cell>
          <table:table-cell office:value-type="float" office:value="0.00214992" calcext:value-type="float">
            <text:p>0.0021499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.3275" calcext:value-type="float">
            <text:p>5.3275</text:p>
          </table:table-cell>
          <table:table-cell office:value-type="float" office:value="0.00887469" calcext:value-type="float">
            <text:p>0.00887469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5.34197" calcext:value-type="float">
            <text:p>5.34197</text:p>
          </table:table-cell>
          <table:table-cell office:value-type="float" office:value="0.0282114" calcext:value-type="float">
            <text:p>0.0282114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5.35645" calcext:value-type="float">
            <text:p>5.35645</text:p>
          </table:table-cell>
          <table:table-cell office:value-type="float" office:value="0.080574" calcext:value-type="float">
            <text:p>0.080574</text:p>
          </table:table-cell>
          <table:table-cell office:value-type="float" office:value="8609" calcext:value-type="float">
            <text:p>8609</text:p>
          </table:table-cell>
        </table:table-row>
        <table:table-row table:style-name="ro1">
          <table:table-cell office:value-type="float" office:value="5.37093" calcext:value-type="float">
            <text:p>5.37093</text:p>
          </table:table-cell>
          <table:table-cell office:value-type="float" office:value="0.192136" calcext:value-type="float">
            <text:p>0.192136</text:p>
          </table:table-cell>
          <table:table-cell office:value-type="float" office:value="20640" calcext:value-type="float">
            <text:p>20640</text:p>
          </table:table-cell>
        </table:table-row>
        <table:table-row table:style-name="ro1">
          <table:table-cell office:value-type="float" office:value="5.3854" calcext:value-type="float">
            <text:p>5.3854</text:p>
          </table:table-cell>
          <table:table-cell office:value-type="float" office:value="0.383245" calcext:value-type="float">
            <text:p>0.383245</text:p>
          </table:table-cell>
          <table:table-cell office:value-type="float" office:value="41392" calcext:value-type="float">
            <text:p>41392</text:p>
          </table:table-cell>
        </table:table-row>
        <table:table-row table:style-name="ro1">
          <table:table-cell office:value-type="float" office:value="5.39988" calcext:value-type="float">
            <text:p>5.39988</text:p>
          </table:table-cell>
          <table:table-cell office:value-type="float" office:value="0.65028" calcext:value-type="float">
            <text:p>0.65028</text:p>
          </table:table-cell>
          <table:table-cell office:value-type="float" office:value="70611" calcext:value-type="float">
            <text:p>70611</text:p>
          </table:table-cell>
        </table:table-row>
        <table:table-row table:style-name="ro1">
          <table:table-cell office:value-type="float" office:value="5.41436" calcext:value-type="float">
            <text:p>5.41436</text:p>
          </table:table-cell>
          <table:table-cell office:value-type="float" office:value="0.914339" calcext:value-type="float">
            <text:p>0.914339</text:p>
          </table:table-cell>
          <table:table-cell office:value-type="float" office:value="99817" calcext:value-type="float">
            <text:p>99817</text:p>
          </table:table-cell>
        </table:table-row>
        <table:table-row table:style-name="ro1">
          <table:table-cell office:value-type="float" office:value="5.42884" calcext:value-type="float">
            <text:p>5.42884</text:p>
          </table:table-cell>
          <table:table-cell office:value-type="float" office:value="1.04944" calcext:value-type="float">
            <text:p>1.04944</text:p>
          </table:table-cell>
          <table:table-cell office:value-type="float" office:value="115179" calcext:value-type="float">
            <text:p>115179</text:p>
          </table:table-cell>
        </table:table-row>
        <table:table-row table:style-name="ro1">
          <table:table-cell office:value-type="float" office:value="5.44331" calcext:value-type="float">
            <text:p>5.44331</text:p>
          </table:table-cell>
          <table:table-cell office:value-type="float" office:value="0.904746" calcext:value-type="float">
            <text:p>0.904746</text:p>
          </table:table-cell>
          <table:table-cell office:value-type="float" office:value="99829" calcext:value-type="float">
            <text:p>99829</text:p>
          </table:table-cell>
        </table:table-row>
        <table:table-row table:style-name="ro1">
          <table:table-cell office:value-type="float" office:value="5.45779" calcext:value-type="float">
            <text:p>5.45779</text:p>
          </table:table-cell>
          <table:table-cell office:value-type="float" office:value="0.643117" calcext:value-type="float">
            <text:p>0.643117</text:p>
          </table:table-cell>
          <table:table-cell office:value-type="float" office:value="71339" calcext:value-type="float">
            <text:p>71339</text:p>
          </table:table-cell>
        </table:table-row>
        <table:table-row table:style-name="ro1">
          <table:table-cell office:value-type="float" office:value="5.47227" calcext:value-type="float">
            <text:p>5.47227</text:p>
          </table:table-cell>
          <table:table-cell office:value-type="float" office:value="0.38268" calcext:value-type="float">
            <text:p>0.38268</text:p>
          </table:table-cell>
          <table:table-cell office:value-type="float" office:value="42675" calcext:value-type="float">
            <text:p>42675</text:p>
          </table:table-cell>
        </table:table-row>
        <table:table-row table:style-name="ro1">
          <table:table-cell office:value-type="float" office:value="5.48674" calcext:value-type="float">
            <text:p>5.48674</text:p>
          </table:table-cell>
          <table:table-cell office:value-type="float" office:value="0.192031" calcext:value-type="float">
            <text:p>0.192031</text:p>
          </table:table-cell>
          <table:table-cell office:value-type="float" office:value="21528" calcext:value-type="float">
            <text:p>21528</text:p>
          </table:table-cell>
        </table:table-row>
        <table:table-row table:style-name="ro1">
          <table:table-cell office:value-type="float" office:value="5.50122" calcext:value-type="float">
            <text:p>5.50122</text:p>
          </table:table-cell>
          <table:table-cell office:value-type="float" office:value="0.0751823" calcext:value-type="float">
            <text:p>0.0751823</text:p>
          </table:table-cell>
          <table:table-cell office:value-type="float" office:value="8473" calcext:value-type="float">
            <text:p>8473</text:p>
          </table:table-cell>
        </table:table-row>
        <table:table-row table:style-name="ro1">
          <table:table-cell office:value-type="float" office:value="5.5157" calcext:value-type="float">
            <text:p>5.5157</text:p>
          </table:table-cell>
          <table:table-cell office:value-type="float" office:value="0.0253148" calcext:value-type="float">
            <text:p>0.0253148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5.53017" calcext:value-type="float">
            <text:p>5.53017</text:p>
          </table:table-cell>
          <table:table-cell office:value-type="float" office:value="0.00701562" calcext:value-type="float">
            <text:p>0.00701562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5.54465" calcext:value-type="float">
            <text:p>5.54465</text:p>
          </table:table-cell>
          <table:table-cell office:value-type="float" office:value="0.00178188" calcext:value-type="float">
            <text:p>0.0017818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.55913" calcext:value-type="float">
            <text:p>5.55913</text:p>
          </table:table-cell>
          <table:table-cell office:value-type="float" office:value="0.00035626" calcext:value-type="float">
            <text:p>0.000356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.5736" calcext:value-type="float">
            <text:p>5.5736</text:p>
          </table:table-cell>
          <table:table-cell table:style-name="ce1" office:value-type="float" office:value="0.0000950861" calcext:value-type="float">
            <text:p>9.51E-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.58808" calcext:value-type="float">
            <text:p>5.58808</text:p>
          </table:table-cell>
          <table:table-cell table:style-name="ce1" office:value-type="float" office:value="0.0000687957" calcext:value-type="float">
            <text:p>6.88E-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.60256" calcext:value-type="float">
            <text:p>5.60256</text:p>
          </table:table-cell>
          <table:table-cell table:style-name="ce1" office:value-type="float" office:value="0.0000256652" calcext:value-type="float">
            <text:p>2.57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61703" calcext:value-type="float">
            <text:p>5.61703</text:p>
          </table:table-cell>
          <table:table-cell office:value-type="float" office:value="0.000195754" calcext:value-type="float">
            <text:p>0.0001957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.63151" calcext:value-type="float">
            <text:p>5.63151</text:p>
          </table:table-cell>
          <table:table-cell office:value-type="float" office:value="0.00160033" calcext:value-type="float">
            <text:p>0.0016003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.64599" calcext:value-type="float">
            <text:p>5.64599</text:p>
          </table:table-cell>
          <table:table-cell office:value-type="float" office:value="0.00855875" calcext:value-type="float">
            <text:p>0.0085587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5.66047" calcext:value-type="float">
            <text:p>5.66047</text:p>
          </table:table-cell>
          <table:table-cell office:value-type="float" office:value="0.0362224" calcext:value-type="float">
            <text:p>0.0362224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office:value-type="float" office:value="5.67494" calcext:value-type="float">
            <text:p>5.67494</text:p>
          </table:table-cell>
          <table:table-cell office:value-type="float" office:value="0.129042" calcext:value-type="float">
            <text:p>0.129042</text:p>
          </table:table-cell>
          <table:table-cell office:value-type="float" office:value="15476" calcext:value-type="float">
            <text:p>15476</text:p>
          </table:table-cell>
        </table:table-row>
        <table:table-row table:style-name="ro1">
          <table:table-cell office:value-type="float" office:value="5.68942" calcext:value-type="float">
            <text:p>5.68942</text:p>
          </table:table-cell>
          <table:table-cell office:value-type="float" office:value="0.404157" calcext:value-type="float">
            <text:p>0.404157</text:p>
          </table:table-cell>
          <table:table-cell office:value-type="float" office:value="48718" calcext:value-type="float">
            <text:p>48718</text:p>
          </table:table-cell>
        </table:table-row>
        <table:table-row table:style-name="ro1">
          <table:table-cell office:value-type="float" office:value="5.7039" calcext:value-type="float">
            <text:p>5.7039</text:p>
          </table:table-cell>
          <table:table-cell office:value-type="float" office:value="1.05842" calcext:value-type="float">
            <text:p>1.05842</text:p>
          </table:table-cell>
          <table:table-cell office:value-type="float" office:value="128234" calcext:value-type="float">
            <text:p>128234</text:p>
          </table:table-cell>
        </table:table-row>
        <table:table-row table:style-name="ro1">
          <table:table-cell office:value-type="float" office:value="5.71837" calcext:value-type="float">
            <text:p>5.71837</text:p>
          </table:table-cell>
          <table:table-cell office:value-type="float" office:value="2.26277" calcext:value-type="float">
            <text:p>2.26277</text:p>
          </table:table-cell>
          <table:table-cell office:value-type="float" office:value="275543" calcext:value-type="float">
            <text:p>275543</text:p>
          </table:table-cell>
        </table:table-row>
        <table:table-row table:style-name="ro1">
          <table:table-cell office:value-type="float" office:value="5.73285" calcext:value-type="float">
            <text:p>5.73285</text:p>
          </table:table-cell>
          <table:table-cell office:value-type="float" office:value="3.93166" calcext:value-type="float">
            <text:p>3.93166</text:p>
          </table:table-cell>
          <table:table-cell office:value-type="float" office:value="481194" calcext:value-type="float">
            <text:p>481194</text:p>
          </table:table-cell>
        </table:table-row>
        <table:table-row table:style-name="ro1">
          <table:table-cell office:value-type="float" office:value="5.74733" calcext:value-type="float">
            <text:p>5.74733</text:p>
          </table:table-cell>
          <table:table-cell office:value-type="float" office:value="5.50108" calcext:value-type="float">
            <text:p>5.50108</text:p>
          </table:table-cell>
          <table:table-cell office:value-type="float" office:value="676679" calcext:value-type="float">
            <text:p>676679</text:p>
          </table:table-cell>
        </table:table-row>
        <table:table-row table:style-name="ro1">
          <table:table-cell office:value-type="float" office:value="5.7618" calcext:value-type="float">
            <text:p>5.7618</text:p>
          </table:table-cell>
          <table:table-cell office:value-type="float" office:value="5.94579" calcext:value-type="float">
            <text:p>5.94579</text:p>
          </table:table-cell>
          <table:table-cell office:value-type="float" office:value="735072" calcext:value-type="float">
            <text:p>735072</text:p>
          </table:table-cell>
        </table:table-row>
        <table:table-row table:style-name="ro1">
          <table:table-cell office:value-type="float" office:value="5.77628" calcext:value-type="float">
            <text:p>5.77628</text:p>
          </table:table-cell>
          <table:table-cell office:value-type="float" office:value="4.72173" calcext:value-type="float">
            <text:p>4.72173</text:p>
          </table:table-cell>
          <table:table-cell office:value-type="float" office:value="586680" calcext:value-type="float">
            <text:p>586680</text:p>
          </table:table-cell>
        </table:table-row>
        <table:table-row table:style-name="ro1">
          <table:table-cell office:value-type="float" office:value="5.79076" calcext:value-type="float">
            <text:p>5.79076</text:p>
          </table:table-cell>
          <table:table-cell office:value-type="float" office:value="3.02348" calcext:value-type="float">
            <text:p>3.02348</text:p>
          </table:table-cell>
          <table:table-cell office:value-type="float" office:value="377556" calcext:value-type="float">
            <text:p>377556</text:p>
          </table:table-cell>
        </table:table-row>
        <table:table-row table:style-name="ro1">
          <table:table-cell office:value-type="float" office:value="5.80523" calcext:value-type="float">
            <text:p>5.80523</text:p>
          </table:table-cell>
          <table:table-cell office:value-type="float" office:value="1.56211" calcext:value-type="float">
            <text:p>1.56211</text:p>
          </table:table-cell>
          <table:table-cell office:value-type="float" office:value="196044" calcext:value-type="float">
            <text:p>196044</text:p>
          </table:table-cell>
        </table:table-row>
        <table:table-row table:style-name="ro1">
          <table:table-cell office:value-type="float" office:value="5.81971" calcext:value-type="float">
            <text:p>5.81971</text:p>
          </table:table-cell>
          <table:table-cell office:value-type="float" office:value="0.656904" calcext:value-type="float">
            <text:p>0.656904</text:p>
          </table:table-cell>
          <table:table-cell office:value-type="float" office:value="82853" calcext:value-type="float">
            <text:p>82853</text:p>
          </table:table-cell>
        </table:table-row>
        <table:table-row table:style-name="ro1">
          <table:table-cell office:value-type="float" office:value="5.83419" calcext:value-type="float">
            <text:p>5.83419</text:p>
          </table:table-cell>
          <table:table-cell office:value-type="float" office:value="0.230508" calcext:value-type="float">
            <text:p>0.230508</text:p>
          </table:table-cell>
          <table:table-cell office:value-type="float" office:value="29218" calcext:value-type="float">
            <text:p>29218</text:p>
          </table:table-cell>
        </table:table-row>
        <table:table-row table:style-name="ro1">
          <table:table-cell office:value-type="float" office:value="5.84867" calcext:value-type="float">
            <text:p>5.84867</text:p>
          </table:table-cell>
          <table:table-cell office:value-type="float" office:value="0.065" calcext:value-type="float">
            <text:p>0.065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5.86314" calcext:value-type="float">
            <text:p>5.86314</text:p>
          </table:table-cell>
          <table:table-cell office:value-type="float" office:value="0.0150528" calcext:value-type="float">
            <text:p>0.0150528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5.87762" calcext:value-type="float">
            <text:p>5.87762</text:p>
          </table:table-cell>
          <table:table-cell office:value-type="float" office:value="0.00316365" calcext:value-type="float">
            <text:p>0.0031636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5.8921" calcext:value-type="float">
            <text:p>5.8921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.90657" calcext:value-type="float">
            <text:p>5.90657</text:p>
          </table:table-cell>
          <table:table-cell office:value-type="float" office:value="0.000146244" calcext:value-type="float">
            <text:p>0.0001462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.92105" calcext:value-type="float">
            <text:p>5.92105</text:p>
          </table:table-cell>
          <table:table-cell table:style-name="ce1" office:value-type="float" office:value="0.0000612758" calcext:value-type="float">
            <text:p>6.13E-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.93553" calcext:value-type="float">
            <text:p>5.93553</text:p>
          </table:table-cell>
          <table:table-cell office:value-type="float" office:value="0.000236287" calcext:value-type="float">
            <text:p>0.00023628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0.00200247" calcext:value-type="float">
            <text:p>0.0020024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5.96448" calcext:value-type="float">
            <text:p>5.96448</text:p>
          </table:table-cell>
          <table:table-cell office:value-type="float" office:value="0.0111942" calcext:value-type="float">
            <text:p>0.0111942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5.97896" calcext:value-type="float">
            <text:p>5.97896</text:p>
          </table:table-cell>
          <table:table-cell office:value-type="float" office:value="0.0459874" calcext:value-type="float">
            <text:p>0.0459874</text:p>
          </table:table-cell>
          <table:table-cell office:value-type="float" office:value="6122" calcext:value-type="float">
            <text:p>6122</text:p>
          </table:table-cell>
        </table:table-row>
        <table:table-row table:style-name="ro1">
          <table:table-cell office:value-type="float" office:value="5.99343" calcext:value-type="float">
            <text:p>5.99343</text:p>
          </table:table-cell>
          <table:table-cell office:value-type="float" office:value="0.148002" calcext:value-type="float">
            <text:p>0.148002</text:p>
          </table:table-cell>
          <table:table-cell office:value-type="float" office:value="19798" calcext:value-type="float">
            <text:p>19798</text:p>
          </table:table-cell>
        </table:table-row>
        <table:table-row table:style-name="ro1">
          <table:table-cell office:value-type="float" office:value="6.00791" calcext:value-type="float">
            <text:p>6.00791</text:p>
          </table:table-cell>
          <table:table-cell office:value-type="float" office:value="0.413262" calcext:value-type="float">
            <text:p>0.413262</text:p>
          </table:table-cell>
          <table:table-cell office:value-type="float" office:value="55549" calcext:value-type="float">
            <text:p>55549</text:p>
          </table:table-cell>
        </table:table-row>
        <table:table-row table:style-name="ro1">
          <table:table-cell office:value-type="float" office:value="6.02239" calcext:value-type="float">
            <text:p>6.02239</text:p>
          </table:table-cell>
          <table:table-cell office:value-type="float" office:value="0.97435" calcext:value-type="float">
            <text:p>0.97435</text:p>
          </table:table-cell>
          <table:table-cell office:value-type="float" office:value="131600" calcext:value-type="float">
            <text:p>131600</text:p>
          </table:table-cell>
        </table:table-row>
        <table:table-row table:style-name="ro1">
          <table:table-cell office:value-type="float" office:value="6.03686" calcext:value-type="float">
            <text:p>6.03686</text:p>
          </table:table-cell>
          <table:table-cell office:value-type="float" office:value="1.83948" calcext:value-type="float">
            <text:p>1.83948</text:p>
          </table:table-cell>
          <table:table-cell office:value-type="float" office:value="249644" calcext:value-type="float">
            <text:p>249644</text:p>
          </table:table-cell>
        </table:table-row>
        <table:table-row table:style-name="ro1">
          <table:table-cell office:value-type="float" office:value="6.05134" calcext:value-type="float">
            <text:p>6.05134</text:p>
          </table:table-cell>
          <table:table-cell office:value-type="float" office:value="2.81953" calcext:value-type="float">
            <text:p>2.81953</text:p>
          </table:table-cell>
          <table:table-cell office:value-type="float" office:value="384488" calcext:value-type="float">
            <text:p>384488</text:p>
          </table:table-cell>
        </table:table-row>
        <table:table-row table:style-name="ro1">
          <table:table-cell office:value-type="float" office:value="6.06582" calcext:value-type="float">
            <text:p>6.06582</text:p>
          </table:table-cell>
          <table:table-cell office:value-type="float" office:value="3.50189" calcext:value-type="float">
            <text:p>3.50189</text:p>
          </table:table-cell>
          <table:table-cell office:value-type="float" office:value="479827" calcext:value-type="float">
            <text:p>479827</text:p>
          </table:table-cell>
        </table:table-row>
        <table:table-row table:style-name="ro1">
          <table:table-cell office:value-type="float" office:value="6.0803" calcext:value-type="float">
            <text:p>6.0803</text:p>
          </table:table-cell>
          <table:table-cell office:value-type="float" office:value="3.22654" calcext:value-type="float">
            <text:p>3.22654</text:p>
          </table:table-cell>
          <table:table-cell office:value-type="float" office:value="444211" calcext:value-type="float">
            <text:p>444211</text:p>
          </table:table-cell>
        </table:table-row>
        <table:table-row table:style-name="ro1">
          <table:table-cell office:value-type="float" office:value="6.09477" calcext:value-type="float">
            <text:p>6.09477</text:p>
          </table:table-cell>
          <table:table-cell office:value-type="float" office:value="2.34511" calcext:value-type="float">
            <text:p>2.34511</text:p>
          </table:table-cell>
          <table:table-cell office:value-type="float" office:value="324400" calcext:value-type="float">
            <text:p>324400</text:p>
          </table:table-cell>
        </table:table-row>
        <table:table-row table:style-name="ro1">
          <table:table-cell office:value-type="float" office:value="6.10925" calcext:value-type="float">
            <text:p>6.10925</text:p>
          </table:table-cell>
          <table:table-cell office:value-type="float" office:value="1.37802" calcext:value-type="float">
            <text:p>1.37802</text:p>
          </table:table-cell>
          <table:table-cell office:value-type="float" office:value="191529" calcext:value-type="float">
            <text:p>191529</text:p>
          </table:table-cell>
        </table:table-row>
        <table:table-row table:style-name="ro1">
          <table:table-cell office:value-type="float" office:value="6.12373" calcext:value-type="float">
            <text:p>6.12373</text:p>
          </table:table-cell>
          <table:table-cell office:value-type="float" office:value="0.665158" calcext:value-type="float">
            <text:p>0.665158</text:p>
          </table:table-cell>
          <table:table-cell office:value-type="float" office:value="92888" calcext:value-type="float">
            <text:p>92888</text:p>
          </table:table-cell>
        </table:table-row>
        <table:table-row table:style-name="ro1">
          <table:table-cell office:value-type="float" office:value="6.1382" calcext:value-type="float">
            <text:p>6.1382</text:p>
          </table:table-cell>
          <table:table-cell office:value-type="float" office:value="0.256719" calcext:value-type="float">
            <text:p>0.256719</text:p>
          </table:table-cell>
          <table:table-cell office:value-type="float" office:value="36020" calcext:value-type="float">
            <text:p>36020</text:p>
          </table:table-cell>
        </table:table-row>
        <table:table-row table:style-name="ro1">
          <table:table-cell office:value-type="float" office:value="6.15268" calcext:value-type="float">
            <text:p>6.15268</text:p>
          </table:table-cell>
          <table:table-cell office:value-type="float" office:value="0.0811156" calcext:value-type="float">
            <text:p>0.0811156</text:p>
          </table:table-cell>
          <table:table-cell office:value-type="float" office:value="11435" calcext:value-type="float">
            <text:p>11435</text:p>
          </table:table-cell>
        </table:table-row>
        <table:table-row table:style-name="ro1">
          <table:table-cell office:value-type="float" office:value="6.16716" calcext:value-type="float">
            <text:p>6.16716</text:p>
          </table:table-cell>
          <table:table-cell office:value-type="float" office:value="0.0207857" calcext:value-type="float">
            <text:p>0.0207857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6.18163" calcext:value-type="float">
            <text:p>6.18163</text:p>
          </table:table-cell>
          <table:table-cell office:value-type="float" office:value="0.00457479" calcext:value-type="float">
            <text:p>0.00457479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6.19611" calcext:value-type="float">
            <text:p>6.19611</text:p>
          </table:table-cell>
          <table:table-cell office:value-type="float" office:value="0.000825354" calcext:value-type="float">
            <text:p>0.00082535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.21059" calcext:value-type="float">
            <text:p>6.21059</text:p>
          </table:table-cell>
          <table:table-cell office:value-type="float" office:value="0.000104429" calcext:value-type="float">
            <text:p>0.0001044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.22506" calcext:value-type="float">
            <text:p>6.22506</text:p>
          </table:table-cell>
          <table:table-cell table:style-name="ce1" office:value-type="float" office:value="0.0000138592" calcext:value-type="float">
            <text:p>1.3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23954" calcext:value-type="float">
            <text:p>6.23954</text:p>
          </table:table-cell>
          <table:table-cell table:style-name="ce1" office:value-type="float" office:value="0.00005518" calcext:value-type="float">
            <text:p>5.52E-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.25402" calcext:value-type="float">
            <text:p>6.25402</text:p>
          </table:table-cell>
          <table:table-cell office:value-type="float" office:value="0.000597307" calcext:value-type="float">
            <text:p>0.00059730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.2685" calcext:value-type="float">
            <text:p>6.2685</text:p>
          </table:table-cell>
          <table:table-cell office:value-type="float" office:value="0.00477691" calcext:value-type="float">
            <text:p>0.0047769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.28297" calcext:value-type="float">
            <text:p>6.28297</text:p>
          </table:table-cell>
          <table:table-cell office:value-type="float" office:value="0.0268085" calcext:value-type="float">
            <text:p>0.0268085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float" office:value="6.29745" calcext:value-type="float">
            <text:p>6.29745</text:p>
          </table:table-cell>
          <table:table-cell office:value-type="float" office:value="0.120772" calcext:value-type="float">
            <text:p>0.120772</text:p>
          </table:table-cell>
          <table:table-cell office:value-type="float" office:value="17836" calcext:value-type="float">
            <text:p>17836</text:p>
          </table:table-cell>
        </table:table-row>
        <table:table-row table:style-name="ro1">
          <table:table-cell office:value-type="float" office:value="6.31193" calcext:value-type="float">
            <text:p>6.31193</text:p>
          </table:table-cell>
          <table:table-cell office:value-type="float" office:value="0.42166" calcext:value-type="float">
            <text:p>0.42166</text:p>
          </table:table-cell>
          <table:table-cell office:value-type="float" office:value="62559" calcext:value-type="float">
            <text:p>62559</text:p>
          </table:table-cell>
        </table:table-row>
        <table:table-row table:style-name="ro1">
          <table:table-cell office:value-type="float" office:value="6.3264" calcext:value-type="float">
            <text:p>6.3264</text:p>
          </table:table-cell>
          <table:table-cell office:value-type="float" office:value="1.12058" calcext:value-type="float">
            <text:p>1.12058</text:p>
          </table:table-cell>
          <table:table-cell office:value-type="float" office:value="167017" calcext:value-type="float">
            <text:p>167017</text:p>
          </table:table-cell>
        </table:table-row>
        <table:table-row table:style-name="ro1">
          <table:table-cell office:value-type="float" office:value="6.34088" calcext:value-type="float">
            <text:p>6.34088</text:p>
          </table:table-cell>
          <table:table-cell office:value-type="float" office:value="2.23993" calcext:value-type="float">
            <text:p>2.23993</text:p>
          </table:table-cell>
          <table:table-cell office:value-type="float" office:value="335380" calcext:value-type="float">
            <text:p>335380</text:p>
          </table:table-cell>
        </table:table-row>
        <table:table-row table:style-name="ro1">
          <table:table-cell office:value-type="float" office:value="6.35536" calcext:value-type="float">
            <text:p>6.35536</text:p>
          </table:table-cell>
          <table:table-cell office:value-type="float" office:value="3.32107" calcext:value-type="float">
            <text:p>3.32107</text:p>
          </table:table-cell>
          <table:table-cell office:value-type="float" office:value="499530" calcext:value-type="float">
            <text:p>499530</text:p>
          </table:table-cell>
        </table:table-row>
        <table:table-row table:style-name="ro1">
          <table:table-cell office:value-type="float" office:value="6.36983" calcext:value-type="float">
            <text:p>6.36983</text:p>
          </table:table-cell>
          <table:table-cell office:value-type="float" office:value="3.60376" calcext:value-type="float">
            <text:p>3.60376</text:p>
          </table:table-cell>
          <table:table-cell office:value-type="float" office:value="544522" calcext:value-type="float">
            <text:p>544522</text:p>
          </table:table-cell>
        </table:table-row>
        <table:table-row table:style-name="ro1">
          <table:table-cell office:value-type="float" office:value="6.38431" calcext:value-type="float">
            <text:p>6.38431</text:p>
          </table:table-cell>
          <table:table-cell office:value-type="float" office:value="2.72102" calcext:value-type="float">
            <text:p>2.72102</text:p>
          </table:table-cell>
          <table:table-cell office:value-type="float" office:value="413013" calcext:value-type="float">
            <text:p>413013</text:p>
          </table:table-cell>
        </table:table-row>
        <table:table-row table:style-name="ro1">
          <table:table-cell office:value-type="float" office:value="6.39879" calcext:value-type="float">
            <text:p>6.39879</text:p>
          </table:table-cell>
          <table:table-cell office:value-type="float" office:value="1.56287" calcext:value-type="float">
            <text:p>1.56287</text:p>
          </table:table-cell>
          <table:table-cell office:value-type="float" office:value="238298" calcext:value-type="float">
            <text:p>238298</text:p>
          </table:table-cell>
        </table:table-row>
        <table:table-row table:style-name="ro1">
          <table:table-cell office:value-type="float" office:value="6.41326" calcext:value-type="float">
            <text:p>6.41326</text:p>
          </table:table-cell>
          <table:table-cell office:value-type="float" office:value="0.680113" calcext:value-type="float">
            <text:p>0.680113</text:p>
          </table:table-cell>
          <table:table-cell office:value-type="float" office:value="104170" calcext:value-type="float">
            <text:p>104170</text:p>
          </table:table-cell>
        </table:table-row>
        <table:table-row table:style-name="ro1">
          <table:table-cell office:value-type="float" office:value="6.42774" calcext:value-type="float">
            <text:p>6.42774</text:p>
          </table:table-cell>
          <table:table-cell office:value-type="float" office:value="0.225689" calcext:value-type="float">
            <text:p>0.225689</text:p>
          </table:table-cell>
          <table:table-cell office:value-type="float" office:value="34724" calcext:value-type="float">
            <text:p>34724</text:p>
          </table:table-cell>
        </table:table-row>
        <table:table-row table:style-name="ro1">
          <table:table-cell office:value-type="float" office:value="6.44222" calcext:value-type="float">
            <text:p>6.44222</text:p>
          </table:table-cell>
          <table:table-cell office:value-type="float" office:value="0.05833" calcext:value-type="float">
            <text:p>0.05833</text:p>
          </table:table-cell>
          <table:table-cell office:value-type="float" office:value="9015" calcext:value-type="float">
            <text:p>9015</text:p>
          </table:table-cell>
        </table:table-row>
        <table:table-row table:style-name="ro1">
          <table:table-cell office:value-type="float" office:value="6.45669" calcext:value-type="float">
            <text:p>6.45669</text:p>
          </table:table-cell>
          <table:table-cell office:value-type="float" office:value="0.0120002" calcext:value-type="float">
            <text:p>0.0120002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6.47117" calcext:value-type="float">
            <text:p>6.47117</text:p>
          </table:table-cell>
          <table:table-cell office:value-type="float" office:value="0.00200713" calcext:value-type="float">
            <text:p>0.0020071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6.48565" calcext:value-type="float">
            <text:p>6.48565</text:p>
          </table:table-cell>
          <table:table-cell office:value-type="float" office:value="0.00030643" calcext:value-type="float">
            <text:p>0.000306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.50013" calcext:value-type="float">
            <text:p>6.50013</text:p>
          </table:table-cell>
          <table:table-cell table:style-name="ce1" office:value-type="float" office:value="0.0000317778" calcext:value-type="float">
            <text:p>3.18E-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5146" calcext:value-type="float">
            <text:p>6.5146</text:p>
          </table:table-cell>
          <table:table-cell office:value-type="float" office:value="0.000120219" calcext:value-type="float">
            <text:p>0.0001202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.52908" calcext:value-type="float">
            <text:p>6.52908</text:p>
          </table:table-cell>
          <table:table-cell office:value-type="float" office:value="0.000661427" calcext:value-type="float">
            <text:p>0.00066142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.54356" calcext:value-type="float">
            <text:p>6.54356</text:p>
          </table:table-cell>
          <table:table-cell office:value-type="float" office:value="0.0040012" calcext:value-type="float">
            <text:p>0.0040012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6.55803" calcext:value-type="float">
            <text:p>6.55803</text:p>
          </table:table-cell>
          <table:table-cell office:value-type="float" office:value="0.0215286" calcext:value-type="float">
            <text:p>0.0215286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6.57251" calcext:value-type="float">
            <text:p>6.57251</text:p>
          </table:table-cell>
          <table:table-cell office:value-type="float" office:value="0.0854559" calcext:value-type="float">
            <text:p>0.0854559</text:p>
          </table:table-cell>
          <table:table-cell office:value-type="float" office:value="13747" calcext:value-type="float">
            <text:p>13747</text:p>
          </table:table-cell>
        </table:table-row>
        <table:table-row table:style-name="ro1">
          <table:table-cell office:value-type="float" office:value="6.58699" calcext:value-type="float">
            <text:p>6.58699</text:p>
          </table:table-cell>
          <table:table-cell office:value-type="float" office:value="0.283173" calcext:value-type="float">
            <text:p>0.283173</text:p>
          </table:table-cell>
          <table:table-cell office:value-type="float" office:value="45754" calcext:value-type="float">
            <text:p>45754</text:p>
          </table:table-cell>
        </table:table-row>
        <table:table-row table:style-name="ro1">
          <table:table-cell office:value-type="float" office:value="6.60146" calcext:value-type="float">
            <text:p>6.60146</text:p>
          </table:table-cell>
          <table:table-cell office:value-type="float" office:value="0.729566" calcext:value-type="float">
            <text:p>0.729566</text:p>
          </table:table-cell>
          <table:table-cell office:value-type="float" office:value="118399" calcext:value-type="float">
            <text:p>118399</text:p>
          </table:table-cell>
        </table:table-row>
        <table:table-row table:style-name="ro1">
          <table:table-cell office:value-type="float" office:value="6.61594" calcext:value-type="float">
            <text:p>6.61594</text:p>
          </table:table-cell>
          <table:table-cell office:value-type="float" office:value="1.49267" calcext:value-type="float">
            <text:p>1.49267</text:p>
          </table:table-cell>
          <table:table-cell office:value-type="float" office:value="243305" calcext:value-type="float">
            <text:p>243305</text:p>
          </table:table-cell>
        </table:table-row>
        <table:table-row table:style-name="ro1">
          <table:table-cell office:value-type="float" office:value="6.63042" calcext:value-type="float">
            <text:p>6.63042</text:p>
          </table:table-cell>
          <table:table-cell office:value-type="float" office:value="2.41476" calcext:value-type="float">
            <text:p>2.41476</text:p>
          </table:table-cell>
          <table:table-cell office:value-type="float" office:value="395329" calcext:value-type="float">
            <text:p>395329</text:p>
          </table:table-cell>
        </table:table-row>
        <table:table-row table:style-name="ro1">
          <table:table-cell office:value-type="float" office:value="6.64489" calcext:value-type="float">
            <text:p>6.64489</text:p>
          </table:table-cell>
          <table:table-cell office:value-type="float" office:value="3.08476" calcext:value-type="float">
            <text:p>3.08476</text:p>
          </table:table-cell>
          <table:table-cell office:value-type="float" office:value="507225" calcext:value-type="float">
            <text:p>507225</text:p>
          </table:table-cell>
        </table:table-row>
        <table:table-row table:style-name="ro1">
          <table:table-cell office:value-type="float" office:value="6.65937" calcext:value-type="float">
            <text:p>6.65937</text:p>
          </table:table-cell>
          <table:table-cell office:value-type="float" office:value="2.85083" calcext:value-type="float">
            <text:p>2.85083</text:p>
          </table:table-cell>
          <table:table-cell office:value-type="float" office:value="470805" calcext:value-type="float">
            <text:p>470805</text:p>
          </table:table-cell>
        </table:table-row>
        <table:table-row table:style-name="ro1">
          <table:table-cell office:value-type="float" office:value="6.67385" calcext:value-type="float">
            <text:p>6.67385</text:p>
          </table:table-cell>
          <table:table-cell office:value-type="float" office:value="1.97834" calcext:value-type="float">
            <text:p>1.97834</text:p>
          </table:table-cell>
          <table:table-cell office:value-type="float" office:value="328138" calcext:value-type="float">
            <text:p>328138</text:p>
          </table:table-cell>
        </table:table-row>
        <table:table-row table:style-name="ro1">
          <table:table-cell office:value-type="float" office:value="6.68833" calcext:value-type="float">
            <text:p>6.68833</text:p>
          </table:table-cell>
          <table:table-cell office:value-type="float" office:value="1.10512" calcext:value-type="float">
            <text:p>1.10512</text:p>
          </table:table-cell>
          <table:table-cell office:value-type="float" office:value="184098" calcext:value-type="float">
            <text:p>184098</text:p>
          </table:table-cell>
        </table:table-row>
        <table:table-row table:style-name="ro1">
          <table:table-cell office:value-type="float" office:value="6.7028" calcext:value-type="float">
            <text:p>6.7028</text:p>
          </table:table-cell>
          <table:table-cell office:value-type="float" office:value="0.492583" calcext:value-type="float">
            <text:p>0.492583</text:p>
          </table:table-cell>
          <table:table-cell office:value-type="float" office:value="82413" calcext:value-type="float">
            <text:p>82413</text:p>
          </table:table-cell>
        </table:table-row>
        <table:table-row table:style-name="ro1">
          <table:table-cell office:value-type="float" office:value="6.71728" calcext:value-type="float">
            <text:p>6.71728</text:p>
          </table:table-cell>
          <table:table-cell office:value-type="float" office:value="0.174503" calcext:value-type="float">
            <text:p>0.174503</text:p>
          </table:table-cell>
          <table:table-cell office:value-type="float" office:value="29322" calcext:value-type="float">
            <text:p>29322</text:p>
          </table:table-cell>
        </table:table-row>
        <table:table-row table:style-name="ro1">
          <table:table-cell office:value-type="float" office:value="6.73176" calcext:value-type="float">
            <text:p>6.73176</text:p>
          </table:table-cell>
          <table:table-cell office:value-type="float" office:value="0.0476012" calcext:value-type="float">
            <text:p>0.0476012</text:p>
          </table:table-cell>
          <table:table-cell office:value-type="float" office:value="8033" calcext:value-type="float">
            <text:p>8033</text:p>
          </table:table-cell>
        </table:table-row>
        <table:table-row table:style-name="ro1">
          <table:table-cell office:value-type="float" office:value="6.74623" calcext:value-type="float">
            <text:p>6.74623</text:p>
          </table:table-cell>
          <table:table-cell office:value-type="float" office:value="0.0109156" calcext:value-type="float">
            <text:p>0.0109156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76071" calcext:value-type="float">
            <text:p>6.76071</text:p>
          </table:table-cell>
          <table:table-cell office:value-type="float" office:value="0.00195052" calcext:value-type="float">
            <text:p>0.0019505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6.77519" calcext:value-type="float">
            <text:p>6.77519</text:p>
          </table:table-cell>
          <table:table-cell office:value-type="float" office:value="0.000584998" calcext:value-type="float">
            <text:p>0.0005849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.78966" calcext:value-type="float">
            <text:p>6.78966</text:p>
          </table:table-cell>
          <table:table-cell office:value-type="float" office:value="0.00148539" calcext:value-type="float">
            <text:p>0.001485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.80414" calcext:value-type="float">
            <text:p>6.80414</text:p>
          </table:table-cell>
          <table:table-cell office:value-type="float" office:value="0.00770279" calcext:value-type="float">
            <text:p>0.00770279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6.81862" calcext:value-type="float">
            <text:p>6.81862</text:p>
          </table:table-cell>
          <table:table-cell office:value-type="float" office:value="0.0343943" calcext:value-type="float">
            <text:p>0.0343943</text:p>
          </table:table-cell>
          <table:table-cell office:value-type="float" office:value="5955" calcext:value-type="float">
            <text:p>5955</text:p>
          </table:table-cell>
        </table:table-row>
        <table:table-row table:style-name="ro1">
          <table:table-cell office:value-type="float" office:value="6.83309" calcext:value-type="float">
            <text:p>6.83309</text:p>
          </table:table-cell>
          <table:table-cell office:value-type="float" office:value="0.129259" calcext:value-type="float">
            <text:p>0.129259</text:p>
          </table:table-cell>
          <table:table-cell office:value-type="float" office:value="22475" calcext:value-type="float">
            <text:p>22475</text:p>
          </table:table-cell>
        </table:table-row>
        <table:table-row table:style-name="ro1">
          <table:table-cell office:value-type="float" office:value="6.84757" calcext:value-type="float">
            <text:p>6.84757</text:p>
          </table:table-cell>
          <table:table-cell office:value-type="float" office:value="0.414196" calcext:value-type="float">
            <text:p>0.414196</text:p>
          </table:table-cell>
          <table:table-cell office:value-type="float" office:value="72324" calcext:value-type="float">
            <text:p>72324</text:p>
          </table:table-cell>
        </table:table-row>
        <table:table-row table:style-name="ro1">
          <table:table-cell office:value-type="float" office:value="6.86205" calcext:value-type="float">
            <text:p>6.86205</text:p>
          </table:table-cell>
          <table:table-cell office:value-type="float" office:value="1.13718" calcext:value-type="float">
            <text:p>1.13718</text:p>
          </table:table-cell>
          <table:table-cell office:value-type="float" office:value="199406" calcext:value-type="float">
            <text:p>199406</text:p>
          </table:table-cell>
        </table:table-row>
        <table:table-row table:style-name="ro1">
          <table:table-cell office:value-type="float" office:value="6.87652" calcext:value-type="float">
            <text:p>6.87652</text:p>
          </table:table-cell>
          <table:table-cell office:value-type="float" office:value="2.57342" calcext:value-type="float">
            <text:p>2.57342</text:p>
          </table:table-cell>
          <table:table-cell office:value-type="float" office:value="453161" calcext:value-type="float">
            <text:p>453161</text:p>
          </table:table-cell>
        </table:table-row>
        <table:table-row table:style-name="ro1">
          <table:table-cell office:value-type="float" office:value="6.891" calcext:value-type="float">
            <text:p>6.891</text:p>
          </table:table-cell>
          <table:table-cell office:value-type="float" office:value="4.76581" calcext:value-type="float">
            <text:p>4.76581</text:p>
          </table:table-cell>
          <table:table-cell office:value-type="float" office:value="842762" calcext:value-type="float">
            <text:p>842762</text:p>
          </table:table-cell>
        </table:table-row>
        <table:table-row table:style-name="ro1">
          <table:table-cell office:value-type="float" office:value="6.90548" calcext:value-type="float">
            <text:p>6.90548</text:p>
          </table:table-cell>
          <table:table-cell office:value-type="float" office:value="7.06343" calcext:value-type="float">
            <text:p>7.06343</text:p>
          </table:table-cell>
          <table:table-cell table:style-name="ce1" office:value-type="float" office:value="1254320" calcext:value-type="float">
            <text:p>1.25E+06</text:p>
          </table:table-cell>
        </table:table-row>
        <table:table-row table:style-name="ro1">
          <table:table-cell office:value-type="float" office:value="6.91996" calcext:value-type="float">
            <text:p>6.91996</text:p>
          </table:table-cell>
          <table:table-cell office:value-type="float" office:value="8.30641" calcext:value-type="float">
            <text:p>8.30641</text:p>
          </table:table-cell>
          <table:table-cell table:style-name="ce1" office:value-type="float" office:value="1481230" calcext:value-type="float">
            <text:p>1.48E+06</text:p>
          </table:table-cell>
        </table:table-row>
        <table:table-row table:style-name="ro1">
          <table:table-cell office:value-type="float" office:value="6.93443" calcext:value-type="float">
            <text:p>6.93443</text:p>
          </table:table-cell>
          <table:table-cell office:value-type="float" office:value="7.12914" calcext:value-type="float">
            <text:p>7.12914</text:p>
          </table:table-cell>
          <table:table-cell table:style-name="ce1" office:value-type="float" office:value="1276620" calcext:value-type="float">
            <text:p>1.28E+06</text:p>
          </table:table-cell>
        </table:table-row>
        <table:table-row table:style-name="ro1">
          <table:table-cell office:value-type="float" office:value="6.94891" calcext:value-type="float">
            <text:p>6.94891</text:p>
          </table:table-cell>
          <table:table-cell office:value-type="float" office:value="4.85475" calcext:value-type="float">
            <text:p>4.85475</text:p>
          </table:table-cell>
          <table:table-cell office:value-type="float" office:value="872979" calcext:value-type="float">
            <text:p>872979</text:p>
          </table:table-cell>
        </table:table-row>
        <table:table-row table:style-name="ro1">
          <table:table-cell office:value-type="float" office:value="6.96339" calcext:value-type="float">
            <text:p>6.96339</text:p>
          </table:table-cell>
          <table:table-cell office:value-type="float" office:value="2.68534" calcext:value-type="float">
            <text:p>2.68534</text:p>
          </table:table-cell>
          <table:table-cell office:value-type="float" office:value="484890" calcext:value-type="float">
            <text:p>484890</text:p>
          </table:table-cell>
        </table:table-row>
        <table:table-row table:style-name="ro1">
          <table:table-cell office:value-type="float" office:value="6.97786" calcext:value-type="float">
            <text:p>6.97786</text:p>
          </table:table-cell>
          <table:table-cell office:value-type="float" office:value="1.20066" calcext:value-type="float">
            <text:p>1.20066</text:p>
          </table:table-cell>
          <table:table-cell office:value-type="float" office:value="217704" calcext:value-type="float">
            <text:p>217704</text:p>
          </table:table-cell>
        </table:table-row>
        <table:table-row table:style-name="ro1">
          <table:table-cell office:value-type="float" office:value="6.99234" calcext:value-type="float">
            <text:p>6.99234</text:p>
          </table:table-cell>
          <table:table-cell office:value-type="float" office:value="0.443056" calcext:value-type="float">
            <text:p>0.443056</text:p>
          </table:table-cell>
          <table:table-cell office:value-type="float" office:value="80669" calcext:value-type="float">
            <text:p>80669</text:p>
          </table:table-cell>
        </table:table-row>
        <table:table-row table:style-name="ro1">
          <table:table-cell office:value-type="float" office:value="7.00682" calcext:value-type="float">
            <text:p>7.00682</text:p>
          </table:table-cell>
          <table:table-cell office:value-type="float" office:value="0.135187" calcext:value-type="float">
            <text:p>0.135187</text:p>
          </table:table-cell>
          <table:table-cell office:value-type="float" office:value="24716" calcext:value-type="float">
            <text:p>24716</text:p>
          </table:table-cell>
        </table:table-row>
        <table:table-row table:style-name="ro1">
          <table:table-cell office:value-type="float" office:value="7.02129" calcext:value-type="float">
            <text:p>7.02129</text:p>
          </table:table-cell>
          <table:table-cell office:value-type="float" office:value="0.0357218" calcext:value-type="float">
            <text:p>0.0357218</text:p>
          </table:table-cell>
          <table:table-cell office:value-type="float" office:value="6558" calcext:value-type="float">
            <text:p>6558</text:p>
          </table:table-cell>
        </table:table-row>
        <table:table-row table:style-name="ro1">
          <table:table-cell office:value-type="float" office:value="7.03577" calcext:value-type="float">
            <text:p>7.03577</text:p>
          </table:table-cell>
          <table:table-cell office:value-type="float" office:value="0.0073667" calcext:value-type="float">
            <text:p>0.0073667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7.05025" calcext:value-type="float">
            <text:p>7.05025</text:p>
          </table:table-cell>
          <table:table-cell office:value-type="float" office:value="0.00143704" calcext:value-type="float">
            <text:p>0.0014370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7.06472" calcext:value-type="float">
            <text:p>7.06472</text:p>
          </table:table-cell>
          <table:table-cell office:value-type="float" office:value="0.000242113" calcext:value-type="float">
            <text:p>0.0002421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.0792" calcext:value-type="float">
            <text:p>7.0792</text:p>
          </table:table-cell>
          <table:table-cell table:style-name="ce1" office:value-type="float" office:value="0.0000482248" calcext:value-type="float">
            <text:p>4.82E-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.09368" calcext:value-type="float">
            <text:p>7.09368</text:p>
          </table:table-cell>
          <table:table-cell table:style-name="ce1" office:value-type="float" office:value="0.0000106729" calcext:value-type="float">
            <text:p>1.0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10815" calcext:value-type="float">
            <text:p>7.10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2263" calcext:value-type="float">
            <text:p>7.12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3711" calcext:value-type="float">
            <text:p>7.13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5159" calcext:value-type="float">
            <text:p>7.15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6606" calcext:value-type="float">
            <text:p>7.16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8054" calcext:value-type="float">
            <text:p>7.18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9502" calcext:value-type="float">
            <text:p>7.19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0949" calcext:value-type="float">
            <text:p>7.20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2397" calcext:value-type="float">
            <text:p>7.22397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23:50:37.734000787</meta:creation-date>
    <dc:date>2020-01-22T00:14:45.004983640</dc:date>
    <meta:editing-duration>PT13M57S</meta:editing-duration>
    <meta:editing-cycles>2</meta:editing-cycles>
    <meta:generator>LibreOffice/6.2.8.2$Linux_X86_64 LibreOffice_project/20$Build-2</meta:generator>
    <meta:document-statistic meta:table-count="4" meta:cell-count="6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3cm" svg:height="12.963cm" xlink:href=".." xlink:type="simple" chart:class="chart:scatter" chart:style-name="ch1">
        <chart:legend chart:legend-position="top" svg:x="7.131cm" svg:y="0.185cm" style:legend-expansion="wide" chart:style-name="ch2"/>
        <chart:plot-area chart:style-name="ch3" table:cell-range-address="Sheet1.A1:Sheet1.A500 Sheet1.B2:Sheet1.B500 Sheet2.B2:Sheet2.B500 Sheet3.B2:Sheet3.B500 Sheet4.B2:Sheet4.B500" chart:data-source-has-labels="row" svg:x="1.471cm" svg:y="1.042cm" svg:width="21.099cm" svg:height="10.681cm">
          <chartooo:coordinate-region svg:x="2.092cm" svg:y="1.241cm" svg:width="20.291cm" svg:height="9.835cm"/>
          <chart:axis chart:dimension="x" chart:name="primary-x" chart:style-name="ch4">
            <chart:title svg:x="11.725cm" svg:y="11.982cm" chart:style-name="ch5">
              <text:p>rho</text:p>
            </chart:title>
          </chart:axis>
          <chart:axis chart:dimension="y" chart:name="primary-y" chart:style-name="ch4">
            <chart:title svg:x="0.451cm" svg:y="6.691cm" chart:style-name="ch6">
              <text:p>g(r)</text:p>
            </chart:title>
            <chart:grid chart:style-name="ch7" chart:class="major"/>
          </chart:axis>
          <chart:series chart:style-name="ch8" chart:values-cell-range-address="Sheet1.B2:Sheet1.B500" loext:label-string="&quot;rho 0.5&quot;" chart:class="chart:scatter">
            <chart:domain table:cell-range-address="Sheet1.A2:Sheet1.A500"/>
            <chart:data-point chart:repeated="499"/>
          </chart:series>
          <chart:series chart:style-name="ch9" chart:values-cell-range-address="Sheet2.B2:Sheet2.B500" loext:label-string="&quot;rho 1.0&quot;" chart:class="chart:scatter">
            <chart:domain table:cell-range-address="Sheet2.A2:Sheet2.A500"/>
            <chart:data-point chart:repeated="499"/>
          </chart:series>
          <chart:series chart:style-name="ch10" chart:values-cell-range-address="Sheet3.B2:Sheet3.B500" loext:label-string="&quot;rho 1.5&quot;" chart:class="chart:scatter">
            <chart:domain table:cell-range-address="Sheet3.A2:Sheet3.A500"/>
            <chart:data-point chart:repeated="499"/>
          </chart:series>
          <chart:series chart:style-name="ch11" chart:values-cell-range-address="Sheet4.B2:Sheet4.B500" loext:label-string="&quot;rho 2.0&quot;" chart:class="chart:scatter">
            <chart:domain table:cell-range-address="Sheet4.A2:Sheet4.A500"/>
            <chart:data-point chart:repeated="4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ho 0.5</text:p>
              </table:table-cell>
              <table:table-cell office:value-type="string">
                <text:p>Column A</text:p>
              </table:table-cell>
              <table:table-cell office:value-type="string">
                <text:p>rho 1.0</text:p>
              </table:table-cell>
              <table:table-cell office:value-type="string">
                <text:p>Column A</text:p>
              </table:table-cell>
              <table:table-cell office:value-type="string">
                <text:p>rho 1.5</text:p>
              </table:table-cell>
              <table:table-cell office:value-type="string">
                <text:p>Column A</text:p>
              </table:table-cell>
              <table:table-cell office:value-type="string">
                <text:p>rho 2.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9806">
                <text:p>0.0229806</text:p>
                <draw:g>
                  <svg:desc>Sheet1.A2:Sheet1.A500</svg:desc>
                </draw:g>
              </table:table-cell>
              <table:table-cell office:value-type="float" office:value="0">
                <text:p>0</text:p>
                <draw:g>
                  <svg:desc>Sheet1.B2:Sheet1.B500</svg:desc>
                </draw:g>
              </table:table-cell>
              <table:table-cell office:value-type="float" office:value="0.0182397">
                <text:p>0.0182397</text:p>
                <draw:g>
                  <svg:desc>Sheet2.A2:Sheet2.A500</svg:desc>
                </draw:g>
              </table:table-cell>
              <table:table-cell office:value-type="float" office:value="0">
                <text:p>0</text:p>
                <draw:g>
                  <svg:desc>Sheet2.B2:Sheet2.B500</svg:desc>
                </draw:g>
              </table:table-cell>
              <table:table-cell office:value-type="float" office:value="0.0159339">
                <text:p>0.0159339</text:p>
                <draw:g>
                  <svg:desc>Sheet3.A2:Sheet3.A500</svg:desc>
                </draw:g>
              </table:table-cell>
              <table:table-cell office:value-type="float" office:value="0">
                <text:p>0</text:p>
                <draw:g>
                  <svg:desc>Sheet3.B2:Sheet3.B500</svg:desc>
                </draw:g>
              </table:table-cell>
              <table:table-cell office:value-type="float" office:value="0.0144769">
                <text:p>0.0144769</text:p>
                <draw:g>
                  <svg:desc>Sheet4.A2:Sheet4.A500</svg:desc>
                </draw:g>
              </table:table-cell>
              <table:table-cell office:value-type="float" office:value="0">
                <text:p>0</text:p>
                <draw:g>
                  <svg:desc>Sheet4.B2:Sheet4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59613">
                <text:p>0.0459613</text:p>
              </table:table-cell>
              <table:table-cell office:value-type="float" office:value="0">
                <text:p>0</text:p>
              </table:table-cell>
              <table:table-cell office:value-type="float" office:value="0.0364795">
                <text:p>0.0364795</text:p>
              </table:table-cell>
              <table:table-cell office:value-type="float" office:value="0">
                <text:p>0</text:p>
              </table:table-cell>
              <table:table-cell office:value-type="float" office:value="0.0318678">
                <text:p>0.0318678</text:p>
              </table:table-cell>
              <table:table-cell office:value-type="float" office:value="0">
                <text:p>0</text:p>
              </table:table-cell>
              <table:table-cell office:value-type="float" office:value="0.0289538">
                <text:p>0.0289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89419">
                <text:p>0.0689419</text:p>
              </table:table-cell>
              <table:table-cell office:value-type="float" office:value="0">
                <text:p>0</text:p>
              </table:table-cell>
              <table:table-cell office:value-type="float" office:value="0.0547192">
                <text:p>0.0547192</text:p>
              </table:table-cell>
              <table:table-cell office:value-type="float" office:value="0">
                <text:p>0</text:p>
              </table:table-cell>
              <table:table-cell office:value-type="float" office:value="0.0478017">
                <text:p>0.0478017</text:p>
              </table:table-cell>
              <table:table-cell office:value-type="float" office:value="0">
                <text:p>0</text:p>
              </table:table-cell>
              <table:table-cell office:value-type="float" office:value="0.0434307">
                <text:p>0.0434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19225">
                <text:p>0.0919225</text:p>
              </table:table-cell>
              <table:table-cell office:value-type="float" office:value="0">
                <text:p>0</text:p>
              </table:table-cell>
              <table:table-cell office:value-type="float" office:value="0.072959">
                <text:p>0.072959</text:p>
              </table:table-cell>
              <table:table-cell office:value-type="float" office:value="0">
                <text:p>0</text:p>
              </table:table-cell>
              <table:table-cell office:value-type="float" office:value="0.0637355">
                <text:p>0.0637355</text:p>
              </table:table-cell>
              <table:table-cell office:value-type="float" office:value="0">
                <text:p>0</text:p>
              </table:table-cell>
              <table:table-cell office:value-type="float" office:value="0.0579076">
                <text:p>0.0579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4903">
                <text:p>0.114903</text:p>
              </table:table-cell>
              <table:table-cell office:value-type="float" office:value="0">
                <text:p>0</text:p>
              </table:table-cell>
              <table:table-cell office:value-type="float" office:value="0.0911987">
                <text:p>0.0911987</text:p>
              </table:table-cell>
              <table:table-cell office:value-type="float" office:value="0">
                <text:p>0</text:p>
              </table:table-cell>
              <table:table-cell office:value-type="float" office:value="0.0796694">
                <text:p>0.0796694</text:p>
              </table:table-cell>
              <table:table-cell office:value-type="float" office:value="0">
                <text:p>0</text:p>
              </table:table-cell>
              <table:table-cell office:value-type="float" office:value="0.0723845">
                <text:p>0.0723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884">
                <text:p>0.137884</text:p>
              </table:table-cell>
              <table:table-cell office:value-type="float" office:value="0">
                <text:p>0</text:p>
              </table:table-cell>
              <table:table-cell office:value-type="float" office:value="0.109438">
                <text:p>0.109438</text:p>
              </table:table-cell>
              <table:table-cell office:value-type="float" office:value="0">
                <text:p>0</text:p>
              </table:table-cell>
              <table:table-cell office:value-type="float" office:value="0.0956033">
                <text:p>0.0956033</text:p>
              </table:table-cell>
              <table:table-cell office:value-type="float" office:value="0">
                <text:p>0</text:p>
              </table:table-cell>
              <table:table-cell office:value-type="float" office:value="0.0868614">
                <text:p>0.0868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0864">
                <text:p>0.160864</text:p>
              </table:table-cell>
              <table:table-cell office:value-type="float" office:value="0">
                <text:p>0</text:p>
              </table:table-cell>
              <table:table-cell office:value-type="float" office:value="0.127678">
                <text:p>0.127678</text:p>
              </table:table-cell>
              <table:table-cell office:value-type="float" office:value="0">
                <text:p>0</text:p>
              </table:table-cell>
              <table:table-cell office:value-type="float" office:value="0.111537">
                <text:p>0.111537</text:p>
              </table:table-cell>
              <table:table-cell office:value-type="float" office:value="0">
                <text:p>0</text:p>
              </table:table-cell>
              <table:table-cell office:value-type="float" office:value="0.101338">
                <text:p>0.10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3845">
                <text:p>0.183845</text:p>
              </table:table-cell>
              <table:table-cell office:value-type="float" office:value="0">
                <text:p>0</text:p>
              </table:table-cell>
              <table:table-cell office:value-type="float" office:value="0.145918">
                <text:p>0.145918</text:p>
              </table:table-cell>
              <table:table-cell office:value-type="float" office:value="0">
                <text:p>0</text:p>
              </table:table-cell>
              <table:table-cell office:value-type="float" office:value="0.127471">
                <text:p>0.127471</text:p>
              </table:table-cell>
              <table:table-cell office:value-type="float" office:value="0">
                <text:p>0</text:p>
              </table:table-cell>
              <table:table-cell office:value-type="float" office:value="0.115815">
                <text:p>0.115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6826">
                <text:p>0.206826</text:p>
              </table:table-cell>
              <table:table-cell office:value-type="float" office:value="0">
                <text:p>0</text:p>
              </table:table-cell>
              <table:table-cell office:value-type="float" office:value="0.164158">
                <text:p>0.164158</text:p>
              </table:table-cell>
              <table:table-cell office:value-type="float" office:value="0">
                <text:p>0</text:p>
              </table:table-cell>
              <table:table-cell office:value-type="float" office:value="0.143405">
                <text:p>0.143405</text:p>
              </table:table-cell>
              <table:table-cell office:value-type="float" office:value="0">
                <text:p>0</text:p>
              </table:table-cell>
              <table:table-cell office:value-type="float" office:value="0.130292">
                <text:p>0.130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9806">
                <text:p>0.229806</text:p>
              </table:table-cell>
              <table:table-cell office:value-type="float" office:value="0">
                <text:p>0</text:p>
              </table:table-cell>
              <table:table-cell office:value-type="float" office:value="0.182397">
                <text:p>0.182397</text:p>
              </table:table-cell>
              <table:table-cell office:value-type="float" office:value="0">
                <text:p>0</text:p>
              </table:table-cell>
              <table:table-cell office:value-type="float" office:value="0.159339">
                <text:p>0.159339</text:p>
              </table:table-cell>
              <table:table-cell office:value-type="float" office:value="0">
                <text:p>0</text:p>
              </table:table-cell>
              <table:table-cell office:value-type="float" office:value="0.144769">
                <text:p>0.144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2787">
                <text:p>0.252787</text:p>
              </table:table-cell>
              <table:table-cell office:value-type="float" office:value="0">
                <text:p>0</text:p>
              </table:table-cell>
              <table:table-cell office:value-type="float" office:value="0.200637">
                <text:p>0.200637</text:p>
              </table:table-cell>
              <table:table-cell office:value-type="float" office:value="0">
                <text:p>0</text:p>
              </table:table-cell>
              <table:table-cell office:value-type="float" office:value="0.175273">
                <text:p>0.175273</text:p>
              </table:table-cell>
              <table:table-cell office:value-type="float" office:value="0">
                <text:p>0</text:p>
              </table:table-cell>
              <table:table-cell office:value-type="float" office:value="0.159246">
                <text:p>0.159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768">
                <text:p>0.275768</text:p>
              </table:table-cell>
              <table:table-cell office:value-type="float" office:value="0">
                <text:p>0</text:p>
              </table:table-cell>
              <table:table-cell office:value-type="float" office:value="0.218877">
                <text:p>0.218877</text:p>
              </table:table-cell>
              <table:table-cell office:value-type="float" office:value="0">
                <text:p>0</text:p>
              </table:table-cell>
              <table:table-cell office:value-type="float" office:value="0.191207">
                <text:p>0.191207</text:p>
              </table:table-cell>
              <table:table-cell office:value-type="float" office:value="0">
                <text:p>0</text:p>
              </table:table-cell>
              <table:table-cell office:value-type="float" office:value="0.173723">
                <text:p>0.173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8748">
                <text:p>0.298748</text:p>
              </table:table-cell>
              <table:table-cell office:value-type="float" office:value="0">
                <text:p>0</text:p>
              </table:table-cell>
              <table:table-cell office:value-type="float" office:value="0.237117">
                <text:p>0.237117</text:p>
              </table:table-cell>
              <table:table-cell office:value-type="float" office:value="0">
                <text:p>0</text:p>
              </table:table-cell>
              <table:table-cell office:value-type="float" office:value="0.20714">
                <text:p>0.20714</text:p>
              </table:table-cell>
              <table:table-cell office:value-type="float" office:value="0">
                <text:p>0</text:p>
              </table:table-cell>
              <table:table-cell office:value-type="float" office:value="0.1882">
                <text:p>0.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1729">
                <text:p>0.321729</text:p>
              </table:table-cell>
              <table:table-cell office:value-type="float" office:value="0">
                <text:p>0</text:p>
              </table:table-cell>
              <table:table-cell office:value-type="float" office:value="0.255356">
                <text:p>0.255356</text:p>
              </table:table-cell>
              <table:table-cell office:value-type="float" office:value="0">
                <text:p>0</text:p>
              </table:table-cell>
              <table:table-cell office:value-type="float" office:value="0.223074">
                <text:p>0.223074</text:p>
              </table:table-cell>
              <table:table-cell office:value-type="float" office:value="0">
                <text:p>0</text:p>
              </table:table-cell>
              <table:table-cell office:value-type="float" office:value="0.202677">
                <text:p>0.202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471">
                <text:p>0.34471</text:p>
              </table:table-cell>
              <table:table-cell office:value-type="float" office:value="0">
                <text:p>0</text:p>
              </table:table-cell>
              <table:table-cell office:value-type="float" office:value="0.273596">
                <text:p>0.273596</text:p>
              </table:table-cell>
              <table:table-cell office:value-type="float" office:value="0">
                <text:p>0</text:p>
              </table:table-cell>
              <table:table-cell office:value-type="float" office:value="0.239008">
                <text:p>0.239008</text:p>
              </table:table-cell>
              <table:table-cell office:value-type="float" office:value="0">
                <text:p>0</text:p>
              </table:table-cell>
              <table:table-cell office:value-type="float" office:value="0.217153">
                <text:p>0.217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69">
                <text:p>0.36769</text:p>
              </table:table-cell>
              <table:table-cell office:value-type="float" office:value="0">
                <text:p>0</text:p>
              </table:table-cell>
              <table:table-cell office:value-type="float" office:value="0.291836">
                <text:p>0.291836</text:p>
              </table:table-cell>
              <table:table-cell office:value-type="float" office:value="0">
                <text:p>0</text:p>
              </table:table-cell>
              <table:table-cell office:value-type="float" office:value="0.254942">
                <text:p>0.254942</text:p>
              </table:table-cell>
              <table:table-cell office:value-type="float" office:value="0">
                <text:p>0</text:p>
              </table:table-cell>
              <table:table-cell office:value-type="float" office:value="0.23163">
                <text:p>0.23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90671">
                <text:p>0.390671</text:p>
              </table:table-cell>
              <table:table-cell office:value-type="float" office:value="0">
                <text:p>0</text:p>
              </table:table-cell>
              <table:table-cell office:value-type="float" office:value="0.310076">
                <text:p>0.310076</text:p>
              </table:table-cell>
              <table:table-cell office:value-type="float" office:value="0">
                <text:p>0</text:p>
              </table:table-cell>
              <table:table-cell office:value-type="float" office:value="0.270876">
                <text:p>0.270876</text:p>
              </table:table-cell>
              <table:table-cell office:value-type="float" office:value="0">
                <text:p>0</text:p>
              </table:table-cell>
              <table:table-cell office:value-type="float" office:value="0.246107">
                <text:p>0.246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3651">
                <text:p>0.413651</text:p>
              </table:table-cell>
              <table:table-cell office:value-type="float" office:value="0">
                <text:p>0</text:p>
              </table:table-cell>
              <table:table-cell office:value-type="float" office:value="0.328315">
                <text:p>0.328315</text:p>
              </table:table-cell>
              <table:table-cell office:value-type="float" office:value="0">
                <text:p>0</text:p>
              </table:table-cell>
              <table:table-cell office:value-type="float" office:value="0.28681">
                <text:p>0.28681</text:p>
              </table:table-cell>
              <table:table-cell office:value-type="float" office:value="0">
                <text:p>0</text:p>
              </table:table-cell>
              <table:table-cell office:value-type="float" office:value="0.260584">
                <text:p>0.260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6632">
                <text:p>0.436632</text:p>
              </table:table-cell>
              <table:table-cell office:value-type="float" office:value="0">
                <text:p>0</text:p>
              </table:table-cell>
              <table:table-cell office:value-type="float" office:value="0.346555">
                <text:p>0.346555</text:p>
              </table:table-cell>
              <table:table-cell office:value-type="float" office:value="0">
                <text:p>0</text:p>
              </table:table-cell>
              <table:table-cell office:value-type="float" office:value="0.302744">
                <text:p>0.302744</text:p>
              </table:table-cell>
              <table:table-cell office:value-type="float" office:value="0">
                <text:p>0</text:p>
              </table:table-cell>
              <table:table-cell office:value-type="float" office:value="0.275061">
                <text:p>0.275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9613">
                <text:p>0.459613</text:p>
              </table:table-cell>
              <table:table-cell office:value-type="float" office:value="0">
                <text:p>0</text:p>
              </table:table-cell>
              <table:table-cell office:value-type="float" office:value="0.364795">
                <text:p>0.364795</text:p>
              </table:table-cell>
              <table:table-cell office:value-type="float" office:value="0">
                <text:p>0</text:p>
              </table:table-cell>
              <table:table-cell office:value-type="float" office:value="0.318678">
                <text:p>0.318678</text:p>
              </table:table-cell>
              <table:table-cell office:value-type="float" office:value="0">
                <text:p>0</text:p>
              </table:table-cell>
              <table:table-cell office:value-type="float" office:value="0.289538">
                <text:p>0.289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2593">
                <text:p>0.482593</text:p>
              </table:table-cell>
              <table:table-cell office:value-type="float" office:value="0">
                <text:p>0</text:p>
              </table:table-cell>
              <table:table-cell office:value-type="float" office:value="0.383035">
                <text:p>0.383035</text:p>
              </table:table-cell>
              <table:table-cell office:value-type="float" office:value="0">
                <text:p>0</text:p>
              </table:table-cell>
              <table:table-cell office:value-type="float" office:value="0.334612">
                <text:p>0.334612</text:p>
              </table:table-cell>
              <table:table-cell office:value-type="float" office:value="0">
                <text:p>0</text:p>
              </table:table-cell>
              <table:table-cell office:value-type="float" office:value="0.304015">
                <text:p>0.30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5574">
                <text:p>0.505574</text:p>
              </table:table-cell>
              <table:table-cell office:value-type="float" office:value="0">
                <text:p>0</text:p>
              </table:table-cell>
              <table:table-cell office:value-type="float" office:value="0.401274">
                <text:p>0.401274</text:p>
              </table:table-cell>
              <table:table-cell office:value-type="float" office:value="0">
                <text:p>0</text:p>
              </table:table-cell>
              <table:table-cell office:value-type="float" office:value="0.350545">
                <text:p>0.350545</text:p>
              </table:table-cell>
              <table:table-cell office:value-type="float" office:value="0">
                <text:p>0</text:p>
              </table:table-cell>
              <table:table-cell office:value-type="float" office:value="0.318492">
                <text:p>0.318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8555">
                <text:p>0.528555</text:p>
              </table:table-cell>
              <table:table-cell office:value-type="float" office:value="0">
                <text:p>0</text:p>
              </table:table-cell>
              <table:table-cell office:value-type="float" office:value="0.419514">
                <text:p>0.419514</text:p>
              </table:table-cell>
              <table:table-cell office:value-type="float" office:value="0">
                <text:p>0</text:p>
              </table:table-cell>
              <table:table-cell office:value-type="float" office:value="0.366479">
                <text:p>0.366479</text:p>
              </table:table-cell>
              <table:table-cell office:value-type="float" office:value="0">
                <text:p>0</text:p>
              </table:table-cell>
              <table:table-cell office:value-type="float" office:value="0.332969">
                <text:p>0.332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1535">
                <text:p>0.551535</text:p>
              </table:table-cell>
              <table:table-cell office:value-type="float" office:value="0">
                <text:p>0</text:p>
              </table:table-cell>
              <table:table-cell office:value-type="float" office:value="0.437754">
                <text:p>0.437754</text:p>
              </table:table-cell>
              <table:table-cell office:value-type="float" office:value="0">
                <text:p>0</text:p>
              </table:table-cell>
              <table:table-cell office:value-type="float" office:value="0.382413">
                <text:p>0.382413</text:p>
              </table:table-cell>
              <table:table-cell office:value-type="float" office:value="0">
                <text:p>0</text:p>
              </table:table-cell>
              <table:table-cell office:value-type="float" office:value="0.347445">
                <text:p>0.347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74516">
                <text:p>0.574516</text:p>
              </table:table-cell>
              <table:table-cell office:value-type="float" office:value="0">
                <text:p>0</text:p>
              </table:table-cell>
              <table:table-cell office:value-type="float" office:value="0.455994">
                <text:p>0.455994</text:p>
              </table:table-cell>
              <table:table-cell office:value-type="float" office:value="0">
                <text:p>0</text:p>
              </table:table-cell>
              <table:table-cell office:value-type="float" office:value="0.398347">
                <text:p>0.398347</text:p>
              </table:table-cell>
              <table:table-cell office:value-type="float" office:value="0">
                <text:p>0</text:p>
              </table:table-cell>
              <table:table-cell office:value-type="float" office:value="0.361922">
                <text:p>0.361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97497">
                <text:p>0.597497</text:p>
              </table:table-cell>
              <table:table-cell office:value-type="float" office:value="0">
                <text:p>0</text:p>
              </table:table-cell>
              <table:table-cell office:value-type="float" office:value="0.474233">
                <text:p>0.474233</text:p>
              </table:table-cell>
              <table:table-cell office:value-type="float" office:value="0">
                <text:p>0</text:p>
              </table:table-cell>
              <table:table-cell office:value-type="float" office:value="0.414281">
                <text:p>0.414281</text:p>
              </table:table-cell>
              <table:table-cell office:value-type="float" office:value="0">
                <text:p>0</text:p>
              </table:table-cell>
              <table:table-cell office:value-type="float" office:value="0.376399">
                <text:p>0.376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20477">
                <text:p>0.620477</text:p>
              </table:table-cell>
              <table:table-cell office:value-type="float" office:value="0">
                <text:p>0</text:p>
              </table:table-cell>
              <table:table-cell office:value-type="float" office:value="0.492473">
                <text:p>0.492473</text:p>
              </table:table-cell>
              <table:table-cell office:value-type="float" office:value="0">
                <text:p>0</text:p>
              </table:table-cell>
              <table:table-cell office:value-type="float" office:value="0.430215">
                <text:p>0.430215</text:p>
              </table:table-cell>
              <table:table-cell office:value-type="float" office:value="0">
                <text:p>0</text:p>
              </table:table-cell>
              <table:table-cell office:value-type="float" office:value="0.390876">
                <text:p>0.390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43458">
                <text:p>0.643458</text:p>
              </table:table-cell>
              <table:table-cell office:value-type="float" office:value="0">
                <text:p>0</text:p>
              </table:table-cell>
              <table:table-cell office:value-type="float" office:value="0.510713">
                <text:p>0.510713</text:p>
              </table:table-cell>
              <table:table-cell office:value-type="float" office:value="0">
                <text:p>0</text:p>
              </table:table-cell>
              <table:table-cell office:value-type="float" office:value="0.446149">
                <text:p>0.446149</text:p>
              </table:table-cell>
              <table:table-cell office:value-type="float" office:value="0">
                <text:p>0</text:p>
              </table:table-cell>
              <table:table-cell office:value-type="float" office:value="0.405353">
                <text:p>0.405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66438">
                <text:p>0.666438</text:p>
              </table:table-cell>
              <table:table-cell office:value-type="float" office:value="0">
                <text:p>0</text:p>
              </table:table-cell>
              <table:table-cell office:value-type="float" office:value="0.528953">
                <text:p>0.528953</text:p>
              </table:table-cell>
              <table:table-cell office:value-type="float" office:value="0">
                <text:p>0</text:p>
              </table:table-cell>
              <table:table-cell office:value-type="float" office:value="0.462083">
                <text:p>0.462083</text:p>
              </table:table-cell>
              <table:table-cell office:value-type="float" office:value="0">
                <text:p>0</text:p>
              </table:table-cell>
              <table:table-cell office:value-type="float" office:value="0.41983">
                <text:p>0.41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89419">
                <text:p>0.689419</text:p>
              </table:table-cell>
              <table:table-cell office:value-type="float" office:value="0">
                <text:p>0</text:p>
              </table:table-cell>
              <table:table-cell office:value-type="float" office:value="0.547192">
                <text:p>0.547192</text:p>
              </table:table-cell>
              <table:table-cell office:value-type="float" office:value="0">
                <text:p>0</text:p>
              </table:table-cell>
              <table:table-cell office:value-type="float" office:value="0.478017">
                <text:p>0.478017</text:p>
              </table:table-cell>
              <table:table-cell office:value-type="float" office:value="0">
                <text:p>0</text:p>
              </table:table-cell>
              <table:table-cell office:value-type="float" office:value="0.434307">
                <text:p>0.434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124">
                <text:p>0.7124</text:p>
              </table:table-cell>
              <table:table-cell office:value-type="float" office:value="0">
                <text:p>0</text:p>
              </table:table-cell>
              <table:table-cell office:value-type="float" office:value="0.565432">
                <text:p>0.565432</text:p>
              </table:table-cell>
              <table:table-cell office:value-type="float" office:value="0">
                <text:p>0</text:p>
              </table:table-cell>
              <table:table-cell office:value-type="float" office:value="0.49395">
                <text:p>0.49395</text:p>
              </table:table-cell>
              <table:table-cell office:value-type="float" office:value="0">
                <text:p>0</text:p>
              </table:table-cell>
              <table:table-cell office:value-type="float" office:value="0.448784">
                <text:p>0.448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538">
                <text:p>0.73538</text:p>
              </table:table-cell>
              <table:table-cell office:value-type="float" office:value="0">
                <text:p>0</text:p>
              </table:table-cell>
              <table:table-cell office:value-type="float" office:value="0.583672">
                <text:p>0.583672</text:p>
              </table:table-cell>
              <table:table-cell office:value-type="float" office:value="0">
                <text:p>0</text:p>
              </table:table-cell>
              <table:table-cell office:value-type="float" office:value="0.509884">
                <text:p>0.509884</text:p>
              </table:table-cell>
              <table:table-cell office:value-type="float" office:value="0">
                <text:p>0</text:p>
              </table:table-cell>
              <table:table-cell office:value-type="float" office:value="0.463261">
                <text:p>0.463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58361">
                <text:p>0.758361</text:p>
              </table:table-cell>
              <table:table-cell office:value-type="float" office:value="0">
                <text:p>0</text:p>
              </table:table-cell>
              <table:table-cell office:value-type="float" office:value="0.601912">
                <text:p>0.601912</text:p>
              </table:table-cell>
              <table:table-cell office:value-type="float" office:value="0">
                <text:p>0</text:p>
              </table:table-cell>
              <table:table-cell office:value-type="float" office:value="0.525818">
                <text:p>0.525818</text:p>
              </table:table-cell>
              <table:table-cell office:value-type="float" office:value="0">
                <text:p>0</text:p>
              </table:table-cell>
              <table:table-cell office:value-type="float" office:value="0.477738">
                <text:p>0.477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81342">
                <text:p>0.781342</text:p>
              </table:table-cell>
              <table:table-cell office:value-type="float" office:value="0">
                <text:p>0</text:p>
              </table:table-cell>
              <table:table-cell office:value-type="float" office:value="0.620151">
                <text:p>0.620151</text:p>
              </table:table-cell>
              <table:table-cell office:value-type="float" office:value="0">
                <text:p>0</text:p>
              </table:table-cell>
              <table:table-cell office:value-type="float" office:value="0.541752">
                <text:p>0.541752</text:p>
              </table:table-cell>
              <table:table-cell office:value-type="float" office:value="0">
                <text:p>0</text:p>
              </table:table-cell>
              <table:table-cell office:value-type="float" office:value="0.492214">
                <text:p>0.492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04322">
                <text:p>0.804322</text:p>
              </table:table-cell>
              <table:table-cell office:value-type="float" office:value="0">
                <text:p>0</text:p>
              </table:table-cell>
              <table:table-cell office:value-type="float" office:value="0.638391">
                <text:p>0.638391</text:p>
              </table:table-cell>
              <table:table-cell office:value-type="float" office:value="0">
                <text:p>0</text:p>
              </table:table-cell>
              <table:table-cell office:value-type="float" office:value="0.557686">
                <text:p>0.557686</text:p>
              </table:table-cell>
              <table:table-cell office:value-type="float" office:value="0">
                <text:p>0</text:p>
              </table:table-cell>
              <table:table-cell office:value-type="float" office:value="0.506691">
                <text:p>0.506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7303">
                <text:p>0.827303</text:p>
              </table:table-cell>
              <table:table-cell office:value-type="float" office:value="0">
                <text:p>0</text:p>
              </table:table-cell>
              <table:table-cell office:value-type="float" office:value="0.656631">
                <text:p>0.656631</text:p>
              </table:table-cell>
              <table:table-cell office:value-type="float" office:value="0">
                <text:p>0</text:p>
              </table:table-cell>
              <table:table-cell office:value-type="float" office:value="0.57362">
                <text:p>0.57362</text:p>
              </table:table-cell>
              <table:table-cell office:value-type="float" office:value="0">
                <text:p>0</text:p>
              </table:table-cell>
              <table:table-cell office:value-type="float" office:value="0.521168">
                <text:p>0.52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0284">
                <text:p>0.850284</text:p>
              </table:table-cell>
              <table:table-cell office:value-type="float" office:value="0">
                <text:p>0</text:p>
              </table:table-cell>
              <table:table-cell office:value-type="float" office:value="0.674871">
                <text:p>0.674871</text:p>
              </table:table-cell>
              <table:table-cell office:value-type="float" office:value="0">
                <text:p>0</text:p>
              </table:table-cell>
              <table:table-cell office:value-type="float" office:value="0.589554">
                <text:p>0.589554</text:p>
              </table:table-cell>
              <table:table-cell office:value-type="float" office:value="0">
                <text:p>0</text:p>
              </table:table-cell>
              <table:table-cell office:value-type="float" office:value="0.535645">
                <text:p>0.535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73264">
                <text:p>0.873264</text:p>
              </table:table-cell>
              <table:table-cell office:value-type="float" office:value="0">
                <text:p>0</text:p>
              </table:table-cell>
              <table:table-cell office:value-type="float" office:value="0.69311">
                <text:p>0.69311</text:p>
              </table:table-cell>
              <table:table-cell office:value-type="float" office:value="0">
                <text:p>0</text:p>
              </table:table-cell>
              <table:table-cell office:value-type="float" office:value="0.605488">
                <text:p>0.605488</text:p>
              </table:table-cell>
              <table:table-cell office:value-type="float" office:value="0">
                <text:p>0</text:p>
              </table:table-cell>
              <table:table-cell office:value-type="float" office:value="0.550122">
                <text:p>0.550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96245">
                <text:p>0.896245</text:p>
              </table:table-cell>
              <table:table-cell office:value-type="float" office:value="0">
                <text:p>0</text:p>
              </table:table-cell>
              <table:table-cell office:value-type="float" office:value="0.71135">
                <text:p>0.71135</text:p>
              </table:table-cell>
              <table:table-cell office:value-type="float" office:value="0">
                <text:p>0</text:p>
              </table:table-cell>
              <table:table-cell office:value-type="float" office:value="0.621421">
                <text:p>0.621421</text:p>
              </table:table-cell>
              <table:table-cell office:value-type="float" office:value="0">
                <text:p>0</text:p>
              </table:table-cell>
              <table:table-cell office:value-type="float" office:value="0.564599">
                <text:p>0.564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19225">
                <text:p>0.919225</text:p>
              </table:table-cell>
              <table:table-cell office:value-type="float" office:value="0">
                <text:p>0</text:p>
              </table:table-cell>
              <table:table-cell office:value-type="float" office:value="0.72959">
                <text:p>0.72959</text:p>
              </table:table-cell>
              <table:table-cell office:value-type="float" office:value="0">
                <text:p>0</text:p>
              </table:table-cell>
              <table:table-cell office:value-type="float" office:value="0.637355">
                <text:p>0.637355</text:p>
              </table:table-cell>
              <table:table-cell office:value-type="float" office:value="0">
                <text:p>0</text:p>
              </table:table-cell>
              <table:table-cell office:value-type="float" office:value="0.579076">
                <text:p>0.579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42206">
                <text:p>0.942206</text:p>
              </table:table-cell>
              <table:table-cell office:value-type="float" office:value="0">
                <text:p>0</text:p>
              </table:table-cell>
              <table:table-cell office:value-type="float" office:value="0.747829">
                <text:p>0.747829</text:p>
              </table:table-cell>
              <table:table-cell office:value-type="float" office:value="0">
                <text:p>0</text:p>
              </table:table-cell>
              <table:table-cell office:value-type="float" office:value="0.653289">
                <text:p>0.653289</text:p>
              </table:table-cell>
              <table:table-cell office:value-type="float" office:value="0">
                <text:p>0</text:p>
              </table:table-cell>
              <table:table-cell office:value-type="float" office:value="0.593553">
                <text:p>0.593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65187">
                <text:p>0.965187</text:p>
              </table:table-cell>
              <table:table-cell office:value-type="float" office:value="0">
                <text:p>0</text:p>
              </table:table-cell>
              <table:table-cell office:value-type="float" office:value="0.766069">
                <text:p>0.766069</text:p>
              </table:table-cell>
              <table:table-cell office:value-type="float" office:value="0">
                <text:p>0</text:p>
              </table:table-cell>
              <table:table-cell office:value-type="float" office:value="0.669223">
                <text:p>0.669223</text:p>
              </table:table-cell>
              <table:table-cell office:value-type="float" office:value="0">
                <text:p>0</text:p>
              </table:table-cell>
              <table:table-cell office:value-type="float" office:value="0.60803">
                <text:p>0.60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8167">
                <text:p>0.988167</text:p>
              </table:table-cell>
              <table:table-cell office:value-type="float" office:value="0">
                <text:p>0</text:p>
              </table:table-cell>
              <table:table-cell office:value-type="float" office:value="0.784309">
                <text:p>0.784309</text:p>
              </table:table-cell>
              <table:table-cell office:value-type="float" office:value="0">
                <text:p>0</text:p>
              </table:table-cell>
              <table:table-cell office:value-type="float" office:value="0.685157">
                <text:p>0.685157</text:p>
              </table:table-cell>
              <table:table-cell office:value-type="float" office:value="0">
                <text:p>0</text:p>
              </table:table-cell>
              <table:table-cell office:value-type="float" office:value="0.622506">
                <text:p>0.62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1115">
                <text:p>1.01115</text:p>
              </table:table-cell>
              <table:table-cell office:value-type="float" office:value="0">
                <text:p>0</text:p>
              </table:table-cell>
              <table:table-cell office:value-type="float" office:value="0.802549">
                <text:p>0.802549</text:p>
              </table:table-cell>
              <table:table-cell office:value-type="float" office:value="0">
                <text:p>0</text:p>
              </table:table-cell>
              <table:table-cell office:value-type="float" office:value="0.701091">
                <text:p>0.701091</text:p>
              </table:table-cell>
              <table:table-cell office:value-type="float" office:value="0">
                <text:p>0</text:p>
              </table:table-cell>
              <table:table-cell office:value-type="float" office:value="0.636983">
                <text:p>0.636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3413">
                <text:p>1.03413</text:p>
              </table:table-cell>
              <table:table-cell office:value-type="float" office:value="0">
                <text:p>0</text:p>
              </table:table-cell>
              <table:table-cell office:value-type="float" office:value="0.820788">
                <text:p>0.820788</text:p>
              </table:table-cell>
              <table:table-cell office:value-type="float" office:value="0">
                <text:p>0</text:p>
              </table:table-cell>
              <table:table-cell office:value-type="float" office:value="0.717025">
                <text:p>0.717025</text:p>
              </table:table-cell>
              <table:table-cell office:value-type="float" office:value="0">
                <text:p>0</text:p>
              </table:table-cell>
              <table:table-cell office:value-type="float" office:value="0.65146">
                <text:p>0.65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5711">
                <text:p>1.05711</text:p>
              </table:table-cell>
              <table:table-cell office:value-type="float" office:value="0">
                <text:p>0</text:p>
              </table:table-cell>
              <table:table-cell office:value-type="float" office:value="0.839028">
                <text:p>0.839028</text:p>
              </table:table-cell>
              <table:table-cell office:value-type="float" office:value="0">
                <text:p>0</text:p>
              </table:table-cell>
              <table:table-cell office:value-type="float" office:value="0.732959">
                <text:p>0.732959</text:p>
              </table:table-cell>
              <table:table-cell office:value-type="float" office:value="0">
                <text:p>0</text:p>
              </table:table-cell>
              <table:table-cell office:value-type="float" office:value="0.665937">
                <text:p>0.665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8009">
                <text:p>1.08009</text:p>
              </table:table-cell>
              <table:table-cell office:value-type="float" office:value="0">
                <text:p>0</text:p>
              </table:table-cell>
              <table:table-cell office:value-type="float" office:value="0.857268">
                <text:p>0.857268</text:p>
              </table:table-cell>
              <table:table-cell office:value-type="float" office:value="0">
                <text:p>0</text:p>
              </table:table-cell>
              <table:table-cell office:value-type="float" office:value="0.748893">
                <text:p>0.748893</text:p>
              </table:table-cell>
              <table:table-cell office:value-type="float" office:value="0">
                <text:p>0</text:p>
              </table:table-cell>
              <table:table-cell office:value-type="float" office:value="0.680414">
                <text:p>0.680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0307">
                <text:p>1.10307</text:p>
              </table:table-cell>
              <table:table-cell office:value-type="float" office:value="0">
                <text:p>0</text:p>
              </table:table-cell>
              <table:table-cell office:value-type="float" office:value="0.875508">
                <text:p>0.875508</text:p>
              </table:table-cell>
              <table:table-cell office:value-type="float" office:value="0">
                <text:p>0</text:p>
              </table:table-cell>
              <table:table-cell office:value-type="float" office:value="0.764826">
                <text:p>0.764826</text:p>
              </table:table-cell>
              <table:table-cell office:value-type="float" office:value="0">
                <text:p>0</text:p>
              </table:table-cell>
              <table:table-cell office:value-type="float" office:value="0.694891">
                <text:p>0.694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2605">
                <text:p>1.12605</text:p>
              </table:table-cell>
              <table:table-cell office:value-type="float" office:value="0">
                <text:p>0</text:p>
              </table:table-cell>
              <table:table-cell office:value-type="float" office:value="0.893747">
                <text:p>0.893747</text:p>
              </table:table-cell>
              <table:table-cell office:value-type="float" office:value="0">
                <text:p>0</text:p>
              </table:table-cell>
              <table:table-cell office:value-type="float" office:value="0.78076">
                <text:p>0.78076</text:p>
              </table:table-cell>
              <table:table-cell office:value-type="float" office:value="0">
                <text:p>0</text:p>
              </table:table-cell>
              <table:table-cell office:value-type="float" office:value="0.709368">
                <text:p>0.709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4903">
                <text:p>1.14903</text:p>
              </table:table-cell>
              <table:table-cell office:value-type="float" office:value="0">
                <text:p>0</text:p>
              </table:table-cell>
              <table:table-cell office:value-type="float" office:value="0.911987">
                <text:p>0.911987</text:p>
              </table:table-cell>
              <table:table-cell office:value-type="float" office:value="0">
                <text:p>0</text:p>
              </table:table-cell>
              <table:table-cell office:value-type="float" office:value="0.796694">
                <text:p>0.796694</text:p>
              </table:table-cell>
              <table:table-cell office:value-type="float" office:value="0">
                <text:p>0</text:p>
              </table:table-cell>
              <table:table-cell office:value-type="float" office:value="0.723845">
                <text:p>0.723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7201">
                <text:p>1.17201</text:p>
              </table:table-cell>
              <table:table-cell office:value-type="float" office:value="0">
                <text:p>0</text:p>
              </table:table-cell>
              <table:table-cell office:value-type="float" office:value="0.930227">
                <text:p>0.930227</text:p>
              </table:table-cell>
              <table:table-cell office:value-type="float" office:value="0">
                <text:p>0</text:p>
              </table:table-cell>
              <table:table-cell office:value-type="float" office:value="0.812628">
                <text:p>0.812628</text:p>
              </table:table-cell>
              <table:table-cell office:value-type="float" office:value="0">
                <text:p>0</text:p>
              </table:table-cell>
              <table:table-cell office:value-type="float" office:value="0.738322">
                <text:p>0.738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9499">
                <text:p>1.19499</text:p>
              </table:table-cell>
              <table:table-cell office:value-type="float" office:value="0">
                <text:p>0</text:p>
              </table:table-cell>
              <table:table-cell office:value-type="float" office:value="0.948467">
                <text:p>0.948467</text:p>
              </table:table-cell>
              <table:table-cell office:value-type="float" office:value="0">
                <text:p>0</text:p>
              </table:table-cell>
              <table:table-cell office:value-type="float" office:value="0.828562">
                <text:p>0.828562</text:p>
              </table:table-cell>
              <table:table-cell office:value-type="float" office:value="0">
                <text:p>0</text:p>
              </table:table-cell>
              <table:table-cell office:value-type="float" office:value="0.752798">
                <text:p>0.75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1797">
                <text:p>1.21797</text:p>
              </table:table-cell>
              <table:table-cell office:value-type="float" office:value="0">
                <text:p>0</text:p>
              </table:table-cell>
              <table:table-cell office:value-type="float" office:value="0.966706">
                <text:p>0.966706</text:p>
              </table:table-cell>
              <table:table-cell office:value-type="float" office:value="0">
                <text:p>0</text:p>
              </table:table-cell>
              <table:table-cell office:value-type="float" office:value="0.844496">
                <text:p>0.844496</text:p>
              </table:table-cell>
              <table:table-cell office:value-type="float" office:value="0">
                <text:p>0</text:p>
              </table:table-cell>
              <table:table-cell office:value-type="float" office:value="0.767275">
                <text:p>0.767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4095">
                <text:p>1.24095</text:p>
              </table:table-cell>
              <table:table-cell office:value-type="float" office:value="0">
                <text:p>0</text:p>
              </table:table-cell>
              <table:table-cell office:value-type="float" office:value="0.984946">
                <text:p>0.984946</text:p>
              </table:table-cell>
              <table:table-cell office:value-type="float" office:value="0">
                <text:p>0</text:p>
              </table:table-cell>
              <table:table-cell office:value-type="float" office:value="0.86043">
                <text:p>0.86043</text:p>
              </table:table-cell>
              <table:table-cell office:value-type="float" office:value="0">
                <text:p>0</text:p>
              </table:table-cell>
              <table:table-cell office:value-type="float" office:value="0.781752">
                <text:p>0.78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6394">
                <text:p>1.26394</text:p>
              </table:table-cell>
              <table:table-cell office:value-type="float" office:value="0">
                <text:p>0</text:p>
              </table:table-cell>
              <table:table-cell office:value-type="float" office:value="1.00319">
                <text:p>1.00319</text:p>
              </table:table-cell>
              <table:table-cell office:value-type="float" office:value="0">
                <text:p>0</text:p>
              </table:table-cell>
              <table:table-cell office:value-type="float" office:value="0.876364">
                <text:p>0.876364</text:p>
              </table:table-cell>
              <table:table-cell office:value-type="float" office:value="0">
                <text:p>0</text:p>
              </table:table-cell>
              <table:table-cell office:value-type="float" office:value="0.796229">
                <text:p>0.796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8692">
                <text:p>1.28692</text:p>
              </table:table-cell>
              <table:table-cell office:value-type="float" office:value="0">
                <text:p>0</text:p>
              </table:table-cell>
              <table:table-cell office:value-type="float" office:value="1.02143">
                <text:p>1.02143</text:p>
              </table:table-cell>
              <table:table-cell office:value-type="float" office:value="0">
                <text:p>0</text:p>
              </table:table-cell>
              <table:table-cell office:value-type="float" office:value="0.892297">
                <text:p>0.892297</text:p>
              </table:table-cell>
              <table:table-cell office:value-type="float" office:value="0">
                <text:p>0</text:p>
              </table:table-cell>
              <table:table-cell office:value-type="float" office:value="0.810706">
                <text:p>0.810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099">
                <text:p>1.3099</text:p>
              </table:table-cell>
              <table:table-cell office:value-type="float" office:value="0">
                <text:p>0</text:p>
              </table:table-cell>
              <table:table-cell office:value-type="float" office:value="1.03967">
                <text:p>1.03967</text:p>
              </table:table-cell>
              <table:table-cell office:value-type="float" office:value="0">
                <text:p>0</text:p>
              </table:table-cell>
              <table:table-cell office:value-type="float" office:value="0.908231">
                <text:p>0.908231</text:p>
              </table:table-cell>
              <table:table-cell office:value-type="float" office:value="0">
                <text:p>0</text:p>
              </table:table-cell>
              <table:table-cell office:value-type="float" office:value="0.825183">
                <text:p>0.825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3288">
                <text:p>1.33288</text:p>
              </table:table-cell>
              <table:table-cell office:value-type="float" office:value="0">
                <text:p>0</text:p>
              </table:table-cell>
              <table:table-cell office:value-type="float" office:value="1.05791">
                <text:p>1.05791</text:p>
              </table:table-cell>
              <table:table-cell office:value-type="float" office:value="0">
                <text:p>0</text:p>
              </table:table-cell>
              <table:table-cell office:value-type="float" office:value="0.924165">
                <text:p>0.924165</text:p>
              </table:table-cell>
              <table:table-cell office:value-type="float" office:value="0">
                <text:p>0</text:p>
              </table:table-cell>
              <table:table-cell office:value-type="float" office:value="0.83966">
                <text:p>0.8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5586">
                <text:p>1.35586</text:p>
              </table:table-cell>
              <table:table-cell office:value-type="float" office:value="0">
                <text:p>0</text:p>
              </table:table-cell>
              <table:table-cell office:value-type="float" office:value="1.07614">
                <text:p>1.07614</text:p>
              </table:table-cell>
              <table:table-cell office:value-type="float" office:value="0">
                <text:p>0</text:p>
              </table:table-cell>
              <table:table-cell office:value-type="float" office:value="0.940099">
                <text:p>0.940099</text:p>
              </table:table-cell>
              <table:table-cell office:value-type="float" office:value="0">
                <text:p>0</text:p>
              </table:table-cell>
              <table:table-cell office:value-type="float" office:value="0.854137">
                <text:p>0.854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7884">
                <text:p>1.37884</text:p>
              </table:table-cell>
              <table:table-cell office:value-type="float" office:value="0">
                <text:p>0</text:p>
              </table:table-cell>
              <table:table-cell office:value-type="float" office:value="1.09438">
                <text:p>1.09438</text:p>
              </table:table-cell>
              <table:table-cell office:value-type="float" office:value="0">
                <text:p>0</text:p>
              </table:table-cell>
              <table:table-cell office:value-type="float" office:value="0.956033">
                <text:p>0.956033</text:p>
              </table:table-cell>
              <table:table-cell office:value-type="float" office:value="0">
                <text:p>0</text:p>
              </table:table-cell>
              <table:table-cell office:value-type="float" office:value="0.868614">
                <text:p>0.868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0182">
                <text:p>1.40182</text:p>
              </table:table-cell>
              <table:table-cell office:value-type="float" office:value="0">
                <text:p>0</text:p>
              </table:table-cell>
              <table:table-cell office:value-type="float" office:value="1.11262">
                <text:p>1.11262</text:p>
              </table:table-cell>
              <table:table-cell office:value-type="float" office:value="0">
                <text:p>0</text:p>
              </table:table-cell>
              <table:table-cell office:value-type="float" office:value="0.971967">
                <text:p>0.971967</text:p>
              </table:table-cell>
              <table:table-cell office:value-type="float" office:value="0">
                <text:p>0</text:p>
              </table:table-cell>
              <table:table-cell office:value-type="float" office:value="0.883091">
                <text:p>0.883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248">
                <text:p>1.4248</text:p>
              </table:table-cell>
              <table:table-cell office:value-type="float" office:value="0">
                <text:p>0</text:p>
              </table:table-cell>
              <table:table-cell office:value-type="float" office:value="1.13086">
                <text:p>1.13086</text:p>
              </table:table-cell>
              <table:table-cell office:value-type="float" office:value="0">
                <text:p>0</text:p>
              </table:table-cell>
              <table:table-cell office:value-type="float" office:value="0.987901">
                <text:p>0.987901</text:p>
              </table:table-cell>
              <table:table-cell office:value-type="float" office:value="0">
                <text:p>0</text:p>
              </table:table-cell>
              <table:table-cell office:value-type="float" office:value="0.897567">
                <text:p>0.897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4778">
                <text:p>1.44778</text:p>
              </table:table-cell>
              <table:table-cell office:value-type="float" office:value="0">
                <text:p>0</text:p>
              </table:table-cell>
              <table:table-cell office:value-type="float" office:value="1.1491">
                <text:p>1.1491</text:p>
              </table:table-cell>
              <table:table-cell office:value-type="float" office:value="0">
                <text:p>0</text:p>
              </table:table-cell>
              <table:table-cell office:value-type="float" office:value="1.00383">
                <text:p>1.00383</text:p>
              </table:table-cell>
              <table:table-cell office:value-type="float" office:value="0">
                <text:p>0</text:p>
              </table:table-cell>
              <table:table-cell office:value-type="float" office:value="0.912044">
                <text:p>0.912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7076">
                <text:p>1.47076</text:p>
              </table:table-cell>
              <table:table-cell office:value-type="float" office:value="0">
                <text:p>0</text:p>
              </table:table-cell>
              <table:table-cell office:value-type="float" office:value="1.16734">
                <text:p>1.16734</text:p>
              </table:table-cell>
              <table:table-cell office:value-type="float" office:value="0">
                <text:p>0</text:p>
              </table:table-cell>
              <table:table-cell office:value-type="float" office:value="1.01977">
                <text:p>1.01977</text:p>
              </table:table-cell>
              <table:table-cell office:value-type="float" office:value="0">
                <text:p>0</text:p>
              </table:table-cell>
              <table:table-cell office:value-type="float" office:value="0.926521">
                <text:p>0.926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9374">
                <text:p>1.49374</text:p>
              </table:table-cell>
              <table:table-cell office:value-type="float" office:value="0">
                <text:p>0</text:p>
              </table:table-cell>
              <table:table-cell office:value-type="float" office:value="1.18558">
                <text:p>1.18558</text:p>
              </table:table-cell>
              <table:table-cell office:value-type="float" office:value="0">
                <text:p>0</text:p>
              </table:table-cell>
              <table:table-cell office:value-type="float" office:value="1.0357">
                <text:p>1.0357</text:p>
              </table:table-cell>
              <table:table-cell office:value-type="float" office:value="0">
                <text:p>0</text:p>
              </table:table-cell>
              <table:table-cell office:value-type="float" office:value="0.940998">
                <text:p>0.940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1672">
                <text:p>1.51672</text:p>
              </table:table-cell>
              <table:table-cell office:value-type="float" office:value="0">
                <text:p>0</text:p>
              </table:table-cell>
              <table:table-cell office:value-type="float" office:value="1.20382">
                <text:p>1.20382</text:p>
              </table:table-cell>
              <table:table-cell office:value-type="float" office:value="0">
                <text:p>0</text:p>
              </table:table-cell>
              <table:table-cell office:value-type="float" office:value="1.05164">
                <text:p>1.05164</text:p>
              </table:table-cell>
              <table:table-cell office:value-type="float" office:value="0">
                <text:p>0</text:p>
              </table:table-cell>
              <table:table-cell office:value-type="float" office:value="0.955475">
                <text:p>0.955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397">
                <text:p>1.5397</text:p>
              </table:table-cell>
              <table:table-cell office:value-type="float" office:value="0">
                <text:p>0</text:p>
              </table:table-cell>
              <table:table-cell office:value-type="float" office:value="1.22206">
                <text:p>1.22206</text:p>
              </table:table-cell>
              <table:table-cell office:value-type="float" office:value="0">
                <text:p>0</text:p>
              </table:table-cell>
              <table:table-cell office:value-type="float" office:value="1.06757">
                <text:p>1.06757</text:p>
              </table:table-cell>
              <table:table-cell office:value-type="float" office:value="0">
                <text:p>0</text:p>
              </table:table-cell>
              <table:table-cell office:value-type="float" office:value="0.969952">
                <text:p>0.96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6268">
                <text:p>1.56268</text:p>
              </table:table-cell>
              <table:table-cell office:value-type="float" office:value="0">
                <text:p>0</text:p>
              </table:table-cell>
              <table:table-cell office:value-type="float" office:value="1.2403">
                <text:p>1.2403</text:p>
              </table:table-cell>
              <table:table-cell office:value-type="float" office:value="0">
                <text:p>0</text:p>
              </table:table-cell>
              <table:table-cell office:value-type="float" office:value="1.0835">
                <text:p>1.0835</text:p>
              </table:table-cell>
              <table:table-cell office:value-type="float" office:value="0">
                <text:p>0</text:p>
              </table:table-cell>
              <table:table-cell office:value-type="float" office:value="0.984429">
                <text:p>0.984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8566">
                <text:p>1.58566</text:p>
              </table:table-cell>
              <table:table-cell office:value-type="float" office:value="0">
                <text:p>0</text:p>
              </table:table-cell>
              <table:table-cell office:value-type="float" office:value="1.25854">
                <text:p>1.25854</text:p>
              </table:table-cell>
              <table:table-cell office:value-type="float" office:value="0">
                <text:p>0</text:p>
              </table:table-cell>
              <table:table-cell office:value-type="float" office:value="1.09944">
                <text:p>1.09944</text:p>
              </table:table-cell>
              <table:table-cell office:value-type="float" office:value="0">
                <text:p>0</text:p>
              </table:table-cell>
              <table:table-cell office:value-type="float" office:value="0.998906">
                <text:p>0.998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0864">
                <text:p>1.60864</text:p>
              </table:table-cell>
              <table:table-cell office:value-type="float" office:value="0">
                <text:p>0</text:p>
              </table:table-cell>
              <table:table-cell office:value-type="float" office:value="1.27678">
                <text:p>1.27678</text:p>
              </table:table-cell>
              <table:table-cell office:value-type="float" office:value="0">
                <text:p>0</text:p>
              </table:table-cell>
              <table:table-cell office:value-type="float" office:value="1.11537">
                <text:p>1.11537</text:p>
              </table:table-cell>
              <table:table-cell office:value-type="float" office:value="0">
                <text:p>0</text:p>
              </table:table-cell>
              <table:table-cell office:value-type="float" office:value="1.01338">
                <text:p>1.0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3163">
                <text:p>1.63163</text:p>
              </table:table-cell>
              <table:table-cell office:value-type="float" office:value="0">
                <text:p>0</text:p>
              </table:table-cell>
              <table:table-cell office:value-type="float" office:value="1.29502">
                <text:p>1.29502</text:p>
              </table:table-cell>
              <table:table-cell office:value-type="float" office:value="0">
                <text:p>0</text:p>
              </table:table-cell>
              <table:table-cell office:value-type="float" office:value="1.13131">
                <text:p>1.13131</text:p>
              </table:table-cell>
              <table:table-cell office:value-type="float" office:value="0">
                <text:p>0</text:p>
              </table:table-cell>
              <table:table-cell office:value-type="float" office:value="1.02786">
                <text:p>1.02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5461">
                <text:p>1.65461</text:p>
              </table:table-cell>
              <table:table-cell office:value-type="float" office:value="0">
                <text:p>0</text:p>
              </table:table-cell>
              <table:table-cell office:value-type="float" office:value="1.31326">
                <text:p>1.31326</text:p>
              </table:table-cell>
              <table:table-cell office:value-type="float" office:value="0">
                <text:p>0</text:p>
              </table:table-cell>
              <table:table-cell office:value-type="float" office:value="1.14724">
                <text:p>1.14724</text:p>
              </table:table-cell>
              <table:table-cell office:value-type="float" office:value="0">
                <text:p>0</text:p>
              </table:table-cell>
              <table:table-cell office:value-type="float" office:value="1.04234">
                <text:p>1.0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7759">
                <text:p>1.67759</text:p>
              </table:table-cell>
              <table:table-cell office:value-type="float" office:value="0">
                <text:p>0</text:p>
              </table:table-cell>
              <table:table-cell office:value-type="float" office:value="1.3315">
                <text:p>1.3315</text:p>
              </table:table-cell>
              <table:table-cell office:value-type="float" office:value="0">
                <text:p>0</text:p>
              </table:table-cell>
              <table:table-cell office:value-type="float" office:value="1.16317">
                <text:p>1.16317</text:p>
              </table:table-cell>
              <table:table-cell office:value-type="float" office:value="0">
                <text:p>0</text:p>
              </table:table-cell>
              <table:table-cell office:value-type="float" office:value="1.05681">
                <text:p>1.05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0057">
                <text:p>1.70057</text:p>
              </table:table-cell>
              <table:table-cell office:value-type="float" office:value="0">
                <text:p>0</text:p>
              </table:table-cell>
              <table:table-cell office:value-type="float" office:value="1.34974">
                <text:p>1.34974</text:p>
              </table:table-cell>
              <table:table-cell office:value-type="float" office:value="0">
                <text:p>0</text:p>
              </table:table-cell>
              <table:table-cell office:value-type="float" office:value="1.17911">
                <text:p>1.17911</text:p>
              </table:table-cell>
              <table:table-cell office:value-type="float" office:value="0">
                <text:p>0</text:p>
              </table:table-cell>
              <table:table-cell office:value-type="float" office:value="1.07129">
                <text:p>1.07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2355">
                <text:p>1.72355</text:p>
              </table:table-cell>
              <table:table-cell office:value-type="float" office:value="0">
                <text:p>0</text:p>
              </table:table-cell>
              <table:table-cell office:value-type="float" office:value="1.36798">
                <text:p>1.36798</text:p>
              </table:table-cell>
              <table:table-cell office:value-type="float" office:value="0">
                <text:p>0</text:p>
              </table:table-cell>
              <table:table-cell office:value-type="float" office:value="1.19504">
                <text:p>1.19504</text:p>
              </table:table-cell>
              <table:table-cell office:value-type="float" office:value="0">
                <text:p>0</text:p>
              </table:table-cell>
              <table:table-cell office:value-type="float" office:value="1.08577">
                <text:p>1.08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4653">
                <text:p>1.74653</text:p>
              </table:table-cell>
              <table:table-cell office:value-type="float" office:value="0">
                <text:p>0</text:p>
              </table:table-cell>
              <table:table-cell office:value-type="float" office:value="1.38622">
                <text:p>1.38622</text:p>
              </table:table-cell>
              <table:table-cell office:value-type="float" office:value="0">
                <text:p>0</text:p>
              </table:table-cell>
              <table:table-cell office:value-type="float" office:value="1.21098">
                <text:p>1.21098</text:p>
              </table:table-cell>
              <table:table-cell office:value-type="float" office:value="0">
                <text:p>0</text:p>
              </table:table-cell>
              <table:table-cell office:value-type="float" office:value="1.10024">
                <text:p>1.10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76951">
                <text:p>1.76951</text:p>
              </table:table-cell>
              <table:table-cell office:value-type="float" office:value="0">
                <text:p>0</text:p>
              </table:table-cell>
              <table:table-cell office:value-type="float" office:value="1.40446">
                <text:p>1.40446</text:p>
              </table:table-cell>
              <table:table-cell office:value-type="float" office:value="0">
                <text:p>0</text:p>
              </table:table-cell>
              <table:table-cell office:value-type="float" office:value="1.22691">
                <text:p>1.22691</text:p>
              </table:table-cell>
              <table:table-cell office:value-type="float" office:value="0">
                <text:p>0</text:p>
              </table:table-cell>
              <table:table-cell office:value-type="float" office:value="1.11472">
                <text:p>1.1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9249">
                <text:p>1.79249</text:p>
              </table:table-cell>
              <table:table-cell office:value-type="float" office:value="0">
                <text:p>0</text:p>
              </table:table-cell>
              <table:table-cell office:value-type="float" office:value="1.4227">
                <text:p>1.4227</text:p>
              </table:table-cell>
              <table:table-cell office:value-type="float" office:value="0">
                <text:p>0</text:p>
              </table:table-cell>
              <table:table-cell office:value-type="float" office:value="1.24284">
                <text:p>1.24284</text:p>
              </table:table-cell>
              <table:table-cell office:value-type="float" office:value="0">
                <text:p>0</text:p>
              </table:table-cell>
              <table:table-cell office:value-type="float" office:value="1.1292">
                <text:p>1.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1547">
                <text:p>1.81547</text:p>
              </table:table-cell>
              <table:table-cell office:value-type="float" office:value="0">
                <text:p>0</text:p>
              </table:table-cell>
              <table:table-cell office:value-type="float" office:value="1.44094">
                <text:p>1.44094</text:p>
              </table:table-cell>
              <table:table-cell office:value-type="float" office:value="0">
                <text:p>0</text:p>
              </table:table-cell>
              <table:table-cell office:value-type="float" office:value="1.25878">
                <text:p>1.25878</text:p>
              </table:table-cell>
              <table:table-cell office:value-type="float" office:value="0">
                <text:p>0</text:p>
              </table:table-cell>
              <table:table-cell office:value-type="float" office:value="1.14367">
                <text:p>1.14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3845">
                <text:p>1.83845</text:p>
              </table:table-cell>
              <table:table-cell office:value-type="float" office:value="0">
                <text:p>0</text:p>
              </table:table-cell>
              <table:table-cell office:value-type="float" office:value="1.45918">
                <text:p>1.45918</text:p>
              </table:table-cell>
              <table:table-cell office:value-type="float" office:value="0">
                <text:p>0</text:p>
              </table:table-cell>
              <table:table-cell office:value-type="float" office:value="1.27471">
                <text:p>1.27471</text:p>
              </table:table-cell>
              <table:table-cell office:value-type="float" office:value="0">
                <text:p>0</text:p>
              </table:table-cell>
              <table:table-cell office:value-type="float" office:value="1.15815">
                <text:p>1.15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6143">
                <text:p>1.86143</text:p>
              </table:table-cell>
              <table:table-cell office:value-type="float" office:value="0">
                <text:p>0</text:p>
              </table:table-cell>
              <table:table-cell office:value-type="float" office:value="1.47742">
                <text:p>1.47742</text:p>
              </table:table-cell>
              <table:table-cell office:value-type="float" office:value="0">
                <text:p>0</text:p>
              </table:table-cell>
              <table:table-cell office:value-type="float" office:value="1.29064">
                <text:p>1.29064</text:p>
              </table:table-cell>
              <table:table-cell office:value-type="float" office:value="0">
                <text:p>0</text:p>
              </table:table-cell>
              <table:table-cell office:value-type="float" office:value="1.17263">
                <text:p>1.17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8441">
                <text:p>1.88441</text:p>
              </table:table-cell>
              <table:table-cell office:value-type="float" office:value="0">
                <text:p>0</text:p>
              </table:table-cell>
              <table:table-cell office:value-type="float" office:value="1.49566">
                <text:p>1.49566</text:p>
              </table:table-cell>
              <table:table-cell office:value-type="float" office:value="0">
                <text:p>0</text:p>
              </table:table-cell>
              <table:table-cell office:value-type="float" office:value="1.30658">
                <text:p>1.30658</text:p>
              </table:table-cell>
              <table:table-cell office:value-type="float" office:value="0">
                <text:p>0</text:p>
              </table:table-cell>
              <table:table-cell office:value-type="float" office:value="1.18711">
                <text:p>1.18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0739">
                <text:p>1.90739</text:p>
              </table:table-cell>
              <table:table-cell office:value-type="float" office:value="0">
                <text:p>0</text:p>
              </table:table-cell>
              <table:table-cell office:value-type="float" office:value="1.5139">
                <text:p>1.5139</text:p>
              </table:table-cell>
              <table:table-cell office:value-type="float" office:value="0">
                <text:p>0</text:p>
              </table:table-cell>
              <table:table-cell office:value-type="float" office:value="1.32251">
                <text:p>1.32251</text:p>
              </table:table-cell>
              <table:table-cell office:value-type="float" office:value="0">
                <text:p>0</text:p>
              </table:table-cell>
              <table:table-cell office:value-type="float" office:value="1.20158">
                <text:p>1.20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3037">
                <text:p>1.93037</text:p>
              </table:table-cell>
              <table:table-cell office:value-type="float" office:value="0">
                <text:p>0</text:p>
              </table:table-cell>
              <table:table-cell office:value-type="float" office:value="1.53214">
                <text:p>1.53214</text:p>
              </table:table-cell>
              <table:table-cell office:value-type="float" office:value="0">
                <text:p>0</text:p>
              </table:table-cell>
              <table:table-cell office:value-type="float" office:value="1.33845">
                <text:p>1.33845</text:p>
              </table:table-cell>
              <table:table-cell office:value-type="float" office:value="0">
                <text:p>0</text:p>
              </table:table-cell>
              <table:table-cell office:value-type="float" office:value="1.21606">
                <text:p>1.2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5335">
                <text:p>1.95335</text:p>
              </table:table-cell>
              <table:table-cell office:value-type="float" office:value="0">
                <text:p>0</text:p>
              </table:table-cell>
              <table:table-cell office:value-type="float" office:value="1.55038">
                <text:p>1.55038</text:p>
              </table:table-cell>
              <table:table-cell office:value-type="float" office:value="0">
                <text:p>0</text:p>
              </table:table-cell>
              <table:table-cell office:value-type="float" office:value="1.35438">
                <text:p>1.35438</text:p>
              </table:table-cell>
              <table:table-cell office:value-type="float" office:value="0">
                <text:p>0</text:p>
              </table:table-cell>
              <table:table-cell office:value-type="float" office:value="1.23054">
                <text:p>1.23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7633">
                <text:p>1.97633</text:p>
              </table:table-cell>
              <table:table-cell office:value-type="float" office:value="0">
                <text:p>0</text:p>
              </table:table-cell>
              <table:table-cell office:value-type="float" office:value="1.56862">
                <text:p>1.56862</text:p>
              </table:table-cell>
              <table:table-cell office:value-type="float" office:value="0">
                <text:p>0</text:p>
              </table:table-cell>
              <table:table-cell office:value-type="float" office:value="1.37031">
                <text:p>1.37031</text:p>
              </table:table-cell>
              <table:table-cell office:value-type="float" office:value="0">
                <text:p>0</text:p>
              </table:table-cell>
              <table:table-cell office:value-type="float" office:value="1.24501">
                <text:p>1.24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9932">
                <text:p>1.99932</text:p>
              </table:table-cell>
              <table:table-cell office:value-type="float" office:value="0">
                <text:p>0</text:p>
              </table:table-cell>
              <table:table-cell office:value-type="float" office:value="1.58686">
                <text:p>1.58686</text:p>
              </table:table-cell>
              <table:table-cell office:value-type="float" office:value="0">
                <text:p>0</text:p>
              </table:table-cell>
              <table:table-cell office:value-type="float" office:value="1.38625">
                <text:p>1.38625</text:p>
              </table:table-cell>
              <table:table-cell office:value-type="float" office:value="0">
                <text:p>0</text:p>
              </table:table-cell>
              <table:table-cell office:value-type="float" office:value="1.25949">
                <text:p>1.25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223">
                <text:p>2.0223</text:p>
              </table:table-cell>
              <table:table-cell office:value-type="float" office:value="0">
                <text:p>0</text:p>
              </table:table-cell>
              <table:table-cell office:value-type="float" office:value="1.6051">
                <text:p>1.6051</text:p>
              </table:table-cell>
              <table:table-cell office:value-type="float" office:value="0">
                <text:p>0</text:p>
              </table:table-cell>
              <table:table-cell office:value-type="float" office:value="1.40218">
                <text:p>1.40218</text:p>
              </table:table-cell>
              <table:table-cell office:value-type="float" office:value="0">
                <text:p>0</text:p>
              </table:table-cell>
              <table:table-cell office:value-type="float" office:value="1.27397">
                <text:p>1.27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4528">
                <text:p>2.04528</text:p>
              </table:table-cell>
              <table:table-cell office:value-type="float" office:value="0">
                <text:p>0</text:p>
              </table:table-cell>
              <table:table-cell office:value-type="float" office:value="1.62334">
                <text:p>1.62334</text:p>
              </table:table-cell>
              <table:table-cell office:value-type="float" office:value="0">
                <text:p>0</text:p>
              </table:table-cell>
              <table:table-cell office:value-type="float" office:value="1.41812">
                <text:p>1.41812</text:p>
              </table:table-cell>
              <table:table-cell office:value-type="float" office:value="0">
                <text:p>0</text:p>
              </table:table-cell>
              <table:table-cell office:value-type="float" office:value="1.28844">
                <text:p>1.28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6826">
                <text:p>2.06826</text:p>
              </table:table-cell>
              <table:table-cell office:value-type="float" office:value="0">
                <text:p>0</text:p>
              </table:table-cell>
              <table:table-cell office:value-type="float" office:value="1.64158">
                <text:p>1.64158</text:p>
              </table:table-cell>
              <table:table-cell office:value-type="float" office:value="0">
                <text:p>0</text:p>
              </table:table-cell>
              <table:table-cell office:value-type="float" office:value="1.43405">
                <text:p>1.43405</text:p>
              </table:table-cell>
              <table:table-cell office:value-type="float" office:value="0">
                <text:p>0</text:p>
              </table:table-cell>
              <table:table-cell office:value-type="float" office:value="1.30292">
                <text:p>1.30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9124">
                <text:p>2.09124</text:p>
              </table:table-cell>
              <table:table-cell office:value-type="float" office:value="0">
                <text:p>0</text:p>
              </table:table-cell>
              <table:table-cell office:value-type="float" office:value="1.65982">
                <text:p>1.65982</text:p>
              </table:table-cell>
              <table:table-cell office:value-type="float" office:value="0">
                <text:p>0</text:p>
              </table:table-cell>
              <table:table-cell office:value-type="float" office:value="1.44998">
                <text:p>1.44998</text:p>
              </table:table-cell>
              <table:table-cell office:value-type="float" office:value="0">
                <text:p>0</text:p>
              </table:table-cell>
              <table:table-cell office:value-type="float" office:value="1.3174">
                <text:p>1.3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1422">
                <text:p>2.11422</text:p>
              </table:table-cell>
              <table:table-cell office:value-type="float" office:value="0">
                <text:p>0</text:p>
              </table:table-cell>
              <table:table-cell office:value-type="float" office:value="1.67806">
                <text:p>1.67806</text:p>
              </table:table-cell>
              <table:table-cell office:value-type="float" office:value="0">
                <text:p>0</text:p>
              </table:table-cell>
              <table:table-cell office:value-type="float" office:value="1.46592">
                <text:p>1.46592</text:p>
              </table:table-cell>
              <table:table-cell office:value-type="float" office:value="0">
                <text:p>0</text:p>
              </table:table-cell>
              <table:table-cell office:value-type="float" office:value="1.33187">
                <text:p>1.33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372">
                <text:p>2.1372</text:p>
              </table:table-cell>
              <table:table-cell office:value-type="float" office:value="0">
                <text:p>0</text:p>
              </table:table-cell>
              <table:table-cell office:value-type="float" office:value="1.6963">
                <text:p>1.6963</text:p>
              </table:table-cell>
              <table:table-cell office:value-type="float" office:value="0">
                <text:p>0</text:p>
              </table:table-cell>
              <table:table-cell office:value-type="float" office:value="1.48185">
                <text:p>1.48185</text:p>
              </table:table-cell>
              <table:table-cell office:value-type="float" office:value="0">
                <text:p>0</text:p>
              </table:table-cell>
              <table:table-cell office:value-type="float" office:value="1.34635">
                <text:p>1.34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6018">
                <text:p>2.16018</text:p>
              </table:table-cell>
              <table:table-cell office:value-type="float" office:value="0">
                <text:p>0</text:p>
              </table:table-cell>
              <table:table-cell office:value-type="float" office:value="1.71454">
                <text:p>1.71454</text:p>
              </table:table-cell>
              <table:table-cell office:value-type="float" office:value="0">
                <text:p>0</text:p>
              </table:table-cell>
              <table:table-cell office:value-type="float" office:value="1.49779">
                <text:p>1.49779</text:p>
              </table:table-cell>
              <table:table-cell office:value-type="float" office:value="0">
                <text:p>0</text:p>
              </table:table-cell>
              <table:table-cell office:value-type="float" office:value="1.36083">
                <text:p>1.36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8316">
                <text:p>2.18316</text:p>
              </table:table-cell>
              <table:table-cell office:value-type="float" office:value="0">
                <text:p>0</text:p>
              </table:table-cell>
              <table:table-cell office:value-type="float" office:value="1.73278">
                <text:p>1.73278</text:p>
              </table:table-cell>
              <table:table-cell office:value-type="float" office:value="0">
                <text:p>0</text:p>
              </table:table-cell>
              <table:table-cell office:value-type="float" office:value="1.51372">
                <text:p>1.51372</text:p>
              </table:table-cell>
              <table:table-cell office:value-type="float" office:value="0">
                <text:p>0</text:p>
              </table:table-cell>
              <table:table-cell office:value-type="float" office:value="1.3753">
                <text:p>1.3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20614">
                <text:p>2.20614</text:p>
              </table:table-cell>
              <table:table-cell office:value-type="float" office:value="0">
                <text:p>0</text:p>
              </table:table-cell>
              <table:table-cell office:value-type="float" office:value="1.75102">
                <text:p>1.75102</text:p>
              </table:table-cell>
              <table:table-cell office:value-type="float" office:value="0">
                <text:p>0</text:p>
              </table:table-cell>
              <table:table-cell office:value-type="float" office:value="1.52965">
                <text:p>1.52965</text:p>
              </table:table-cell>
              <table:table-cell office:value-type="float" office:value="0">
                <text:p>0</text:p>
              </table:table-cell>
              <table:table-cell office:value-type="float" office:value="1.38978">
                <text:p>1.38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2912">
                <text:p>2.22912</text:p>
              </table:table-cell>
              <table:table-cell office:value-type="float" office:value="0">
                <text:p>0</text:p>
              </table:table-cell>
              <table:table-cell office:value-type="float" office:value="1.76926">
                <text:p>1.76926</text:p>
              </table:table-cell>
              <table:table-cell office:value-type="float" office:value="0">
                <text:p>0</text:p>
              </table:table-cell>
              <table:table-cell office:value-type="float" office:value="1.54559">
                <text:p>1.54559</text:p>
              </table:table-cell>
              <table:table-cell office:value-type="float" office:value="0">
                <text:p>0</text:p>
              </table:table-cell>
              <table:table-cell office:value-type="float" office:value="1.40426">
                <text:p>1.40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521">
                <text:p>2.2521</text:p>
              </table:table-cell>
              <table:table-cell office:value-type="float" office:value="0">
                <text:p>0</text:p>
              </table:table-cell>
              <table:table-cell office:value-type="float" office:value="1.78749">
                <text:p>1.78749</text:p>
              </table:table-cell>
              <table:table-cell office:value-type="float" office:value="0">
                <text:p>0</text:p>
              </table:table-cell>
              <table:table-cell office:value-type="float" office:value="1.56152">
                <text:p>1.56152</text:p>
              </table:table-cell>
              <table:table-cell office:value-type="float" office:value="0">
                <text:p>0</text:p>
              </table:table-cell>
              <table:table-cell office:value-type="float" office:value="1.41874">
                <text:p>1.41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7508">
                <text:p>2.27508</text:p>
              </table:table-cell>
              <table:table-cell office:value-type="float" office:value="0">
                <text:p>0</text:p>
              </table:table-cell>
              <table:table-cell office:value-type="float" office:value="1.80573">
                <text:p>1.80573</text:p>
              </table:table-cell>
              <table:table-cell office:value-type="float" office:value="0">
                <text:p>0</text:p>
              </table:table-cell>
              <table:table-cell office:value-type="float" office:value="1.57745">
                <text:p>1.57745</text:p>
              </table:table-cell>
              <table:table-cell office:value-type="float" office:value="0">
                <text:p>0</text:p>
              </table:table-cell>
              <table:table-cell office:value-type="float" office:value="1.43321">
                <text:p>1.43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9806">
                <text:p>2.29806</text:p>
              </table:table-cell>
              <table:table-cell office:value-type="float" office:value="0">
                <text:p>0</text:p>
              </table:table-cell>
              <table:table-cell office:value-type="float" office:value="1.82397">
                <text:p>1.82397</text:p>
              </table:table-cell>
              <table:table-cell office:value-type="float" office:value="0">
                <text:p>0</text:p>
              </table:table-cell>
              <table:table-cell office:value-type="float" office:value="1.59339">
                <text:p>1.59339</text:p>
              </table:table-cell>
              <table:table-cell office:value-type="float" office:value="0">
                <text:p>0</text:p>
              </table:table-cell>
              <table:table-cell office:value-type="float" office:value="1.44769">
                <text:p>1.44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32104">
                <text:p>2.32104</text:p>
              </table:table-cell>
              <table:table-cell office:value-type="float" office:value="0">
                <text:p>0</text:p>
              </table:table-cell>
              <table:table-cell office:value-type="float" office:value="1.84221">
                <text:p>1.84221</text:p>
              </table:table-cell>
              <table:table-cell office:value-type="float" office:value="0">
                <text:p>0</text:p>
              </table:table-cell>
              <table:table-cell office:value-type="float" office:value="1.60932">
                <text:p>1.60932</text:p>
              </table:table-cell>
              <table:table-cell office:value-type="float" office:value="0">
                <text:p>0</text:p>
              </table:table-cell>
              <table:table-cell office:value-type="float" office:value="1.46217">
                <text:p>1.46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34402">
                <text:p>2.34402</text:p>
              </table:table-cell>
              <table:table-cell office:value-type="float" office:value="0">
                <text:p>0</text:p>
              </table:table-cell>
              <table:table-cell office:value-type="float" office:value="1.86045">
                <text:p>1.86045</text:p>
              </table:table-cell>
              <table:table-cell office:value-type="float" office:value="0">
                <text:p>0</text:p>
              </table:table-cell>
              <table:table-cell office:value-type="float" office:value="1.62526">
                <text:p>1.62526</text:p>
              </table:table-cell>
              <table:table-cell office:value-type="float" office:value="0">
                <text:p>0</text:p>
              </table:table-cell>
              <table:table-cell office:value-type="float" office:value="1.47664">
                <text:p>1.47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36701">
                <text:p>2.36701</text:p>
              </table:table-cell>
              <table:table-cell office:value-type="float" office:value="0">
                <text:p>0</text:p>
              </table:table-cell>
              <table:table-cell office:value-type="float" office:value="1.87869">
                <text:p>1.87869</text:p>
              </table:table-cell>
              <table:table-cell office:value-type="float" office:value="0">
                <text:p>0</text:p>
              </table:table-cell>
              <table:table-cell office:value-type="float" office:value="1.64119">
                <text:p>1.64119</text:p>
              </table:table-cell>
              <table:table-cell office:value-type="float" office:value="0">
                <text:p>0</text:p>
              </table:table-cell>
              <table:table-cell office:value-type="float" office:value="1.49112">
                <text:p>1.49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38999">
                <text:p>2.38999</text:p>
              </table:table-cell>
              <table:table-cell office:value-type="float" office:value="0">
                <text:p>0</text:p>
              </table:table-cell>
              <table:table-cell office:value-type="float" office:value="1.89693">
                <text:p>1.89693</text:p>
              </table:table-cell>
              <table:table-cell office:value-type="float" office:value="0">
                <text:p>0</text:p>
              </table:table-cell>
              <table:table-cell office:value-type="float" office:value="1.65712">
                <text:p>1.65712</text:p>
              </table:table-cell>
              <table:table-cell office:value-type="float" office:value="0">
                <text:p>0</text:p>
              </table:table-cell>
              <table:table-cell office:value-type="float" office:value="1.5056">
                <text:p>1.5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41297">
                <text:p>2.41297</text:p>
              </table:table-cell>
              <table:table-cell office:value-type="float" office:value="0">
                <text:p>0</text:p>
              </table:table-cell>
              <table:table-cell office:value-type="float" office:value="1.91517">
                <text:p>1.91517</text:p>
              </table:table-cell>
              <table:table-cell office:value-type="float" office:value="0">
                <text:p>0</text:p>
              </table:table-cell>
              <table:table-cell office:value-type="float" office:value="1.67306">
                <text:p>1.67306</text:p>
              </table:table-cell>
              <table:table-cell office:value-type="float" office:value="0">
                <text:p>0</text:p>
              </table:table-cell>
              <table:table-cell office:value-type="float" office:value="1.52007">
                <text:p>1.5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43595">
                <text:p>2.43595</text:p>
              </table:table-cell>
              <table:table-cell office:value-type="float" office:value="0">
                <text:p>0</text:p>
              </table:table-cell>
              <table:table-cell office:value-type="float" office:value="1.93341">
                <text:p>1.93341</text:p>
              </table:table-cell>
              <table:table-cell office:value-type="float" office:value="0">
                <text:p>0</text:p>
              </table:table-cell>
              <table:table-cell office:value-type="float" office:value="1.68899">
                <text:p>1.68899</text:p>
              </table:table-cell>
              <table:table-cell office:value-type="float" office:value="0">
                <text:p>0</text:p>
              </table:table-cell>
              <table:table-cell office:value-type="float" office:value="1.53455">
                <text:p>1.53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45893">
                <text:p>2.45893</text:p>
              </table:table-cell>
              <table:table-cell office:value-type="float" office:value="0">
                <text:p>0</text:p>
              </table:table-cell>
              <table:table-cell office:value-type="float" office:value="1.95165">
                <text:p>1.95165</text:p>
              </table:table-cell>
              <table:table-cell office:value-type="float" office:value="0">
                <text:p>0</text:p>
              </table:table-cell>
              <table:table-cell office:value-type="float" office:value="1.70493">
                <text:p>1.70493</text:p>
              </table:table-cell>
              <table:table-cell office:value-type="float" office:value="0">
                <text:p>0</text:p>
              </table:table-cell>
              <table:table-cell office:value-type="float" office:value="1.54903">
                <text:p>1.54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48191">
                <text:p>2.48191</text:p>
              </table:table-cell>
              <table:table-cell office:value-type="float" office:value="0">
                <text:p>0</text:p>
              </table:table-cell>
              <table:table-cell office:value-type="float" office:value="1.96989">
                <text:p>1.96989</text:p>
              </table:table-cell>
              <table:table-cell office:value-type="float" office:value="0">
                <text:p>0</text:p>
              </table:table-cell>
              <table:table-cell office:value-type="float" office:value="1.72086">
                <text:p>1.72086</text:p>
              </table:table-cell>
              <table:table-cell office:value-type="float" office:value="0">
                <text:p>0</text:p>
              </table:table-cell>
              <table:table-cell office:value-type="float" office:value="1.5635">
                <text:p>1.5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50489">
                <text:p>2.50489</text:p>
              </table:table-cell>
              <table:table-cell office:value-type="float" office:value="0">
                <text:p>0</text:p>
              </table:table-cell>
              <table:table-cell office:value-type="float" office:value="1.98813">
                <text:p>1.98813</text:p>
              </table:table-cell>
              <table:table-cell office:value-type="float" office:value="0">
                <text:p>0</text:p>
              </table:table-cell>
              <table:table-cell office:value-type="float" office:value="1.73679">
                <text:p>1.73679</text:p>
              </table:table-cell>
              <table:table-cell office:value-type="float" office:value="0">
                <text:p>0</text:p>
              </table:table-cell>
              <table:table-cell office:value-type="float" office:value="1.57798">
                <text:p>1.57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52787">
                <text:p>2.52787</text:p>
              </table:table-cell>
              <table:table-cell office:value-type="float" office:value="0">
                <text:p>0</text:p>
              </table:table-cell>
              <table:table-cell office:value-type="float" office:value="2.00637">
                <text:p>2.00637</text:p>
              </table:table-cell>
              <table:table-cell office:value-type="float" office:value="0">
                <text:p>0</text:p>
              </table:table-cell>
              <table:table-cell office:value-type="float" office:value="1.75273">
                <text:p>1.75273</text:p>
              </table:table-cell>
              <table:table-cell office:value-type="float" office:value="0">
                <text:p>0</text:p>
              </table:table-cell>
              <table:table-cell office:value-type="float" office:value="1.59246">
                <text:p>1.59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55085">
                <text:p>2.55085</text:p>
              </table:table-cell>
              <table:table-cell office:value-type="float" office:value="0">
                <text:p>0</text:p>
              </table:table-cell>
              <table:table-cell office:value-type="float" office:value="2.02461">
                <text:p>2.02461</text:p>
              </table:table-cell>
              <table:table-cell office:value-type="float" office:value="0">
                <text:p>0</text:p>
              </table:table-cell>
              <table:table-cell office:value-type="float" office:value="1.76866">
                <text:p>1.76866</text:p>
              </table:table-cell>
              <table:table-cell office:value-type="float" office:value="0">
                <text:p>0</text:p>
              </table:table-cell>
              <table:table-cell office:value-type="float" office:value="1.60694">
                <text:p>1.60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57383">
                <text:p>2.57383</text:p>
              </table:table-cell>
              <table:table-cell office:value-type="float" office:value="0">
                <text:p>0</text:p>
              </table:table-cell>
              <table:table-cell office:value-type="float" office:value="2.04285">
                <text:p>2.04285</text:p>
              </table:table-cell>
              <table:table-cell office:value-type="float" office:value="0">
                <text:p>0</text:p>
              </table:table-cell>
              <table:table-cell office:value-type="float" office:value="1.78459">
                <text:p>1.78459</text:p>
              </table:table-cell>
              <table:table-cell office:value-type="float" office:value="0">
                <text:p>0</text:p>
              </table:table-cell>
              <table:table-cell office:value-type="float" office:value="1.62141">
                <text:p>1.6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59681">
                <text:p>2.59681</text:p>
              </table:table-cell>
              <table:table-cell office:value-type="float" office:value="0.000501714">
                <text:p>0.000501714</text:p>
              </table:table-cell>
              <table:table-cell office:value-type="float" office:value="2.06109">
                <text:p>2.06109</text:p>
              </table:table-cell>
              <table:table-cell office:value-type="float" office:value="0">
                <text:p>0</text:p>
              </table:table-cell>
              <table:table-cell office:value-type="float" office:value="1.80053">
                <text:p>1.80053</text:p>
              </table:table-cell>
              <table:table-cell office:value-type="float" office:value="0">
                <text:p>0</text:p>
              </table:table-cell>
              <table:table-cell office:value-type="float" office:value="1.63589">
                <text:p>1.63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61979">
                <text:p>2.61979</text:p>
              </table:table-cell>
              <table:table-cell office:value-type="float" office:value="0.00640836">
                <text:p>0.00640836</text:p>
              </table:table-cell>
              <table:table-cell office:value-type="float" office:value="2.07933">
                <text:p>2.07933</text:p>
              </table:table-cell>
              <table:table-cell office:value-type="float" office:value="0">
                <text:p>0</text:p>
              </table:table-cell>
              <table:table-cell office:value-type="float" office:value="1.81646">
                <text:p>1.81646</text:p>
              </table:table-cell>
              <table:table-cell office:value-type="float" office:value="0">
                <text:p>0</text:p>
              </table:table-cell>
              <table:table-cell office:value-type="float" office:value="1.65037">
                <text:p>1.65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64277">
                <text:p>2.64277</text:p>
              </table:table-cell>
              <table:table-cell office:value-type="float" office:value="0.0229613">
                <text:p>0.0229613</text:p>
              </table:table-cell>
              <table:table-cell office:value-type="float" office:value="2.09757">
                <text:p>2.09757</text:p>
              </table:table-cell>
              <table:table-cell office:value-type="float" office:value="0">
                <text:p>0</text:p>
              </table:table-cell>
              <table:table-cell office:value-type="float" office:value="1.8324">
                <text:p>1.8324</text:p>
              </table:table-cell>
              <table:table-cell office:value-type="float" office:value="0">
                <text:p>0</text:p>
              </table:table-cell>
              <table:table-cell office:value-type="float" office:value="1.66484">
                <text:p>1.66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66575">
                <text:p>2.66575</text:p>
              </table:table-cell>
              <table:table-cell office:value-type="float" office:value="0.0536088">
                <text:p>0.0536088</text:p>
              </table:table-cell>
              <table:table-cell office:value-type="float" office:value="2.11581">
                <text:p>2.11581</text:p>
              </table:table-cell>
              <table:table-cell office:value-type="float" office:value="0">
                <text:p>0</text:p>
              </table:table-cell>
              <table:table-cell office:value-type="float" office:value="1.84833">
                <text:p>1.84833</text:p>
              </table:table-cell>
              <table:table-cell office:value-type="float" office:value="0">
                <text:p>0</text:p>
              </table:table-cell>
              <table:table-cell office:value-type="float" office:value="1.67932">
                <text:p>1.67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68873">
                <text:p>2.68873</text:p>
              </table:table-cell>
              <table:table-cell office:value-type="float" office:value="0.133753">
                <text:p>0.133753</text:p>
              </table:table-cell>
              <table:table-cell office:value-type="float" office:value="2.13405">
                <text:p>2.13405</text:p>
              </table:table-cell>
              <table:table-cell office:value-type="float" office:value="0">
                <text:p>0</text:p>
              </table:table-cell>
              <table:table-cell office:value-type="float" office:value="1.86426">
                <text:p>1.86426</text:p>
              </table:table-cell>
              <table:table-cell office:value-type="float" office:value="0">
                <text:p>0</text:p>
              </table:table-cell>
              <table:table-cell office:value-type="float" office:value="1.6938">
                <text:p>1.6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71172">
                <text:p>2.71172</text:p>
              </table:table-cell>
              <table:table-cell office:value-type="float" office:value="0.240355">
                <text:p>0.240355</text:p>
              </table:table-cell>
              <table:table-cell office:value-type="float" office:value="2.15229">
                <text:p>2.15229</text:p>
              </table:table-cell>
              <table:table-cell office:value-type="float" office:value="0">
                <text:p>0</text:p>
              </table:table-cell>
              <table:table-cell office:value-type="float" office:value="1.8802">
                <text:p>1.8802</text:p>
              </table:table-cell>
              <table:table-cell office:value-type="float" office:value="0">
                <text:p>0</text:p>
              </table:table-cell>
              <table:table-cell office:value-type="float" office:value="1.70827">
                <text:p>1.70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7347">
                <text:p>2.7347</text:p>
              </table:table-cell>
              <table:table-cell office:value-type="float" office:value="0.448687">
                <text:p>0.448687</text:p>
              </table:table-cell>
              <table:table-cell office:value-type="float" office:value="2.17053">
                <text:p>2.17053</text:p>
              </table:table-cell>
              <table:table-cell office:value-type="float" office:value="0">
                <text:p>0</text:p>
              </table:table-cell>
              <table:table-cell office:value-type="float" office:value="1.89613">
                <text:p>1.89613</text:p>
              </table:table-cell>
              <table:table-cell office:value-type="float" office:value="0">
                <text:p>0</text:p>
              </table:table-cell>
              <table:table-cell office:value-type="float" office:value="1.72275">
                <text:p>1.72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75768">
                <text:p>2.75768</text:p>
              </table:table-cell>
              <table:table-cell office:value-type="float" office:value="0.698475">
                <text:p>0.698475</text:p>
              </table:table-cell>
              <table:table-cell office:value-type="float" office:value="2.18877">
                <text:p>2.18877</text:p>
              </table:table-cell>
              <table:table-cell office:value-type="float" office:value="0">
                <text:p>0</text:p>
              </table:table-cell>
              <table:table-cell office:value-type="float" office:value="1.91207">
                <text:p>1.91207</text:p>
              </table:table-cell>
              <table:table-cell office:value-type="float" office:value="0">
                <text:p>0</text:p>
              </table:table-cell>
              <table:table-cell office:value-type="float" office:value="1.73723">
                <text:p>1.73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78066">
                <text:p>2.78066</text:p>
              </table:table-cell>
              <table:table-cell office:value-type="float" office:value="1.08647">
                <text:p>1.08647</text:p>
              </table:table-cell>
              <table:table-cell office:value-type="float" office:value="2.20701">
                <text:p>2.20701</text:p>
              </table:table-cell>
              <table:table-cell office:value-type="float" office:value="0">
                <text:p>0</text:p>
              </table:table-cell>
              <table:table-cell office:value-type="float" office:value="1.928">
                <text:p>1.928</text:p>
              </table:table-cell>
              <table:table-cell office:value-type="float" office:value="0">
                <text:p>0</text:p>
              </table:table-cell>
              <table:table-cell office:value-type="float" office:value="1.7517">
                <text:p>1.7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80364">
                <text:p>2.80364</text:p>
              </table:table-cell>
              <table:table-cell office:value-type="float" office:value="1.5292">
                <text:p>1.5292</text:p>
              </table:table-cell>
              <table:table-cell office:value-type="float" office:value="2.22525">
                <text:p>2.22525</text:p>
              </table:table-cell>
              <table:table-cell office:value-type="float" office:value="0">
                <text:p>0</text:p>
              </table:table-cell>
              <table:table-cell office:value-type="float" office:value="1.94393">
                <text:p>1.94393</text:p>
              </table:table-cell>
              <table:table-cell office:value-type="float" office:value="0">
                <text:p>0</text:p>
              </table:table-cell>
              <table:table-cell office:value-type="float" office:value="1.76618">
                <text:p>1.76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82662">
                <text:p>2.82662</text:p>
              </table:table-cell>
              <table:table-cell office:value-type="float" office:value="2.01885">
                <text:p>2.01885</text:p>
              </table:table-cell>
              <table:table-cell office:value-type="float" office:value="2.24349">
                <text:p>2.24349</text:p>
              </table:table-cell>
              <table:table-cell office:value-type="float" office:value="0">
                <text:p>0</text:p>
              </table:table-cell>
              <table:table-cell office:value-type="float" office:value="1.95987">
                <text:p>1.95987</text:p>
              </table:table-cell>
              <table:table-cell office:value-type="float" office:value="0">
                <text:p>0</text:p>
              </table:table-cell>
              <table:table-cell office:value-type="float" office:value="1.78066">
                <text:p>1.78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8496">
                <text:p>2.8496</text:p>
              </table:table-cell>
              <table:table-cell office:value-type="float" office:value="2.56073">
                <text:p>2.56073</text:p>
              </table:table-cell>
              <table:table-cell office:value-type="float" office:value="2.26173">
                <text:p>2.26173</text:p>
              </table:table-cell>
              <table:table-cell office:value-type="float" office:value="0.000666638">
                <text:p>0.000666638</text:p>
              </table:table-cell>
              <table:table-cell office:value-type="float" office:value="1.9758">
                <text:p>1.9758</text:p>
              </table:table-cell>
              <table:table-cell office:value-type="float" office:value="0">
                <text:p>0</text:p>
              </table:table-cell>
              <table:table-cell office:value-type="float" office:value="1.79513">
                <text:p>1.79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87258">
                <text:p>2.87258</text:p>
              </table:table-cell>
              <table:table-cell office:value-type="float" office:value="3.17487">
                <text:p>3.17487</text:p>
              </table:table-cell>
              <table:table-cell office:value-type="float" office:value="2.27997">
                <text:p>2.27997</text:p>
              </table:table-cell>
              <table:table-cell office:value-type="float" office:value="0.00623214">
                <text:p>0.00623214</text:p>
              </table:table-cell>
              <table:table-cell office:value-type="float" office:value="1.99174">
                <text:p>1.99174</text:p>
              </table:table-cell>
              <table:table-cell office:value-type="float" office:value="0.0000820019">
                <text:p>0.0000820019</text:p>
              </table:table-cell>
              <table:table-cell office:value-type="float" office:value="1.80961">
                <text:p>1.80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89556">
                <text:p>2.89556</text:p>
              </table:table-cell>
              <table:table-cell office:value-type="float" office:value="3.72456">
                <text:p>3.72456</text:p>
              </table:table-cell>
              <table:table-cell office:value-type="float" office:value="2.29821">
                <text:p>2.29821</text:p>
              </table:table-cell>
              <table:table-cell office:value-type="float" office:value="0.0489882">
                <text:p>0.0489882</text:p>
              </table:table-cell>
              <table:table-cell office:value-type="float" office:value="2.00767">
                <text:p>2.00767</text:p>
              </table:table-cell>
              <table:table-cell office:value-type="float" office:value="0.000807054">
                <text:p>0.000807054</text:p>
              </table:table-cell>
              <table:table-cell office:value-type="float" office:value="1.82409">
                <text:p>1.82409</text:p>
              </table:table-cell>
              <table:table-cell office:value-type="float" office:value="0.0000807054">
                <text:p>0.00008070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91854">
                <text:p>2.91854</text:p>
              </table:table-cell>
              <table:table-cell office:value-type="float" office:value="4.16525">
                <text:p>4.16525</text:p>
              </table:table-cell>
              <table:table-cell office:value-type="float" office:value="2.31645">
                <text:p>2.31645</text:p>
              </table:table-cell>
              <table:table-cell office:value-type="float" office:value="0.261435">
                <text:p>0.261435</text:p>
              </table:table-cell>
              <table:table-cell office:value-type="float" office:value="2.0236">
                <text:p>2.0236</text:p>
              </table:table-cell>
              <table:table-cell office:value-type="float" office:value="0.0060374">
                <text:p>0.0060374</text:p>
              </table:table-cell>
              <table:table-cell office:value-type="float" office:value="1.83857">
                <text:p>1.83857</text:p>
              </table:table-cell>
              <table:table-cell office:value-type="float" office:value="0.00206543">
                <text:p>0.002065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94152">
                <text:p>2.94152</text:p>
              </table:table-cell>
              <table:table-cell office:value-type="float" office:value="4.5881">
                <text:p>4.5881</text:p>
              </table:table-cell>
              <table:table-cell office:value-type="float" office:value="2.33469">
                <text:p>2.33469</text:p>
              </table:table-cell>
              <table:table-cell office:value-type="float" office:value="1.03517">
                <text:p>1.03517</text:p>
              </table:table-cell>
              <table:table-cell office:value-type="float" office:value="2.03954">
                <text:p>2.03954</text:p>
              </table:table-cell>
              <table:table-cell office:value-type="float" office:value="0.109093">
                <text:p>0.109093</text:p>
              </table:table-cell>
              <table:table-cell office:value-type="float" office:value="1.85304">
                <text:p>1.85304</text:p>
              </table:table-cell>
              <table:table-cell office:value-type="float" office:value="0.0393362">
                <text:p>0.03933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645">
                <text:p>2.9645</text:p>
              </table:table-cell>
              <table:table-cell office:value-type="float" office:value="5.0288">
                <text:p>5.0288</text:p>
              </table:table-cell>
              <table:table-cell office:value-type="float" office:value="2.35293">
                <text:p>2.35293</text:p>
              </table:table-cell>
              <table:table-cell office:value-type="float" office:value="3.20524">
                <text:p>3.20524</text:p>
              </table:table-cell>
              <table:table-cell office:value-type="float" office:value="2.05547">
                <text:p>2.05547</text:p>
              </table:table-cell>
              <table:table-cell office:value-type="float" office:value="0.890836">
                <text:p>0.890836</text:p>
              </table:table-cell>
              <table:table-cell office:value-type="float" office:value="1.86752">
                <text:p>1.86752</text:p>
              </table:table-cell>
              <table:table-cell office:value-type="float" office:value="0.488997">
                <text:p>0.4889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98748">
                <text:p>2.98748</text:p>
              </table:table-cell>
              <table:table-cell office:value-type="float" office:value="5.41223">
                <text:p>5.41223</text:p>
              </table:table-cell>
              <table:table-cell office:value-type="float" office:value="2.37117">
                <text:p>2.37117</text:p>
              </table:table-cell>
              <table:table-cell office:value-type="float" office:value="7.51368">
                <text:p>7.51368</text:p>
              </table:table-cell>
              <table:table-cell office:value-type="float" office:value="2.0714">
                <text:p>2.0714</text:p>
              </table:table-cell>
              <table:table-cell office:value-type="float" office:value="4.49775">
                <text:p>4.49775</text:p>
              </table:table-cell>
              <table:table-cell office:value-type="float" office:value="1.882">
                <text:p>1.882</text:p>
              </table:table-cell>
              <table:table-cell office:value-type="float" office:value="3.45165">
                <text:p>3.451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01046">
                <text:p>3.01046</text:p>
              </table:table-cell>
              <table:table-cell office:value-type="float" office:value="5.91423">
                <text:p>5.91423</text:p>
              </table:table-cell>
              <table:table-cell office:value-type="float" office:value="2.38941">
                <text:p>2.38941</text:p>
              </table:table-cell>
              <table:table-cell office:value-type="float" office:value="13.3281">
                <text:p>13.3281</text:p>
              </table:table-cell>
              <table:table-cell office:value-type="float" office:value="2.08734">
                <text:p>2.08734</text:p>
              </table:table-cell>
              <table:table-cell office:value-type="float" office:value="13.3957">
                <text:p>13.3957</text:p>
              </table:table-cell>
              <table:table-cell office:value-type="float" office:value="1.89647">
                <text:p>1.89647</text:p>
              </table:table-cell>
              <table:table-cell office:value-type="float" office:value="12.918">
                <text:p>12.9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03344">
                <text:p>3.03344</text:p>
              </table:table-cell>
              <table:table-cell office:value-type="float" office:value="6.96615">
                <text:p>6.96615</text:p>
              </table:table-cell>
              <table:table-cell office:value-type="float" office:value="2.40765">
                <text:p>2.40765</text:p>
              </table:table-cell>
              <table:table-cell office:value-type="float" office:value="18.1668">
                <text:p>18.1668</text:p>
              </table:table-cell>
              <table:table-cell office:value-type="float" office:value="2.10327">
                <text:p>2.10327</text:p>
              </table:table-cell>
              <table:table-cell office:value-type="float" office:value="23.7329">
                <text:p>23.7329</text:p>
              </table:table-cell>
              <table:table-cell office:value-type="float" office:value="1.91095">
                <text:p>1.91095</text:p>
              </table:table-cell>
              <table:table-cell office:value-type="float" office:value="25.5191">
                <text:p>25.51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05642">
                <text:p>3.05642</text:p>
              </table:table-cell>
              <table:table-cell office:value-type="float" office:value="7.13537">
                <text:p>7.13537</text:p>
              </table:table-cell>
              <table:table-cell office:value-type="float" office:value="2.42589">
                <text:p>2.42589</text:p>
              </table:table-cell>
              <table:table-cell office:value-type="float" office:value="18.1809">
                <text:p>18.1809</text:p>
              </table:table-cell>
              <table:table-cell office:value-type="float" office:value="2.11921">
                <text:p>2.11921</text:p>
              </table:table-cell>
              <table:table-cell office:value-type="float" office:value="24.3859">
                <text:p>24.3859</text:p>
              </table:table-cell>
              <table:table-cell office:value-type="float" office:value="1.92543">
                <text:p>1.92543</text:p>
              </table:table-cell>
              <table:table-cell office:value-type="float" office:value="26.2819">
                <text:p>26.28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07941">
                <text:p>3.07941</text:p>
              </table:table-cell>
              <table:table-cell office:value-type="float" office:value="5.3835">
                <text:p>5.3835</text:p>
              </table:table-cell>
              <table:table-cell office:value-type="float" office:value="2.44413">
                <text:p>2.44413</text:p>
              </table:table-cell>
              <table:table-cell office:value-type="float" office:value="13.2828">
                <text:p>13.2828</text:p>
              </table:table-cell>
              <table:table-cell office:value-type="float" office:value="2.13514">
                <text:p>2.13514</text:p>
              </table:table-cell>
              <table:table-cell office:value-type="float" office:value="14.5388">
                <text:p>14.5388</text:p>
              </table:table-cell>
              <table:table-cell office:value-type="float" office:value="1.9399">
                <text:p>1.9399</text:p>
              </table:table-cell>
              <table:table-cell office:value-type="float" office:value="14.4429">
                <text:p>14.44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10239">
                <text:p>3.10239</text:p>
              </table:table-cell>
              <table:table-cell office:value-type="float" office:value="4.46223">
                <text:p>4.46223</text:p>
              </table:table-cell>
              <table:table-cell office:value-type="float" office:value="2.46237">
                <text:p>2.46237</text:p>
              </table:table-cell>
              <table:table-cell office:value-type="float" office:value="7.82998">
                <text:p>7.82998</text:p>
              </table:table-cell>
              <table:table-cell office:value-type="float" office:value="2.15107">
                <text:p>2.15107</text:p>
              </table:table-cell>
              <table:table-cell office:value-type="float" office:value="5.49689">
                <text:p>5.49689</text:p>
              </table:table-cell>
              <table:table-cell office:value-type="float" office:value="1.95438">
                <text:p>1.95438</text:p>
              </table:table-cell>
              <table:table-cell office:value-type="float" office:value="4.59419">
                <text:p>4.594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12537">
                <text:p>3.12537</text:p>
              </table:table-cell>
              <table:table-cell office:value-type="float" office:value="3.80172">
                <text:p>3.80172</text:p>
              </table:table-cell>
              <table:table-cell office:value-type="float" office:value="2.48061">
                <text:p>2.48061</text:p>
              </table:table-cell>
              <table:table-cell office:value-type="float" office:value="3.71181">
                <text:p>3.71181</text:p>
              </table:table-cell>
              <table:table-cell office:value-type="float" office:value="2.16701">
                <text:p>2.16701</text:p>
              </table:table-cell>
              <table:table-cell office:value-type="float" office:value="1.34868">
                <text:p>1.34868</text:p>
              </table:table-cell>
              <table:table-cell office:value-type="float" office:value="1.96886">
                <text:p>1.96886</text:p>
              </table:table-cell>
              <table:table-cell office:value-type="float" office:value="0.825115">
                <text:p>0.8251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14835">
                <text:p>3.14835</text:p>
              </table:table-cell>
              <table:table-cell office:value-type="float" office:value="3.23436">
                <text:p>3.23436</text:p>
              </table:table-cell>
              <table:table-cell office:value-type="float" office:value="2.49884">
                <text:p>2.49884</text:p>
              </table:table-cell>
              <table:table-cell office:value-type="float" office:value="1.45119">
                <text:p>1.45119</text:p>
              </table:table-cell>
              <table:table-cell office:value-type="float" office:value="2.18294">
                <text:p>2.18294</text:p>
              </table:table-cell>
              <table:table-cell office:value-type="float" office:value="0.233469">
                <text:p>0.233469</text:p>
              </table:table-cell>
              <table:table-cell office:value-type="float" office:value="1.98333">
                <text:p>1.98333</text:p>
              </table:table-cell>
              <table:table-cell office:value-type="float" office:value="0.0976201">
                <text:p>0.09762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17133">
                <text:p>3.17133</text:p>
              </table:table-cell>
              <table:table-cell office:value-type="float" office:value="2.70398">
                <text:p>2.70398</text:p>
              </table:table-cell>
              <table:table-cell office:value-type="float" office:value="2.51708">
                <text:p>2.51708</text:p>
              </table:table-cell>
              <table:table-cell office:value-type="float" office:value="0.450978">
                <text:p>0.450978</text:p>
              </table:table-cell>
              <table:table-cell office:value-type="float" office:value="2.19888">
                <text:p>2.19888</text:p>
              </table:table-cell>
              <table:table-cell office:value-type="float" office:value="0.0284594">
                <text:p>0.0284594</text:p>
              </table:table-cell>
              <table:table-cell office:value-type="float" office:value="1.99781">
                <text:p>1.99781</text:p>
              </table:table-cell>
              <table:table-cell office:value-type="float" office:value="0.00793904">
                <text:p>0.007939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19431">
                <text:p>3.19431</text:p>
              </table:table-cell>
              <table:table-cell office:value-type="float" office:value="2.35652">
                <text:p>2.35652</text:p>
              </table:table-cell>
              <table:table-cell office:value-type="float" office:value="2.53532">
                <text:p>2.53532</text:p>
              </table:table-cell>
              <table:table-cell office:value-type="float" office:value="0.136212">
                <text:p>0.136212</text:p>
              </table:table-cell>
              <table:table-cell office:value-type="float" office:value="2.21481">
                <text:p>2.21481</text:p>
              </table:table-cell>
              <table:table-cell office:value-type="float" office:value="0.00358103">
                <text:p>0.00358103</text:p>
              </table:table-cell>
              <table:table-cell office:value-type="float" office:value="2.01229">
                <text:p>2.01229</text:p>
              </table:table-cell>
              <table:table-cell office:value-type="float" office:value="0.000132631">
                <text:p>0.0001326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21729">
                <text:p>3.21729</text:p>
              </table:table-cell>
              <table:table-cell office:value-type="float" office:value="1.97781">
                <text:p>1.97781</text:p>
              </table:table-cell>
              <table:table-cell office:value-type="float" office:value="2.55356">
                <text:p>2.55356</text:p>
              </table:table-cell>
              <table:table-cell office:value-type="float" office:value="0.0400073">
                <text:p>0.0400073</text:p>
              </table:table-cell>
              <table:table-cell office:value-type="float" office:value="2.23074">
                <text:p>2.23074</text:p>
              </table:table-cell>
              <table:table-cell office:value-type="float" office:value="0.000588343">
                <text:p>0.000588343</text:p>
              </table:table-cell>
              <table:table-cell office:value-type="float" office:value="2.02677">
                <text:p>2.02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24027">
                <text:p>3.24027</text:p>
              </table:table-cell>
              <table:table-cell office:value-type="float" office:value="1.69091">
                <text:p>1.69091</text:p>
              </table:table-cell>
              <table:table-cell office:value-type="float" office:value="2.5718">
                <text:p>2.5718</text:p>
              </table:table-cell>
              <table:table-cell office:value-type="float" office:value="0.0123095">
                <text:p>0.0123095</text:p>
              </table:table-cell>
              <table:table-cell office:value-type="float" office:value="2.24668">
                <text:p>2.24668</text:p>
              </table:table-cell>
              <table:table-cell office:value-type="float" office:value="0">
                <text:p>0</text:p>
              </table:table-cell>
              <table:table-cell office:value-type="float" office:value="2.04124">
                <text:p>2.04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26325">
                <text:p>3.26325</text:p>
              </table:table-cell>
              <table:table-cell office:value-type="float" office:value="1.40214">
                <text:p>1.40214</text:p>
              </table:table-cell>
              <table:table-cell office:value-type="float" office:value="2.59004">
                <text:p>2.59004</text:p>
              </table:table-cell>
              <table:table-cell office:value-type="float" office:value="0.00305006">
                <text:p>0.00305006</text:p>
              </table:table-cell>
              <table:table-cell office:value-type="float" office:value="2.26261">
                <text:p>2.26261</text:p>
              </table:table-cell>
              <table:table-cell office:value-type="float" office:value="0">
                <text:p>0</text:p>
              </table:table-cell>
              <table:table-cell office:value-type="float" office:value="2.05572">
                <text:p>2.05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28623">
                <text:p>3.28623</text:p>
              </table:table-cell>
              <table:table-cell office:value-type="float" office:value="1.15929">
                <text:p>1.15929</text:p>
              </table:table-cell>
              <table:table-cell office:value-type="float" office:value="2.60828">
                <text:p>2.60828</text:p>
              </table:table-cell>
              <table:table-cell office:value-type="float" office:value="0.00119049">
                <text:p>0.00119049</text:p>
              </table:table-cell>
              <table:table-cell office:value-type="float" office:value="2.27855">
                <text:p>2.27855</text:p>
              </table:table-cell>
              <table:table-cell office:value-type="float" office:value="0">
                <text:p>0</text:p>
              </table:table-cell>
              <table:table-cell office:value-type="float" office:value="2.0702">
                <text:p>2.0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30921">
                <text:p>3.30921</text:p>
              </table:table-cell>
              <table:table-cell office:value-type="float" office:value="0.975976">
                <text:p>0.975976</text:p>
              </table:table-cell>
              <table:table-cell office:value-type="float" office:value="2.62652">
                <text:p>2.62652</text:p>
              </table:table-cell>
              <table:table-cell office:value-type="float" office:value="0.000432531">
                <text:p>0.000432531</text:p>
              </table:table-cell>
              <table:table-cell office:value-type="float" office:value="2.29448">
                <text:p>2.29448</text:p>
              </table:table-cell>
              <table:table-cell office:value-type="float" office:value="0">
                <text:p>0</text:p>
              </table:table-cell>
              <table:table-cell office:value-type="float" office:value="2.08467">
                <text:p>2.08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33219">
                <text:p>3.33219</text:p>
              </table:table-cell>
              <table:table-cell office:value-type="float" office:value="0.812707">
                <text:p>0.812707</text:p>
              </table:table-cell>
              <table:table-cell office:value-type="float" office:value="2.64476">
                <text:p>2.64476</text:p>
              </table:table-cell>
              <table:table-cell office:value-type="float" office:value="0.000243763">
                <text:p>0.000243763</text:p>
              </table:table-cell>
              <table:table-cell office:value-type="float" office:value="2.31041">
                <text:p>2.31041</text:p>
              </table:table-cell>
              <table:table-cell office:value-type="float" office:value="0">
                <text:p>0</text:p>
              </table:table-cell>
              <table:table-cell office:value-type="float" office:value="2.09915">
                <text:p>2.09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35517">
                <text:p>3.35517</text:p>
              </table:table-cell>
              <table:table-cell office:value-type="float" office:value="0.671777">
                <text:p>0.671777</text:p>
              </table:table-cell>
              <table:table-cell office:value-type="float" office:value="2.663">
                <text:p>2.663</text:p>
              </table:table-cell>
              <table:table-cell office:value-type="float" office:value="0">
                <text:p>0</text:p>
              </table:table-cell>
              <table:table-cell office:value-type="float" office:value="2.32635">
                <text:p>2.32635</text:p>
              </table:table-cell>
              <table:table-cell office:value-type="float" office:value="0">
                <text:p>0</text:p>
              </table:table-cell>
              <table:table-cell office:value-type="float" office:value="2.11363">
                <text:p>2.1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37815">
                <text:p>3.37815</text:p>
              </table:table-cell>
              <table:table-cell office:value-type="float" office:value="0.556769">
                <text:p>0.556769</text:p>
              </table:table-cell>
              <table:table-cell office:value-type="float" office:value="2.68124">
                <text:p>2.68124</text:p>
              </table:table-cell>
              <table:table-cell office:value-type="float" office:value="0">
                <text:p>0</text:p>
              </table:table-cell>
              <table:table-cell office:value-type="float" office:value="2.34228">
                <text:p>2.34228</text:p>
              </table:table-cell>
              <table:table-cell office:value-type="float" office:value="0">
                <text:p>0</text:p>
              </table:table-cell>
              <table:table-cell office:value-type="float" office:value="2.1281">
                <text:p>2.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40113">
                <text:p>3.40113</text:p>
              </table:table-cell>
              <table:table-cell office:value-type="float" office:value="0.452344">
                <text:p>0.452344</text:p>
              </table:table-cell>
              <table:table-cell office:value-type="float" office:value="2.69948">
                <text:p>2.69948</text:p>
              </table:table-cell>
              <table:table-cell office:value-type="float" office:value="0">
                <text:p>0</text:p>
              </table:table-cell>
              <table:table-cell office:value-type="float" office:value="2.35821">
                <text:p>2.35821</text:p>
              </table:table-cell>
              <table:table-cell office:value-type="float" office:value="0">
                <text:p>0</text:p>
              </table:table-cell>
              <table:table-cell office:value-type="float" office:value="2.14258">
                <text:p>2.14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42411">
                <text:p>3.42411</text:p>
              </table:table-cell>
              <table:table-cell office:value-type="float" office:value="0.375133">
                <text:p>0.375133</text:p>
              </table:table-cell>
              <table:table-cell office:value-type="float" office:value="2.71772">
                <text:p>2.71772</text:p>
              </table:table-cell>
              <table:table-cell office:value-type="float" office:value="0">
                <text:p>0</text:p>
              </table:table-cell>
              <table:table-cell office:value-type="float" office:value="2.37415">
                <text:p>2.37415</text:p>
              </table:table-cell>
              <table:table-cell office:value-type="float" office:value="0">
                <text:p>0</text:p>
              </table:table-cell>
              <table:table-cell office:value-type="float" office:value="2.15706">
                <text:p>2.15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4471">
                <text:p>3.4471</text:p>
              </table:table-cell>
              <table:table-cell office:value-type="float" office:value="0.321004">
                <text:p>0.321004</text:p>
              </table:table-cell>
              <table:table-cell office:value-type="float" office:value="2.73596">
                <text:p>2.73596</text:p>
              </table:table-cell>
              <table:table-cell office:value-type="float" office:value="0">
                <text:p>0</text:p>
              </table:table-cell>
              <table:table-cell office:value-type="float" office:value="2.39008">
                <text:p>2.39008</text:p>
              </table:table-cell>
              <table:table-cell office:value-type="float" office:value="0">
                <text:p>0</text:p>
              </table:table-cell>
              <table:table-cell office:value-type="float" office:value="2.17153">
                <text:p>2.17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47008">
                <text:p>3.47008</text:p>
              </table:table-cell>
              <table:table-cell office:value-type="float" office:value="0.26355">
                <text:p>0.26355</text:p>
              </table:table-cell>
              <table:table-cell office:value-type="float" office:value="2.7542">
                <text:p>2.7542</text:p>
              </table:table-cell>
              <table:table-cell office:value-type="float" office:value="0">
                <text:p>0</text:p>
              </table:table-cell>
              <table:table-cell office:value-type="float" office:value="2.40602">
                <text:p>2.40602</text:p>
              </table:table-cell>
              <table:table-cell office:value-type="float" office:value="0">
                <text:p>0</text:p>
              </table:table-cell>
              <table:table-cell office:value-type="float" office:value="2.18601">
                <text:p>2.18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49306">
                <text:p>3.49306</text:p>
              </table:table-cell>
              <table:table-cell office:value-type="float" office:value="0.213122">
                <text:p>0.213122</text:p>
              </table:table-cell>
              <table:table-cell office:value-type="float" office:value="2.77244">
                <text:p>2.77244</text:p>
              </table:table-cell>
              <table:table-cell office:value-type="float" office:value="0">
                <text:p>0</text:p>
              </table:table-cell>
              <table:table-cell office:value-type="float" office:value="2.42195">
                <text:p>2.42195</text:p>
              </table:table-cell>
              <table:table-cell office:value-type="float" office:value="0">
                <text:p>0</text:p>
              </table:table-cell>
              <table:table-cell office:value-type="float" office:value="2.20049">
                <text:p>2.20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51604">
                <text:p>3.51604</text:p>
              </table:table-cell>
              <table:table-cell office:value-type="float" office:value="0.184839">
                <text:p>0.184839</text:p>
              </table:table-cell>
              <table:table-cell office:value-type="float" office:value="2.79068">
                <text:p>2.79068</text:p>
              </table:table-cell>
              <table:table-cell office:value-type="float" office:value="0">
                <text:p>0</text:p>
              </table:table-cell>
              <table:table-cell office:value-type="float" office:value="2.43788">
                <text:p>2.43788</text:p>
              </table:table-cell>
              <table:table-cell office:value-type="float" office:value="0">
                <text:p>0</text:p>
              </table:table-cell>
              <table:table-cell office:value-type="float" office:value="2.21496">
                <text:p>2.2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53902">
                <text:p>3.53902</text:p>
              </table:table-cell>
              <table:table-cell office:value-type="float" office:value="0.160025">
                <text:p>0.160025</text:p>
              </table:table-cell>
              <table:table-cell office:value-type="float" office:value="2.80892">
                <text:p>2.80892</text:p>
              </table:table-cell>
              <table:table-cell office:value-type="float" office:value="0">
                <text:p>0</text:p>
              </table:table-cell>
              <table:table-cell office:value-type="float" office:value="2.45382">
                <text:p>2.45382</text:p>
              </table:table-cell>
              <table:table-cell office:value-type="float" office:value="0">
                <text:p>0</text:p>
              </table:table-cell>
              <table:table-cell office:value-type="float" office:value="2.22944">
                <text:p>2.22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562">
                <text:p>3.562</text:p>
              </table:table-cell>
              <table:table-cell office:value-type="float" office:value="0.128741">
                <text:p>0.128741</text:p>
              </table:table-cell>
              <table:table-cell office:value-type="float" office:value="2.82716">
                <text:p>2.82716</text:p>
              </table:table-cell>
              <table:table-cell office:value-type="float" office:value="0">
                <text:p>0</text:p>
              </table:table-cell>
              <table:table-cell office:value-type="float" office:value="2.46975">
                <text:p>2.46975</text:p>
              </table:table-cell>
              <table:table-cell office:value-type="float" office:value="0">
                <text:p>0</text:p>
              </table:table-cell>
              <table:table-cell office:value-type="float" office:value="2.24392">
                <text:p>2.24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58498">
                <text:p>3.58498</text:p>
              </table:table-cell>
              <table:table-cell office:value-type="float" office:value="0.111512">
                <text:p>0.111512</text:p>
              </table:table-cell>
              <table:table-cell office:value-type="float" office:value="2.8454">
                <text:p>2.8454</text:p>
              </table:table-cell>
              <table:table-cell office:value-type="float" office:value="0">
                <text:p>0</text:p>
              </table:table-cell>
              <table:table-cell office:value-type="float" office:value="2.48569">
                <text:p>2.48569</text:p>
              </table:table-cell>
              <table:table-cell office:value-type="float" office:value="0">
                <text:p>0</text:p>
              </table:table-cell>
              <table:table-cell office:value-type="float" office:value="2.2584">
                <text:p>2.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60796">
                <text:p>3.60796</text:p>
              </table:table-cell>
              <table:table-cell office:value-type="float" office:value="0.0928902">
                <text:p>0.0928902</text:p>
              </table:table-cell>
              <table:table-cell office:value-type="float" office:value="2.86364">
                <text:p>2.86364</text:p>
              </table:table-cell>
              <table:table-cell office:value-type="float" office:value="0">
                <text:p>0</text:p>
              </table:table-cell>
              <table:table-cell office:value-type="float" office:value="2.50162">
                <text:p>2.50162</text:p>
              </table:table-cell>
              <table:table-cell office:value-type="float" office:value="0">
                <text:p>0</text:p>
              </table:table-cell>
              <table:table-cell office:value-type="float" office:value="2.27287">
                <text:p>2.27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63094">
                <text:p>3.63094</text:p>
              </table:table-cell>
              <table:table-cell office:value-type="float" office:value="0.0847379">
                <text:p>0.0847379</text:p>
              </table:table-cell>
              <table:table-cell office:value-type="float" office:value="2.88188">
                <text:p>2.88188</text:p>
              </table:table-cell>
              <table:table-cell office:value-type="float" office:value="0">
                <text:p>0</text:p>
              </table:table-cell>
              <table:table-cell office:value-type="float" office:value="2.51755">
                <text:p>2.51755</text:p>
              </table:table-cell>
              <table:table-cell office:value-type="float" office:value="0">
                <text:p>0</text:p>
              </table:table-cell>
              <table:table-cell office:value-type="float" office:value="2.28735">
                <text:p>2.28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65392">
                <text:p>3.65392</text:p>
              </table:table-cell>
              <table:table-cell office:value-type="float" office:value="0.0784551">
                <text:p>0.0784551</text:p>
              </table:table-cell>
              <table:table-cell office:value-type="float" office:value="2.90012">
                <text:p>2.90012</text:p>
              </table:table-cell>
              <table:table-cell office:value-type="float" office:value="0">
                <text:p>0</text:p>
              </table:table-cell>
              <table:table-cell office:value-type="float" office:value="2.53349">
                <text:p>2.53349</text:p>
              </table:table-cell>
              <table:table-cell office:value-type="float" office:value="0">
                <text:p>0</text:p>
              </table:table-cell>
              <table:table-cell office:value-type="float" office:value="2.30183">
                <text:p>2.30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6769">
                <text:p>3.6769</text:p>
              </table:table-cell>
              <table:table-cell office:value-type="float" office:value="0.0798299">
                <text:p>0.0798299</text:p>
              </table:table-cell>
              <table:table-cell office:value-type="float" office:value="2.91836">
                <text:p>2.91836</text:p>
              </table:table-cell>
              <table:table-cell office:value-type="float" office:value="0">
                <text:p>0</text:p>
              </table:table-cell>
              <table:table-cell office:value-type="float" office:value="2.54942">
                <text:p>2.54942</text:p>
              </table:table-cell>
              <table:table-cell office:value-type="float" office:value="0">
                <text:p>0</text:p>
              </table:table-cell>
              <table:table-cell office:value-type="float" office:value="2.3163">
                <text:p>2.3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69988">
                <text:p>3.69988</text:p>
              </table:table-cell>
              <table:table-cell office:value-type="float" office:value="0.0729096">
                <text:p>0.0729096</text:p>
              </table:table-cell>
              <table:table-cell office:value-type="float" office:value="2.9366">
                <text:p>2.9366</text:p>
              </table:table-cell>
              <table:table-cell office:value-type="float" office:value="0">
                <text:p>0</text:p>
              </table:table-cell>
              <table:table-cell office:value-type="float" office:value="2.56536">
                <text:p>2.56536</text:p>
              </table:table-cell>
              <table:table-cell office:value-type="float" office:value="0">
                <text:p>0</text:p>
              </table:table-cell>
              <table:table-cell office:value-type="float" office:value="2.33078">
                <text:p>2.33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72286">
                <text:p>3.72286</text:p>
              </table:table-cell>
              <table:table-cell office:value-type="float" office:value="0.0730864">
                <text:p>0.0730864</text:p>
              </table:table-cell>
              <table:table-cell office:value-type="float" office:value="2.95484">
                <text:p>2.95484</text:p>
              </table:table-cell>
              <table:table-cell office:value-type="float" office:value="0">
                <text:p>0</text:p>
              </table:table-cell>
              <table:table-cell office:value-type="float" office:value="2.58129">
                <text:p>2.58129</text:p>
              </table:table-cell>
              <table:table-cell office:value-type="float" office:value="0">
                <text:p>0</text:p>
              </table:table-cell>
              <table:table-cell office:value-type="float" office:value="2.34526">
                <text:p>2.34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74584">
                <text:p>3.74584</text:p>
              </table:table-cell>
              <table:table-cell office:value-type="float" office:value="0.0790403">
                <text:p>0.0790403</text:p>
              </table:table-cell>
              <table:table-cell office:value-type="float" office:value="2.97308">
                <text:p>2.97308</text:p>
              </table:table-cell>
              <table:table-cell office:value-type="float" office:value="0">
                <text:p>0</text:p>
              </table:table-cell>
              <table:table-cell office:value-type="float" office:value="2.59722">
                <text:p>2.59722</text:p>
              </table:table-cell>
              <table:table-cell office:value-type="float" office:value="0">
                <text:p>0</text:p>
              </table:table-cell>
              <table:table-cell office:value-type="float" office:value="2.35973">
                <text:p>2.35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76882">
                <text:p>3.76882</text:p>
              </table:table-cell>
              <table:table-cell office:value-type="float" office:value="0.0813664">
                <text:p>0.0813664</text:p>
              </table:table-cell>
              <table:table-cell office:value-type="float" office:value="2.99132">
                <text:p>2.99132</text:p>
              </table:table-cell>
              <table:table-cell office:value-type="float" office:value="0">
                <text:p>0</text:p>
              </table:table-cell>
              <table:table-cell office:value-type="float" office:value="2.61316">
                <text:p>2.61316</text:p>
              </table:table-cell>
              <table:table-cell office:value-type="float" office:value="0">
                <text:p>0</text:p>
              </table:table-cell>
              <table:table-cell office:value-type="float" office:value="2.37421">
                <text:p>2.37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79181">
                <text:p>3.79181</text:p>
              </table:table-cell>
              <table:table-cell office:value-type="float" office:value="0.0856071">
                <text:p>0.0856071</text:p>
              </table:table-cell>
              <table:table-cell office:value-type="float" office:value="3.00956">
                <text:p>3.00956</text:p>
              </table:table-cell>
              <table:table-cell office:value-type="float" office:value="0">
                <text:p>0</text:p>
              </table:table-cell>
              <table:table-cell office:value-type="float" office:value="2.62909">
                <text:p>2.62909</text:p>
              </table:table-cell>
              <table:table-cell office:value-type="float" office:value="0">
                <text:p>0</text:p>
              </table:table-cell>
              <table:table-cell office:value-type="float" office:value="2.38869">
                <text:p>2.38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81479">
                <text:p>3.81479</text:p>
              </table:table-cell>
              <table:table-cell office:value-type="float" office:value="0.0950407">
                <text:p>0.0950407</text:p>
              </table:table-cell>
              <table:table-cell office:value-type="float" office:value="3.0278">
                <text:p>3.0278</text:p>
              </table:table-cell>
              <table:table-cell office:value-type="float" office:value="0">
                <text:p>0</text:p>
              </table:table-cell>
              <table:table-cell office:value-type="float" office:value="2.64502">
                <text:p>2.64502</text:p>
              </table:table-cell>
              <table:table-cell office:value-type="float" office:value="0">
                <text:p>0</text:p>
              </table:table-cell>
              <table:table-cell office:value-type="float" office:value="2.40316">
                <text:p>2.40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83777">
                <text:p>3.83777</text:p>
              </table:table-cell>
              <table:table-cell office:value-type="float" office:value="0.113248">
                <text:p>0.113248</text:p>
              </table:table-cell>
              <table:table-cell office:value-type="float" office:value="3.04604">
                <text:p>3.04604</text:p>
              </table:table-cell>
              <table:table-cell office:value-type="float" office:value="0">
                <text:p>0</text:p>
              </table:table-cell>
              <table:table-cell office:value-type="float" office:value="2.66096">
                <text:p>2.66096</text:p>
              </table:table-cell>
              <table:table-cell office:value-type="float" office:value="0">
                <text:p>0</text:p>
              </table:table-cell>
              <table:table-cell office:value-type="float" office:value="2.41764">
                <text:p>2.4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86075">
                <text:p>3.86075</text:p>
              </table:table-cell>
              <table:table-cell office:value-type="float" office:value="0.132604">
                <text:p>0.132604</text:p>
              </table:table-cell>
              <table:table-cell office:value-type="float" office:value="3.06428">
                <text:p>3.06428</text:p>
              </table:table-cell>
              <table:table-cell office:value-type="float" office:value="0">
                <text:p>0</text:p>
              </table:table-cell>
              <table:table-cell office:value-type="float" office:value="2.67689">
                <text:p>2.67689</text:p>
              </table:table-cell>
              <table:table-cell office:value-type="float" office:value="0">
                <text:p>0</text:p>
              </table:table-cell>
              <table:table-cell office:value-type="float" office:value="2.43212">
                <text:p>2.4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88373">
                <text:p>3.88373</text:p>
              </table:table-cell>
              <table:table-cell office:value-type="float" office:value="0.144902">
                <text:p>0.144902</text:p>
              </table:table-cell>
              <table:table-cell office:value-type="float" office:value="3.08252">
                <text:p>3.08252</text:p>
              </table:table-cell>
              <table:table-cell office:value-type="float" office:value="0">
                <text:p>0</text:p>
              </table:table-cell>
              <table:table-cell office:value-type="float" office:value="2.69283">
                <text:p>2.69283</text:p>
              </table:table-cell>
              <table:table-cell office:value-type="float" office:value="0">
                <text:p>0</text:p>
              </table:table-cell>
              <table:table-cell office:value-type="float" office:value="2.4466">
                <text:p>2.4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90671">
                <text:p>3.90671</text:p>
              </table:table-cell>
              <table:table-cell office:value-type="float" office:value="0.17069">
                <text:p>0.17069</text:p>
              </table:table-cell>
              <table:table-cell office:value-type="float" office:value="3.10076">
                <text:p>3.10076</text:p>
              </table:table-cell>
              <table:table-cell office:value-type="float" office:value="0">
                <text:p>0</text:p>
              </table:table-cell>
              <table:table-cell office:value-type="float" office:value="2.70876">
                <text:p>2.70876</text:p>
              </table:table-cell>
              <table:table-cell office:value-type="float" office:value="0">
                <text:p>0</text:p>
              </table:table-cell>
              <table:table-cell office:value-type="float" office:value="2.46107">
                <text:p>2.46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92969">
                <text:p>3.92969</text:p>
              </table:table-cell>
              <table:table-cell office:value-type="float" office:value="0.201388">
                <text:p>0.201388</text:p>
              </table:table-cell>
              <table:table-cell office:value-type="float" office:value="3.119">
                <text:p>3.119</text:p>
              </table:table-cell>
              <table:table-cell office:value-type="float" office:value="0">
                <text:p>0</text:p>
              </table:table-cell>
              <table:table-cell office:value-type="float" office:value="2.72469">
                <text:p>2.72469</text:p>
              </table:table-cell>
              <table:table-cell office:value-type="float" office:value="0">
                <text:p>0</text:p>
              </table:table-cell>
              <table:table-cell office:value-type="float" office:value="2.47555">
                <text:p>2.47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95267">
                <text:p>3.95267</text:p>
              </table:table-cell>
              <table:table-cell office:value-type="float" office:value="0.208538">
                <text:p>0.208538</text:p>
              </table:table-cell>
              <table:table-cell office:value-type="float" office:value="3.13724">
                <text:p>3.13724</text:p>
              </table:table-cell>
              <table:table-cell office:value-type="float" office:value="0">
                <text:p>0</text:p>
              </table:table-cell>
              <table:table-cell office:value-type="float" office:value="2.74063">
                <text:p>2.74063</text:p>
              </table:table-cell>
              <table:table-cell office:value-type="float" office:value="0">
                <text:p>0</text:p>
              </table:table-cell>
              <table:table-cell office:value-type="float" office:value="2.49003">
                <text:p>2.49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97565">
                <text:p>3.97565</text:p>
              </table:table-cell>
              <table:table-cell office:value-type="float" office:value="0.246076">
                <text:p>0.246076</text:p>
              </table:table-cell>
              <table:table-cell office:value-type="float" office:value="3.15548">
                <text:p>3.15548</text:p>
              </table:table-cell>
              <table:table-cell office:value-type="float" office:value="0.0000428107">
                <text:p>0.0000428107</text:p>
              </table:table-cell>
              <table:table-cell office:value-type="float" office:value="2.75656">
                <text:p>2.75656</text:p>
              </table:table-cell>
              <table:table-cell office:value-type="float" office:value="0">
                <text:p>0</text:p>
              </table:table-cell>
              <table:table-cell office:value-type="float" office:value="2.5045">
                <text:p>2.5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99863">
                <text:p>3.99863</text:p>
              </table:table-cell>
              <table:table-cell office:value-type="float" office:value="0.28511">
                <text:p>0.28511</text:p>
              </table:table-cell>
              <table:table-cell office:value-type="float" office:value="3.17372">
                <text:p>3.17372</text:p>
              </table:table-cell>
              <table:table-cell office:value-type="float" office:value="0.000550161">
                <text:p>0.000550161</text:p>
              </table:table-cell>
              <table:table-cell office:value-type="float" office:value="2.7725">
                <text:p>2.7725</text:p>
              </table:table-cell>
              <table:table-cell office:value-type="float" office:value="0">
                <text:p>0</text:p>
              </table:table-cell>
              <table:table-cell office:value-type="float" office:value="2.51898">
                <text:p>2.5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02161">
                <text:p>4.02161</text:p>
              </table:table-cell>
              <table:table-cell office:value-type="float" office:value="0.327423">
                <text:p>0.327423</text:p>
              </table:table-cell>
              <table:table-cell office:value-type="float" office:value="3.19196">
                <text:p>3.19196</text:p>
              </table:table-cell>
              <table:table-cell office:value-type="float" office:value="0.000669405">
                <text:p>0.000669405</text:p>
              </table:table-cell>
              <table:table-cell office:value-type="float" office:value="2.78843">
                <text:p>2.78843</text:p>
              </table:table-cell>
              <table:table-cell office:value-type="float" office:value="0">
                <text:p>0</text:p>
              </table:table-cell>
              <table:table-cell office:value-type="float" office:value="2.53346">
                <text:p>2.53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04459">
                <text:p>4.04459</text:p>
              </table:table-cell>
              <table:table-cell office:value-type="float" office:value="0.377237">
                <text:p>0.377237</text:p>
              </table:table-cell>
              <table:table-cell office:value-type="float" office:value="3.21019">
                <text:p>3.21019</text:p>
              </table:table-cell>
              <table:table-cell office:value-type="float" office:value="0.00173728">
                <text:p>0.00173728</text:p>
              </table:table-cell>
              <table:table-cell office:value-type="float" office:value="2.80436">
                <text:p>2.80436</text:p>
              </table:table-cell>
              <table:table-cell office:value-type="float" office:value="0">
                <text:p>0</text:p>
              </table:table-cell>
              <table:table-cell office:value-type="float" office:value="2.54793">
                <text:p>2.54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06757">
                <text:p>4.06757</text:p>
              </table:table-cell>
              <table:table-cell office:value-type="float" office:value="0.410203">
                <text:p>0.410203</text:p>
              </table:table-cell>
              <table:table-cell office:value-type="float" office:value="3.22843">
                <text:p>3.22843</text:p>
              </table:table-cell>
              <table:table-cell office:value-type="float" office:value="0.00408977">
                <text:p>0.00408977</text:p>
              </table:table-cell>
              <table:table-cell office:value-type="float" office:value="2.8203">
                <text:p>2.8203</text:p>
              </table:table-cell>
              <table:table-cell office:value-type="float" office:value="0.0000817953">
                <text:p>0.0000817953</text:p>
              </table:table-cell>
              <table:table-cell office:value-type="float" office:value="2.56241">
                <text:p>2.56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09055">
                <text:p>4.09055</text:p>
              </table:table-cell>
              <table:table-cell office:value-type="float" office:value="0.451506">
                <text:p>0.451506</text:p>
              </table:table-cell>
              <table:table-cell office:value-type="float" office:value="3.24667">
                <text:p>3.24667</text:p>
              </table:table-cell>
              <table:table-cell office:value-type="float" office:value="0.0149221">
                <text:p>0.0149221</text:p>
              </table:table-cell>
              <table:table-cell office:value-type="float" office:value="2.83623">
                <text:p>2.83623</text:p>
              </table:table-cell>
              <table:table-cell office:value-type="float" office:value="0.000768349">
                <text:p>0.000768349</text:p>
              </table:table-cell>
              <table:table-cell office:value-type="float" office:value="2.57689">
                <text:p>2.57689</text:p>
              </table:table-cell>
              <table:table-cell office:value-type="float" office:value="0.0000808788">
                <text:p>0.00008087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11353">
                <text:p>4.11353</text:p>
              </table:table-cell>
              <table:table-cell office:value-type="float" office:value="0.518935">
                <text:p>0.518935</text:p>
              </table:table-cell>
              <table:table-cell office:value-type="float" office:value="3.26491">
                <text:p>3.26491</text:p>
              </table:table-cell>
              <table:table-cell office:value-type="float" office:value="0.0396689">
                <text:p>0.0396689</text:p>
              </table:table-cell>
              <table:table-cell office:value-type="float" office:value="2.85217">
                <text:p>2.85217</text:p>
              </table:table-cell>
              <table:table-cell office:value-type="float" office:value="0.00263926">
                <text:p>0.00263926</text:p>
              </table:table-cell>
              <table:table-cell office:value-type="float" office:value="2.59136">
                <text:p>2.59136</text:p>
              </table:table-cell>
              <table:table-cell office:value-type="float" office:value="0.0003599">
                <text:p>0.00035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13651">
                <text:p>4.13651</text:p>
              </table:table-cell>
              <table:table-cell office:value-type="float" office:value="0.595085">
                <text:p>0.595085</text:p>
              </table:table-cell>
              <table:table-cell office:value-type="float" office:value="3.28315">
                <text:p>3.28315</text:p>
              </table:table-cell>
              <table:table-cell office:value-type="float" office:value="0.100921">
                <text:p>0.100921</text:p>
              </table:table-cell>
              <table:table-cell office:value-type="float" office:value="2.8681">
                <text:p>2.8681</text:p>
              </table:table-cell>
              <table:table-cell office:value-type="float" office:value="0.00972826">
                <text:p>0.00972826</text:p>
              </table:table-cell>
              <table:table-cell office:value-type="float" office:value="2.60584">
                <text:p>2.60584</text:p>
              </table:table-cell>
              <table:table-cell office:value-type="float" office:value="0.00419185">
                <text:p>0.004191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1595">
                <text:p>4.1595</text:p>
              </table:table-cell>
              <table:table-cell office:value-type="float" office:value="0.649774">
                <text:p>0.649774</text:p>
              </table:table-cell>
              <table:table-cell office:value-type="float" office:value="3.30139">
                <text:p>3.30139</text:p>
              </table:table-cell>
              <table:table-cell office:value-type="float" office:value="0.227268">
                <text:p>0.227268</text:p>
              </table:table-cell>
              <table:table-cell office:value-type="float" office:value="2.88403">
                <text:p>2.88403</text:p>
              </table:table-cell>
              <table:table-cell office:value-type="float" office:value="0.0333217">
                <text:p>0.0333217</text:p>
              </table:table-cell>
              <table:table-cell office:value-type="float" office:value="2.62032">
                <text:p>2.62032</text:p>
              </table:table-cell>
              <table:table-cell office:value-type="float" office:value="0.0222927">
                <text:p>0.02229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18248">
                <text:p>4.18248</text:p>
              </table:table-cell>
              <table:table-cell office:value-type="float" office:value="0.718971">
                <text:p>0.718971</text:p>
              </table:table-cell>
              <table:table-cell office:value-type="float" office:value="3.31963">
                <text:p>3.31963</text:p>
              </table:table-cell>
              <table:table-cell office:value-type="float" office:value="0.459612">
                <text:p>0.459612</text:p>
              </table:table-cell>
              <table:table-cell office:value-type="float" office:value="2.89997">
                <text:p>2.89997</text:p>
              </table:table-cell>
              <table:table-cell office:value-type="float" office:value="0.128654">
                <text:p>0.128654</text:p>
              </table:table-cell>
              <table:table-cell office:value-type="float" office:value="2.63479">
                <text:p>2.63479</text:p>
              </table:table-cell>
              <table:table-cell office:value-type="float" office:value="0.0917136">
                <text:p>0.09171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20546">
                <text:p>4.20546</text:p>
              </table:table-cell>
              <table:table-cell office:value-type="float" office:value="0.798635">
                <text:p>0.798635</text:p>
              </table:table-cell>
              <table:table-cell office:value-type="float" office:value="3.33787">
                <text:p>3.33787</text:p>
              </table:table-cell>
              <table:table-cell office:value-type="float" office:value="0.862108">
                <text:p>0.862108</text:p>
              </table:table-cell>
              <table:table-cell office:value-type="float" office:value="2.9159">
                <text:p>2.9159</text:p>
              </table:table-cell>
              <table:table-cell office:value-type="float" office:value="0.390977">
                <text:p>0.390977</text:p>
              </table:table-cell>
              <table:table-cell office:value-type="float" office:value="2.64927">
                <text:p>2.64927</text:p>
              </table:table-cell>
              <table:table-cell office:value-type="float" office:value="0.320273">
                <text:p>0.3202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22844">
                <text:p>4.22844</text:p>
              </table:table-cell>
              <table:table-cell office:value-type="float" office:value="0.892198">
                <text:p>0.892198</text:p>
              </table:table-cell>
              <table:table-cell office:value-type="float" office:value="3.35611">
                <text:p>3.35611</text:p>
              </table:table-cell>
              <table:table-cell office:value-type="float" office:value="1.40576">
                <text:p>1.40576</text:p>
              </table:table-cell>
              <table:table-cell office:value-type="float" office:value="2.93183">
                <text:p>2.93183</text:p>
              </table:table-cell>
              <table:table-cell office:value-type="float" office:value="0.973905">
                <text:p>0.973905</text:p>
              </table:table-cell>
              <table:table-cell office:value-type="float" office:value="2.66375">
                <text:p>2.66375</text:p>
              </table:table-cell>
              <table:table-cell office:value-type="float" office:value="0.887316">
                <text:p>0.8873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25142">
                <text:p>4.25142</text:p>
              </table:table-cell>
              <table:table-cell office:value-type="float" office:value="1.00769">
                <text:p>1.00769</text:p>
              </table:table-cell>
              <table:table-cell office:value-type="float" office:value="3.37435">
                <text:p>3.37435</text:p>
              </table:table-cell>
              <table:table-cell office:value-type="float" office:value="2.03953">
                <text:p>2.03953</text:p>
              </table:table-cell>
              <table:table-cell office:value-type="float" office:value="2.94777">
                <text:p>2.94777</text:p>
              </table:table-cell>
              <table:table-cell office:value-type="float" office:value="1.99921">
                <text:p>1.99921</text:p>
              </table:table-cell>
              <table:table-cell office:value-type="float" office:value="2.67823">
                <text:p>2.67823</text:p>
              </table:table-cell>
              <table:table-cell office:value-type="float" office:value="1.93209">
                <text:p>1.932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2744">
                <text:p>4.2744</text:p>
              </table:table-cell>
              <table:table-cell office:value-type="float" office:value="1.1634">
                <text:p>1.1634</text:p>
              </table:table-cell>
              <table:table-cell office:value-type="float" office:value="3.39259">
                <text:p>3.39259</text:p>
              </table:table-cell>
              <table:table-cell office:value-type="float" office:value="2.6993">
                <text:p>2.6993</text:p>
              </table:table-cell>
              <table:table-cell office:value-type="float" office:value="2.9637">
                <text:p>2.9637</text:p>
              </table:table-cell>
              <table:table-cell office:value-type="float" office:value="3.28157">
                <text:p>3.28157</text:p>
              </table:table-cell>
              <table:table-cell office:value-type="float" office:value="2.6927">
                <text:p>2.6927</text:p>
              </table:table-cell>
              <table:table-cell office:value-type="float" office:value="3.35524">
                <text:p>3.355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29738">
                <text:p>4.29738</text:p>
              </table:table-cell>
              <table:table-cell office:value-type="float" office:value="1.52238">
                <text:p>1.52238</text:p>
              </table:table-cell>
              <table:table-cell office:value-type="float" office:value="3.41083">
                <text:p>3.41083</text:p>
              </table:table-cell>
              <table:table-cell office:value-type="float" office:value="3.33117">
                <text:p>3.33117</text:p>
              </table:table-cell>
              <table:table-cell office:value-type="float" office:value="2.97964">
                <text:p>2.97964</text:p>
              </table:table-cell>
              <table:table-cell office:value-type="float" office:value="4.35114">
                <text:p>4.35114</text:p>
              </table:table-cell>
              <table:table-cell office:value-type="float" office:value="2.70718">
                <text:p>2.70718</text:p>
              </table:table-cell>
              <table:table-cell office:value-type="float" office:value="4.53701">
                <text:p>4.537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32036">
                <text:p>4.32036</text:p>
              </table:table-cell>
              <table:table-cell office:value-type="float" office:value="1.5059">
                <text:p>1.5059</text:p>
              </table:table-cell>
              <table:table-cell office:value-type="float" office:value="3.42907">
                <text:p>3.42907</text:p>
              </table:table-cell>
              <table:table-cell office:value-type="float" office:value="3.30692">
                <text:p>3.30692</text:p>
              </table:table-cell>
              <table:table-cell office:value-type="float" office:value="2.99557">
                <text:p>2.99557</text:p>
              </table:table-cell>
              <table:table-cell office:value-type="float" office:value="4.35862">
                <text:p>4.35862</text:p>
              </table:table-cell>
              <table:table-cell office:value-type="float" office:value="2.72166">
                <text:p>2.72166</text:p>
              </table:table-cell>
              <table:table-cell office:value-type="float" office:value="4.56232">
                <text:p>4.562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34334">
                <text:p>4.34334</text:p>
              </table:table-cell>
              <table:table-cell office:value-type="float" office:value="1.1665">
                <text:p>1.1665</text:p>
              </table:table-cell>
              <table:table-cell office:value-type="float" office:value="3.44731">
                <text:p>3.44731</text:p>
              </table:table-cell>
              <table:table-cell office:value-type="float" office:value="2.72082">
                <text:p>2.72082</text:p>
              </table:table-cell>
              <table:table-cell office:value-type="float" office:value="3.0115">
                <text:p>3.0115</text:p>
              </table:table-cell>
              <table:table-cell office:value-type="float" office:value="3.22841">
                <text:p>3.22841</text:p>
              </table:table-cell>
              <table:table-cell office:value-type="float" office:value="2.73613">
                <text:p>2.73613</text:p>
              </table:table-cell>
              <table:table-cell office:value-type="float" office:value="3.3042">
                <text:p>3.30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36632">
                <text:p>4.36632</text:p>
              </table:table-cell>
              <table:table-cell office:value-type="float" office:value="0.983252">
                <text:p>0.983252</text:p>
              </table:table-cell>
              <table:table-cell office:value-type="float" office:value="3.46555">
                <text:p>3.46555</text:p>
              </table:table-cell>
              <table:table-cell office:value-type="float" office:value="2.04927">
                <text:p>2.04927</text:p>
              </table:table-cell>
              <table:table-cell office:value-type="float" office:value="3.02744">
                <text:p>3.02744</text:p>
              </table:table-cell>
              <table:table-cell office:value-type="float" office:value="1.95167">
                <text:p>1.95167</text:p>
              </table:table-cell>
              <table:table-cell office:value-type="float" office:value="2.75061">
                <text:p>2.75061</text:p>
              </table:table-cell>
              <table:table-cell office:value-type="float" office:value="1.92732">
                <text:p>1.927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3893">
                <text:p>4.3893</text:p>
              </table:table-cell>
              <table:table-cell office:value-type="float" office:value="0.860382">
                <text:p>0.860382</text:p>
              </table:table-cell>
              <table:table-cell office:value-type="float" office:value="3.48379">
                <text:p>3.48379</text:p>
              </table:table-cell>
              <table:table-cell office:value-type="float" office:value="1.34348">
                <text:p>1.34348</text:p>
              </table:table-cell>
              <table:table-cell office:value-type="float" office:value="3.04337">
                <text:p>3.04337</text:p>
              </table:table-cell>
              <table:table-cell office:value-type="float" office:value="0.931925">
                <text:p>0.931925</text:p>
              </table:table-cell>
              <table:table-cell office:value-type="float" office:value="2.76509">
                <text:p>2.76509</text:p>
              </table:table-cell>
              <table:table-cell office:value-type="float" office:value="0.834216">
                <text:p>0.8342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41228">
                <text:p>4.41228</text:p>
              </table:table-cell>
              <table:table-cell office:value-type="float" office:value="0.762083">
                <text:p>0.762083</text:p>
              </table:table-cell>
              <table:table-cell office:value-type="float" office:value="3.50203">
                <text:p>3.50203</text:p>
              </table:table-cell>
              <table:table-cell office:value-type="float" office:value="0.793086">
                <text:p>0.793086</text:p>
              </table:table-cell>
              <table:table-cell office:value-type="float" office:value="3.05931">
                <text:p>3.05931</text:p>
              </table:table-cell>
              <table:table-cell office:value-type="float" office:value="0.374298">
                <text:p>0.374298</text:p>
              </table:table-cell>
              <table:table-cell office:value-type="float" office:value="2.77956">
                <text:p>2.77956</text:p>
              </table:table-cell>
              <table:table-cell office:value-type="float" office:value="0.289074">
                <text:p>0.2890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43526">
                <text:p>4.43526</text:p>
              </table:table-cell>
              <table:table-cell office:value-type="float" office:value="0.701371">
                <text:p>0.701371</text:p>
              </table:table-cell>
              <table:table-cell office:value-type="float" office:value="3.52027">
                <text:p>3.52027</text:p>
              </table:table-cell>
              <table:table-cell office:value-type="float" office:value="0.428528">
                <text:p>0.428528</text:p>
              </table:table-cell>
              <table:table-cell office:value-type="float" office:value="3.07524">
                <text:p>3.07524</text:p>
              </table:table-cell>
              <table:table-cell office:value-type="float" office:value="0.11451">
                <text:p>0.11451</text:p>
              </table:table-cell>
              <table:table-cell office:value-type="float" office:value="2.79404">
                <text:p>2.79404</text:p>
              </table:table-cell>
              <table:table-cell office:value-type="float" office:value="0.081454">
                <text:p>0.0814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45824">
                <text:p>4.45824</text:p>
              </table:table-cell>
              <table:table-cell office:value-type="float" office:value="0.62253">
                <text:p>0.62253</text:p>
              </table:table-cell>
              <table:table-cell office:value-type="float" office:value="3.53851">
                <text:p>3.53851</text:p>
              </table:table-cell>
              <table:table-cell office:value-type="float" office:value="0.20423">
                <text:p>0.20423</text:p>
              </table:table-cell>
              <table:table-cell office:value-type="float" office:value="3.09117">
                <text:p>3.09117</text:p>
              </table:table-cell>
              <table:table-cell office:value-type="float" office:value="0.0304695">
                <text:p>0.0304695</text:p>
              </table:table-cell>
              <table:table-cell office:value-type="float" office:value="2.80852">
                <text:p>2.80852</text:p>
              </table:table-cell>
              <table:table-cell office:value-type="float" office:value="0.0172944">
                <text:p>0.01729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48122">
                <text:p>4.48122</text:p>
              </table:table-cell>
              <table:table-cell office:value-type="float" office:value="0.561305">
                <text:p>0.561305</text:p>
              </table:table-cell>
              <table:table-cell office:value-type="float" office:value="3.55675">
                <text:p>3.55675</text:p>
              </table:table-cell>
              <table:table-cell office:value-type="float" office:value="0.0874069">
                <text:p>0.0874069</text:p>
              </table:table-cell>
              <table:table-cell office:value-type="float" office:value="3.10711">
                <text:p>3.10711</text:p>
              </table:table-cell>
              <table:table-cell office:value-type="float" office:value="0.00764895">
                <text:p>0.00764895</text:p>
              </table:table-cell>
              <table:table-cell office:value-type="float" office:value="2.82299">
                <text:p>2.82299</text:p>
              </table:table-cell>
              <table:table-cell office:value-type="float" office:value="0.00326849">
                <text:p>0.003268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5042">
                <text:p>4.5042</text:p>
              </table:table-cell>
              <table:table-cell office:value-type="float" office:value="0.500426">
                <text:p>0.500426</text:p>
              </table:table-cell>
              <table:table-cell office:value-type="float" office:value="3.57499">
                <text:p>3.57499</text:p>
              </table:table-cell>
              <table:table-cell office:value-type="float" office:value="0.0356209">
                <text:p>0.0356209</text:p>
              </table:table-cell>
              <table:table-cell office:value-type="float" office:value="3.12304">
                <text:p>3.12304</text:p>
              </table:table-cell>
              <table:table-cell office:value-type="float" office:value="0.00160094">
                <text:p>0.00160094</text:p>
              </table:table-cell>
              <table:table-cell office:value-type="float" office:value="2.83747">
                <text:p>2.83747</text:p>
              </table:table-cell>
              <table:table-cell office:value-type="float" office:value="0.000867174">
                <text:p>0.0008671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52719">
                <text:p>4.52719</text:p>
              </table:table-cell>
              <table:table-cell office:value-type="float" office:value="0.460099">
                <text:p>0.460099</text:p>
              </table:table-cell>
              <table:table-cell office:value-type="float" office:value="3.59323">
                <text:p>3.59323</text:p>
              </table:table-cell>
              <table:table-cell office:value-type="float" office:value="0.0117534">
                <text:p>0.0117534</text:p>
              </table:table-cell>
              <table:table-cell office:value-type="float" office:value="3.13898">
                <text:p>3.13898</text:p>
              </table:table-cell>
              <table:table-cell office:value-type="float" office:value="0.000165076">
                <text:p>0.000165076</text:p>
              </table:table-cell>
              <table:table-cell office:value-type="float" office:value="2.85195">
                <text:p>2.85195</text:p>
              </table:table-cell>
              <table:table-cell office:value-type="float" office:value="0.000429196">
                <text:p>0.0004291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55017">
                <text:p>4.55017</text:p>
              </table:table-cell>
              <table:table-cell office:value-type="float" office:value="0.401766">
                <text:p>0.401766</text:p>
              </table:table-cell>
              <table:table-cell office:value-type="float" office:value="3.61147">
                <text:p>3.61147</text:p>
              </table:table-cell>
              <table:table-cell office:value-type="float" office:value="0.00339898">
                <text:p>0.00339898</text:p>
              </table:table-cell>
              <table:table-cell office:value-type="float" office:value="3.15491">
                <text:p>3.15491</text:p>
              </table:table-cell>
              <table:table-cell office:value-type="float" office:value="0">
                <text:p>0</text:p>
              </table:table-cell>
              <table:table-cell office:value-type="float" office:value="2.86643">
                <text:p>2.86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57315">
                <text:p>4.57315</text:p>
              </table:table-cell>
              <table:table-cell office:value-type="float" office:value="0.345485">
                <text:p>0.345485</text:p>
              </table:table-cell>
              <table:table-cell office:value-type="float" office:value="3.62971">
                <text:p>3.62971</text:p>
              </table:table-cell>
              <table:table-cell office:value-type="float" office:value="0.0013589">
                <text:p>0.0013589</text:p>
              </table:table-cell>
              <table:table-cell office:value-type="float" office:value="3.17084">
                <text:p>3.17084</text:p>
              </table:table-cell>
              <table:table-cell office:value-type="float" office:value="0">
                <text:p>0</text:p>
              </table:table-cell>
              <table:table-cell office:value-type="float" office:value="2.8809">
                <text:p>2.8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59613">
                <text:p>4.59613</text:p>
              </table:table-cell>
              <table:table-cell office:value-type="float" office:value="0.318207">
                <text:p>0.318207</text:p>
              </table:table-cell>
              <table:table-cell office:value-type="float" office:value="3.64795">
                <text:p>3.64795</text:p>
              </table:table-cell>
              <table:table-cell office:value-type="float" office:value="0.000384385">
                <text:p>0.000384385</text:p>
              </table:table-cell>
              <table:table-cell office:value-type="float" office:value="3.18678">
                <text:p>3.18678</text:p>
              </table:table-cell>
              <table:table-cell office:value-type="float" office:value="0">
                <text:p>0</text:p>
              </table:table-cell>
              <table:table-cell office:value-type="float" office:value="2.89538">
                <text:p>2.89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61911">
                <text:p>4.61911</text:p>
              </table:table-cell>
              <table:table-cell office:value-type="float" office:value="0.294498">
                <text:p>0.294498</text:p>
              </table:table-cell>
              <table:table-cell office:value-type="float" office:value="3.66619">
                <text:p>3.66619</text:p>
              </table:table-cell>
              <table:table-cell office:value-type="float" office:value="0.000190285">
                <text:p>0.000190285</text:p>
              </table:table-cell>
              <table:table-cell office:value-type="float" office:value="3.20271">
                <text:p>3.20271</text:p>
              </table:table-cell>
              <table:table-cell office:value-type="float" office:value="0">
                <text:p>0</text:p>
              </table:table-cell>
              <table:table-cell office:value-type="float" office:value="2.90986">
                <text:p>2.90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64209">
                <text:p>4.64209</text:p>
              </table:table-cell>
              <table:table-cell office:value-type="float" office:value="0.261005">
                <text:p>0.261005</text:p>
              </table:table-cell>
              <table:table-cell office:value-type="float" office:value="3.68443">
                <text:p>3.68443</text:p>
              </table:table-cell>
              <table:table-cell office:value-type="float" office:value="0">
                <text:p>0</text:p>
              </table:table-cell>
              <table:table-cell office:value-type="float" office:value="3.21864">
                <text:p>3.21864</text:p>
              </table:table-cell>
              <table:table-cell office:value-type="float" office:value="0">
                <text:p>0</text:p>
              </table:table-cell>
              <table:table-cell office:value-type="float" office:value="2.92433">
                <text:p>2.92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66507">
                <text:p>4.66507</text:p>
              </table:table-cell>
              <table:table-cell office:value-type="float" office:value="0.236923">
                <text:p>0.236923</text:p>
              </table:table-cell>
              <table:table-cell office:value-type="float" office:value="3.70267">
                <text:p>3.70267</text:p>
              </table:table-cell>
              <table:table-cell office:value-type="float" office:value="0">
                <text:p>0</text:p>
              </table:table-cell>
              <table:table-cell office:value-type="float" office:value="3.23458">
                <text:p>3.23458</text:p>
              </table:table-cell>
              <table:table-cell office:value-type="float" office:value="0">
                <text:p>0</text:p>
              </table:table-cell>
              <table:table-cell office:value-type="float" office:value="2.93881">
                <text:p>2.93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68805">
                <text:p>4.68805</text:p>
              </table:table-cell>
              <table:table-cell office:value-type="float" office:value="0.223892">
                <text:p>0.223892</text:p>
              </table:table-cell>
              <table:table-cell office:value-type="float" office:value="3.72091">
                <text:p>3.72091</text:p>
              </table:table-cell>
              <table:table-cell office:value-type="float" office:value="0">
                <text:p>0</text:p>
              </table:table-cell>
              <table:table-cell office:value-type="float" office:value="3.25051">
                <text:p>3.25051</text:p>
              </table:table-cell>
              <table:table-cell office:value-type="float" office:value="0">
                <text:p>0</text:p>
              </table:table-cell>
              <table:table-cell office:value-type="float" office:value="2.95329">
                <text:p>2.95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71103">
                <text:p>4.71103</text:p>
              </table:table-cell>
              <table:table-cell office:value-type="float" office:value="0.208268">
                <text:p>0.208268</text:p>
              </table:table-cell>
              <table:table-cell office:value-type="float" office:value="3.73915">
                <text:p>3.73915</text:p>
              </table:table-cell>
              <table:table-cell office:value-type="float" office:value="0">
                <text:p>0</text:p>
              </table:table-cell>
              <table:table-cell office:value-type="float" office:value="3.26645">
                <text:p>3.26645</text:p>
              </table:table-cell>
              <table:table-cell office:value-type="float" office:value="0">
                <text:p>0</text:p>
              </table:table-cell>
              <table:table-cell office:value-type="float" office:value="2.96776">
                <text:p>2.96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73401">
                <text:p>4.73401</text:p>
              </table:table-cell>
              <table:table-cell office:value-type="float" office:value="0.208515">
                <text:p>0.208515</text:p>
              </table:table-cell>
              <table:table-cell office:value-type="float" office:value="3.75739">
                <text:p>3.75739</text:p>
              </table:table-cell>
              <table:table-cell office:value-type="float" office:value="0">
                <text:p>0</text:p>
              </table:table-cell>
              <table:table-cell office:value-type="float" office:value="3.28238">
                <text:p>3.28238</text:p>
              </table:table-cell>
              <table:table-cell office:value-type="float" office:value="0">
                <text:p>0</text:p>
              </table:table-cell>
              <table:table-cell office:value-type="float" office:value="2.98224">
                <text:p>2.98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75699">
                <text:p>4.75699</text:p>
              </table:table-cell>
              <table:table-cell office:value-type="float" office:value="0.214399">
                <text:p>0.214399</text:p>
              </table:table-cell>
              <table:table-cell office:value-type="float" office:value="3.77563">
                <text:p>3.77563</text:p>
              </table:table-cell>
              <table:table-cell office:value-type="float" office:value="0">
                <text:p>0</text:p>
              </table:table-cell>
              <table:table-cell office:value-type="float" office:value="3.29831">
                <text:p>3.29831</text:p>
              </table:table-cell>
              <table:table-cell office:value-type="float" office:value="0">
                <text:p>0</text:p>
              </table:table-cell>
              <table:table-cell office:value-type="float" office:value="2.99672">
                <text:p>2.99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77997">
                <text:p>4.77997</text:p>
              </table:table-cell>
              <table:table-cell office:value-type="float" office:value="0.225611">
                <text:p>0.225611</text:p>
              </table:table-cell>
              <table:table-cell office:value-type="float" office:value="3.79387">
                <text:p>3.79387</text:p>
              </table:table-cell>
              <table:table-cell office:value-type="float" office:value="0">
                <text:p>0</text:p>
              </table:table-cell>
              <table:table-cell office:value-type="float" office:value="3.31425">
                <text:p>3.31425</text:p>
              </table:table-cell>
              <table:table-cell office:value-type="float" office:value="0">
                <text:p>0</text:p>
              </table:table-cell>
              <table:table-cell office:value-type="float" office:value="3.01119">
                <text:p>3.0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80295">
                <text:p>4.80295</text:p>
              </table:table-cell>
              <table:table-cell office:value-type="float" office:value="0.24968">
                <text:p>0.24968</text:p>
              </table:table-cell>
              <table:table-cell office:value-type="float" office:value="3.81211">
                <text:p>3.81211</text:p>
              </table:table-cell>
              <table:table-cell office:value-type="float" office:value="0">
                <text:p>0</text:p>
              </table:table-cell>
              <table:table-cell office:value-type="float" office:value="3.33018">
                <text:p>3.33018</text:p>
              </table:table-cell>
              <table:table-cell office:value-type="float" office:value="0">
                <text:p>0</text:p>
              </table:table-cell>
              <table:table-cell office:value-type="float" office:value="3.02567">
                <text:p>3.02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82593">
                <text:p>4.82593</text:p>
              </table:table-cell>
              <table:table-cell office:value-type="float" office:value="0.283858">
                <text:p>0.283858</text:p>
              </table:table-cell>
              <table:table-cell office:value-type="float" office:value="3.83035">
                <text:p>3.83035</text:p>
              </table:table-cell>
              <table:table-cell office:value-type="float" office:value="0">
                <text:p>0</text:p>
              </table:table-cell>
              <table:table-cell office:value-type="float" office:value="3.34612">
                <text:p>3.34612</text:p>
              </table:table-cell>
              <table:table-cell office:value-type="float" office:value="0">
                <text:p>0</text:p>
              </table:table-cell>
              <table:table-cell office:value-type="float" office:value="3.04015">
                <text:p>3.0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84891">
                <text:p>4.84891</text:p>
              </table:table-cell>
              <table:table-cell office:value-type="float" office:value="0.340287">
                <text:p>0.340287</text:p>
              </table:table-cell>
              <table:table-cell office:value-type="float" office:value="3.84859">
                <text:p>3.84859</text:p>
              </table:table-cell>
              <table:table-cell office:value-type="float" office:value="0">
                <text:p>0</text:p>
              </table:table-cell>
              <table:table-cell office:value-type="float" office:value="3.36205">
                <text:p>3.36205</text:p>
              </table:table-cell>
              <table:table-cell office:value-type="float" office:value="0">
                <text:p>0</text:p>
              </table:table-cell>
              <table:table-cell office:value-type="float" office:value="3.05462">
                <text:p>3.05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87189">
                <text:p>4.87189</text:p>
              </table:table-cell>
              <table:table-cell office:value-type="float" office:value="0.395355">
                <text:p>0.395355</text:p>
              </table:table-cell>
              <table:table-cell office:value-type="float" office:value="3.86683">
                <text:p>3.86683</text:p>
              </table:table-cell>
              <table:table-cell office:value-type="float" office:value="0">
                <text:p>0</text:p>
              </table:table-cell>
              <table:table-cell office:value-type="float" office:value="3.37798">
                <text:p>3.37798</text:p>
              </table:table-cell>
              <table:table-cell office:value-type="float" office:value="0">
                <text:p>0</text:p>
              </table:table-cell>
              <table:table-cell office:value-type="float" office:value="3.0691">
                <text:p>3.0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89488">
                <text:p>4.89488</text:p>
              </table:table-cell>
              <table:table-cell office:value-type="float" office:value="0.467536">
                <text:p>0.467536</text:p>
              </table:table-cell>
              <table:table-cell office:value-type="float" office:value="3.88507">
                <text:p>3.88507</text:p>
              </table:table-cell>
              <table:table-cell office:value-type="float" office:value="0">
                <text:p>0</text:p>
              </table:table-cell>
              <table:table-cell office:value-type="float" office:value="3.39392">
                <text:p>3.39392</text:p>
              </table:table-cell>
              <table:table-cell office:value-type="float" office:value="0">
                <text:p>0</text:p>
              </table:table-cell>
              <table:table-cell office:value-type="float" office:value="3.08358">
                <text:p>3.08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91786">
                <text:p>4.91786</text:p>
              </table:table-cell>
              <table:table-cell office:value-type="float" office:value="0.546692">
                <text:p>0.546692</text:p>
              </table:table-cell>
              <table:table-cell office:value-type="float" office:value="3.90331">
                <text:p>3.90331</text:p>
              </table:table-cell>
              <table:table-cell office:value-type="float" office:value="0">
                <text:p>0</text:p>
              </table:table-cell>
              <table:table-cell office:value-type="float" office:value="3.40985">
                <text:p>3.40985</text:p>
              </table:table-cell>
              <table:table-cell office:value-type="float" office:value="0">
                <text:p>0</text:p>
              </table:table-cell>
              <table:table-cell office:value-type="float" office:value="3.09806">
                <text:p>3.09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94084">
                <text:p>4.94084</text:p>
              </table:table-cell>
              <table:table-cell office:value-type="float" office:value="0.632645">
                <text:p>0.632645</text:p>
              </table:table-cell>
              <table:table-cell office:value-type="float" office:value="3.92154">
                <text:p>3.92154</text:p>
              </table:table-cell>
              <table:table-cell office:value-type="float" office:value="0">
                <text:p>0</text:p>
              </table:table-cell>
              <table:table-cell office:value-type="float" office:value="3.42578">
                <text:p>3.42578</text:p>
              </table:table-cell>
              <table:table-cell office:value-type="float" office:value="0">
                <text:p>0</text:p>
              </table:table-cell>
              <table:table-cell office:value-type="float" office:value="3.11253">
                <text:p>3.11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96382">
                <text:p>4.96382</text:p>
              </table:table-cell>
              <table:table-cell office:value-type="float" office:value="0.757879">
                <text:p>0.757879</text:p>
              </table:table-cell>
              <table:table-cell office:value-type="float" office:value="3.93978">
                <text:p>3.93978</text:p>
              </table:table-cell>
              <table:table-cell office:value-type="float" office:value="0.000109849">
                <text:p>0.000109849</text:p>
              </table:table-cell>
              <table:table-cell office:value-type="float" office:value="3.44172">
                <text:p>3.44172</text:p>
              </table:table-cell>
              <table:table-cell office:value-type="float" office:value="0">
                <text:p>0</text:p>
              </table:table-cell>
              <table:table-cell office:value-type="float" office:value="3.12701">
                <text:p>3.12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9868">
                <text:p>4.9868</text:p>
              </table:table-cell>
              <table:table-cell office:value-type="float" office:value="0.861817">
                <text:p>0.861817</text:p>
              </table:table-cell>
              <table:table-cell office:value-type="float" office:value="3.95802">
                <text:p>3.95802</text:p>
              </table:table-cell>
              <table:table-cell office:value-type="float" office:value="0.000136049">
                <text:p>0.000136049</text:p>
              </table:table-cell>
              <table:table-cell office:value-type="float" office:value="3.45765">
                <text:p>3.45765</text:p>
              </table:table-cell>
              <table:table-cell office:value-type="float" office:value="0">
                <text:p>0</text:p>
              </table:table-cell>
              <table:table-cell office:value-type="float" office:value="3.14149">
                <text:p>3.14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00978">
                <text:p>5.00978</text:p>
              </table:table-cell>
              <table:table-cell office:value-type="float" office:value="0.998196">
                <text:p>0.998196</text:p>
              </table:table-cell>
              <table:table-cell office:value-type="float" office:value="3.97626">
                <text:p>3.97626</text:p>
              </table:table-cell>
              <table:table-cell office:value-type="float" office:value="0.000566176">
                <text:p>0.000566176</text:p>
              </table:table-cell>
              <table:table-cell office:value-type="float" office:value="3.47359">
                <text:p>3.47359</text:p>
              </table:table-cell>
              <table:table-cell office:value-type="float" office:value="0">
                <text:p>0</text:p>
              </table:table-cell>
              <table:table-cell office:value-type="float" office:value="3.15596">
                <text:p>3.15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03276">
                <text:p>5.03276</text:p>
              </table:table-cell>
              <table:table-cell office:value-type="float" office:value="1.1456">
                <text:p>1.1456</text:p>
              </table:table-cell>
              <table:table-cell office:value-type="float" office:value="3.9945">
                <text:p>3.9945</text:p>
              </table:table-cell>
              <table:table-cell office:value-type="float" office:value="0.00344625">
                <text:p>0.00344625</text:p>
              </table:table-cell>
              <table:table-cell office:value-type="float" office:value="3.48952">
                <text:p>3.48952</text:p>
              </table:table-cell>
              <table:table-cell office:value-type="float" office:value="0.0000534302">
                <text:p>0.0000534302</text:p>
              </table:table-cell>
              <table:table-cell office:value-type="float" office:value="3.17044">
                <text:p>3.17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05574">
                <text:p>5.05574</text:p>
              </table:table-cell>
              <table:table-cell office:value-type="float" office:value="1.31628">
                <text:p>1.31628</text:p>
              </table:table-cell>
              <table:table-cell office:value-type="float" office:value="4.01274">
                <text:p>4.01274</text:p>
              </table:table-cell>
              <table:table-cell office:value-type="float" office:value="0.0103244">
                <text:p>0.0103244</text:p>
              </table:table-cell>
              <table:table-cell office:value-type="float" office:value="3.50545">
                <text:p>3.50545</text:p>
              </table:table-cell>
              <table:table-cell office:value-type="float" office:value="0.000264728">
                <text:p>0.000264728</text:p>
              </table:table-cell>
              <table:table-cell office:value-type="float" office:value="3.18492">
                <text:p>3.18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07872">
                <text:p>5.07872</text:p>
              </table:table-cell>
              <table:table-cell office:value-type="float" office:value="1.4736">
                <text:p>1.4736</text:p>
              </table:table-cell>
              <table:table-cell office:value-type="float" office:value="4.03098">
                <text:p>4.03098</text:p>
              </table:table-cell>
              <table:table-cell office:value-type="float" office:value="0.0328185">
                <text:p>0.0328185</text:p>
              </table:table-cell>
              <table:table-cell office:value-type="float" office:value="3.52139">
                <text:p>3.52139</text:p>
              </table:table-cell>
              <table:table-cell office:value-type="float" office:value="0.000787013">
                <text:p>0.000787013</text:p>
              </table:table-cell>
              <table:table-cell office:value-type="float" office:value="3.19939">
                <text:p>3.19939</text:p>
              </table:table-cell>
              <table:table-cell office:value-type="float" office:value="0.000104935">
                <text:p>0.0001049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1017">
                <text:p>5.1017</text:p>
              </table:table-cell>
              <table:table-cell office:value-type="float" office:value="1.6426">
                <text:p>1.6426</text:p>
              </table:table-cell>
              <table:table-cell office:value-type="float" office:value="4.04922">
                <text:p>4.04922</text:p>
              </table:table-cell>
              <table:table-cell office:value-type="float" office:value="0.104798">
                <text:p>0.104798</text:p>
              </table:table-cell>
              <table:table-cell office:value-type="float" office:value="3.53732">
                <text:p>3.53732</text:p>
              </table:table-cell>
              <table:table-cell office:value-type="float" office:value="0.00369171">
                <text:p>0.00369171</text:p>
              </table:table-cell>
              <table:table-cell office:value-type="float" office:value="3.21387">
                <text:p>3.21387</text:p>
              </table:table-cell>
              <table:table-cell office:value-type="float" office:value="0.000805937">
                <text:p>0.0008059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12468">
                <text:p>5.12468</text:p>
              </table:table-cell>
              <table:table-cell office:value-type="float" office:value="1.84601">
                <text:p>1.84601</text:p>
              </table:table-cell>
              <table:table-cell office:value-type="float" office:value="4.06746">
                <text:p>4.06746</text:p>
              </table:table-cell>
              <table:table-cell office:value-type="float" office:value="0.286485">
                <text:p>0.286485</text:p>
              </table:table-cell>
              <table:table-cell office:value-type="float" office:value="3.55326">
                <text:p>3.55326</text:p>
              </table:table-cell>
              <table:table-cell office:value-type="float" office:value="0.020097">
                <text:p>0.020097</text:p>
              </table:table-cell>
              <table:table-cell office:value-type="float" office:value="3.22835">
                <text:p>3.22835</text:p>
              </table:table-cell>
              <table:table-cell office:value-type="float" office:value="0.00718853">
                <text:p>0.007188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14766">
                <text:p>5.14766</text:p>
              </table:table-cell>
              <table:table-cell office:value-type="float" office:value="2.02422">
                <text:p>2.02422</text:p>
              </table:table-cell>
              <table:table-cell office:value-type="float" office:value="4.0857">
                <text:p>4.0857</text:p>
              </table:table-cell>
              <table:table-cell office:value-type="float" office:value="0.722842">
                <text:p>0.722842</text:p>
              </table:table-cell>
              <table:table-cell office:value-type="float" office:value="3.56919">
                <text:p>3.56919</text:p>
              </table:table-cell>
              <table:table-cell office:value-type="float" office:value="0.107021">
                <text:p>0.107021</text:p>
              </table:table-cell>
              <table:table-cell office:value-type="float" office:value="3.24282">
                <text:p>3.24282</text:p>
              </table:table-cell>
              <table:table-cell office:value-type="float" office:value="0.0521186">
                <text:p>0.05211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17064">
                <text:p>5.17064</text:p>
              </table:table-cell>
              <table:table-cell office:value-type="float" office:value="2.24296">
                <text:p>2.24296</text:p>
              </table:table-cell>
              <table:table-cell office:value-type="float" office:value="4.10394">
                <text:p>4.10394</text:p>
              </table:table-cell>
              <table:table-cell office:value-type="float" office:value="1.62478">
                <text:p>1.62478</text:p>
              </table:table-cell>
              <table:table-cell office:value-type="float" office:value="3.58512">
                <text:p>3.58512</text:p>
              </table:table-cell>
              <table:table-cell office:value-type="float" office:value="0.487407">
                <text:p>0.487407</text:p>
              </table:table-cell>
              <table:table-cell office:value-type="float" office:value="3.2573">
                <text:p>3.2573</text:p>
              </table:table-cell>
              <table:table-cell office:value-type="float" office:value="0.295233">
                <text:p>0.2952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19362">
                <text:p>5.19362</text:p>
              </table:table-cell>
              <table:table-cell office:value-type="float" office:value="2.47866">
                <text:p>2.47866</text:p>
              </table:table-cell>
              <table:table-cell office:value-type="float" office:value="4.12218">
                <text:p>4.12218</text:p>
              </table:table-cell>
              <table:table-cell office:value-type="float" office:value="3.14958">
                <text:p>3.14958</text:p>
              </table:table-cell>
              <table:table-cell office:value-type="float" office:value="3.60106">
                <text:p>3.60106</text:p>
              </table:table-cell>
              <table:table-cell office:value-type="float" office:value="1.67992">
                <text:p>1.67992</text:p>
              </table:table-cell>
              <table:table-cell office:value-type="float" office:value="3.27178">
                <text:p>3.27178</text:p>
              </table:table-cell>
              <table:table-cell office:value-type="float" office:value="1.2709">
                <text:p>1.27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2166">
                <text:p>5.2166</text:p>
              </table:table-cell>
              <table:table-cell office:value-type="float" office:value="2.77246">
                <text:p>2.77246</text:p>
              </table:table-cell>
              <table:table-cell office:value-type="float" office:value="4.14042">
                <text:p>4.14042</text:p>
              </table:table-cell>
              <table:table-cell office:value-type="float" office:value="5.26364">
                <text:p>5.26364</text:p>
              </table:table-cell>
              <table:table-cell office:value-type="float" office:value="3.61699">
                <text:p>3.61699</text:p>
              </table:table-cell>
              <table:table-cell office:value-type="float" office:value="4.37075">
                <text:p>4.37075</text:p>
              </table:table-cell>
              <table:table-cell office:value-type="float" office:value="3.28625">
                <text:p>3.28625</text:p>
              </table:table-cell>
              <table:table-cell office:value-type="float" office:value="3.93737">
                <text:p>3.937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23959">
                <text:p>5.23959</text:p>
              </table:table-cell>
              <table:table-cell office:value-type="float" office:value="3.18679">
                <text:p>3.18679</text:p>
              </table:table-cell>
              <table:table-cell office:value-type="float" office:value="4.15866">
                <text:p>4.15866</text:p>
              </table:table-cell>
              <table:table-cell office:value-type="float" office:value="7.53871">
                <text:p>7.53871</text:p>
              </table:table-cell>
              <table:table-cell office:value-type="float" office:value="3.63293">
                <text:p>3.63293</text:p>
              </table:table-cell>
              <table:table-cell office:value-type="float" office:value="8.55091">
                <text:p>8.55091</text:p>
              </table:table-cell>
              <table:table-cell office:value-type="float" office:value="3.30073">
                <text:p>3.30073</text:p>
              </table:table-cell>
              <table:table-cell office:value-type="float" office:value="8.62476">
                <text:p>8.624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26257">
                <text:p>5.26257</text:p>
              </table:table-cell>
              <table:table-cell office:value-type="float" office:value="3.98234">
                <text:p>3.98234</text:p>
              </table:table-cell>
              <table:table-cell office:value-type="float" office:value="4.1769">
                <text:p>4.1769</text:p>
              </table:table-cell>
              <table:table-cell office:value-type="float" office:value="9.5855">
                <text:p>9.5855</text:p>
              </table:table-cell>
              <table:table-cell office:value-type="float" office:value="3.64886">
                <text:p>3.64886</text:p>
              </table:table-cell>
              <table:table-cell office:value-type="float" office:value="12.5934">
                <text:p>12.5934</text:p>
              </table:table-cell>
              <table:table-cell office:value-type="float" office:value="3.31521">
                <text:p>3.31521</text:p>
              </table:table-cell>
              <table:table-cell office:value-type="float" office:value="13.4523">
                <text:p>13.45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28555">
                <text:p>5.28555</text:p>
              </table:table-cell>
              <table:table-cell office:value-type="float" office:value="4.34893">
                <text:p>4.34893</text:p>
              </table:table-cell>
              <table:table-cell office:value-type="float" office:value="4.19514">
                <text:p>4.19514</text:p>
              </table:table-cell>
              <table:table-cell office:value-type="float" office:value="9.95425">
                <text:p>9.95425</text:p>
              </table:table-cell>
              <table:table-cell office:value-type="float" office:value="3.66479">
                <text:p>3.66479</text:p>
              </table:table-cell>
              <table:table-cell office:value-type="float" office:value="13.1977">
                <text:p>13.1977</text:p>
              </table:table-cell>
              <table:table-cell office:value-type="float" office:value="3.32969">
                <text:p>3.32969</text:p>
              </table:table-cell>
              <table:table-cell office:value-type="float" office:value="14.157">
                <text:p>14.1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30853">
                <text:p>5.30853</text:p>
              </table:table-cell>
              <table:table-cell office:value-type="float" office:value="3.24649">
                <text:p>3.24649</text:p>
              </table:table-cell>
              <table:table-cell office:value-type="float" office:value="4.21338">
                <text:p>4.21338</text:p>
              </table:table-cell>
              <table:table-cell office:value-type="float" office:value="8.05331">
                <text:p>8.05331</text:p>
              </table:table-cell>
              <table:table-cell office:value-type="float" office:value="3.68073">
                <text:p>3.68073</text:p>
              </table:table-cell>
              <table:table-cell office:value-type="float" office:value="9.61716">
                <text:p>9.61716</text:p>
              </table:table-cell>
              <table:table-cell office:value-type="float" office:value="3.34416">
                <text:p>3.34416</text:p>
              </table:table-cell>
              <table:table-cell office:value-type="float" office:value="9.95366">
                <text:p>9.953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33151">
                <text:p>5.33151</text:p>
              </table:table-cell>
              <table:table-cell office:value-type="float" office:value="2.79041">
                <text:p>2.79041</text:p>
              </table:table-cell>
              <table:table-cell office:value-type="float" office:value="4.23162">
                <text:p>4.23162</text:p>
              </table:table-cell>
              <table:table-cell office:value-type="float" office:value="5.77332">
                <text:p>5.77332</text:p>
              </table:table-cell>
              <table:table-cell office:value-type="float" office:value="3.69666">
                <text:p>3.69666</text:p>
              </table:table-cell>
              <table:table-cell office:value-type="float" office:value="5.34698">
                <text:p>5.34698</text:p>
              </table:table-cell>
              <table:table-cell office:value-type="float" office:value="3.35864">
                <text:p>3.35864</text:p>
              </table:table-cell>
              <table:table-cell office:value-type="float" office:value="4.99983">
                <text:p>4.999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35449">
                <text:p>5.35449</text:p>
              </table:table-cell>
              <table:table-cell office:value-type="float" office:value="2.44999">
                <text:p>2.44999</text:p>
              </table:table-cell>
              <table:table-cell office:value-type="float" office:value="4.24986">
                <text:p>4.24986</text:p>
              </table:table-cell>
              <table:table-cell office:value-type="float" office:value="3.57433">
                <text:p>3.57433</text:p>
              </table:table-cell>
              <table:table-cell office:value-type="float" office:value="3.71259">
                <text:p>3.71259</text:p>
              </table:table-cell>
              <table:table-cell office:value-type="float" office:value="2.22198">
                <text:p>2.22198</text:p>
              </table:table-cell>
              <table:table-cell office:value-type="float" office:value="3.37312">
                <text:p>3.37312</text:p>
              </table:table-cell>
              <table:table-cell office:value-type="float" office:value="1.80311">
                <text:p>1.803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37747">
                <text:p>5.37747</text:p>
              </table:table-cell>
              <table:table-cell office:value-type="float" office:value="2.17322">
                <text:p>2.17322</text:p>
              </table:table-cell>
              <table:table-cell office:value-type="float" office:value="4.2681">
                <text:p>4.2681</text:p>
              </table:table-cell>
              <table:table-cell office:value-type="float" office:value="1.94427">
                <text:p>1.94427</text:p>
              </table:table-cell>
              <table:table-cell office:value-type="float" office:value="3.72853">
                <text:p>3.72853</text:p>
              </table:table-cell>
              <table:table-cell office:value-type="float" office:value="0.696872">
                <text:p>0.696872</text:p>
              </table:table-cell>
              <table:table-cell office:value-type="float" office:value="3.38759">
                <text:p>3.38759</text:p>
              </table:table-cell>
              <table:table-cell office:value-type="float" office:value="0.458287">
                <text:p>0.4582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40045">
                <text:p>5.40045</text:p>
              </table:table-cell>
              <table:table-cell office:value-type="float" office:value="1.90414">
                <text:p>1.90414</text:p>
              </table:table-cell>
              <table:table-cell office:value-type="float" office:value="4.28634">
                <text:p>4.28634</text:p>
              </table:table-cell>
              <table:table-cell office:value-type="float" office:value="0.90981">
                <text:p>0.90981</text:p>
              </table:table-cell>
              <table:table-cell office:value-type="float" office:value="3.74446">
                <text:p>3.74446</text:p>
              </table:table-cell>
              <table:table-cell office:value-type="float" office:value="0.177419">
                <text:p>0.177419</text:p>
              </table:table-cell>
              <table:table-cell office:value-type="float" office:value="3.40207">
                <text:p>3.40207</text:p>
              </table:table-cell>
              <table:table-cell office:value-type="float" office:value="0.088002">
                <text:p>0.0880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42343">
                <text:p>5.42343</text:p>
              </table:table-cell>
              <table:table-cell office:value-type="float" office:value="1.70179">
                <text:p>1.70179</text:p>
              </table:table-cell>
              <table:table-cell office:value-type="float" office:value="4.30458">
                <text:p>4.30458</text:p>
              </table:table-cell>
              <table:table-cell office:value-type="float" office:value="0.374544">
                <text:p>0.374544</text:p>
              </table:table-cell>
              <table:table-cell office:value-type="float" office:value="3.7604">
                <text:p>3.7604</text:p>
              </table:table-cell>
              <table:table-cell office:value-type="float" office:value="0.0348525">
                <text:p>0.0348525</text:p>
              </table:table-cell>
              <table:table-cell office:value-type="float" office:value="3.41655">
                <text:p>3.41655</text:p>
              </table:table-cell>
              <table:table-cell office:value-type="float" office:value="0.0129288">
                <text:p>0.01292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44641">
                <text:p>5.44641</text:p>
              </table:table-cell>
              <table:table-cell office:value-type="float" office:value="1.51989">
                <text:p>1.51989</text:p>
              </table:table-cell>
              <table:table-cell office:value-type="float" office:value="4.32282">
                <text:p>4.32282</text:p>
              </table:table-cell>
              <table:table-cell office:value-type="float" office:value="0.144418">
                <text:p>0.144418</text:p>
              </table:table-cell>
              <table:table-cell office:value-type="float" office:value="3.77633">
                <text:p>3.77633</text:p>
              </table:table-cell>
              <table:table-cell office:value-type="float" office:value="0.00729959">
                <text:p>0.00729959</text:p>
              </table:table-cell>
              <table:table-cell office:value-type="float" office:value="3.43102">
                <text:p>3.43102</text:p>
              </table:table-cell>
              <table:table-cell office:value-type="float" office:value="0.00177928">
                <text:p>0.001779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46939">
                <text:p>5.46939</text:p>
              </table:table-cell>
              <table:table-cell office:value-type="float" office:value="1.32546">
                <text:p>1.32546</text:p>
              </table:table-cell>
              <table:table-cell office:value-type="float" office:value="4.34106">
                <text:p>4.34106</text:p>
              </table:table-cell>
              <table:table-cell office:value-type="float" office:value="0.0457375">
                <text:p>0.0457375</text:p>
              </table:table-cell>
              <table:table-cell office:value-type="float" office:value="3.79226">
                <text:p>3.79226</text:p>
              </table:table-cell>
              <table:table-cell office:value-type="float" office:value="0.00142506">
                <text:p>0.00142506</text:p>
              </table:table-cell>
              <table:table-cell office:value-type="float" office:value="3.4455">
                <text:p>3.4455</text:p>
              </table:table-cell>
              <table:table-cell office:value-type="float" office:value="0.00018096">
                <text:p>0.000180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49237">
                <text:p>5.49237</text:p>
              </table:table-cell>
              <table:table-cell office:value-type="float" office:value="1.1495">
                <text:p>1.1495</text:p>
              </table:table-cell>
              <table:table-cell office:value-type="float" office:value="4.3593">
                <text:p>4.3593</text:p>
              </table:table-cell>
              <table:table-cell office:value-type="float" office:value="0.0128979">
                <text:p>0.0128979</text:p>
              </table:table-cell>
              <table:table-cell office:value-type="float" office:value="3.8082">
                <text:p>3.8082</text:p>
              </table:table-cell>
              <table:table-cell office:value-type="float" office:value="0.000246742">
                <text:p>0.000246742</text:p>
              </table:table-cell>
              <table:table-cell office:value-type="float" office:value="3.45998">
                <text:p>3.45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51535">
                <text:p>5.51535</text:p>
              </table:table-cell>
              <table:table-cell office:value-type="float" office:value="1.01426">
                <text:p>1.01426</text:p>
              </table:table-cell>
              <table:table-cell office:value-type="float" office:value="4.37754">
                <text:p>4.37754</text:p>
              </table:table-cell>
              <table:table-cell office:value-type="float" office:value="0.00438217">
                <text:p>0.00438217</text:p>
              </table:table-cell>
              <table:table-cell office:value-type="float" office:value="3.82413">
                <text:p>3.82413</text:p>
              </table:table-cell>
              <table:table-cell office:value-type="float" office:value="0">
                <text:p>0</text:p>
              </table:table-cell>
              <table:table-cell office:value-type="float" office:value="3.47445">
                <text:p>3.47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53833">
                <text:p>5.53833</text:p>
              </table:table-cell>
              <table:table-cell office:value-type="float" office:value="0.873169">
                <text:p>0.873169</text:p>
              </table:table-cell>
              <table:table-cell office:value-type="float" office:value="4.39578">
                <text:p>4.39578</text:p>
              </table:table-cell>
              <table:table-cell office:value-type="float" office:value="0.00165452">
                <text:p>0.00165452</text:p>
              </table:table-cell>
              <table:table-cell office:value-type="float" office:value="3.84007">
                <text:p>3.84007</text:p>
              </table:table-cell>
              <table:table-cell office:value-type="float" office:value="0">
                <text:p>0</text:p>
              </table:table-cell>
              <table:table-cell office:value-type="float" office:value="3.48893">
                <text:p>3.48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56131">
                <text:p>5.56131</text:p>
              </table:table-cell>
              <table:table-cell office:value-type="float" office:value="0.774866">
                <text:p>0.774866</text:p>
              </table:table-cell>
              <table:table-cell office:value-type="float" office:value="4.41402">
                <text:p>4.41402</text:p>
              </table:table-cell>
              <table:table-cell office:value-type="float" office:value="0.000284419">
                <text:p>0.000284419</text:p>
              </table:table-cell>
              <table:table-cell office:value-type="float" office:value="3.856">
                <text:p>3.856</text:p>
              </table:table-cell>
              <table:table-cell office:value-type="float" office:value="0">
                <text:p>0</text:p>
              </table:table-cell>
              <table:table-cell office:value-type="float" office:value="3.50341">
                <text:p>3.5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58429">
                <text:p>5.58429</text:p>
              </table:table-cell>
              <table:table-cell office:value-type="float" office:value="0.680014">
                <text:p>0.680014</text:p>
              </table:table-cell>
              <table:table-cell office:value-type="float" office:value="4.43226">
                <text:p>4.43226</text:p>
              </table:table-cell>
              <table:table-cell office:value-type="float" office:value="0.000130192">
                <text:p>0.000130192</text:p>
              </table:table-cell>
              <table:table-cell office:value-type="float" office:value="3.87193">
                <text:p>3.87193</text:p>
              </table:table-cell>
              <table:table-cell office:value-type="float" office:value="0">
                <text:p>0</text:p>
              </table:table-cell>
              <table:table-cell office:value-type="float" office:value="3.51789">
                <text:p>3.51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60728">
                <text:p>5.60728</text:p>
              </table:table-cell>
              <table:table-cell office:value-type="float" office:value="0.596072">
                <text:p>0.596072</text:p>
              </table:table-cell>
              <table:table-cell office:value-type="float" office:value="4.4505">
                <text:p>4.4505</text:p>
              </table:table-cell>
              <table:table-cell office:value-type="float" office:value="0.000129127">
                <text:p>0.000129127</text:p>
              </table:table-cell>
              <table:table-cell office:value-type="float" office:value="3.88787">
                <text:p>3.88787</text:p>
              </table:table-cell>
              <table:table-cell office:value-type="float" office:value="0">
                <text:p>0</text:p>
              </table:table-cell>
              <table:table-cell office:value-type="float" office:value="3.53236">
                <text:p>3.53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63026">
                <text:p>5.63026</text:p>
              </table:table-cell>
              <table:table-cell office:value-type="float" office:value="0.544831">
                <text:p>0.544831</text:p>
              </table:table-cell>
              <table:table-cell office:value-type="float" office:value="4.46874">
                <text:p>4.46874</text:p>
              </table:table-cell>
              <table:table-cell office:value-type="float" office:value="0.0000426917">
                <text:p>0.0000426917</text:p>
              </table:table-cell>
              <table:table-cell office:value-type="float" office:value="3.9038">
                <text:p>3.9038</text:p>
              </table:table-cell>
              <table:table-cell office:value-type="float" office:value="0">
                <text:p>0</text:p>
              </table:table-cell>
              <table:table-cell office:value-type="float" office:value="3.54684">
                <text:p>3.54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65324">
                <text:p>5.65324</text:p>
              </table:table-cell>
              <table:table-cell office:value-type="float" office:value="0.497324">
                <text:p>0.497324</text:p>
              </table:table-cell>
              <table:table-cell office:value-type="float" office:value="4.48698">
                <text:p>4.48698</text:p>
              </table:table-cell>
              <table:table-cell office:value-type="float" office:value="0">
                <text:p>0</text:p>
              </table:table-cell>
              <table:table-cell office:value-type="float" office:value="3.91974">
                <text:p>3.91974</text:p>
              </table:table-cell>
              <table:table-cell office:value-type="float" office:value="0">
                <text:p>0</text:p>
              </table:table-cell>
              <table:table-cell office:value-type="float" office:value="3.56132">
                <text:p>3.56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67622">
                <text:p>5.67622</text:p>
              </table:table-cell>
              <table:table-cell office:value-type="float" office:value="0.468503">
                <text:p>0.468503</text:p>
              </table:table-cell>
              <table:table-cell office:value-type="float" office:value="4.50522">
                <text:p>4.50522</text:p>
              </table:table-cell>
              <table:table-cell office:value-type="float" office:value="0">
                <text:p>0</text:p>
              </table:table-cell>
              <table:table-cell office:value-type="float" office:value="3.93567">
                <text:p>3.93567</text:p>
              </table:table-cell>
              <table:table-cell office:value-type="float" office:value="0">
                <text:p>0</text:p>
              </table:table-cell>
              <table:table-cell office:value-type="float" office:value="3.57579">
                <text:p>3.57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6992">
                <text:p>5.6992</text:p>
              </table:table-cell>
              <table:table-cell office:value-type="float" office:value="0.44615">
                <text:p>0.44615</text:p>
              </table:table-cell>
              <table:table-cell office:value-type="float" office:value="4.52346">
                <text:p>4.52346</text:p>
              </table:table-cell>
              <table:table-cell office:value-type="float" office:value="0">
                <text:p>0</text:p>
              </table:table-cell>
              <table:table-cell office:value-type="float" office:value="3.9516">
                <text:p>3.9516</text:p>
              </table:table-cell>
              <table:table-cell office:value-type="float" office:value="0">
                <text:p>0</text:p>
              </table:table-cell>
              <table:table-cell office:value-type="float" office:value="3.59027">
                <text:p>3.59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72218">
                <text:p>5.72218</text:p>
              </table:table-cell>
              <table:table-cell office:value-type="float" office:value="0.419366">
                <text:p>0.419366</text:p>
              </table:table-cell>
              <table:table-cell office:value-type="float" office:value="4.5417">
                <text:p>4.5417</text:p>
              </table:table-cell>
              <table:table-cell office:value-type="float" office:value="0">
                <text:p>0</text:p>
              </table:table-cell>
              <table:table-cell office:value-type="float" office:value="3.96754">
                <text:p>3.96754</text:p>
              </table:table-cell>
              <table:table-cell office:value-type="float" office:value="0">
                <text:p>0</text:p>
              </table:table-cell>
              <table:table-cell office:value-type="float" office:value="3.60475">
                <text:p>3.60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74516">
                <text:p>5.74516</text:p>
              </table:table-cell>
              <table:table-cell office:value-type="float" office:value="0.419359">
                <text:p>0.419359</text:p>
              </table:table-cell>
              <table:table-cell office:value-type="float" office:value="4.55994">
                <text:p>4.55994</text:p>
              </table:table-cell>
              <table:table-cell office:value-type="float" office:value="0">
                <text:p>0</text:p>
              </table:table-cell>
              <table:table-cell office:value-type="float" office:value="3.98347">
                <text:p>3.98347</text:p>
              </table:table-cell>
              <table:table-cell office:value-type="float" office:value="0">
                <text:p>0</text:p>
              </table:table-cell>
              <table:table-cell office:value-type="float" office:value="3.61922">
                <text:p>3.61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76814">
                <text:p>5.76814</text:p>
              </table:table-cell>
              <table:table-cell office:value-type="float" office:value="0.429488">
                <text:p>0.429488</text:p>
              </table:table-cell>
              <table:table-cell office:value-type="float" office:value="4.57818">
                <text:p>4.57818</text:p>
              </table:table-cell>
              <table:table-cell office:value-type="float" office:value="0">
                <text:p>0</text:p>
              </table:table-cell>
              <table:table-cell office:value-type="float" office:value="3.9994">
                <text:p>3.9994</text:p>
              </table:table-cell>
              <table:table-cell office:value-type="float" office:value="0">
                <text:p>0</text:p>
              </table:table-cell>
              <table:table-cell office:value-type="float" office:value="3.6337">
                <text:p>3.6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79112">
                <text:p>5.79112</text:p>
              </table:table-cell>
              <table:table-cell office:value-type="float" office:value="0.440552">
                <text:p>0.440552</text:p>
              </table:table-cell>
              <table:table-cell office:value-type="float" office:value="4.59642">
                <text:p>4.59642</text:p>
              </table:table-cell>
              <table:table-cell office:value-type="float" office:value="0">
                <text:p>0</text:p>
              </table:table-cell>
              <table:table-cell office:value-type="float" office:value="4.01534">
                <text:p>4.01534</text:p>
              </table:table-cell>
              <table:table-cell office:value-type="float" office:value="0">
                <text:p>0</text:p>
              </table:table-cell>
              <table:table-cell office:value-type="float" office:value="3.64818">
                <text:p>3.64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8141">
                <text:p>5.8141</text:p>
              </table:table-cell>
              <table:table-cell office:value-type="float" office:value="0.474169">
                <text:p>0.474169</text:p>
              </table:table-cell>
              <table:table-cell office:value-type="float" office:value="4.61466">
                <text:p>4.61466</text:p>
              </table:table-cell>
              <table:table-cell office:value-type="float" office:value="0.000100086">
                <text:p>0.000100086</text:p>
              </table:table-cell>
              <table:table-cell office:value-type="float" office:value="4.03127">
                <text:p>4.03127</text:p>
              </table:table-cell>
              <table:table-cell office:value-type="float" office:value="0">
                <text:p>0</text:p>
              </table:table-cell>
              <table:table-cell office:value-type="float" office:value="3.66265">
                <text:p>3.66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83708">
                <text:p>5.83708</text:p>
              </table:table-cell>
              <table:table-cell office:value-type="float" office:value="0.516855">
                <text:p>0.516855</text:p>
              </table:table-cell>
              <table:table-cell office:value-type="float" office:value="4.63289">
                <text:p>4.63289</text:p>
              </table:table-cell>
              <table:table-cell office:value-type="float" office:value="0.000377339">
                <text:p>0.000377339</text:p>
              </table:table-cell>
              <table:table-cell office:value-type="float" office:value="4.04721">
                <text:p>4.04721</text:p>
              </table:table-cell>
              <table:table-cell office:value-type="float" office:value="0">
                <text:p>0</text:p>
              </table:table-cell>
              <table:table-cell office:value-type="float" office:value="3.67713">
                <text:p>3.67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86006">
                <text:p>5.86006</text:p>
              </table:table-cell>
              <table:table-cell office:value-type="float" office:value="0.562307">
                <text:p>0.562307</text:p>
              </table:table-cell>
              <table:table-cell office:value-type="float" office:value="4.65113">
                <text:p>4.65113</text:p>
              </table:table-cell>
              <table:table-cell office:value-type="float" office:value="0.00096552">
                <text:p>0.00096552</text:p>
              </table:table-cell>
              <table:table-cell office:value-type="float" office:value="4.06314">
                <text:p>4.06314</text:p>
              </table:table-cell>
              <table:table-cell office:value-type="float" office:value="0">
                <text:p>0</text:p>
              </table:table-cell>
              <table:table-cell office:value-type="float" office:value="3.69161">
                <text:p>3.69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88304">
                <text:p>5.88304</text:p>
              </table:table-cell>
              <table:table-cell office:value-type="float" office:value="0.614483">
                <text:p>0.614483</text:p>
              </table:table-cell>
              <table:table-cell office:value-type="float" office:value="4.66937">
                <text:p>4.66937</text:p>
              </table:table-cell>
              <table:table-cell office:value-type="float" office:value="0.00559154">
                <text:p>0.00559154</text:p>
              </table:table-cell>
              <table:table-cell office:value-type="float" office:value="4.07907">
                <text:p>4.07907</text:p>
              </table:table-cell>
              <table:table-cell office:value-type="float" office:value="0.0000782034">
                <text:p>0.0000782034</text:p>
              </table:table-cell>
              <table:table-cell office:value-type="float" office:value="3.70608">
                <text:p>3.70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90602">
                <text:p>5.90602</text:p>
              </table:table-cell>
              <table:table-cell office:value-type="float" office:value="0.674794">
                <text:p>0.674794</text:p>
              </table:table-cell>
              <table:table-cell office:value-type="float" office:value="4.68761">
                <text:p>4.68761</text:p>
              </table:table-cell>
              <table:table-cell office:value-type="float" office:value="0.0204077">
                <text:p>0.0204077</text:p>
              </table:table-cell>
              <table:table-cell office:value-type="float" office:value="4.09501">
                <text:p>4.09501</text:p>
              </table:table-cell>
              <table:table-cell office:value-type="float" office:value="0.000310384">
                <text:p>0.000310384</text:p>
              </table:table-cell>
              <table:table-cell office:value-type="float" office:value="3.72056">
                <text:p>3.72056</text:p>
              </table:table-cell>
              <table:table-cell office:value-type="float" office:value="0.000038798">
                <text:p>0.0000387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929">
                <text:p>5.929</text:p>
              </table:table-cell>
              <table:table-cell office:value-type="float" office:value="0.72834">
                <text:p>0.72834</text:p>
              </table:table-cell>
              <table:table-cell office:value-type="float" office:value="4.70585">
                <text:p>4.70585</text:p>
              </table:table-cell>
              <table:table-cell office:value-type="float" office:value="0.0649843">
                <text:p>0.0649843</text:p>
              </table:table-cell>
              <table:table-cell office:value-type="float" office:value="4.11094">
                <text:p>4.11094</text:p>
              </table:table-cell>
              <table:table-cell office:value-type="float" office:value="0.00225212">
                <text:p>0.00225212</text:p>
              </table:table-cell>
              <table:table-cell office:value-type="float" office:value="3.73504">
                <text:p>3.73504</text:p>
              </table:table-cell>
              <table:table-cell office:value-type="float" office:value="0.000789205">
                <text:p>0.0007892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95198">
                <text:p>5.95198</text:p>
              </table:table-cell>
              <table:table-cell office:value-type="float" office:value="0.791661">
                <text:p>0.791661</text:p>
              </table:table-cell>
              <table:table-cell office:value-type="float" office:value="4.72409">
                <text:p>4.72409</text:p>
              </table:table-cell>
              <table:table-cell office:value-type="float" office:value="0.175076">
                <text:p>0.175076</text:p>
              </table:table-cell>
              <table:table-cell office:value-type="float" office:value="4.12688">
                <text:p>4.12688</text:p>
              </table:table-cell>
              <table:table-cell office:value-type="float" office:value="0.0157389">
                <text:p>0.0157389</text:p>
              </table:table-cell>
              <table:table-cell office:value-type="float" office:value="3.74952">
                <text:p>3.74952</text:p>
              </table:table-cell>
              <table:table-cell office:value-type="float" office:value="0.00595937">
                <text:p>0.005959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97497">
                <text:p>5.97497</text:p>
              </table:table-cell>
              <table:table-cell office:value-type="float" office:value="0.865019">
                <text:p>0.865019</text:p>
              </table:table-cell>
              <table:table-cell office:value-type="float" office:value="4.74233">
                <text:p>4.74233</text:p>
              </table:table-cell>
              <table:table-cell office:value-type="float" office:value="0.417782">
                <text:p>0.417782</text:p>
              </table:table-cell>
              <table:table-cell office:value-type="float" office:value="4.14281">
                <text:p>4.14281</text:p>
              </table:table-cell>
              <table:table-cell office:value-type="float" office:value="0.0806679">
                <text:p>0.0806679</text:p>
              </table:table-cell>
              <table:table-cell office:value-type="float" office:value="3.76399">
                <text:p>3.76399</text:p>
              </table:table-cell>
              <table:table-cell office:value-type="float" office:value="0.044826">
                <text:p>0.0448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99795">
                <text:p>5.99795</text:p>
              </table:table-cell>
              <table:table-cell office:value-type="float" office:value="0.94214">
                <text:p>0.94214</text:p>
              </table:table-cell>
              <table:table-cell office:value-type="float" office:value="4.76057">
                <text:p>4.76057</text:p>
              </table:table-cell>
              <table:table-cell office:value-type="float" office:value="0.872491">
                <text:p>0.872491</text:p>
              </table:table-cell>
              <table:table-cell office:value-type="float" office:value="4.15874">
                <text:p>4.15874</text:p>
              </table:table-cell>
              <table:table-cell office:value-type="float" office:value="0.334592">
                <text:p>0.334592</text:p>
              </table:table-cell>
              <table:table-cell office:value-type="float" office:value="3.77847">
                <text:p>3.77847</text:p>
              </table:table-cell>
              <table:table-cell office:value-type="float" office:value="0.238686">
                <text:p>0.2386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02093">
                <text:p>6.02093</text:p>
              </table:table-cell>
              <table:table-cell office:value-type="float" office:value="1.03361">
                <text:p>1.03361</text:p>
              </table:table-cell>
              <table:table-cell office:value-type="float" office:value="4.77881">
                <text:p>4.77881</text:p>
              </table:table-cell>
              <table:table-cell office:value-type="float" office:value="1.55263">
                <text:p>1.55263</text:p>
              </table:table-cell>
              <table:table-cell office:value-type="float" office:value="4.17468">
                <text:p>4.17468</text:p>
              </table:table-cell>
              <table:table-cell office:value-type="float" office:value="1.01927">
                <text:p>1.01927</text:p>
              </table:table-cell>
              <table:table-cell office:value-type="float" office:value="3.79295">
                <text:p>3.79295</text:p>
              </table:table-cell>
              <table:table-cell office:value-type="float" office:value="0.868344">
                <text:p>0.8683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04391">
                <text:p>6.04391</text:p>
              </table:table-cell>
              <table:table-cell office:value-type="float" office:value="1.13802">
                <text:p>1.13802</text:p>
              </table:table-cell>
              <table:table-cell office:value-type="float" office:value="4.79705">
                <text:p>4.79705</text:p>
              </table:table-cell>
              <table:table-cell office:value-type="float" office:value="2.38237">
                <text:p>2.38237</text:p>
              </table:table-cell>
              <table:table-cell office:value-type="float" office:value="4.19061">
                <text:p>4.19061</text:p>
              </table:table-cell>
              <table:table-cell office:value-type="float" office:value="2.35454">
                <text:p>2.35454</text:p>
              </table:table-cell>
              <table:table-cell office:value-type="float" office:value="3.80742">
                <text:p>3.80742</text:p>
              </table:table-cell>
              <table:table-cell office:value-type="float" office:value="2.26293">
                <text:p>2.262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06689">
                <text:p>6.06689</text:p>
              </table:table-cell>
              <table:table-cell office:value-type="float" office:value="1.32375">
                <text:p>1.32375</text:p>
              </table:table-cell>
              <table:table-cell office:value-type="float" office:value="4.81529">
                <text:p>4.81529</text:p>
              </table:table-cell>
              <table:table-cell office:value-type="float" office:value="3.20628">
                <text:p>3.20628</text:p>
              </table:table-cell>
              <table:table-cell office:value-type="float" office:value="4.20655">
                <text:p>4.20655</text:p>
              </table:table-cell>
              <table:table-cell office:value-type="float" office:value="3.9887">
                <text:p>3.9887</text:p>
              </table:table-cell>
              <table:table-cell office:value-type="float" office:value="3.8219">
                <text:p>3.8219</text:p>
              </table:table-cell>
              <table:table-cell office:value-type="float" office:value="4.16292">
                <text:p>4.162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08987">
                <text:p>6.08987</text:p>
              </table:table-cell>
              <table:table-cell office:value-type="float" office:value="1.68889">
                <text:p>1.68889</text:p>
              </table:table-cell>
              <table:table-cell office:value-type="float" office:value="4.83353">
                <text:p>4.83353</text:p>
              </table:table-cell>
              <table:table-cell office:value-type="float" office:value="3.78421">
                <text:p>3.78421</text:p>
              </table:table-cell>
              <table:table-cell office:value-type="float" office:value="4.22248">
                <text:p>4.22248</text:p>
              </table:table-cell>
              <table:table-cell office:value-type="float" office:value="5.10343">
                <text:p>5.10343</text:p>
              </table:table-cell>
              <table:table-cell office:value-type="float" office:value="3.83638">
                <text:p>3.83638</text:p>
              </table:table-cell>
              <table:table-cell office:value-type="float" office:value="5.42424">
                <text:p>5.424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11285">
                <text:p>6.11285</text:p>
              </table:table-cell>
              <table:table-cell office:value-type="float" office:value="1.39725">
                <text:p>1.39725</text:p>
              </table:table-cell>
              <table:table-cell office:value-type="float" office:value="4.85177">
                <text:p>4.85177</text:p>
              </table:table-cell>
              <table:table-cell office:value-type="float" office:value="3.37879">
                <text:p>3.37879</text:p>
              </table:table-cell>
              <table:table-cell office:value-type="float" office:value="4.23841">
                <text:p>4.23841</text:p>
              </table:table-cell>
              <table:table-cell office:value-type="float" office:value="4.41232">
                <text:p>4.41232</text:p>
              </table:table-cell>
              <table:table-cell office:value-type="float" office:value="3.85085">
                <text:p>3.85085</text:p>
              </table:table-cell>
              <table:table-cell office:value-type="float" office:value="4.63074">
                <text:p>4.630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13583">
                <text:p>6.13583</text:p>
              </table:table-cell>
              <table:table-cell office:value-type="float" office:value="1.12249">
                <text:p>1.12249</text:p>
              </table:table-cell>
              <table:table-cell office:value-type="float" office:value="4.87001">
                <text:p>4.87001</text:p>
              </table:table-cell>
              <table:table-cell office:value-type="float" office:value="2.58295">
                <text:p>2.58295</text:p>
              </table:table-cell>
              <table:table-cell office:value-type="float" office:value="4.25435">
                <text:p>4.25435</text:p>
              </table:table-cell>
              <table:table-cell office:value-type="float" office:value="2.81365">
                <text:p>2.81365</text:p>
              </table:table-cell>
              <table:table-cell office:value-type="float" office:value="3.86533">
                <text:p>3.86533</text:p>
              </table:table-cell>
              <table:table-cell office:value-type="float" office:value="2.79811">
                <text:p>2.798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15881">
                <text:p>6.15881</text:p>
              </table:table-cell>
              <table:table-cell office:value-type="float" office:value="0.977804">
                <text:p>0.977804</text:p>
              </table:table-cell>
              <table:table-cell office:value-type="float" office:value="4.88825">
                <text:p>4.88825</text:p>
              </table:table-cell>
              <table:table-cell office:value-type="float" office:value="1.74839">
                <text:p>1.74839</text:p>
              </table:table-cell>
              <table:table-cell office:value-type="float" office:value="4.27028">
                <text:p>4.27028</text:p>
              </table:table-cell>
              <table:table-cell office:value-type="float" office:value="1.35202">
                <text:p>1.35202</text:p>
              </table:table-cell>
              <table:table-cell office:value-type="float" office:value="3.87981">
                <text:p>3.87981</text:p>
              </table:table-cell>
              <table:table-cell office:value-type="float" office:value="1.22404">
                <text:p>1.224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18179">
                <text:p>6.18179</text:p>
              </table:table-cell>
              <table:table-cell office:value-type="float" office:value="0.860641">
                <text:p>0.860641</text:p>
              </table:table-cell>
              <table:table-cell office:value-type="float" office:value="4.90649">
                <text:p>4.90649</text:p>
              </table:table-cell>
              <table:table-cell office:value-type="float" office:value="1.03518">
                <text:p>1.03518</text:p>
              </table:table-cell>
              <table:table-cell office:value-type="float" office:value="4.28621">
                <text:p>4.28621</text:p>
              </table:table-cell>
              <table:table-cell office:value-type="float" office:value="0.504733">
                <text:p>0.504733</text:p>
              </table:table-cell>
              <table:table-cell office:value-type="float" office:value="3.89428">
                <text:p>3.89428</text:p>
              </table:table-cell>
              <table:table-cell office:value-type="float" office:value="0.396297">
                <text:p>0.3962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20477">
                <text:p>6.20477</text:p>
              </table:table-cell>
              <table:table-cell office:value-type="float" office:value="0.805346">
                <text:p>0.805346</text:p>
              </table:table-cell>
              <table:table-cell office:value-type="float" office:value="4.92473">
                <text:p>4.92473</text:p>
              </table:table-cell>
              <table:table-cell office:value-type="float" office:value="0.540741">
                <text:p>0.540741</text:p>
              </table:table-cell>
              <table:table-cell office:value-type="float" office:value="4.30215">
                <text:p>4.30215</text:p>
              </table:table-cell>
              <table:table-cell office:value-type="float" office:value="0.145581">
                <text:p>0.145581</text:p>
              </table:table-cell>
              <table:table-cell office:value-type="float" office:value="3.90876">
                <text:p>3.90876</text:p>
              </table:table-cell>
              <table:table-cell office:value-type="float" office:value="0.0926603">
                <text:p>0.09266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22775">
                <text:p>6.22775</text:p>
              </table:table-cell>
              <table:table-cell office:value-type="float" office:value="0.743166">
                <text:p>0.743166</text:p>
              </table:table-cell>
              <table:table-cell office:value-type="float" office:value="4.94297">
                <text:p>4.94297</text:p>
              </table:table-cell>
              <table:table-cell office:value-type="float" office:value="0.23954">
                <text:p>0.23954</text:p>
              </table:table-cell>
              <table:table-cell office:value-type="float" office:value="4.31808">
                <text:p>4.31808</text:p>
              </table:table-cell>
              <table:table-cell office:value-type="float" office:value="0.0329738">
                <text:p>0.0329738</text:p>
              </table:table-cell>
              <table:table-cell office:value-type="float" office:value="3.92324">
                <text:p>3.92324</text:p>
              </table:table-cell>
              <table:table-cell office:value-type="float" office:value="0.0154576">
                <text:p>0.01545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25073">
                <text:p>6.25073</text:p>
              </table:table-cell>
              <table:table-cell office:value-type="float" office:value="0.673201">
                <text:p>0.673201</text:p>
              </table:table-cell>
              <table:table-cell office:value-type="float" office:value="4.96121">
                <text:p>4.96121</text:p>
              </table:table-cell>
              <table:table-cell office:value-type="float" office:value="0.102386">
                <text:p>0.102386</text:p>
              </table:table-cell>
              <table:table-cell office:value-type="float" office:value="4.33402">
                <text:p>4.33402</text:p>
              </table:table-cell>
              <table:table-cell office:value-type="float" office:value="0.00661563">
                <text:p>0.00661563</text:p>
              </table:table-cell>
              <table:table-cell office:value-type="float" office:value="3.93772">
                <text:p>3.93772</text:p>
              </table:table-cell>
              <table:table-cell office:value-type="float" office:value="0.00185307">
                <text:p>0.001853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27371">
                <text:p>6.27371</text:p>
              </table:table-cell>
              <table:table-cell office:value-type="float" office:value="0.618938">
                <text:p>0.618938</text:p>
              </table:table-cell>
              <table:table-cell office:value-type="float" office:value="4.97945">
                <text:p>4.97945</text:p>
              </table:table-cell>
              <table:table-cell office:value-type="float" office:value="0.0375468">
                <text:p>0.0375468</text:p>
              </table:table-cell>
              <table:table-cell office:value-type="float" office:value="4.34995">
                <text:p>4.34995</text:p>
              </table:table-cell>
              <table:table-cell office:value-type="float" office:value="0.000825204">
                <text:p>0.000825204</text:p>
              </table:table-cell>
              <table:table-cell office:value-type="float" office:value="3.95219">
                <text:p>3.95219</text:p>
              </table:table-cell>
              <table:table-cell office:value-type="float" office:value="0.000275068">
                <text:p>0.0002750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29669">
                <text:p>6.29669</text:p>
              </table:table-cell>
              <table:table-cell office:value-type="float" office:value="0.565737">
                <text:p>0.565737</text:p>
              </table:table-cell>
              <table:table-cell office:value-type="float" office:value="4.99769">
                <text:p>4.99769</text:p>
              </table:table-cell>
              <table:table-cell office:value-type="float" office:value="0.0131071">
                <text:p>0.0131071</text:p>
              </table:table-cell>
              <table:table-cell office:value-type="float" office:value="4.36588">
                <text:p>4.36588</text:p>
              </table:table-cell>
              <table:table-cell office:value-type="float" office:value="0.0000853325">
                <text:p>0.0000853325</text:p>
              </table:table-cell>
              <table:table-cell office:value-type="float" office:value="3.96667">
                <text:p>3.9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31968">
                <text:p>6.31968</text:p>
              </table:table-cell>
              <table:table-cell office:value-type="float" office:value="0.541638">
                <text:p>0.541638</text:p>
              </table:table-cell>
              <table:table-cell office:value-type="float" office:value="5.01593">
                <text:p>5.01593</text:p>
              </table:table-cell>
              <table:table-cell office:value-type="float" office:value="0.00462533">
                <text:p>0.00462533</text:p>
              </table:table-cell>
              <table:table-cell office:value-type="float" office:value="4.38182">
                <text:p>4.38182</text:p>
              </table:table-cell>
              <table:table-cell office:value-type="float" office:value="0.0000677704">
                <text:p>0.0000677704</text:p>
              </table:table-cell>
              <table:table-cell office:value-type="float" office:value="3.98115">
                <text:p>3.98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34266">
                <text:p>6.34266</text:p>
              </table:table-cell>
              <table:table-cell office:value-type="float" office:value="0.507697">
                <text:p>0.507697</text:p>
              </table:table-cell>
              <table:table-cell office:value-type="float" office:value="5.03417">
                <text:p>5.03417</text:p>
              </table:table-cell>
              <table:table-cell office:value-type="float" office:value="0.00132878">
                <text:p>0.00132878</text:p>
              </table:table-cell>
              <table:table-cell office:value-type="float" office:value="4.39775">
                <text:p>4.39775</text:p>
              </table:table-cell>
              <table:table-cell office:value-type="float" office:value="0">
                <text:p>0</text:p>
              </table:table-cell>
              <table:table-cell office:value-type="float" office:value="3.99562">
                <text:p>3.99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36564">
                <text:p>6.36564</text:p>
              </table:table-cell>
              <table:table-cell office:value-type="float" office:value="0.487639">
                <text:p>0.487639</text:p>
              </table:table-cell>
              <table:table-cell office:value-type="float" office:value="5.05241">
                <text:p>5.05241</text:p>
              </table:table-cell>
              <table:table-cell office:value-type="float" office:value="0.000534363">
                <text:p>0.000534363</text:p>
              </table:table-cell>
              <table:table-cell office:value-type="float" office:value="4.41369">
                <text:p>4.41369</text:p>
              </table:table-cell>
              <table:table-cell office:value-type="float" office:value="0">
                <text:p>0</text:p>
              </table:table-cell>
              <table:table-cell office:value-type="float" office:value="4.0101">
                <text:p>4.0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38862">
                <text:p>6.38862</text:p>
              </table:table-cell>
              <table:table-cell office:value-type="float" office:value="0.48742">
                <text:p>0.48742</text:p>
              </table:table-cell>
              <table:table-cell office:value-type="float" office:value="5.07065">
                <text:p>5.07065</text:p>
              </table:table-cell>
              <table:table-cell office:value-type="float" office:value="0.000116052">
                <text:p>0.000116052</text:p>
              </table:table-cell>
              <table:table-cell office:value-type="float" office:value="4.42962">
                <text:p>4.42962</text:p>
              </table:table-cell>
              <table:table-cell office:value-type="float" office:value="0">
                <text:p>0</text:p>
              </table:table-cell>
              <table:table-cell office:value-type="float" office:value="4.02458">
                <text:p>4.02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4116">
                <text:p>6.4116</text:p>
              </table:table-cell>
              <table:table-cell office:value-type="float" office:value="0.496952">
                <text:p>0.496952</text:p>
              </table:table-cell>
              <table:table-cell office:value-type="float" office:value="5.08889">
                <text:p>5.08889</text:p>
              </table:table-cell>
              <table:table-cell office:value-type="float" office:value="0.0000493808">
                <text:p>0.0000493808</text:p>
              </table:table-cell>
              <table:table-cell office:value-type="float" office:value="4.44555">
                <text:p>4.44555</text:p>
              </table:table-cell>
              <table:table-cell office:value-type="float" office:value="0">
                <text:p>0</text:p>
              </table:table-cell>
              <table:table-cell office:value-type="float" office:value="4.03905">
                <text:p>4.03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43458">
                <text:p>6.43458</text:p>
              </table:table-cell>
              <table:table-cell office:value-type="float" office:value="0.514573">
                <text:p>0.514573</text:p>
              </table:table-cell>
              <table:table-cell office:value-type="float" office:value="5.10713">
                <text:p>5.10713</text:p>
              </table:table-cell>
              <table:table-cell office:value-type="float" office:value="0.000130743">
                <text:p>0.000130743</text:p>
              </table:table-cell>
              <table:table-cell office:value-type="float" office:value="4.46149">
                <text:p>4.46149</text:p>
              </table:table-cell>
              <table:table-cell office:value-type="float" office:value="0">
                <text:p>0</text:p>
              </table:table-cell>
              <table:table-cell office:value-type="float" office:value="4.05353">
                <text:p>4.05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45756">
                <text:p>6.45756</text:p>
              </table:table-cell>
              <table:table-cell office:value-type="float" office:value="0.5294">
                <text:p>0.5294</text:p>
              </table:table-cell>
              <table:table-cell office:value-type="float" office:value="5.12537">
                <text:p>5.12537</text:p>
              </table:table-cell>
              <table:table-cell office:value-type="float" office:value="0.0000324536">
                <text:p>0.0000324536</text:p>
              </table:table-cell>
              <table:table-cell office:value-type="float" office:value="4.47742">
                <text:p>4.47742</text:p>
              </table:table-cell>
              <table:table-cell office:value-type="float" office:value="0">
                <text:p>0</text:p>
              </table:table-cell>
              <table:table-cell office:value-type="float" office:value="4.06801">
                <text:p>4.06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48054">
                <text:p>6.48054</text:p>
              </table:table-cell>
              <table:table-cell office:value-type="float" office:value="0.557489">
                <text:p>0.557489</text:p>
              </table:table-cell>
              <table:table-cell office:value-type="float" office:value="5.14361">
                <text:p>5.14361</text:p>
              </table:table-cell>
              <table:table-cell office:value-type="float" office:value="0.000145007">
                <text:p>0.000145007</text:p>
              </table:table-cell>
              <table:table-cell office:value-type="float" office:value="4.49336">
                <text:p>4.49336</text:p>
              </table:table-cell>
              <table:table-cell office:value-type="float" office:value="0">
                <text:p>0</text:p>
              </table:table-cell>
              <table:table-cell office:value-type="float" office:value="4.08248">
                <text:p>4.08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50352">
                <text:p>6.50352</text:p>
              </table:table-cell>
              <table:table-cell office:value-type="float" office:value="0.589888">
                <text:p>0.589888</text:p>
              </table:table-cell>
              <table:table-cell office:value-type="float" office:value="5.16185">
                <text:p>5.16185</text:p>
              </table:table-cell>
              <table:table-cell office:value-type="float" office:value="0.000783915">
                <text:p>0.000783915</text:p>
              </table:table-cell>
              <table:table-cell office:value-type="float" office:value="4.50929">
                <text:p>4.50929</text:p>
              </table:table-cell>
              <table:table-cell office:value-type="float" office:value="0">
                <text:p>0</text:p>
              </table:table-cell>
              <table:table-cell office:value-type="float" office:value="4.09696">
                <text:p>4.09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5265">
                <text:p>6.5265</text:p>
              </table:table-cell>
              <table:table-cell office:value-type="float" office:value="0.639022">
                <text:p>0.639022</text:p>
              </table:table-cell>
              <table:table-cell office:value-type="float" office:value="5.18009">
                <text:p>5.18009</text:p>
              </table:table-cell>
              <table:table-cell office:value-type="float" office:value="0.00165212">
                <text:p>0.00165212</text:p>
              </table:table-cell>
              <table:table-cell office:value-type="float" office:value="4.52522">
                <text:p>4.52522</text:p>
              </table:table-cell>
              <table:table-cell office:value-type="float" office:value="0">
                <text:p>0</text:p>
              </table:table-cell>
              <table:table-cell office:value-type="float" office:value="4.11144">
                <text:p>4.11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54948">
                <text:p>6.54948</text:p>
              </table:table-cell>
              <table:table-cell office:value-type="float" office:value="0.690608">
                <text:p>0.690608</text:p>
              </table:table-cell>
              <table:table-cell office:value-type="float" office:value="5.19833">
                <text:p>5.19833</text:p>
              </table:table-cell>
              <table:table-cell office:value-type="float" office:value="0.00446419">
                <text:p>0.00446419</text:p>
              </table:table-cell>
              <table:table-cell office:value-type="float" office:value="4.54116">
                <text:p>4.54116</text:p>
              </table:table-cell>
              <table:table-cell office:value-type="float" office:value="0.0000157745">
                <text:p>0.0000157745</text:p>
              </table:table-cell>
              <table:table-cell office:value-type="float" office:value="4.12591">
                <text:p>4.12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57246">
                <text:p>6.57246</text:p>
              </table:table-cell>
              <table:table-cell office:value-type="float" office:value="0.760412">
                <text:p>0.760412</text:p>
              </table:table-cell>
              <table:table-cell office:value-type="float" office:value="5.21657">
                <text:p>5.21657</text:p>
              </table:table-cell>
              <table:table-cell office:value-type="float" office:value="0.0128605">
                <text:p>0.0128605</text:p>
              </table:table-cell>
              <table:table-cell office:value-type="float" office:value="4.55709">
                <text:p>4.55709</text:p>
              </table:table-cell>
              <table:table-cell office:value-type="float" office:value="0.00025063">
                <text:p>0.00025063</text:p>
              </table:table-cell>
              <table:table-cell office:value-type="float" office:value="4.14039">
                <text:p>4.14039</text:p>
              </table:table-cell>
              <table:table-cell office:value-type="float" office:value="0.0000156644">
                <text:p>0.00001566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59544">
                <text:p>6.59544</text:p>
              </table:table-cell>
              <table:table-cell office:value-type="float" office:value="0.820222">
                <text:p>0.820222</text:p>
              </table:table-cell>
              <table:table-cell office:value-type="float" office:value="5.23481">
                <text:p>5.23481</text:p>
              </table:table-cell>
              <table:table-cell office:value-type="float" office:value="0.0359641">
                <text:p>0.0359641</text:p>
              </table:table-cell>
              <table:table-cell office:value-type="float" office:value="4.57302">
                <text:p>4.57302</text:p>
              </table:table-cell>
              <table:table-cell office:value-type="float" office:value="0.00104221">
                <text:p>0.00104221</text:p>
              </table:table-cell>
              <table:table-cell office:value-type="float" office:value="4.15487">
                <text:p>4.15487</text:p>
              </table:table-cell>
              <table:table-cell office:value-type="float" office:value="0.000404441">
                <text:p>0.0004044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61842">
                <text:p>6.61842</text:p>
              </table:table-cell>
              <table:table-cell office:value-type="float" office:value="0.903777">
                <text:p>0.903777</text:p>
              </table:table-cell>
              <table:table-cell office:value-type="float" office:value="5.25305">
                <text:p>5.25305</text:p>
              </table:table-cell>
              <table:table-cell office:value-type="float" office:value="0.0924229">
                <text:p>0.0924229</text:p>
              </table:table-cell>
              <table:table-cell office:value-type="float" office:value="4.58896">
                <text:p>4.58896</text:p>
              </table:table-cell>
              <table:table-cell office:value-type="float" office:value="0.00536031">
                <text:p>0.00536031</text:p>
              </table:table-cell>
              <table:table-cell office:value-type="float" office:value="4.16935">
                <text:p>4.16935</text:p>
              </table:table-cell>
              <table:table-cell office:value-type="float" office:value="0.00270333">
                <text:p>0.00270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6414">
                <text:p>6.6414</text:p>
              </table:table-cell>
              <table:table-cell office:value-type="float" office:value="0.98809">
                <text:p>0.98809</text:p>
              </table:table-cell>
              <table:table-cell office:value-type="float" office:value="5.27129">
                <text:p>5.27129</text:p>
              </table:table-cell>
              <table:table-cell office:value-type="float" office:value="0.217718">
                <text:p>0.217718</text:p>
              </table:table-cell>
              <table:table-cell office:value-type="float" office:value="4.60489">
                <text:p>4.60489</text:p>
              </table:table-cell>
              <table:table-cell office:value-type="float" office:value="0.0215999">
                <text:p>0.0215999</text:p>
              </table:table-cell>
              <table:table-cell office:value-type="float" office:value="4.18382">
                <text:p>4.18382</text:p>
              </table:table-cell>
              <table:table-cell office:value-type="float" office:value="0.0140369">
                <text:p>0.01403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66438">
                <text:p>6.66438</text:p>
              </table:table-cell>
              <table:table-cell office:value-type="float" office:value="1.08012">
                <text:p>1.08012</text:p>
              </table:table-cell>
              <table:table-cell office:value-type="float" office:value="5.28953">
                <text:p>5.28953</text:p>
              </table:table-cell>
              <table:table-cell office:value-type="float" office:value="0.459038">
                <text:p>0.459038</text:p>
              </table:table-cell>
              <table:table-cell office:value-type="float" office:value="4.62083">
                <text:p>4.62083</text:p>
              </table:table-cell>
              <table:table-cell office:value-type="float" office:value="0.0809144">
                <text:p>0.0809144</text:p>
              </table:table-cell>
              <table:table-cell office:value-type="float" office:value="4.1983">
                <text:p>4.1983</text:p>
              </table:table-cell>
              <table:table-cell office:value-type="float" office:value="0.0616723">
                <text:p>0.06167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68737">
                <text:p>6.68737</text:p>
              </table:table-cell>
              <table:table-cell office:value-type="float" office:value="1.16442">
                <text:p>1.16442</text:p>
              </table:table-cell>
              <table:table-cell office:value-type="float" office:value="5.30777">
                <text:p>5.30777</text:p>
              </table:table-cell>
              <table:table-cell office:value-type="float" office:value="0.852813">
                <text:p>0.852813</text:p>
              </table:table-cell>
              <table:table-cell office:value-type="float" office:value="4.63676">
                <text:p>4.63676</text:p>
              </table:table-cell>
              <table:table-cell office:value-type="float" office:value="0.261171">
                <text:p>0.261171</text:p>
              </table:table-cell>
              <table:table-cell office:value-type="float" office:value="4.21278">
                <text:p>4.21278</text:p>
              </table:table-cell>
              <table:table-cell office:value-type="float" office:value="0.220213">
                <text:p>0.2202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71035">
                <text:p>6.71035</text:p>
              </table:table-cell>
              <table:table-cell office:value-type="float" office:value="1.26551">
                <text:p>1.26551</text:p>
              </table:table-cell>
              <table:table-cell office:value-type="float" office:value="5.32601">
                <text:p>5.32601</text:p>
              </table:table-cell>
              <table:table-cell office:value-type="float" office:value="1.4707">
                <text:p>1.4707</text:p>
              </table:table-cell>
              <table:table-cell office:value-type="float" office:value="4.65269">
                <text:p>4.65269</text:p>
              </table:table-cell>
              <table:table-cell office:value-type="float" office:value="0.74654">
                <text:p>0.74654</text:p>
              </table:table-cell>
              <table:table-cell office:value-type="float" office:value="4.22725">
                <text:p>4.22725</text:p>
              </table:table-cell>
              <table:table-cell office:value-type="float" office:value="0.649208">
                <text:p>0.6492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73333">
                <text:p>6.73333</text:p>
              </table:table-cell>
              <table:table-cell office:value-type="float" office:value="1.40844">
                <text:p>1.40844</text:p>
              </table:table-cell>
              <table:table-cell office:value-type="float" office:value="5.34424">
                <text:p>5.34424</text:p>
              </table:table-cell>
              <table:table-cell office:value-type="float" office:value="2.3127">
                <text:p>2.3127</text:p>
              </table:table-cell>
              <table:table-cell office:value-type="float" office:value="4.66863">
                <text:p>4.66863</text:p>
              </table:table-cell>
              <table:table-cell office:value-type="float" office:value="1.73173">
                <text:p>1.73173</text:p>
              </table:table-cell>
              <table:table-cell office:value-type="float" office:value="4.24173">
                <text:p>4.24173</text:p>
              </table:table-cell>
              <table:table-cell office:value-type="float" office:value="1.63129">
                <text:p>1.631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75631">
                <text:p>6.75631</text:p>
              </table:table-cell>
              <table:table-cell office:value-type="float" office:value="1.58118">
                <text:p>1.58118</text:p>
              </table:table-cell>
              <table:table-cell office:value-type="float" office:value="5.36248">
                <text:p>5.36248</text:p>
              </table:table-cell>
              <table:table-cell office:value-type="float" office:value="3.27161">
                <text:p>3.27161</text:p>
              </table:table-cell>
              <table:table-cell office:value-type="float" office:value="4.68456">
                <text:p>4.68456</text:p>
              </table:table-cell>
              <table:table-cell office:value-type="float" office:value="3.30828">
                <text:p>3.30828</text:p>
              </table:table-cell>
              <table:table-cell office:value-type="float" office:value="4.25621">
                <text:p>4.25621</text:p>
              </table:table-cell>
              <table:table-cell office:value-type="float" office:value="3.26332">
                <text:p>3.263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77929">
                <text:p>6.77929</text:p>
              </table:table-cell>
              <table:table-cell office:value-type="float" office:value="1.86387">
                <text:p>1.86387</text:p>
              </table:table-cell>
              <table:table-cell office:value-type="float" office:value="5.38072">
                <text:p>5.38072</text:p>
              </table:table-cell>
              <table:table-cell office:value-type="float" office:value="4.22881">
                <text:p>4.22881</text:p>
              </table:table-cell>
              <table:table-cell office:value-type="float" office:value="4.7005">
                <text:p>4.7005</text:p>
              </table:table-cell>
              <table:table-cell office:value-type="float" office:value="5.20339">
                <text:p>5.20339</text:p>
              </table:table-cell>
              <table:table-cell office:value-type="float" office:value="4.27068">
                <text:p>4.27068</text:p>
              </table:table-cell>
              <table:table-cell office:value-type="float" office:value="5.29503">
                <text:p>5.295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80227">
                <text:p>6.80227</text:p>
              </table:table-cell>
              <table:table-cell office:value-type="float" office:value="2.44214">
                <text:p>2.44214</text:p>
              </table:table-cell>
              <table:table-cell office:value-type="float" office:value="5.39896">
                <text:p>5.39896</text:p>
              </table:table-cell>
              <table:table-cell office:value-type="float" office:value="5.08566">
                <text:p>5.08566</text:p>
              </table:table-cell>
              <table:table-cell office:value-type="float" office:value="4.71643">
                <text:p>4.71643</text:p>
              </table:table-cell>
              <table:table-cell office:value-type="float" office:value="6.72737">
                <text:p>6.72737</text:p>
              </table:table-cell>
              <table:table-cell office:value-type="float" office:value="4.28516">
                <text:p>4.28516</text:p>
              </table:table-cell>
              <table:table-cell office:value-type="float" office:value="6.96051">
                <text:p>6.960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82525">
                <text:p>6.82525</text:p>
              </table:table-cell>
              <table:table-cell office:value-type="float" office:value="2.37002">
                <text:p>2.37002</text:p>
              </table:table-cell>
              <table:table-cell office:value-type="float" office:value="5.4172">
                <text:p>5.4172</text:p>
              </table:table-cell>
              <table:table-cell office:value-type="float" office:value="5.00164">
                <text:p>5.00164</text:p>
              </table:table-cell>
              <table:table-cell office:value-type="float" office:value="4.73236">
                <text:p>4.73236</text:p>
              </table:table-cell>
              <table:table-cell office:value-type="float" office:value="6.63803">
                <text:p>6.63803</text:p>
              </table:table-cell>
              <table:table-cell office:value-type="float" office:value="4.29964">
                <text:p>4.29964</text:p>
              </table:table-cell>
              <table:table-cell office:value-type="float" office:value="6.83013">
                <text:p>6.830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84823">
                <text:p>6.84823</text:p>
              </table:table-cell>
              <table:table-cell office:value-type="float" office:value="1.82058">
                <text:p>1.82058</text:p>
              </table:table-cell>
              <table:table-cell office:value-type="float" office:value="5.43544">
                <text:p>5.43544</text:p>
              </table:table-cell>
              <table:table-cell office:value-type="float" office:value="4.12844">
                <text:p>4.12844</text:p>
              </table:table-cell>
              <table:table-cell office:value-type="float" office:value="4.7483">
                <text:p>4.7483</text:p>
              </table:table-cell>
              <table:table-cell office:value-type="float" office:value="5.00124">
                <text:p>5.00124</text:p>
              </table:table-cell>
              <table:table-cell office:value-type="float" office:value="4.31411">
                <text:p>4.31411</text:p>
              </table:table-cell>
              <table:table-cell office:value-type="float" office:value="5.11412">
                <text:p>5.114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87121">
                <text:p>6.87121</text:p>
              </table:table-cell>
              <table:table-cell office:value-type="float" office:value="1.55067">
                <text:p>1.55067</text:p>
              </table:table-cell>
              <table:table-cell office:value-type="float" office:value="5.45368">
                <text:p>5.45368</text:p>
              </table:table-cell>
              <table:table-cell office:value-type="float" office:value="3.20818">
                <text:p>3.20818</text:p>
              </table:table-cell>
              <table:table-cell office:value-type="float" office:value="4.76423">
                <text:p>4.76423</text:p>
              </table:table-cell>
              <table:table-cell office:value-type="float" office:value="3.14096">
                <text:p>3.14096</text:p>
              </table:table-cell>
              <table:table-cell office:value-type="float" office:value="4.32859">
                <text:p>4.32859</text:p>
              </table:table-cell>
              <table:table-cell office:value-type="float" office:value="3.0945">
                <text:p>3.09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89419">
                <text:p>6.89419</text:p>
              </table:table-cell>
              <table:table-cell office:value-type="float" office:value="1.39051">
                <text:p>1.39051</text:p>
              </table:table-cell>
              <table:table-cell office:value-type="float" office:value="5.47192">
                <text:p>5.47192</text:p>
              </table:table-cell>
              <table:table-cell office:value-type="float" office:value="2.2155">
                <text:p>2.2155</text:p>
              </table:table-cell>
              <table:table-cell office:value-type="float" office:value="4.78017">
                <text:p>4.78017</text:p>
              </table:table-cell>
              <table:table-cell office:value-type="float" office:value="1.6129">
                <text:p>1.6129</text:p>
              </table:table-cell>
              <table:table-cell office:value-type="float" office:value="4.34307">
                <text:p>4.34307</text:p>
              </table:table-cell>
              <table:table-cell office:value-type="float" office:value="1.50313">
                <text:p>1.503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91717">
                <text:p>6.91717</text:p>
              </table:table-cell>
              <table:table-cell office:value-type="float" office:value="1.2431">
                <text:p>1.2431</text:p>
              </table:table-cell>
              <table:table-cell office:value-type="float" office:value="5.49016">
                <text:p>5.49016</text:p>
              </table:table-cell>
              <table:table-cell office:value-type="float" office:value="1.37722">
                <text:p>1.37722</text:p>
              </table:table-cell>
              <table:table-cell office:value-type="float" office:value="4.7961">
                <text:p>4.7961</text:p>
              </table:table-cell>
              <table:table-cell office:value-type="float" office:value="0.670843">
                <text:p>0.670843</text:p>
              </table:table-cell>
              <table:table-cell office:value-type="float" office:value="4.35755">
                <text:p>4.35755</text:p>
              </table:table-cell>
              <table:table-cell office:value-type="float" office:value="0.585891">
                <text:p>0.5858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94015">
                <text:p>6.94015</text:p>
              </table:table-cell>
              <table:table-cell office:value-type="float" office:value="1.11831">
                <text:p>1.11831</text:p>
              </table:table-cell>
              <table:table-cell office:value-type="float" office:value="5.5084">
                <text:p>5.5084</text:p>
              </table:table-cell>
              <table:table-cell office:value-type="float" office:value="0.775705">
                <text:p>0.775705</text:p>
              </table:table-cell>
              <table:table-cell office:value-type="float" office:value="4.81203">
                <text:p>4.81203</text:p>
              </table:table-cell>
              <table:table-cell office:value-type="float" office:value="0.233459">
                <text:p>0.233459</text:p>
              </table:table-cell>
              <table:table-cell office:value-type="float" office:value="4.37202">
                <text:p>4.37202</text:p>
              </table:table-cell>
              <table:table-cell office:value-type="float" office:value="0.184739">
                <text:p>0.1847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96313">
                <text:p>6.96313</text:p>
              </table:table-cell>
              <table:table-cell office:value-type="float" office:value="1.00916">
                <text:p>1.00916</text:p>
              </table:table-cell>
              <table:table-cell office:value-type="float" office:value="5.52664">
                <text:p>5.52664</text:p>
              </table:table-cell>
              <table:table-cell office:value-type="float" office:value="0.407794">
                <text:p>0.407794</text:p>
              </table:table-cell>
              <table:table-cell office:value-type="float" office:value="4.82797">
                <text:p>4.82797</text:p>
              </table:table-cell>
              <table:table-cell office:value-type="float" office:value="0.0660258">
                <text:p>0.0660258</text:p>
              </table:table-cell>
              <table:table-cell office:value-type="float" office:value="4.3865">
                <text:p>4.3865</text:p>
              </table:table-cell>
              <table:table-cell office:value-type="float" office:value="0.0470456">
                <text:p>0.04704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98611">
                <text:p>6.98611</text:p>
              </table:table-cell>
              <table:table-cell office:value-type="float" office:value="0.922629">
                <text:p>0.922629</text:p>
              </table:table-cell>
              <table:table-cell office:value-type="float" office:value="5.54488">
                <text:p>5.54488</text:p>
              </table:table-cell>
              <table:table-cell office:value-type="float" office:value="0.187321">
                <text:p>0.187321</text:p>
              </table:table-cell>
              <table:table-cell office:value-type="float" office:value="4.8439">
                <text:p>4.8439</text:p>
              </table:table-cell>
              <table:table-cell office:value-type="float" office:value="0.0155003">
                <text:p>0.0155003</text:p>
              </table:table-cell>
              <table:table-cell office:value-type="float" office:value="4.40098">
                <text:p>4.40098</text:p>
              </table:table-cell>
              <table:table-cell office:value-type="float" office:value="0.00998231">
                <text:p>0.009982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00909">
                <text:p>7.00909</text:p>
              </table:table-cell>
              <table:table-cell office:value-type="float" office:value="0.839994">
                <text:p>0.839994</text:p>
              </table:table-cell>
              <table:table-cell office:value-type="float" office:value="5.56312">
                <text:p>5.56312</text:p>
              </table:table-cell>
              <table:table-cell office:value-type="float" office:value="0.0777793">
                <text:p>0.0777793</text:p>
              </table:table-cell>
              <table:table-cell office:value-type="float" office:value="4.85983">
                <text:p>4.85983</text:p>
              </table:table-cell>
              <table:table-cell office:value-type="float" office:value="0.00342962">
                <text:p>0.00342962</text:p>
              </table:table-cell>
              <table:table-cell office:value-type="float" office:value="4.41545">
                <text:p>4.41545</text:p>
              </table:table-cell>
              <table:table-cell office:value-type="float" office:value="0.00217622">
                <text:p>0.002176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03207">
                <text:p>7.03207</text:p>
              </table:table-cell>
              <table:table-cell office:value-type="float" office:value="0.757091">
                <text:p>0.757091</text:p>
              </table:table-cell>
              <table:table-cell office:value-type="float" office:value="5.58136">
                <text:p>5.58136</text:p>
              </table:table-cell>
              <table:table-cell office:value-type="float" office:value="0.0293378">
                <text:p>0.0293378</text:p>
              </table:table-cell>
              <table:table-cell office:value-type="float" office:value="4.87577">
                <text:p>4.87577</text:p>
              </table:table-cell>
              <table:table-cell office:value-type="float" office:value="0.000793653">
                <text:p>0.000793653</text:p>
              </table:table-cell>
              <table:table-cell office:value-type="float" office:value="4.42993">
                <text:p>4.42993</text:p>
              </table:table-cell>
              <table:table-cell office:value-type="float" office:value="0.000574715">
                <text:p>0.0005747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05506">
                <text:p>7.05506</text:p>
              </table:table-cell>
              <table:table-cell office:value-type="float" office:value="0.696687">
                <text:p>0.696687</text:p>
              </table:table-cell>
              <table:table-cell office:value-type="float" office:value="5.5996">
                <text:p>5.5996</text:p>
              </table:table-cell>
              <table:table-cell office:value-type="float" office:value="0.0107806">
                <text:p>0.0107806</text:p>
              </table:table-cell>
              <table:table-cell office:value-type="float" office:value="4.8917">
                <text:p>4.8917</text:p>
              </table:table-cell>
              <table:table-cell office:value-type="float" office:value="0.000040784">
                <text:p>0.000040784</text:p>
              </table:table-cell>
              <table:table-cell office:value-type="float" office:value="4.44441">
                <text:p>4.44441</text:p>
              </table:table-cell>
              <table:table-cell office:value-type="float" office:value="0.000149541">
                <text:p>0.0001495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07804">
                <text:p>7.07804</text:p>
              </table:table-cell>
              <table:table-cell office:value-type="float" office:value="0.635172">
                <text:p>0.635172</text:p>
              </table:table-cell>
              <table:table-cell office:value-type="float" office:value="5.61784">
                <text:p>5.61784</text:p>
              </table:table-cell>
              <table:table-cell office:value-type="float" office:value="0.00366027">
                <text:p>0.00366027</text:p>
              </table:table-cell>
              <table:table-cell office:value-type="float" office:value="4.90764">
                <text:p>4.90764</text:p>
              </table:table-cell>
              <table:table-cell office:value-type="float" office:value="0">
                <text:p>0</text:p>
              </table:table-cell>
              <table:table-cell office:value-type="float" office:value="4.45888">
                <text:p>4.45888</text:p>
              </table:table-cell>
              <table:table-cell office:value-type="float" office:value="0.0000270131">
                <text:p>0.00002701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10102">
                <text:p>7.10102</text:p>
              </table:table-cell>
              <table:table-cell office:value-type="float" office:value="0.5841">
                <text:p>0.5841</text:p>
              </table:table-cell>
              <table:table-cell office:value-type="float" office:value="5.63608">
                <text:p>5.63608</text:p>
              </table:table-cell>
              <table:table-cell office:value-type="float" office:value="0.00101986">
                <text:p>0.00101986</text:p>
              </table:table-cell>
              <table:table-cell office:value-type="float" office:value="4.92357">
                <text:p>4.92357</text:p>
              </table:table-cell>
              <table:table-cell office:value-type="float" office:value="0">
                <text:p>0</text:p>
              </table:table-cell>
              <table:table-cell office:value-type="float" office:value="4.47336">
                <text:p>4.47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124">
                <text:p>7.124</text:p>
              </table:table-cell>
              <table:table-cell office:value-type="float" office:value="0.528993">
                <text:p>0.528993</text:p>
              </table:table-cell>
              <table:table-cell office:value-type="float" office:value="5.65432">
                <text:p>5.65432</text:p>
              </table:table-cell>
              <table:table-cell office:value-type="float" office:value="0.000573312">
                <text:p>0.000573312</text:p>
              </table:table-cell>
              <table:table-cell office:value-type="float" office:value="4.9395">
                <text:p>4.9395</text:p>
              </table:table-cell>
              <table:table-cell office:value-type="float" office:value="0">
                <text:p>0</text:p>
              </table:table-cell>
              <table:table-cell office:value-type="float" office:value="4.48784">
                <text:p>4.48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14698">
                <text:p>7.14698</text:p>
              </table:table-cell>
              <table:table-cell office:value-type="float" office:value="0.492108">
                <text:p>0.492108</text:p>
              </table:table-cell>
              <table:table-cell office:value-type="float" office:value="5.67256">
                <text:p>5.67256</text:p>
              </table:table-cell>
              <table:table-cell office:value-type="float" office:value="0.000211956">
                <text:p>0.000211956</text:p>
              </table:table-cell>
              <table:table-cell office:value-type="float" office:value="4.95544">
                <text:p>4.95544</text:p>
              </table:table-cell>
              <table:table-cell office:value-type="float" office:value="0">
                <text:p>0</text:p>
              </table:table-cell>
              <table:table-cell office:value-type="float" office:value="4.50231">
                <text:p>4.50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16996">
                <text:p>7.16996</text:p>
              </table:table-cell>
              <table:table-cell office:value-type="float" office:value="0.47627">
                <text:p>0.47627</text:p>
              </table:table-cell>
              <table:table-cell office:value-type="float" office:value="5.6908">
                <text:p>5.6908</text:p>
              </table:table-cell>
              <table:table-cell office:value-type="float" office:value="0.000250086">
                <text:p>0.000250086</text:p>
              </table:table-cell>
              <table:table-cell office:value-type="float" office:value="4.97137">
                <text:p>4.97137</text:p>
              </table:table-cell>
              <table:table-cell office:value-type="float" office:value="0">
                <text:p>0</text:p>
              </table:table-cell>
              <table:table-cell office:value-type="float" office:value="4.51679">
                <text:p>4.51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19294">
                <text:p>7.19294</text:p>
              </table:table-cell>
              <table:table-cell office:value-type="float" office:value="0.457237">
                <text:p>0.457237</text:p>
              </table:table-cell>
              <table:table-cell office:value-type="float" office:value="5.70904">
                <text:p>5.70904</text:p>
              </table:table-cell>
              <table:table-cell office:value-type="float" office:value="0.000353119">
                <text:p>0.000353119</text:p>
              </table:table-cell>
              <table:table-cell office:value-type="float" office:value="4.98731">
                <text:p>4.98731</text:p>
              </table:table-cell>
              <table:table-cell office:value-type="float" office:value="0">
                <text:p>0</text:p>
              </table:table-cell>
              <table:table-cell office:value-type="float" office:value="4.53127">
                <text:p>4.53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21592">
                <text:p>7.21592</text:p>
              </table:table-cell>
              <table:table-cell office:value-type="float" office:value="0.439592">
                <text:p>0.439592</text:p>
              </table:table-cell>
              <table:table-cell office:value-type="float" office:value="5.72728">
                <text:p>5.72728</text:p>
              </table:table-cell>
              <table:table-cell office:value-type="float" office:value="0.000753728">
                <text:p>0.000753728</text:p>
              </table:table-cell>
              <table:table-cell office:value-type="float" office:value="5.00324">
                <text:p>5.00324</text:p>
              </table:table-cell>
              <table:table-cell office:value-type="float" office:value="0.0000259906">
                <text:p>0.0000259906</text:p>
              </table:table-cell>
              <table:table-cell office:value-type="float" office:value="4.54574">
                <text:p>4.54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2389">
                <text:p>7.2389</text:p>
              </table:table-cell>
              <table:table-cell office:value-type="float" office:value="0.42295">
                <text:p>0.42295</text:p>
              </table:table-cell>
              <table:table-cell office:value-type="float" office:value="5.74552">
                <text:p>5.74552</text:p>
              </table:table-cell>
              <table:table-cell office:value-type="float" office:value="0.00275045">
                <text:p>0.00275045</text:p>
              </table:table-cell>
              <table:table-cell office:value-type="float" office:value="5.01917">
                <text:p>5.01917</text:p>
              </table:table-cell>
              <table:table-cell office:value-type="float" office:value="0.0000645646">
                <text:p>0.0000645646</text:p>
              </table:table-cell>
              <table:table-cell office:value-type="float" office:value="4.56022">
                <text:p>4.56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26188">
                <text:p>7.26188</text:p>
              </table:table-cell>
              <table:table-cell office:value-type="float" office:value="0.414965">
                <text:p>0.414965</text:p>
              </table:table-cell>
              <table:table-cell office:value-type="float" office:value="5.76376">
                <text:p>5.76376</text:p>
              </table:table-cell>
              <table:table-cell office:value-type="float" office:value="0.00781428">
                <text:p>0.00781428</text:p>
              </table:table-cell>
              <table:table-cell office:value-type="float" office:value="5.03511">
                <text:p>5.03511</text:p>
              </table:table-cell>
              <table:table-cell office:value-type="float" office:value="0.000282289">
                <text:p>0.000282289</text:p>
              </table:table-cell>
              <table:table-cell office:value-type="float" office:value="4.5747">
                <text:p>4.5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28486">
                <text:p>7.28486</text:p>
              </table:table-cell>
              <table:table-cell office:value-type="float" office:value="0.420333">
                <text:p>0.420333</text:p>
              </table:table-cell>
              <table:table-cell office:value-type="float" office:value="5.782">
                <text:p>5.782</text:p>
              </table:table-cell>
              <table:table-cell office:value-type="float" office:value="0.0199035">
                <text:p>0.0199035</text:p>
              </table:table-cell>
              <table:table-cell office:value-type="float" office:value="5.05104">
                <text:p>5.05104</text:p>
              </table:table-cell>
              <table:table-cell office:value-type="float" office:value="0.000956288">
                <text:p>0.000956288</text:p>
              </table:table-cell>
              <table:table-cell office:value-type="float" office:value="4.58918">
                <text:p>4.58918</text:p>
              </table:table-cell>
              <table:table-cell office:value-type="float" office:value="0.000165757">
                <text:p>0.0001657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30784">
                <text:p>7.30784</text:p>
              </table:table-cell>
              <table:table-cell office:value-type="float" office:value="0.425613">
                <text:p>0.425613</text:p>
              </table:table-cell>
              <table:table-cell office:value-type="float" office:value="5.80024">
                <text:p>5.80024</text:p>
              </table:table-cell>
              <table:table-cell office:value-type="float" office:value="0.0555218">
                <text:p>0.0555218</text:p>
              </table:table-cell>
              <table:table-cell office:value-type="float" office:value="5.06697">
                <text:p>5.06697</text:p>
              </table:table-cell>
              <table:table-cell office:value-type="float" office:value="0.00504283">
                <text:p>0.00504283</text:p>
              </table:table-cell>
              <table:table-cell office:value-type="float" office:value="4.60365">
                <text:p>4.60365</text:p>
              </table:table-cell>
              <table:table-cell office:value-type="float" office:value="0.00112767">
                <text:p>0.001127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33082">
                <text:p>7.33082</text:p>
              </table:table-cell>
              <table:table-cell office:value-type="float" office:value="0.434406">
                <text:p>0.434406</text:p>
              </table:table-cell>
              <table:table-cell office:value-type="float" office:value="5.81848">
                <text:p>5.81848</text:p>
              </table:table-cell>
              <table:table-cell office:value-type="float" office:value="0.128089">
                <text:p>0.128089</text:p>
              </table:table-cell>
              <table:table-cell office:value-type="float" office:value="5.08291">
                <text:p>5.08291</text:p>
              </table:table-cell>
              <table:table-cell office:value-type="float" office:value="0.0202717">
                <text:p>0.0202717</text:p>
              </table:table-cell>
              <table:table-cell office:value-type="float" office:value="4.61813">
                <text:p>4.61813</text:p>
              </table:table-cell>
              <table:table-cell office:value-type="float" office:value="0.00754208">
                <text:p>0.007542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3538">
                <text:p>7.3538</text:p>
              </table:table-cell>
              <table:table-cell office:value-type="float" office:value="0.458372">
                <text:p>0.458372</text:p>
              </table:table-cell>
              <table:table-cell office:value-type="float" office:value="5.83672">
                <text:p>5.83672</text:p>
              </table:table-cell>
              <table:table-cell office:value-type="float" office:value="0.269333">
                <text:p>0.269333</text:p>
              </table:table-cell>
              <table:table-cell office:value-type="float" office:value="5.09884">
                <text:p>5.09884</text:p>
              </table:table-cell>
              <table:table-cell office:value-type="float" office:value="0.0842595">
                <text:p>0.0842595</text:p>
              </table:table-cell>
              <table:table-cell office:value-type="float" office:value="4.63261">
                <text:p>4.63261</text:p>
              </table:table-cell>
              <table:table-cell office:value-type="float" office:value="0.0413415">
                <text:p>0.04134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37678">
                <text:p>7.37678</text:p>
              </table:table-cell>
              <table:table-cell office:value-type="float" office:value="0.480415">
                <text:p>0.480415</text:p>
              </table:table-cell>
              <table:table-cell office:value-type="float" office:value="5.85496">
                <text:p>5.85496</text:p>
              </table:table-cell>
              <table:table-cell office:value-type="float" office:value="0.498769">
                <text:p>0.498769</text:p>
              </table:table-cell>
              <table:table-cell office:value-type="float" office:value="5.11478">
                <text:p>5.11478</text:p>
              </table:table-cell>
              <table:table-cell office:value-type="float" office:value="0.274807">
                <text:p>0.274807</text:p>
              </table:table-cell>
              <table:table-cell office:value-type="float" office:value="4.64708">
                <text:p>4.64708</text:p>
              </table:table-cell>
              <table:table-cell office:value-type="float" office:value="0.186135">
                <text:p>0.1861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39977">
                <text:p>7.39977</text:p>
              </table:table-cell>
              <table:table-cell office:value-type="float" office:value="0.525581">
                <text:p>0.525581</text:p>
              </table:table-cell>
              <table:table-cell office:value-type="float" office:value="5.8732">
                <text:p>5.8732</text:p>
              </table:table-cell>
              <table:table-cell office:value-type="float" office:value="0.832012">
                <text:p>0.832012</text:p>
              </table:table-cell>
              <table:table-cell office:value-type="float" office:value="5.13071">
                <text:p>5.13071</text:p>
              </table:table-cell>
              <table:table-cell office:value-type="float" office:value="0.694806">
                <text:p>0.694806</text:p>
              </table:table-cell>
              <table:table-cell office:value-type="float" office:value="4.66156">
                <text:p>4.66156</text:p>
              </table:table-cell>
              <table:table-cell office:value-type="float" office:value="0.583946">
                <text:p>0.5839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42275">
                <text:p>7.42275</text:p>
              </table:table-cell>
              <table:table-cell office:value-type="float" office:value="0.588171">
                <text:p>0.588171</text:p>
              </table:table-cell>
              <table:table-cell office:value-type="float" office:value="5.89144">
                <text:p>5.89144</text:p>
              </table:table-cell>
              <table:table-cell office:value-type="float" office:value="1.18635">
                <text:p>1.18635</text:p>
              </table:table-cell>
              <table:table-cell office:value-type="float" office:value="5.14664">
                <text:p>5.14664</text:p>
              </table:table-cell>
              <table:table-cell office:value-type="float" office:value="1.33681">
                <text:p>1.33681</text:p>
              </table:table-cell>
              <table:table-cell office:value-type="float" office:value="4.67604">
                <text:p>4.67604</text:p>
              </table:table-cell>
              <table:table-cell office:value-type="float" office:value="1.34243">
                <text:p>1.342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44573">
                <text:p>7.44573</text:p>
              </table:table-cell>
              <table:table-cell office:value-type="float" office:value="0.713363">
                <text:p>0.713363</text:p>
              </table:table-cell>
              <table:table-cell office:value-type="float" office:value="5.90968">
                <text:p>5.90968</text:p>
              </table:table-cell>
              <table:table-cell office:value-type="float" office:value="1.51343">
                <text:p>1.51343</text:p>
              </table:table-cell>
              <table:table-cell office:value-type="float" office:value="5.16258">
                <text:p>5.16258</text:p>
              </table:table-cell>
              <table:table-cell office:value-type="float" office:value="1.9657">
                <text:p>1.9657</text:p>
              </table:table-cell>
              <table:table-cell office:value-type="float" office:value="4.69051">
                <text:p>4.69051</text:p>
              </table:table-cell>
              <table:table-cell office:value-type="float" office:value="2.15371">
                <text:p>2.153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46871">
                <text:p>7.46871</text:p>
              </table:table-cell>
              <table:table-cell office:value-type="float" office:value="0.818276">
                <text:p>0.818276</text:p>
              </table:table-cell>
              <table:table-cell office:value-type="float" office:value="5.92792">
                <text:p>5.92792</text:p>
              </table:table-cell>
              <table:table-cell office:value-type="float" office:value="1.63838">
                <text:p>1.63838</text:p>
              </table:table-cell>
              <table:table-cell office:value-type="float" office:value="5.17851">
                <text:p>5.17851</text:p>
              </table:table-cell>
              <table:table-cell office:value-type="float" office:value="2.14833">
                <text:p>2.14833</text:p>
              </table:table-cell>
              <table:table-cell office:value-type="float" office:value="4.70499">
                <text:p>4.70499</text:p>
              </table:table-cell>
              <table:table-cell office:value-type="float" office:value="2.38269">
                <text:p>2.382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49169">
                <text:p>7.49169</text:p>
              </table:table-cell>
              <table:table-cell office:value-type="float" office:value="0.657389">
                <text:p>0.657389</text:p>
              </table:table-cell>
              <table:table-cell office:value-type="float" office:value="5.94616">
                <text:p>5.94616</text:p>
              </table:table-cell>
              <table:table-cell office:value-type="float" office:value="1.33771">
                <text:p>1.33771</text:p>
              </table:table-cell>
              <table:table-cell office:value-type="float" office:value="5.19445">
                <text:p>5.19445</text:p>
              </table:table-cell>
              <table:table-cell office:value-type="float" office:value="1.65883">
                <text:p>1.65883</text:p>
              </table:table-cell>
              <table:table-cell office:value-type="float" office:value="4.71947">
                <text:p>4.71947</text:p>
              </table:table-cell>
              <table:table-cell office:value-type="float" office:value="1.74629">
                <text:p>1.746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51467">
                <text:p>7.51467</text:p>
              </table:table-cell>
              <table:table-cell office:value-type="float" office:value="0.58457">
                <text:p>0.58457</text:p>
              </table:table-cell>
              <table:table-cell office:value-type="float" office:value="5.9644">
                <text:p>5.9644</text:p>
              </table:table-cell>
              <table:table-cell office:value-type="float" office:value="1.00642">
                <text:p>1.00642</text:p>
              </table:table-cell>
              <table:table-cell office:value-type="float" office:value="5.21038">
                <text:p>5.21038</text:p>
              </table:table-cell>
              <table:table-cell office:value-type="float" office:value="0.987317">
                <text:p>0.987317</text:p>
              </table:table-cell>
              <table:table-cell office:value-type="float" office:value="4.73394">
                <text:p>4.73394</text:p>
              </table:table-cell>
              <table:table-cell office:value-type="float" office:value="0.931094">
                <text:p>0.9310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53765">
                <text:p>7.53765</text:p>
              </table:table-cell>
              <table:table-cell office:value-type="float" office:value="0.553512">
                <text:p>0.553512</text:p>
              </table:table-cell>
              <table:table-cell office:value-type="float" office:value="5.98264">
                <text:p>5.98264</text:p>
              </table:table-cell>
              <table:table-cell office:value-type="float" office:value="0.65447">
                <text:p>0.65447</text:p>
              </table:table-cell>
              <table:table-cell office:value-type="float" office:value="5.22631">
                <text:p>5.22631</text:p>
              </table:table-cell>
              <table:table-cell office:value-type="float" office:value="0.453233">
                <text:p>0.453233</text:p>
              </table:table-cell>
              <table:table-cell office:value-type="float" office:value="4.74842">
                <text:p>4.74842</text:p>
              </table:table-cell>
              <table:table-cell office:value-type="float" office:value="0.352501">
                <text:p>0.3525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56063">
                <text:p>7.56063</text:p>
              </table:table-cell>
              <table:table-cell office:value-type="float" office:value="0.52469">
                <text:p>0.52469</text:p>
              </table:table-cell>
              <table:table-cell office:value-type="float" office:value="6.00088">
                <text:p>6.00088</text:p>
              </table:table-cell>
              <table:table-cell office:value-type="float" office:value="0.377433">
                <text:p>0.377433</text:p>
              </table:table-cell>
              <table:table-cell office:value-type="float" office:value="5.24225">
                <text:p>5.24225</text:p>
              </table:table-cell>
              <table:table-cell office:value-type="float" office:value="0.161248">
                <text:p>0.161248</text:p>
              </table:table-cell>
              <table:table-cell office:value-type="float" office:value="4.7629">
                <text:p>4.7629</text:p>
              </table:table-cell>
              <table:table-cell office:value-type="float" office:value="0.0992916">
                <text:p>0.09929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58361">
                <text:p>7.58361</text:p>
              </table:table-cell>
              <table:table-cell office:value-type="float" office:value="0.530857">
                <text:p>0.530857</text:p>
              </table:table-cell>
              <table:table-cell office:value-type="float" office:value="6.01912">
                <text:p>6.01912</text:p>
              </table:table-cell>
              <table:table-cell office:value-type="float" office:value="0.189675">
                <text:p>0.189675</text:p>
              </table:table-cell>
              <table:table-cell office:value-type="float" office:value="5.25818">
                <text:p>5.25818</text:p>
              </table:table-cell>
              <table:table-cell office:value-type="float" office:value="0.0467334">
                <text:p>0.0467334</text:p>
              </table:table-cell>
              <table:table-cell office:value-type="float" office:value="4.77738">
                <text:p>4.77738</text:p>
              </table:table-cell>
              <table:table-cell office:value-type="float" office:value="0.0203311">
                <text:p>0.02033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60659">
                <text:p>7.60659</text:p>
              </table:table-cell>
              <table:table-cell office:value-type="float" office:value="0.524216">
                <text:p>0.524216</text:p>
              </table:table-cell>
              <table:table-cell office:value-type="float" office:value="6.03736">
                <text:p>6.03736</text:p>
              </table:table-cell>
              <table:table-cell office:value-type="float" office:value="0.0835471">
                <text:p>0.0835471</text:p>
              </table:table-cell>
              <table:table-cell office:value-type="float" office:value="5.27412">
                <text:p>5.27412</text:p>
              </table:table-cell>
              <table:table-cell office:value-type="float" office:value="0.0105486">
                <text:p>0.0105486</text:p>
              </table:table-cell>
              <table:table-cell office:value-type="float" office:value="4.79185">
                <text:p>4.79185</text:p>
              </table:table-cell>
              <table:table-cell office:value-type="float" office:value="0.00336808">
                <text:p>0.003368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62957">
                <text:p>7.62957</text:p>
              </table:table-cell>
              <table:table-cell office:value-type="float" office:value="0.538674">
                <text:p>0.538674</text:p>
              </table:table-cell>
              <table:table-cell office:value-type="float" office:value="6.05559">
                <text:p>6.05559</text:p>
              </table:table-cell>
              <table:table-cell office:value-type="float" office:value="0.0318857">
                <text:p>0.0318857</text:p>
              </table:table-cell>
              <table:table-cell office:value-type="float" office:value="5.29005">
                <text:p>5.29005</text:p>
              </table:table-cell>
              <table:table-cell office:value-type="float" office:value="0.00265036">
                <text:p>0.00265036</text:p>
              </table:table-cell>
              <table:table-cell office:value-type="float" office:value="4.80633">
                <text:p>4.80633</text:p>
              </table:table-cell>
              <table:table-cell office:value-type="float" office:value="0.000441726">
                <text:p>0.0004417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65255">
                <text:p>7.65255</text:p>
              </table:table-cell>
              <table:table-cell office:value-type="float" office:value="0.582725">
                <text:p>0.582725</text:p>
              </table:table-cell>
              <table:table-cell office:value-type="float" office:value="6.07383">
                <text:p>6.07383</text:p>
              </table:table-cell>
              <table:table-cell office:value-type="float" office:value="0.0117626">
                <text:p>0.0117626</text:p>
              </table:table-cell>
              <table:table-cell office:value-type="float" office:value="5.30598">
                <text:p>5.30598</text:p>
              </table:table-cell>
              <table:table-cell office:value-type="float" office:value="0.000508405">
                <text:p>0.000508405</text:p>
              </table:table-cell>
              <table:table-cell office:value-type="float" office:value="4.82081">
                <text:p>4.82081</text:p>
              </table:table-cell>
              <table:table-cell office:value-type="float" office:value="0.0000462187">
                <text:p>0.00004621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67553">
                <text:p>7.67553</text:p>
              </table:table-cell>
              <table:table-cell office:value-type="float" office:value="0.623575">
                <text:p>0.623575</text:p>
              </table:table-cell>
              <table:table-cell office:value-type="float" office:value="6.09207">
                <text:p>6.09207</text:p>
              </table:table-cell>
              <table:table-cell office:value-type="float" office:value="0.00375578">
                <text:p>0.00375578</text:p>
              </table:table-cell>
              <table:table-cell office:value-type="float" office:value="5.32192">
                <text:p>5.32192</text:p>
              </table:table-cell>
              <table:table-cell office:value-type="float" office:value="0.000149313">
                <text:p>0.000149313</text:p>
              </table:table-cell>
              <table:table-cell office:value-type="float" office:value="4.83528">
                <text:p>4.83528</text:p>
              </table:table-cell>
              <table:table-cell office:value-type="float" office:value="0.0000344567">
                <text:p>0.00003445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69851">
                <text:p>7.69851</text:p>
              </table:table-cell>
              <table:table-cell office:value-type="float" office:value="0.670789">
                <text:p>0.670789</text:p>
              </table:table-cell>
              <table:table-cell office:value-type="float" office:value="6.11031">
                <text:p>6.11031</text:p>
              </table:table-cell>
              <table:table-cell office:value-type="float" office:value="0.00135864">
                <text:p>0.00135864</text:p>
              </table:table-cell>
              <table:table-cell office:value-type="float" office:value="5.33785">
                <text:p>5.33785</text:p>
              </table:table-cell>
              <table:table-cell office:value-type="float" office:value="0.0000570855">
                <text:p>0.0000570855</text:p>
              </table:table-cell>
              <table:table-cell office:value-type="float" office:value="4.84976">
                <text:p>4.8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72149">
                <text:p>7.72149</text:p>
              </table:table-cell>
              <table:table-cell office:value-type="float" office:value="0.725297">
                <text:p>0.725297</text:p>
              </table:table-cell>
              <table:table-cell office:value-type="float" office:value="6.12855">
                <text:p>6.12855</text:p>
              </table:table-cell>
              <table:table-cell office:value-type="float" office:value="0.000896591">
                <text:p>0.000896591</text:p>
              </table:table-cell>
              <table:table-cell office:value-type="float" office:value="5.35378">
                <text:p>5.35378</text:p>
              </table:table-cell>
              <table:table-cell office:value-type="float" office:value="0.0000567463">
                <text:p>0.0000567463</text:p>
              </table:table-cell>
              <table:table-cell office:value-type="float" office:value="4.86424">
                <text:p>4.86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74447">
                <text:p>7.74447</text:p>
              </table:table-cell>
              <table:table-cell office:value-type="float" office:value="0.788126">
                <text:p>0.788126</text:p>
              </table:table-cell>
              <table:table-cell office:value-type="float" office:value="6.14679">
                <text:p>6.14679</text:p>
              </table:table-cell>
              <table:table-cell office:value-type="float" office:value="0.00039487">
                <text:p>0.00039487</text:p>
              </table:table-cell>
              <table:table-cell office:value-type="float" office:value="5.36972">
                <text:p>5.36972</text:p>
              </table:table-cell>
              <table:table-cell office:value-type="float" office:value="0.000022564">
                <text:p>0.000022564</text:p>
              </table:table-cell>
              <table:table-cell office:value-type="float" office:value="4.87871">
                <text:p>4.87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76746">
                <text:p>7.76746</text:p>
              </table:table-cell>
              <table:table-cell office:value-type="float" office:value="0.864198">
                <text:p>0.864198</text:p>
              </table:table-cell>
              <table:table-cell office:value-type="float" office:value="6.16503">
                <text:p>6.16503</text:p>
              </table:table-cell>
              <table:table-cell office:value-type="float" office:value="0.00067292">
                <text:p>0.00067292</text:p>
              </table:table-cell>
              <table:table-cell office:value-type="float" office:value="5.38565">
                <text:p>5.38565</text:p>
              </table:table-cell>
              <table:table-cell office:value-type="float" office:value="0">
                <text:p>0</text:p>
              </table:table-cell>
              <table:table-cell office:value-type="float" office:value="4.89319">
                <text:p>4.89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79044">
                <text:p>7.79044</text:p>
              </table:table-cell>
              <table:table-cell office:value-type="float" office:value="0.968113">
                <text:p>0.968113</text:p>
              </table:table-cell>
              <table:table-cell office:value-type="float" office:value="6.18327">
                <text:p>6.18327</text:p>
              </table:table-cell>
              <table:table-cell office:value-type="float" office:value="0.00166124">
                <text:p>0.00166124</text:p>
              </table:table-cell>
              <table:table-cell office:value-type="float" office:value="5.40159">
                <text:p>5.40159</text:p>
              </table:table-cell>
              <table:table-cell office:value-type="float" office:value="0">
                <text:p>0</text:p>
              </table:table-cell>
              <table:table-cell office:value-type="float" office:value="4.90767">
                <text:p>4.90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81342">
                <text:p>7.81342</text:p>
              </table:table-cell>
              <table:table-cell office:value-type="float" office:value="1.04328">
                <text:p>1.04328</text:p>
              </table:table-cell>
              <table:table-cell office:value-type="float" office:value="6.20151">
                <text:p>6.20151</text:p>
              </table:table-cell>
              <table:table-cell office:value-type="float" office:value="0.0071047">
                <text:p>0.0071047</text:p>
              </table:table-cell>
              <table:table-cell office:value-type="float" office:value="5.41752">
                <text:p>5.41752</text:p>
              </table:table-cell>
              <table:table-cell office:value-type="float" office:value="0">
                <text:p>0</text:p>
              </table:table-cell>
              <table:table-cell office:value-type="float" office:value="4.92214">
                <text:p>4.92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8364">
                <text:p>7.8364</text:p>
              </table:table-cell>
              <table:table-cell office:value-type="float" office:value="1.14093">
                <text:p>1.14093</text:p>
              </table:table-cell>
              <table:table-cell office:value-type="float" office:value="6.21975">
                <text:p>6.21975</text:p>
              </table:table-cell>
              <table:table-cell office:value-type="float" office:value="0.0179057">
                <text:p>0.0179057</text:p>
              </table:table-cell>
              <table:table-cell office:value-type="float" office:value="5.43345">
                <text:p>5.43345</text:p>
              </table:table-cell>
              <table:table-cell office:value-type="float" office:value="0.000352604">
                <text:p>0.000352604</text:p>
              </table:table-cell>
              <table:table-cell office:value-type="float" office:value="4.93662">
                <text:p>4.93662</text:p>
              </table:table-cell>
              <table:table-cell office:value-type="float" office:value="0.0000220377">
                <text:p>0.00002203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85938">
                <text:p>7.85938</text:p>
              </table:table-cell>
              <table:table-cell office:value-type="float" office:value="1.26416">
                <text:p>1.26416</text:p>
              </table:table-cell>
              <table:table-cell office:value-type="float" office:value="6.23799">
                <text:p>6.23799</text:p>
              </table:table-cell>
              <table:table-cell office:value-type="float" office:value="0.0564377">
                <text:p>0.0564377</text:p>
              </table:table-cell>
              <table:table-cell office:value-type="float" office:value="5.44939">
                <text:p>5.44939</text:p>
              </table:table-cell>
              <table:table-cell office:value-type="float" office:value="0.00147886">
                <text:p>0.00147886</text:p>
              </table:table-cell>
              <table:table-cell office:value-type="float" office:value="4.9511">
                <text:p>4.9511</text:p>
              </table:table-cell>
              <table:table-cell office:value-type="float" office:value="0.000306727">
                <text:p>0.0003067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88236">
                <text:p>7.88236</text:p>
              </table:table-cell>
              <table:table-cell office:value-type="float" office:value="1.40122">
                <text:p>1.40122</text:p>
              </table:table-cell>
              <table:table-cell office:value-type="float" office:value="6.25623">
                <text:p>6.25623</text:p>
              </table:table-cell>
              <table:table-cell office:value-type="float" office:value="0.15124">
                <text:p>0.15124</text:p>
              </table:table-cell>
              <table:table-cell office:value-type="float" office:value="5.46532">
                <text:p>5.46532</text:p>
              </table:table-cell>
              <table:table-cell office:value-type="float" office:value="0.00735125">
                <text:p>0.00735125</text:p>
              </table:table-cell>
              <table:table-cell office:value-type="float" office:value="4.96557">
                <text:p>4.96557</text:p>
              </table:table-cell>
              <table:table-cell office:value-type="float" office:value="0.00233062">
                <text:p>0.002330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90534">
                <text:p>7.90534</text:p>
              </table:table-cell>
              <table:table-cell office:value-type="float" office:value="1.52479">
                <text:p>1.52479</text:p>
              </table:table-cell>
              <table:table-cell office:value-type="float" office:value="6.27447">
                <text:p>6.27447</text:p>
              </table:table-cell>
              <table:table-cell office:value-type="float" office:value="0.364194">
                <text:p>0.364194</text:p>
              </table:table-cell>
              <table:table-cell office:value-type="float" office:value="5.48126">
                <text:p>5.48126</text:p>
              </table:table-cell>
              <table:table-cell office:value-type="float" office:value="0.0361314">
                <text:p>0.0361314</text:p>
              </table:table-cell>
              <table:table-cell office:value-type="float" office:value="4.98005">
                <text:p>4.98005</text:p>
              </table:table-cell>
              <table:table-cell office:value-type="float" office:value="0.0171075">
                <text:p>0.01710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92832">
                <text:p>7.92832</text:p>
              </table:table-cell>
              <table:table-cell office:value-type="float" office:value="1.67063">
                <text:p>1.67063</text:p>
              </table:table-cell>
              <table:table-cell office:value-type="float" office:value="6.29271">
                <text:p>6.29271</text:p>
              </table:table-cell>
              <table:table-cell office:value-type="float" office:value="0.795306">
                <text:p>0.795306</text:p>
              </table:table-cell>
              <table:table-cell office:value-type="float" office:value="5.49719">
                <text:p>5.49719</text:p>
              </table:table-cell>
              <table:table-cell office:value-type="float" office:value="0.157016">
                <text:p>0.157016</text:p>
              </table:table-cell>
              <table:table-cell office:value-type="float" office:value="4.99453">
                <text:p>4.99453</text:p>
              </table:table-cell>
              <table:table-cell office:value-type="float" office:value="0.0933096">
                <text:p>0.09330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9513">
                <text:p>7.9513</text:p>
              </table:table-cell>
              <table:table-cell office:value-type="float" office:value="1.84235">
                <text:p>1.84235</text:p>
              </table:table-cell>
              <table:table-cell office:value-type="float" office:value="6.31095">
                <text:p>6.31095</text:p>
              </table:table-cell>
              <table:table-cell office:value-type="float" office:value="1.57827">
                <text:p>1.57827</text:p>
              </table:table-cell>
              <table:table-cell office:value-type="float" office:value="5.51312">
                <text:p>5.51312</text:p>
              </table:table-cell>
              <table:table-cell office:value-type="float" office:value="0.564118">
                <text:p>0.564118</text:p>
              </table:table-cell>
              <table:table-cell office:value-type="float" office:value="5.00901">
                <text:p>5.00901</text:p>
              </table:table-cell>
              <table:table-cell office:value-type="float" office:value="0.405065">
                <text:p>0.4050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97428">
                <text:p>7.97428</text:p>
              </table:table-cell>
              <table:table-cell office:value-type="float" office:value="2.03236">
                <text:p>2.03236</text:p>
              </table:table-cell>
              <table:table-cell office:value-type="float" office:value="6.32919">
                <text:p>6.32919</text:p>
              </table:table-cell>
              <table:table-cell office:value-type="float" office:value="2.75991">
                <text:p>2.75991</text:p>
              </table:table-cell>
              <table:table-cell office:value-type="float" office:value="5.52906">
                <text:p>5.52906</text:p>
              </table:table-cell>
              <table:table-cell office:value-type="float" office:value="1.62751">
                <text:p>1.62751</text:p>
              </table:table-cell>
              <table:table-cell office:value-type="float" office:value="5.02348">
                <text:p>5.02348</text:p>
              </table:table-cell>
              <table:table-cell office:value-type="float" office:value="1.35072">
                <text:p>1.350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99726">
                <text:p>7.99726</text:p>
              </table:table-cell>
              <table:table-cell office:value-type="float" office:value="2.24981">
                <text:p>2.24981</text:p>
              </table:table-cell>
              <table:table-cell office:value-type="float" office:value="6.34743">
                <text:p>6.34743</text:p>
              </table:table-cell>
              <table:table-cell office:value-type="float" office:value="4.25809">
                <text:p>4.25809</text:p>
              </table:table-cell>
              <table:table-cell office:value-type="float" office:value="5.54499">
                <text:p>5.54499</text:p>
              </table:table-cell>
              <table:table-cell office:value-type="float" office:value="3.71121">
                <text:p>3.71121</text:p>
              </table:table-cell>
              <table:table-cell office:value-type="float" office:value="5.03796">
                <text:p>5.03796</text:p>
              </table:table-cell>
              <table:table-cell office:value-type="float" office:value="3.45966">
                <text:p>3.459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.02024">
                <text:p>8.02024</text:p>
              </table:table-cell>
              <table:table-cell office:value-type="float" office:value="2.57731">
                <text:p>2.57731</text:p>
              </table:table-cell>
              <table:table-cell office:value-type="float" office:value="6.36567">
                <text:p>6.36567</text:p>
              </table:table-cell>
              <table:table-cell office:value-type="float" office:value="5.86802">
                <text:p>5.86802</text:p>
              </table:table-cell>
              <table:table-cell office:value-type="float" office:value="5.56093">
                <text:p>5.56093</text:p>
              </table:table-cell>
              <table:table-cell office:value-type="float" office:value="6.71941">
                <text:p>6.71941</text:p>
              </table:table-cell>
              <table:table-cell office:value-type="float" office:value="5.05244">
                <text:p>5.05244</text:p>
              </table:table-cell>
              <table:table-cell office:value-type="float" office:value="6.78047">
                <text:p>6.780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.04322">
                <text:p>8.04322</text:p>
              </table:table-cell>
              <table:table-cell office:value-type="float" office:value="3.16847">
                <text:p>3.16847</text:p>
              </table:table-cell>
              <table:table-cell office:value-type="float" office:value="6.38391">
                <text:p>6.38391</text:p>
              </table:table-cell>
              <table:table-cell office:value-type="float" office:value="7.3282">
                <text:p>7.3282</text:p>
              </table:table-cell>
              <table:table-cell office:value-type="float" office:value="5.57686">
                <text:p>5.57686</text:p>
              </table:table-cell>
              <table:table-cell office:value-type="float" office:value="9.60691">
                <text:p>9.60691</text:p>
              </table:table-cell>
              <table:table-cell office:value-type="float" office:value="5.06691">
                <text:p>5.06691</text:p>
              </table:table-cell>
              <table:table-cell office:value-type="float" office:value="10.1476">
                <text:p>10.14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.0662">
                <text:p>8.0662</text:p>
              </table:table-cell>
              <table:table-cell office:value-type="float" office:value="3.74994">
                <text:p>3.74994</text:p>
              </table:table-cell>
              <table:table-cell office:value-type="float" office:value="6.40215">
                <text:p>6.40215</text:p>
              </table:table-cell>
              <table:table-cell office:value-type="float" office:value="7.95637">
                <text:p>7.95637</text:p>
              </table:table-cell>
              <table:table-cell office:value-type="float" office:value="5.59279">
                <text:p>5.59279</text:p>
              </table:table-cell>
              <table:table-cell office:value-type="float" office:value="10.5518">
                <text:p>10.5518</text:p>
              </table:table-cell>
              <table:table-cell office:value-type="float" office:value="5.08139">
                <text:p>5.08139</text:p>
              </table:table-cell>
              <table:table-cell office:value-type="float" office:value="11.1686">
                <text:p>11.16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08918">
                <text:p>8.08918</text:p>
              </table:table-cell>
              <table:table-cell office:value-type="float" office:value="2.79066">
                <text:p>2.79066</text:p>
              </table:table-cell>
              <table:table-cell office:value-type="float" office:value="6.42039">
                <text:p>6.42039</text:p>
              </table:table-cell>
              <table:table-cell office:value-type="float" office:value="6.65731">
                <text:p>6.65731</text:p>
              </table:table-cell>
              <table:table-cell office:value-type="float" office:value="5.60873">
                <text:p>5.60873</text:p>
              </table:table-cell>
              <table:table-cell office:value-type="float" office:value="8.34323">
                <text:p>8.34323</text:p>
              </table:table-cell>
              <table:table-cell office:value-type="float" office:value="5.09587">
                <text:p>5.09587</text:p>
              </table:table-cell>
              <table:table-cell office:value-type="float" office:value="8.64524">
                <text:p>8.645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11216">
                <text:p>8.11216</text:p>
              </table:table-cell>
              <table:table-cell office:value-type="float" office:value="2.32275">
                <text:p>2.32275</text:p>
              </table:table-cell>
              <table:table-cell office:value-type="float" office:value="6.43863">
                <text:p>6.43863</text:p>
              </table:table-cell>
              <table:table-cell office:value-type="float" office:value="5.11046">
                <text:p>5.11046</text:p>
              </table:table-cell>
              <table:table-cell office:value-type="float" office:value="5.62466">
                <text:p>5.62466</text:p>
              </table:table-cell>
              <table:table-cell office:value-type="float" office:value="5.25546">
                <text:p>5.25546</text:p>
              </table:table-cell>
              <table:table-cell office:value-type="float" office:value="5.11034">
                <text:p>5.11034</text:p>
              </table:table-cell>
              <table:table-cell office:value-type="float" office:value="5.14615">
                <text:p>5.146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.13515">
                <text:p>8.13515</text:p>
              </table:table-cell>
              <table:table-cell office:value-type="float" office:value="2.03168">
                <text:p>2.03168</text:p>
              </table:table-cell>
              <table:table-cell office:value-type="float" office:value="6.45687">
                <text:p>6.45687</text:p>
              </table:table-cell>
              <table:table-cell office:value-type="float" office:value="3.51602">
                <text:p>3.51602</text:p>
              </table:table-cell>
              <table:table-cell office:value-type="float" office:value="5.64059">
                <text:p>5.64059</text:p>
              </table:table-cell>
              <table:table-cell office:value-type="float" office:value="2.60413">
                <text:p>2.60413</text:p>
              </table:table-cell>
              <table:table-cell office:value-type="float" office:value="5.12482">
                <text:p>5.12482</text:p>
              </table:table-cell>
              <table:table-cell office:value-type="float" office:value="2.35419">
                <text:p>2.354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15813">
                <text:p>8.15813</text:p>
              </table:table-cell>
              <table:table-cell office:value-type="float" office:value="1.83468">
                <text:p>1.83468</text:p>
              </table:table-cell>
              <table:table-cell office:value-type="float" office:value="6.47511">
                <text:p>6.47511</text:p>
              </table:table-cell>
              <table:table-cell office:value-type="float" office:value="2.13117">
                <text:p>2.13117</text:p>
              </table:table-cell>
              <table:table-cell office:value-type="float" office:value="5.65653">
                <text:p>5.65653</text:p>
              </table:table-cell>
              <table:table-cell office:value-type="float" office:value="1.03895">
                <text:p>1.03895</text:p>
              </table:table-cell>
              <table:table-cell office:value-type="float" office:value="5.1393">
                <text:p>5.1393</text:p>
              </table:table-cell>
              <table:table-cell office:value-type="float" office:value="0.820531">
                <text:p>0.8205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18111">
                <text:p>8.18111</text:p>
              </table:table-cell>
              <table:table-cell office:value-type="float" office:value="1.63428">
                <text:p>1.63428</text:p>
              </table:table-cell>
              <table:table-cell office:value-type="float" office:value="6.49335">
                <text:p>6.49335</text:p>
              </table:table-cell>
              <table:table-cell office:value-type="float" office:value="1.16085">
                <text:p>1.16085</text:p>
              </table:table-cell>
              <table:table-cell office:value-type="float" office:value="5.67246">
                <text:p>5.67246</text:p>
              </table:table-cell>
              <table:table-cell office:value-type="float" office:value="0.332959">
                <text:p>0.332959</text:p>
              </table:table-cell>
              <table:table-cell office:value-type="float" office:value="5.15377">
                <text:p>5.15377</text:p>
              </table:table-cell>
              <table:table-cell office:value-type="float" office:value="0.223004">
                <text:p>0.2230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.20409">
                <text:p>8.20409</text:p>
              </table:table-cell>
              <table:table-cell office:value-type="float" office:value="1.48612">
                <text:p>1.48612</text:p>
              </table:table-cell>
              <table:table-cell office:value-type="float" office:value="6.51159">
                <text:p>6.51159</text:p>
              </table:table-cell>
              <table:table-cell office:value-type="float" office:value="0.558562">
                <text:p>0.558562</text:p>
              </table:table-cell>
              <table:table-cell office:value-type="float" office:value="5.6884">
                <text:p>5.6884</text:p>
              </table:table-cell>
              <table:table-cell office:value-type="float" office:value="0.0887205">
                <text:p>0.0887205</text:p>
              </table:table-cell>
              <table:table-cell office:value-type="float" office:value="5.16825">
                <text:p>5.16825</text:p>
              </table:table-cell>
              <table:table-cell office:value-type="float" office:value="0.0472606">
                <text:p>0.04726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22707">
                <text:p>8.22707</text:p>
              </table:table-cell>
              <table:table-cell office:value-type="float" office:value="1.34595">
                <text:p>1.34595</text:p>
              </table:table-cell>
              <table:table-cell office:value-type="float" office:value="6.52983">
                <text:p>6.52983</text:p>
              </table:table-cell>
              <table:table-cell office:value-type="float" office:value="0.244572">
                <text:p>0.244572</text:p>
              </table:table-cell>
              <table:table-cell office:value-type="float" office:value="5.70433">
                <text:p>5.70433</text:p>
              </table:table-cell>
              <table:table-cell office:value-type="float" office:value="0.0194246">
                <text:p>0.0194246</text:p>
              </table:table-cell>
              <table:table-cell office:value-type="float" office:value="5.18273">
                <text:p>5.18273</text:p>
              </table:table-cell>
              <table:table-cell office:value-type="float" office:value="0.00785782">
                <text:p>0.007857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25005">
                <text:p>8.25005</text:p>
              </table:table-cell>
              <table:table-cell office:value-type="float" office:value="1.22004">
                <text:p>1.22004</text:p>
              </table:table-cell>
              <table:table-cell office:value-type="float" office:value="6.54807">
                <text:p>6.54807</text:p>
              </table:table-cell>
              <table:table-cell office:value-type="float" office:value="0.0958869">
                <text:p>0.0958869</text:p>
              </table:table-cell>
              <table:table-cell office:value-type="float" office:value="5.72026">
                <text:p>5.72026</text:p>
              </table:table-cell>
              <table:table-cell office:value-type="float" office:value="0.00434449">
                <text:p>0.00434449</text:p>
              </table:table-cell>
              <table:table-cell office:value-type="float" office:value="5.1972">
                <text:p>5.1972</text:p>
              </table:table-cell>
              <table:table-cell office:value-type="float" office:value="0.000994161">
                <text:p>0.0009941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27303">
                <text:p>8.27303</text:p>
              </table:table-cell>
              <table:table-cell office:value-type="float" office:value="1.10818">
                <text:p>1.10818</text:p>
              </table:table-cell>
              <table:table-cell office:value-type="float" office:value="6.56631">
                <text:p>6.56631</text:p>
              </table:table-cell>
              <table:table-cell office:value-type="float" office:value="0.0341478">
                <text:p>0.0341478</text:p>
              </table:table-cell>
              <table:table-cell office:value-type="float" office:value="5.7362">
                <text:p>5.7362</text:p>
              </table:table-cell>
              <table:table-cell office:value-type="float" office:value="0.000533869">
                <text:p>0.000533869</text:p>
              </table:table-cell>
              <table:table-cell office:value-type="float" office:value="5.21168">
                <text:p>5.21168</text:p>
              </table:table-cell>
              <table:table-cell office:value-type="float" office:value="0.000177956">
                <text:p>0.0001779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29601">
                <text:p>8.29601</text:p>
              </table:table-cell>
              <table:table-cell office:value-type="float" office:value="0.990295">
                <text:p>0.990295</text:p>
              </table:table-cell>
              <table:table-cell office:value-type="float" office:value="6.58455">
                <text:p>6.58455</text:p>
              </table:table-cell>
              <table:table-cell office:value-type="float" office:value="0.0130271">
                <text:p>0.0130271</text:p>
              </table:table-cell>
              <table:table-cell office:value-type="float" office:value="5.75213">
                <text:p>5.75213</text:p>
              </table:table-cell>
              <table:table-cell office:value-type="float" office:value="0.0000294953">
                <text:p>0.0000294953</text:p>
              </table:table-cell>
              <table:table-cell office:value-type="float" office:value="5.22616">
                <text:p>5.22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31899">
                <text:p>8.31899</text:p>
              </table:table-cell>
              <table:table-cell office:value-type="float" office:value="0.898466">
                <text:p>0.898466</text:p>
              </table:table-cell>
              <table:table-cell office:value-type="float" office:value="6.60279">
                <text:p>6.60279</text:p>
              </table:table-cell>
              <table:table-cell office:value-type="float" office:value="0.00476165">
                <text:p>0.00476165</text:p>
              </table:table-cell>
              <table:table-cell office:value-type="float" office:value="5.76807">
                <text:p>5.76807</text:p>
              </table:table-cell>
              <table:table-cell office:value-type="float" office:value="0.00000977752">
                <text:p>0.00000977752</text:p>
              </table:table-cell>
              <table:table-cell office:value-type="float" office:value="5.24064">
                <text:p>5.2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34197">
                <text:p>8.34197</text:p>
              </table:table-cell>
              <table:table-cell office:value-type="float" office:value="0.810122">
                <text:p>0.810122</text:p>
              </table:table-cell>
              <table:table-cell office:value-type="float" office:value="6.62103">
                <text:p>6.62103</text:p>
              </table:table-cell>
              <table:table-cell office:value-type="float" office:value="0.00210032">
                <text:p>0.00210032</text:p>
              </table:table-cell>
              <table:table-cell office:value-type="float" office:value="5.784">
                <text:p>5.784</text:p>
              </table:table-cell>
              <table:table-cell office:value-type="float" office:value="0">
                <text:p>0</text:p>
              </table:table-cell>
              <table:table-cell office:value-type="float" office:value="5.25511">
                <text:p>5.25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36495">
                <text:p>8.36495</text:p>
              </table:table-cell>
              <table:table-cell office:value-type="float" office:value="0.733411">
                <text:p>0.733411</text:p>
              </table:table-cell>
              <table:table-cell office:value-type="float" office:value="6.63927">
                <text:p>6.63927</text:p>
              </table:table-cell>
              <table:table-cell office:value-type="float" office:value="0.00204045">
                <text:p>0.00204045</text:p>
              </table:table-cell>
              <table:table-cell office:value-type="float" office:value="5.79993">
                <text:p>5.79993</text:p>
              </table:table-cell>
              <table:table-cell office:value-type="float" office:value="0.00000967037">
                <text:p>0.00000967037</text:p>
              </table:table-cell>
              <table:table-cell office:value-type="float" office:value="5.26959">
                <text:p>5.26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.38793">
                <text:p>8.38793</text:p>
              </table:table-cell>
              <table:table-cell office:value-type="float" office:value="0.67252">
                <text:p>0.67252</text:p>
              </table:table-cell>
              <table:table-cell office:value-type="float" office:value="6.65751">
                <text:p>6.65751</text:p>
              </table:table-cell>
              <table:table-cell office:value-type="float" office:value="0.0046837">
                <text:p>0.0046837</text:p>
              </table:table-cell>
              <table:table-cell office:value-type="float" office:value="5.81587">
                <text:p>5.81587</text:p>
              </table:table-cell>
              <table:table-cell office:value-type="float" office:value="0.000230819">
                <text:p>0.000230819</text:p>
              </table:table-cell>
              <table:table-cell office:value-type="float" office:value="5.28407">
                <text:p>5.28407</text:p>
              </table:table-cell>
              <table:table-cell office:value-type="float" office:value="0.000173114">
                <text:p>0.0001731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.41091">
                <text:p>8.41091</text:p>
              </table:table-cell>
              <table:table-cell office:value-type="float" office:value="0.613076">
                <text:p>0.613076</text:p>
              </table:table-cell>
              <table:table-cell office:value-type="float" office:value="6.67575">
                <text:p>6.67575</text:p>
              </table:table-cell>
              <table:table-cell office:value-type="float" office:value="0.0127405">
                <text:p>0.0127405</text:p>
              </table:table-cell>
              <table:table-cell office:value-type="float" office:value="5.8318">
                <text:p>5.8318</text:p>
              </table:table-cell>
              <table:table-cell office:value-type="float" office:value="0.000631288">
                <text:p>0.000631288</text:p>
              </table:table-cell>
              <table:table-cell office:value-type="float" office:value="5.29854">
                <text:p>5.29854</text:p>
              </table:table-cell>
              <table:table-cell office:value-type="float" office:value="0.000478249">
                <text:p>0.0004782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43389">
                <text:p>8.43389</text:p>
              </table:table-cell>
              <table:table-cell office:value-type="float" office:value="0.558199">
                <text:p>0.558199</text:p>
              </table:table-cell>
              <table:table-cell office:value-type="float" office:value="6.69399">
                <text:p>6.69399</text:p>
              </table:table-cell>
              <table:table-cell office:value-type="float" office:value="0.0281392">
                <text:p>0.0281392</text:p>
              </table:table-cell>
              <table:table-cell office:value-type="float" office:value="5.84774">
                <text:p>5.84774</text:p>
              </table:table-cell>
              <table:table-cell office:value-type="float" office:value="0.00253044">
                <text:p>0.00253044</text:p>
              </table:table-cell>
              <table:table-cell office:value-type="float" office:value="5.31302">
                <text:p>5.31302</text:p>
              </table:table-cell>
              <table:table-cell office:value-type="float" office:value="0.00214992">
                <text:p>0.002149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.45687">
                <text:p>8.45687</text:p>
              </table:table-cell>
              <table:table-cell office:value-type="float" office:value="0.522036">
                <text:p>0.522036</text:p>
              </table:table-cell>
              <table:table-cell office:value-type="float" office:value="6.71223">
                <text:p>6.71223</text:p>
              </table:table-cell>
              <table:table-cell office:value-type="float" office:value="0.0572692">
                <text:p>0.0572692</text:p>
              </table:table-cell>
              <table:table-cell office:value-type="float" office:value="5.86367">
                <text:p>5.86367</text:p>
              </table:table-cell>
              <table:table-cell office:value-type="float" office:value="0.00860977">
                <text:p>0.00860977</text:p>
              </table:table-cell>
              <table:table-cell office:value-type="float" office:value="5.3275">
                <text:p>5.3275</text:p>
              </table:table-cell>
              <table:table-cell office:value-type="float" office:value="0.00887469">
                <text:p>0.008874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47985">
                <text:p>8.47985</text:p>
              </table:table-cell>
              <table:table-cell office:value-type="float" office:value="0.49353">
                <text:p>0.49353</text:p>
              </table:table-cell>
              <table:table-cell office:value-type="float" office:value="6.73047">
                <text:p>6.73047</text:p>
              </table:table-cell>
              <table:table-cell office:value-type="float" office:value="0.108395">
                <text:p>0.108395</text:p>
              </table:table-cell>
              <table:table-cell office:value-type="float" office:value="5.8796">
                <text:p>5.8796</text:p>
              </table:table-cell>
              <table:table-cell office:value-type="float" office:value="0.0304698">
                <text:p>0.0304698</text:p>
              </table:table-cell>
              <table:table-cell office:value-type="float" office:value="5.34197">
                <text:p>5.34197</text:p>
              </table:table-cell>
              <table:table-cell office:value-type="float" office:value="0.0282114">
                <text:p>0.02821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.50284">
                <text:p>8.50284</text:p>
              </table:table-cell>
              <table:table-cell office:value-type="float" office:value="0.470519">
                <text:p>0.470519</text:p>
              </table:table-cell>
              <table:table-cell office:value-type="float" office:value="6.74871">
                <text:p>6.74871</text:p>
              </table:table-cell>
              <table:table-cell office:value-type="float" office:value="0.192193">
                <text:p>0.192193</text:p>
              </table:table-cell>
              <table:table-cell office:value-type="float" office:value="5.89554">
                <text:p>5.89554</text:p>
              </table:table-cell>
              <table:table-cell office:value-type="float" office:value="0.082109">
                <text:p>0.082109</text:p>
              </table:table-cell>
              <table:table-cell office:value-type="float" office:value="5.35645">
                <text:p>5.35645</text:p>
              </table:table-cell>
              <table:table-cell office:value-type="float" office:value="0.080574">
                <text:p>0.08057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52582">
                <text:p>8.52582</text:p>
              </table:table-cell>
              <table:table-cell office:value-type="float" office:value="0.453641">
                <text:p>0.453641</text:p>
              </table:table-cell>
              <table:table-cell office:value-type="float" office:value="6.76694">
                <text:p>6.76694</text:p>
              </table:table-cell>
              <table:table-cell office:value-type="float" office:value="0.292951">
                <text:p>0.292951</text:p>
              </table:table-cell>
              <table:table-cell office:value-type="float" office:value="5.91147">
                <text:p>5.91147</text:p>
              </table:table-cell>
              <table:table-cell office:value-type="float" office:value="0.199164">
                <text:p>0.199164</text:p>
              </table:table-cell>
              <table:table-cell office:value-type="float" office:value="5.37093">
                <text:p>5.37093</text:p>
              </table:table-cell>
              <table:table-cell office:value-type="float" office:value="0.192136">
                <text:p>0.1921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5488">
                <text:p>8.5488</text:p>
              </table:table-cell>
              <table:table-cell office:value-type="float" office:value="0.458964">
                <text:p>0.458964</text:p>
              </table:table-cell>
              <table:table-cell office:value-type="float" office:value="6.78518">
                <text:p>6.78518</text:p>
              </table:table-cell>
              <table:table-cell office:value-type="float" office:value="0.43266">
                <text:p>0.43266</text:p>
              </table:table-cell>
              <table:table-cell office:value-type="float" office:value="5.9274">
                <text:p>5.9274</text:p>
              </table:table-cell>
              <table:table-cell office:value-type="float" office:value="0.389032">
                <text:p>0.389032</text:p>
              </table:table-cell>
              <table:table-cell office:value-type="float" office:value="5.3854">
                <text:p>5.3854</text:p>
              </table:table-cell>
              <table:table-cell office:value-type="float" office:value="0.383245">
                <text:p>0.3832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57178">
                <text:p>8.57178</text:p>
              </table:table-cell>
              <table:table-cell office:value-type="float" office:value="0.473986">
                <text:p>0.473986</text:p>
              </table:table-cell>
              <table:table-cell office:value-type="float" office:value="6.80342">
                <text:p>6.80342</text:p>
              </table:table-cell>
              <table:table-cell office:value-type="float" office:value="0.56619">
                <text:p>0.56619</text:p>
              </table:table-cell>
              <table:table-cell office:value-type="float" office:value="5.94334">
                <text:p>5.94334</text:p>
              </table:table-cell>
              <table:table-cell office:value-type="float" office:value="0.649378">
                <text:p>0.649378</text:p>
              </table:table-cell>
              <table:table-cell office:value-type="float" office:value="5.39988">
                <text:p>5.39988</text:p>
              </table:table-cell>
              <table:table-cell office:value-type="float" office:value="0.65028">
                <text:p>0.650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59476">
                <text:p>8.59476</text:p>
              </table:table-cell>
              <table:table-cell office:value-type="float" office:value="0.511979">
                <text:p>0.511979</text:p>
              </table:table-cell>
              <table:table-cell office:value-type="float" office:value="6.82166">
                <text:p>6.82166</text:p>
              </table:table-cell>
              <table:table-cell office:value-type="float" office:value="0.687231">
                <text:p>0.687231</text:p>
              </table:table-cell>
              <table:table-cell office:value-type="float" office:value="5.95927">
                <text:p>5.95927</text:p>
              </table:table-cell>
              <table:table-cell office:value-type="float" office:value="0.897448">
                <text:p>0.897448</text:p>
              </table:table-cell>
              <table:table-cell office:value-type="float" office:value="5.41436">
                <text:p>5.41436</text:p>
              </table:table-cell>
              <table:table-cell office:value-type="float" office:value="0.914339">
                <text:p>0.9143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.61774">
                <text:p>8.61774</text:p>
              </table:table-cell>
              <table:table-cell office:value-type="float" office:value="0.603591">
                <text:p>0.603591</text:p>
              </table:table-cell>
              <table:table-cell office:value-type="float" office:value="6.8399">
                <text:p>6.8399</text:p>
              </table:table-cell>
              <table:table-cell office:value-type="float" office:value="0.793691">
                <text:p>0.793691</text:p>
              </table:table-cell>
              <table:table-cell office:value-type="float" office:value="5.97521">
                <text:p>5.97521</text:p>
              </table:table-cell>
              <table:table-cell office:value-type="float" office:value="1.0364">
                <text:p>1.0364</text:p>
              </table:table-cell>
              <table:table-cell office:value-type="float" office:value="5.42884">
                <text:p>5.42884</text:p>
              </table:table-cell>
              <table:table-cell office:value-type="float" office:value="1.04944">
                <text:p>1.049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64072">
                <text:p>8.64072</text:p>
              </table:table-cell>
              <table:table-cell office:value-type="float" office:value="0.507191">
                <text:p>0.507191</text:p>
              </table:table-cell>
              <table:table-cell office:value-type="float" office:value="6.85814">
                <text:p>6.85814</text:p>
              </table:table-cell>
              <table:table-cell office:value-type="float" office:value="0.68922">
                <text:p>0.68922</text:p>
              </table:table-cell>
              <table:table-cell office:value-type="float" office:value="5.99114">
                <text:p>5.99114</text:p>
              </table:table-cell>
              <table:table-cell office:value-type="float" office:value="0.90123">
                <text:p>0.90123</text:p>
              </table:table-cell>
              <table:table-cell office:value-type="float" office:value="5.44331">
                <text:p>5.44331</text:p>
              </table:table-cell>
              <table:table-cell office:value-type="float" office:value="0.904746">
                <text:p>0.9047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6637">
                <text:p>8.6637</text:p>
              </table:table-cell>
              <table:table-cell office:value-type="float" office:value="0.462449">
                <text:p>0.462449</text:p>
              </table:table-cell>
              <table:table-cell office:value-type="float" office:value="6.87638">
                <text:p>6.87638</text:p>
              </table:table-cell>
              <table:table-cell office:value-type="float" office:value="0.574595">
                <text:p>0.574595</text:p>
              </table:table-cell>
              <table:table-cell office:value-type="float" office:value="6.00707">
                <text:p>6.00707</text:p>
              </table:table-cell>
              <table:table-cell office:value-type="float" office:value="0.649428">
                <text:p>0.649428</text:p>
              </table:table-cell>
              <table:table-cell office:value-type="float" office:value="5.45779">
                <text:p>5.45779</text:p>
              </table:table-cell>
              <table:table-cell office:value-type="float" office:value="0.643117">
                <text:p>0.6431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68668">
                <text:p>8.68668</text:p>
              </table:table-cell>
              <table:table-cell office:value-type="float" office:value="0.444734">
                <text:p>0.444734</text:p>
              </table:table-cell>
              <table:table-cell office:value-type="float" office:value="6.89462">
                <text:p>6.89462</text:p>
              </table:table-cell>
              <table:table-cell office:value-type="float" office:value="0.424799">
                <text:p>0.424799</text:p>
              </table:table-cell>
              <table:table-cell office:value-type="float" office:value="6.02301">
                <text:p>6.02301</text:p>
              </table:table-cell>
              <table:table-cell office:value-type="float" office:value="0.3852">
                <text:p>0.3852</text:p>
              </table:table-cell>
              <table:table-cell office:value-type="float" office:value="5.47227">
                <text:p>5.47227</text:p>
              </table:table-cell>
              <table:table-cell office:value-type="float" office:value="0.38268">
                <text:p>0.382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70966">
                <text:p>8.70966</text:p>
              </table:table-cell>
              <table:table-cell office:value-type="float" office:value="0.435923">
                <text:p>0.435923</text:p>
              </table:table-cell>
              <table:table-cell office:value-type="float" office:value="6.91286">
                <text:p>6.91286</text:p>
              </table:table-cell>
              <table:table-cell office:value-type="float" office:value="0.289188">
                <text:p>0.289188</text:p>
              </table:table-cell>
              <table:table-cell office:value-type="float" office:value="6.03894">
                <text:p>6.03894</text:p>
              </table:table-cell>
              <table:table-cell office:value-type="float" office:value="0.192637">
                <text:p>0.192637</text:p>
              </table:table-cell>
              <table:table-cell office:value-type="float" office:value="5.48674">
                <text:p>5.48674</text:p>
              </table:table-cell>
              <table:table-cell office:value-type="float" office:value="0.192031">
                <text:p>0.1920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73264">
                <text:p>8.73264</text:p>
              </table:table-cell>
              <table:table-cell office:value-type="float" office:value="0.433002">
                <text:p>0.433002</text:p>
              </table:table-cell>
              <table:table-cell office:value-type="float" office:value="6.9311">
                <text:p>6.9311</text:p>
              </table:table-cell>
              <table:table-cell office:value-type="float" office:value="0.184961">
                <text:p>0.184961</text:p>
              </table:table-cell>
              <table:table-cell office:value-type="float" office:value="6.05488">
                <text:p>6.05488</text:p>
              </table:table-cell>
              <table:table-cell office:value-type="float" office:value="0.0815976">
                <text:p>0.0815976</text:p>
              </table:table-cell>
              <table:table-cell office:value-type="float" office:value="5.50122">
                <text:p>5.50122</text:p>
              </table:table-cell>
              <table:table-cell office:value-type="float" office:value="0.0751823">
                <text:p>0.07518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.75562">
                <text:p>8.75562</text:p>
              </table:table-cell>
              <table:table-cell office:value-type="float" office:value="0.437661">
                <text:p>0.437661</text:p>
              </table:table-cell>
              <table:table-cell office:value-type="float" office:value="6.94934">
                <text:p>6.94934</text:p>
              </table:table-cell>
              <table:table-cell office:value-type="float" office:value="0.10381">
                <text:p>0.10381</text:p>
              </table:table-cell>
              <table:table-cell office:value-type="float" office:value="6.07081">
                <text:p>6.07081</text:p>
              </table:table-cell>
              <table:table-cell office:value-type="float" office:value="0.0268948">
                <text:p>0.0268948</text:p>
              </table:table-cell>
              <table:table-cell office:value-type="float" office:value="5.5157">
                <text:p>5.5157</text:p>
              </table:table-cell>
              <table:table-cell office:value-type="float" office:value="0.0253148">
                <text:p>0.025314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7786">
                <text:p>8.7786</text:p>
              </table:table-cell>
              <table:table-cell office:value-type="float" office:value="0.45368">
                <text:p>0.45368</text:p>
              </table:table-cell>
              <table:table-cell office:value-type="float" office:value="6.96758">
                <text:p>6.96758</text:p>
              </table:table-cell>
              <table:table-cell office:value-type="float" office:value="0.0533942">
                <text:p>0.0533942</text:p>
              </table:table-cell>
              <table:table-cell office:value-type="float" office:value="6.08674">
                <text:p>6.08674</text:p>
              </table:table-cell>
              <table:table-cell office:value-type="float" office:value="0.00714733">
                <text:p>0.00714733</text:p>
              </table:table-cell>
              <table:table-cell office:value-type="float" office:value="5.53017">
                <text:p>5.53017</text:p>
              </table:table-cell>
              <table:table-cell office:value-type="float" office:value="0.00701562">
                <text:p>0.007015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80158">
                <text:p>8.80158</text:p>
              </table:table-cell>
              <table:table-cell office:value-type="float" office:value="0.492096">
                <text:p>0.492096</text:p>
              </table:table-cell>
              <table:table-cell office:value-type="float" office:value="6.98582">
                <text:p>6.98582</text:p>
              </table:table-cell>
              <table:table-cell office:value-type="float" office:value="0.0261604">
                <text:p>0.0261604</text:p>
              </table:table-cell>
              <table:table-cell office:value-type="float" office:value="6.10268">
                <text:p>6.10268</text:p>
              </table:table-cell>
              <table:table-cell office:value-type="float" office:value="0.00172074">
                <text:p>0.00172074</text:p>
              </table:table-cell>
              <table:table-cell office:value-type="float" office:value="5.54465">
                <text:p>5.54465</text:p>
              </table:table-cell>
              <table:table-cell office:value-type="float" office:value="0.00178188">
                <text:p>0.001781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82456">
                <text:p>8.82456</text:p>
              </table:table-cell>
              <table:table-cell office:value-type="float" office:value="0.524502">
                <text:p>0.524502</text:p>
              </table:table-cell>
              <table:table-cell office:value-type="float" office:value="7.00406">
                <text:p>7.00406</text:p>
              </table:table-cell>
              <table:table-cell office:value-type="float" office:value="0.0116697">
                <text:p>0.0116697</text:p>
              </table:table-cell>
              <table:table-cell office:value-type="float" office:value="6.11861">
                <text:p>6.11861</text:p>
              </table:table-cell>
              <table:table-cell office:value-type="float" office:value="0.000330192">
                <text:p>0.000330192</text:p>
              </table:table-cell>
              <table:table-cell office:value-type="float" office:value="5.55913">
                <text:p>5.55913</text:p>
              </table:table-cell>
              <table:table-cell office:value-type="float" office:value="0.00035626">
                <text:p>0.0003562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84755">
                <text:p>8.84755</text:p>
              </table:table-cell>
              <table:table-cell office:value-type="float" office:value="0.564059">
                <text:p>0.564059</text:p>
              </table:table-cell>
              <table:table-cell office:value-type="float" office:value="7.0223">
                <text:p>7.0223</text:p>
              </table:table-cell>
              <table:table-cell office:value-type="float" office:value="0.00489261">
                <text:p>0.00489261</text:p>
              </table:table-cell>
              <table:table-cell office:value-type="float" office:value="6.13455">
                <text:p>6.13455</text:p>
              </table:table-cell>
              <table:table-cell office:value-type="float" office:value="0.0000691535">
                <text:p>0.0000691535</text:p>
              </table:table-cell>
              <table:table-cell office:value-type="float" office:value="5.5736">
                <text:p>5.5736</text:p>
              </table:table-cell>
              <table:table-cell office:value-type="float" office:value="0.0000950861">
                <text:p>0.00009508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87053">
                <text:p>8.87053</text:p>
              </table:table-cell>
              <table:table-cell office:value-type="float" office:value="0.604731">
                <text:p>0.604731</text:p>
              </table:table-cell>
              <table:table-cell office:value-type="float" office:value="7.04054">
                <text:p>7.04054</text:p>
              </table:table-cell>
              <table:table-cell office:value-type="float" office:value="0.00431693">
                <text:p>0.00431693</text:p>
              </table:table-cell>
              <table:table-cell office:value-type="float" office:value="6.15048">
                <text:p>6.15048</text:p>
              </table:table-cell>
              <table:table-cell office:value-type="float" office:value="0">
                <text:p>0</text:p>
              </table:table-cell>
              <table:table-cell office:value-type="float" office:value="5.58808">
                <text:p>5.58808</text:p>
              </table:table-cell>
              <table:table-cell office:value-type="float" office:value="0.0000687957">
                <text:p>0.00006879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89351">
                <text:p>8.89351</text:p>
              </table:table-cell>
              <table:table-cell office:value-type="float" office:value="0.652119">
                <text:p>0.652119</text:p>
              </table:table-cell>
              <table:table-cell office:value-type="float" office:value="7.05878">
                <text:p>7.05878</text:p>
              </table:table-cell>
              <table:table-cell office:value-type="float" office:value="0.0083412">
                <text:p>0.0083412</text:p>
              </table:table-cell>
              <table:table-cell office:value-type="float" office:value="6.16641">
                <text:p>6.16641</text:p>
              </table:table-cell>
              <table:table-cell office:value-type="float" office:value="0.000162546">
                <text:p>0.000162546</text:p>
              </table:table-cell>
              <table:table-cell office:value-type="float" office:value="5.60256">
                <text:p>5.60256</text:p>
              </table:table-cell>
              <table:table-cell office:value-type="float" office:value="0.0000256652">
                <text:p>0.00002566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91649">
                <text:p>8.91649</text:p>
              </table:table-cell>
              <table:table-cell office:value-type="float" office:value="0.70222">
                <text:p>0.70222</text:p>
              </table:table-cell>
              <table:table-cell office:value-type="float" office:value="7.07702">
                <text:p>7.07702</text:p>
              </table:table-cell>
              <table:table-cell office:value-type="float" office:value="0.022384">
                <text:p>0.022384</text:p>
              </table:table-cell>
              <table:table-cell office:value-type="float" office:value="6.18235">
                <text:p>6.18235</text:p>
              </table:table-cell>
              <table:table-cell office:value-type="float" office:value="0.000434063">
                <text:p>0.000434063</text:p>
              </table:table-cell>
              <table:table-cell office:value-type="float" office:value="5.61703">
                <text:p>5.61703</text:p>
              </table:table-cell>
              <table:table-cell office:value-type="float" office:value="0.000195754">
                <text:p>0.0001957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93947">
                <text:p>8.93947</text:p>
              </table:table-cell>
              <table:table-cell office:value-type="float" office:value="0.773169">
                <text:p>0.773169</text:p>
              </table:table-cell>
              <table:table-cell office:value-type="float" office:value="7.09526">
                <text:p>7.09526</text:p>
              </table:table-cell>
              <table:table-cell office:value-type="float" office:value="0.0565364">
                <text:p>0.0565364</text:p>
              </table:table-cell>
              <table:table-cell office:value-type="float" office:value="6.19828">
                <text:p>6.19828</text:p>
              </table:table-cell>
              <table:table-cell office:value-type="float" office:value="0.00227771">
                <text:p>0.00227771</text:p>
              </table:table-cell>
              <table:table-cell office:value-type="float" office:value="5.63151">
                <text:p>5.63151</text:p>
              </table:table-cell>
              <table:table-cell office:value-type="float" office:value="0.00160033">
                <text:p>0.001600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96245">
                <text:p>8.96245</text:p>
              </table:table-cell>
              <table:table-cell office:value-type="float" office:value="0.838833">
                <text:p>0.838833</text:p>
              </table:table-cell>
              <table:table-cell office:value-type="float" office:value="7.1135">
                <text:p>7.1135</text:p>
              </table:table-cell>
              <table:table-cell office:value-type="float" office:value="0.134809">
                <text:p>0.134809</text:p>
              </table:table-cell>
              <table:table-cell office:value-type="float" office:value="6.21421">
                <text:p>6.21421</text:p>
              </table:table-cell>
              <table:table-cell office:value-type="float" office:value="0.0118272">
                <text:p>0.0118272</text:p>
              </table:table-cell>
              <table:table-cell office:value-type="float" office:value="5.64599">
                <text:p>5.64599</text:p>
              </table:table-cell>
              <table:table-cell office:value-type="float" office:value="0.00855875">
                <text:p>0.008558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98543">
                <text:p>8.98543</text:p>
              </table:table-cell>
              <table:table-cell office:value-type="float" office:value="0.905702">
                <text:p>0.905702</text:p>
              </table:table-cell>
              <table:table-cell office:value-type="float" office:value="7.13174">
                <text:p>7.13174</text:p>
              </table:table-cell>
              <table:table-cell office:value-type="float" office:value="0.297791">
                <text:p>0.297791</text:p>
              </table:table-cell>
              <table:table-cell office:value-type="float" office:value="6.23015">
                <text:p>6.23015</text:p>
              </table:table-cell>
              <table:table-cell office:value-type="float" office:value="0.0435725">
                <text:p>0.0435725</text:p>
              </table:table-cell>
              <table:table-cell office:value-type="float" office:value="5.66047">
                <text:p>5.66047</text:p>
              </table:table-cell>
              <table:table-cell office:value-type="float" office:value="0.0362224">
                <text:p>0.03622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.00841">
                <text:p>9.00841</text:p>
              </table:table-cell>
              <table:table-cell office:value-type="float" office:value="0.983035">
                <text:p>0.983035</text:p>
              </table:table-cell>
              <table:table-cell office:value-type="float" office:value="7.14998">
                <text:p>7.14998</text:p>
              </table:table-cell>
              <table:table-cell office:value-type="float" office:value="0.587011">
                <text:p>0.587011</text:p>
              </table:table-cell>
              <table:table-cell office:value-type="float" office:value="6.24608">
                <text:p>6.24608</text:p>
              </table:table-cell>
              <table:table-cell office:value-type="float" office:value="0.155358">
                <text:p>0.155358</text:p>
              </table:table-cell>
              <table:table-cell office:value-type="float" office:value="5.67494">
                <text:p>5.67494</text:p>
              </table:table-cell>
              <table:table-cell office:value-type="float" office:value="0.129042">
                <text:p>0.12904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.03139">
                <text:p>9.03139</text:p>
              </table:table-cell>
              <table:table-cell office:value-type="float" office:value="1.08218">
                <text:p>1.08218</text:p>
              </table:table-cell>
              <table:table-cell office:value-type="float" office:value="7.16822">
                <text:p>7.16822</text:p>
              </table:table-cell>
              <table:table-cell office:value-type="float" office:value="1.04753">
                <text:p>1.04753</text:p>
              </table:table-cell>
              <table:table-cell office:value-type="float" office:value="6.26202">
                <text:p>6.26202</text:p>
              </table:table-cell>
              <table:table-cell office:value-type="float" office:value="0.459142">
                <text:p>0.459142</text:p>
              </table:table-cell>
              <table:table-cell office:value-type="float" office:value="5.68942">
                <text:p>5.68942</text:p>
              </table:table-cell>
              <table:table-cell office:value-type="float" office:value="0.404157">
                <text:p>0.4041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.05437">
                <text:p>9.05437</text:p>
              </table:table-cell>
              <table:table-cell office:value-type="float" office:value="1.20176">
                <text:p>1.20176</text:p>
              </table:table-cell>
              <table:table-cell office:value-type="float" office:value="7.18646">
                <text:p>7.18646</text:p>
              </table:table-cell>
              <table:table-cell office:value-type="float" office:value="1.6955">
                <text:p>1.6955</text:p>
              </table:table-cell>
              <table:table-cell office:value-type="float" office:value="6.27795">
                <text:p>6.27795</text:p>
              </table:table-cell>
              <table:table-cell office:value-type="float" office:value="1.14527">
                <text:p>1.14527</text:p>
              </table:table-cell>
              <table:table-cell office:value-type="float" office:value="5.7039">
                <text:p>5.7039</text:p>
              </table:table-cell>
              <table:table-cell office:value-type="float" office:value="1.05842">
                <text:p>1.058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.07735">
                <text:p>9.07735</text:p>
              </table:table-cell>
              <table:table-cell office:value-type="float" office:value="1.34302">
                <text:p>1.34302</text:p>
              </table:table-cell>
              <table:table-cell office:value-type="float" office:value="7.2047">
                <text:p>7.2047</text:p>
              </table:table-cell>
              <table:table-cell office:value-type="float" office:value="2.49056">
                <text:p>2.49056</text:p>
              </table:table-cell>
              <table:table-cell office:value-type="float" office:value="6.29388">
                <text:p>6.29388</text:p>
              </table:table-cell>
              <table:table-cell office:value-type="float" office:value="2.32355">
                <text:p>2.32355</text:p>
              </table:table-cell>
              <table:table-cell office:value-type="float" office:value="5.71837">
                <text:p>5.71837</text:p>
              </table:table-cell>
              <table:table-cell office:value-type="float" office:value="2.26277">
                <text:p>2.262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.10033">
                <text:p>9.10033</text:p>
              </table:table-cell>
              <table:table-cell office:value-type="float" office:value="1.5445">
                <text:p>1.5445</text:p>
              </table:table-cell>
              <table:table-cell office:value-type="float" office:value="7.22294">
                <text:p>7.22294</text:p>
              </table:table-cell>
              <table:table-cell office:value-type="float" office:value="3.31094">
                <text:p>3.31094</text:p>
              </table:table-cell>
              <table:table-cell office:value-type="float" office:value="6.30982">
                <text:p>6.30982</text:p>
              </table:table-cell>
              <table:table-cell office:value-type="float" office:value="3.88222">
                <text:p>3.88222</text:p>
              </table:table-cell>
              <table:table-cell office:value-type="float" office:value="5.73285">
                <text:p>5.73285</text:p>
              </table:table-cell>
              <table:table-cell office:value-type="float" office:value="3.93166">
                <text:p>3.931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.12331">
                <text:p>9.12331</text:p>
              </table:table-cell>
              <table:table-cell office:value-type="float" office:value="1.90105">
                <text:p>1.90105</text:p>
              </table:table-cell>
              <table:table-cell office:value-type="float" office:value="7.24118">
                <text:p>7.24118</text:p>
              </table:table-cell>
              <table:table-cell office:value-type="float" office:value="4.08589">
                <text:p>4.08589</text:p>
              </table:table-cell>
              <table:table-cell office:value-type="float" office:value="6.32575">
                <text:p>6.32575</text:p>
              </table:table-cell>
              <table:table-cell office:value-type="float" office:value="5.33926">
                <text:p>5.33926</text:p>
              </table:table-cell>
              <table:table-cell office:value-type="float" office:value="5.74733">
                <text:p>5.74733</text:p>
              </table:table-cell>
              <table:table-cell office:value-type="float" office:value="5.50108">
                <text:p>5.501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.14629">
                <text:p>9.14629</text:p>
              </table:table-cell>
              <table:table-cell office:value-type="float" office:value="2.22307">
                <text:p>2.22307</text:p>
              </table:table-cell>
              <table:table-cell office:value-type="float" office:value="7.25942">
                <text:p>7.25942</text:p>
              </table:table-cell>
              <table:table-cell office:value-type="float" office:value="4.38715">
                <text:p>4.38715</text:p>
              </table:table-cell>
              <table:table-cell office:value-type="float" office:value="6.34169">
                <text:p>6.34169</text:p>
              </table:table-cell>
              <table:table-cell office:value-type="float" office:value="5.78768">
                <text:p>5.78768</text:p>
              </table:table-cell>
              <table:table-cell office:value-type="float" office:value="5.7618">
                <text:p>5.7618</text:p>
              </table:table-cell>
              <table:table-cell office:value-type="float" office:value="5.94579">
                <text:p>5.945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.16927">
                <text:p>9.16927</text:p>
              </table:table-cell>
              <table:table-cell office:value-type="float" office:value="1.68424">
                <text:p>1.68424</text:p>
              </table:table-cell>
              <table:table-cell office:value-type="float" office:value="7.27766">
                <text:p>7.27766</text:p>
              </table:table-cell>
              <table:table-cell office:value-type="float" office:value="3.67767">
                <text:p>3.67767</text:p>
              </table:table-cell>
              <table:table-cell office:value-type="float" office:value="6.35762">
                <text:p>6.35762</text:p>
              </table:table-cell>
              <table:table-cell office:value-type="float" office:value="4.62249">
                <text:p>4.62249</text:p>
              </table:table-cell>
              <table:table-cell office:value-type="float" office:value="5.77628">
                <text:p>5.77628</text:p>
              </table:table-cell>
              <table:table-cell office:value-type="float" office:value="4.72173">
                <text:p>4.721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.19225">
                <text:p>9.19225</text:p>
              </table:table-cell>
              <table:table-cell office:value-type="float" office:value="1.44004">
                <text:p>1.44004</text:p>
              </table:table-cell>
              <table:table-cell office:value-type="float" office:value="7.2959">
                <text:p>7.2959</text:p>
              </table:table-cell>
              <table:table-cell office:value-type="float" office:value="2.87305">
                <text:p>2.87305</text:p>
              </table:table-cell>
              <table:table-cell office:value-type="float" office:value="6.37355">
                <text:p>6.37355</text:p>
              </table:table-cell>
              <table:table-cell office:value-type="float" office:value="3.0428">
                <text:p>3.0428</text:p>
              </table:table-cell>
              <table:table-cell office:value-type="float" office:value="5.79076">
                <text:p>5.79076</text:p>
              </table:table-cell>
              <table:table-cell office:value-type="float" office:value="3.02348">
                <text:p>3.023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.21524">
                <text:p>9.21524</text:p>
              </table:table-cell>
              <table:table-cell office:value-type="float" office:value="1.29281">
                <text:p>1.29281</text:p>
              </table:table-cell>
              <table:table-cell office:value-type="float" office:value="7.31414">
                <text:p>7.31414</text:p>
              </table:table-cell>
              <table:table-cell office:value-type="float" office:value="2.0563">
                <text:p>2.0563</text:p>
              </table:table-cell>
              <table:table-cell office:value-type="float" office:value="6.38949">
                <text:p>6.38949</text:p>
              </table:table-cell>
              <table:table-cell office:value-type="float" office:value="1.64616">
                <text:p>1.64616</text:p>
              </table:table-cell>
              <table:table-cell office:value-type="float" office:value="5.80523">
                <text:p>5.80523</text:p>
              </table:table-cell>
              <table:table-cell office:value-type="float" office:value="1.56211">
                <text:p>1.562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.23822">
                <text:p>9.23822</text:p>
              </table:table-cell>
              <table:table-cell office:value-type="float" office:value="1.18584">
                <text:p>1.18584</text:p>
              </table:table-cell>
              <table:table-cell office:value-type="float" office:value="7.33238">
                <text:p>7.33238</text:p>
              </table:table-cell>
              <table:table-cell office:value-type="float" office:value="1.3224">
                <text:p>1.3224</text:p>
              </table:table-cell>
              <table:table-cell office:value-type="float" office:value="6.40542">
                <text:p>6.40542</text:p>
              </table:table-cell>
              <table:table-cell office:value-type="float" office:value="0.72666">
                <text:p>0.72666</text:p>
              </table:table-cell>
              <table:table-cell office:value-type="float" office:value="5.81971">
                <text:p>5.81971</text:p>
              </table:table-cell>
              <table:table-cell office:value-type="float" office:value="0.656904">
                <text:p>0.6569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.2612">
                <text:p>9.2612</text:p>
              </table:table-cell>
              <table:table-cell office:value-type="float" office:value="1.10057">
                <text:p>1.10057</text:p>
              </table:table-cell>
              <table:table-cell office:value-type="float" office:value="7.35062">
                <text:p>7.35062</text:p>
              </table:table-cell>
              <table:table-cell office:value-type="float" office:value="0.767963">
                <text:p>0.767963</text:p>
              </table:table-cell>
              <table:table-cell office:value-type="float" office:value="6.42136">
                <text:p>6.42136</text:p>
              </table:table-cell>
              <table:table-cell office:value-type="float" office:value="0.265063">
                <text:p>0.265063</text:p>
              </table:table-cell>
              <table:table-cell office:value-type="float" office:value="5.83419">
                <text:p>5.83419</text:p>
              </table:table-cell>
              <table:table-cell office:value-type="float" office:value="0.230508">
                <text:p>0.2305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.28418">
                <text:p>9.28418</text:p>
              </table:table-cell>
              <table:table-cell office:value-type="float" office:value="1.02789">
                <text:p>1.02789</text:p>
              </table:table-cell>
              <table:table-cell office:value-type="float" office:value="7.36886">
                <text:p>7.36886</text:p>
              </table:table-cell>
              <table:table-cell office:value-type="float" office:value="0.402443">
                <text:p>0.402443</text:p>
              </table:table-cell>
              <table:table-cell office:value-type="float" office:value="6.43729">
                <text:p>6.43729</text:p>
              </table:table-cell>
              <table:table-cell office:value-type="float" office:value="0.0799312">
                <text:p>0.0799312</text:p>
              </table:table-cell>
              <table:table-cell office:value-type="float" office:value="5.84867">
                <text:p>5.84867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.30716">
                <text:p>9.30716</text:p>
              </table:table-cell>
              <table:table-cell office:value-type="float" office:value="0.980721">
                <text:p>0.980721</text:p>
              </table:table-cell>
              <table:table-cell office:value-type="float" office:value="7.3871">
                <text:p>7.3871</text:p>
              </table:table-cell>
              <table:table-cell office:value-type="float" office:value="0.193546">
                <text:p>0.193546</text:p>
              </table:table-cell>
              <table:table-cell office:value-type="float" office:value="6.45322">
                <text:p>6.45322</text:p>
              </table:table-cell>
              <table:table-cell office:value-type="float" office:value="0.0192554">
                <text:p>0.0192554</text:p>
              </table:table-cell>
              <table:table-cell office:value-type="float" office:value="5.86314">
                <text:p>5.86314</text:p>
              </table:table-cell>
              <table:table-cell office:value-type="float" office:value="0.0150528">
                <text:p>0.01505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.33014">
                <text:p>9.33014</text:p>
              </table:table-cell>
              <table:table-cell office:value-type="float" office:value="0.923879">
                <text:p>0.923879</text:p>
              </table:table-cell>
              <table:table-cell office:value-type="float" office:value="7.40534">
                <text:p>7.40534</text:p>
              </table:table-cell>
              <table:table-cell office:value-type="float" office:value="0.0852242">
                <text:p>0.0852242</text:p>
              </table:table-cell>
              <table:table-cell office:value-type="float" office:value="6.46916">
                <text:p>6.46916</text:p>
              </table:table-cell>
              <table:table-cell office:value-type="float" office:value="0.00421302">
                <text:p>0.00421302</text:p>
              </table:table-cell>
              <table:table-cell office:value-type="float" office:value="5.87762">
                <text:p>5.87762</text:p>
              </table:table-cell>
              <table:table-cell office:value-type="float" office:value="0.00316365">
                <text:p>0.0031636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.35312">
                <text:p>9.35312</text:p>
              </table:table-cell>
              <table:table-cell office:value-type="float" office:value="0.891413">
                <text:p>0.891413</text:p>
              </table:table-cell>
              <table:table-cell office:value-type="float" office:value="7.42358">
                <text:p>7.42358</text:p>
              </table:table-cell>
              <table:table-cell office:value-type="float" office:value="0.0342658">
                <text:p>0.0342658</text:p>
              </table:table-cell>
              <table:table-cell office:value-type="float" office:value="6.48509">
                <text:p>6.48509</text:p>
              </table:table-cell>
              <table:table-cell office:value-type="float" office:value="0.000758024">
                <text:p>0.000758024</text:p>
              </table:table-cell>
              <table:table-cell office:value-type="float" office:value="5.8921">
                <text:p>5.8921</text:p>
              </table:table-cell>
              <table:table-cell office:value-type="float" office:value="0.000642">
                <text:p>0.0006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.3761">
                <text:p>9.3761</text:p>
              </table:table-cell>
              <table:table-cell office:value-type="float" office:value="0.864882">
                <text:p>0.864882</text:p>
              </table:table-cell>
              <table:table-cell office:value-type="float" office:value="7.44182">
                <text:p>7.44182</text:p>
              </table:table-cell>
              <table:table-cell office:value-type="float" office:value="0.0148246">
                <text:p>0.0148246</text:p>
              </table:table-cell>
              <table:table-cell office:value-type="float" office:value="6.50102">
                <text:p>6.50102</text:p>
              </table:table-cell>
              <table:table-cell office:value-type="float" office:value="0.00013085">
                <text:p>0.00013085</text:p>
              </table:table-cell>
              <table:table-cell office:value-type="float" office:value="5.90657">
                <text:p>5.90657</text:p>
              </table:table-cell>
              <table:table-cell office:value-type="float" office:value="0.000146244">
                <text:p>0.0001462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.39908">
                <text:p>9.39908</text:p>
              </table:table-cell>
              <table:table-cell office:value-type="float" office:value="0.836116">
                <text:p>0.836116</text:p>
              </table:table-cell>
              <table:table-cell office:value-type="float" office:value="7.46006">
                <text:p>7.46006</text:p>
              </table:table-cell>
              <table:table-cell office:value-type="float" office:value="0.012776">
                <text:p>0.012776</text:p>
              </table:table-cell>
              <table:table-cell office:value-type="float" office:value="6.51696">
                <text:p>6.51696</text:p>
              </table:table-cell>
              <table:table-cell office:value-type="float" office:value="0.000222125">
                <text:p>0.000222125</text:p>
              </table:table-cell>
              <table:table-cell office:value-type="float" office:value="5.92105">
                <text:p>5.92105</text:p>
              </table:table-cell>
              <table:table-cell office:value-type="float" office:value="0.0000612758">
                <text:p>0.00006127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.42206">
                <text:p>9.42206</text:p>
              </table:table-cell>
              <table:table-cell office:value-type="float" office:value="0.827332">
                <text:p>0.827332</text:p>
              </table:table-cell>
              <table:table-cell office:value-type="float" office:value="7.47829">
                <text:p>7.47829</text:p>
              </table:table-cell>
              <table:table-cell office:value-type="float" office:value="0.022615">
                <text:p>0.022615</text:p>
              </table:table-cell>
              <table:table-cell office:value-type="float" office:value="6.53289">
                <text:p>6.53289</text:p>
              </table:table-cell>
              <table:table-cell office:value-type="float" office:value="0.000503063">
                <text:p>0.000503063</text:p>
              </table:table-cell>
              <table:table-cell office:value-type="float" office:value="5.93553">
                <text:p>5.93553</text:p>
              </table:table-cell>
              <table:table-cell office:value-type="float" office:value="0.000236287">
                <text:p>0.0002362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.44504">
                <text:p>9.44504</text:p>
              </table:table-cell>
              <table:table-cell office:value-type="float" office:value="0.822234">
                <text:p>0.822234</text:p>
              </table:table-cell>
              <table:table-cell office:value-type="float" office:value="7.49653">
                <text:p>7.49653</text:p>
              </table:table-cell>
              <table:table-cell office:value-type="float" office:value="0.0572373">
                <text:p>0.0572373</text:p>
              </table:table-cell>
              <table:table-cell office:value-type="float" office:value="6.54883">
                <text:p>6.54883</text:p>
              </table:table-cell>
              <table:table-cell office:value-type="float" office:value="0.00327677">
                <text:p>0.00327677</text:p>
              </table:table-cell>
              <table:table-cell office:value-type="float" office:value="5.95">
                <text:p>5.95</text:p>
              </table:table-cell>
              <table:table-cell office:value-type="float" office:value="0.00200247">
                <text:p>0.0020024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.46802">
                <text:p>9.46802</text:p>
              </table:table-cell>
              <table:table-cell office:value-type="float" office:value="0.826702">
                <text:p>0.826702</text:p>
              </table:table-cell>
              <table:table-cell office:value-type="float" office:value="7.51477">
                <text:p>7.51477</text:p>
              </table:table-cell>
              <table:table-cell office:value-type="float" office:value="0.124555">
                <text:p>0.124555</text:p>
              </table:table-cell>
              <table:table-cell office:value-type="float" office:value="6.56476">
                <text:p>6.56476</text:p>
              </table:table-cell>
              <table:table-cell office:value-type="float" office:value="0.0137531">
                <text:p>0.0137531</text:p>
              </table:table-cell>
              <table:table-cell office:value-type="float" office:value="5.96448">
                <text:p>5.96448</text:p>
              </table:table-cell>
              <table:table-cell office:value-type="float" office:value="0.0111942">
                <text:p>0.01119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.491">
                <text:p>9.491</text:p>
              </table:table-cell>
              <table:table-cell office:value-type="float" office:value="0.836074">
                <text:p>0.836074</text:p>
              </table:table-cell>
              <table:table-cell office:value-type="float" office:value="7.53301">
                <text:p>7.53301</text:p>
              </table:table-cell>
              <table:table-cell office:value-type="float" office:value="0.2558">
                <text:p>0.2558</text:p>
              </table:table-cell>
              <table:table-cell office:value-type="float" office:value="6.58069">
                <text:p>6.58069</text:p>
              </table:table-cell>
              <table:table-cell office:value-type="float" office:value="0.0522899">
                <text:p>0.0522899</text:p>
              </table:table-cell>
              <table:table-cell office:value-type="float" office:value="5.97896">
                <text:p>5.97896</text:p>
              </table:table-cell>
              <table:table-cell office:value-type="float" office:value="0.0459874">
                <text:p>0.045987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.51398">
                <text:p>9.51398</text:p>
              </table:table-cell>
              <table:table-cell office:value-type="float" office:value="0.854557">
                <text:p>0.854557</text:p>
              </table:table-cell>
              <table:table-cell office:value-type="float" office:value="7.55125">
                <text:p>7.55125</text:p>
              </table:table-cell>
              <table:table-cell office:value-type="float" office:value="0.483581">
                <text:p>0.483581</text:p>
              </table:table-cell>
              <table:table-cell office:value-type="float" office:value="6.59663">
                <text:p>6.59663</text:p>
              </table:table-cell>
              <table:table-cell office:value-type="float" office:value="0.172753">
                <text:p>0.172753</text:p>
              </table:table-cell>
              <table:table-cell office:value-type="float" office:value="5.99343">
                <text:p>5.99343</text:p>
              </table:table-cell>
              <table:table-cell office:value-type="float" office:value="0.148002">
                <text:p>0.1480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.53696">
                <text:p>9.53696</text:p>
              </table:table-cell>
              <table:table-cell office:value-type="float" office:value="0.884502">
                <text:p>0.884502</text:p>
              </table:table-cell>
              <table:table-cell office:value-type="float" office:value="7.56949">
                <text:p>7.56949</text:p>
              </table:table-cell>
              <table:table-cell office:value-type="float" office:value="0.816057">
                <text:p>0.816057</text:p>
              </table:table-cell>
              <table:table-cell office:value-type="float" office:value="6.61256">
                <text:p>6.61256</text:p>
              </table:table-cell>
              <table:table-cell office:value-type="float" office:value="0.461553">
                <text:p>0.461553</text:p>
              </table:table-cell>
              <table:table-cell office:value-type="float" office:value="6.00791">
                <text:p>6.00791</text:p>
              </table:table-cell>
              <table:table-cell office:value-type="float" office:value="0.413262">
                <text:p>0.4132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.55994">
                <text:p>9.55994</text:p>
              </table:table-cell>
              <table:table-cell office:value-type="float" office:value="0.931586">
                <text:p>0.931586</text:p>
              </table:table-cell>
              <table:table-cell office:value-type="float" office:value="7.58773">
                <text:p>7.58773</text:p>
              </table:table-cell>
              <table:table-cell office:value-type="float" office:value="1.25882">
                <text:p>1.25882</text:p>
              </table:table-cell>
              <table:table-cell office:value-type="float" office:value="6.6285">
                <text:p>6.6285</text:p>
              </table:table-cell>
              <table:table-cell office:value-type="float" office:value="1.01298">
                <text:p>1.01298</text:p>
              </table:table-cell>
              <table:table-cell office:value-type="float" office:value="6.02239">
                <text:p>6.02239</text:p>
              </table:table-cell>
              <table:table-cell office:value-type="float" office:value="0.97435">
                <text:p>0.974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.58293">
                <text:p>9.58293</text:p>
              </table:table-cell>
              <table:table-cell office:value-type="float" office:value="1.00311">
                <text:p>1.00311</text:p>
              </table:table-cell>
              <table:table-cell office:value-type="float" office:value="7.60597">
                <text:p>7.60597</text:p>
              </table:table-cell>
              <table:table-cell office:value-type="float" office:value="1.72436">
                <text:p>1.72436</text:p>
              </table:table-cell>
              <table:table-cell office:value-type="float" office:value="6.64443">
                <text:p>6.64443</text:p>
              </table:table-cell>
              <table:table-cell office:value-type="float" office:value="1.84993">
                <text:p>1.84993</text:p>
              </table:table-cell>
              <table:table-cell office:value-type="float" office:value="6.03686">
                <text:p>6.03686</text:p>
              </table:table-cell>
              <table:table-cell office:value-type="float" office:value="1.83948">
                <text:p>1.839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.60591">
                <text:p>9.60591</text:p>
              </table:table-cell>
              <table:table-cell office:value-type="float" office:value="1.1304">
                <text:p>1.1304</text:p>
              </table:table-cell>
              <table:table-cell office:value-type="float" office:value="7.62421">
                <text:p>7.62421</text:p>
              </table:table-cell>
              <table:table-cell office:value-type="float" office:value="2.19279">
                <text:p>2.19279</text:p>
              </table:table-cell>
              <table:table-cell office:value-type="float" office:value="6.66036">
                <text:p>6.66036</text:p>
              </table:table-cell>
              <table:table-cell office:value-type="float" office:value="2.75491">
                <text:p>2.75491</text:p>
              </table:table-cell>
              <table:table-cell office:value-type="float" office:value="6.05134">
                <text:p>6.05134</text:p>
              </table:table-cell>
              <table:table-cell office:value-type="float" office:value="2.81953">
                <text:p>2.819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.62889">
                <text:p>9.62889</text:p>
              </table:table-cell>
              <table:table-cell office:value-type="float" office:value="1.44555">
                <text:p>1.44555</text:p>
              </table:table-cell>
              <table:table-cell office:value-type="float" office:value="7.64245">
                <text:p>7.64245</text:p>
              </table:table-cell>
              <table:table-cell office:value-type="float" office:value="2.61052">
                <text:p>2.61052</text:p>
              </table:table-cell>
              <table:table-cell office:value-type="float" office:value="6.6763">
                <text:p>6.6763</text:p>
              </table:table-cell>
              <table:table-cell office:value-type="float" office:value="3.40419">
                <text:p>3.40419</text:p>
              </table:table-cell>
              <table:table-cell office:value-type="float" office:value="6.06582">
                <text:p>6.06582</text:p>
              </table:table-cell>
              <table:table-cell office:value-type="float" office:value="3.50189">
                <text:p>3.501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.65187">
                <text:p>9.65187</text:p>
              </table:table-cell>
              <table:table-cell office:value-type="float" office:value="1.25862">
                <text:p>1.25862</text:p>
              </table:table-cell>
              <table:table-cell office:value-type="float" office:value="7.66069">
                <text:p>7.66069</text:p>
              </table:table-cell>
              <table:table-cell office:value-type="float" office:value="2.40703">
                <text:p>2.40703</text:p>
              </table:table-cell>
              <table:table-cell office:value-type="float" office:value="6.69223">
                <text:p>6.69223</text:p>
              </table:table-cell>
              <table:table-cell office:value-type="float" office:value="3.15748">
                <text:p>3.15748</text:p>
              </table:table-cell>
              <table:table-cell office:value-type="float" office:value="6.0803">
                <text:p>6.0803</text:p>
              </table:table-cell>
              <table:table-cell office:value-type="float" office:value="3.22654">
                <text:p>3.2265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.67485">
                <text:p>9.67485</text:p>
              </table:table-cell>
              <table:table-cell office:value-type="float" office:value="1.04395">
                <text:p>1.04395</text:p>
              </table:table-cell>
              <table:table-cell office:value-type="float" office:value="7.67893">
                <text:p>7.67893</text:p>
              </table:table-cell>
              <table:table-cell office:value-type="float" office:value="1.96438">
                <text:p>1.96438</text:p>
              </table:table-cell>
              <table:table-cell office:value-type="float" office:value="6.70816">
                <text:p>6.70816</text:p>
              </table:table-cell>
              <table:table-cell office:value-type="float" office:value="2.32049">
                <text:p>2.32049</text:p>
              </table:table-cell>
              <table:table-cell office:value-type="float" office:value="6.09477">
                <text:p>6.09477</text:p>
              </table:table-cell>
              <table:table-cell office:value-type="float" office:value="2.34511">
                <text:p>2.345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.69783">
                <text:p>9.69783</text:p>
              </table:table-cell>
              <table:table-cell office:value-type="float" office:value="0.930285">
                <text:p>0.930285</text:p>
              </table:table-cell>
              <table:table-cell office:value-type="float" office:value="7.69717">
                <text:p>7.69717</text:p>
              </table:table-cell>
              <table:table-cell office:value-type="float" office:value="1.49364">
                <text:p>1.49364</text:p>
              </table:table-cell>
              <table:table-cell office:value-type="float" office:value="6.7241">
                <text:p>6.7241</text:p>
              </table:table-cell>
              <table:table-cell office:value-type="float" office:value="1.40761">
                <text:p>1.40761</text:p>
              </table:table-cell>
              <table:table-cell office:value-type="float" office:value="6.10925">
                <text:p>6.10925</text:p>
              </table:table-cell>
              <table:table-cell office:value-type="float" office:value="1.37802">
                <text:p>1.378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.72081">
                <text:p>9.72081</text:p>
              </table:table-cell>
              <table:table-cell office:value-type="float" office:value="0.852866">
                <text:p>0.852866</text:p>
              </table:table-cell>
              <table:table-cell office:value-type="float" office:value="7.71541">
                <text:p>7.71541</text:p>
              </table:table-cell>
              <table:table-cell office:value-type="float" office:value="1.02227">
                <text:p>1.02227</text:p>
              </table:table-cell>
              <table:table-cell office:value-type="float" office:value="6.74003">
                <text:p>6.74003</text:p>
              </table:table-cell>
              <table:table-cell office:value-type="float" office:value="0.701442">
                <text:p>0.701442</text:p>
              </table:table-cell>
              <table:table-cell office:value-type="float" office:value="6.12373">
                <text:p>6.12373</text:p>
              </table:table-cell>
              <table:table-cell office:value-type="float" office:value="0.665158">
                <text:p>0.6651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.74379">
                <text:p>9.74379</text:p>
              </table:table-cell>
              <table:table-cell office:value-type="float" office:value="0.79414">
                <text:p>0.79414</text:p>
              </table:table-cell>
              <table:table-cell office:value-type="float" office:value="7.73365">
                <text:p>7.73365</text:p>
              </table:table-cell>
              <table:table-cell office:value-type="float" office:value="0.629902">
                <text:p>0.629902</text:p>
              </table:table-cell>
              <table:table-cell office:value-type="float" office:value="6.75597">
                <text:p>6.75597</text:p>
              </table:table-cell>
              <table:table-cell office:value-type="float" office:value="0.290138">
                <text:p>0.290138</text:p>
              </table:table-cell>
              <table:table-cell office:value-type="float" office:value="6.1382">
                <text:p>6.1382</text:p>
              </table:table-cell>
              <table:table-cell office:value-type="float" office:value="0.256719">
                <text:p>0.2567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.76677">
                <text:p>9.76677</text:p>
              </table:table-cell>
              <table:table-cell office:value-type="float" office:value="0.748796">
                <text:p>0.748796</text:p>
              </table:table-cell>
              <table:table-cell office:value-type="float" office:value="7.75189">
                <text:p>7.75189</text:p>
              </table:table-cell>
              <table:table-cell office:value-type="float" office:value="0.350659">
                <text:p>0.350659</text:p>
              </table:table-cell>
              <table:table-cell office:value-type="float" office:value="6.7719">
                <text:p>6.7719</text:p>
              </table:table-cell>
              <table:table-cell office:value-type="float" office:value="0.0957142">
                <text:p>0.0957142</text:p>
              </table:table-cell>
              <table:table-cell office:value-type="float" office:value="6.15268">
                <text:p>6.15268</text:p>
              </table:table-cell>
              <table:table-cell office:value-type="float" office:value="0.0811156">
                <text:p>0.08111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.78975">
                <text:p>9.78975</text:p>
              </table:table-cell>
              <table:table-cell office:value-type="float" office:value="0.718413">
                <text:p>0.718413</text:p>
              </table:table-cell>
              <table:table-cell office:value-type="float" office:value="7.77013">
                <text:p>7.77013</text:p>
              </table:table-cell>
              <table:table-cell office:value-type="float" office:value="0.176791">
                <text:p>0.176791</text:p>
              </table:table-cell>
              <table:table-cell office:value-type="float" office:value="6.78783">
                <text:p>6.78783</text:p>
              </table:table-cell>
              <table:table-cell office:value-type="float" office:value="0.0282626">
                <text:p>0.0282626</text:p>
              </table:table-cell>
              <table:table-cell office:value-type="float" office:value="6.16716">
                <text:p>6.16716</text:p>
              </table:table-cell>
              <table:table-cell office:value-type="float" office:value="0.0207857">
                <text:p>0.02078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.81273">
                <text:p>9.81273</text:p>
              </table:table-cell>
              <table:table-cell office:value-type="float" office:value="0.701447">
                <text:p>0.701447</text:p>
              </table:table-cell>
              <table:table-cell office:value-type="float" office:value="7.78837">
                <text:p>7.78837</text:p>
              </table:table-cell>
              <table:table-cell office:value-type="float" office:value="0.0796337">
                <text:p>0.0796337</text:p>
              </table:table-cell>
              <table:table-cell office:value-type="float" office:value="6.80377">
                <text:p>6.80377</text:p>
              </table:table-cell>
              <table:table-cell office:value-type="float" office:value="0.00605756">
                <text:p>0.00605756</text:p>
              </table:table-cell>
              <table:table-cell office:value-type="float" office:value="6.18163">
                <text:p>6.18163</text:p>
              </table:table-cell>
              <table:table-cell office:value-type="float" office:value="0.00457479">
                <text:p>0.004574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.83571">
                <text:p>9.83571</text:p>
              </table:table-cell>
              <table:table-cell office:value-type="float" office:value="0.686975">
                <text:p>0.686975</text:p>
              </table:table-cell>
              <table:table-cell office:value-type="float" office:value="7.80661">
                <text:p>7.80661</text:p>
              </table:table-cell>
              <table:table-cell office:value-type="float" office:value="0.0359029">
                <text:p>0.0359029</text:p>
              </table:table-cell>
              <table:table-cell office:value-type="float" office:value="6.8197">
                <text:p>6.8197</text:p>
              </table:table-cell>
              <table:table-cell office:value-type="float" office:value="0.00120306">
                <text:p>0.00120306</text:p>
              </table:table-cell>
              <table:table-cell office:value-type="float" office:value="6.19611">
                <text:p>6.19611</text:p>
              </table:table-cell>
              <table:table-cell office:value-type="float" office:value="0.000825354">
                <text:p>0.00082535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.85869">
                <text:p>9.85869</text:p>
              </table:table-cell>
              <table:table-cell office:value-type="float" office:value="0.673444">
                <text:p>0.673444</text:p>
              </table:table-cell>
              <table:table-cell office:value-type="float" office:value="7.82485">
                <text:p>7.82485</text:p>
              </table:table-cell>
              <table:table-cell office:value-type="float" office:value="0.0164998">
                <text:p>0.0164998</text:p>
              </table:table-cell>
              <table:table-cell office:value-type="float" office:value="6.83564">
                <text:p>6.83564</text:p>
              </table:table-cell>
              <table:table-cell office:value-type="float" office:value="0.000306326">
                <text:p>0.000306326</text:p>
              </table:table-cell>
              <table:table-cell office:value-type="float" office:value="6.21059">
                <text:p>6.21059</text:p>
              </table:table-cell>
              <table:table-cell office:value-type="float" office:value="0.000104429">
                <text:p>0.0001044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.88167">
                <text:p>9.88167</text:p>
              </table:table-cell>
              <table:table-cell office:value-type="float" office:value="0.671535">
                <text:p>0.671535</text:p>
              </table:table-cell>
              <table:table-cell office:value-type="float" office:value="7.84309">
                <text:p>7.84309</text:p>
              </table:table-cell>
              <table:table-cell office:value-type="float" office:value="0.0123694">
                <text:p>0.0123694</text:p>
              </table:table-cell>
              <table:table-cell office:value-type="float" office:value="6.85157">
                <text:p>6.85157</text:p>
              </table:table-cell>
              <table:table-cell office:value-type="float" office:value="0.000110874">
                <text:p>0.000110874</text:p>
              </table:table-cell>
              <table:table-cell office:value-type="float" office:value="6.22506">
                <text:p>6.22506</text:p>
              </table:table-cell>
              <table:table-cell office:value-type="float" office:value="0.0000138592">
                <text:p>0.000013859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.90465">
                <text:p>9.90465</text:p>
              </table:table-cell>
              <table:table-cell office:value-type="float" office:value="0.669788">
                <text:p>0.669788</text:p>
              </table:table-cell>
              <table:table-cell office:value-type="float" office:value="7.86133">
                <text:p>7.86133</text:p>
              </table:table-cell>
              <table:table-cell office:value-type="float" office:value="0.0236308">
                <text:p>0.0236308</text:p>
              </table:table-cell>
              <table:table-cell office:value-type="float" office:value="6.8675">
                <text:p>6.8675</text:p>
              </table:table-cell>
              <table:table-cell office:value-type="float" office:value="0.000689749">
                <text:p>0.000689749</text:p>
              </table:table-cell>
              <table:table-cell office:value-type="float" office:value="6.23954">
                <text:p>6.23954</text:p>
              </table:table-cell>
              <table:table-cell office:value-type="float" office:value="0.00005518">
                <text:p>0.000055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.92764">
                <text:p>9.92764</text:p>
              </table:table-cell>
              <table:table-cell office:value-type="float" office:value="0.674428">
                <text:p>0.674428</text:p>
              </table:table-cell>
              <table:table-cell office:value-type="float" office:value="7.87957">
                <text:p>7.87957</text:p>
              </table:table-cell>
              <table:table-cell office:value-type="float" office:value="0.0548081">
                <text:p>0.0548081</text:p>
              </table:table-cell>
              <table:table-cell office:value-type="float" office:value="6.88344">
                <text:p>6.88344</text:p>
              </table:table-cell>
              <table:table-cell office:value-type="float" office:value="0.00339161">
                <text:p>0.00339161</text:p>
              </table:table-cell>
              <table:table-cell office:value-type="float" office:value="6.25402">
                <text:p>6.25402</text:p>
              </table:table-cell>
              <table:table-cell office:value-type="float" office:value="0.000597307">
                <text:p>0.0005973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.95062">
                <text:p>9.95062</text:p>
              </table:table-cell>
              <table:table-cell office:value-type="float" office:value="0.700067">
                <text:p>0.700067</text:p>
              </table:table-cell>
              <table:table-cell office:value-type="float" office:value="7.89781">
                <text:p>7.89781</text:p>
              </table:table-cell>
              <table:table-cell office:value-type="float" office:value="0.131533">
                <text:p>0.131533</text:p>
              </table:table-cell>
              <table:table-cell office:value-type="float" office:value="6.89937">
                <text:p>6.89937</text:p>
              </table:table-cell>
              <table:table-cell office:value-type="float" office:value="0.0146246">
                <text:p>0.0146246</text:p>
              </table:table-cell>
              <table:table-cell office:value-type="float" office:value="6.2685">
                <text:p>6.2685</text:p>
              </table:table-cell>
              <table:table-cell office:value-type="float" office:value="0.00477691">
                <text:p>0.004776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.9736">
                <text:p>9.9736</text:p>
              </table:table-cell>
              <table:table-cell office:value-type="float" office:value="0.723544">
                <text:p>0.723544</text:p>
              </table:table-cell>
              <table:table-cell office:value-type="float" office:value="7.91605">
                <text:p>7.91605</text:p>
              </table:table-cell>
              <table:table-cell office:value-type="float" office:value="0.277037">
                <text:p>0.277037</text:p>
              </table:table-cell>
              <table:table-cell office:value-type="float" office:value="6.91531">
                <text:p>6.91531</text:p>
              </table:table-cell>
              <table:table-cell office:value-type="float" office:value="0.0613719">
                <text:p>0.0613719</text:p>
              </table:table-cell>
              <table:table-cell office:value-type="float" office:value="6.28297">
                <text:p>6.28297</text:p>
              </table:table-cell>
              <table:table-cell office:value-type="float" office:value="0.0268085">
                <text:p>0.02680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.99658">
                <text:p>9.99658</text:p>
              </table:table-cell>
              <table:table-cell office:value-type="float" office:value="0.760666">
                <text:p>0.760666</text:p>
              </table:table-cell>
              <table:table-cell office:value-type="float" office:value="7.93429">
                <text:p>7.93429</text:p>
              </table:table-cell>
              <table:table-cell office:value-type="float" office:value="0.52133">
                <text:p>0.52133</text:p>
              </table:table-cell>
              <table:table-cell office:value-type="float" office:value="6.93124">
                <text:p>6.93124</text:p>
              </table:table-cell>
              <table:table-cell office:value-type="float" office:value="0.203164">
                <text:p>0.203164</text:p>
              </table:table-cell>
              <table:table-cell office:value-type="float" office:value="6.29745">
                <text:p>6.29745</text:p>
              </table:table-cell>
              <table:table-cell office:value-type="float" office:value="0.120772">
                <text:p>0.1207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.0196">
                <text:p>10.0196</text:p>
              </table:table-cell>
              <table:table-cell office:value-type="float" office:value="0.803351">
                <text:p>0.803351</text:p>
              </table:table-cell>
              <table:table-cell office:value-type="float" office:value="7.95253">
                <text:p>7.95253</text:p>
              </table:table-cell>
              <table:table-cell office:value-type="float" office:value="0.895348">
                <text:p>0.895348</text:p>
              </table:table-cell>
              <table:table-cell office:value-type="float" office:value="6.94717">
                <text:p>6.94717</text:p>
              </table:table-cell>
              <table:table-cell office:value-type="float" office:value="0.565267">
                <text:p>0.565267</text:p>
              </table:table-cell>
              <table:table-cell office:value-type="float" office:value="6.31193">
                <text:p>6.31193</text:p>
              </table:table-cell>
              <table:table-cell office:value-type="float" office:value="0.42166">
                <text:p>0.421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.0425">
                <text:p>10.0425</text:p>
              </table:table-cell>
              <table:table-cell office:value-type="float" office:value="0.869524">
                <text:p>0.869524</text:p>
              </table:table-cell>
              <table:table-cell office:value-type="float" office:value="7.97077">
                <text:p>7.97077</text:p>
              </table:table-cell>
              <table:table-cell office:value-type="float" office:value="1.37304">
                <text:p>1.37304</text:p>
              </table:table-cell>
              <table:table-cell office:value-type="float" office:value="6.96311">
                <text:p>6.96311</text:p>
              </table:table-cell>
              <table:table-cell office:value-type="float" office:value="1.24544">
                <text:p>1.24544</text:p>
              </table:table-cell>
              <table:table-cell office:value-type="float" office:value="6.3264">
                <text:p>6.3264</text:p>
              </table:table-cell>
              <table:table-cell office:value-type="float" office:value="1.12058">
                <text:p>1.120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.0655">
                <text:p>10.0655</text:p>
              </table:table-cell>
              <table:table-cell office:value-type="float" office:value="0.964571">
                <text:p>0.964571</text:p>
              </table:table-cell>
              <table:table-cell office:value-type="float" office:value="7.98901">
                <text:p>7.98901</text:p>
              </table:table-cell>
              <table:table-cell office:value-type="float" office:value="1.87192">
                <text:p>1.87192</text:p>
              </table:table-cell>
              <table:table-cell office:value-type="float" office:value="6.97904">
                <text:p>6.97904</text:p>
              </table:table-cell>
              <table:table-cell office:value-type="float" office:value="2.18286">
                <text:p>2.18286</text:p>
              </table:table-cell>
              <table:table-cell office:value-type="float" office:value="6.34088">
                <text:p>6.34088</text:p>
              </table:table-cell>
              <table:table-cell office:value-type="float" office:value="2.23993">
                <text:p>2.239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.0885">
                <text:p>10.0885</text:p>
              </table:table-cell>
              <table:table-cell office:value-type="float" office:value="1.15858">
                <text:p>1.15858</text:p>
              </table:table-cell>
              <table:table-cell office:value-type="float" office:value="8.00725">
                <text:p>8.00725</text:p>
              </table:table-cell>
              <table:table-cell office:value-type="float" office:value="2.34241">
                <text:p>2.34241</text:p>
              </table:table-cell>
              <table:table-cell office:value-type="float" office:value="6.99497">
                <text:p>6.99497</text:p>
              </table:table-cell>
              <table:table-cell office:value-type="float" office:value="3.05383">
                <text:p>3.05383</text:p>
              </table:table-cell>
              <table:table-cell office:value-type="float" office:value="6.35536">
                <text:p>6.35536</text:p>
              </table:table-cell>
              <table:table-cell office:value-type="float" office:value="3.32107">
                <text:p>3.321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.1115">
                <text:p>10.1115</text:p>
              </table:table-cell>
              <table:table-cell office:value-type="float" office:value="1.30481">
                <text:p>1.30481</text:p>
              </table:table-cell>
              <table:table-cell office:value-type="float" office:value="8.02549">
                <text:p>8.02549</text:p>
              </table:table-cell>
              <table:table-cell office:value-type="float" office:value="2.50259">
                <text:p>2.50259</text:p>
              </table:table-cell>
              <table:table-cell office:value-type="float" office:value="7.01091">
                <text:p>7.01091</text:p>
              </table:table-cell>
              <table:table-cell office:value-type="float" office:value="3.29337">
                <text:p>3.29337</text:p>
              </table:table-cell>
              <table:table-cell office:value-type="float" office:value="6.36983">
                <text:p>6.36983</text:p>
              </table:table-cell>
              <table:table-cell office:value-type="float" office:value="3.60376">
                <text:p>3.6037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.1345">
                <text:p>10.1345</text:p>
              </table:table-cell>
              <table:table-cell office:value-type="float" office:value="1.01586">
                <text:p>1.01586</text:p>
              </table:table-cell>
              <table:table-cell office:value-type="float" office:value="8.04373">
                <text:p>8.04373</text:p>
              </table:table-cell>
              <table:table-cell office:value-type="float" office:value="2.0941">
                <text:p>2.0941</text:p>
              </table:table-cell>
              <table:table-cell office:value-type="float" office:value="7.02684">
                <text:p>7.02684</text:p>
              </table:table-cell>
              <table:table-cell office:value-type="float" office:value="2.56892">
                <text:p>2.56892</text:p>
              </table:table-cell>
              <table:table-cell office:value-type="float" office:value="6.38431">
                <text:p>6.38431</text:p>
              </table:table-cell>
              <table:table-cell office:value-type="float" office:value="2.72102">
                <text:p>2.721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.1574">
                <text:p>10.1574</text:p>
              </table:table-cell>
              <table:table-cell office:value-type="float" office:value="0.893799">
                <text:p>0.893799</text:p>
              </table:table-cell>
              <table:table-cell office:value-type="float" office:value="8.06197">
                <text:p>8.06197</text:p>
              </table:table-cell>
              <table:table-cell office:value-type="float" office:value="1.59581">
                <text:p>1.59581</text:p>
              </table:table-cell>
              <table:table-cell office:value-type="float" office:value="7.04278">
                <text:p>7.04278</text:p>
              </table:table-cell>
              <table:table-cell office:value-type="float" office:value="1.63096">
                <text:p>1.63096</text:p>
              </table:table-cell>
              <table:table-cell office:value-type="float" office:value="6.39879">
                <text:p>6.39879</text:p>
              </table:table-cell>
              <table:table-cell office:value-type="float" office:value="1.56287">
                <text:p>1.5628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.1804">
                <text:p>10.1804</text:p>
              </table:table-cell>
              <table:table-cell office:value-type="float" office:value="0.813785">
                <text:p>0.813785</text:p>
              </table:table-cell>
              <table:table-cell office:value-type="float" office:value="8.08021">
                <text:p>8.08021</text:p>
              </table:table-cell>
              <table:table-cell office:value-type="float" office:value="1.088">
                <text:p>1.088</text:p>
              </table:table-cell>
              <table:table-cell office:value-type="float" office:value="7.05871">
                <text:p>7.05871</text:p>
              </table:table-cell>
              <table:table-cell office:value-type="float" office:value="0.820921">
                <text:p>0.820921</text:p>
              </table:table-cell>
              <table:table-cell office:value-type="float" office:value="6.41326">
                <text:p>6.41326</text:p>
              </table:table-cell>
              <table:table-cell office:value-type="float" office:value="0.680113">
                <text:p>0.6801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.2034">
                <text:p>10.2034</text:p>
              </table:table-cell>
              <table:table-cell office:value-type="float" office:value="0.776255">
                <text:p>0.776255</text:p>
              </table:table-cell>
              <table:table-cell office:value-type="float" office:value="8.09845">
                <text:p>8.09845</text:p>
              </table:table-cell>
              <table:table-cell office:value-type="float" office:value="0.67158">
                <text:p>0.67158</text:p>
              </table:table-cell>
              <table:table-cell office:value-type="float" office:value="7.07464">
                <text:p>7.07464</text:p>
              </table:table-cell>
              <table:table-cell office:value-type="float" office:value="0.327705">
                <text:p>0.327705</text:p>
              </table:table-cell>
              <table:table-cell office:value-type="float" office:value="6.42774">
                <text:p>6.42774</text:p>
              </table:table-cell>
              <table:table-cell office:value-type="float" office:value="0.225689">
                <text:p>0.2256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.2264">
                <text:p>10.2264</text:p>
              </table:table-cell>
              <table:table-cell office:value-type="float" office:value="0.744495">
                <text:p>0.744495</text:p>
              </table:table-cell>
              <table:table-cell office:value-type="float" office:value="8.11669">
                <text:p>8.11669</text:p>
              </table:table-cell>
              <table:table-cell office:value-type="float" office:value="0.367585">
                <text:p>0.367585</text:p>
              </table:table-cell>
              <table:table-cell office:value-type="float" office:value="7.09058">
                <text:p>7.09058</text:p>
              </table:table-cell>
              <table:table-cell office:value-type="float" office:value="0.109122">
                <text:p>0.109122</text:p>
              </table:table-cell>
              <table:table-cell office:value-type="float" office:value="6.44222">
                <text:p>6.44222</text:p>
              </table:table-cell>
              <table:table-cell office:value-type="float" office:value="0.05833">
                <text:p>0.058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.2494">
                <text:p>10.2494</text:p>
              </table:table-cell>
              <table:table-cell office:value-type="float" office:value="0.713604">
                <text:p>0.713604</text:p>
              </table:table-cell>
              <table:table-cell office:value-type="float" office:value="8.13493">
                <text:p>8.13493</text:p>
              </table:table-cell>
              <table:table-cell office:value-type="float" office:value="0.178225">
                <text:p>0.178225</text:p>
              </table:table-cell>
              <table:table-cell office:value-type="float" office:value="7.10651">
                <text:p>7.10651</text:p>
              </table:table-cell>
              <table:table-cell office:value-type="float" office:value="0.0313114">
                <text:p>0.0313114</text:p>
              </table:table-cell>
              <table:table-cell office:value-type="float" office:value="6.45669">
                <text:p>6.45669</text:p>
              </table:table-cell>
              <table:table-cell office:value-type="float" office:value="0.0120002">
                <text:p>0.01200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.2723">
                <text:p>10.2723</text:p>
              </table:table-cell>
              <table:table-cell office:value-type="float" office:value="0.696916">
                <text:p>0.696916</text:p>
              </table:table-cell>
              <table:table-cell office:value-type="float" office:value="8.15317">
                <text:p>8.15317</text:p>
              </table:table-cell>
              <table:table-cell office:value-type="float" office:value="0.0775598">
                <text:p>0.0775598</text:p>
              </table:table-cell>
              <table:table-cell office:value-type="float" office:value="7.12245">
                <text:p>7.12245</text:p>
              </table:table-cell>
              <table:table-cell office:value-type="float" office:value="0.00727825">
                <text:p>0.00727825</text:p>
              </table:table-cell>
              <table:table-cell office:value-type="float" office:value="6.47117">
                <text:p>6.47117</text:p>
              </table:table-cell>
              <table:table-cell office:value-type="float" office:value="0.00200713">
                <text:p>0.002007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.2953">
                <text:p>10.2953</text:p>
              </table:table-cell>
              <table:table-cell office:value-type="float" office:value="0.675372">
                <text:p>0.675372</text:p>
              </table:table-cell>
              <table:table-cell office:value-type="float" office:value="8.17141">
                <text:p>8.17141</text:p>
              </table:table-cell>
              <table:table-cell office:value-type="float" office:value="0.0325965">
                <text:p>0.0325965</text:p>
              </table:table-cell>
              <table:table-cell office:value-type="float" office:value="7.13838">
                <text:p>7.13838</text:p>
              </table:table-cell>
              <table:table-cell office:value-type="float" office:value="0.00164068">
                <text:p>0.00164068</text:p>
              </table:table-cell>
              <table:table-cell office:value-type="float" office:value="6.48565">
                <text:p>6.48565</text:p>
              </table:table-cell>
              <table:table-cell office:value-type="float" office:value="0.00030643">
                <text:p>0.000306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.3183">
                <text:p>10.3183</text:p>
              </table:table-cell>
              <table:table-cell office:value-type="float" office:value="0.661848">
                <text:p>0.661848</text:p>
              </table:table-cell>
              <table:table-cell office:value-type="float" office:value="8.18964">
                <text:p>8.18964</text:p>
              </table:table-cell>
              <table:table-cell office:value-type="float" office:value="0.0165181">
                <text:p>0.0165181</text:p>
              </table:table-cell>
              <table:table-cell office:value-type="float" office:value="7.15431">
                <text:p>7.15431</text:p>
              </table:table-cell>
              <table:table-cell office:value-type="float" office:value="0.000578355">
                <text:p>0.000578355</text:p>
              </table:table-cell>
              <table:table-cell office:value-type="float" office:value="6.50013">
                <text:p>6.50013</text:p>
              </table:table-cell>
              <table:table-cell office:value-type="float" office:value="0.0000317778">
                <text:p>0.00003177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.3413">
                <text:p>10.3413</text:p>
              </table:table-cell>
              <table:table-cell office:value-type="float" office:value="0.674709">
                <text:p>0.674709</text:p>
              </table:table-cell>
              <table:table-cell office:value-type="float" office:value="8.20788">
                <text:p>8.20788</text:p>
              </table:table-cell>
              <table:table-cell office:value-type="float" office:value="0.0190832">
                <text:p>0.0190832</text:p>
              </table:table-cell>
              <table:table-cell office:value-type="float" office:value="7.17025">
                <text:p>7.17025</text:p>
              </table:table-cell>
              <table:table-cell office:value-type="float" office:value="0.00056946">
                <text:p>0.00056946</text:p>
              </table:table-cell>
              <table:table-cell office:value-type="float" office:value="6.5146">
                <text:p>6.5146</text:p>
              </table:table-cell>
              <table:table-cell office:value-type="float" office:value="0.000120219">
                <text:p>0.0001202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.3643">
                <text:p>10.3643</text:p>
              </table:table-cell>
              <table:table-cell office:value-type="float" office:value="0.689012">
                <text:p>0.689012</text:p>
              </table:table-cell>
              <table:table-cell office:value-type="float" office:value="8.22612">
                <text:p>8.22612</text:p>
              </table:table-cell>
              <table:table-cell office:value-type="float" office:value="0.0371722">
                <text:p>0.0371722</text:p>
              </table:table-cell>
              <table:table-cell office:value-type="float" office:value="7.18618">
                <text:p>7.18618</text:p>
              </table:table-cell>
              <table:table-cell office:value-type="float" office:value="0.0018646">
                <text:p>0.0018646</text:p>
              </table:table-cell>
              <table:table-cell office:value-type="float" office:value="6.52908">
                <text:p>6.52908</text:p>
              </table:table-cell>
              <table:table-cell office:value-type="float" office:value="0.000661427">
                <text:p>0.0006614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.3872">
                <text:p>10.3872</text:p>
              </table:table-cell>
              <table:table-cell office:value-type="float" office:value="0.7103">
                <text:p>0.7103</text:p>
              </table:table-cell>
              <table:table-cell office:value-type="float" office:value="8.24436">
                <text:p>8.24436</text:p>
              </table:table-cell>
              <table:table-cell office:value-type="float" office:value="0.0902527">
                <text:p>0.0902527</text:p>
              </table:table-cell>
              <table:table-cell office:value-type="float" office:value="7.20212">
                <text:p>7.20212</text:p>
              </table:table-cell>
              <table:table-cell office:value-type="float" office:value="0.00834732">
                <text:p>0.00834732</text:p>
              </table:table-cell>
              <table:table-cell office:value-type="float" office:value="6.54356">
                <text:p>6.54356</text:p>
              </table:table-cell>
              <table:table-cell office:value-type="float" office:value="0.0040012">
                <text:p>0.00400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.4102">
                <text:p>10.4102</text:p>
              </table:table-cell>
              <table:table-cell office:value-type="float" office:value="0.72382">
                <text:p>0.72382</text:p>
              </table:table-cell>
              <table:table-cell office:value-type="float" office:value="8.2626">
                <text:p>8.2626</text:p>
              </table:table-cell>
              <table:table-cell office:value-type="float" office:value="0.192996">
                <text:p>0.192996</text:p>
              </table:table-cell>
              <table:table-cell office:value-type="float" office:value="7.21805">
                <text:p>7.21805</text:p>
              </table:table-cell>
              <table:table-cell office:value-type="float" office:value="0.0353649">
                <text:p>0.0353649</text:p>
              </table:table-cell>
              <table:table-cell office:value-type="float" office:value="6.55803">
                <text:p>6.55803</text:p>
              </table:table-cell>
              <table:table-cell office:value-type="float" office:value="0.0215286">
                <text:p>0.021528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4332">
                <text:p>10.4332</text:p>
              </table:table-cell>
              <table:table-cell office:value-type="float" office:value="0.772547">
                <text:p>0.772547</text:p>
              </table:table-cell>
              <table:table-cell office:value-type="float" office:value="8.28084">
                <text:p>8.28084</text:p>
              </table:table-cell>
              <table:table-cell office:value-type="float" office:value="0.381527">
                <text:p>0.381527</text:p>
              </table:table-cell>
              <table:table-cell office:value-type="float" office:value="7.23398">
                <text:p>7.23398</text:p>
              </table:table-cell>
              <table:table-cell office:value-type="float" office:value="0.120056">
                <text:p>0.120056</text:p>
              </table:table-cell>
              <table:table-cell office:value-type="float" office:value="6.57251">
                <text:p>6.57251</text:p>
              </table:table-cell>
              <table:table-cell office:value-type="float" office:value="0.0854559">
                <text:p>0.08545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.4562">
                <text:p>10.4562</text:p>
              </table:table-cell>
              <table:table-cell office:value-type="float" office:value="0.812825">
                <text:p>0.812825</text:p>
              </table:table-cell>
              <table:table-cell office:value-type="float" office:value="8.29908">
                <text:p>8.29908</text:p>
              </table:table-cell>
              <table:table-cell office:value-type="float" office:value="0.659133">
                <text:p>0.659133</text:p>
              </table:table-cell>
              <table:table-cell office:value-type="float" office:value="7.24992">
                <text:p>7.24992</text:p>
              </table:table-cell>
              <table:table-cell office:value-type="float" office:value="0.340137">
                <text:p>0.340137</text:p>
              </table:table-cell>
              <table:table-cell office:value-type="float" office:value="6.58699">
                <text:p>6.58699</text:p>
              </table:table-cell>
              <table:table-cell office:value-type="float" office:value="0.283173">
                <text:p>0.28317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.4792">
                <text:p>10.4792</text:p>
              </table:table-cell>
              <table:table-cell office:value-type="float" office:value="0.875085">
                <text:p>0.875085</text:p>
              </table:table-cell>
              <table:table-cell office:value-type="float" office:value="8.31732">
                <text:p>8.31732</text:p>
              </table:table-cell>
              <table:table-cell office:value-type="float" office:value="1.03236">
                <text:p>1.03236</text:p>
              </table:table-cell>
              <table:table-cell office:value-type="float" office:value="7.26585">
                <text:p>7.26585</text:p>
              </table:table-cell>
              <table:table-cell office:value-type="float" office:value="0.79946">
                <text:p>0.79946</text:p>
              </table:table-cell>
              <table:table-cell office:value-type="float" office:value="6.60146">
                <text:p>6.60146</text:p>
              </table:table-cell>
              <table:table-cell office:value-type="float" office:value="0.729566">
                <text:p>0.7295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.5022">
                <text:p>10.5022</text:p>
              </table:table-cell>
              <table:table-cell office:value-type="float" office:value="0.963469">
                <text:p>0.963469</text:p>
              </table:table-cell>
              <table:table-cell office:value-type="float" office:value="8.33556">
                <text:p>8.33556</text:p>
              </table:table-cell>
              <table:table-cell office:value-type="float" office:value="1.45322">
                <text:p>1.45322</text:p>
              </table:table-cell>
              <table:table-cell office:value-type="float" office:value="7.28178">
                <text:p>7.28178</text:p>
              </table:table-cell>
              <table:table-cell office:value-type="float" office:value="1.52116">
                <text:p>1.52116</text:p>
              </table:table-cell>
              <table:table-cell office:value-type="float" office:value="6.61594">
                <text:p>6.61594</text:p>
              </table:table-cell>
              <table:table-cell office:value-type="float" office:value="1.49267">
                <text:p>1.492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.5251">
                <text:p>10.5251</text:p>
              </table:table-cell>
              <table:table-cell office:value-type="float" office:value="1.09616">
                <text:p>1.09616</text:p>
              </table:table-cell>
              <table:table-cell office:value-type="float" office:value="8.3538">
                <text:p>8.3538</text:p>
              </table:table-cell>
              <table:table-cell office:value-type="float" office:value="1.85681">
                <text:p>1.85681</text:p>
              </table:table-cell>
              <table:table-cell office:value-type="float" office:value="7.29772">
                <text:p>7.29772</text:p>
              </table:table-cell>
              <table:table-cell office:value-type="float" office:value="2.32986">
                <text:p>2.32986</text:p>
              </table:table-cell>
              <table:table-cell office:value-type="float" office:value="6.63042">
                <text:p>6.63042</text:p>
              </table:table-cell>
              <table:table-cell office:value-type="float" office:value="2.41476">
                <text:p>2.4147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.5481">
                <text:p>10.5481</text:p>
              </table:table-cell>
              <table:table-cell office:value-type="float" office:value="1.37463">
                <text:p>1.37463</text:p>
              </table:table-cell>
              <table:table-cell office:value-type="float" office:value="8.37204">
                <text:p>8.37204</text:p>
              </table:table-cell>
              <table:table-cell office:value-type="float" office:value="2.21107">
                <text:p>2.21107</text:p>
              </table:table-cell>
              <table:table-cell office:value-type="float" office:value="7.31365">
                <text:p>7.31365</text:p>
              </table:table-cell>
              <table:table-cell office:value-type="float" office:value="2.92492">
                <text:p>2.92492</text:p>
              </table:table-cell>
              <table:table-cell office:value-type="float" office:value="6.64489">
                <text:p>6.64489</text:p>
              </table:table-cell>
              <table:table-cell office:value-type="float" office:value="3.08476">
                <text:p>3.084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.5711">
                <text:p>10.5711</text:p>
              </table:table-cell>
              <table:table-cell office:value-type="float" office:value="1.25914">
                <text:p>1.25914</text:p>
              </table:table-cell>
              <table:table-cell office:value-type="float" office:value="8.39028">
                <text:p>8.39028</text:p>
              </table:table-cell>
              <table:table-cell office:value-type="float" office:value="2.04975">
                <text:p>2.04975</text:p>
              </table:table-cell>
              <table:table-cell office:value-type="float" office:value="7.32959">
                <text:p>7.32959</text:p>
              </table:table-cell>
              <table:table-cell office:value-type="float" office:value="2.70145">
                <text:p>2.70145</text:p>
              </table:table-cell>
              <table:table-cell office:value-type="float" office:value="6.65937">
                <text:p>6.65937</text:p>
              </table:table-cell>
              <table:table-cell office:value-type="float" office:value="2.85083">
                <text:p>2.850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.5941">
                <text:p>10.5941</text:p>
              </table:table-cell>
              <table:table-cell office:value-type="float" office:value="1.11281">
                <text:p>1.11281</text:p>
              </table:table-cell>
              <table:table-cell office:value-type="float" office:value="8.40852">
                <text:p>8.40852</text:p>
              </table:table-cell>
              <table:table-cell office:value-type="float" office:value="1.66561">
                <text:p>1.66561</text:p>
              </table:table-cell>
              <table:table-cell office:value-type="float" office:value="7.34552">
                <text:p>7.34552</text:p>
              </table:table-cell>
              <table:table-cell office:value-type="float" office:value="1.96487">
                <text:p>1.96487</text:p>
              </table:table-cell>
              <table:table-cell office:value-type="float" office:value="6.67385">
                <text:p>6.67385</text:p>
              </table:table-cell>
              <table:table-cell office:value-type="float" office:value="1.97834">
                <text:p>1.978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.6171">
                <text:p>10.6171</text:p>
              </table:table-cell>
              <table:table-cell office:value-type="float" office:value="1.05366">
                <text:p>1.05366</text:p>
              </table:table-cell>
              <table:table-cell office:value-type="float" office:value="8.42676">
                <text:p>8.42676</text:p>
              </table:table-cell>
              <table:table-cell office:value-type="float" office:value="1.25089">
                <text:p>1.25089</text:p>
              </table:table-cell>
              <table:table-cell office:value-type="float" office:value="7.36145">
                <text:p>7.36145</text:p>
              </table:table-cell>
              <table:table-cell office:value-type="float" office:value="1.16268">
                <text:p>1.16268</text:p>
              </table:table-cell>
              <table:table-cell office:value-type="float" office:value="6.68833">
                <text:p>6.68833</text:p>
              </table:table-cell>
              <table:table-cell office:value-type="float" office:value="1.10512">
                <text:p>1.105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.64">
                <text:p>10.64</text:p>
              </table:table-cell>
              <table:table-cell office:value-type="float" office:value="1.04097">
                <text:p>1.04097</text:p>
              </table:table-cell>
              <table:table-cell office:value-type="float" office:value="8.445">
                <text:p>8.445</text:p>
              </table:table-cell>
              <table:table-cell office:value-type="float" office:value="0.851873">
                <text:p>0.851873</text:p>
              </table:table-cell>
              <table:table-cell office:value-type="float" office:value="7.37739">
                <text:p>7.37739</text:p>
              </table:table-cell>
              <table:table-cell office:value-type="float" office:value="0.557882">
                <text:p>0.557882</text:p>
              </table:table-cell>
              <table:table-cell office:value-type="float" office:value="6.7028">
                <text:p>6.7028</text:p>
              </table:table-cell>
              <table:table-cell office:value-type="float" office:value="0.492583">
                <text:p>0.49258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663">
                <text:p>10.663</text:p>
              </table:table-cell>
              <table:table-cell office:value-type="float" office:value="1.04615">
                <text:p>1.04615</text:p>
              </table:table-cell>
              <table:table-cell office:value-type="float" office:value="8.46324">
                <text:p>8.46324</text:p>
              </table:table-cell>
              <table:table-cell office:value-type="float" office:value="0.513839">
                <text:p>0.513839</text:p>
              </table:table-cell>
              <table:table-cell office:value-type="float" office:value="7.39332">
                <text:p>7.39332</text:p>
              </table:table-cell>
              <table:table-cell office:value-type="float" office:value="0.217745">
                <text:p>0.217745</text:p>
              </table:table-cell>
              <table:table-cell office:value-type="float" office:value="6.71728">
                <text:p>6.71728</text:p>
              </table:table-cell>
              <table:table-cell office:value-type="float" office:value="0.174503">
                <text:p>0.1745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.686">
                <text:p>10.686</text:p>
              </table:table-cell>
              <table:table-cell office:value-type="float" office:value="1.05973">
                <text:p>1.05973</text:p>
              </table:table-cell>
              <table:table-cell office:value-type="float" office:value="8.48148">
                <text:p>8.48148</text:p>
              </table:table-cell>
              <table:table-cell office:value-type="float" office:value="0.276369">
                <text:p>0.276369</text:p>
              </table:table-cell>
              <table:table-cell office:value-type="float" office:value="7.40926">
                <text:p>7.40926</text:p>
              </table:table-cell>
              <table:table-cell office:value-type="float" office:value="0.0684004">
                <text:p>0.0684004</text:p>
              </table:table-cell>
              <table:table-cell office:value-type="float" office:value="6.73176">
                <text:p>6.73176</text:p>
              </table:table-cell>
              <table:table-cell office:value-type="float" office:value="0.0476012">
                <text:p>0.04760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709">
                <text:p>10.709</text:p>
              </table:table-cell>
              <table:table-cell office:value-type="float" office:value="1.09077">
                <text:p>1.09077</text:p>
              </table:table-cell>
              <table:table-cell office:value-type="float" office:value="8.49972">
                <text:p>8.49972</text:p>
              </table:table-cell>
              <table:table-cell office:value-type="float" office:value="0.138462">
                <text:p>0.138462</text:p>
              </table:table-cell>
              <table:table-cell office:value-type="float" office:value="7.42519">
                <text:p>7.42519</text:p>
              </table:table-cell>
              <table:table-cell office:value-type="float" office:value="0.01894">
                <text:p>0.01894</text:p>
              </table:table-cell>
              <table:table-cell office:value-type="float" office:value="6.74623">
                <text:p>6.74623</text:p>
              </table:table-cell>
              <table:table-cell office:value-type="float" office:value="0.0109156">
                <text:p>0.01091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732">
                <text:p>10.732</text:p>
              </table:table-cell>
              <table:table-cell office:value-type="float" office:value="1.11546">
                <text:p>1.11546</text:p>
              </table:table-cell>
              <table:table-cell office:value-type="float" office:value="8.51796">
                <text:p>8.51796</text:p>
              </table:table-cell>
              <table:table-cell office:value-type="float" office:value="0.0699367">
                <text:p>0.0699367</text:p>
              </table:table-cell>
              <table:table-cell office:value-type="float" office:value="7.44112">
                <text:p>7.44112</text:p>
              </table:table-cell>
              <table:table-cell office:value-type="float" office:value="0.00458255">
                <text:p>0.00458255</text:p>
              </table:table-cell>
              <table:table-cell office:value-type="float" office:value="6.76071">
                <text:p>6.76071</text:p>
              </table:table-cell>
              <table:table-cell office:value-type="float" office:value="0.00195052">
                <text:p>0.001950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7549">
                <text:p>10.7549</text:p>
              </table:table-cell>
              <table:table-cell office:value-type="float" office:value="1.15837">
                <text:p>1.15837</text:p>
              </table:table-cell>
              <table:table-cell office:value-type="float" office:value="8.5362">
                <text:p>8.5362</text:p>
              </table:table-cell>
              <table:table-cell office:value-type="float" office:value="0.0458697">
                <text:p>0.0458697</text:p>
              </table:table-cell>
              <table:table-cell office:value-type="float" office:value="7.45706">
                <text:p>7.45706</text:p>
              </table:table-cell>
              <table:table-cell office:value-type="float" office:value="0.000982796">
                <text:p>0.000982796</text:p>
              </table:table-cell>
              <table:table-cell office:value-type="float" office:value="6.77519">
                <text:p>6.77519</text:p>
              </table:table-cell>
              <table:table-cell office:value-type="float" office:value="0.000584998">
                <text:p>0.0005849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7779">
                <text:p>10.7779</text:p>
              </table:table-cell>
              <table:table-cell office:value-type="float" office:value="1.2114">
                <text:p>1.2114</text:p>
              </table:table-cell>
              <table:table-cell office:value-type="float" office:value="8.55444">
                <text:p>8.55444</text:p>
              </table:table-cell>
              <table:table-cell office:value-type="float" office:value="0.0670581">
                <text:p>0.0670581</text:p>
              </table:table-cell>
              <table:table-cell office:value-type="float" office:value="7.47299">
                <text:p>7.47299</text:p>
              </table:table-cell>
              <table:table-cell office:value-type="float" office:value="0.00212032">
                <text:p>0.00212032</text:p>
              </table:table-cell>
              <table:table-cell office:value-type="float" office:value="6.78966">
                <text:p>6.78966</text:p>
              </table:table-cell>
              <table:table-cell office:value-type="float" office:value="0.00148539">
                <text:p>0.001485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.8009">
                <text:p>10.8009</text:p>
              </table:table-cell>
              <table:table-cell office:value-type="float" office:value="1.27936">
                <text:p>1.27936</text:p>
              </table:table-cell>
              <table:table-cell office:value-type="float" office:value="8.57268">
                <text:p>8.57268</text:p>
              </table:table-cell>
              <table:table-cell office:value-type="float" office:value="0.145129">
                <text:p>0.145129</text:p>
              </table:table-cell>
              <table:table-cell office:value-type="float" office:value="7.48893">
                <text:p>7.48893</text:p>
              </table:table-cell>
              <table:table-cell office:value-type="float" office:value="0.00966329">
                <text:p>0.00966329</text:p>
              </table:table-cell>
              <table:table-cell office:value-type="float" office:value="6.80414">
                <text:p>6.80414</text:p>
              </table:table-cell>
              <table:table-cell office:value-type="float" office:value="0.00770279">
                <text:p>0.007702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.8239">
                <text:p>10.8239</text:p>
              </table:table-cell>
              <table:table-cell office:value-type="float" office:value="1.35347">
                <text:p>1.35347</text:p>
              </table:table-cell>
              <table:table-cell office:value-type="float" office:value="8.59092">
                <text:p>8.59092</text:p>
              </table:table-cell>
              <table:table-cell office:value-type="float" office:value="0.326125">
                <text:p>0.326125</text:p>
              </table:table-cell>
              <table:table-cell office:value-type="float" office:value="7.50486">
                <text:p>7.50486</text:p>
              </table:table-cell>
              <table:table-cell office:value-type="float" office:value="0.0424167">
                <text:p>0.0424167</text:p>
              </table:table-cell>
              <table:table-cell office:value-type="float" office:value="6.81862">
                <text:p>6.81862</text:p>
              </table:table-cell>
              <table:table-cell office:value-type="float" office:value="0.0343943">
                <text:p>0.03439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.8469">
                <text:p>10.8469</text:p>
              </table:table-cell>
              <table:table-cell office:value-type="float" office:value="1.44336">
                <text:p>1.44336</text:p>
              </table:table-cell>
              <table:table-cell office:value-type="float" office:value="8.60916">
                <text:p>8.60916</text:p>
              </table:table-cell>
              <table:table-cell office:value-type="float" office:value="0.676945">
                <text:p>0.676945</text:p>
              </table:table-cell>
              <table:table-cell office:value-type="float" office:value="7.52079">
                <text:p>7.52079</text:p>
              </table:table-cell>
              <table:table-cell office:value-type="float" office:value="0.153955">
                <text:p>0.153955</text:p>
              </table:table-cell>
              <table:table-cell office:value-type="float" office:value="6.83309">
                <text:p>6.83309</text:p>
              </table:table-cell>
              <table:table-cell office:value-type="float" office:value="0.129259">
                <text:p>0.1292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.8698">
                <text:p>10.8698</text:p>
              </table:table-cell>
              <table:table-cell office:value-type="float" office:value="1.55468">
                <text:p>1.55468</text:p>
              </table:table-cell>
              <table:table-cell office:value-type="float" office:value="8.6274">
                <text:p>8.6274</text:p>
              </table:table-cell>
              <table:table-cell office:value-type="float" office:value="1.23814">
                <text:p>1.23814</text:p>
              </table:table-cell>
              <table:table-cell office:value-type="float" office:value="7.53673">
                <text:p>7.53673</text:p>
              </table:table-cell>
              <table:table-cell office:value-type="float" office:value="0.487421">
                <text:p>0.487421</text:p>
              </table:table-cell>
              <table:table-cell office:value-type="float" office:value="6.84757">
                <text:p>6.84757</text:p>
              </table:table-cell>
              <table:table-cell office:value-type="float" office:value="0.414196">
                <text:p>0.4141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.8928">
                <text:p>10.8928</text:p>
              </table:table-cell>
              <table:table-cell office:value-type="float" office:value="1.67338">
                <text:p>1.67338</text:p>
              </table:table-cell>
              <table:table-cell office:value-type="float" office:value="8.64564">
                <text:p>8.64564</text:p>
              </table:table-cell>
              <table:table-cell office:value-type="float" office:value="2.06798">
                <text:p>2.06798</text:p>
              </table:table-cell>
              <table:table-cell office:value-type="float" office:value="7.55266">
                <text:p>7.55266</text:p>
              </table:table-cell>
              <table:table-cell office:value-type="float" office:value="1.26451">
                <text:p>1.26451</text:p>
              </table:table-cell>
              <table:table-cell office:value-type="float" office:value="6.86205">
                <text:p>6.86205</text:p>
              </table:table-cell>
              <table:table-cell office:value-type="float" office:value="1.13718">
                <text:p>1.137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.9158">
                <text:p>10.9158</text:p>
              </table:table-cell>
              <table:table-cell office:value-type="float" office:value="1.84004">
                <text:p>1.84004</text:p>
              </table:table-cell>
              <table:table-cell office:value-type="float" office:value="8.66388">
                <text:p>8.66388</text:p>
              </table:table-cell>
              <table:table-cell office:value-type="float" office:value="3.12596">
                <text:p>3.12596</text:p>
              </table:table-cell>
              <table:table-cell office:value-type="float" office:value="7.56859">
                <text:p>7.56859</text:p>
              </table:table-cell>
              <table:table-cell office:value-type="float" office:value="2.71074">
                <text:p>2.71074</text:p>
              </table:table-cell>
              <table:table-cell office:value-type="float" office:value="6.87652">
                <text:p>6.87652</text:p>
              </table:table-cell>
              <table:table-cell office:value-type="float" office:value="2.57342">
                <text:p>2.573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.9388">
                <text:p>10.9388</text:p>
              </table:table-cell>
              <table:table-cell office:value-type="float" office:value="2.06529">
                <text:p>2.06529</text:p>
              </table:table-cell>
              <table:table-cell office:value-type="float" office:value="8.68212">
                <text:p>8.68212</text:p>
              </table:table-cell>
              <table:table-cell office:value-type="float" office:value="4.26898">
                <text:p>4.26898</text:p>
              </table:table-cell>
              <table:table-cell office:value-type="float" office:value="7.58453">
                <text:p>7.58453</text:p>
              </table:table-cell>
              <table:table-cell office:value-type="float" office:value="4.7524">
                <text:p>4.7524</text:p>
              </table:table-cell>
              <table:table-cell office:value-type="float" office:value="6.891">
                <text:p>6.891</text:p>
              </table:table-cell>
              <table:table-cell office:value-type="float" office:value="4.76581">
                <text:p>4.7658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.9618">
                <text:p>10.9618</text:p>
              </table:table-cell>
              <table:table-cell office:value-type="float" office:value="2.43258">
                <text:p>2.43258</text:p>
              </table:table-cell>
              <table:table-cell office:value-type="float" office:value="8.70036">
                <text:p>8.70036</text:p>
              </table:table-cell>
              <table:table-cell office:value-type="float" office:value="5.34304">
                <text:p>5.34304</text:p>
              </table:table-cell>
              <table:table-cell office:value-type="float" office:value="7.60046">
                <text:p>7.60046</text:p>
              </table:table-cell>
              <table:table-cell office:value-type="float" office:value="6.82851">
                <text:p>6.82851</text:p>
              </table:table-cell>
              <table:table-cell office:value-type="float" office:value="6.90548">
                <text:p>6.90548</text:p>
              </table:table-cell>
              <table:table-cell office:value-type="float" office:value="7.06343">
                <text:p>7.0634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.9847">
                <text:p>10.9847</text:p>
              </table:table-cell>
              <table:table-cell office:value-type="float" office:value="3.09644">
                <text:p>3.09644</text:p>
              </table:table-cell>
              <table:table-cell office:value-type="float" office:value="8.7186">
                <text:p>8.7186</text:p>
              </table:table-cell>
              <table:table-cell office:value-type="float" office:value="6.15808">
                <text:p>6.15808</text:p>
              </table:table-cell>
              <table:table-cell office:value-type="float" office:value="7.6164">
                <text:p>7.6164</text:p>
              </table:table-cell>
              <table:table-cell office:value-type="float" office:value="8.04403">
                <text:p>8.04403</text:p>
              </table:table-cell>
              <table:table-cell office:value-type="float" office:value="6.91996">
                <text:p>6.91996</text:p>
              </table:table-cell>
              <table:table-cell office:value-type="float" office:value="8.30641">
                <text:p>8.306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.0077">
                <text:p>11.0077</text:p>
              </table:table-cell>
              <table:table-cell office:value-type="float" office:value="2.42107">
                <text:p>2.42107</text:p>
              </table:table-cell>
              <table:table-cell office:value-type="float" office:value="8.73684">
                <text:p>8.73684</text:p>
              </table:table-cell>
              <table:table-cell office:value-type="float" office:value="5.38561">
                <text:p>5.38561</text:p>
              </table:table-cell>
              <table:table-cell office:value-type="float" office:value="7.63233">
                <text:p>7.63233</text:p>
              </table:table-cell>
              <table:table-cell office:value-type="float" office:value="6.92345">
                <text:p>6.92345</text:p>
              </table:table-cell>
              <table:table-cell office:value-type="float" office:value="6.93443">
                <text:p>6.93443</text:p>
              </table:table-cell>
              <table:table-cell office:value-type="float" office:value="7.12914">
                <text:p>7.129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.0307">
                <text:p>11.0307</text:p>
              </table:table-cell>
              <table:table-cell office:value-type="float" office:value="1.99723">
                <text:p>1.99723</text:p>
              </table:table-cell>
              <table:table-cell office:value-type="float" office:value="8.75508">
                <text:p>8.75508</text:p>
              </table:table-cell>
              <table:table-cell office:value-type="float" office:value="4.31969">
                <text:p>4.31969</text:p>
              </table:table-cell>
              <table:table-cell office:value-type="float" office:value="7.64826">
                <text:p>7.64826</text:p>
              </table:table-cell>
              <table:table-cell office:value-type="float" office:value="4.84681">
                <text:p>4.84681</text:p>
              </table:table-cell>
              <table:table-cell office:value-type="float" office:value="6.94891">
                <text:p>6.94891</text:p>
              </table:table-cell>
              <table:table-cell office:value-type="float" office:value="4.85475">
                <text:p>4.854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.0537">
                <text:p>11.0537</text:p>
              </table:table-cell>
              <table:table-cell office:value-type="float" office:value="1.7359">
                <text:p>1.7359</text:p>
              </table:table-cell>
              <table:table-cell office:value-type="float" office:value="8.77332">
                <text:p>8.77332</text:p>
              </table:table-cell>
              <table:table-cell office:value-type="float" office:value="3.17807">
                <text:p>3.17807</text:p>
              </table:table-cell>
              <table:table-cell office:value-type="float" office:value="7.6642">
                <text:p>7.6642</text:p>
              </table:table-cell>
              <table:table-cell office:value-type="float" office:value="2.81039">
                <text:p>2.81039</text:p>
              </table:table-cell>
              <table:table-cell office:value-type="float" office:value="6.96339">
                <text:p>6.96339</text:p>
              </table:table-cell>
              <table:table-cell office:value-type="float" office:value="2.68534">
                <text:p>2.685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.0767">
                <text:p>11.0767</text:p>
              </table:table-cell>
              <table:table-cell office:value-type="float" office:value="1.53679">
                <text:p>1.53679</text:p>
              </table:table-cell>
              <table:table-cell office:value-type="float" office:value="8.79156">
                <text:p>8.79156</text:p>
              </table:table-cell>
              <table:table-cell office:value-type="float" office:value="2.09775">
                <text:p>2.09775</text:p>
              </table:table-cell>
              <table:table-cell office:value-type="float" office:value="7.68013">
                <text:p>7.68013</text:p>
              </table:table-cell>
              <table:table-cell office:value-type="float" office:value="1.32319">
                <text:p>1.32319</text:p>
              </table:table-cell>
              <table:table-cell office:value-type="float" office:value="6.97786">
                <text:p>6.97786</text:p>
              </table:table-cell>
              <table:table-cell office:value-type="float" office:value="1.20066">
                <text:p>1.200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.0996">
                <text:p>11.0996</text:p>
              </table:table-cell>
              <table:table-cell office:value-type="float" office:value="1.38296">
                <text:p>1.38296</text:p>
              </table:table-cell>
              <table:table-cell office:value-type="float" office:value="8.8098">
                <text:p>8.8098</text:p>
              </table:table-cell>
              <table:table-cell office:value-type="float" office:value="1.2616">
                <text:p>1.2616</text:p>
              </table:table-cell>
              <table:table-cell office:value-type="float" office:value="7.69607">
                <text:p>7.69607</text:p>
              </table:table-cell>
              <table:table-cell office:value-type="float" office:value="0.510116">
                <text:p>0.510116</text:p>
              </table:table-cell>
              <table:table-cell office:value-type="float" office:value="6.99234">
                <text:p>6.99234</text:p>
              </table:table-cell>
              <table:table-cell office:value-type="float" office:value="0.443056">
                <text:p>0.4430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.1226">
                <text:p>11.1226</text:p>
              </table:table-cell>
              <table:table-cell office:value-type="float" office:value="1.24838">
                <text:p>1.24838</text:p>
              </table:table-cell>
              <table:table-cell office:value-type="float" office:value="8.82804">
                <text:p>8.82804</text:p>
              </table:table-cell>
              <table:table-cell office:value-type="float" office:value="0.66874">
                <text:p>0.66874</text:p>
              </table:table-cell>
              <table:table-cell office:value-type="float" office:value="7.712">
                <text:p>7.712</text:p>
              </table:table-cell>
              <table:table-cell office:value-type="float" office:value="0.161435">
                <text:p>0.161435</text:p>
              </table:table-cell>
              <table:table-cell office:value-type="float" office:value="7.00682">
                <text:p>7.00682</text:p>
              </table:table-cell>
              <table:table-cell office:value-type="float" office:value="0.135187">
                <text:p>0.1351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.1456">
                <text:p>11.1456</text:p>
              </table:table-cell>
              <table:table-cell office:value-type="float" office:value="1.13137">
                <text:p>1.13137</text:p>
              </table:table-cell>
              <table:table-cell office:value-type="float" office:value="8.84628">
                <text:p>8.84628</text:p>
              </table:table-cell>
              <table:table-cell office:value-type="float" office:value="0.335555">
                <text:p>0.335555</text:p>
              </table:table-cell>
              <table:table-cell office:value-type="float" office:value="7.72793">
                <text:p>7.72793</text:p>
              </table:table-cell>
              <table:table-cell office:value-type="float" office:value="0.0428194">
                <text:p>0.0428194</text:p>
              </table:table-cell>
              <table:table-cell office:value-type="float" office:value="7.02129">
                <text:p>7.02129</text:p>
              </table:table-cell>
              <table:table-cell office:value-type="float" office:value="0.0357218">
                <text:p>0.035721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.1686">
                <text:p>11.1686</text:p>
              </table:table-cell>
              <table:table-cell office:value-type="float" office:value="1.0218">
                <text:p>1.0218</text:p>
              </table:table-cell>
              <table:table-cell office:value-type="float" office:value="8.86452">
                <text:p>8.86452</text:p>
              </table:table-cell>
              <table:table-cell office:value-type="float" office:value="0.14799">
                <text:p>0.14799</text:p>
              </table:table-cell>
              <table:table-cell office:value-type="float" office:value="7.74387">
                <text:p>7.74387</text:p>
              </table:table-cell>
              <table:table-cell office:value-type="float" office:value="0.0102581">
                <text:p>0.0102581</text:p>
              </table:table-cell>
              <table:table-cell office:value-type="float" office:value="7.03577">
                <text:p>7.03577</text:p>
              </table:table-cell>
              <table:table-cell office:value-type="float" office:value="0.0073667">
                <text:p>0.00736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.1916">
                <text:p>11.1916</text:p>
              </table:table-cell>
              <table:table-cell office:value-type="float" office:value="0.932441">
                <text:p>0.932441</text:p>
              </table:table-cell>
              <table:table-cell office:value-type="float" office:value="8.88276">
                <text:p>8.88276</text:p>
              </table:table-cell>
              <table:table-cell office:value-type="float" office:value="0.0605881">
                <text:p>0.0605881</text:p>
              </table:table-cell>
              <table:table-cell office:value-type="float" office:value="7.7598">
                <text:p>7.7598</text:p>
              </table:table-cell>
              <table:table-cell office:value-type="float" office:value="0.0017828">
                <text:p>0.0017828</text:p>
              </table:table-cell>
              <table:table-cell office:value-type="float" office:value="7.05025">
                <text:p>7.05025</text:p>
              </table:table-cell>
              <table:table-cell office:value-type="float" office:value="0.00143704">
                <text:p>0.001437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.2146">
                <text:p>11.2146</text:p>
              </table:table-cell>
              <table:table-cell office:value-type="float" office:value="0.840704">
                <text:p>0.840704</text:p>
              </table:table-cell>
              <table:table-cell office:value-type="float" office:value="8.90099">
                <text:p>8.90099</text:p>
              </table:table-cell>
              <table:table-cell office:value-type="float" office:value="0.0226618">
                <text:p>0.0226618</text:p>
              </table:table-cell>
              <table:table-cell office:value-type="float" office:value="7.77574">
                <text:p>7.77574</text:p>
              </table:table-cell>
              <table:table-cell office:value-type="float" office:value="0.000247494">
                <text:p>0.000247494</text:p>
              </table:table-cell>
              <table:table-cell office:value-type="float" office:value="7.06472">
                <text:p>7.06472</text:p>
              </table:table-cell>
              <table:table-cell office:value-type="float" office:value="0.000242113">
                <text:p>0.0002421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.2375">
                <text:p>11.2375</text:p>
              </table:table-cell>
              <table:table-cell office:value-type="float" office:value="0.763292">
                <text:p>0.763292</text:p>
              </table:table-cell>
              <table:table-cell office:value-type="float" office:value="8.91923">
                <text:p>8.91923</text:p>
              </table:table-cell>
              <table:table-cell office:value-type="float" office:value="0.00814464">
                <text:p>0.00814464</text:p>
              </table:table-cell>
              <table:table-cell office:value-type="float" office:value="7.79167">
                <text:p>7.79167</text:p>
              </table:table-cell>
              <table:table-cell office:value-type="float" office:value="0.0000321499">
                <text:p>0.0000321499</text:p>
              </table:table-cell>
              <table:table-cell office:value-type="float" office:value="7.0792">
                <text:p>7.0792</text:p>
              </table:table-cell>
              <table:table-cell office:value-type="float" office:value="0.0000482248">
                <text:p>0.00004822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.2605">
                <text:p>11.2605</text:p>
              </table:table-cell>
              <table:table-cell office:value-type="float" office:value="0.694482">
                <text:p>0.694482</text:p>
              </table:table-cell>
              <table:table-cell office:value-type="float" office:value="8.93747">
                <text:p>8.93747</text:p>
              </table:table-cell>
              <table:table-cell office:value-type="float" office:value="0.002839">
                <text:p>0.002839</text:p>
              </table:table-cell>
              <table:table-cell office:value-type="float" office:value="7.8076">
                <text:p>7.8076</text:p>
              </table:table-cell>
              <table:table-cell office:value-type="float" office:value="0">
                <text:p>0</text:p>
              </table:table-cell>
              <table:table-cell office:value-type="float" office:value="7.09368">
                <text:p>7.09368</text:p>
              </table:table-cell>
              <table:table-cell office:value-type="float" office:value="0.0000106729">
                <text:p>0.00001067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.2835">
                <text:p>11.2835</text:p>
              </table:table-cell>
              <table:table-cell office:value-type="float" office:value="0.631573">
                <text:p>0.631573</text:p>
              </table:table-cell>
              <table:table-cell office:value-type="float" office:value="8.95571">
                <text:p>8.95571</text:p>
              </table:table-cell>
              <table:table-cell office:value-type="float" office:value="0.0011161">
                <text:p>0.0011161</text:p>
              </table:table-cell>
              <table:table-cell office:value-type="float" office:value="7.82354">
                <text:p>7.82354</text:p>
              </table:table-cell>
              <table:table-cell office:value-type="float" office:value="0">
                <text:p>0</text:p>
              </table:table-cell>
              <table:table-cell office:value-type="float" office:value="7.10815">
                <text:p>7.10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.3065">
                <text:p>11.3065</text:p>
              </table:table-cell>
              <table:table-cell office:value-type="float" office:value="0.573922">
                <text:p>0.573922</text:p>
              </table:table-cell>
              <table:table-cell office:value-type="float" office:value="8.97395">
                <text:p>8.97395</text:p>
              </table:table-cell>
              <table:table-cell office:value-type="float" office:value="0.000269952">
                <text:p>0.000269952</text:p>
              </table:table-cell>
              <table:table-cell office:value-type="float" office:value="7.83947">
                <text:p>7.83947</text:p>
              </table:table-cell>
              <table:table-cell office:value-type="float" office:value="0">
                <text:p>0</text:p>
              </table:table-cell>
              <table:table-cell office:value-type="float" office:value="7.12263">
                <text:p>7.12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.3295">
                <text:p>11.3295</text:p>
              </table:table-cell>
              <table:table-cell office:value-type="float" office:value="0.530799">
                <text:p>0.530799</text:p>
              </table:table-cell>
              <table:table-cell office:value-type="float" office:value="8.99219">
                <text:p>8.99219</text:p>
              </table:table-cell>
              <table:table-cell office:value-type="float" office:value="0.0000527172">
                <text:p>0.0000527172</text:p>
              </table:table-cell>
              <table:table-cell office:value-type="float" office:value="7.8554">
                <text:p>7.8554</text:p>
              </table:table-cell>
              <table:table-cell office:value-type="float" office:value="0">
                <text:p>0</text:p>
              </table:table-cell>
              <table:table-cell office:value-type="float" office:value="7.13711">
                <text:p>7.13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.3524">
                <text:p>11.3524</text:p>
              </table:table-cell>
              <table:table-cell office:value-type="float" office:value="0.496015">
                <text:p>0.496015</text:p>
              </table:table-cell>
              <table:table-cell office:value-type="float" office:value="9.01043">
                <text:p>9.01043</text:p>
              </table:table-cell>
              <table:table-cell office:value-type="float" office:value="0.0000105008">
                <text:p>0.0000105008</text:p>
              </table:table-cell>
              <table:table-cell office:value-type="float" office:value="7.87134">
                <text:p>7.87134</text:p>
              </table:table-cell>
              <table:table-cell office:value-type="float" office:value="0">
                <text:p>0</text:p>
              </table:table-cell>
              <table:table-cell office:value-type="float" office:value="7.15159">
                <text:p>7.15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.3754">
                <text:p>11.3754</text:p>
              </table:table-cell>
              <table:table-cell office:value-type="float" office:value="0.468348">
                <text:p>0.468348</text:p>
              </table:table-cell>
              <table:table-cell office:value-type="float" office:value="9.02867">
                <text:p>9.02867</text:p>
              </table:table-cell>
              <table:table-cell office:value-type="float" office:value="0.0000104584">
                <text:p>0.0000104584</text:p>
              </table:table-cell>
              <table:table-cell office:value-type="float" office:value="7.88727">
                <text:p>7.88727</text:p>
              </table:table-cell>
              <table:table-cell office:value-type="float" office:value="0">
                <text:p>0</text:p>
              </table:table-cell>
              <table:table-cell office:value-type="float" office:value="7.16606">
                <text:p>7.16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.3984">
                <text:p>11.3984</text:p>
              </table:table-cell>
              <table:table-cell office:value-type="float" office:value="0.453832">
                <text:p>0.453832</text:p>
              </table:table-cell>
              <table:table-cell office:value-type="float" office:value="9.04691">
                <text:p>9.04691</text:p>
              </table:table-cell>
              <table:table-cell office:value-type="float" office:value="0.0000104163">
                <text:p>0.0000104163</text:p>
              </table:table-cell>
              <table:table-cell office:value-type="float" office:value="7.90321">
                <text:p>7.90321</text:p>
              </table:table-cell>
              <table:table-cell office:value-type="float" office:value="0">
                <text:p>0</text:p>
              </table:table-cell>
              <table:table-cell office:value-type="float" office:value="7.18054">
                <text:p>7.18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.4214">
                <text:p>11.4214</text:p>
              </table:table-cell>
              <table:table-cell office:value-type="float" office:value="0.438147">
                <text:p>0.438147</text:p>
              </table:table-cell>
              <table:table-cell office:value-type="float" office:value="9.06515">
                <text:p>9.06515</text:p>
              </table:table-cell>
              <table:table-cell office:value-type="float" office:value="0.000051872">
                <text:p>0.000051872</text:p>
              </table:table-cell>
              <table:table-cell office:value-type="float" office:value="7.91914">
                <text:p>7.91914</text:p>
              </table:table-cell>
              <table:table-cell office:value-type="float" office:value="0">
                <text:p>0</text:p>
              </table:table-cell>
              <table:table-cell office:value-type="float" office:value="7.19502">
                <text:p>7.19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.4444">
                <text:p>11.4444</text:p>
              </table:table-cell>
              <table:table-cell office:value-type="float" office:value="0.436622">
                <text:p>0.436622</text:p>
              </table:table-cell>
              <table:table-cell office:value-type="float" office:value="9.08339">
                <text:p>9.08339</text:p>
              </table:table-cell>
              <table:table-cell office:value-type="float" office:value="0.0000516639">
                <text:p>0.0000516639</text:p>
              </table:table-cell>
              <table:table-cell office:value-type="float" office:value="7.93507">
                <text:p>7.93507</text:p>
              </table:table-cell>
              <table:table-cell office:value-type="float" office:value="0">
                <text:p>0</text:p>
              </table:table-cell>
              <table:table-cell office:value-type="float" office:value="7.20949">
                <text:p>7.20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.4673">
                <text:p>11.4673</text:p>
              </table:table-cell>
              <table:table-cell office:value-type="float" office:value="0.438471">
                <text:p>0.438471</text:p>
              </table:table-cell>
              <table:table-cell office:value-type="float" office:value="9.10163">
                <text:p>9.10163</text:p>
              </table:table-cell>
              <table:table-cell office:value-type="float" office:value="0.00014408">
                <text:p>0.00014408</text:p>
              </table:table-cell>
              <table:table-cell office:value-type="float" office:value="7.95101">
                <text:p>7.95101</text:p>
              </table:table-cell>
              <table:table-cell office:value-type="float" office:value="0">
                <text:p>0</text:p>
              </table:table-cell>
              <table:table-cell office:value-type="float" office:value="7.22397">
                <text:p>7.2239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